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MCTS with correct reward function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1119.85457987899" calcext:value-type="float">
            <text:p>1119.854579879</text:p>
          </table:table-cell>
          <table:table-cell office:value-type="float" office:value="1124.20643996957" calcext:value-type="float">
            <text:p>1124.2064399696</text:p>
          </table:table-cell>
          <table:table-cell office:value-type="float" office:value="1120.88137356675" calcext:value-type="float">
            <text:p>1120.8813735668</text:p>
          </table:table-cell>
          <table:table-cell office:value-type="float" office:value="1119.54851417515" calcext:value-type="float">
            <text:p>1119.5485141752</text:p>
          </table:table-cell>
          <table:table-cell office:value-type="float" office:value="1106.86420684037" calcext:value-type="float">
            <text:p>1106.8642068404</text:p>
          </table:table-cell>
          <table:table-cell office:value-type="float" office:value="1115.38062577304" calcext:value-type="float">
            <text:p>1115.380625773</text:p>
          </table:table-cell>
          <table:table-cell office:value-type="float" office:value="1081.9829254516" calcext:value-type="float">
            <text:p>1081.9829254516</text:p>
          </table:table-cell>
          <table:table-cell office:value-type="float" office:value="1099.63230130306" calcext:value-type="float">
            <text:p>1099.6323013031</text:p>
          </table:table-cell>
          <table:table-cell office:value-type="float" office:value="1087.38709267607" calcext:value-type="float">
            <text:p>1087.3870926761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7.78751663311" calcext:value-type="float">
            <text:p>1117.7875166331</text:p>
          </table:table-cell>
          <table:table-cell office:value-type="float" office:value="1106.13462053642" calcext:value-type="float">
            <text:p>1106.1346205364</text:p>
          </table:table-cell>
          <table:table-cell office:value-type="float" office:value="1118.42011912766" calcext:value-type="float">
            <text:p>1118.4201191277</text:p>
          </table:table-cell>
          <table:table-cell office:value-type="float" office:value="1119.76900854268" calcext:value-type="float">
            <text:p>1119.7690085427</text:p>
          </table:table-cell>
          <table:table-cell office:value-type="float" office:value="1089.04282905612" calcext:value-type="float">
            <text:p>1089.0428290561</text:p>
          </table:table-cell>
          <table:table-cell office:value-type="float" office:value="1118.23275471426" calcext:value-type="float">
            <text:p>1118.2327547143</text:p>
          </table:table-cell>
          <table:table-cell office:value-type="float" office:value="1114.85994244453" calcext:value-type="float">
            <text:p>1114.8599424445</text:p>
          </table:table-cell>
          <table:table-cell office:value-type="float" office:value="1116.17105547259" calcext:value-type="float">
            <text:p>1116.1710554726</text:p>
          </table:table-cell>
          <table:table-cell office:value-type="float" office:value="1108.41850070364" calcext:value-type="float">
            <text:p>1108.4185007036</text:p>
          </table:table-cell>
          <table:table-cell office:value-type="float" office:value="1110.13171913966" calcext:value-type="float">
            <text:p>1110.1317191397</text:p>
          </table:table-cell>
          <table:table-cell office:value-type="float" office:value="1100.72454978554" calcext:value-type="float">
            <text:p>1100.7245497855</text:p>
          </table:table-cell>
          <table:table-cell office:value-type="float" office:value="1114.39548363628" calcext:value-type="float">
            <text:p>1114.3954836363</text:p>
          </table:table-cell>
          <table:table-cell office:value-type="float" office:value="1088.62697496613" calcext:value-type="float">
            <text:p>1088.6269749661</text:p>
          </table:table-cell>
          <table:table-cell office:value-type="float" office:value="1119.76961160596" calcext:value-type="float">
            <text:p>1119.769611606</text:p>
          </table:table-cell>
          <table:table-cell office:value-type="float" office:value="1091.33782803677" calcext:value-type="float">
            <text:p>1091.3378280368</text:p>
          </table:table-cell>
          <table:table-cell office:value-type="float" office:value="1113.99833740512" calcext:value-type="float">
            <text:p>1113.9983374051</text:p>
          </table:table-cell>
          <table:table-cell office:value-type="float" office:value="1121.29861051416" calcext:value-type="float">
            <text:p>1121.2986105142</text:p>
          </table:table-cell>
          <table:table-cell office:value-type="float" office:value="1119.98397096134" calcext:value-type="float">
            <text:p>1119.9839709613</text:p>
          </table:table-cell>
          <table:table-cell office:value-type="float" office:value="1107.05943410559" calcext:value-type="float">
            <text:p>1107.0594341056</text:p>
          </table:table-cell>
          <table:table-cell office:value-type="float" office:value="1120.11482593688" calcext:value-type="float">
            <text:p>1120.1148259369</text:p>
          </table:table-cell>
          <table:table-cell office:value-type="float" office:value="1093.09160266541" calcext:value-type="float">
            <text:p>1093.0916026654</text:p>
          </table:table-cell>
          <table:table-cell office:value-type="float" office:value="1072.26556080651" calcext:value-type="float">
            <text:p>1072.2655608065</text:p>
          </table:table-cell>
          <table:table-cell office:value-type="float" office:value="1080.95762273605" calcext:value-type="float">
            <text:p>1080.9576227361</text:p>
          </table:table-cell>
          <table:table-cell office:value-type="float" office:value="1114.23670910133" calcext:value-type="float">
            <text:p>1114.2367091013</text:p>
          </table:table-cell>
          <table:table-cell office:value-type="float" office:value="1093.17650374114" calcext:value-type="float">
            <text:p>1093.1765037411</text:p>
          </table:table-cell>
          <table:table-cell office:value-type="float" office:value="1100.40504018331" calcext:value-type="float">
            <text:p>1100.4050401833</text:p>
          </table:table-cell>
          <table:table-cell office:value-type="float" office:value="1119.66286704831" calcext:value-type="float">
            <text:p>1119.6628670483</text:p>
          </table:table-cell>
          <table:table-cell office:value-type="float" office:value="1122.19773118899" calcext:value-type="float">
            <text:p>1122.197731189</text:p>
          </table:table-cell>
          <table:table-cell office:value-type="float" office:value="1099.27910698223" calcext:value-type="float">
            <text:p>1099.2791069822</text:p>
          </table:table-cell>
          <table:table-cell office:value-type="float" office:value="1092.69235482908" calcext:value-type="float">
            <text:p>1092.6923548291</text:p>
          </table:table-cell>
          <table:table-cell office:value-type="float" office:value="1087.17623013831" calcext:value-type="float">
            <text:p>1087.1762301383</text:p>
          </table:table-cell>
          <table:table-cell office:value-type="float" office:value="1091.63660194891" calcext:value-type="float">
            <text:p>1091.6366019489</text:p>
          </table:table-cell>
          <table:table-cell office:value-type="float" office:value="1096.55847432823" calcext:value-type="float">
            <text:p>1096.5584743282</text:p>
          </table:table-cell>
          <table:table-cell office:value-type="float" office:value="1119.43832371624" calcext:value-type="float">
            <text:p>1119.4383237162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7.86813782222" calcext:value-type="float">
            <text:p>1117.8681378222</text:p>
          </table:table-cell>
          <table:table-cell office:value-type="float" office:value="1117.82218605358" calcext:value-type="float">
            <text:p>1117.8221860536</text:p>
          </table:table-cell>
          <table:table-cell office:value-type="float" office:value="1083.33651638157" calcext:value-type="float">
            <text:p>1083.3365163816</text:p>
          </table:table-cell>
          <table:table-cell office:value-type="float" office:value="1116.74349345661" calcext:value-type="float">
            <text:p>1116.7434934566</text:p>
          </table:table-cell>
          <table:table-cell office:value-type="float" office:value="1107.80214431826" calcext:value-type="float">
            <text:p>1107.8021443183</text:p>
          </table:table-cell>
        </table:table-row>
        <table:table-row table:style-name="ro1">
          <table:table-cell office:value-type="float" office:value="1112.06965893765" calcext:value-type="float">
            <text:p>1112.0696589377</text:p>
          </table:table-cell>
          <table:table-cell office:value-type="float" office:value="1120.12938306731" calcext:value-type="float">
            <text:p>1120.1293830673</text:p>
          </table:table-cell>
          <table:table-cell office:value-type="float" office:value="1107.02398493016" calcext:value-type="float">
            <text:p>1107.0239849302</text:p>
          </table:table-cell>
          <table:table-cell office:value-type="float" office:value="1117.93420197885" calcext:value-type="float">
            <text:p>1117.9342019789</text:p>
          </table:table-cell>
          <table:table-cell office:value-type="float" office:value="1095.14433560067" calcext:value-type="float">
            <text:p>1095.1443356007</text:p>
          </table:table-cell>
          <table:table-cell office:value-type="float" office:value="1110.53195646371" calcext:value-type="float">
            <text:p>1110.5319564637</text:p>
          </table:table-cell>
          <table:table-cell office:value-type="float" office:value="1071.28416942737" calcext:value-type="float">
            <text:p>1071.2841694274</text:p>
          </table:table-cell>
          <table:table-cell office:value-type="float" office:value="1092.19493426529" calcext:value-type="float">
            <text:p>1092.1949342653</text:p>
          </table:table-cell>
          <table:table-cell office:value-type="float" office:value="1073.78166811933" calcext:value-type="float">
            <text:p>1073.7816681193</text:p>
          </table:table-cell>
          <table:table-cell office:value-type="float" office:value="1107.73585917369" calcext:value-type="float">
            <text:p>1107.7358591737</text:p>
          </table:table-cell>
          <table:table-cell office:value-type="float" office:value="1107.29455214825" calcext:value-type="float">
            <text:p>1107.2945521483</text:p>
          </table:table-cell>
          <table:table-cell office:value-type="float" office:value="1084.92215934885" calcext:value-type="float">
            <text:p>1084.9221593489</text:p>
          </table:table-cell>
          <table:table-cell office:value-type="float" office:value="1098.68836139747" calcext:value-type="float">
            <text:p>1098.6883613975</text:p>
          </table:table-cell>
          <table:table-cell office:value-type="float" office:value="1103.40459650812" calcext:value-type="float">
            <text:p>1103.4045965081</text:p>
          </table:table-cell>
          <table:table-cell office:value-type="float" office:value="1048.00294095289" calcext:value-type="float">
            <text:p>1048.0029409529</text:p>
          </table:table-cell>
          <table:table-cell office:value-type="float" office:value="1116.85028040674" calcext:value-type="float">
            <text:p>1116.8502804067</text:p>
          </table:table-cell>
          <table:table-cell office:value-type="float" office:value="1092.27657587565" calcext:value-type="float">
            <text:p>1092.2765758757</text:p>
          </table:table-cell>
          <table:table-cell office:value-type="float" office:value="1096.13967926557" calcext:value-type="float">
            <text:p>1096.1396792656</text:p>
          </table:table-cell>
          <table:table-cell office:value-type="float" office:value="1086.70455724992" calcext:value-type="float">
            <text:p>1086.7045572499</text:p>
          </table:table-cell>
          <table:table-cell office:value-type="float" office:value="1092.94667313863" calcext:value-type="float">
            <text:p>1092.9466731386</text:p>
          </table:table-cell>
          <table:table-cell office:value-type="float" office:value="1080.45363572949" calcext:value-type="float">
            <text:p>1080.4536357295</text:p>
          </table:table-cell>
          <table:table-cell office:value-type="float" office:value="1094.00834379326" calcext:value-type="float">
            <text:p>1094.0083437933</text:p>
          </table:table-cell>
          <table:table-cell office:value-type="float" office:value="1065.75260043469" calcext:value-type="float">
            <text:p>1065.7526004347</text:p>
          </table:table-cell>
          <table:table-cell office:value-type="float" office:value="1112.42751354511" calcext:value-type="float">
            <text:p>1112.4275135451</text:p>
          </table:table-cell>
          <table:table-cell office:value-type="float" office:value="1073.01233839412" calcext:value-type="float">
            <text:p>1073.0123383941</text:p>
          </table:table-cell>
          <table:table-cell office:value-type="float" office:value="1095.39240642756" calcext:value-type="float">
            <text:p>1095.3924064276</text:p>
          </table:table-cell>
          <table:table-cell office:value-type="float" office:value="1071.18197138426" calcext:value-type="float">
            <text:p>1071.1819713843</text:p>
          </table:table-cell>
          <table:table-cell office:value-type="float" office:value="1113.92394666338" calcext:value-type="float">
            <text:p>1113.9239466634</text:p>
          </table:table-cell>
          <table:table-cell office:value-type="float" office:value="1086.63088779319" calcext:value-type="float">
            <text:p>1086.6308877932</text:p>
          </table:table-cell>
          <table:table-cell office:value-type="float" office:value="1098.09017239543" calcext:value-type="float">
            <text:p>1098.0901723954</text:p>
          </table:table-cell>
          <table:table-cell office:value-type="float" office:value="1071.87899532407" calcext:value-type="float">
            <text:p>1071.8789953241</text:p>
          </table:table-cell>
          <table:table-cell office:value-type="float" office:value="1067.97514201273" calcext:value-type="float">
            <text:p>1067.9751420127</text:p>
          </table:table-cell>
          <table:table-cell office:value-type="float" office:value="1064.77160283959" calcext:value-type="float">
            <text:p>1064.7716028396</text:p>
          </table:table-cell>
          <table:table-cell office:value-type="float" office:value="1104.69581635728" calcext:value-type="float">
            <text:p>1104.6958163573</text:p>
          </table:table-cell>
          <table:table-cell office:value-type="float" office:value="1095.97376139056" calcext:value-type="float">
            <text:p>1095.9737613906</text:p>
          </table:table-cell>
          <table:table-cell office:value-type="float" office:value="1096.58536803213" calcext:value-type="float">
            <text:p>1096.5853680321</text:p>
          </table:table-cell>
          <table:table-cell office:value-type="float" office:value="1103.05921230245" calcext:value-type="float">
            <text:p>1103.0592123025</text:p>
          </table:table-cell>
          <table:table-cell office:value-type="float" office:value="1116.42611709787" calcext:value-type="float">
            <text:p>1116.4261170979</text:p>
          </table:table-cell>
          <table:table-cell office:value-type="float" office:value="1099.35305325384" calcext:value-type="float">
            <text:p>1099.3530532538</text:p>
          </table:table-cell>
          <table:table-cell office:value-type="float" office:value="1083.64951049074" calcext:value-type="float">
            <text:p>1083.6495104907</text:p>
          </table:table-cell>
          <table:table-cell office:value-type="float" office:value="1093.16990222397" calcext:value-type="float">
            <text:p>1093.169902224</text:p>
          </table:table-cell>
          <table:table-cell office:value-type="float" office:value="1067.29734756493" calcext:value-type="float">
            <text:p>1067.2973475649</text:p>
          </table:table-cell>
          <table:table-cell office:value-type="float" office:value="1091.02148352835" calcext:value-type="float">
            <text:p>1091.0214835284</text:p>
          </table:table-cell>
          <table:table-cell office:value-type="float" office:value="1119.66691420861" calcext:value-type="float">
            <text:p>1119.6669142086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096.82983386469" calcext:value-type="float">
            <text:p>1096.8298338647</text:p>
          </table:table-cell>
          <table:table-cell office:value-type="float" office:value="1072.09599198067" calcext:value-type="float">
            <text:p>1072.0959919807</text:p>
          </table:table-cell>
          <table:table-cell office:value-type="float" office:value="1053.90303483411" calcext:value-type="float">
            <text:p>1053.9030348341</text:p>
          </table:table-cell>
          <table:table-cell office:value-type="float" office:value="1096.16022547181" calcext:value-type="float">
            <text:p>1096.1602254718</text:p>
          </table:table-cell>
          <table:table-cell office:value-type="float" office:value="1092.79287833831" calcext:value-type="float">
            <text:p>1092.7928783383</text:p>
          </table:table-cell>
        </table:table-row>
        <table:table-row table:style-name="ro1">
          <table:table-cell office:value-type="float" office:value="1095.35332780415" calcext:value-type="float">
            <text:p>1095.3533278042</text:p>
          </table:table-cell>
          <table:table-cell office:value-type="float" office:value="1090.28618775087" calcext:value-type="float">
            <text:p>1090.2861877509</text:p>
          </table:table-cell>
          <table:table-cell office:value-type="float" office:value="1104.85466797019" calcext:value-type="float">
            <text:p>1104.8546679702</text:p>
          </table:table-cell>
          <table:table-cell office:value-type="float" office:value="1108.8034203683" calcext:value-type="float">
            <text:p>1108.8034203683</text:p>
          </table:table-cell>
          <table:table-cell office:value-type="float" office:value="1080.57638647824" calcext:value-type="float">
            <text:p>1080.5763864782</text:p>
          </table:table-cell>
          <table:table-cell office:value-type="float" office:value="1106.037534295" calcext:value-type="float">
            <text:p>1106.037534295</text:p>
          </table:table-cell>
          <table:table-cell office:value-type="float" office:value="1064.21021813982" calcext:value-type="float">
            <text:p>1064.2102181398</text:p>
          </table:table-cell>
          <table:table-cell office:value-type="float" office:value="1084.33662165565" calcext:value-type="float">
            <text:p>1084.3366216557</text:p>
          </table:table-cell>
          <table:table-cell office:value-type="float" office:value="1057.5464065695" calcext:value-type="float">
            <text:p>1057.5464065695</text:p>
          </table:table-cell>
          <table:table-cell office:value-type="float" office:value="1086.4399108852" calcext:value-type="float">
            <text:p>1086.4399108852</text:p>
          </table:table-cell>
          <table:table-cell office:value-type="float" office:value="1103.22567203179" calcext:value-type="float">
            <text:p>1103.2256720318</text:p>
          </table:table-cell>
          <table:table-cell office:value-type="float" office:value="1082.79016538074" calcext:value-type="float">
            <text:p>1082.7901653807</text:p>
          </table:table-cell>
          <table:table-cell office:value-type="float" office:value="1079.30522538064" calcext:value-type="float">
            <text:p>1079.3052253806</text:p>
          </table:table-cell>
          <table:table-cell office:value-type="float" office:value="1103.40459650812" calcext:value-type="float">
            <text:p>1103.4045965081</text:p>
          </table:table-cell>
          <table:table-cell office:value-type="float" office:value="1044.75982085201" calcext:value-type="float">
            <text:p>1044.759820852</text:p>
          </table:table-cell>
          <table:table-cell office:value-type="float" office:value="1096.64831444974" calcext:value-type="float">
            <text:p>1096.6483144497</text:p>
          </table:table-cell>
          <table:table-cell office:value-type="float" office:value="1087.9263460971" calcext:value-type="float">
            <text:p>1087.9263460971</text:p>
          </table:table-cell>
          <table:table-cell office:value-type="float" office:value="1092.19751073648" calcext:value-type="float">
            <text:p>1092.1975107365</text:p>
          </table:table-cell>
          <table:table-cell office:value-type="float" office:value="1079.33022084894" calcext:value-type="float">
            <text:p>1079.3302208489</text:p>
          </table:table-cell>
          <table:table-cell office:value-type="float" office:value="1095.93022636464" calcext:value-type="float">
            <text:p>1095.9302263646</text:p>
          </table:table-cell>
          <table:table-cell office:value-type="float" office:value="1063.9680599117" calcext:value-type="float">
            <text:p>1063.9680599117</text:p>
          </table:table-cell>
          <table:table-cell office:value-type="float" office:value="1087.78418784053" calcext:value-type="float">
            <text:p>1087.7841878405</text:p>
          </table:table-cell>
          <table:table-cell office:value-type="float" office:value="1071.78919387487" calcext:value-type="float">
            <text:p>1071.7891938749</text:p>
          </table:table-cell>
          <table:table-cell office:value-type="float" office:value="1107.51890146499" calcext:value-type="float">
            <text:p>1107.518901465</text:p>
          </table:table-cell>
          <table:table-cell office:value-type="float" office:value="1057.32788591016" calcext:value-type="float">
            <text:p>1057.3278859102</text:p>
          </table:table-cell>
          <table:table-cell office:value-type="float" office:value="1080.22309431788" calcext:value-type="float">
            <text:p>1080.2230943179</text:p>
          </table:table-cell>
          <table:table-cell office:value-type="float" office:value="1061.83975686155" calcext:value-type="float">
            <text:p>1061.8397568616</text:p>
          </table:table-cell>
          <table:table-cell office:value-type="float" office:value="1094.06310483617" calcext:value-type="float">
            <text:p>1094.0631048362</text:p>
          </table:table-cell>
          <table:table-cell office:value-type="float" office:value="1079.56855731564" calcext:value-type="float">
            <text:p>1079.5685573156</text:p>
          </table:table-cell>
          <table:table-cell office:value-type="float" office:value="1096.30682274729" calcext:value-type="float">
            <text:p>1096.3068227473</text:p>
          </table:table-cell>
          <table:table-cell office:value-type="float" office:value="1064.81163452639" calcext:value-type="float">
            <text:p>1064.8116345264</text:p>
          </table:table-cell>
          <table:table-cell office:value-type="float" office:value="1059.95395930082" calcext:value-type="float">
            <text:p>1059.9539593008</text:p>
          </table:table-cell>
          <table:table-cell office:value-type="float" office:value="1061.71932242869" calcext:value-type="float">
            <text:p>1061.7193224287</text:p>
          </table:table-cell>
          <table:table-cell office:value-type="float" office:value="1084.15436536755" calcext:value-type="float">
            <text:p>1084.1543653676</text:p>
          </table:table-cell>
          <table:table-cell office:value-type="float" office:value="1082.9230213466" calcext:value-type="float">
            <text:p>1082.9230213466</text:p>
          </table:table-cell>
          <table:table-cell office:value-type="float" office:value="1081.9101503041" calcext:value-type="float">
            <text:p>1081.9101503041</text:p>
          </table:table-cell>
          <table:table-cell office:value-type="float" office:value="1074.70653891264" calcext:value-type="float">
            <text:p>1074.7065389126</text:p>
          </table:table-cell>
          <table:table-cell office:value-type="float" office:value="1111.8536057432" calcext:value-type="float">
            <text:p>1111.8536057432</text:p>
          </table:table-cell>
          <table:table-cell office:value-type="float" office:value="1072.65213193169" calcext:value-type="float">
            <text:p>1072.6521319317</text:p>
          </table:table-cell>
          <table:table-cell office:value-type="float" office:value="1069.76825530099" calcext:value-type="float">
            <text:p>1069.768255301</text:p>
          </table:table-cell>
          <table:table-cell office:value-type="float" office:value="1076.6274768124" calcext:value-type="float">
            <text:p>1076.6274768124</text:p>
          </table:table-cell>
          <table:table-cell office:value-type="float" office:value="1066.55466740944" calcext:value-type="float">
            <text:p>1066.5546674094</text:p>
          </table:table-cell>
          <table:table-cell office:value-type="float" office:value="1062.27098600116" calcext:value-type="float">
            <text:p>1062.2709860012</text:p>
          </table:table-cell>
          <table:table-cell office:value-type="float" office:value="1098.01373465728" calcext:value-type="float">
            <text:p>1098.0137346573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080.58825046123" calcext:value-type="float">
            <text:p>1080.5882504612</text:p>
          </table:table-cell>
          <table:table-cell office:value-type="float" office:value="1070.0142239843" calcext:value-type="float">
            <text:p>1070.0142239843</text:p>
          </table:table-cell>
          <table:table-cell office:value-type="float" office:value="1043.68927812987" calcext:value-type="float">
            <text:p>1043.6892781299</text:p>
          </table:table-cell>
          <table:table-cell office:value-type="float" office:value="1079.85382697427" calcext:value-type="float">
            <text:p>1079.8538269743</text:p>
          </table:table-cell>
          <table:table-cell office:value-type="float" office:value="1088.2929528163" calcext:value-type="float">
            <text:p>1088.2929528163</text:p>
          </table:table-cell>
        </table:table-row>
        <table:table-row table:style-name="ro1">
          <table:table-cell office:value-type="float" office:value="1085.295275942" calcext:value-type="float">
            <text:p>1085.295275942</text:p>
          </table:table-cell>
          <table:table-cell office:value-type="float" office:value="1077.37976481055" calcext:value-type="float">
            <text:p>1077.3797648106</text:p>
          </table:table-cell>
          <table:table-cell office:value-type="float" office:value="1103.68809179171" calcext:value-type="float">
            <text:p>1103.6880917917</text:p>
          </table:table-cell>
          <table:table-cell office:value-type="float" office:value="1094.65833893774" calcext:value-type="float">
            <text:p>1094.6583389377</text:p>
          </table:table-cell>
          <table:table-cell office:value-type="float" office:value="1075.05049507349" calcext:value-type="float">
            <text:p>1075.0504950735</text:p>
          </table:table-cell>
          <table:table-cell office:value-type="float" office:value="1106.51749085093" calcext:value-type="float">
            <text:p>1106.5174908509</text:p>
          </table:table-cell>
          <table:table-cell office:value-type="float" office:value="1061.02274805301" calcext:value-type="float">
            <text:p>1061.022748053</text:p>
          </table:table-cell>
          <table:table-cell office:value-type="float" office:value="1077.46932537255" calcext:value-type="float">
            <text:p>1077.4693253726</text:p>
          </table:table-cell>
          <table:table-cell office:value-type="float" office:value="1059.61604471751" calcext:value-type="float">
            <text:p>1059.6160447175</text:p>
          </table:table-cell>
          <table:table-cell office:value-type="float" office:value="1097.49164877473" calcext:value-type="float">
            <text:p>1097.4916487747</text:p>
          </table:table-cell>
          <table:table-cell office:value-type="float" office:value="1082.42523742966" calcext:value-type="float">
            <text:p>1082.4252374297</text:p>
          </table:table-cell>
          <table:table-cell office:value-type="float" office:value="1073.35497617289" calcext:value-type="float">
            <text:p>1073.3549761729</text:p>
          </table:table-cell>
          <table:table-cell office:value-type="float" office:value="1072.21345119966" calcext:value-type="float">
            <text:p>1072.2134511997</text:p>
          </table:table-cell>
          <table:table-cell office:value-type="float" office:value="1096.95392571881" calcext:value-type="float">
            <text:p>1096.9539257188</text:p>
          </table:table-cell>
          <table:table-cell office:value-type="float" office:value="1046.02027059807" calcext:value-type="float">
            <text:p>1046.0202705981</text:p>
          </table:table-cell>
          <table:table-cell office:value-type="float" office:value="1086.26666454688" calcext:value-type="float">
            <text:p>1086.2666645469</text:p>
          </table:table-cell>
          <table:table-cell office:value-type="float" office:value="1085.83101866919" calcext:value-type="float">
            <text:p>1085.8310186692</text:p>
          </table:table-cell>
          <table:table-cell office:value-type="float" office:value="1093.28720038565" calcext:value-type="float">
            <text:p>1093.2872003857</text:p>
          </table:table-cell>
          <table:table-cell office:value-type="float" office:value="1055.34792153731" calcext:value-type="float">
            <text:p>1055.3479215373</text:p>
          </table:table-cell>
          <table:table-cell office:value-type="float" office:value="1095.53066549182" calcext:value-type="float">
            <text:p>1095.5306654918</text:p>
          </table:table-cell>
          <table:table-cell office:value-type="float" office:value="1057.29590563971" calcext:value-type="float">
            <text:p>1057.2959056397</text:p>
          </table:table-cell>
          <table:table-cell office:value-type="float" office:value="1070.40215092003" calcext:value-type="float">
            <text:p>1070.40215092</text:p>
          </table:table-cell>
          <table:table-cell office:value-type="float" office:value="1057.14717083581" calcext:value-type="float">
            <text:p>1057.1471708358</text:p>
          </table:table-cell>
          <table:table-cell office:value-type="float" office:value="1109.12297976587" calcext:value-type="float">
            <text:p>1109.1229797659</text:p>
          </table:table-cell>
          <table:table-cell office:value-type="float" office:value="1057.32788591016" calcext:value-type="float">
            <text:p>1057.3278859102</text:p>
          </table:table-cell>
          <table:table-cell office:value-type="float" office:value="1070.40275887302" calcext:value-type="float">
            <text:p>1070.402758873</text:p>
          </table:table-cell>
          <table:table-cell office:value-type="float" office:value="1057.72266747656" calcext:value-type="float">
            <text:p>1057.7226674766</text:p>
          </table:table-cell>
          <table:table-cell office:value-type="float" office:value="1073.6855423585" calcext:value-type="float">
            <text:p>1073.6855423585</text:p>
          </table:table-cell>
          <table:table-cell office:value-type="float" office:value="1062.97642654098" calcext:value-type="float">
            <text:p>1062.976426541</text:p>
          </table:table-cell>
          <table:table-cell office:value-type="float" office:value="1076.83745079124" calcext:value-type="float">
            <text:p>1076.8374507912</text:p>
          </table:table-cell>
          <table:table-cell office:value-type="float" office:value="1057.80794821449" calcext:value-type="float">
            <text:p>1057.8079482145</text:p>
          </table:table-cell>
          <table:table-cell office:value-type="float" office:value="1063.28496322931" calcext:value-type="float">
            <text:p>1063.2849632293</text:p>
          </table:table-cell>
          <table:table-cell office:value-type="float" office:value="1057.15615806311" calcext:value-type="float">
            <text:p>1057.1561580631</text:p>
          </table:table-cell>
          <table:table-cell office:value-type="float" office:value="1093.88588856846" calcext:value-type="float">
            <text:p>1093.8858885685</text:p>
          </table:table-cell>
          <table:table-cell office:value-type="float" office:value="1078.34297793727" calcext:value-type="float">
            <text:p>1078.3429779373</text:p>
          </table:table-cell>
          <table:table-cell office:value-type="float" office:value="1070.67596998517" calcext:value-type="float">
            <text:p>1070.6759699852</text:p>
          </table:table-cell>
          <table:table-cell office:value-type="float" office:value="1043.50768896674" calcext:value-type="float">
            <text:p>1043.5076889667</text:p>
          </table:table-cell>
          <table:table-cell office:value-type="float" office:value="1110.68081719156" calcext:value-type="float">
            <text:p>1110.6808171916</text:p>
          </table:table-cell>
          <table:table-cell office:value-type="float" office:value="1046.43412589735" calcext:value-type="float">
            <text:p>1046.4341258974</text:p>
          </table:table-cell>
          <table:table-cell office:value-type="float" office:value="1068.67520576671" calcext:value-type="float">
            <text:p>1068.6752057667</text:p>
          </table:table-cell>
          <table:table-cell office:value-type="float" office:value="1061.36452814945" calcext:value-type="float">
            <text:p>1061.3645281495</text:p>
          </table:table-cell>
          <table:table-cell office:value-type="float" office:value="1066.55466740944" calcext:value-type="float">
            <text:p>1066.5546674094</text:p>
          </table:table-cell>
          <table:table-cell office:value-type="float" office:value="1055.67305428591" calcext:value-type="float">
            <text:p>1055.6730542859</text:p>
          </table:table-cell>
          <table:table-cell office:value-type="float" office:value="1081.64376515548" calcext:value-type="float">
            <text:p>1081.6437651555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074.3362789224" calcext:value-type="float">
            <text:p>1074.3362789224</text:p>
          </table:table-cell>
          <table:table-cell office:value-type="float" office:value="1066.08156550988" calcext:value-type="float">
            <text:p>1066.0815655099</text:p>
          </table:table-cell>
          <table:table-cell office:value-type="float" office:value="1031.26803914131" calcext:value-type="float">
            <text:p>1031.2680391413</text:p>
          </table:table-cell>
          <table:table-cell office:value-type="float" office:value="1081.05340687816" calcext:value-type="float">
            <text:p>1081.0534068782</text:p>
          </table:table-cell>
          <table:table-cell office:value-type="float" office:value="1081.98477281251" calcext:value-type="float">
            <text:p>1081.9847728125</text:p>
          </table:table-cell>
        </table:table-row>
        <table:table-row table:style-name="ro1">
          <table:table-cell office:value-type="float" office:value="1084.94980332377" calcext:value-type="float">
            <text:p>1084.9498033238</text:p>
          </table:table-cell>
          <table:table-cell office:value-type="float" office:value="1068.96456388258" calcext:value-type="float">
            <text:p>1068.9645638826</text:p>
          </table:table-cell>
          <table:table-cell office:value-type="float" office:value="1086.59214527246" calcext:value-type="float">
            <text:p>1086.5921452725</text:p>
          </table:table-cell>
          <table:table-cell office:value-type="float" office:value="1075.48860163278" calcext:value-type="float">
            <text:p>1075.4886016328</text:p>
          </table:table-cell>
          <table:table-cell office:value-type="float" office:value="1076.30214500421" calcext:value-type="float">
            <text:p>1076.3021450042</text:p>
          </table:table-cell>
          <table:table-cell office:value-type="float" office:value="1086.83557168984" calcext:value-type="float">
            <text:p>1086.8355716898</text:p>
          </table:table-cell>
          <table:table-cell office:value-type="float" office:value="1060.0391223024" calcext:value-type="float">
            <text:p>1060.0391223024</text:p>
          </table:table-cell>
          <table:table-cell office:value-type="float" office:value="1061.91275350199" calcext:value-type="float">
            <text:p>1061.912753502</text:p>
          </table:table-cell>
          <table:table-cell office:value-type="float" office:value="1049.63045481287" calcext:value-type="float">
            <text:p>1049.6304548129</text:p>
          </table:table-cell>
          <table:table-cell office:value-type="float" office:value="1091.04339528155" calcext:value-type="float">
            <text:p>1091.0433952816</text:p>
          </table:table-cell>
          <table:table-cell office:value-type="float" office:value="1081.93827619526" calcext:value-type="float">
            <text:p>1081.9382761953</text:p>
          </table:table-cell>
          <table:table-cell office:value-type="float" office:value="1037.66607191523" calcext:value-type="float">
            <text:p>1037.6660719152</text:p>
          </table:table-cell>
          <table:table-cell office:value-type="float" office:value="1061.55899250433" calcext:value-type="float">
            <text:p>1061.5589925043</text:p>
          </table:table-cell>
          <table:table-cell office:value-type="float" office:value="1067.69276501915" calcext:value-type="float">
            <text:p>1067.6927650192</text:p>
          </table:table-cell>
          <table:table-cell office:value-type="float" office:value="1033.04823659953" calcext:value-type="float">
            <text:p>1033.0482365995</text:p>
          </table:table-cell>
          <table:table-cell office:value-type="float" office:value="1086.21811875055" calcext:value-type="float">
            <text:p>1086.2181187506</text:p>
          </table:table-cell>
          <table:table-cell office:value-type="float" office:value="1085.83101866919" calcext:value-type="float">
            <text:p>1085.8310186692</text:p>
          </table:table-cell>
          <table:table-cell office:value-type="float" office:value="1078.67041348632" calcext:value-type="float">
            <text:p>1078.6704134863</text:p>
          </table:table-cell>
          <table:table-cell office:value-type="float" office:value="1049.48179338674" calcext:value-type="float">
            <text:p>1049.4817933867</text:p>
          </table:table-cell>
          <table:table-cell office:value-type="float" office:value="1081.6535189699" calcext:value-type="float">
            <text:p>1081.6535189699</text:p>
          </table:table-cell>
          <table:table-cell office:value-type="float" office:value="1060.201208727" calcext:value-type="float">
            <text:p>1060.201208727</text:p>
          </table:table-cell>
          <table:table-cell office:value-type="float" office:value="1058.36487894094" calcext:value-type="float">
            <text:p>1058.3648789409</text:p>
          </table:table-cell>
          <table:table-cell office:value-type="float" office:value="1047.78932975536" calcext:value-type="float">
            <text:p>1047.7893297554</text:p>
          </table:table-cell>
          <table:table-cell office:value-type="float" office:value="1102.70971560298" calcext:value-type="float">
            <text:p>1102.709715603</text:p>
          </table:table-cell>
          <table:table-cell office:value-type="float" office:value="1050.26893968938" calcext:value-type="float">
            <text:p>1050.2689396894</text:p>
          </table:table-cell>
          <table:table-cell office:value-type="float" office:value="1070.58245854753" calcext:value-type="float">
            <text:p>1070.5824585475</text:p>
          </table:table-cell>
          <table:table-cell office:value-type="float" office:value="1056.34525263274" calcext:value-type="float">
            <text:p>1056.3452526327</text:p>
          </table:table-cell>
          <table:table-cell office:value-type="float" office:value="1062.55772662535" calcext:value-type="float">
            <text:p>1062.5577266254</text:p>
          </table:table-cell>
          <table:table-cell office:value-type="float" office:value="1064.25196804819" calcext:value-type="float">
            <text:p>1064.2519680482</text:p>
          </table:table-cell>
          <table:table-cell office:value-type="float" office:value="1070.1588697782" calcext:value-type="float">
            <text:p>1070.1588697782</text:p>
          </table:table-cell>
          <table:table-cell office:value-type="float" office:value="1056.0071960614" calcext:value-type="float">
            <text:p>1056.0071960614</text:p>
          </table:table-cell>
          <table:table-cell office:value-type="float" office:value="1063.17419745124" calcext:value-type="float">
            <text:p>1063.1741974512</text:p>
          </table:table-cell>
          <table:table-cell office:value-type="float" office:value="1046.89149797245" calcext:value-type="float">
            <text:p>1046.8914979725</text:p>
          </table:table-cell>
          <table:table-cell office:value-type="float" office:value="1071.94418160397" calcext:value-type="float">
            <text:p>1071.944181604</text:p>
          </table:table-cell>
          <table:table-cell office:value-type="float" office:value="1067.41387935739" calcext:value-type="float">
            <text:p>1067.4138793574</text:p>
          </table:table-cell>
          <table:table-cell office:value-type="float" office:value="1071.25228480797" calcext:value-type="float">
            <text:p>1071.252284808</text:p>
          </table:table-cell>
          <table:table-cell office:value-type="float" office:value="1038.20932880296" calcext:value-type="float">
            <text:p>1038.209328803</text:p>
          </table:table-cell>
          <table:table-cell office:value-type="float" office:value="1075.97779068612" calcext:value-type="float">
            <text:p>1075.9777906861</text:p>
          </table:table-cell>
          <table:table-cell office:value-type="float" office:value="1043.83758645759" calcext:value-type="float">
            <text:p>1043.8375864576</text:p>
          </table:table-cell>
          <table:table-cell office:value-type="float" office:value="1069.29357261846" calcext:value-type="float">
            <text:p>1069.2935726185</text:p>
          </table:table-cell>
          <table:table-cell office:value-type="float" office:value="1053.73959051161" calcext:value-type="float">
            <text:p>1053.7395905116</text:p>
          </table:table-cell>
          <table:table-cell office:value-type="float" office:value="1047.60796314235" calcext:value-type="float">
            <text:p>1047.6079631424</text:p>
          </table:table-cell>
          <table:table-cell office:value-type="float" office:value="1053.3818130035" calcext:value-type="float">
            <text:p>1053.3818130035</text:p>
          </table:table-cell>
          <table:table-cell office:value-type="float" office:value="1084.89147168318" calcext:value-type="float">
            <text:p>1084.8914716832</text:p>
          </table:table-cell>
          <table:table-cell office:value-type="float" office:value="1096.9440012505" calcext:value-type="float">
            <text:p>1096.9440012505</text:p>
          </table:table-cell>
          <table:table-cell office:value-type="float" office:value="1067.00459728842" calcext:value-type="float">
            <text:p>1067.0045972884</text:p>
          </table:table-cell>
          <table:table-cell office:value-type="float" office:value="1060.44019102644" calcext:value-type="float">
            <text:p>1060.4401910264</text:p>
          </table:table-cell>
          <table:table-cell office:value-type="float" office:value="1019.73166570383" calcext:value-type="float">
            <text:p>1019.7316657038</text:p>
          </table:table-cell>
          <table:table-cell office:value-type="float" office:value="1079.47992820207" calcext:value-type="float">
            <text:p>1079.4799282021</text:p>
          </table:table-cell>
          <table:table-cell office:value-type="float" office:value="1079.24327451617" calcext:value-type="float">
            <text:p>1079.2432745162</text:p>
          </table:table-cell>
        </table:table-row>
        <table:table-row table:style-name="ro1">
          <table:table-cell office:value-type="float" office:value="1084.93031348225" calcext:value-type="float">
            <text:p>1084.9303134823</text:p>
          </table:table-cell>
          <table:table-cell office:value-type="float" office:value="1059.29086013853" calcext:value-type="float">
            <text:p>1059.2908601385</text:p>
          </table:table-cell>
          <table:table-cell office:value-type="float" office:value="1080.7723717844" calcext:value-type="float">
            <text:p>1080.7723717844</text:p>
          </table:table-cell>
          <table:table-cell office:value-type="float" office:value="1074.91524821389" calcext:value-type="float">
            <text:p>1074.9152482139</text:p>
          </table:table-cell>
          <table:table-cell office:value-type="float" office:value="1065.06671809718" calcext:value-type="float">
            <text:p>1065.0667180972</text:p>
          </table:table-cell>
          <table:table-cell office:value-type="float" office:value="1081.57150078683" calcext:value-type="float">
            <text:p>1081.5715007868</text:p>
          </table:table-cell>
          <table:table-cell office:value-type="float" office:value="1058.67344041962" calcext:value-type="float">
            <text:p>1058.6734404196</text:p>
          </table:table-cell>
          <table:table-cell office:value-type="float" office:value="1054.32270519514" calcext:value-type="float">
            <text:p>1054.3227051951</text:p>
          </table:table-cell>
          <table:table-cell office:value-type="float" office:value="1032.70917153635" calcext:value-type="float">
            <text:p>1032.7091715364</text:p>
          </table:table-cell>
          <table:table-cell office:value-type="float" office:value="1091.04339528155" calcext:value-type="float">
            <text:p>1091.0433952816</text:p>
          </table:table-cell>
          <table:table-cell office:value-type="float" office:value="1065.85327023147" calcext:value-type="float">
            <text:p>1065.8532702315</text:p>
          </table:table-cell>
          <table:table-cell office:value-type="float" office:value="1033.44698542766" calcext:value-type="float">
            <text:p>1033.4469854277</text:p>
          </table:table-cell>
          <table:table-cell office:value-type="float" office:value="1052.79937904849" calcext:value-type="float">
            <text:p>1052.7993790485</text:p>
          </table:table-cell>
          <table:table-cell office:value-type="float" office:value="1052.85875580318" calcext:value-type="float">
            <text:p>1052.8587558032</text:p>
          </table:table-cell>
          <table:table-cell office:value-type="float" office:value="1027.04545448549" calcext:value-type="float">
            <text:p>1027.0454544855</text:p>
          </table:table-cell>
          <table:table-cell office:value-type="float" office:value="1078.67635710571" calcext:value-type="float">
            <text:p>1078.6763571057</text:p>
          </table:table-cell>
          <table:table-cell office:value-type="float" office:value="1073.1099079908" calcext:value-type="float">
            <text:p>1073.1099079908</text:p>
          </table:table-cell>
          <table:table-cell office:value-type="float" office:value="1074.3805995147" calcext:value-type="float">
            <text:p>1074.3805995147</text:p>
          </table:table-cell>
          <table:table-cell office:value-type="float" office:value="1046.45769129776" calcext:value-type="float">
            <text:p>1046.4576912978</text:p>
          </table:table-cell>
          <table:table-cell office:value-type="float" office:value="1075.69174556909" calcext:value-type="float">
            <text:p>1075.6917455691</text:p>
          </table:table-cell>
          <table:table-cell office:value-type="float" office:value="1045.98519881333" calcext:value-type="float">
            <text:p>1045.9851988133</text:p>
          </table:table-cell>
          <table:table-cell office:value-type="float" office:value="1047.84673861741" calcext:value-type="float">
            <text:p>1047.8467386174</text:p>
          </table:table-cell>
          <table:table-cell office:value-type="float" office:value="1045.47679208758" calcext:value-type="float">
            <text:p>1045.4767920876</text:p>
          </table:table-cell>
          <table:table-cell office:value-type="float" office:value="1100.36894634509" calcext:value-type="float">
            <text:p>1100.3689463451</text:p>
          </table:table-cell>
          <table:table-cell office:value-type="float" office:value="1050.26893968938" calcext:value-type="float">
            <text:p>1050.2689396894</text:p>
          </table:table-cell>
          <table:table-cell office:value-type="float" office:value="1069.49956105693" calcext:value-type="float">
            <text:p>1069.4995610569</text:p>
          </table:table-cell>
          <table:table-cell office:value-type="float" office:value="1052.78658466112" calcext:value-type="float">
            <text:p>1052.7865846611</text:p>
          </table:table-cell>
          <table:table-cell office:value-type="float" office:value="1042.79794565529" calcext:value-type="float">
            <text:p>1042.7979456553</text:p>
          </table:table-cell>
          <table:table-cell office:value-type="float" office:value="1062.88606204202" calcext:value-type="float">
            <text:p>1062.886062042</text:p>
          </table:table-cell>
          <table:table-cell office:value-type="float" office:value="1071.79132360298" calcext:value-type="float">
            <text:p>1071.791323603</text:p>
          </table:table-cell>
          <table:table-cell office:value-type="float" office:value="1050.13544641234" calcext:value-type="float">
            <text:p>1050.1354464123</text:p>
          </table:table-cell>
          <table:table-cell office:value-type="float" office:value="1065.51870193194" calcext:value-type="float">
            <text:p>1065.5187019319</text:p>
          </table:table-cell>
          <table:table-cell office:value-type="float" office:value="1043.0642468301" calcext:value-type="float">
            <text:p>1043.0642468301</text:p>
          </table:table-cell>
          <table:table-cell office:value-type="float" office:value="1076.02196620146" calcext:value-type="float">
            <text:p>1076.0219662015</text:p>
          </table:table-cell>
          <table:table-cell office:value-type="float" office:value="1041.87625962183" calcext:value-type="float">
            <text:p>1041.8762596218</text:p>
          </table:table-cell>
          <table:table-cell office:value-type="float" office:value="1068.58180929176" calcext:value-type="float">
            <text:p>1068.5818092918</text:p>
          </table:table-cell>
          <table:table-cell office:value-type="float" office:value="1038.25853850506" calcext:value-type="float">
            <text:p>1038.2585385051</text:p>
          </table:table-cell>
          <table:table-cell office:value-type="float" office:value="1060.84046820989" calcext:value-type="float">
            <text:p>1060.8404682099</text:p>
          </table:table-cell>
          <table:table-cell office:value-type="float" office:value="1042.24023830868" calcext:value-type="float">
            <text:p>1042.2402383087</text:p>
          </table:table-cell>
          <table:table-cell office:value-type="float" office:value="1055.63269474933" calcext:value-type="float">
            <text:p>1055.6326947493</text:p>
          </table:table-cell>
          <table:table-cell office:value-type="float" office:value="1052.78025014266" calcext:value-type="float">
            <text:p>1052.7802501427</text:p>
          </table:table-cell>
          <table:table-cell office:value-type="float" office:value="1059.03121937484" calcext:value-type="float">
            <text:p>1059.0312193748</text:p>
          </table:table-cell>
          <table:table-cell office:value-type="float" office:value="1049.61411256561" calcext:value-type="float">
            <text:p>1049.6141125656</text:p>
          </table:table-cell>
          <table:table-cell office:value-type="float" office:value="1085.33369072514" calcext:value-type="float">
            <text:p>1085.3336907251</text:p>
          </table:table-cell>
          <table:table-cell office:value-type="float" office:value="1088.94890849272" calcext:value-type="float">
            <text:p>1088.9489084927</text:p>
          </table:table-cell>
          <table:table-cell office:value-type="float" office:value="1050.49284350764" calcext:value-type="float">
            <text:p>1050.4928435076</text:p>
          </table:table-cell>
          <table:table-cell office:value-type="float" office:value="1059.01438834091" calcext:value-type="float">
            <text:p>1059.0143883409</text:p>
          </table:table-cell>
          <table:table-cell office:value-type="float" office:value="1020.418551515" calcext:value-type="float">
            <text:p>1020.418551515</text:p>
          </table:table-cell>
          <table:table-cell office:value-type="float" office:value="1079.92951616573" calcext:value-type="float">
            <text:p>1079.9295161657</text:p>
          </table:table-cell>
          <table:table-cell office:value-type="float" office:value="1058.37357093937" calcext:value-type="float">
            <text:p>1058.3735709394</text:p>
          </table:table-cell>
        </table:table-row>
        <table:table-row table:style-name="ro1">
          <table:table-cell office:value-type="float" office:value="1090.99249306326" calcext:value-type="float">
            <text:p>1090.9924930633</text:p>
          </table:table-cell>
          <table:table-cell office:value-type="float" office:value="1051.97958725498" calcext:value-type="float">
            <text:p>1051.979587255</text:p>
          </table:table-cell>
          <table:table-cell office:value-type="float" office:value="1051.32053195105" calcext:value-type="float">
            <text:p>1051.3205319511</text:p>
          </table:table-cell>
          <table:table-cell office:value-type="float" office:value="1074.28337041281" calcext:value-type="float">
            <text:p>1074.2833704128</text:p>
          </table:table-cell>
          <table:table-cell office:value-type="float" office:value="1067.66909468469" calcext:value-type="float">
            <text:p>1067.6690946847</text:p>
          </table:table-cell>
          <table:table-cell office:value-type="float" office:value="1060.39168379938" calcext:value-type="float">
            <text:p>1060.3916837994</text:p>
          </table:table-cell>
          <table:table-cell office:value-type="float" office:value="1056.84409250399" calcext:value-type="float">
            <text:p>1056.844092504</text:p>
          </table:table-cell>
          <table:table-cell office:value-type="float" office:value="1044.10729237236" calcext:value-type="float">
            <text:p>1044.1072923724</text:p>
          </table:table-cell>
          <table:table-cell office:value-type="float" office:value="1029.59456022503" calcext:value-type="float">
            <text:p>1029.594560225</text:p>
          </table:table-cell>
          <table:table-cell office:value-type="float" office:value="1080.15508549939" calcext:value-type="float">
            <text:p>1080.1550854994</text:p>
          </table:table-cell>
          <table:table-cell office:value-type="float" office:value="1058.25870332649" calcext:value-type="float">
            <text:p>1058.2587033265</text:p>
          </table:table-cell>
          <table:table-cell office:value-type="float" office:value="1029.37226381322" calcext:value-type="float">
            <text:p>1029.3722638132</text:p>
          </table:table-cell>
          <table:table-cell office:value-type="float" office:value="1050.97107666372" calcext:value-type="float">
            <text:p>1050.9710766637</text:p>
          </table:table-cell>
          <table:table-cell office:value-type="float" office:value="1036.54608650595" calcext:value-type="float">
            <text:p>1036.546086506</text:p>
          </table:table-cell>
          <table:table-cell office:value-type="float" office:value="1027.23945586195" calcext:value-type="float">
            <text:p>1027.239455862</text:p>
          </table:table-cell>
          <table:table-cell office:value-type="float" office:value="1069.12378759633" calcext:value-type="float">
            <text:p>1069.1237875963</text:p>
          </table:table-cell>
          <table:table-cell office:value-type="float" office:value="1061.92740275636" calcext:value-type="float">
            <text:p>1061.9274027564</text:p>
          </table:table-cell>
          <table:table-cell office:value-type="float" office:value="1048.19530328184" calcext:value-type="float">
            <text:p>1048.1953032818</text:p>
          </table:table-cell>
          <table:table-cell office:value-type="float" office:value="1047.10259000077" calcext:value-type="float">
            <text:p>1047.1025900008</text:p>
          </table:table-cell>
          <table:table-cell office:value-type="float" office:value="1078.7269819492" calcext:value-type="float">
            <text:p>1078.7269819492</text:p>
          </table:table-cell>
          <table:table-cell office:value-type="float" office:value="1040.71383915706" calcext:value-type="float">
            <text:p>1040.7138391571</text:p>
          </table:table-cell>
          <table:table-cell office:value-type="float" office:value="1039.8596213319" calcext:value-type="float">
            <text:p>1039.8596213319</text:p>
          </table:table-cell>
          <table:table-cell office:value-type="float" office:value="1045.14300091906" calcext:value-type="float">
            <text:p>1045.1430009191</text:p>
          </table:table-cell>
          <table:table-cell office:value-type="float" office:value="1084.81239185153" calcext:value-type="float">
            <text:p>1084.8123918515</text:p>
          </table:table-cell>
          <table:table-cell office:value-type="float" office:value="1039.39536761565" calcext:value-type="float">
            <text:p>1039.3953676157</text:p>
          </table:table-cell>
          <table:table-cell office:value-type="float" office:value="1052.61541414467" calcext:value-type="float">
            <text:p>1052.6154141447</text:p>
          </table:table-cell>
          <table:table-cell office:value-type="float" office:value="1041.61500444038" calcext:value-type="float">
            <text:p>1041.6150044404</text:p>
          </table:table-cell>
          <table:table-cell office:value-type="float" office:value="1033.5660881589" calcext:value-type="float">
            <text:p>1033.5660881589</text:p>
          </table:table-cell>
          <table:table-cell office:value-type="float" office:value="1051.4223725568" calcext:value-type="float">
            <text:p>1051.4223725568</text:p>
          </table:table-cell>
          <table:table-cell office:value-type="float" office:value="1069.75827115827" calcext:value-type="float">
            <text:p>1069.7582711583</text:p>
          </table:table-cell>
          <table:table-cell office:value-type="float" office:value="1037.37349388081" calcext:value-type="float">
            <text:p>1037.3734938808</text:p>
          </table:table-cell>
          <table:table-cell office:value-type="float" office:value="1052.39564292576" calcext:value-type="float">
            <text:p>1052.3956429258</text:p>
          </table:table-cell>
          <table:table-cell office:value-type="float" office:value="1034.12940575158" calcext:value-type="float">
            <text:p>1034.1294057516</text:p>
          </table:table-cell>
          <table:table-cell office:value-type="float" office:value="1068.52803501296" calcext:value-type="float">
            <text:p>1068.528035013</text:p>
          </table:table-cell>
          <table:table-cell office:value-type="float" office:value="1035.10246118629" calcext:value-type="float">
            <text:p>1035.1024611863</text:p>
          </table:table-cell>
          <table:table-cell office:value-type="float" office:value="1041.84956972434" calcext:value-type="float">
            <text:p>1041.8495697243</text:p>
          </table:table-cell>
          <table:table-cell office:value-type="float" office:value="1030.5571187672" calcext:value-type="float">
            <text:p>1030.5571187672</text:p>
          </table:table-cell>
          <table:table-cell office:value-type="float" office:value="1061.81328493966" calcext:value-type="float">
            <text:p>1061.8132849397</text:p>
          </table:table-cell>
          <table:table-cell office:value-type="float" office:value="1009.30689599193" calcext:value-type="float">
            <text:p>1009.3068959919</text:p>
          </table:table-cell>
          <table:table-cell office:value-type="float" office:value="1052.21071962623" calcext:value-type="float">
            <text:p>1052.2107196262</text:p>
          </table:table-cell>
          <table:table-cell office:value-type="float" office:value="1041.63571993301" calcext:value-type="float">
            <text:p>1041.635719933</text:p>
          </table:table-cell>
          <table:table-cell office:value-type="float" office:value="1038.9450760062" calcext:value-type="float">
            <text:p>1038.9450760062</text:p>
          </table:table-cell>
          <table:table-cell office:value-type="float" office:value="1052.02550948919" calcext:value-type="float">
            <text:p>1052.0255094892</text:p>
          </table:table-cell>
          <table:table-cell office:value-type="float" office:value="1076.51428473629" calcext:value-type="float">
            <text:p>1076.5142847363</text:p>
          </table:table-cell>
          <table:table-cell office:value-type="float" office:value="1087.957712557" calcext:value-type="float">
            <text:p>1087.957712557</text:p>
          </table:table-cell>
          <table:table-cell office:value-type="float" office:value="1057.42852145994" calcext:value-type="float">
            <text:p>1057.4285214599</text:p>
          </table:table-cell>
          <table:table-cell office:value-type="float" office:value="1056.87905898476" calcext:value-type="float">
            <text:p>1056.8790589848</text:p>
          </table:table-cell>
          <table:table-cell office:value-type="float" office:value="1012.08082251335" calcext:value-type="float">
            <text:p>1012.0808225134</text:p>
          </table:table-cell>
          <table:table-cell office:value-type="float" office:value="1080.09405775065" calcext:value-type="float">
            <text:p>1080.0940577507</text:p>
          </table:table-cell>
          <table:table-cell office:value-type="float" office:value="1059.10072834846" calcext:value-type="float">
            <text:p>1059.1007283485</text:p>
          </table:table-cell>
        </table:table-row>
        <table:table-row table:style-name="ro1">
          <table:table-cell office:value-type="float" office:value="1091.43376532546" calcext:value-type="float">
            <text:p>1091.4337653255</text:p>
          </table:table-cell>
          <table:table-cell office:value-type="float" office:value="1040.70351138263" calcext:value-type="float">
            <text:p>1040.7035113826</text:p>
          </table:table-cell>
          <table:table-cell office:value-type="float" office:value="1050.71486431669" calcext:value-type="float">
            <text:p>1050.7148643167</text:p>
          </table:table-cell>
          <table:table-cell office:value-type="float" office:value="1073.06268582245" calcext:value-type="float">
            <text:p>1073.0626858225</text:p>
          </table:table-cell>
          <table:table-cell office:value-type="float" office:value="1058.39778314296" calcext:value-type="float">
            <text:p>1058.397783143</text:p>
          </table:table-cell>
          <table:table-cell office:value-type="float" office:value="1053.61056196117" calcext:value-type="float">
            <text:p>1053.6105619612</text:p>
          </table:table-cell>
          <table:table-cell office:value-type="float" office:value="1057.80537586162" calcext:value-type="float">
            <text:p>1057.8053758616</text:p>
          </table:table-cell>
          <table:table-cell office:value-type="float" office:value="1041.46602368878" calcext:value-type="float">
            <text:p>1041.4660236888</text:p>
          </table:table-cell>
          <table:table-cell office:value-type="float" office:value="1013.59962628743" calcext:value-type="float">
            <text:p>1013.5996262874</text:p>
          </table:table-cell>
          <table:table-cell office:value-type="float" office:value="1064.11920019133" calcext:value-type="float">
            <text:p>1064.1192001913</text:p>
          </table:table-cell>
          <table:table-cell office:value-type="float" office:value="1056.77097036072" calcext:value-type="float">
            <text:p>1056.7709703607</text:p>
          </table:table-cell>
          <table:table-cell office:value-type="float" office:value="1028.81306983482" calcext:value-type="float">
            <text:p>1028.8130698348</text:p>
          </table:table-cell>
          <table:table-cell office:value-type="float" office:value="1046.67369510009" calcext:value-type="float">
            <text:p>1046.6736951001</text:p>
          </table:table-cell>
          <table:table-cell office:value-type="float" office:value="1040.36528709498" calcext:value-type="float">
            <text:p>1040.365287095</text:p>
          </table:table-cell>
          <table:table-cell office:value-type="float" office:value="1025.58654027153" calcext:value-type="float">
            <text:p>1025.5865402715</text:p>
          </table:table-cell>
          <table:table-cell office:value-type="float" office:value="1057.43193223991" calcext:value-type="float">
            <text:p>1057.4319322399</text:p>
          </table:table-cell>
          <table:table-cell office:value-type="float" office:value="1057.12700477729" calcext:value-type="float">
            <text:p>1057.1270047773</text:p>
          </table:table-cell>
          <table:table-cell office:value-type="float" office:value="1057.7499609285" calcext:value-type="float">
            <text:p>1057.7499609285</text:p>
          </table:table-cell>
          <table:table-cell office:value-type="float" office:value="1031.2278047777" calcext:value-type="float">
            <text:p>1031.2278047777</text:p>
          </table:table-cell>
          <table:table-cell office:value-type="float" office:value="1083.90993529207" calcext:value-type="float">
            <text:p>1083.9099352921</text:p>
          </table:table-cell>
          <table:table-cell office:value-type="float" office:value="1035.75812460126" calcext:value-type="float">
            <text:p>1035.7581246013</text:p>
          </table:table-cell>
          <table:table-cell office:value-type="float" office:value="1035.9105595551" calcext:value-type="float">
            <text:p>1035.9105595551</text:p>
          </table:table-cell>
          <table:table-cell office:value-type="float" office:value="1034.88261179841" calcext:value-type="float">
            <text:p>1034.8826117984</text:p>
          </table:table-cell>
          <table:table-cell office:value-type="float" office:value="1075.412099646" calcext:value-type="float">
            <text:p>1075.412099646</text:p>
          </table:table-cell>
          <table:table-cell office:value-type="float" office:value="1039.39536761565" calcext:value-type="float">
            <text:p>1039.3953676157</text:p>
          </table:table-cell>
          <table:table-cell office:value-type="float" office:value="1050.40085528253" calcext:value-type="float">
            <text:p>1050.4008552825</text:p>
          </table:table-cell>
          <table:table-cell office:value-type="float" office:value="1028.20669591053" calcext:value-type="float">
            <text:p>1028.2066959105</text:p>
          </table:table-cell>
          <table:table-cell office:value-type="float" office:value="1031.28402011225" calcext:value-type="float">
            <text:p>1031.2840201123</text:p>
          </table:table-cell>
          <table:table-cell office:value-type="float" office:value="1063.4282737125" calcext:value-type="float">
            <text:p>1063.4282737125</text:p>
          </table:table-cell>
          <table:table-cell office:value-type="float" office:value="1052.27695812664" calcext:value-type="float">
            <text:p>1052.2769581266</text:p>
          </table:table-cell>
          <table:table-cell office:value-type="float" office:value="1025.90502620307" calcext:value-type="float">
            <text:p>1025.9050262031</text:p>
          </table:table-cell>
          <table:table-cell office:value-type="float" office:value="1054.66972127075" calcext:value-type="float">
            <text:p>1054.6697212708</text:p>
          </table:table-cell>
          <table:table-cell office:value-type="float" office:value="1029.51446664569" calcext:value-type="float">
            <text:p>1029.5144666457</text:p>
          </table:table-cell>
          <table:table-cell office:value-type="float" office:value="1056.46633871118" calcext:value-type="float">
            <text:p>1056.4663387112</text:p>
          </table:table-cell>
          <table:table-cell office:value-type="float" office:value="1039.97805554293" calcext:value-type="float">
            <text:p>1039.9780555429</text:p>
          </table:table-cell>
          <table:table-cell office:value-type="float" office:value="1026.90657835835" calcext:value-type="float">
            <text:p>1026.9065783584</text:p>
          </table:table-cell>
          <table:table-cell office:value-type="float" office:value="1021.99036046974" calcext:value-type="float">
            <text:p>1021.9903604697</text:p>
          </table:table-cell>
          <table:table-cell office:value-type="float" office:value="1061.81328493966" calcext:value-type="float">
            <text:p>1061.8132849397</text:p>
          </table:table-cell>
          <table:table-cell office:value-type="float" office:value="998.692792965504" calcext:value-type="float">
            <text:p>998.6927929655</text:p>
          </table:table-cell>
          <table:table-cell office:value-type="float" office:value="1053.39876200287" calcext:value-type="float">
            <text:p>1053.3987620029</text:p>
          </table:table-cell>
          <table:table-cell office:value-type="float" office:value="1046.6984469957" calcext:value-type="float">
            <text:p>1046.6984469957</text:p>
          </table:table-cell>
          <table:table-cell office:value-type="float" office:value="1018.99690758541" calcext:value-type="float">
            <text:p>1018.9969075854</text:p>
          </table:table-cell>
          <table:table-cell office:value-type="float" office:value="1030.02059534202" calcext:value-type="float">
            <text:p>1030.020595342</text:p>
          </table:table-cell>
          <table:table-cell office:value-type="float" office:value="1077.77666809077" calcext:value-type="float">
            <text:p>1077.7766680908</text:p>
          </table:table-cell>
          <table:table-cell office:value-type="float" office:value="1094.03969408832" calcext:value-type="float">
            <text:p>1094.0396940883</text:p>
          </table:table-cell>
          <table:table-cell office:value-type="float" office:value="1056.27655287334" calcext:value-type="float">
            <text:p>1056.2765528733</text:p>
          </table:table-cell>
          <table:table-cell office:value-type="float" office:value="1048.80099388725" calcext:value-type="float">
            <text:p>1048.8009938873</text:p>
          </table:table-cell>
          <table:table-cell office:value-type="float" office:value="1010.74809359461" calcext:value-type="float">
            <text:p>1010.7480935946</text:p>
          </table:table-cell>
          <table:table-cell office:value-type="float" office:value="1071.8914699189" calcext:value-type="float">
            <text:p>1071.8914699189</text:p>
          </table:table-cell>
          <table:table-cell office:value-type="float" office:value="1058.28150035106" calcext:value-type="float">
            <text:p>1058.2815003511</text:p>
          </table:table-cell>
        </table:table-row>
        <table:table-row table:style-name="ro1">
          <table:table-cell office:value-type="float" office:value="1062.00182118787" calcext:value-type="float">
            <text:p>1062.0018211879</text:p>
          </table:table-cell>
          <table:table-cell office:value-type="float" office:value="1042.64224661698" calcext:value-type="float">
            <text:p>1042.642246617</text:p>
          </table:table-cell>
          <table:table-cell office:value-type="float" office:value="1051.55518877427" calcext:value-type="float">
            <text:p>1051.5551887743</text:p>
          </table:table-cell>
          <table:table-cell office:value-type="float" office:value="1069.3265569532" calcext:value-type="float">
            <text:p>1069.3265569532</text:p>
          </table:table-cell>
          <table:table-cell office:value-type="float" office:value="1051.01003308292" calcext:value-type="float">
            <text:p>1051.0100330829</text:p>
          </table:table-cell>
          <table:table-cell office:value-type="float" office:value="1050.29097050912" calcext:value-type="float">
            <text:p>1050.2909705091</text:p>
          </table:table-cell>
          <table:table-cell office:value-type="float" office:value="1036.52979131971" calcext:value-type="float">
            <text:p>1036.5297913197</text:p>
          </table:table-cell>
          <table:table-cell office:value-type="float" office:value="1040.1723434093" calcext:value-type="float">
            <text:p>1040.1723434093</text:p>
          </table:table-cell>
          <table:table-cell office:value-type="float" office:value="1011.19275955654" calcext:value-type="float">
            <text:p>1011.1927595565</text:p>
          </table:table-cell>
          <table:table-cell office:value-type="float" office:value="1064.11920019133" calcext:value-type="float">
            <text:p>1064.1192001913</text:p>
          </table:table-cell>
          <table:table-cell office:value-type="float" office:value="1053.90432930627" calcext:value-type="float">
            <text:p>1053.9043293063</text:p>
          </table:table-cell>
          <table:table-cell office:value-type="float" office:value="1027.57680179324" calcext:value-type="float">
            <text:p>1027.5768017932</text:p>
          </table:table-cell>
          <table:table-cell office:value-type="float" office:value="1045.41475654487" calcext:value-type="float">
            <text:p>1045.4147565449</text:p>
          </table:table-cell>
          <table:table-cell office:value-type="float" office:value="1035.56837059686" calcext:value-type="float">
            <text:p>1035.5683705969</text:p>
          </table:table-cell>
          <table:table-cell office:value-type="float" office:value="1006.53271738627" calcext:value-type="float">
            <text:p>1006.5327173863</text:p>
          </table:table-cell>
          <table:table-cell office:value-type="float" office:value="1056.06328140564" calcext:value-type="float">
            <text:p>1056.0632814056</text:p>
          </table:table-cell>
          <table:table-cell office:value-type="float" office:value="1057.81712728355" calcext:value-type="float">
            <text:p>1057.8171272836</text:p>
          </table:table-cell>
          <table:table-cell office:value-type="float" office:value="1040.74696707162" calcext:value-type="float">
            <text:p>1040.7469670716</text:p>
          </table:table-cell>
          <table:table-cell office:value-type="float" office:value="1026.30252145416" calcext:value-type="float">
            <text:p>1026.3025214542</text:p>
          </table:table-cell>
          <table:table-cell office:value-type="float" office:value="1064.780377477" calcext:value-type="float">
            <text:p>1064.780377477</text:p>
          </table:table-cell>
          <table:table-cell office:value-type="float" office:value="1030.97972688274" calcext:value-type="float">
            <text:p>1030.9797268827</text:p>
          </table:table-cell>
          <table:table-cell office:value-type="float" office:value="1029.94749354338" calcext:value-type="float">
            <text:p>1029.9474935434</text:p>
          </table:table-cell>
          <table:table-cell office:value-type="float" office:value="1033.68825269553" calcext:value-type="float">
            <text:p>1033.6882526955</text:p>
          </table:table-cell>
          <table:table-cell office:value-type="float" office:value="1073.07856251074" calcext:value-type="float">
            <text:p>1073.0785625107</text:p>
          </table:table-cell>
          <table:table-cell office:value-type="float" office:value="1039.39536761565" calcext:value-type="float">
            <text:p>1039.3953676157</text:p>
          </table:table-cell>
          <table:table-cell office:value-type="float" office:value="1052.74092300975" calcext:value-type="float">
            <text:p>1052.7409230098</text:p>
          </table:table-cell>
          <table:table-cell office:value-type="float" office:value="1028.5295227741" calcext:value-type="float">
            <text:p>1028.5295227741</text:p>
          </table:table-cell>
          <table:table-cell office:value-type="float" office:value="1024.4478841151" calcext:value-type="float">
            <text:p>1024.4478841151</text:p>
          </table:table-cell>
          <table:table-cell office:value-type="float" office:value="1047.24070051784" calcext:value-type="float">
            <text:p>1047.2407005178</text:p>
          </table:table-cell>
          <table:table-cell office:value-type="float" office:value="1043.42865579432" calcext:value-type="float">
            <text:p>1043.4286557943</text:p>
          </table:table-cell>
          <table:table-cell office:value-type="float" office:value="1019.67622186591" calcext:value-type="float">
            <text:p>1019.6762218659</text:p>
          </table:table-cell>
          <table:table-cell office:value-type="float" office:value="1042.869346192" calcext:value-type="float">
            <text:p>1042.869346192</text:p>
          </table:table-cell>
          <table:table-cell office:value-type="float" office:value="1019.0172192322" calcext:value-type="float">
            <text:p>1019.0172192322</text:p>
          </table:table-cell>
          <table:table-cell office:value-type="float" office:value="1055.39827876283" calcext:value-type="float">
            <text:p>1055.3982787628</text:p>
          </table:table-cell>
          <table:table-cell office:value-type="float" office:value="1034.8069216008" calcext:value-type="float">
            <text:p>1034.8069216008</text:p>
          </table:table-cell>
          <table:table-cell office:value-type="float" office:value="1018.80186640718" calcext:value-type="float">
            <text:p>1018.8018664072</text:p>
          </table:table-cell>
          <table:table-cell office:value-type="float" office:value="1025.76660008035" calcext:value-type="float">
            <text:p>1025.7666000804</text:p>
          </table:table-cell>
          <table:table-cell office:value-type="float" office:value="1064.72885725643" calcext:value-type="float">
            <text:p>1064.7288572564</text:p>
          </table:table-cell>
          <table:table-cell office:value-type="float" office:value="960.508868887468" calcext:value-type="float">
            <text:p>960.5088688875</text:p>
          </table:table-cell>
          <table:table-cell office:value-type="float" office:value="1044.08677421176" calcext:value-type="float">
            <text:p>1044.0867742118</text:p>
          </table:table-cell>
          <table:table-cell office:value-type="float" office:value="1034.28294520683" calcext:value-type="float">
            <text:p>1034.2829452068</text:p>
          </table:table-cell>
          <table:table-cell office:value-type="float" office:value="1020.16168129249" calcext:value-type="float">
            <text:p>1020.1616812925</text:p>
          </table:table-cell>
          <table:table-cell office:value-type="float" office:value="1030.88251350456" calcext:value-type="float">
            <text:p>1030.8825135046</text:p>
          </table:table-cell>
          <table:table-cell office:value-type="float" office:value="1070.43079992733" calcext:value-type="float">
            <text:p>1070.4307999273</text:p>
          </table:table-cell>
          <table:table-cell office:value-type="float" office:value="1094.18233857685" calcext:value-type="float">
            <text:p>1094.1823385769</text:p>
          </table:table-cell>
          <table:table-cell office:value-type="float" office:value="1039.08445703869" calcext:value-type="float">
            <text:p>1039.0844570387</text:p>
          </table:table-cell>
          <table:table-cell office:value-type="float" office:value="1045.06981852409" calcext:value-type="float">
            <text:p>1045.0698185241</text:p>
          </table:table-cell>
          <table:table-cell office:value-type="float" office:value="1010.5070045174" calcext:value-type="float">
            <text:p>1010.5070045174</text:p>
          </table:table-cell>
          <table:table-cell office:value-type="float" office:value="1070.69357799788" calcext:value-type="float">
            <text:p>1070.6935779979</text:p>
          </table:table-cell>
          <table:table-cell office:value-type="float" office:value="1052.56385824968" calcext:value-type="float">
            <text:p>1052.5638582497</text:p>
          </table:table-cell>
        </table:table-row>
        <table:table-row table:style-name="ro1">
          <table:table-cell office:value-type="float" office:value="1060.50922192981" calcext:value-type="float">
            <text:p>1060.5092219298</text:p>
          </table:table-cell>
          <table:table-cell office:value-type="float" office:value="1029.27450945666" calcext:value-type="float">
            <text:p>1029.2745094567</text:p>
          </table:table-cell>
          <table:table-cell office:value-type="float" office:value="1039.36316897481" calcext:value-type="float">
            <text:p>1039.3631689748</text:p>
          </table:table-cell>
          <table:table-cell office:value-type="float" office:value="1066.75458501517" calcext:value-type="float">
            <text:p>1066.7545850152</text:p>
          </table:table-cell>
          <table:table-cell office:value-type="float" office:value="1035.7424970381" calcext:value-type="float">
            <text:p>1035.7424970381</text:p>
          </table:table-cell>
          <table:table-cell office:value-type="float" office:value="1055.26483182517" calcext:value-type="float">
            <text:p>1055.2648318252</text:p>
          </table:table-cell>
          <table:table-cell office:value-type="float" office:value="1028.13341428006" calcext:value-type="float">
            <text:p>1028.1334142801</text:p>
          </table:table-cell>
          <table:table-cell office:value-type="float" office:value="1038.01045999113" calcext:value-type="float">
            <text:p>1038.0104599911</text:p>
          </table:table-cell>
          <table:table-cell office:value-type="float" office:value="1005.25457350732" calcext:value-type="float">
            <text:p>1005.2545735073</text:p>
          </table:table-cell>
          <table:table-cell office:value-type="float" office:value="1058.12447109431" calcext:value-type="float">
            <text:p>1058.1244710943</text:p>
          </table:table-cell>
          <table:table-cell office:value-type="float" office:value="1044.99898054137" calcext:value-type="float">
            <text:p>1044.9989805414</text:p>
          </table:table-cell>
          <table:table-cell office:value-type="float" office:value="1016.05664638964" calcext:value-type="float">
            <text:p>1016.0566463896</text:p>
          </table:table-cell>
          <table:table-cell office:value-type="float" office:value="1039.39122220404" calcext:value-type="float">
            <text:p>1039.391222204</text:p>
          </table:table-cell>
          <table:table-cell office:value-type="float" office:value="1030.61543064447" calcext:value-type="float">
            <text:p>1030.6154306445</text:p>
          </table:table-cell>
          <table:table-cell office:value-type="float" office:value="988.888752393748" calcext:value-type="float">
            <text:p>988.8887523937</text:p>
          </table:table-cell>
          <table:table-cell office:value-type="float" office:value="1055.39307836383" calcext:value-type="float">
            <text:p>1055.3930783638</text:p>
          </table:table-cell>
          <table:table-cell office:value-type="float" office:value="1033.58492807257" calcext:value-type="float">
            <text:p>1033.5849280726</text:p>
          </table:table-cell>
          <table:table-cell office:value-type="float" office:value="1042.67469375618" calcext:value-type="float">
            <text:p>1042.6746937562</text:p>
          </table:table-cell>
          <table:table-cell office:value-type="float" office:value="1025.80014956799" calcext:value-type="float">
            <text:p>1025.800149568</text:p>
          </table:table-cell>
          <table:table-cell office:value-type="float" office:value="1053.05115191598" calcext:value-type="float">
            <text:p>1053.051151916</text:p>
          </table:table-cell>
          <table:table-cell office:value-type="float" office:value="1028.99523947734" calcext:value-type="float">
            <text:p>1028.9952394773</text:p>
          </table:table-cell>
          <table:table-cell office:value-type="float" office:value="1014.5709740786" calcext:value-type="float">
            <text:p>1014.5709740786</text:p>
          </table:table-cell>
          <table:table-cell office:value-type="float" office:value="1029.11375498906" calcext:value-type="float">
            <text:p>1029.1137549891</text:p>
          </table:table-cell>
          <table:table-cell office:value-type="float" office:value="1072.08312930303" calcext:value-type="float">
            <text:p>1072.083129303</text:p>
          </table:table-cell>
          <table:table-cell office:value-type="float" office:value="1032.28896112271" calcext:value-type="float">
            <text:p>1032.2889611227</text:p>
          </table:table-cell>
          <table:table-cell office:value-type="float" office:value="1036.87138035525" calcext:value-type="float">
            <text:p>1036.8713803553</text:p>
          </table:table-cell>
          <table:table-cell office:value-type="float" office:value="1012.46279664785" calcext:value-type="float">
            <text:p>1012.4627966479</text:p>
          </table:table-cell>
          <table:table-cell office:value-type="float" office:value="1015.60410561716" calcext:value-type="float">
            <text:p>1015.6041056172</text:p>
          </table:table-cell>
          <table:table-cell office:value-type="float" office:value="1034.47581730859" calcext:value-type="float">
            <text:p>1034.4758173086</text:p>
          </table:table-cell>
          <table:table-cell office:value-type="float" office:value="1030.73158034416" calcext:value-type="float">
            <text:p>1030.7315803442</text:p>
          </table:table-cell>
          <table:table-cell office:value-type="float" office:value="1001.9599875356" calcext:value-type="float">
            <text:p>1001.9599875356</text:p>
          </table:table-cell>
          <table:table-cell office:value-type="float" office:value="1027.21530274483" calcext:value-type="float">
            <text:p>1027.2153027448</text:p>
          </table:table-cell>
          <table:table-cell office:value-type="float" office:value="999.098918795095" calcext:value-type="float">
            <text:p>999.0989187951</text:p>
          </table:table-cell>
          <table:table-cell office:value-type="float" office:value="1054.75737072001" calcext:value-type="float">
            <text:p>1054.75737072</text:p>
          </table:table-cell>
          <table:table-cell office:value-type="float" office:value="1026.29278478854" calcext:value-type="float">
            <text:p>1026.2927847885</text:p>
          </table:table-cell>
          <table:table-cell office:value-type="float" office:value="1006.43174612575" calcext:value-type="float">
            <text:p>1006.4317461258</text:p>
          </table:table-cell>
          <table:table-cell office:value-type="float" office:value="1022.63744910443" calcext:value-type="float">
            <text:p>1022.6374491044</text:p>
          </table:table-cell>
          <table:table-cell office:value-type="float" office:value="1053.58924896475" calcext:value-type="float">
            <text:p>1053.5892489648</text:p>
          </table:table-cell>
          <table:table-cell office:value-type="float" office:value="958.110961433478" calcext:value-type="float">
            <text:p>958.1109614335</text:p>
          </table:table-cell>
          <table:table-cell office:value-type="float" office:value="1034.19614194474" calcext:value-type="float">
            <text:p>1034.1961419447</text:p>
          </table:table-cell>
          <table:table-cell office:value-type="float" office:value="1025.81006790077" calcext:value-type="float">
            <text:p>1025.8100679008</text:p>
          </table:table-cell>
          <table:table-cell office:value-type="float" office:value="1012.77544777277" calcext:value-type="float">
            <text:p>1012.7754477728</text:p>
          </table:table-cell>
          <table:table-cell office:value-type="float" office:value="1031.64046292249" calcext:value-type="float">
            <text:p>1031.6404629225</text:p>
          </table:table-cell>
          <table:table-cell office:value-type="float" office:value="1061.87822332311" calcext:value-type="float">
            <text:p>1061.8782233231</text:p>
          </table:table-cell>
          <table:table-cell office:value-type="float" office:value="1078.46682901671" calcext:value-type="float">
            <text:p>1078.4668290167</text:p>
          </table:table-cell>
          <table:table-cell office:value-type="float" office:value="1030.37600079102" calcext:value-type="float">
            <text:p>1030.376000791</text:p>
          </table:table-cell>
          <table:table-cell office:value-type="float" office:value="1039.76621942544" calcext:value-type="float">
            <text:p>1039.7662194254</text:p>
          </table:table-cell>
          <table:table-cell office:value-type="float" office:value="1010.82959186833" calcext:value-type="float">
            <text:p>1010.8295918683</text:p>
          </table:table-cell>
          <table:table-cell office:value-type="float" office:value="1071.244022279" calcext:value-type="float">
            <text:p>1071.244022279</text:p>
          </table:table-cell>
          <table:table-cell office:value-type="float" office:value="1025.40192960803" calcext:value-type="float">
            <text:p>1025.401929608</text:p>
          </table:table-cell>
        </table:table-row>
        <table:table-row table:style-name="ro1">
          <table:table-cell office:value-type="float" office:value="1046.66821619311" calcext:value-type="float">
            <text:p>1046.6682161931</text:p>
          </table:table-cell>
          <table:table-cell office:value-type="float" office:value="1029.07333088717" calcext:value-type="float">
            <text:p>1029.0733308872</text:p>
          </table:table-cell>
          <table:table-cell office:value-type="float" office:value="1042.65873713479" calcext:value-type="float">
            <text:p>1042.6587371348</text:p>
          </table:table-cell>
          <table:table-cell office:value-type="float" office:value="1046.41750375138" calcext:value-type="float">
            <text:p>1046.4175037514</text:p>
          </table:table-cell>
          <table:table-cell office:value-type="float" office:value="1028.345848197" calcext:value-type="float">
            <text:p>1028.345848197</text:p>
          </table:table-cell>
          <table:table-cell office:value-type="float" office:value="1048.98077261328" calcext:value-type="float">
            <text:p>1048.9807726133</text:p>
          </table:table-cell>
          <table:table-cell office:value-type="float" office:value="1014.95683039731" calcext:value-type="float">
            <text:p>1014.9568303973</text:p>
          </table:table-cell>
          <table:table-cell office:value-type="float" office:value="1011.62069749883" calcext:value-type="float">
            <text:p>1011.6206974988</text:p>
          </table:table-cell>
          <table:table-cell office:value-type="float" office:value="994.993102530543" calcext:value-type="float">
            <text:p>994.9931025305</text:p>
          </table:table-cell>
          <table:table-cell office:value-type="float" office:value="1054.86868738224" calcext:value-type="float">
            <text:p>1054.8686873822</text:p>
          </table:table-cell>
          <table:table-cell office:value-type="float" office:value="1040.89940590194" calcext:value-type="float">
            <text:p>1040.8994059019</text:p>
          </table:table-cell>
          <table:table-cell office:value-type="float" office:value="1011.41847181804" calcext:value-type="float">
            <text:p>1011.418471818</text:p>
          </table:table-cell>
          <table:table-cell office:value-type="float" office:value="1032.73988844586" calcext:value-type="float">
            <text:p>1032.7398884459</text:p>
          </table:table-cell>
          <table:table-cell office:value-type="float" office:value="1024.0911577861" calcext:value-type="float">
            <text:p>1024.0911577861</text:p>
          </table:table-cell>
          <table:table-cell office:value-type="float" office:value="976.70861473301" calcext:value-type="float">
            <text:p>976.708614733</text:p>
          </table:table-cell>
          <table:table-cell office:value-type="float" office:value="1055.39307836383" calcext:value-type="float">
            <text:p>1055.3930783638</text:p>
          </table:table-cell>
          <table:table-cell office:value-type="float" office:value="1035.74996082711" calcext:value-type="float">
            <text:p>1035.7499608271</text:p>
          </table:table-cell>
          <table:table-cell office:value-type="float" office:value="1022.649737505" calcext:value-type="float">
            <text:p>1022.649737505</text:p>
          </table:table-cell>
          <table:table-cell office:value-type="float" office:value="1020.1760449682" calcext:value-type="float">
            <text:p>1020.1760449682</text:p>
          </table:table-cell>
          <table:table-cell office:value-type="float" office:value="1054.5744011494" calcext:value-type="float">
            <text:p>1054.5744011494</text:p>
          </table:table-cell>
          <table:table-cell office:value-type="float" office:value="1017.11034357423" calcext:value-type="float">
            <text:p>1017.1103435742</text:p>
          </table:table-cell>
          <table:table-cell office:value-type="float" office:value="1015.82356588728" calcext:value-type="float">
            <text:p>1015.8235658873</text:p>
          </table:table-cell>
          <table:table-cell office:value-type="float" office:value="1029.31760839644" calcext:value-type="float">
            <text:p>1029.3176083964</text:p>
          </table:table-cell>
          <table:table-cell office:value-type="float" office:value="1072.08312930303" calcext:value-type="float">
            <text:p>1072.083129303</text:p>
          </table:table-cell>
          <table:table-cell office:value-type="float" office:value="1031.83631931699" calcext:value-type="float">
            <text:p>1031.836319317</text:p>
          </table:table-cell>
          <table:table-cell office:value-type="float" office:value="1011.39442630995" calcext:value-type="float">
            <text:p>1011.39442631</text:p>
          </table:table-cell>
          <table:table-cell office:value-type="float" office:value="998.227093198075" calcext:value-type="float">
            <text:p>998.2270931981</text:p>
          </table:table-cell>
          <table:table-cell office:value-type="float" office:value="1012.35658636477" calcext:value-type="float">
            <text:p>1012.3565863648</text:p>
          </table:table-cell>
          <table:table-cell office:value-type="float" office:value="1042.30641010996" calcext:value-type="float">
            <text:p>1042.30641011</text:p>
          </table:table-cell>
          <table:table-cell office:value-type="float" office:value="1032.05495324515" calcext:value-type="float">
            <text:p>1032.0549532452</text:p>
          </table:table-cell>
          <table:table-cell office:value-type="float" office:value="1006.00557823241" calcext:value-type="float">
            <text:p>1006.0055782324</text:p>
          </table:table-cell>
          <table:table-cell office:value-type="float" office:value="1030.90700772884" calcext:value-type="float">
            <text:p>1030.9070077288</text:p>
          </table:table-cell>
          <table:table-cell office:value-type="float" office:value="990.805464561608" calcext:value-type="float">
            <text:p>990.8054645616</text:p>
          </table:table-cell>
          <table:table-cell office:value-type="float" office:value="1056.07339519691" calcext:value-type="float">
            <text:p>1056.0733951969</text:p>
          </table:table-cell>
          <table:table-cell office:value-type="float" office:value="1020.99706996325" calcext:value-type="float">
            <text:p>1020.9970699633</text:p>
          </table:table-cell>
          <table:table-cell office:value-type="float" office:value="998.686814148256" calcext:value-type="float">
            <text:p>998.6868141483</text:p>
          </table:table-cell>
          <table:table-cell office:value-type="float" office:value="1014.54576937901" calcext:value-type="float">
            <text:p>1014.545769379</text:p>
          </table:table-cell>
          <table:table-cell office:value-type="float" office:value="1052.1079041468" calcext:value-type="float">
            <text:p>1052.1079041468</text:p>
          </table:table-cell>
          <table:table-cell office:value-type="float" office:value="954.481464757602" calcext:value-type="float">
            <text:p>954.4814647576</text:p>
          </table:table-cell>
          <table:table-cell office:value-type="float" office:value="1025.38896936285" calcext:value-type="float">
            <text:p>1025.3889693629</text:p>
          </table:table-cell>
          <table:table-cell office:value-type="float" office:value="1014.58843561163" calcext:value-type="float">
            <text:p>1014.5884356116</text:p>
          </table:table-cell>
          <table:table-cell office:value-type="float" office:value="1004.31363103709" calcext:value-type="float">
            <text:p>1004.3136310371</text:p>
          </table:table-cell>
          <table:table-cell office:value-type="float" office:value="1022.24411758744" calcext:value-type="float">
            <text:p>1022.2441175874</text:p>
          </table:table-cell>
          <table:table-cell office:value-type="float" office:value="1055.92858516954" calcext:value-type="float">
            <text:p>1055.9285851695</text:p>
          </table:table-cell>
          <table:table-cell office:value-type="float" office:value="1055.61856426467" calcext:value-type="float">
            <text:p>1055.6185642647</text:p>
          </table:table-cell>
          <table:table-cell office:value-type="float" office:value="1049.23772334269" calcext:value-type="float">
            <text:p>1049.2377233427</text:p>
          </table:table-cell>
          <table:table-cell office:value-type="float" office:value="1043.47862087697" calcext:value-type="float">
            <text:p>1043.478620877</text:p>
          </table:table-cell>
          <table:table-cell office:value-type="float" office:value="1010.9388991798" calcext:value-type="float">
            <text:p>1010.9388991798</text:p>
          </table:table-cell>
          <table:table-cell office:value-type="float" office:value="1066.76625648051" calcext:value-type="float">
            <text:p>1066.7662564805</text:p>
          </table:table-cell>
          <table:table-cell office:value-type="float" office:value="1018.4549189555" calcext:value-type="float">
            <text:p>1018.4549189555</text:p>
          </table:table-cell>
        </table:table-row>
        <table:table-row table:style-name="ro1">
          <table:table-cell office:value-type="float" office:value="1047.18728721484" calcext:value-type="float">
            <text:p>1047.1872872148</text:p>
          </table:table-cell>
          <table:table-cell office:value-type="float" office:value="1027.43568910767" calcext:value-type="float">
            <text:p>1027.4356891077</text:p>
          </table:table-cell>
          <table:table-cell office:value-type="float" office:value="1029.49358701553" calcext:value-type="float">
            <text:p>1029.4935870155</text:p>
          </table:table-cell>
          <table:table-cell office:value-type="float" office:value="1032.8652045017" calcext:value-type="float">
            <text:p>1032.8652045017</text:p>
          </table:table-cell>
          <table:table-cell office:value-type="float" office:value="1020.86302220773" calcext:value-type="float">
            <text:p>1020.8630222077</text:p>
          </table:table-cell>
          <table:table-cell office:value-type="float" office:value="1028.73581695828" calcext:value-type="float">
            <text:p>1028.7358169583</text:p>
          </table:table-cell>
          <table:table-cell office:value-type="float" office:value="1010.96288387117" calcext:value-type="float">
            <text:p>1010.9628838712</text:p>
          </table:table-cell>
          <table:table-cell office:value-type="float" office:value="1005.72504097892" calcext:value-type="float">
            <text:p>1005.7250409789</text:p>
          </table:table-cell>
          <table:table-cell office:value-type="float" office:value="982.624784966921" calcext:value-type="float">
            <text:p>982.6247849669</text:p>
          </table:table-cell>
          <table:table-cell office:value-type="float" office:value="1054.86868738224" calcext:value-type="float">
            <text:p>1054.8686873822</text:p>
          </table:table-cell>
          <table:table-cell office:value-type="float" office:value="1035.71817116057" calcext:value-type="float">
            <text:p>1035.7181711606</text:p>
          </table:table-cell>
          <table:table-cell office:value-type="float" office:value="998.459146539969" calcext:value-type="float">
            <text:p>998.45914654</text:p>
          </table:table-cell>
          <table:table-cell office:value-type="float" office:value="1029.53542278159" calcext:value-type="float">
            <text:p>1029.5354227816</text:p>
          </table:table-cell>
          <table:table-cell office:value-type="float" office:value="1018.96886546428" calcext:value-type="float">
            <text:p>1018.9688654643</text:p>
          </table:table-cell>
          <table:table-cell office:value-type="float" office:value="978.941346925893" calcext:value-type="float">
            <text:p>978.9413469259</text:p>
          </table:table-cell>
          <table:table-cell office:value-type="float" office:value="1040.61922286364" calcext:value-type="float">
            <text:p>1040.6192228636</text:p>
          </table:table-cell>
          <table:table-cell office:value-type="float" office:value="1007.89259521476" calcext:value-type="float">
            <text:p>1007.8925952148</text:p>
          </table:table-cell>
          <table:table-cell office:value-type="float" office:value="1022.649737505" calcext:value-type="float">
            <text:p>1022.649737505</text:p>
          </table:table-cell>
          <table:table-cell office:value-type="float" office:value="1022.1461662457" calcext:value-type="float">
            <text:p>1022.1461662457</text:p>
          </table:table-cell>
          <table:table-cell office:value-type="float" office:value="1054.63740931017" calcext:value-type="float">
            <text:p>1054.6374093102</text:p>
          </table:table-cell>
          <table:table-cell office:value-type="float" office:value="1011.70366785773" calcext:value-type="float">
            <text:p>1011.7036678577</text:p>
          </table:table-cell>
          <table:table-cell office:value-type="float" office:value="1011.30177266412" calcext:value-type="float">
            <text:p>1011.3017726641</text:p>
          </table:table-cell>
          <table:table-cell office:value-type="float" office:value="1027.34652024121" calcext:value-type="float">
            <text:p>1027.3465202412</text:p>
          </table:table-cell>
          <table:table-cell office:value-type="float" office:value="1066.42501552888" calcext:value-type="float">
            <text:p>1066.4250155289</text:p>
          </table:table-cell>
          <table:table-cell office:value-type="float" office:value="1028.15368976098" calcext:value-type="float">
            <text:p>1028.153689761</text:p>
          </table:table-cell>
          <table:table-cell office:value-type="float" office:value="999.486015864444" calcext:value-type="float">
            <text:p>999.4860158644</text:p>
          </table:table-cell>
          <table:table-cell office:value-type="float" office:value="988.02521629682" calcext:value-type="float">
            <text:p>988.0252162968</text:p>
          </table:table-cell>
          <table:table-cell office:value-type="float" office:value="1003.31813256082" calcext:value-type="float">
            <text:p>1003.3181325608</text:p>
          </table:table-cell>
          <table:table-cell office:value-type="float" office:value="1036.14725747527" calcext:value-type="float">
            <text:p>1036.1472574753</text:p>
          </table:table-cell>
          <table:table-cell office:value-type="float" office:value="1028.78807707671" calcext:value-type="float">
            <text:p>1028.7880770767</text:p>
          </table:table-cell>
          <table:table-cell office:value-type="float" office:value="1000.55072258089" calcext:value-type="float">
            <text:p>1000.5507225809</text:p>
          </table:table-cell>
          <table:table-cell office:value-type="float" office:value="1031.40582810553" calcext:value-type="float">
            <text:p>1031.4058281055</text:p>
          </table:table-cell>
          <table:table-cell office:value-type="float" office:value="991.302973672112" calcext:value-type="float">
            <text:p>991.3029736721</text:p>
          </table:table-cell>
          <table:table-cell office:value-type="float" office:value="1048.62482423119" calcext:value-type="float">
            <text:p>1048.6248242312</text:p>
          </table:table-cell>
          <table:table-cell office:value-type="float" office:value="1019.4674704123" calcext:value-type="float">
            <text:p>1019.4674704123</text:p>
          </table:table-cell>
          <table:table-cell office:value-type="float" office:value="1000.21026327653" calcext:value-type="float">
            <text:p>1000.2102632765</text:p>
          </table:table-cell>
          <table:table-cell office:value-type="float" office:value="979.078709901568" calcext:value-type="float">
            <text:p>979.0787099016</text:p>
          </table:table-cell>
          <table:table-cell office:value-type="float" office:value="1038.65461389123" calcext:value-type="float">
            <text:p>1038.6546138912</text:p>
          </table:table-cell>
          <table:table-cell office:value-type="float" office:value="955.676450950077" calcext:value-type="float">
            <text:p>955.6764509501</text:p>
          </table:table-cell>
          <table:table-cell office:value-type="float" office:value="1021.66947309702" calcext:value-type="float">
            <text:p>1021.669473097</text:p>
          </table:table-cell>
          <table:table-cell office:value-type="float" office:value="992.884029165073" calcext:value-type="float">
            <text:p>992.8840291651</text:p>
          </table:table-cell>
          <table:table-cell office:value-type="float" office:value="1004.55146872063" calcext:value-type="float">
            <text:p>1004.5514687206</text:p>
          </table:table-cell>
          <table:table-cell office:value-type="float" office:value="1011.48654452443" calcext:value-type="float">
            <text:p>1011.4865445244</text:p>
          </table:table-cell>
          <table:table-cell office:value-type="float" office:value="1051.41249817504" calcext:value-type="float">
            <text:p>1051.412498175</text:p>
          </table:table-cell>
          <table:table-cell office:value-type="float" office:value="1046.57817753422" calcext:value-type="float">
            <text:p>1046.5781775342</text:p>
          </table:table-cell>
          <table:table-cell office:value-type="float" office:value="1039.83145418829" calcext:value-type="float">
            <text:p>1039.8314541883</text:p>
          </table:table-cell>
          <table:table-cell office:value-type="float" office:value="1037.39131747574" calcext:value-type="float">
            <text:p>1037.3913174757</text:p>
          </table:table-cell>
          <table:table-cell office:value-type="float" office:value="1007.32405488317" calcext:value-type="float">
            <text:p>1007.3240548832</text:p>
          </table:table-cell>
          <table:table-cell office:value-type="float" office:value="1046.2445234252" calcext:value-type="float">
            <text:p>1046.2445234252</text:p>
          </table:table-cell>
          <table:table-cell office:value-type="float" office:value="1016.85360453956" calcext:value-type="float">
            <text:p>1016.8536045396</text:p>
          </table:table-cell>
        </table:table-row>
        <table:table-row table:style-name="ro1">
          <table:table-cell office:value-type="float" office:value="1047.19210349293" calcext:value-type="float">
            <text:p>1047.1921034929</text:p>
          </table:table-cell>
          <table:table-cell office:value-type="float" office:value="1026.98491791253" calcext:value-type="float">
            <text:p>1026.9849179125</text:p>
          </table:table-cell>
          <table:table-cell office:value-type="float" office:value="1031.27213614724" calcext:value-type="float">
            <text:p>1031.2721361472</text:p>
          </table:table-cell>
          <table:table-cell office:value-type="float" office:value="1008.25525382564" calcext:value-type="float">
            <text:p>1008.2552538256</text:p>
          </table:table-cell>
          <table:table-cell office:value-type="float" office:value="1016.68039138986" calcext:value-type="float">
            <text:p>1016.6803913899</text:p>
          </table:table-cell>
          <table:table-cell office:value-type="float" office:value="1028.71419531765" calcext:value-type="float">
            <text:p>1028.7141953177</text:p>
          </table:table-cell>
          <table:table-cell office:value-type="float" office:value="980.27829229333" calcext:value-type="float">
            <text:p>980.2782922933</text:p>
          </table:table-cell>
          <table:table-cell office:value-type="float" office:value="1005.11834981016" calcext:value-type="float">
            <text:p>1005.1183498102</text:p>
          </table:table-cell>
          <table:table-cell office:value-type="float" office:value="983.609510166668" calcext:value-type="float">
            <text:p>983.6095101667</text:p>
          </table:table-cell>
          <table:table-cell office:value-type="float" office:value="1045.45330571846" calcext:value-type="float">
            <text:p>1045.4533057185</text:p>
          </table:table-cell>
          <table:table-cell office:value-type="float" office:value="1026.40739266359" calcext:value-type="float">
            <text:p>1026.4073926636</text:p>
          </table:table-cell>
          <table:table-cell office:value-type="float" office:value="998.899856182327" calcext:value-type="float">
            <text:p>998.8998561823</text:p>
          </table:table-cell>
          <table:table-cell office:value-type="float" office:value="1022.94790808012" calcext:value-type="float">
            <text:p>1022.9479080801</text:p>
          </table:table-cell>
          <table:table-cell office:value-type="float" office:value="1019.00774320493" calcext:value-type="float">
            <text:p>1019.0077432049</text:p>
          </table:table-cell>
          <table:table-cell office:value-type="float" office:value="969.549813209276" calcext:value-type="float">
            <text:p>969.5498132093</text:p>
          </table:table-cell>
          <table:table-cell office:value-type="float" office:value="1033.87138341385" calcext:value-type="float">
            <text:p>1033.8713834139</text:p>
          </table:table-cell>
          <table:table-cell office:value-type="float" office:value="1005.33979618272" calcext:value-type="float">
            <text:p>1005.3397961827</text:p>
          </table:table-cell>
          <table:table-cell office:value-type="float" office:value="1021.58270342961" calcext:value-type="float">
            <text:p>1021.5827034296</text:p>
          </table:table-cell>
          <table:table-cell office:value-type="float" office:value="1022.30063738293" calcext:value-type="float">
            <text:p>1022.3006373829</text:p>
          </table:table-cell>
          <table:table-cell office:value-type="float" office:value="1056.31455794979" calcext:value-type="float">
            <text:p>1056.3145579498</text:p>
          </table:table-cell>
          <table:table-cell office:value-type="float" office:value="998.484566653789" calcext:value-type="float">
            <text:p>998.4845666538</text:p>
          </table:table-cell>
          <table:table-cell office:value-type="float" office:value="1012.34672149545" calcext:value-type="float">
            <text:p>1012.3467214955</text:p>
          </table:table-cell>
          <table:table-cell office:value-type="float" office:value="1013.849653486" calcext:value-type="float">
            <text:p>1013.849653486</text:p>
          </table:table-cell>
          <table:table-cell office:value-type="float" office:value="1065.02280864427" calcext:value-type="float">
            <text:p>1065.0228086443</text:p>
          </table:table-cell>
          <table:table-cell office:value-type="float" office:value="992.264716136312" calcext:value-type="float">
            <text:p>992.2647161363</text:p>
          </table:table-cell>
          <table:table-cell office:value-type="float" office:value="1001.24897019177" calcext:value-type="float">
            <text:p>1001.2489701918</text:p>
          </table:table-cell>
          <table:table-cell office:value-type="float" office:value="991.185226768755" calcext:value-type="float">
            <text:p>991.1852267688</text:p>
          </table:table-cell>
          <table:table-cell office:value-type="float" office:value="995.226091695459" calcext:value-type="float">
            <text:p>995.2260916955</text:p>
          </table:table-cell>
          <table:table-cell office:value-type="float" office:value="1033.48092404627" calcext:value-type="float">
            <text:p>1033.4809240463</text:p>
          </table:table-cell>
          <table:table-cell office:value-type="float" office:value="1026.60657563786" calcext:value-type="float">
            <text:p>1026.6065756379</text:p>
          </table:table-cell>
          <table:table-cell office:value-type="float" office:value="996.735877053552" calcext:value-type="float">
            <text:p>996.7358770536</text:p>
          </table:table-cell>
          <table:table-cell office:value-type="float" office:value="1031.40582810553" calcext:value-type="float">
            <text:p>1031.4058281055</text:p>
          </table:table-cell>
          <table:table-cell office:value-type="float" office:value="990.382369063113" calcext:value-type="float">
            <text:p>990.3823690631</text:p>
          </table:table-cell>
          <table:table-cell office:value-type="float" office:value="1048.76484381952" calcext:value-type="float">
            <text:p>1048.7648438195</text:p>
          </table:table-cell>
          <table:table-cell office:value-type="float" office:value="1019.18638500174" calcext:value-type="float">
            <text:p>1019.1863850017</text:p>
          </table:table-cell>
          <table:table-cell office:value-type="float" office:value="995.603976239556" calcext:value-type="float">
            <text:p>995.6039762396</text:p>
          </table:table-cell>
          <table:table-cell office:value-type="float" office:value="980.3667698837" calcext:value-type="float">
            <text:p>980.3667698837</text:p>
          </table:table-cell>
          <table:table-cell office:value-type="float" office:value="1035.14359765715" calcext:value-type="float">
            <text:p>1035.1435976572</text:p>
          </table:table-cell>
          <table:table-cell office:value-type="float" office:value="953.233818272089" calcext:value-type="float">
            <text:p>953.2338182721</text:p>
          </table:table-cell>
          <table:table-cell office:value-type="float" office:value="1023.30571806931" calcext:value-type="float">
            <text:p>1023.3057180693</text:p>
          </table:table-cell>
          <table:table-cell office:value-type="float" office:value="991.231869901699" calcext:value-type="float">
            <text:p>991.2318699017</text:p>
          </table:table-cell>
          <table:table-cell office:value-type="float" office:value="999.77368305606" calcext:value-type="float">
            <text:p>999.7736830561</text:p>
          </table:table-cell>
          <table:table-cell office:value-type="float" office:value="1005.03404581604" calcext:value-type="float">
            <text:p>1005.034045816</text:p>
          </table:table-cell>
          <table:table-cell office:value-type="float" office:value="1042.64230793241" calcext:value-type="float">
            <text:p>1042.6423079324</text:p>
          </table:table-cell>
          <table:table-cell office:value-type="float" office:value="1035.91954952051" calcext:value-type="float">
            <text:p>1035.9195495205</text:p>
          </table:table-cell>
          <table:table-cell office:value-type="float" office:value="998.898994191594" calcext:value-type="float">
            <text:p>998.8989941916</text:p>
          </table:table-cell>
          <table:table-cell office:value-type="float" office:value="1023.50248404368" calcext:value-type="float">
            <text:p>1023.5024840437</text:p>
          </table:table-cell>
          <table:table-cell office:value-type="float" office:value="1007.49042672787" calcext:value-type="float">
            <text:p>1007.4904267279</text:p>
          </table:table-cell>
          <table:table-cell office:value-type="float" office:value="1038.29147465346" calcext:value-type="float">
            <text:p>1038.2914746535</text:p>
          </table:table-cell>
          <table:table-cell office:value-type="float" office:value="1007.64210635174" calcext:value-type="float">
            <text:p>1007.6421063517</text:p>
          </table:table-cell>
        </table:table-row>
        <table:table-row table:style-name="ro1">
          <table:table-cell office:value-type="float" office:value="1051.13757919154" calcext:value-type="float">
            <text:p>1051.1375791915</text:p>
          </table:table-cell>
          <table:table-cell office:value-type="float" office:value="1025.34421742912" calcext:value-type="float">
            <text:p>1025.3442174291</text:p>
          </table:table-cell>
          <table:table-cell office:value-type="float" office:value="1012.79851469838" calcext:value-type="float">
            <text:p>1012.7985146984</text:p>
          </table:table-cell>
          <table:table-cell office:value-type="float" office:value="1004.65180590312" calcext:value-type="float">
            <text:p>1004.6518059031</text:p>
          </table:table-cell>
          <table:table-cell office:value-type="float" office:value="1014.12643067591" calcext:value-type="float">
            <text:p>1014.1264306759</text:p>
          </table:table-cell>
          <table:table-cell office:value-type="float" office:value="1031.60265956137" calcext:value-type="float">
            <text:p>1031.6026595614</text:p>
          </table:table-cell>
          <table:table-cell office:value-type="float" office:value="979.925757839775" calcext:value-type="float">
            <text:p>979.9257578398</text:p>
          </table:table-cell>
          <table:table-cell office:value-type="float" office:value="1000.84261297417" calcext:value-type="float">
            <text:p>1000.8426129742</text:p>
          </table:table-cell>
          <table:table-cell office:value-type="float" office:value="958.894374758726" calcext:value-type="float">
            <text:p>958.8943747587</text:p>
          </table:table-cell>
          <table:table-cell office:value-type="float" office:value="1039.33900019854" calcext:value-type="float">
            <text:p>1039.3390001985</text:p>
          </table:table-cell>
          <table:table-cell office:value-type="float" office:value="1018.14779799321" calcext:value-type="float">
            <text:p>1018.1477979932</text:p>
          </table:table-cell>
          <table:table-cell office:value-type="float" office:value="998.07100282009" calcext:value-type="float">
            <text:p>998.0710028201</text:p>
          </table:table-cell>
          <table:table-cell office:value-type="float" office:value="1026.4688723817" calcext:value-type="float">
            <text:p>1026.4688723817</text:p>
          </table:table-cell>
          <table:table-cell office:value-type="float" office:value="1005.60318853438" calcext:value-type="float">
            <text:p>1005.6031885344</text:p>
          </table:table-cell>
          <table:table-cell office:value-type="float" office:value="967.699344094257" calcext:value-type="float">
            <text:p>967.6993440943</text:p>
          </table:table-cell>
          <table:table-cell office:value-type="float" office:value="1023.4329769338" calcext:value-type="float">
            <text:p>1023.4329769338</text:p>
          </table:table-cell>
          <table:table-cell office:value-type="float" office:value="1005.33335335176" calcext:value-type="float">
            <text:p>1005.3333533518</text:p>
          </table:table-cell>
          <table:table-cell office:value-type="float" office:value="1021.12667177339" calcext:value-type="float">
            <text:p>1021.1266717734</text:p>
          </table:table-cell>
          <table:table-cell office:value-type="float" office:value="1012.18630751981" calcext:value-type="float">
            <text:p>1012.1863075198</text:p>
          </table:table-cell>
          <table:table-cell office:value-type="float" office:value="1043.49612096796" calcext:value-type="float">
            <text:p>1043.496120968</text:p>
          </table:table-cell>
          <table:table-cell office:value-type="float" office:value="994.009095428398" calcext:value-type="float">
            <text:p>994.0090954284</text:p>
          </table:table-cell>
          <table:table-cell office:value-type="float" office:value="991.34206832389" calcext:value-type="float">
            <text:p>991.3420683239</text:p>
          </table:table-cell>
          <table:table-cell office:value-type="float" office:value="976.870893209986" calcext:value-type="float">
            <text:p>976.87089321</text:p>
          </table:table-cell>
          <table:table-cell office:value-type="float" office:value="1049.45060680934" calcext:value-type="float">
            <text:p>1049.4506068093</text:p>
          </table:table-cell>
          <table:table-cell office:value-type="float" office:value="986.764062694045" calcext:value-type="float">
            <text:p>986.764062694</text:p>
          </table:table-cell>
          <table:table-cell office:value-type="float" office:value="1004.13461511717" calcext:value-type="float">
            <text:p>1004.1346151172</text:p>
          </table:table-cell>
          <table:table-cell office:value-type="float" office:value="990.352352832251" calcext:value-type="float">
            <text:p>990.3523528323</text:p>
          </table:table-cell>
          <table:table-cell office:value-type="float" office:value="994.211354935363" calcext:value-type="float">
            <text:p>994.2113549354</text:p>
          </table:table-cell>
          <table:table-cell office:value-type="float" office:value="1028.59599613176" calcext:value-type="float">
            <text:p>1028.5959961318</text:p>
          </table:table-cell>
          <table:table-cell office:value-type="float" office:value="1027.72591808341" calcext:value-type="float">
            <text:p>1027.7259180834</text:p>
          </table:table-cell>
          <table:table-cell office:value-type="float" office:value="995.718783502817" calcext:value-type="float">
            <text:p>995.7187835028</text:p>
          </table:table-cell>
          <table:table-cell office:value-type="float" office:value="1021.39074389335" calcext:value-type="float">
            <text:p>1021.3907438934</text:p>
          </table:table-cell>
          <table:table-cell office:value-type="float" office:value="1005.15097048844" calcext:value-type="float">
            <text:p>1005.1509704884</text:p>
          </table:table-cell>
          <table:table-cell office:value-type="float" office:value="1026.71796923068" calcext:value-type="float">
            <text:p>1026.7179692307</text:p>
          </table:table-cell>
          <table:table-cell office:value-type="float" office:value="1017.23327450238" calcext:value-type="float">
            <text:p>1017.2332745024</text:p>
          </table:table-cell>
          <table:table-cell office:value-type="float" office:value="979.58330186788" calcext:value-type="float">
            <text:p>979.5833018679</text:p>
          </table:table-cell>
          <table:table-cell office:value-type="float" office:value="976.629562355274" calcext:value-type="float">
            <text:p>976.6295623553</text:p>
          </table:table-cell>
          <table:table-cell office:value-type="float" office:value="1023.00812843495" calcext:value-type="float">
            <text:p>1023.008128435</text:p>
          </table:table-cell>
          <table:table-cell office:value-type="float" office:value="950.509129914446" calcext:value-type="float">
            <text:p>950.5091299144</text:p>
          </table:table-cell>
          <table:table-cell office:value-type="float" office:value="1020.97645631448" calcext:value-type="float">
            <text:p>1020.9764563145</text:p>
          </table:table-cell>
          <table:table-cell office:value-type="float" office:value="989.258706043663" calcext:value-type="float">
            <text:p>989.2587060437</text:p>
          </table:table-cell>
          <table:table-cell office:value-type="float" office:value="977.358397741988" calcext:value-type="float">
            <text:p>977.358397742</text:p>
          </table:table-cell>
          <table:table-cell office:value-type="float" office:value="1004.11889150165" calcext:value-type="float">
            <text:p>1004.1188915017</text:p>
          </table:table-cell>
          <table:table-cell office:value-type="float" office:value="1042.49192673304" calcext:value-type="float">
            <text:p>1042.491926733</text:p>
          </table:table-cell>
          <table:table-cell office:value-type="float" office:value="1034.50432512348" calcext:value-type="float">
            <text:p>1034.5043251235</text:p>
          </table:table-cell>
          <table:table-cell office:value-type="float" office:value="1003.10121160162" calcext:value-type="float">
            <text:p>1003.1012116016</text:p>
          </table:table-cell>
          <table:table-cell office:value-type="float" office:value="1018.0139955593" calcext:value-type="float">
            <text:p>1018.0139955593</text:p>
          </table:table-cell>
          <table:table-cell office:value-type="float" office:value="993.475674821585" calcext:value-type="float">
            <text:p>993.4756748216</text:p>
          </table:table-cell>
          <table:table-cell office:value-type="float" office:value="1027.44761462383" calcext:value-type="float">
            <text:p>1027.4476146238</text:p>
          </table:table-cell>
          <table:table-cell office:value-type="float" office:value="990.535089917019" calcext:value-type="float">
            <text:p>990.535089917</text:p>
          </table:table-cell>
        </table:table-row>
        <table:table-row table:style-name="ro1">
          <table:table-cell office:value-type="float" office:value="1045.77070046761" calcext:value-type="float">
            <text:p>1045.7707004676</text:p>
          </table:table-cell>
          <table:table-cell office:value-type="float" office:value="1010.13877720974" calcext:value-type="float">
            <text:p>1010.1387772097</text:p>
          </table:table-cell>
          <table:table-cell office:value-type="float" office:value="988.776175993873" calcext:value-type="float">
            <text:p>988.7761759939</text:p>
          </table:table-cell>
          <table:table-cell office:value-type="float" office:value="1002.00433877186" calcext:value-type="float">
            <text:p>1002.0043387719</text:p>
          </table:table-cell>
          <table:table-cell office:value-type="float" office:value="1013.42641888032" calcext:value-type="float">
            <text:p>1013.4264188803</text:p>
          </table:table-cell>
          <table:table-cell office:value-type="float" office:value="1022.02629599179" calcext:value-type="float">
            <text:p>1022.0262959918</text:p>
          </table:table-cell>
          <table:table-cell office:value-type="float" office:value="975.166896952377" calcext:value-type="float">
            <text:p>975.1668969524</text:p>
          </table:table-cell>
          <table:table-cell office:value-type="float" office:value="1009.225938734" calcext:value-type="float">
            <text:p>1009.225938734</text:p>
          </table:table-cell>
          <table:table-cell office:value-type="float" office:value="958.728852371199" calcext:value-type="float">
            <text:p>958.7288523712</text:p>
          </table:table-cell>
          <table:table-cell office:value-type="float" office:value="1035.60115897807" calcext:value-type="float">
            <text:p>1035.6011589781</text:p>
          </table:table-cell>
          <table:table-cell office:value-type="float" office:value="1016.76141582909" calcext:value-type="float">
            <text:p>1016.7614158291</text:p>
          </table:table-cell>
          <table:table-cell office:value-type="float" office:value="994.314980661102" calcext:value-type="float">
            <text:p>994.3149806611</text:p>
          </table:table-cell>
          <table:table-cell office:value-type="float" office:value="1017.35216392752" calcext:value-type="float">
            <text:p>1017.3521639275</text:p>
          </table:table-cell>
          <table:table-cell office:value-type="float" office:value="1007.34964989341" calcext:value-type="float">
            <text:p>1007.3496498934</text:p>
          </table:table-cell>
          <table:table-cell office:value-type="float" office:value="954.794753284364" calcext:value-type="float">
            <text:p>954.7947532844</text:p>
          </table:table-cell>
          <table:table-cell office:value-type="float" office:value="1017.04651444438" calcext:value-type="float">
            <text:p>1017.0465144444</text:p>
          </table:table-cell>
          <table:table-cell office:value-type="float" office:value="1004.71857959276" calcext:value-type="float">
            <text:p>1004.7185795928</text:p>
          </table:table-cell>
          <table:table-cell office:value-type="float" office:value="1015.19440756767" calcext:value-type="float">
            <text:p>1015.1944075677</text:p>
          </table:table-cell>
          <table:table-cell office:value-type="float" office:value="1003.20895629759" calcext:value-type="float">
            <text:p>1003.2089562976</text:p>
          </table:table-cell>
          <table:table-cell office:value-type="float" office:value="1045.48936861274" calcext:value-type="float">
            <text:p>1045.4893686127</text:p>
          </table:table-cell>
          <table:table-cell office:value-type="float" office:value="993.677447232591" calcext:value-type="float">
            <text:p>993.6774472326</text:p>
          </table:table-cell>
          <table:table-cell office:value-type="float" office:value="989.189373947374" calcext:value-type="float">
            <text:p>989.1893739474</text:p>
          </table:table-cell>
          <table:table-cell office:value-type="float" office:value="974.360831451295" calcext:value-type="float">
            <text:p>974.3608314513</text:p>
          </table:table-cell>
          <table:table-cell office:value-type="float" office:value="1038.23029428553" calcext:value-type="float">
            <text:p>1038.2302942855</text:p>
          </table:table-cell>
          <table:table-cell office:value-type="float" office:value="969.301998451765" calcext:value-type="float">
            <text:p>969.3019984518</text:p>
          </table:table-cell>
          <table:table-cell office:value-type="float" office:value="989.18662027804" calcext:value-type="float">
            <text:p>989.186620278</text:p>
          </table:table-cell>
          <table:table-cell office:value-type="float" office:value="991.01769713389" calcext:value-type="float">
            <text:p>991.0176971339</text:p>
          </table:table-cell>
          <table:table-cell office:value-type="float" office:value="994.303843228973" calcext:value-type="float">
            <text:p>994.303843229</text:p>
          </table:table-cell>
          <table:table-cell office:value-type="float" office:value="1024.4281477" calcext:value-type="float">
            <text:p>1024.4281477</text:p>
          </table:table-cell>
          <table:table-cell office:value-type="float" office:value="1012.05114632265" calcext:value-type="float">
            <text:p>1012.0511463227</text:p>
          </table:table-cell>
          <table:table-cell office:value-type="float" office:value="995.718783502817" calcext:value-type="float">
            <text:p>995.7187835028</text:p>
          </table:table-cell>
          <table:table-cell office:value-type="float" office:value="1019.82178518772" calcext:value-type="float">
            <text:p>1019.8217851877</text:p>
          </table:table-cell>
          <table:table-cell office:value-type="float" office:value="996.377218334818" calcext:value-type="float">
            <text:p>996.3772183348</text:p>
          </table:table-cell>
          <table:table-cell office:value-type="float" office:value="1029.48128399564" calcext:value-type="float">
            <text:p>1029.4812839956</text:p>
          </table:table-cell>
          <table:table-cell office:value-type="float" office:value="1016.56626592388" calcext:value-type="float">
            <text:p>1016.5662659239</text:p>
          </table:table-cell>
          <table:table-cell office:value-type="float" office:value="975.096552201099" calcext:value-type="float">
            <text:p>975.0965522011</text:p>
          </table:table-cell>
          <table:table-cell office:value-type="float" office:value="967.064979563349" calcext:value-type="float">
            <text:p>967.0649795633</text:p>
          </table:table-cell>
          <table:table-cell office:value-type="float" office:value="1020.40306166534" calcext:value-type="float">
            <text:p>1020.4030616653</text:p>
          </table:table-cell>
          <table:table-cell office:value-type="float" office:value="944.781702895714" calcext:value-type="float">
            <text:p>944.7817028957</text:p>
          </table:table-cell>
          <table:table-cell office:value-type="float" office:value="1017.16426278848" calcext:value-type="float">
            <text:p>1017.1642627885</text:p>
          </table:table-cell>
          <table:table-cell office:value-type="float" office:value="991.481010327212" calcext:value-type="float">
            <text:p>991.4810103272</text:p>
          </table:table-cell>
          <table:table-cell office:value-type="float" office:value="976.017965253323" calcext:value-type="float">
            <text:p>976.0179652533</text:p>
          </table:table-cell>
          <table:table-cell office:value-type="float" office:value="1000.84032866693" calcext:value-type="float">
            <text:p>1000.8403286669</text:p>
          </table:table-cell>
          <table:table-cell office:value-type="float" office:value="1026.66173995604" calcext:value-type="float">
            <text:p>1026.661739956</text:p>
          </table:table-cell>
          <table:table-cell office:value-type="float" office:value="1033.87944624952" calcext:value-type="float">
            <text:p>1033.8794462495</text:p>
          </table:table-cell>
          <table:table-cell office:value-type="float" office:value="998.602850257916" calcext:value-type="float">
            <text:p>998.6028502579</text:p>
          </table:table-cell>
          <table:table-cell office:value-type="float" office:value="1018.44541859005" calcext:value-type="float">
            <text:p>1018.4454185901</text:p>
          </table:table-cell>
          <table:table-cell office:value-type="float" office:value="995.543893221988" calcext:value-type="float">
            <text:p>995.543893222</text:p>
          </table:table-cell>
          <table:table-cell office:value-type="float" office:value="1021.41840413994" calcext:value-type="float">
            <text:p>1021.4184041399</text:p>
          </table:table-cell>
          <table:table-cell office:value-type="float" office:value="980.616295046605" calcext:value-type="float">
            <text:p>980.6162950466</text:p>
          </table:table-cell>
        </table:table-row>
        <table:table-row table:style-name="ro1">
          <table:table-cell office:value-type="float" office:value="1046.74925904189" calcext:value-type="float">
            <text:p>1046.7492590419</text:p>
          </table:table-cell>
          <table:table-cell office:value-type="float" office:value="992.548998136547" calcext:value-type="float">
            <text:p>992.5489981365</text:p>
          </table:table-cell>
          <table:table-cell office:value-type="float" office:value="977.590030833857" calcext:value-type="float">
            <text:p>977.5900308339</text:p>
          </table:table-cell>
          <table:table-cell office:value-type="float" office:value="1001.27201300282" calcext:value-type="float">
            <text:p>1001.2720130028</text:p>
          </table:table-cell>
          <table:table-cell office:value-type="float" office:value="1004.97338231861" calcext:value-type="float">
            <text:p>1004.9733823186</text:p>
          </table:table-cell>
          <table:table-cell office:value-type="float" office:value="1011.43253133898" calcext:value-type="float">
            <text:p>1011.432531339</text:p>
          </table:table-cell>
          <table:table-cell office:value-type="float" office:value="971.378726421776" calcext:value-type="float">
            <text:p>971.3787264218</text:p>
          </table:table-cell>
          <table:table-cell office:value-type="float" office:value="1003.49262446676" calcext:value-type="float">
            <text:p>1003.4926244668</text:p>
          </table:table-cell>
          <table:table-cell office:value-type="float" office:value="954.094842512262" calcext:value-type="float">
            <text:p>954.0948425123</text:p>
          </table:table-cell>
          <table:table-cell office:value-type="float" office:value="1021.8865806851" calcext:value-type="float">
            <text:p>1021.8865806851</text:p>
          </table:table-cell>
          <table:table-cell office:value-type="float" office:value="1015.52892890559" calcext:value-type="float">
            <text:p>1015.5289289056</text:p>
          </table:table-cell>
          <table:table-cell office:value-type="float" office:value="992.218280834079" calcext:value-type="float">
            <text:p>992.2182808341</text:p>
          </table:table-cell>
          <table:table-cell office:value-type="float" office:value="1016.79238561742" calcext:value-type="float">
            <text:p>1016.7923856174</text:p>
          </table:table-cell>
          <table:table-cell office:value-type="float" office:value="999.216011185632" calcext:value-type="float">
            <text:p>999.2160111856</text:p>
          </table:table-cell>
          <table:table-cell office:value-type="float" office:value="947.459233589229" calcext:value-type="float">
            <text:p>947.4592335892</text:p>
          </table:table-cell>
          <table:table-cell office:value-type="float" office:value="1018.63160756932" calcext:value-type="float">
            <text:p>1018.6316075693</text:p>
          </table:table-cell>
          <table:table-cell office:value-type="float" office:value="1001.29719456268" calcext:value-type="float">
            <text:p>1001.2971945627</text:p>
          </table:table-cell>
          <table:table-cell office:value-type="float" office:value="1008.66108777337" calcext:value-type="float">
            <text:p>1008.6610877734</text:p>
          </table:table-cell>
          <table:table-cell office:value-type="float" office:value="985.41294206007" calcext:value-type="float">
            <text:p>985.4129420601</text:p>
          </table:table-cell>
          <table:table-cell office:value-type="float" office:value="1048.15589858304" calcext:value-type="float">
            <text:p>1048.155898583</text:p>
          </table:table-cell>
          <table:table-cell office:value-type="float" office:value="989.125869231304" calcext:value-type="float">
            <text:p>989.1258692313</text:p>
          </table:table-cell>
          <table:table-cell office:value-type="float" office:value="986.30511466419" calcext:value-type="float">
            <text:p>986.3051146642</text:p>
          </table:table-cell>
          <table:table-cell office:value-type="float" office:value="968.445286996484" calcext:value-type="float">
            <text:p>968.4452869965</text:p>
          </table:table-cell>
          <table:table-cell office:value-type="float" office:value="1033.74686859911" calcext:value-type="float">
            <text:p>1033.7468685991</text:p>
          </table:table-cell>
          <table:table-cell office:value-type="float" office:value="953.505027804723" calcext:value-type="float">
            <text:p>953.5050278047</text:p>
          </table:table-cell>
          <table:table-cell office:value-type="float" office:value="953.854121139399" calcext:value-type="float">
            <text:p>953.8541211394</text:p>
          </table:table-cell>
          <table:table-cell office:value-type="float" office:value="979.69491253666" calcext:value-type="float">
            <text:p>979.6949125367</text:p>
          </table:table-cell>
          <table:table-cell office:value-type="float" office:value="994.675689978241" calcext:value-type="float">
            <text:p>994.6756899782</text:p>
          </table:table-cell>
          <table:table-cell office:value-type="float" office:value="1009.39497887174" calcext:value-type="float">
            <text:p>1009.3949788717</text:p>
          </table:table-cell>
          <table:table-cell office:value-type="float" office:value="1022.27371598689" calcext:value-type="float">
            <text:p>1022.2737159869</text:p>
          </table:table-cell>
          <table:table-cell office:value-type="float" office:value="983.021482133384" calcext:value-type="float">
            <text:p>983.0214821334</text:p>
          </table:table-cell>
          <table:table-cell office:value-type="float" office:value="1017.03768194934" calcext:value-type="float">
            <text:p>1017.0376819493</text:p>
          </table:table-cell>
          <table:table-cell office:value-type="float" office:value="996.302186094221" calcext:value-type="float">
            <text:p>996.3021860942</text:p>
          </table:table-cell>
          <table:table-cell office:value-type="float" office:value="1015.14155560853" calcext:value-type="float">
            <text:p>1015.1415556085</text:p>
          </table:table-cell>
          <table:table-cell office:value-type="float" office:value="1003.99861693572" calcext:value-type="float">
            <text:p>1003.9986169357</text:p>
          </table:table-cell>
          <table:table-cell office:value-type="float" office:value="974.138647903459" calcext:value-type="float">
            <text:p>974.1386479035</text:p>
          </table:table-cell>
          <table:table-cell office:value-type="float" office:value="965.06264164325" calcext:value-type="float">
            <text:p>965.0626416433</text:p>
          </table:table-cell>
          <table:table-cell office:value-type="float" office:value="1016.55490119549" calcext:value-type="float">
            <text:p>1016.5549011955</text:p>
          </table:table-cell>
          <table:table-cell office:value-type="float" office:value="942.041401061635" calcext:value-type="float">
            <text:p>942.0414010616</text:p>
          </table:table-cell>
          <table:table-cell office:value-type="float" office:value="1014.88664246819" calcext:value-type="float">
            <text:p>1014.8866424682</text:p>
          </table:table-cell>
          <table:table-cell office:value-type="float" office:value="991.118944571082" calcext:value-type="float">
            <text:p>991.1189445711</text:p>
          </table:table-cell>
          <table:table-cell office:value-type="float" office:value="971.45859416347" calcext:value-type="float">
            <text:p>971.4585941635</text:p>
          </table:table-cell>
          <table:table-cell office:value-type="float" office:value="1007.62373625101" calcext:value-type="float">
            <text:p>1007.623736251</text:p>
          </table:table-cell>
          <table:table-cell office:value-type="float" office:value="1008.60551909736" calcext:value-type="float">
            <text:p>1008.6055190974</text:p>
          </table:table-cell>
          <table:table-cell office:value-type="float" office:value="1040.02347115104" calcext:value-type="float">
            <text:p>1040.023471151</text:p>
          </table:table-cell>
          <table:table-cell office:value-type="float" office:value="996.958408161034" calcext:value-type="float">
            <text:p>996.958408161</text:p>
          </table:table-cell>
          <table:table-cell office:value-type="float" office:value="1015.97649620277" calcext:value-type="float">
            <text:p>1015.9764962028</text:p>
          </table:table-cell>
          <table:table-cell office:value-type="float" office:value="976.800516224945" calcext:value-type="float">
            <text:p>976.8005162249</text:p>
          </table:table-cell>
          <table:table-cell office:value-type="float" office:value="1014.70184988468" calcext:value-type="float">
            <text:p>1014.7018498847</text:p>
          </table:table-cell>
          <table:table-cell office:value-type="float" office:value="966.029612066499" calcext:value-type="float">
            <text:p>966.0296120665</text:p>
          </table:table-cell>
        </table:table-row>
        <table:table-row table:style-name="ro1">
          <table:table-cell office:value-type="float" office:value="1038.6013727187" calcext:value-type="float">
            <text:p>1038.6013727187</text:p>
          </table:table-cell>
          <table:table-cell office:value-type="float" office:value="967.010810479004" calcext:value-type="float">
            <text:p>967.010810479</text:p>
          </table:table-cell>
          <table:table-cell office:value-type="float" office:value="977.287624183187" calcext:value-type="float">
            <text:p>977.2876241832</text:p>
          </table:table-cell>
          <table:table-cell office:value-type="float" office:value="994.539277133322" calcext:value-type="float">
            <text:p>994.5392771333</text:p>
          </table:table-cell>
          <table:table-cell office:value-type="float" office:value="999.674494702634" calcext:value-type="float">
            <text:p>999.6744947026</text:p>
          </table:table-cell>
          <table:table-cell office:value-type="float" office:value="995.77940422257" calcext:value-type="float">
            <text:p>995.7794042226</text:p>
          </table:table-cell>
          <table:table-cell office:value-type="float" office:value="0" calcext:value-type="float">
            <text:p>0</text:p>
          </table:table-cell>
          <table:table-cell office:value-type="float" office:value="1002.96595998256" calcext:value-type="float">
            <text:p>1002.9659599826</text:p>
          </table:table-cell>
          <table:table-cell office:value-type="float" office:value="951.806285313538" calcext:value-type="float">
            <text:p>951.8062853135</text:p>
          </table:table-cell>
          <table:table-cell office:value-type="float" office:value="1019.01361603117" calcext:value-type="float">
            <text:p>1019.0136160312</text:p>
          </table:table-cell>
          <table:table-cell office:value-type="float" office:value="994.43319412933" calcext:value-type="float">
            <text:p>994.4331941293</text:p>
          </table:table-cell>
          <table:table-cell office:value-type="float" office:value="983.296496289883" calcext:value-type="float">
            <text:p>983.2964962899</text:p>
          </table:table-cell>
          <table:table-cell office:value-type="float" office:value="1013.10848428247" calcext:value-type="float">
            <text:p>1013.1084842825</text:p>
          </table:table-cell>
          <table:table-cell office:value-type="float" office:value="0" calcext:value-type="float">
            <text:p>0</text:p>
          </table:table-cell>
          <table:table-cell office:value-type="float" office:value="942.993554569003" calcext:value-type="float">
            <text:p>942.993554569</text:p>
          </table:table-cell>
          <table:table-cell office:value-type="float" office:value="1012.3754842798" calcext:value-type="float">
            <text:p>1012.3754842798</text:p>
          </table:table-cell>
          <table:table-cell office:value-type="float" office:value="0" calcext:value-type="float">
            <text:p>0</text:p>
          </table:table-cell>
          <table:table-cell office:value-type="float" office:value="1006.54473912742" calcext:value-type="float">
            <text:p>1006.5447391274</text:p>
          </table:table-cell>
          <table:table-cell office:value-type="float" office:value="984.2319996423" calcext:value-type="float">
            <text:p>984.2319996423</text:p>
          </table:table-cell>
          <table:table-cell office:value-type="float" office:value="1046.25932539727" calcext:value-type="float">
            <text:p>1046.2593253973</text:p>
          </table:table-cell>
          <table:table-cell office:value-type="float" office:value="0" calcext:value-type="float">
            <text:p>0</text:p>
          </table:table-cell>
          <table:table-cell office:value-type="float" office:value="986.050467057181" calcext:value-type="float">
            <text:p>986.0504670572</text:p>
          </table:table-cell>
          <table:table-cell office:value-type="float" office:value="0" calcext:value-type="float">
            <text:p>0</text:p>
          </table:table-cell>
          <table:table-cell office:value-type="float" office:value="1032.84769392745" calcext:value-type="float">
            <text:p>1032.8476939275</text:p>
          </table:table-cell>
          <table:table-cell office:value-type="float" office:value="945.540978913432" calcext:value-type="float">
            <text:p>945.5409789134</text:p>
          </table:table-cell>
          <table:table-cell office:value-type="float" office:value="953.571974985306" calcext:value-type="float">
            <text:p>953.571974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.8144829605" calcext:value-type="float">
            <text:p>1001.8144829605</text:p>
          </table:table-cell>
          <table:table-cell office:value-type="float" office:value="1023.6583013598" calcext:value-type="float">
            <text:p>1023.6583013598</text:p>
          </table:table-cell>
          <table:table-cell office:value-type="float" office:value="976.103604962852" calcext:value-type="float">
            <text:p>976.1036049629</text:p>
          </table:table-cell>
          <table:table-cell office:value-type="float" office:value="0" calcext:value-type="float">
            <text:p>0</text:p>
          </table:table-cell>
          <table:table-cell office:value-type="float" office:value="993.093760758299" calcext:value-type="float">
            <text:p>993.0937607583</text:p>
          </table:table-cell>
          <table:table-cell office:value-type="float" office:value="1013.10652815081" calcext:value-type="float">
            <text:p>1013.1065281508</text:p>
          </table:table-cell>
          <table:table-cell office:value-type="float" office:value="1004.07822188737" calcext:value-type="float">
            <text:p>1004.0782218874</text:p>
          </table:table-cell>
          <table:table-cell office:value-type="float" office:value="960.823132177816" calcext:value-type="float">
            <text:p>960.8231321778</text:p>
          </table:table-cell>
          <table:table-cell office:value-type="float" office:value="957.296675904762" calcext:value-type="float">
            <text:p>957.2966759048</text:p>
          </table:table-cell>
          <table:table-cell office:value-type="float" office:value="1010.37308209889" calcext:value-type="float">
            <text:p>1010.3730820989</text:p>
          </table:table-cell>
          <table:table-cell office:value-type="float" office:value="935.105962064523" calcext:value-type="float">
            <text:p>935.1059620645</text:p>
          </table:table-cell>
          <table:table-cell office:value-type="float" office:value="1005.85240410886" calcext:value-type="float">
            <text:p>1005.8524041089</text:p>
          </table:table-cell>
          <table:table-cell office:value-type="float" office:value="963.206538684532" calcext:value-type="float">
            <text:p>963.2065386845</text:p>
          </table:table-cell>
          <table:table-cell office:value-type="float" office:value="964.106121589824" calcext:value-type="float">
            <text:p>964.1061215898</text:p>
          </table:table-cell>
          <table:table-cell office:value-type="float" office:value="1007.52217858875" calcext:value-type="float">
            <text:p>1007.5221785888</text:p>
          </table:table-cell>
          <table:table-cell office:value-type="float" office:value="1005.37776609878" calcext:value-type="float">
            <text:p>1005.3777660988</text:p>
          </table:table-cell>
          <table:table-cell office:value-type="float" office:value="1024.21806537152" calcext:value-type="float">
            <text:p>1024.2180653715</text:p>
          </table:table-cell>
          <table:table-cell office:value-type="float" office:value="0" calcext:value-type="float">
            <text:p>0</text:p>
          </table:table-cell>
          <table:table-cell office:value-type="float" office:value="1017.34078855677" calcext:value-type="float">
            <text:p>1017.3407885568</text:p>
          </table:table-cell>
          <table:table-cell office:value-type="float" office:value="972.620106116576" calcext:value-type="float">
            <text:p>972.6201061166</text:p>
          </table:table-cell>
          <table:table-cell office:value-type="float" office:value="1012.2733302883" calcext:value-type="float">
            <text:p>1012.2733302883</text:p>
          </table:table-cell>
          <table:table-cell office:value-type="float" office:value="970.135001341586" calcext:value-type="float">
            <text:p>970.1350013416</text:p>
          </table:table-cell>
        </table:table-row>
        <table:table-row table:style-name="ro1">
          <table:table-cell office:value-type="float" office:value="1026.05269070035" calcext:value-type="float">
            <text:p>1026.0526907004</text:p>
          </table:table-cell>
          <table:table-cell office:value-type="float" office:value="969.119781854475" calcext:value-type="float">
            <text:p>969.1197818545</text:p>
          </table:table-cell>
          <table:table-cell office:value-type="float" office:value="967.858423908534" calcext:value-type="float">
            <text:p>967.8584239085</text:p>
          </table:table-cell>
          <table:table-cell office:value-type="float" office:value="992.307238747173" calcext:value-type="float">
            <text:p>992.3072387472</text:p>
          </table:table-cell>
          <table:table-cell office:value-type="float" office:value="993.647827735682" calcext:value-type="float">
            <text:p>993.6478277357</text:p>
          </table:table-cell>
          <table:table-cell office:value-type="float" office:value="988.656152334783" calcext:value-type="float">
            <text:p>988.6561523348</text:p>
          </table:table-cell>
          <table:table-cell office:value-type="float" office:value="0" calcext:value-type="float">
            <text:p>0</text:p>
          </table:table-cell>
          <table:table-cell office:value-type="float" office:value="997.462794344493" calcext:value-type="float">
            <text:p>997.4627943445</text:p>
          </table:table-cell>
          <table:table-cell office:value-type="float" office:value="938.220177709366" calcext:value-type="float">
            <text:p>938.2201777094</text:p>
          </table:table-cell>
          <table:table-cell office:value-type="float" office:value="1014.33475977414" calcext:value-type="float">
            <text:p>1014.3347597741</text:p>
          </table:table-cell>
          <table:table-cell office:value-type="float" office:value="1004.34667480735" calcext:value-type="float">
            <text:p>1004.3466748074</text:p>
          </table:table-cell>
          <table:table-cell office:value-type="float" office:value="972.907804590202" calcext:value-type="float">
            <text:p>972.9078045902</text:p>
          </table:table-cell>
          <table:table-cell office:value-type="float" office:value="1013.56946323891" calcext:value-type="float">
            <text:p>1013.5694632389</text:p>
          </table:table-cell>
          <table:table-cell office:value-type="float" office:value="0" calcext:value-type="float">
            <text:p>0</text:p>
          </table:table-cell>
          <table:table-cell office:value-type="float" office:value="945.504413960055" calcext:value-type="float">
            <text:p>945.5044139601</text:p>
          </table:table-cell>
          <table:table-cell office:value-type="float" office:value="1002.59516201425" calcext:value-type="float">
            <text:p>1002.5951620143</text:p>
          </table:table-cell>
          <table:table-cell office:value-type="float" office:value="0" calcext:value-type="float">
            <text:p>0</text:p>
          </table:table-cell>
          <table:table-cell office:value-type="float" office:value="1004.29386585493" calcext:value-type="float">
            <text:p>1004.2938658549</text:p>
          </table:table-cell>
          <table:table-cell office:value-type="float" office:value="974.774840398529" calcext:value-type="float">
            <text:p>974.7748403985</text:p>
          </table:table-cell>
          <table:table-cell office:value-type="float" office:value="1036.04674703622" calcext:value-type="float">
            <text:p>1036.0467470362</text:p>
          </table:table-cell>
          <table:table-cell office:value-type="float" office:value="0" calcext:value-type="float">
            <text:p>0</text:p>
          </table:table-cell>
          <table:table-cell office:value-type="float" office:value="977.179961856308" calcext:value-type="float">
            <text:p>977.1799618563</text:p>
          </table:table-cell>
          <table:table-cell office:value-type="float" office:value="0" calcext:value-type="float">
            <text:p>0</text:p>
          </table:table-cell>
          <table:table-cell office:value-type="float" office:value="1032.84769392745" calcext:value-type="float">
            <text:p>1032.8476939275</text:p>
          </table:table-cell>
          <table:table-cell office:value-type="float" office:value="947.031035290338" calcext:value-type="float">
            <text:p>947.0310352903</text:p>
          </table:table-cell>
          <table:table-cell office:value-type="float" office:value="954.911640148404" calcext:value-type="float">
            <text:p>954.911640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.152394780208" calcext:value-type="float">
            <text:p>997.1523947802</text:p>
          </table:table-cell>
          <table:table-cell office:value-type="float" office:value="993.52644830471" calcext:value-type="float">
            <text:p>993.5264483047</text:p>
          </table:table-cell>
          <table:table-cell office:value-type="float" office:value="973.778435069192" calcext:value-type="float">
            <text:p>973.7784350692</text:p>
          </table:table-cell>
          <table:table-cell office:value-type="float" office:value="0" calcext:value-type="float">
            <text:p>0</text:p>
          </table:table-cell>
          <table:table-cell office:value-type="float" office:value="978.254577055078" calcext:value-type="float">
            <text:p>978.2545770551</text:p>
          </table:table-cell>
          <table:table-cell office:value-type="float" office:value="1008.79041245982" calcext:value-type="float">
            <text:p>1008.7904124598</text:p>
          </table:table-cell>
          <table:table-cell office:value-type="float" office:value="994.817960067978" calcext:value-type="float">
            <text:p>994.817960068</text:p>
          </table:table-cell>
          <table:table-cell office:value-type="float" office:value="959.605845814296" calcext:value-type="float">
            <text:p>959.6058458143</text:p>
          </table:table-cell>
          <table:table-cell office:value-type="float" office:value="953.410464375554" calcext:value-type="float">
            <text:p>953.4104643756</text:p>
          </table:table-cell>
          <table:table-cell office:value-type="float" office:value="1012.00656159005" calcext:value-type="float">
            <text:p>1012.0065615901</text:p>
          </table:table-cell>
          <table:table-cell office:value-type="float" office:value="928.865631517393" calcext:value-type="float">
            <text:p>928.8656315174</text:p>
          </table:table-cell>
          <table:table-cell office:value-type="float" office:value="999.917328207038" calcext:value-type="float">
            <text:p>999.917328207</text:p>
          </table:table-cell>
          <table:table-cell office:value-type="float" office:value="958.554533679445" calcext:value-type="float">
            <text:p>958.5545336794</text:p>
          </table:table-cell>
          <table:table-cell office:value-type="float" office:value="954.605343210792" calcext:value-type="float">
            <text:p>954.6053432108</text:p>
          </table:table-cell>
          <table:table-cell office:value-type="float" office:value="998.838899054582" calcext:value-type="float">
            <text:p>998.8388990546</text:p>
          </table:table-cell>
          <table:table-cell office:value-type="float" office:value="1005.37776609878" calcext:value-type="float">
            <text:p>1005.3777660988</text:p>
          </table:table-cell>
          <table:table-cell office:value-type="float" office:value="1007.78064941562" calcext:value-type="float">
            <text:p>1007.7806494156</text:p>
          </table:table-cell>
          <table:table-cell office:value-type="float" office:value="0" calcext:value-type="float">
            <text:p>0</text:p>
          </table:table-cell>
          <table:table-cell office:value-type="float" office:value="1011.0116869522" calcext:value-type="float">
            <text:p>1011.0116869522</text:p>
          </table:table-cell>
          <table:table-cell office:value-type="float" office:value="967.969343669405" calcext:value-type="float">
            <text:p>967.9693436694</text:p>
          </table:table-cell>
          <table:table-cell office:value-type="float" office:value="1003.4915270525" calcext:value-type="float">
            <text:p>1003.4915270525</text:p>
          </table:table-cell>
          <table:table-cell office:value-type="float" office:value="971.700345783883" calcext:value-type="float">
            <text:p>971.7003457839</text:p>
          </table:table-cell>
        </table:table-row>
        <table:table-row table:style-name="ro1">
          <table:table-cell office:value-type="float" office:value="1028.76047107006" calcext:value-type="float">
            <text:p>1028.7604710701</text:p>
          </table:table-cell>
          <table:table-cell office:value-type="float" office:value="967.118593824476" calcext:value-type="float">
            <text:p>967.1185938245</text:p>
          </table:table-cell>
          <table:table-cell office:value-type="float" office:value="964.275321136279" calcext:value-type="float">
            <text:p>964.2753211363</text:p>
          </table:table-cell>
          <table:table-cell office:value-type="float" office:value="989.511647705223" calcext:value-type="float">
            <text:p>989.5116477052</text:p>
          </table:table-cell>
          <table:table-cell office:value-type="float" office:value="975.324370906641" calcext:value-type="float">
            <text:p>975.3243709066</text:p>
          </table:table-cell>
          <table:table-cell office:value-type="float" office:value="979.010787371482" calcext:value-type="float">
            <text:p>979.0107873715</text:p>
          </table:table-cell>
          <table:table-cell office:value-type="float" office:value="0" calcext:value-type="float">
            <text:p>0</text:p>
          </table:table-cell>
          <table:table-cell office:value-type="float" office:value="993.245723657864" calcext:value-type="float">
            <text:p>993.2457236579</text:p>
          </table:table-cell>
          <table:table-cell office:value-type="float" office:value="935.927265022825" calcext:value-type="float">
            <text:p>935.9272650228</text:p>
          </table:table-cell>
          <table:table-cell office:value-type="float" office:value="1014.33475977414" calcext:value-type="float">
            <text:p>1014.3347597741</text:p>
          </table:table-cell>
          <table:table-cell office:value-type="float" office:value="990.827482358407" calcext:value-type="float">
            <text:p>990.8274823584</text:p>
          </table:table-cell>
          <table:table-cell office:value-type="float" office:value="965.084545022722" calcext:value-type="float">
            <text:p>965.0845450227</text:p>
          </table:table-cell>
          <table:table-cell office:value-type="float" office:value="1007.37106581064" calcext:value-type="float">
            <text:p>1007.3710658106</text:p>
          </table:table-cell>
          <table:table-cell office:value-type="float" office:value="0" calcext:value-type="float">
            <text:p>0</text:p>
          </table:table-cell>
          <table:table-cell office:value-type="float" office:value="942.073044474805" calcext:value-type="float">
            <text:p>942.0730444748</text:p>
          </table:table-cell>
          <table:table-cell office:value-type="float" office:value="995.963772587637" calcext:value-type="float">
            <text:p>995.9637725876</text:p>
          </table:table-cell>
          <table:table-cell office:value-type="float" office:value="0" calcext:value-type="float">
            <text:p>0</text:p>
          </table:table-cell>
          <table:table-cell office:value-type="float" office:value="1003.92490923833" calcext:value-type="float">
            <text:p>1003.9249092383</text:p>
          </table:table-cell>
          <table:table-cell office:value-type="float" office:value="964.494948188716" calcext:value-type="float">
            <text:p>964.4949481887</text:p>
          </table:table-cell>
          <table:table-cell office:value-type="float" office:value="1022.17672279552" calcext:value-type="float">
            <text:p>1022.1767227955</text:p>
          </table:table-cell>
          <table:table-cell office:value-type="float" office:value="0" calcext:value-type="float">
            <text:p>0</text:p>
          </table:table-cell>
          <table:table-cell office:value-type="float" office:value="969.34976353239" calcext:value-type="float">
            <text:p>969.3497635324</text:p>
          </table:table-cell>
          <table:table-cell office:value-type="float" office:value="0" calcext:value-type="float">
            <text:p>0</text:p>
          </table:table-cell>
          <table:table-cell office:value-type="float" office:value="1031.73696126526" calcext:value-type="float">
            <text:p>1031.7369612653</text:p>
          </table:table-cell>
          <table:table-cell office:value-type="float" office:value="945.925359235022" calcext:value-type="float">
            <text:p>945.925359235</text:p>
          </table:table-cell>
          <table:table-cell office:value-type="float" office:value="943.721752184721" calcext:value-type="float">
            <text:p>943.7217521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.561124198506" calcext:value-type="float">
            <text:p>979.5611241985</text:p>
          </table:table-cell>
          <table:table-cell office:value-type="float" office:value="968.667120045913" calcext:value-type="float">
            <text:p>968.6671200459</text:p>
          </table:table-cell>
          <table:table-cell office:value-type="float" office:value="931.781578772918" calcext:value-type="float">
            <text:p>931.7815787729</text:p>
          </table:table-cell>
          <table:table-cell office:value-type="float" office:value="0" calcext:value-type="float">
            <text:p>0</text:p>
          </table:table-cell>
          <table:table-cell office:value-type="float" office:value="965.394017220489" calcext:value-type="float">
            <text:p>965.3940172205</text:p>
          </table:table-cell>
          <table:table-cell office:value-type="float" office:value="1009.25694854926" calcext:value-type="float">
            <text:p>1009.2569485493</text:p>
          </table:table-cell>
          <table:table-cell office:value-type="float" office:value="994.855400824286" calcext:value-type="float">
            <text:p>994.8554008243</text:p>
          </table:table-cell>
          <table:table-cell office:value-type="float" office:value="959.990700144473" calcext:value-type="float">
            <text:p>959.9907001445</text:p>
          </table:table-cell>
          <table:table-cell office:value-type="float" office:value="952.63407187861" calcext:value-type="float">
            <text:p>952.6340718786</text:p>
          </table:table-cell>
          <table:table-cell office:value-type="float" office:value="1001.50808147448" calcext:value-type="float">
            <text:p>1001.5080814745</text:p>
          </table:table-cell>
          <table:table-cell office:value-type="float" office:value="932.0366831054" calcext:value-type="float">
            <text:p>932.0366831054</text:p>
          </table:table-cell>
          <table:table-cell office:value-type="float" office:value="999.189234139964" calcext:value-type="float">
            <text:p>999.18923414</text:p>
          </table:table-cell>
          <table:table-cell office:value-type="float" office:value="958.554533679445" calcext:value-type="float">
            <text:p>958.5545336794</text:p>
          </table:table-cell>
          <table:table-cell office:value-type="float" office:value="939.15823975997" calcext:value-type="float">
            <text:p>939.15823976</text:p>
          </table:table-cell>
          <table:table-cell office:value-type="float" office:value="995.662812719187" calcext:value-type="float">
            <text:p>995.6628127192</text:p>
          </table:table-cell>
          <table:table-cell office:value-type="float" office:value="985.933240912066" calcext:value-type="float">
            <text:p>985.9332409121</text:p>
          </table:table-cell>
          <table:table-cell office:value-type="float" office:value="1008.64768587226" calcext:value-type="float">
            <text:p>1008.6476858723</text:p>
          </table:table-cell>
          <table:table-cell office:value-type="float" office:value="0" calcext:value-type="float">
            <text:p>0</text:p>
          </table:table-cell>
          <table:table-cell office:value-type="float" office:value="1008.0966359095" calcext:value-type="float">
            <text:p>1008.0966359095</text:p>
          </table:table-cell>
          <table:table-cell office:value-type="float" office:value="963.289283412231" calcext:value-type="float">
            <text:p>963.2892834122</text:p>
          </table:table-cell>
          <table:table-cell office:value-type="float" office:value="992.030206160035" calcext:value-type="float">
            <text:p>992.03020616</text:p>
          </table:table-cell>
          <table:table-cell office:value-type="float" office:value="970.253428562825" calcext:value-type="float">
            <text:p>970.2534285628</text:p>
          </table:table-cell>
        </table:table-row>
        <table:table-row table:style-name="ro1">
          <table:table-cell office:value-type="float" office:value="1024.22382582107" calcext:value-type="float">
            <text:p>1024.2238258211</text:p>
          </table:table-cell>
          <table:table-cell office:value-type="float" office:value="968.483603922167" calcext:value-type="float">
            <text:p>968.4836039222</text:p>
          </table:table-cell>
          <table:table-cell office:value-type="float" office:value="962.036561298064" calcext:value-type="float">
            <text:p>962.0365612981</text:p>
          </table:table-cell>
          <table:table-cell office:value-type="float" office:value="988.581566341218" calcext:value-type="float">
            <text:p>988.5815663412</text:p>
          </table:table-cell>
          <table:table-cell office:value-type="float" office:value="957.677990834879" calcext:value-type="float">
            <text:p>957.6779908349</text:p>
          </table:table-cell>
          <table:table-cell office:value-type="float" office:value="974.493300668158" calcext:value-type="float">
            <text:p>974.4933006682</text:p>
          </table:table-cell>
          <table:table-cell office:value-type="float" office:value="0" calcext:value-type="float">
            <text:p>0</text:p>
          </table:table-cell>
          <table:table-cell office:value-type="float" office:value="992.613337669107" calcext:value-type="float">
            <text:p>992.6133376691</text:p>
          </table:table-cell>
          <table:table-cell office:value-type="float" office:value="920.807918941516" calcext:value-type="float">
            <text:p>920.8079189415</text:p>
          </table:table-cell>
          <table:table-cell office:value-type="float" office:value="994.004093118858" calcext:value-type="float">
            <text:p>994.0040931189</text:p>
          </table:table-cell>
          <table:table-cell office:value-type="float" office:value="989.077213074157" calcext:value-type="float">
            <text:p>989.0772130742</text:p>
          </table:table-cell>
          <table:table-cell office:value-type="float" office:value="961.497368488118" calcext:value-type="float">
            <text:p>961.4973684881</text:p>
          </table:table-cell>
          <table:table-cell office:value-type="float" office:value="1007.78559537063" calcext:value-type="float">
            <text:p>1007.7855953706</text:p>
          </table:table-cell>
          <table:table-cell office:value-type="float" office:value="0" calcext:value-type="float">
            <text:p>0</text:p>
          </table:table-cell>
          <table:table-cell office:value-type="float" office:value="939.469219207421" calcext:value-type="float">
            <text:p>939.4692192074</text:p>
          </table:table-cell>
          <table:table-cell office:value-type="float" office:value="992.478128611548" calcext:value-type="float">
            <text:p>992.4781286115</text:p>
          </table:table-cell>
          <table:table-cell office:value-type="float" office:value="0" calcext:value-type="float">
            <text:p>0</text:p>
          </table:table-cell>
          <table:table-cell office:value-type="float" office:value="1002.13427394456" calcext:value-type="float">
            <text:p>1002.1342739446</text:p>
          </table:table-cell>
          <table:table-cell office:value-type="float" office:value="967.451540743311" calcext:value-type="float">
            <text:p>967.4515407433</text:p>
          </table:table-cell>
          <table:table-cell office:value-type="float" office:value="1022.18941299954" calcext:value-type="float">
            <text:p>1022.1894129995</text:p>
          </table:table-cell>
          <table:table-cell office:value-type="float" office:value="0" calcext:value-type="float">
            <text:p>0</text:p>
          </table:table-cell>
          <table:table-cell office:value-type="float" office:value="958.086011590113" calcext:value-type="float">
            <text:p>958.0860115901</text:p>
          </table:table-cell>
          <table:table-cell office:value-type="float" office:value="0" calcext:value-type="float">
            <text:p>0</text:p>
          </table:table-cell>
          <table:table-cell office:value-type="float" office:value="1023.80475074742" calcext:value-type="float">
            <text:p>1023.8047507474</text:p>
          </table:table-cell>
          <table:table-cell office:value-type="float" office:value="941.74116882765" calcext:value-type="float">
            <text:p>941.7411688277</text:p>
          </table:table-cell>
          <table:table-cell office:value-type="float" office:value="941.318910238474" calcext:value-type="float">
            <text:p>941.318910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8.637437809611" calcext:value-type="float">
            <text:p>978.6374378096</text:p>
          </table:table-cell>
          <table:table-cell office:value-type="float" office:value="967.014052272833" calcext:value-type="float">
            <text:p>967.0140522728</text:p>
          </table:table-cell>
          <table:table-cell office:value-type="float" office:value="927.066890468969" calcext:value-type="float">
            <text:p>927.066890469</text:p>
          </table:table-cell>
          <table:table-cell office:value-type="float" office:value="0" calcext:value-type="float">
            <text:p>0</text:p>
          </table:table-cell>
          <table:table-cell office:value-type="float" office:value="958.230394259579" calcext:value-type="float">
            <text:p>958.2303942596</text:p>
          </table:table-cell>
          <table:table-cell office:value-type="float" office:value="1002.95420125248" calcext:value-type="float">
            <text:p>1002.9542012525</text:p>
          </table:table-cell>
          <table:table-cell office:value-type="float" office:value="999.804675721253" calcext:value-type="float">
            <text:p>999.8046757213</text:p>
          </table:table-cell>
          <table:table-cell office:value-type="float" office:value="959.123076221412" calcext:value-type="float">
            <text:p>959.1230762214</text:p>
          </table:table-cell>
          <table:table-cell office:value-type="float" office:value="956.525655887171" calcext:value-type="float">
            <text:p>956.5256558872</text:p>
          </table:table-cell>
          <table:table-cell office:value-type="float" office:value="1001.50808147448" calcext:value-type="float">
            <text:p>1001.5080814745</text:p>
          </table:table-cell>
          <table:table-cell office:value-type="float" office:value="930.583564806816" calcext:value-type="float">
            <text:p>930.5835648068</text:p>
          </table:table-cell>
          <table:table-cell office:value-type="float" office:value="987.95106485593" calcext:value-type="float">
            <text:p>987.9510648559</text:p>
          </table:table-cell>
          <table:table-cell office:value-type="float" office:value="958.554533679445" calcext:value-type="float">
            <text:p>958.5545336794</text:p>
          </table:table-cell>
          <table:table-cell office:value-type="float" office:value="939.439824173029" calcext:value-type="float">
            <text:p>939.439824173</text:p>
          </table:table-cell>
          <table:table-cell office:value-type="float" office:value="990.324215622718" calcext:value-type="float">
            <text:p>990.3242156227</text:p>
          </table:table-cell>
          <table:table-cell office:value-type="float" office:value="985.933240912066" calcext:value-type="float">
            <text:p>985.9332409121</text:p>
          </table:table-cell>
          <table:table-cell office:value-type="float" office:value="1006.64885978144" calcext:value-type="float">
            <text:p>1006.6488597814</text:p>
          </table:table-cell>
          <table:table-cell office:value-type="float" office:value="0" calcext:value-type="float">
            <text:p>0</text:p>
          </table:table-cell>
          <table:table-cell office:value-type="float" office:value="1006.71017664054" calcext:value-type="float">
            <text:p>1006.7101766405</text:p>
          </table:table-cell>
          <table:table-cell office:value-type="float" office:value="940.141784652862" calcext:value-type="float">
            <text:p>940.1417846529</text:p>
          </table:table-cell>
          <table:table-cell office:value-type="float" office:value="987.798239010397" calcext:value-type="float">
            <text:p>987.7982390104</text:p>
          </table:table-cell>
          <table:table-cell office:value-type="float" office:value="960.019924530975" calcext:value-type="float">
            <text:p>960.019924531</text:p>
          </table:table-cell>
        </table:table-row>
        <table:table-row table:style-name="ro1">
          <table:table-cell office:value-type="float" office:value="1023.23624168409" calcext:value-type="float">
            <text:p>1023.2362416841</text:p>
          </table:table-cell>
          <table:table-cell office:value-type="float" office:value="968.158207345748" calcext:value-type="float">
            <text:p>968.1582073457</text:p>
          </table:table-cell>
          <table:table-cell office:value-type="float" office:value="951.967547275741" calcext:value-type="float">
            <text:p>951.9675472757</text:p>
          </table:table-cell>
          <table:table-cell office:value-type="float" office:value="992.644206241091" calcext:value-type="float">
            <text:p>992.6442062411</text:p>
          </table:table-cell>
          <table:table-cell office:value-type="float" office:value="954.816208631424" calcext:value-type="float">
            <text:p>954.8162086314</text:p>
          </table:table-cell>
          <table:table-cell office:value-type="float" office:value="963.175286123272" calcext:value-type="float">
            <text:p>963.1752861233</text:p>
          </table:table-cell>
          <table:table-cell office:value-type="float" office:value="0" calcext:value-type="float">
            <text:p>0</text:p>
          </table:table-cell>
          <table:table-cell office:value-type="float" office:value="985.54698267635" calcext:value-type="float">
            <text:p>985.5469826764</text:p>
          </table:table-cell>
          <table:table-cell office:value-type="float" office:value="918.64176039094" calcext:value-type="float">
            <text:p>918.6417603909</text:p>
          </table:table-cell>
          <table:table-cell office:value-type="float" office:value="977.922818167063" calcext:value-type="float">
            <text:p>977.9228181671</text:p>
          </table:table-cell>
          <table:table-cell office:value-type="float" office:value="968.468232597252" calcext:value-type="float">
            <text:p>968.4682325973</text:p>
          </table:table-cell>
          <table:table-cell office:value-type="float" office:value="961.204651839516" calcext:value-type="float">
            <text:p>961.2046518395</text:p>
          </table:table-cell>
          <table:table-cell office:value-type="float" office:value="1009.47077889737" calcext:value-type="float">
            <text:p>1009.4707788974</text:p>
          </table:table-cell>
          <table:table-cell office:value-type="float" office:value="0" calcext:value-type="float">
            <text:p>0</text:p>
          </table:table-cell>
          <table:table-cell office:value-type="float" office:value="940.619174767369" calcext:value-type="float">
            <text:p>940.6191747674</text:p>
          </table:table-cell>
          <table:table-cell office:value-type="float" office:value="976.971115188793" calcext:value-type="float">
            <text:p>976.9711151888</text:p>
          </table:table-cell>
          <table:table-cell office:value-type="float" office:value="0" calcext:value-type="float">
            <text:p>0</text:p>
          </table:table-cell>
          <table:table-cell office:value-type="float" office:value="983.329179417549" calcext:value-type="float">
            <text:p>983.3291794175</text:p>
          </table:table-cell>
          <table:table-cell office:value-type="float" office:value="964.643137817793" calcext:value-type="float">
            <text:p>964.6431378178</text:p>
          </table:table-cell>
          <table:table-cell office:value-type="float" office:value="1014.10978435041" calcext:value-type="float">
            <text:p>1014.1097843504</text:p>
          </table:table-cell>
          <table:table-cell office:value-type="float" office:value="0" calcext:value-type="float">
            <text:p>0</text:p>
          </table:table-cell>
          <table:table-cell office:value-type="float" office:value="953.199412117658" calcext:value-type="float">
            <text:p>953.1994121177</text:p>
          </table:table-cell>
          <table:table-cell office:value-type="float" office:value="0" calcext:value-type="float">
            <text:p>0</text:p>
          </table:table-cell>
          <table:table-cell office:value-type="float" office:value="1021.05743746001" calcext:value-type="float">
            <text:p>1021.05743746</text:p>
          </table:table-cell>
          <table:table-cell office:value-type="float" office:value="925.323018672178" calcext:value-type="float">
            <text:p>925.3230186722</text:p>
          </table:table-cell>
          <table:table-cell office:value-type="float" office:value="938.901587792022" calcext:value-type="float">
            <text:p>938.90158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.80028051147" calcext:value-type="float">
            <text:p>979.8002805115</text:p>
          </table:table-cell>
          <table:table-cell office:value-type="float" office:value="966.739996345066" calcext:value-type="float">
            <text:p>966.7399963451</text:p>
          </table:table-cell>
          <table:table-cell office:value-type="float" office:value="928.98021339306" calcext:value-type="float">
            <text:p>928.9802133931</text:p>
          </table:table-cell>
          <table:table-cell office:value-type="float" office:value="0" calcext:value-type="float">
            <text:p>0</text:p>
          </table:table-cell>
          <table:table-cell office:value-type="float" office:value="952.774742492073" calcext:value-type="float">
            <text:p>952.7747424921</text:p>
          </table:table-cell>
          <table:table-cell office:value-type="float" office:value="1004.72867082087" calcext:value-type="float">
            <text:p>1004.7286708209</text:p>
          </table:table-cell>
          <table:table-cell office:value-type="float" office:value="984.994197574294" calcext:value-type="float">
            <text:p>984.9941975743</text:p>
          </table:table-cell>
          <table:table-cell office:value-type="float" office:value="954.452838374333" calcext:value-type="float">
            <text:p>954.4528383743</text:p>
          </table:table-cell>
          <table:table-cell office:value-type="float" office:value="957.654143576321" calcext:value-type="float">
            <text:p>957.6541435763</text:p>
          </table:table-cell>
          <table:table-cell office:value-type="float" office:value="1000.61538555112" calcext:value-type="float">
            <text:p>1000.6153855511</text:p>
          </table:table-cell>
          <table:table-cell office:value-type="float" office:value="929.549133835364" calcext:value-type="float">
            <text:p>929.5491338354</text:p>
          </table:table-cell>
          <table:table-cell office:value-type="float" office:value="987.41416309066" calcext:value-type="float">
            <text:p>987.4141630907</text:p>
          </table:table-cell>
          <table:table-cell office:value-type="float" office:value="945.663010105069" calcext:value-type="float">
            <text:p>945.6630101051</text:p>
          </table:table-cell>
          <table:table-cell office:value-type="float" office:value="921.864547226166" calcext:value-type="float">
            <text:p>921.8645472262</text:p>
          </table:table-cell>
          <table:table-cell office:value-type="float" office:value="987.295069507646" calcext:value-type="float">
            <text:p>987.2950695076</text:p>
          </table:table-cell>
          <table:table-cell office:value-type="float" office:value="985.933240912066" calcext:value-type="float">
            <text:p>985.9332409121</text:p>
          </table:table-cell>
          <table:table-cell office:value-type="float" office:value="1003.46393162331" calcext:value-type="float">
            <text:p>1003.4639316233</text:p>
          </table:table-cell>
          <table:table-cell office:value-type="float" office:value="0" calcext:value-type="float">
            <text:p>0</text:p>
          </table:table-cell>
          <table:table-cell office:value-type="float" office:value="988.028166175632" calcext:value-type="float">
            <text:p>988.0281661756</text:p>
          </table:table-cell>
          <table:table-cell office:value-type="float" office:value="937.313758508637" calcext:value-type="float">
            <text:p>937.3137585086</text:p>
          </table:table-cell>
          <table:table-cell office:value-type="float" office:value="986.324215463524" calcext:value-type="float">
            <text:p>986.3242154635</text:p>
          </table:table-cell>
          <table:table-cell office:value-type="float" office:value="938.266312142134" calcext:value-type="float">
            <text:p>938.2663121421</text:p>
          </table:table-cell>
        </table:table-row>
        <table:table-row table:style-name="ro1">
          <table:table-cell office:value-type="float" office:value="1020.43926557742" calcext:value-type="float">
            <text:p>1020.4392655774</text:p>
          </table:table-cell>
          <table:table-cell office:value-type="float" office:value="969.89172135958" calcext:value-type="float">
            <text:p>969.8917213596</text:p>
          </table:table-cell>
          <table:table-cell office:value-type="float" office:value="949.353273077157" calcext:value-type="float">
            <text:p>949.3532730772</text:p>
          </table:table-cell>
          <table:table-cell office:value-type="float" office:value="989.035789864874" calcext:value-type="float">
            <text:p>989.0357898649</text:p>
          </table:table-cell>
          <table:table-cell office:value-type="float" office:value="951.730955122967" calcext:value-type="float">
            <text:p>951.730955123</text:p>
          </table:table-cell>
          <table:table-cell office:value-type="float" office:value="963.284436787414" calcext:value-type="float">
            <text:p>963.2844367874</text:p>
          </table:table-cell>
          <table:table-cell office:value-type="float" office:value="0" calcext:value-type="float">
            <text:p>0</text:p>
          </table:table-cell>
          <table:table-cell office:value-type="float" office:value="985.562651020126" calcext:value-type="float">
            <text:p>985.5626510201</text:p>
          </table:table-cell>
          <table:table-cell office:value-type="float" office:value="913.922315573662" calcext:value-type="float">
            <text:p>913.9223155737</text:p>
          </table:table-cell>
          <table:table-cell office:value-type="float" office:value="975.477380996451" calcext:value-type="float">
            <text:p>975.4773809965</text:p>
          </table:table-cell>
          <table:table-cell office:value-type="float" office:value="959.53408656042" calcext:value-type="float">
            <text:p>959.5340865604</text:p>
          </table:table-cell>
          <table:table-cell office:value-type="float" office:value="959.930313826317" calcext:value-type="float">
            <text:p>959.9303138263</text:p>
          </table:table-cell>
          <table:table-cell office:value-type="float" office:value="1005.58161845794" calcext:value-type="float">
            <text:p>1005.5816184579</text:p>
          </table:table-cell>
          <table:table-cell office:value-type="float" office:value="0" calcext:value-type="float">
            <text:p>0</text:p>
          </table:table-cell>
          <table:table-cell office:value-type="float" office:value="944.438623690507" calcext:value-type="float">
            <text:p>944.4386236905</text:p>
          </table:table-cell>
          <table:table-cell office:value-type="float" office:value="964.560153021918" calcext:value-type="float">
            <text:p>964.5601530219</text:p>
          </table:table-cell>
          <table:table-cell office:value-type="float" office:value="0" calcext:value-type="float">
            <text:p>0</text:p>
          </table:table-cell>
          <table:table-cell office:value-type="float" office:value="982.640769151108" calcext:value-type="float">
            <text:p>982.6407691511</text:p>
          </table:table-cell>
          <table:table-cell office:value-type="float" office:value="964.445996097197" calcext:value-type="float">
            <text:p>964.4459960972</text:p>
          </table:table-cell>
          <table:table-cell office:value-type="float" office:value="1014.03237170316" calcext:value-type="float">
            <text:p>1014.0323717032</text:p>
          </table:table-cell>
          <table:table-cell office:value-type="float" office:value="0" calcext:value-type="float">
            <text:p>0</text:p>
          </table:table-cell>
          <table:table-cell office:value-type="float" office:value="951.942433530522" calcext:value-type="float">
            <text:p>951.9424335305</text:p>
          </table:table-cell>
          <table:table-cell office:value-type="float" office:value="0" calcext:value-type="float">
            <text:p>0</text:p>
          </table:table-cell>
          <table:table-cell office:value-type="float" office:value="1019.8971303855" calcext:value-type="float">
            <text:p>1019.8971303855</text:p>
          </table:table-cell>
          <table:table-cell office:value-type="float" office:value="920.255257391798" calcext:value-type="float">
            <text:p>920.2552573918</text:p>
          </table:table-cell>
          <table:table-cell office:value-type="float" office:value="931.948689830891" calcext:value-type="float">
            <text:p>931.948689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8.830979867122" calcext:value-type="float">
            <text:p>978.8309798671</text:p>
          </table:table-cell>
          <table:table-cell office:value-type="float" office:value="947.187561608097" calcext:value-type="float">
            <text:p>947.1875616081</text:p>
          </table:table-cell>
          <table:table-cell office:value-type="float" office:value="915.544099659136" calcext:value-type="float">
            <text:p>915.5440996591</text:p>
          </table:table-cell>
          <table:table-cell office:value-type="float" office:value="0" calcext:value-type="float">
            <text:p>0</text:p>
          </table:table-cell>
          <table:table-cell office:value-type="float" office:value="949.402997825821" calcext:value-type="float">
            <text:p>949.4029978258</text:p>
          </table:table-cell>
          <table:table-cell office:value-type="float" office:value="1005.47746348277" calcext:value-type="float">
            <text:p>1005.4774634828</text:p>
          </table:table-cell>
          <table:table-cell office:value-type="float" office:value="986.9787194701" calcext:value-type="float">
            <text:p>986.9787194701</text:p>
          </table:table-cell>
          <table:table-cell office:value-type="float" office:value="936.784501179024" calcext:value-type="float">
            <text:p>936.784501179</text:p>
          </table:table-cell>
          <table:table-cell office:value-type="float" office:value="957.688481353663" calcext:value-type="float">
            <text:p>957.6884813537</text:p>
          </table:table-cell>
          <table:table-cell office:value-type="float" office:value="1000.55910101387" calcext:value-type="float">
            <text:p>1000.5591010139</text:p>
          </table:table-cell>
          <table:table-cell office:value-type="float" office:value="932.716110674551" calcext:value-type="float">
            <text:p>932.7161106746</text:p>
          </table:table-cell>
          <table:table-cell office:value-type="float" office:value="985.88215275582" calcext:value-type="float">
            <text:p>985.8821527558</text:p>
          </table:table-cell>
          <table:table-cell office:value-type="float" office:value="930.581547703283" calcext:value-type="float">
            <text:p>930.5815477033</text:p>
          </table:table-cell>
          <table:table-cell office:value-type="float" office:value="920.796518984477" calcext:value-type="float">
            <text:p>920.7965189845</text:p>
          </table:table-cell>
          <table:table-cell office:value-type="float" office:value="985.618519572589" calcext:value-type="float">
            <text:p>985.6185195726</text:p>
          </table:table-cell>
          <table:table-cell office:value-type="float" office:value="974.02108462053" calcext:value-type="float">
            <text:p>974.0210846205</text:p>
          </table:table-cell>
          <table:table-cell office:value-type="float" office:value="1002.90169013199" calcext:value-type="float">
            <text:p>1002.901690132</text:p>
          </table:table-cell>
          <table:table-cell office:value-type="float" office:value="0" calcext:value-type="float">
            <text:p>0</text:p>
          </table:table-cell>
          <table:table-cell office:value-type="float" office:value="977.325288494736" calcext:value-type="float">
            <text:p>977.3252884947</text:p>
          </table:table-cell>
          <table:table-cell office:value-type="float" office:value="937.002301226703" calcext:value-type="float">
            <text:p>937.0023012267</text:p>
          </table:table-cell>
          <table:table-cell office:value-type="float" office:value="986.164680413208" calcext:value-type="float">
            <text:p>986.1646804132</text:p>
          </table:table-cell>
          <table:table-cell office:value-type="float" office:value="935.510358149179" calcext:value-type="float">
            <text:p>935.5103581492</text:p>
          </table:table-cell>
        </table:table-row>
        <table:table-row table:style-name="ro1">
          <table:table-cell office:value-type="float" office:value="1020.16034531929" calcext:value-type="float">
            <text:p>1020.1603453193</text:p>
          </table:table-cell>
          <table:table-cell office:value-type="float" office:value="970.461977420117" calcext:value-type="float">
            <text:p>970.4619774201</text:p>
          </table:table-cell>
          <table:table-cell office:value-type="float" office:value="948.70639361722" calcext:value-type="float">
            <text:p>948.7063936172</text:p>
          </table:table-cell>
          <table:table-cell office:value-type="float" office:value="983.504634140673" calcext:value-type="float">
            <text:p>983.5046341407</text:p>
          </table:table-cell>
          <table:table-cell office:value-type="float" office:value="949.794471987283" calcext:value-type="float">
            <text:p>949.7944719873</text:p>
          </table:table-cell>
          <table:table-cell office:value-type="float" office:value="957.521677546931" calcext:value-type="float">
            <text:p>957.5216775469</text:p>
          </table:table-cell>
          <table:table-cell office:value-type="float" office:value="0" calcext:value-type="float">
            <text:p>0</text:p>
          </table:table-cell>
          <table:table-cell office:value-type="float" office:value="986.929885571369" calcext:value-type="float">
            <text:p>986.9298855714</text:p>
          </table:table-cell>
          <table:table-cell office:value-type="float" office:value="895.922017492402" calcext:value-type="float">
            <text:p>895.9220174924</text:p>
          </table:table-cell>
          <table:table-cell office:value-type="float" office:value="975.526125968074" calcext:value-type="float">
            <text:p>975.5261259681</text:p>
          </table:table-cell>
          <table:table-cell office:value-type="float" office:value="957.61139447637" calcext:value-type="float">
            <text:p>957.6113944764</text:p>
          </table:table-cell>
          <table:table-cell office:value-type="float" office:value="959.920261108854" calcext:value-type="float">
            <text:p>959.9202611089</text:p>
          </table:table-cell>
          <table:table-cell office:value-type="float" office:value="1006.23900121518" calcext:value-type="float">
            <text:p>1006.2390012152</text:p>
          </table:table-cell>
          <table:table-cell office:value-type="float" office:value="0" calcext:value-type="float">
            <text:p>0</text:p>
          </table:table-cell>
          <table:table-cell office:value-type="float" office:value="940.617341951436" calcext:value-type="float">
            <text:p>940.6173419514</text:p>
          </table:table-cell>
          <table:table-cell office:value-type="float" office:value="963.299613977944" calcext:value-type="float">
            <text:p>963.2996139779</text:p>
          </table:table-cell>
          <table:table-cell office:value-type="float" office:value="0" calcext:value-type="float">
            <text:p>0</text:p>
          </table:table-cell>
          <table:table-cell office:value-type="float" office:value="976.222200717253" calcext:value-type="float">
            <text:p>976.2222007173</text:p>
          </table:table-cell>
          <table:table-cell office:value-type="float" office:value="959.869360941546" calcext:value-type="float">
            <text:p>959.8693609415</text:p>
          </table:table-cell>
          <table:table-cell office:value-type="float" office:value="1015.92671642634" calcext:value-type="float">
            <text:p>1015.9267164263</text:p>
          </table:table-cell>
          <table:table-cell office:value-type="float" office:value="0" calcext:value-type="float">
            <text:p>0</text:p>
          </table:table-cell>
          <table:table-cell office:value-type="float" office:value="950.673024394687" calcext:value-type="float">
            <text:p>950.6730243947</text:p>
          </table:table-cell>
          <table:table-cell office:value-type="float" office:value="0" calcext:value-type="float">
            <text:p>0</text:p>
          </table:table-cell>
          <table:table-cell office:value-type="float" office:value="1019.85801845313" calcext:value-type="float">
            <text:p>1019.8580184531</text:p>
          </table:table-cell>
          <table:table-cell office:value-type="float" office:value="918.328030740336" calcext:value-type="float">
            <text:p>918.3280307403</text:p>
          </table:table-cell>
          <table:table-cell office:value-type="float" office:value="921.586018415808" calcext:value-type="float">
            <text:p>921.5860184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.162391299046" calcext:value-type="float">
            <text:p>970.162391299</text:p>
          </table:table-cell>
          <table:table-cell office:value-type="float" office:value="934.546298529589" calcext:value-type="float">
            <text:p>934.5462985296</text:p>
          </table:table-cell>
          <table:table-cell office:value-type="float" office:value="912.717085391975" calcext:value-type="float">
            <text:p>912.717085392</text:p>
          </table:table-cell>
          <table:table-cell office:value-type="float" office:value="0" calcext:value-type="float">
            <text:p>0</text:p>
          </table:table-cell>
          <table:table-cell office:value-type="float" office:value="949.402997825821" calcext:value-type="float">
            <text:p>949.4029978258</text:p>
          </table:table-cell>
          <table:table-cell office:value-type="float" office:value="1007.5317720936" calcext:value-type="float">
            <text:p>1007.5317720936</text:p>
          </table:table-cell>
          <table:table-cell office:value-type="float" office:value="985.441089005097" calcext:value-type="float">
            <text:p>985.4410890051</text:p>
          </table:table-cell>
          <table:table-cell office:value-type="float" office:value="940.235094732616" calcext:value-type="float">
            <text:p>940.2350947326</text:p>
          </table:table-cell>
          <table:table-cell office:value-type="float" office:value="949.942066436774" calcext:value-type="float">
            <text:p>949.9420664368</text:p>
          </table:table-cell>
          <table:table-cell office:value-type="float" office:value="995.574650221972" calcext:value-type="float">
            <text:p>995.574650222</text:p>
          </table:table-cell>
          <table:table-cell office:value-type="float" office:value="936.74502940154" calcext:value-type="float">
            <text:p>936.7450294015</text:p>
          </table:table-cell>
          <table:table-cell office:value-type="float" office:value="990.551787599371" calcext:value-type="float">
            <text:p>990.5517875994</text:p>
          </table:table-cell>
          <table:table-cell office:value-type="float" office:value="928.401349799591" calcext:value-type="float">
            <text:p>928.4013497996</text:p>
          </table:table-cell>
          <table:table-cell office:value-type="float" office:value="913.040827637596" calcext:value-type="float">
            <text:p>913.0408276376</text:p>
          </table:table-cell>
          <table:table-cell office:value-type="float" office:value="957.417713910071" calcext:value-type="float">
            <text:p>957.4177139101</text:p>
          </table:table-cell>
          <table:table-cell office:value-type="float" office:value="975.426883067047" calcext:value-type="float">
            <text:p>975.426883067</text:p>
          </table:table-cell>
          <table:table-cell office:value-type="float" office:value="1002.59050657752" calcext:value-type="float">
            <text:p>1002.5905065775</text:p>
          </table:table-cell>
          <table:table-cell office:value-type="float" office:value="0" calcext:value-type="float">
            <text:p>0</text:p>
          </table:table-cell>
          <table:table-cell office:value-type="float" office:value="974.867735406038" calcext:value-type="float">
            <text:p>974.867735406</text:p>
          </table:table-cell>
          <table:table-cell office:value-type="float" office:value="936.264768598687" calcext:value-type="float">
            <text:p>936.2647685987</text:p>
          </table:table-cell>
          <table:table-cell office:value-type="float" office:value="983.232636592134" calcext:value-type="float">
            <text:p>983.2326365921</text:p>
          </table:table-cell>
          <table:table-cell office:value-type="float" office:value="934.191798159194" calcext:value-type="float">
            <text:p>934.1917981592</text:p>
          </table:table-cell>
        </table:table-row>
        <table:table-row table:style-name="ro1">
          <table:table-cell office:value-type="float" office:value="1017.03739985851" calcext:value-type="float">
            <text:p>1017.0373998585</text:p>
          </table:table-cell>
          <table:table-cell office:value-type="float" office:value="0" calcext:value-type="float">
            <text:p>0</text:p>
          </table:table-cell>
          <table:table-cell office:value-type="float" office:value="947.094400030308" calcext:value-type="float">
            <text:p>947.094400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.057321067494" calcext:value-type="float">
            <text:p>985.057321067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36.802454725722" calcext:value-type="float">
            <text:p>936.8024547257</text:p>
          </table:table-cell>
          <table:table-cell office:value-type="float" office:value="903.528810129489" calcext:value-type="float">
            <text:p>903.528810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4.385405812872" calcext:value-type="float">
            <text:p>984.3854058129</text:p>
          </table:table-cell>
          <table:table-cell office:value-type="float" office:value="927.673829834211" calcext:value-type="float">
            <text:p>927.6738298342</text:p>
          </table:table-cell>
          <table:table-cell office:value-type="float" office:value="0" calcext:value-type="float">
            <text:p>0</text:p>
          </table:table-cell>
          <table:table-cell office:value-type="float" office:value="961.106921576393" calcext:value-type="float">
            <text:p>961.106921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.401844094488" calcext:value-type="float">
            <text:p>923.4018440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489811317774" calcext:value-type="float">
            <text:p>968.4898113178</text:p>
          </table:table-cell>
          <table:table-cell office:value-type="float" office:value="1002.59050657752" calcext:value-type="float">
            <text:p>1002.59050657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41133154117" calcext:value-type="float">
            <text:p>935.4113315412</text:p>
          </table:table-cell>
        </table:table-row>
        <table:table-row table:style-name="ro1">
          <table:table-cell office:value-type="float" office:value="1008.90099981799" calcext:value-type="float">
            <text:p>1008.900999818</text:p>
          </table:table-cell>
          <table:table-cell office:value-type="float" office:value="0" calcext:value-type="float">
            <text:p>0</text:p>
          </table:table-cell>
          <table:table-cell office:value-type="float" office:value="945.159247778466" calcext:value-type="float">
            <text:p>945.15924777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6.403222779014" calcext:value-type="float">
            <text:p>996.40322277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24.836741540192" calcext:value-type="float">
            <text:p>924.8367415402</text:p>
          </table:table-cell>
          <table:table-cell office:value-type="float" office:value="900.96768168537" calcext:value-type="float">
            <text:p>900.9676816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.032287018824" calcext:value-type="float">
            <text:p>980.0322870188</text:p>
          </table:table-cell>
          <table:table-cell office:value-type="float" office:value="924.847811674445" calcext:value-type="float">
            <text:p>924.8478116744</text:p>
          </table:table-cell>
          <table:table-cell office:value-type="float" office:value="0" calcext:value-type="float">
            <text:p>0</text:p>
          </table:table-cell>
          <table:table-cell office:value-type="float" office:value="961.264612420249" calcext:value-type="float">
            <text:p>961.264612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.407980050976" calcext:value-type="float">
            <text:p>919.40798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.530607755989" calcext:value-type="float">
            <text:p>967.530607756</text:p>
          </table:table-cell>
          <table:table-cell office:value-type="float" office:value="1003.0440620904" calcext:value-type="float">
            <text:p>1003.0440620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285497324308" calcext:value-type="float">
            <text:p>935.2854973243</text:p>
          </table:table-cell>
        </table:table-row>
        <table:table-row table:style-name="ro1">
          <table:table-cell office:value-type="float" office:value="1002.61414365462" calcext:value-type="float">
            <text:p>1002.6141436546</text:p>
          </table:table-cell>
          <table:table-cell office:value-type="float" office:value="0" calcext:value-type="float">
            <text:p>0</text:p>
          </table:table-cell>
          <table:table-cell office:value-type="float" office:value="943.820128386571" calcext:value-type="float">
            <text:p>943.82012838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5.468026001934" calcext:value-type="float">
            <text:p>995.468026001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98.840329746262" calcext:value-type="float">
            <text:p>898.8403297463</text:p>
          </table:table-cell>
          <table:table-cell office:value-type="float" office:value="889.300426721481" calcext:value-type="float">
            <text:p>889.3004267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2.786782059216" calcext:value-type="float">
            <text:p>982.7867820592</text:p>
          </table:table-cell>
          <table:table-cell office:value-type="float" office:value="916.533746969461" calcext:value-type="float">
            <text:p>916.5337469695</text:p>
          </table:table-cell>
          <table:table-cell office:value-type="float" office:value="0" calcext:value-type="float">
            <text:p>0</text:p>
          </table:table-cell>
          <table:table-cell office:value-type="float" office:value="953.39690831332" calcext:value-type="float">
            <text:p>953.396908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.407980050976" calcext:value-type="float">
            <text:p>919.40798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.504269126678" calcext:value-type="float">
            <text:p>960.5042691267</text:p>
          </table:table-cell>
          <table:table-cell office:value-type="float" office:value="1003.0440620904" calcext:value-type="float">
            <text:p>1003.0440620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126279222915" calcext:value-type="float">
            <text:p>935.1262792229</text:p>
          </table:table-cell>
        </table:table-row>
        <table:table-row table:style-name="ro1">
          <table:table-cell office:value-type="float" office:value="1002.61414365461" calcext:value-type="float">
            <text:p>1002.6141436546</text:p>
          </table:table-cell>
          <table:table-cell office:value-type="float" office:value="0" calcext:value-type="float">
            <text:p>0</text:p>
          </table:table-cell>
          <table:table-cell office:value-type="float" office:value="942.643661444458" calcext:value-type="float">
            <text:p>942.6436614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2.51575453024" calcext:value-type="float">
            <text:p>992.515754530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69.558628216346" calcext:value-type="float">
            <text:p>869.5586282163</text:p>
          </table:table-cell>
          <table:table-cell office:value-type="float" office:value="886.555107795674" calcext:value-type="float">
            <text:p>886.5551077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7.078286818177" calcext:value-type="float">
            <text:p>977.0782868182</text:p>
          </table:table-cell>
          <table:table-cell office:value-type="float" office:value="923.504906114901" calcext:value-type="float">
            <text:p>923.5049061149</text:p>
          </table:table-cell>
          <table:table-cell office:value-type="float" office:value="0" calcext:value-type="float">
            <text:p>0</text:p>
          </table:table-cell>
          <table:table-cell office:value-type="float" office:value="930.639778683005" calcext:value-type="float">
            <text:p>930.63977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.905605746021" calcext:value-type="float">
            <text:p>905.905605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.821120125792" calcext:value-type="float">
            <text:p>962.8211201258</text:p>
          </table:table-cell>
          <table:table-cell office:value-type="float" office:value="1000.42661815334" calcext:value-type="float">
            <text:p>1000.4266181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126279222915" calcext:value-type="float">
            <text:p>935.1262792229</text:p>
          </table:table-cell>
        </table:table-row>
        <table:table-row table:style-name="ro1">
          <table:table-cell office:value-type="float" office:value="1002.30932428219" calcext:value-type="float">
            <text:p>1002.3093242822</text:p>
          </table:table-cell>
          <table:table-cell office:value-type="float" office:value="0" calcext:value-type="float">
            <text:p>0</text:p>
          </table:table-cell>
          <table:table-cell office:value-type="float" office:value="934.004608712174" calcext:value-type="float">
            <text:p>934.0046087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.933760172094" calcext:value-type="float">
            <text:p>987.933760172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68.710277700371" calcext:value-type="float">
            <text:p>868.7102777004</text:p>
          </table:table-cell>
          <table:table-cell office:value-type="float" office:value="888.736704050058" calcext:value-type="float">
            <text:p>888.7367040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6.096074065105" calcext:value-type="float">
            <text:p>976.0960740651</text:p>
          </table:table-cell>
          <table:table-cell office:value-type="float" office:value="908.051501789482" calcext:value-type="float">
            <text:p>908.0515017895</text:p>
          </table:table-cell>
          <table:table-cell office:value-type="float" office:value="0" calcext:value-type="float">
            <text:p>0</text:p>
          </table:table-cell>
          <table:table-cell office:value-type="float" office:value="925.875249749016" calcext:value-type="float">
            <text:p>925.875249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.07881209303" calcext:value-type="float">
            <text:p>910.07881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.055654020286" calcext:value-type="float">
            <text:p>965.0556540203</text:p>
          </table:table-cell>
          <table:table-cell office:value-type="float" office:value="998.777776685977" calcext:value-type="float">
            <text:p>998.777776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.589720580665" calcext:value-type="float">
            <text:p>930.5897205807</text:p>
          </table:table-cell>
        </table:table-row>
        <table:table-row table:style-name="ro1">
          <table:table-cell office:value-type="float" office:value="986.614480841478" calcext:value-type="float">
            <text:p>986.6144808415</text:p>
          </table:table-cell>
          <table:table-cell office:value-type="float" office:value="0" calcext:value-type="float">
            <text:p>0</text:p>
          </table:table-cell>
          <table:table-cell office:value-type="float" office:value="928.112020535425" calcext:value-type="float">
            <text:p>928.1120205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.492131823124" calcext:value-type="float">
            <text:p>982.492131823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68.704885570553" calcext:value-type="float">
            <text:p>868.7048855706</text:p>
          </table:table-cell>
          <table:table-cell office:value-type="float" office:value="886.744539295759" calcext:value-type="float">
            <text:p>886.7445392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.30900369599" calcext:value-type="float">
            <text:p>973.309003696</text:p>
          </table:table-cell>
          <table:table-cell office:value-type="float" office:value="902.954917858012" calcext:value-type="float">
            <text:p>902.954917858</text:p>
          </table:table-cell>
          <table:table-cell office:value-type="float" office:value="0" calcext:value-type="float">
            <text:p>0</text:p>
          </table:table-cell>
          <table:table-cell office:value-type="float" office:value="907.483932160347" calcext:value-type="float">
            <text:p>907.483932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.547387044527" calcext:value-type="float">
            <text:p>891.5473870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.790208586365" calcext:value-type="float">
            <text:p>950.7902085864</text:p>
          </table:table-cell>
          <table:table-cell office:value-type="float" office:value="999.178031549419" calcext:value-type="float">
            <text:p>999.1780315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0.073948968686" calcext:value-type="float">
            <text:p>920.0739489687</text:p>
          </table:table-cell>
        </table:table-row>
        <table:table-row table:style-name="ro1">
          <table:table-cell office:value-type="float" office:value="989.43539537396" calcext:value-type="float">
            <text:p>989.435395374</text:p>
          </table:table-cell>
          <table:table-cell office:value-type="float" office:value="0" calcext:value-type="float">
            <text:p>0</text:p>
          </table:table-cell>
          <table:table-cell office:value-type="float" office:value="928.112020535425" calcext:value-type="float">
            <text:p>928.1120205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.657500077354" calcext:value-type="float">
            <text:p>981.657500077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68.704885570553" calcext:value-type="float">
            <text:p>868.7048855706</text:p>
          </table:table-cell>
          <table:table-cell office:value-type="float" office:value="884.339874617154" calcext:value-type="float">
            <text:p>884.3398746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9.292071898144" calcext:value-type="float">
            <text:p>969.2920718981</text:p>
          </table:table-cell>
          <table:table-cell office:value-type="float" office:value="905.826778664508" calcext:value-type="float">
            <text:p>905.8267786645</text:p>
          </table:table-cell>
          <table:table-cell office:value-type="float" office:value="0" calcext:value-type="float">
            <text:p>0</text:p>
          </table:table-cell>
          <table:table-cell office:value-type="float" office:value="899.372522718208" calcext:value-type="float">
            <text:p>899.372522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0.724676634571" calcext:value-type="float">
            <text:p>880.7246766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.880024358136" calcext:value-type="float">
            <text:p>944.8800243581</text:p>
          </table:table-cell>
          <table:table-cell office:value-type="float" office:value="996.966462730671" calcext:value-type="float">
            <text:p>996.9664627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0.416672516697" calcext:value-type="float">
            <text:p>910.416672516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81.928183581349" calcext:value-type="float">
            <text:p>981.928183581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904.938774815952" calcext:value-type="float">
            <text:p>904.93877481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81.268547925306" calcext:value-type="float">
            <text:p>981.268547925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904.537184800118" calcext:value-type="float">
            <text:p>904.537184800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78.111581430291" calcext:value-type="float">
            <text:p>978.111581430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896.893806051386" calcext:value-type="float">
            <text:p>896.8938060514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73.509770320105" calcext:value-type="float">
            <text:p>973.509770320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889.977058706439" calcext:value-type="float">
            <text:p>889.9770587064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62.064821691615" calcext:value-type="float">
            <text:p>962.064821691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889.977024371202" calcext:value-type="float">
            <text:p>889.977024371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63.431411317962" calcext:value-type="float">
            <text:p>963.431411318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890.055587942782" calcext:value-type="float">
            <text:p>890.0555879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64.553644802445" calcext:value-type="float">
            <text:p>964.553644802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879.095630015798" calcext:value-type="float">
            <text:p>879.0956300158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345.548302906606" calcext:value-type="float">
            <text:p>345.5483029066</text:p>
          </table:table-cell>
          <table:table-cell office:value-type="float" office:value="340.27497531228" calcext:value-type="float">
            <text:p>340.2749753123</text:p>
          </table:table-cell>
          <table:table-cell office:value-type="float" office:value="344.256842097035" calcext:value-type="float">
            <text:p>344.256842097</text:p>
          </table:table-cell>
          <table:table-cell office:value-type="float" office:value="336.213998684859" calcext:value-type="float">
            <text:p>336.2139986849</text:p>
          </table:table-cell>
          <table:table-cell office:value-type="float" office:value="358.792533411015" calcext:value-type="float">
            <text:p>358.792533411</text:p>
          </table:table-cell>
          <table:table-cell office:value-type="float" office:value="351.599279058775" calcext:value-type="float">
            <text:p>351.5992790588</text:p>
          </table:table-cell>
          <table:table-cell office:value-type="float" office:value="361.289918007357" calcext:value-type="float">
            <text:p>361.2899180074</text:p>
          </table:table-cell>
          <table:table-cell office:value-type="float" office:value="354.930585834506" calcext:value-type="float">
            <text:p>354.9305858345</text:p>
          </table:table-cell>
          <table:table-cell office:value-type="float" office:value="363.84847703767" calcext:value-type="float">
            <text:p>363.8484770377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38.639029309838" calcext:value-type="float">
            <text:p>338.6390293098</text:p>
          </table:table-cell>
          <table:table-cell office:value-type="float" office:value="361.269369057752" calcext:value-type="float">
            <text:p>361.2693690578</text:p>
          </table:table-cell>
          <table:table-cell office:value-type="float" office:value="346.894498793739" calcext:value-type="float">
            <text:p>346.8944987937</text:p>
          </table:table-cell>
          <table:table-cell office:value-type="float" office:value="346.574874280815" calcext:value-type="float">
            <text:p>346.5748742808</text:p>
          </table:table-cell>
          <table:table-cell office:value-type="float" office:value="352.285282629256" calcext:value-type="float">
            <text:p>352.2852826293</text:p>
          </table:table-cell>
          <table:table-cell office:value-type="float" office:value="348.131312902977" calcext:value-type="float">
            <text:p>348.131312903</text:p>
          </table:table-cell>
          <table:table-cell office:value-type="float" office:value="350.068567780937" calcext:value-type="float">
            <text:p>350.0685677809</text:p>
          </table:table-cell>
          <table:table-cell office:value-type="float" office:value="345.361226457198" calcext:value-type="float">
            <text:p>345.3612264572</text:p>
          </table:table-cell>
          <table:table-cell office:value-type="float" office:value="356.1706124494" calcext:value-type="float">
            <text:p>356.1706124494</text:p>
          </table:table-cell>
          <table:table-cell office:value-type="float" office:value="360.027726922512" calcext:value-type="float">
            <text:p>360.0277269225</text:p>
          </table:table-cell>
          <table:table-cell office:value-type="float" office:value="352.501582380361" calcext:value-type="float">
            <text:p>352.5015823804</text:p>
          </table:table-cell>
          <table:table-cell office:value-type="float" office:value="351.953173680787" calcext:value-type="float">
            <text:p>351.9531736808</text:p>
          </table:table-cell>
          <table:table-cell office:value-type="float" office:value="362.90786391557" calcext:value-type="float">
            <text:p>362.9078639156</text:p>
          </table:table-cell>
          <table:table-cell office:value-type="float" office:value="349.989061350042" calcext:value-type="float">
            <text:p>349.98906135</text:p>
          </table:table-cell>
          <table:table-cell office:value-type="float" office:value="358.734742489412" calcext:value-type="float">
            <text:p>358.7347424894</text:p>
          </table:table-cell>
          <table:table-cell office:value-type="float" office:value="348.935582985675" calcext:value-type="float">
            <text:p>348.9355829857</text:p>
          </table:table-cell>
          <table:table-cell office:value-type="float" office:value="338.181693570112" calcext:value-type="float">
            <text:p>338.1816935701</text:p>
          </table:table-cell>
          <table:table-cell office:value-type="float" office:value="346.758190928589" calcext:value-type="float">
            <text:p>346.7581909286</text:p>
          </table:table-cell>
          <table:table-cell office:value-type="float" office:value="360.327984913813" calcext:value-type="float">
            <text:p>360.3279849138</text:p>
          </table:table-cell>
          <table:table-cell office:value-type="float" office:value="345.151397505339" calcext:value-type="float">
            <text:p>345.1513975053</text:p>
          </table:table-cell>
          <table:table-cell office:value-type="float" office:value="354.05898620057" calcext:value-type="float">
            <text:p>354.0589862006</text:p>
          </table:table-cell>
          <table:table-cell office:value-type="float" office:value="370.997656749305" calcext:value-type="float">
            <text:p>370.9976567493</text:p>
          </table:table-cell>
          <table:table-cell office:value-type="float" office:value="359.0212877362" calcext:value-type="float">
            <text:p>359.0212877362</text:p>
          </table:table-cell>
          <table:table-cell office:value-type="float" office:value="341.415759383364" calcext:value-type="float">
            <text:p>341.4157593834</text:p>
          </table:table-cell>
          <table:table-cell office:value-type="float" office:value="359.60531018185" calcext:value-type="float">
            <text:p>359.6053101819</text:p>
          </table:table-cell>
          <table:table-cell office:value-type="float" office:value="358.343410208168" calcext:value-type="float">
            <text:p>358.3434102082</text:p>
          </table:table-cell>
          <table:table-cell office:value-type="float" office:value="349.040718420674" calcext:value-type="float">
            <text:p>349.0407184207</text:p>
          </table:table-cell>
          <table:table-cell office:value-type="float" office:value="341.473917535224" calcext:value-type="float">
            <text:p>341.4739175352</text:p>
          </table:table-cell>
          <table:table-cell office:value-type="float" office:value="362.400787425389" calcext:value-type="float">
            <text:p>362.4007874254</text:p>
          </table:table-cell>
          <table:table-cell office:value-type="float" office:value="358.404184078173" calcext:value-type="float">
            <text:p>358.4041840782</text:p>
          </table:table-cell>
          <table:table-cell office:value-type="float" office:value="369.008828915172" calcext:value-type="float">
            <text:p>369.0088289152</text:p>
          </table:table-cell>
          <table:table-cell office:value-type="float" office:value="366.024963087548" calcext:value-type="float">
            <text:p>366.0249630875</text:p>
          </table:table-cell>
          <table:table-cell office:value-type="float" office:value="330.126363686608" calcext:value-type="float">
            <text:p>330.1263636866</text:p>
          </table:table-cell>
          <table:table-cell office:value-type="float" office:value="337.456829993937" calcext:value-type="float">
            <text:p>337.4568299939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9.156363730747" calcext:value-type="float">
            <text:p>349.1563637307</text:p>
          </table:table-cell>
          <table:table-cell office:value-type="float" office:value="339.28246556225" calcext:value-type="float">
            <text:p>339.2824655623</text:p>
          </table:table-cell>
          <table:table-cell office:value-type="float" office:value="373.236048211367" calcext:value-type="float">
            <text:p>373.2360482114</text:p>
          </table:table-cell>
          <table:table-cell office:value-type="float" office:value="336.594451373301" calcext:value-type="float">
            <text:p>336.5944513733</text:p>
          </table:table-cell>
          <table:table-cell office:value-type="float" office:value="352.272479961358" calcext:value-type="float">
            <text:p>352.2724799614</text:p>
          </table:table-cell>
        </table:table-row>
        <table:table-row table:style-name="ro1">
          <table:table-cell office:value-type="float" office:value="356.261153289863" calcext:value-type="float">
            <text:p>356.2611532899</text:p>
          </table:table-cell>
          <table:table-cell office:value-type="float" office:value="349.035127962778" calcext:value-type="float">
            <text:p>349.0351279628</text:p>
          </table:table-cell>
          <table:table-cell office:value-type="float" office:value="362.065966832119" calcext:value-type="float">
            <text:p>362.0659668321</text:p>
          </table:table-cell>
          <table:table-cell office:value-type="float" office:value="337.883449491705" calcext:value-type="float">
            <text:p>337.8834494917</text:p>
          </table:table-cell>
          <table:table-cell office:value-type="float" office:value="366.028429056727" calcext:value-type="float">
            <text:p>366.0284290567</text:p>
          </table:table-cell>
          <table:table-cell office:value-type="float" office:value="352.865078080827" calcext:value-type="float">
            <text:p>352.8650780808</text:p>
          </table:table-cell>
          <table:table-cell office:value-type="float" office:value="362.905780799082" calcext:value-type="float">
            <text:p>362.9057807991</text:p>
          </table:table-cell>
          <table:table-cell office:value-type="float" office:value="367.410912106245" calcext:value-type="float">
            <text:p>367.4109121062</text:p>
          </table:table-cell>
          <table:table-cell office:value-type="float" office:value="369.14914691858" calcext:value-type="float">
            <text:p>369.1491469186</text:p>
          </table:table-cell>
          <table:table-cell office:value-type="float" office:value="362.409471772795" calcext:value-type="float">
            <text:p>362.4094717728</text:p>
          </table:table-cell>
          <table:table-cell office:value-type="float" office:value="339.736097935281" calcext:value-type="float">
            <text:p>339.7360979353</text:p>
          </table:table-cell>
          <table:table-cell office:value-type="float" office:value="374.109999615312" calcext:value-type="float">
            <text:p>374.1099996153</text:p>
          </table:table-cell>
          <table:table-cell office:value-type="float" office:value="356.490528571981" calcext:value-type="float">
            <text:p>356.490528572</text:p>
          </table:table-cell>
          <table:table-cell office:value-type="float" office:value="355.750690765185" calcext:value-type="float">
            <text:p>355.7506907652</text:p>
          </table:table-cell>
          <table:table-cell office:value-type="float" office:value="371.272143386284" calcext:value-type="float">
            <text:p>371.2721433863</text:p>
          </table:table-cell>
          <table:table-cell office:value-type="float" office:value="346.764693021494" calcext:value-type="float">
            <text:p>346.7646930215</text:p>
          </table:table-cell>
          <table:table-cell office:value-type="float" office:value="363.596327834503" calcext:value-type="float">
            <text:p>363.5963278345</text:p>
          </table:table-cell>
          <table:table-cell office:value-type="float" office:value="352.264052141907" calcext:value-type="float">
            <text:p>352.2640521419</text:p>
          </table:table-cell>
          <table:table-cell office:value-type="float" office:value="366.720014719175" calcext:value-type="float">
            <text:p>366.7200147192</text:p>
          </table:table-cell>
          <table:table-cell office:value-type="float" office:value="366.723594005768" calcext:value-type="float">
            <text:p>366.7235940058</text:p>
          </table:table-cell>
          <table:table-cell office:value-type="float" office:value="366.992561766437" calcext:value-type="float">
            <text:p>366.9925617664</text:p>
          </table:table-cell>
          <table:table-cell office:value-type="float" office:value="358.7242494569" calcext:value-type="float">
            <text:p>358.7242494569</text:p>
          </table:table-cell>
          <table:table-cell office:value-type="float" office:value="362.145294918772" calcext:value-type="float">
            <text:p>362.1452949188</text:p>
          </table:table-cell>
          <table:table-cell office:value-type="float" office:value="357.323225693237" calcext:value-type="float">
            <text:p>357.3232256932</text:p>
          </table:table-cell>
          <table:table-cell office:value-type="float" office:value="372.930174778728" calcext:value-type="float">
            <text:p>372.9301747787</text:p>
          </table:table-cell>
          <table:table-cell office:value-type="float" office:value="345.075873540261" calcext:value-type="float">
            <text:p>345.0758735403</text:p>
          </table:table-cell>
          <table:table-cell office:value-type="float" office:value="376.78506337541" calcext:value-type="float">
            <text:p>376.7850633754</text:p>
          </table:table-cell>
          <table:table-cell office:value-type="float" office:value="356.892465842296" calcext:value-type="float">
            <text:p>356.8924658423</text:p>
          </table:table-cell>
          <table:table-cell office:value-type="float" office:value="365.619731150847" calcext:value-type="float">
            <text:p>365.6197311508</text:p>
          </table:table-cell>
          <table:table-cell office:value-type="float" office:value="348.049027005602" calcext:value-type="float">
            <text:p>348.0490270056</text:p>
          </table:table-cell>
          <table:table-cell office:value-type="float" office:value="359.645330605539" calcext:value-type="float">
            <text:p>359.6453306055</text:p>
          </table:table-cell>
          <table:table-cell office:value-type="float" office:value="372.898691011284" calcext:value-type="float">
            <text:p>372.8986910113</text:p>
          </table:table-cell>
          <table:table-cell office:value-type="float" office:value="364.546538508154" calcext:value-type="float">
            <text:p>364.5465385082</text:p>
          </table:table-cell>
          <table:table-cell office:value-type="float" office:value="355.270966050589" calcext:value-type="float">
            <text:p>355.2709660506</text:p>
          </table:table-cell>
          <table:table-cell office:value-type="float" office:value="356.040293929143" calcext:value-type="float">
            <text:p>356.0402939291</text:p>
          </table:table-cell>
          <table:table-cell office:value-type="float" office:value="360.200482636487" calcext:value-type="float">
            <text:p>360.2004826365</text:p>
          </table:table-cell>
          <table:table-cell office:value-type="float" office:value="365.560959477264" calcext:value-type="float">
            <text:p>365.5609594773</text:p>
          </table:table-cell>
          <table:table-cell office:value-type="float" office:value="351.211162081546" calcext:value-type="float">
            <text:p>351.2111620815</text:p>
          </table:table-cell>
          <table:table-cell office:value-type="float" office:value="360.121895267891" calcext:value-type="float">
            <text:p>360.1218952679</text:p>
          </table:table-cell>
          <table:table-cell office:value-type="float" office:value="364.589900640255" calcext:value-type="float">
            <text:p>364.5899006403</text:p>
          </table:table-cell>
          <table:table-cell office:value-type="float" office:value="366.867284216823" calcext:value-type="float">
            <text:p>366.8672842168</text:p>
          </table:table-cell>
          <table:table-cell office:value-type="float" office:value="361.187235538527" calcext:value-type="float">
            <text:p>361.1872355385</text:p>
          </table:table-cell>
          <table:table-cell office:value-type="float" office:value="336.201659638563" calcext:value-type="float">
            <text:p>336.2016596386</text:p>
          </table:table-cell>
          <table:table-cell office:value-type="float" office:value="343.664575830288" calcext:value-type="float">
            <text:p>343.6645758303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54.418326231534" calcext:value-type="float">
            <text:p>354.4183262315</text:p>
          </table:table-cell>
          <table:table-cell office:value-type="float" office:value="359.127285340584" calcext:value-type="float">
            <text:p>359.1272853406</text:p>
          </table:table-cell>
          <table:table-cell office:value-type="float" office:value="376.628207164806" calcext:value-type="float">
            <text:p>376.6282071648</text:p>
          </table:table-cell>
          <table:table-cell office:value-type="float" office:value="325.129462140973" calcext:value-type="float">
            <text:p>325.129462141</text:p>
          </table:table-cell>
          <table:table-cell office:value-type="float" office:value="357.706756605341" calcext:value-type="float">
            <text:p>357.7067566053</text:p>
          </table:table-cell>
        </table:table-row>
        <table:table-row table:style-name="ro1">
          <table:table-cell office:value-type="float" office:value="366.858401179416" calcext:value-type="float">
            <text:p>366.8584011794</text:p>
          </table:table-cell>
          <table:table-cell office:value-type="float" office:value="368.333561352539" calcext:value-type="float">
            <text:p>368.3335613525</text:p>
          </table:table-cell>
          <table:table-cell office:value-type="float" office:value="365.55153192876" calcext:value-type="float">
            <text:p>365.5515319288</text:p>
          </table:table-cell>
          <table:table-cell office:value-type="float" office:value="333.555885524742" calcext:value-type="float">
            <text:p>333.5558855247</text:p>
          </table:table-cell>
          <table:table-cell office:value-type="float" office:value="373.030570924858" calcext:value-type="float">
            <text:p>373.0305709249</text:p>
          </table:table-cell>
          <table:table-cell office:value-type="float" office:value="344.192561539062" calcext:value-type="float">
            <text:p>344.1925615391</text:p>
          </table:table-cell>
          <table:table-cell office:value-type="float" office:value="364.721100018345" calcext:value-type="float">
            <text:p>364.7211000183</text:p>
          </table:table-cell>
          <table:table-cell office:value-type="float" office:value="370.00856681248" calcext:value-type="float">
            <text:p>370.0085668125</text:p>
          </table:table-cell>
          <table:table-cell office:value-type="float" office:value="375.871022981363" calcext:value-type="float">
            <text:p>375.8710229814</text:p>
          </table:table-cell>
          <table:table-cell office:value-type="float" office:value="379.06093027247" calcext:value-type="float">
            <text:p>379.0609302725</text:p>
          </table:table-cell>
          <table:table-cell office:value-type="float" office:value="341.610913136317" calcext:value-type="float">
            <text:p>341.6109131363</text:p>
          </table:table-cell>
          <table:table-cell office:value-type="float" office:value="374.731245566734" calcext:value-type="float">
            <text:p>374.7312455667</text:p>
          </table:table-cell>
          <table:table-cell office:value-type="float" office:value="356.924778530174" calcext:value-type="float">
            <text:p>356.9247785302</text:p>
          </table:table-cell>
          <table:table-cell office:value-type="float" office:value="355.750690765185" calcext:value-type="float">
            <text:p>355.7506907652</text:p>
          </table:table-cell>
          <table:table-cell office:value-type="float" office:value="372.418331542432" calcext:value-type="float">
            <text:p>372.4183315424</text:p>
          </table:table-cell>
          <table:table-cell office:value-type="float" office:value="365.118539865134" calcext:value-type="float">
            <text:p>365.1185398651</text:p>
          </table:table-cell>
          <table:table-cell office:value-type="float" office:value="363.680410641928" calcext:value-type="float">
            <text:p>363.6804106419</text:p>
          </table:table-cell>
          <table:table-cell office:value-type="float" office:value="352.890326819332" calcext:value-type="float">
            <text:p>352.8903268193</text:p>
          </table:table-cell>
          <table:table-cell office:value-type="float" office:value="372.810534843639" calcext:value-type="float">
            <text:p>372.8105348436</text:p>
          </table:table-cell>
          <table:table-cell office:value-type="float" office:value="363.199801870811" calcext:value-type="float">
            <text:p>363.1998018708</text:p>
          </table:table-cell>
          <table:table-cell office:value-type="float" office:value="374.748452148167" calcext:value-type="float">
            <text:p>374.7484521482</text:p>
          </table:table-cell>
          <table:table-cell office:value-type="float" office:value="352.488431747359" calcext:value-type="float">
            <text:p>352.4884317474</text:p>
          </table:table-cell>
          <table:table-cell office:value-type="float" office:value="361.708874320505" calcext:value-type="float">
            <text:p>361.7088743205</text:p>
          </table:table-cell>
          <table:table-cell office:value-type="float" office:value="356.461483559595" calcext:value-type="float">
            <text:p>356.4614835596</text:p>
          </table:table-cell>
          <table:table-cell office:value-type="float" office:value="377.342579106259" calcext:value-type="float">
            <text:p>377.3425791063</text:p>
          </table:table-cell>
          <table:table-cell office:value-type="float" office:value="350.621372042152" calcext:value-type="float">
            <text:p>350.6213720422</text:p>
          </table:table-cell>
          <table:table-cell office:value-type="float" office:value="376.617319867217" calcext:value-type="float">
            <text:p>376.6173198672</text:p>
          </table:table-cell>
          <table:table-cell office:value-type="float" office:value="374.604005783696" calcext:value-type="float">
            <text:p>374.6040057837</text:p>
          </table:table-cell>
          <table:table-cell office:value-type="float" office:value="368.946408798691" calcext:value-type="float">
            <text:p>368.9464087987</text:p>
          </table:table-cell>
          <table:table-cell office:value-type="float" office:value="352.263876118759" calcext:value-type="float">
            <text:p>352.2638761188</text:p>
          </table:table-cell>
          <table:table-cell office:value-type="float" office:value="359.540696601885" calcext:value-type="float">
            <text:p>359.5406966019</text:p>
          </table:table-cell>
          <table:table-cell office:value-type="float" office:value="371.106469904808" calcext:value-type="float">
            <text:p>371.1064699048</text:p>
          </table:table-cell>
          <table:table-cell office:value-type="float" office:value="365.331217934269" calcext:value-type="float">
            <text:p>365.3312179343</text:p>
          </table:table-cell>
          <table:table-cell office:value-type="float" office:value="357.683283224384" calcext:value-type="float">
            <text:p>357.6832832244</text:p>
          </table:table-cell>
          <table:table-cell office:value-type="float" office:value="366.319374846048" calcext:value-type="float">
            <text:p>366.319374846</text:p>
          </table:table-cell>
          <table:table-cell office:value-type="float" office:value="363.57374555804" calcext:value-type="float">
            <text:p>363.573745558</text:p>
          </table:table-cell>
          <table:table-cell office:value-type="float" office:value="374.307999875112" calcext:value-type="float">
            <text:p>374.3079998751</text:p>
          </table:table-cell>
          <table:table-cell office:value-type="float" office:value="339.725181240902" calcext:value-type="float">
            <text:p>339.7251812409</text:p>
          </table:table-cell>
          <table:table-cell office:value-type="float" office:value="373.402036406542" calcext:value-type="float">
            <text:p>373.4020364065</text:p>
          </table:table-cell>
          <table:table-cell office:value-type="float" office:value="379.927668365329" calcext:value-type="float">
            <text:p>379.9276683653</text:p>
          </table:table-cell>
          <table:table-cell office:value-type="float" office:value="379.780800676303" calcext:value-type="float">
            <text:p>379.7808006763</text:p>
          </table:table-cell>
          <table:table-cell office:value-type="float" office:value="373.336551903919" calcext:value-type="float">
            <text:p>373.3365519039</text:p>
          </table:table-cell>
          <table:table-cell office:value-type="float" office:value="360.416967413911" calcext:value-type="float">
            <text:p>360.4169674139</text:p>
          </table:table-cell>
          <table:table-cell office:value-type="float" office:value="363.044625388489" calcext:value-type="float">
            <text:p>363.0446253885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58.802015360111" calcext:value-type="float">
            <text:p>358.8020153601</text:p>
          </table:table-cell>
          <table:table-cell office:value-type="float" office:value="358.811823156419" calcext:value-type="float">
            <text:p>358.8118231564</text:p>
          </table:table-cell>
          <table:table-cell office:value-type="float" office:value="381.970387656947" calcext:value-type="float">
            <text:p>381.9703876569</text:p>
          </table:table-cell>
          <table:table-cell office:value-type="float" office:value="324.721046357188" calcext:value-type="float">
            <text:p>324.7210463572</text:p>
          </table:table-cell>
          <table:table-cell office:value-type="float" office:value="366.151724418309" calcext:value-type="float">
            <text:p>366.1517244183</text:p>
          </table:table-cell>
        </table:table-row>
        <table:table-row table:style-name="ro1">
          <table:table-cell office:value-type="float" office:value="374.205357351463" calcext:value-type="float">
            <text:p>374.2053573515</text:p>
          </table:table-cell>
          <table:table-cell office:value-type="float" office:value="379.202739510132" calcext:value-type="float">
            <text:p>379.2027395101</text:p>
          </table:table-cell>
          <table:table-cell office:value-type="float" office:value="364.062371613468" calcext:value-type="float">
            <text:p>364.0623716135</text:p>
          </table:table-cell>
          <table:table-cell office:value-type="float" office:value="347.768521791003" calcext:value-type="float">
            <text:p>347.768521791</text:p>
          </table:table-cell>
          <table:table-cell office:value-type="float" office:value="376.680131366786" calcext:value-type="float">
            <text:p>376.6801313668</text:p>
          </table:table-cell>
          <table:table-cell office:value-type="float" office:value="347.040799028251" calcext:value-type="float">
            <text:p>347.0407990283</text:p>
          </table:table-cell>
          <table:table-cell office:value-type="float" office:value="364.551665746815" calcext:value-type="float">
            <text:p>364.5516657468</text:p>
          </table:table-cell>
          <table:table-cell office:value-type="float" office:value="367.726061789651" calcext:value-type="float">
            <text:p>367.7260617897</text:p>
          </table:table-cell>
          <table:table-cell office:value-type="float" office:value="383.856130138298" calcext:value-type="float">
            <text:p>383.8561301383</text:p>
          </table:table-cell>
          <table:table-cell office:value-type="float" office:value="367.684736365994" calcext:value-type="float">
            <text:p>367.684736366</text:p>
          </table:table-cell>
          <table:table-cell office:value-type="float" office:value="347.480633880839" calcext:value-type="float">
            <text:p>347.4806338808</text:p>
          </table:table-cell>
          <table:table-cell office:value-type="float" office:value="382.565233691678" calcext:value-type="float">
            <text:p>382.5652336917</text:p>
          </table:table-cell>
          <table:table-cell office:value-type="float" office:value="362.883452496423" calcext:value-type="float">
            <text:p>362.8834524964</text:p>
          </table:table-cell>
          <table:table-cell office:value-type="float" office:value="349.189499724792" calcext:value-type="float">
            <text:p>349.1894997248</text:p>
          </table:table-cell>
          <table:table-cell office:value-type="float" office:value="377.805713681949" calcext:value-type="float">
            <text:p>377.8057136819</text:p>
          </table:table-cell>
          <table:table-cell office:value-type="float" office:value="365.3076670022" calcext:value-type="float">
            <text:p>365.3076670022</text:p>
          </table:table-cell>
          <table:table-cell office:value-type="float" office:value="374.367108407974" calcext:value-type="float">
            <text:p>374.367108408</text:p>
          </table:table-cell>
          <table:table-cell office:value-type="float" office:value="351.516596257797" calcext:value-type="float">
            <text:p>351.5165962578</text:p>
          </table:table-cell>
          <table:table-cell office:value-type="float" office:value="386.504283806613" calcext:value-type="float">
            <text:p>386.5042838066</text:p>
          </table:table-cell>
          <table:table-cell office:value-type="float" office:value="368.539962936645" calcext:value-type="float">
            <text:p>368.5399629366</text:p>
          </table:table-cell>
          <table:table-cell office:value-type="float" office:value="378.68500798713" calcext:value-type="float">
            <text:p>378.6850079871</text:p>
          </table:table-cell>
          <table:table-cell office:value-type="float" office:value="361.116522630762" calcext:value-type="float">
            <text:p>361.1165226308</text:p>
          </table:table-cell>
          <table:table-cell office:value-type="float" office:value="364.07494957973" calcext:value-type="float">
            <text:p>364.0749495797</text:p>
          </table:table-cell>
          <table:table-cell office:value-type="float" office:value="357.542006071712" calcext:value-type="float">
            <text:p>357.5420060717</text:p>
          </table:table-cell>
          <table:table-cell office:value-type="float" office:value="377.342579106259" calcext:value-type="float">
            <text:p>377.3425791063</text:p>
          </table:table-cell>
          <table:table-cell office:value-type="float" office:value="356.092548403366" calcext:value-type="float">
            <text:p>356.0925484034</text:p>
          </table:table-cell>
          <table:table-cell office:value-type="float" office:value="378.349487605081" calcext:value-type="float">
            <text:p>378.3494876051</text:p>
          </table:table-cell>
          <table:table-cell office:value-type="float" office:value="390.360845196239" calcext:value-type="float">
            <text:p>390.3608451962</text:p>
          </table:table-cell>
          <table:table-cell office:value-type="float" office:value="381.377097899801" calcext:value-type="float">
            <text:p>381.3770978998</text:p>
          </table:table-cell>
          <table:table-cell office:value-type="float" office:value="351.890985150288" calcext:value-type="float">
            <text:p>351.8909851503</text:p>
          </table:table-cell>
          <table:table-cell office:value-type="float" office:value="361.156435163807" calcext:value-type="float">
            <text:p>361.1564351638</text:p>
          </table:table-cell>
          <table:table-cell office:value-type="float" office:value="374.20842590116" calcext:value-type="float">
            <text:p>374.2084259012</text:p>
          </table:table-cell>
          <table:table-cell office:value-type="float" office:value="367.678712722141" calcext:value-type="float">
            <text:p>367.6787127221</text:p>
          </table:table-cell>
          <table:table-cell office:value-type="float" office:value="357.541788593195" calcext:value-type="float">
            <text:p>357.5417885932</text:p>
          </table:table-cell>
          <table:table-cell office:value-type="float" office:value="370.90491444606" calcext:value-type="float">
            <text:p>370.9049144461</text:p>
          </table:table-cell>
          <table:table-cell office:value-type="float" office:value="369.872005012641" calcext:value-type="float">
            <text:p>369.8720050126</text:p>
          </table:table-cell>
          <table:table-cell office:value-type="float" office:value="370.451925284298" calcext:value-type="float">
            <text:p>370.4519252843</text:p>
          </table:table-cell>
          <table:table-cell office:value-type="float" office:value="340.203031965735" calcext:value-type="float">
            <text:p>340.2030319657</text:p>
          </table:table-cell>
          <table:table-cell office:value-type="float" office:value="386.637929035355" calcext:value-type="float">
            <text:p>386.6379290354</text:p>
          </table:table-cell>
          <table:table-cell office:value-type="float" office:value="380.921722025971" calcext:value-type="float">
            <text:p>380.921722026</text:p>
          </table:table-cell>
          <table:table-cell office:value-type="float" office:value="391.325709826767" calcext:value-type="float">
            <text:p>391.3257098268</text:p>
          </table:table-cell>
          <table:table-cell office:value-type="float" office:value="373.336551903919" calcext:value-type="float">
            <text:p>373.3365519039</text:p>
          </table:table-cell>
          <table:table-cell office:value-type="float" office:value="361.80554771948" calcext:value-type="float">
            <text:p>361.8055477195</text:p>
          </table:table-cell>
          <table:table-cell office:value-type="float" office:value="374.040144251425" calcext:value-type="float">
            <text:p>374.0401442514</text:p>
          </table:table-cell>
          <table:table-cell office:value-type="float" office:value="353.968815656676" calcext:value-type="float">
            <text:p>353.9688156567</text:p>
          </table:table-cell>
          <table:table-cell office:value-type="float" office:value="361.861427227697" calcext:value-type="float">
            <text:p>361.8614272277</text:p>
          </table:table-cell>
          <table:table-cell office:value-type="float" office:value="361.027582161964" calcext:value-type="float">
            <text:p>361.027582162</text:p>
          </table:table-cell>
          <table:table-cell office:value-type="float" office:value="388.911595773624" calcext:value-type="float">
            <text:p>388.9115957736</text:p>
          </table:table-cell>
          <table:table-cell office:value-type="float" office:value="334.716175318882" calcext:value-type="float">
            <text:p>334.7161753189</text:p>
          </table:table-cell>
          <table:table-cell office:value-type="float" office:value="371.046935734321" calcext:value-type="float">
            <text:p>371.0469357343</text:p>
          </table:table-cell>
        </table:table-row>
        <table:table-row table:style-name="ro1">
          <table:table-cell office:value-type="float" office:value="374.341275005804" calcext:value-type="float">
            <text:p>374.3412750058</text:p>
          </table:table-cell>
          <table:table-cell office:value-type="float" office:value="383.373458236135" calcext:value-type="float">
            <text:p>383.3734582361</text:p>
          </table:table-cell>
          <table:table-cell office:value-type="float" office:value="369.125303655953" calcext:value-type="float">
            <text:p>369.125303656</text:p>
          </table:table-cell>
          <table:table-cell office:value-type="float" office:value="353.441079797253" calcext:value-type="float">
            <text:p>353.4410797973</text:p>
          </table:table-cell>
          <table:table-cell office:value-type="float" office:value="375.004328292914" calcext:value-type="float">
            <text:p>375.0043282929</text:p>
          </table:table-cell>
          <table:table-cell office:value-type="float" office:value="337.824524546575" calcext:value-type="float">
            <text:p>337.8245245466</text:p>
          </table:table-cell>
          <table:table-cell office:value-type="float" office:value="363.954450290732" calcext:value-type="float">
            <text:p>363.9544502907</text:p>
          </table:table-cell>
          <table:table-cell office:value-type="float" office:value="375.516168081684" calcext:value-type="float">
            <text:p>375.5161680817</text:p>
          </table:table-cell>
          <table:table-cell office:value-type="float" office:value="380.727672995237" calcext:value-type="float">
            <text:p>380.7276729952</text:p>
          </table:table-cell>
          <table:table-cell office:value-type="float" office:value="371.523866133652" calcext:value-type="float">
            <text:p>371.5238661337</text:p>
          </table:table-cell>
          <table:table-cell office:value-type="float" office:value="347.608062686408" calcext:value-type="float">
            <text:p>347.6080626864</text:p>
          </table:table-cell>
          <table:table-cell office:value-type="float" office:value="398.211201193006" calcext:value-type="float">
            <text:p>398.211201193</text:p>
          </table:table-cell>
          <table:table-cell office:value-type="float" office:value="364.55830017554" calcext:value-type="float">
            <text:p>364.5583001755</text:p>
          </table:table-cell>
          <table:table-cell office:value-type="float" office:value="375.12276815819" calcext:value-type="float">
            <text:p>375.1227681582</text:p>
          </table:table-cell>
          <table:table-cell office:value-type="float" office:value="388.687489111675" calcext:value-type="float">
            <text:p>388.6874891117</text:p>
          </table:table-cell>
          <table:table-cell office:value-type="float" office:value="365.323717007568" calcext:value-type="float">
            <text:p>365.3237170076</text:p>
          </table:table-cell>
          <table:table-cell office:value-type="float" office:value="374.367108407974" calcext:value-type="float">
            <text:p>374.367108408</text:p>
          </table:table-cell>
          <table:table-cell office:value-type="float" office:value="357.656535207833" calcext:value-type="float">
            <text:p>357.6565352078</text:p>
          </table:table-cell>
          <table:table-cell office:value-type="float" office:value="388.054375326079" calcext:value-type="float">
            <text:p>388.0543753261</text:p>
          </table:table-cell>
          <table:table-cell office:value-type="float" office:value="369.567545610045" calcext:value-type="float">
            <text:p>369.56754561</text:p>
          </table:table-cell>
          <table:table-cell office:value-type="float" office:value="387.557354319402" calcext:value-type="float">
            <text:p>387.5573543194</text:p>
          </table:table-cell>
          <table:table-cell office:value-type="float" office:value="372.11517539891" calcext:value-type="float">
            <text:p>372.1151753989</text:p>
          </table:table-cell>
          <table:table-cell office:value-type="float" office:value="369.41823480771" calcext:value-type="float">
            <text:p>369.4182348077</text:p>
          </table:table-cell>
          <table:table-cell office:value-type="float" office:value="359.467204795698" calcext:value-type="float">
            <text:p>359.4672047957</text:p>
          </table:table-cell>
          <table:table-cell office:value-type="float" office:value="380.005187985395" calcext:value-type="float">
            <text:p>380.0051879854</text:p>
          </table:table-cell>
          <table:table-cell office:value-type="float" office:value="354.818915433451" calcext:value-type="float">
            <text:p>354.8189154335</text:p>
          </table:table-cell>
          <table:table-cell office:value-type="float" office:value="378.7200402402" calcext:value-type="float">
            <text:p>378.7200402402</text:p>
          </table:table-cell>
          <table:table-cell office:value-type="float" office:value="395.043917703235" calcext:value-type="float">
            <text:p>395.0439177032</text:p>
          </table:table-cell>
          <table:table-cell office:value-type="float" office:value="379.738231483978" calcext:value-type="float">
            <text:p>379.738231484</text:p>
          </table:table-cell>
          <table:table-cell office:value-type="float" office:value="351.107550687652" calcext:value-type="float">
            <text:p>351.1075506877</text:p>
          </table:table-cell>
          <table:table-cell office:value-type="float" office:value="362.266158672414" calcext:value-type="float">
            <text:p>362.2661586724</text:p>
          </table:table-cell>
          <table:table-cell office:value-type="float" office:value="373.169205569076" calcext:value-type="float">
            <text:p>373.1692055691</text:p>
          </table:table-cell>
          <table:table-cell office:value-type="float" office:value="364.911989460752" calcext:value-type="float">
            <text:p>364.9119894608</text:p>
          </table:table-cell>
          <table:table-cell office:value-type="float" office:value="362.557168087459" calcext:value-type="float">
            <text:p>362.5571680875</text:p>
          </table:table-cell>
          <table:table-cell office:value-type="float" office:value="378.730966973265" calcext:value-type="float">
            <text:p>378.7309669733</text:p>
          </table:table-cell>
          <table:table-cell office:value-type="float" office:value="373.976656927064" calcext:value-type="float">
            <text:p>373.9766569271</text:p>
          </table:table-cell>
          <table:table-cell office:value-type="float" office:value="373.203052596071" calcext:value-type="float">
            <text:p>373.2030525961</text:p>
          </table:table-cell>
          <table:table-cell office:value-type="float" office:value="352.832936304113" calcext:value-type="float">
            <text:p>352.8329363041</text:p>
          </table:table-cell>
          <table:table-cell office:value-type="float" office:value="387.744828147058" calcext:value-type="float">
            <text:p>387.7448281471</text:p>
          </table:table-cell>
          <table:table-cell office:value-type="float" office:value="379.139783708413" calcext:value-type="float">
            <text:p>379.1397837084</text:p>
          </table:table-cell>
          <table:table-cell office:value-type="float" office:value="395.213350671738" calcext:value-type="float">
            <text:p>395.2133506717</text:p>
          </table:table-cell>
          <table:table-cell office:value-type="float" office:value="388.114478332735" calcext:value-type="float">
            <text:p>388.1144783327</text:p>
          </table:table-cell>
          <table:table-cell office:value-type="float" office:value="362.345948642815" calcext:value-type="float">
            <text:p>362.3459486428</text:p>
          </table:table-cell>
          <table:table-cell office:value-type="float" office:value="372.484389141232" calcext:value-type="float">
            <text:p>372.4843891412</text:p>
          </table:table-cell>
          <table:table-cell office:value-type="float" office:value="343.384378825111" calcext:value-type="float">
            <text:p>343.3843788251</text:p>
          </table:table-cell>
          <table:table-cell office:value-type="float" office:value="361.027641548783" calcext:value-type="float">
            <text:p>361.0276415488</text:p>
          </table:table-cell>
          <table:table-cell office:value-type="float" office:value="361.354434647427" calcext:value-type="float">
            <text:p>361.3544346474</text:p>
          </table:table-cell>
          <table:table-cell office:value-type="float" office:value="396.014488404662" calcext:value-type="float">
            <text:p>396.0144884047</text:p>
          </table:table-cell>
          <table:table-cell office:value-type="float" office:value="337.767283030004" calcext:value-type="float">
            <text:p>337.76728303</text:p>
          </table:table-cell>
          <table:table-cell office:value-type="float" office:value="372.028772291323" calcext:value-type="float">
            <text:p>372.0287722913</text:p>
          </table:table-cell>
        </table:table-row>
        <table:table-row table:style-name="ro1">
          <table:table-cell office:value-type="float" office:value="374.348894141958" calcext:value-type="float">
            <text:p>374.348894142</text:p>
          </table:table-cell>
          <table:table-cell office:value-type="float" office:value="386.460218209612" calcext:value-type="float">
            <text:p>386.4602182096</text:p>
          </table:table-cell>
          <table:table-cell office:value-type="float" office:value="361.93911029352" calcext:value-type="float">
            <text:p>361.9391102935</text:p>
          </table:table-cell>
          <table:table-cell office:value-type="float" office:value="359.347353747358" calcext:value-type="float">
            <text:p>359.3473537474</text:p>
          </table:table-cell>
          <table:table-cell office:value-type="float" office:value="372.42061565187" calcext:value-type="float">
            <text:p>372.4206156519</text:p>
          </table:table-cell>
          <table:table-cell office:value-type="float" office:value="339.796154285555" calcext:value-type="float">
            <text:p>339.7961542856</text:p>
          </table:table-cell>
          <table:table-cell office:value-type="float" office:value="366.172026939355" calcext:value-type="float">
            <text:p>366.1720269394</text:p>
          </table:table-cell>
          <table:table-cell office:value-type="float" office:value="374.036490939249" calcext:value-type="float">
            <text:p>374.0364909392</text:p>
          </table:table-cell>
          <table:table-cell office:value-type="float" office:value="379.18756788519" calcext:value-type="float">
            <text:p>379.1875678852</text:p>
          </table:table-cell>
          <table:table-cell office:value-type="float" office:value="371.523866133652" calcext:value-type="float">
            <text:p>371.5238661337</text:p>
          </table:table-cell>
          <table:table-cell office:value-type="float" office:value="359.55308071341" calcext:value-type="float">
            <text:p>359.5530807134</text:p>
          </table:table-cell>
          <table:table-cell office:value-type="float" office:value="398.215057811482" calcext:value-type="float">
            <text:p>398.2150578115</text:p>
          </table:table-cell>
          <table:table-cell office:value-type="float" office:value="367.066246576816" calcext:value-type="float">
            <text:p>367.0662465768</text:p>
          </table:table-cell>
          <table:table-cell office:value-type="float" office:value="380.957332230404" calcext:value-type="float">
            <text:p>380.9573322304</text:p>
          </table:table-cell>
          <table:table-cell office:value-type="float" office:value="393.231917357376" calcext:value-type="float">
            <text:p>393.2319173574</text:p>
          </table:table-cell>
          <table:table-cell office:value-type="float" office:value="367.021211967919" calcext:value-type="float">
            <text:p>367.0212119679</text:p>
          </table:table-cell>
          <table:table-cell office:value-type="float" office:value="379.603579879613" calcext:value-type="float">
            <text:p>379.6035798796</text:p>
          </table:table-cell>
          <table:table-cell office:value-type="float" office:value="356.874249162269" calcext:value-type="float">
            <text:p>356.8742491623</text:p>
          </table:table-cell>
          <table:table-cell office:value-type="float" office:value="388.97756239065" calcext:value-type="float">
            <text:p>388.9775623907</text:p>
          </table:table-cell>
          <table:table-cell office:value-type="float" office:value="369.371489611054" calcext:value-type="float">
            <text:p>369.3714896111</text:p>
          </table:table-cell>
          <table:table-cell office:value-type="float" office:value="389.878605225695" calcext:value-type="float">
            <text:p>389.8786052257</text:p>
          </table:table-cell>
          <table:table-cell office:value-type="float" office:value="378.329470716172" calcext:value-type="float">
            <text:p>378.3294707162</text:p>
          </table:table-cell>
          <table:table-cell office:value-type="float" office:value="370.38358894591" calcext:value-type="float">
            <text:p>370.3835889459</text:p>
          </table:table-cell>
          <table:table-cell office:value-type="float" office:value="352.854294218124" calcext:value-type="float">
            <text:p>352.8542942181</text:p>
          </table:table-cell>
          <table:table-cell office:value-type="float" office:value="380.005187985395" calcext:value-type="float">
            <text:p>380.0051879854</text:p>
          </table:table-cell>
          <table:table-cell office:value-type="float" office:value="363.582251394153" calcext:value-type="float">
            <text:p>363.5822513942</text:p>
          </table:table-cell>
          <table:table-cell office:value-type="float" office:value="378.01893960018" calcext:value-type="float">
            <text:p>378.0189396002</text:p>
          </table:table-cell>
          <table:table-cell office:value-type="float" office:value="407.070236785514" calcext:value-type="float">
            <text:p>407.0702367855</text:p>
          </table:table-cell>
          <table:table-cell office:value-type="float" office:value="384.477037207164" calcext:value-type="float">
            <text:p>384.4770372072</text:p>
          </table:table-cell>
          <table:table-cell office:value-type="float" office:value="358.345040819161" calcext:value-type="float">
            <text:p>358.3450408192</text:p>
          </table:table-cell>
          <table:table-cell office:value-type="float" office:value="355.865897824938" calcext:value-type="float">
            <text:p>355.8658978249</text:p>
          </table:table-cell>
          <table:table-cell office:value-type="float" office:value="374.609001447837" calcext:value-type="float">
            <text:p>374.6090014478</text:p>
          </table:table-cell>
          <table:table-cell office:value-type="float" office:value="378.277118594314" calcext:value-type="float">
            <text:p>378.2771185943</text:p>
          </table:table-cell>
          <table:table-cell office:value-type="float" office:value="357.057045263991" calcext:value-type="float">
            <text:p>357.057045264</text:p>
          </table:table-cell>
          <table:table-cell office:value-type="float" office:value="394.045509734963" calcext:value-type="float">
            <text:p>394.045509735</text:p>
          </table:table-cell>
          <table:table-cell office:value-type="float" office:value="377.909083199922" calcext:value-type="float">
            <text:p>377.9090831999</text:p>
          </table:table-cell>
          <table:table-cell office:value-type="float" office:value="373.771313332926" calcext:value-type="float">
            <text:p>373.7713133329</text:p>
          </table:table-cell>
          <table:table-cell office:value-type="float" office:value="355.764231879671" calcext:value-type="float">
            <text:p>355.7642318797</text:p>
          </table:table-cell>
          <table:table-cell office:value-type="float" office:value="389.692088408715" calcext:value-type="float">
            <text:p>389.6920884087</text:p>
          </table:table-cell>
          <table:table-cell office:value-type="float" office:value="388.452991800886" calcext:value-type="float">
            <text:p>388.4529918009</text:p>
          </table:table-cell>
          <table:table-cell office:value-type="float" office:value="396.583744049741" calcext:value-type="float">
            <text:p>396.5837440497</text:p>
          </table:table-cell>
          <table:table-cell office:value-type="float" office:value="381.400955343075" calcext:value-type="float">
            <text:p>381.4009553431</text:p>
          </table:table-cell>
          <table:table-cell office:value-type="float" office:value="365.149454600249" calcext:value-type="float">
            <text:p>365.1494546002</text:p>
          </table:table-cell>
          <table:table-cell office:value-type="float" office:value="366.048807209687" calcext:value-type="float">
            <text:p>366.0488072097</text:p>
          </table:table-cell>
          <table:table-cell office:value-type="float" office:value="342.215708193203" calcext:value-type="float">
            <text:p>342.2157081932</text:p>
          </table:table-cell>
          <table:table-cell office:value-type="float" office:value="361.180897313398" calcext:value-type="float">
            <text:p>361.1808973134</text:p>
          </table:table-cell>
          <table:table-cell office:value-type="float" office:value="361.836718474273" calcext:value-type="float">
            <text:p>361.8367184743</text:p>
          </table:table-cell>
          <table:table-cell office:value-type="float" office:value="395.566263800989" calcext:value-type="float">
            <text:p>395.566263801</text:p>
          </table:table-cell>
          <table:table-cell office:value-type="float" office:value="342.74109799747" calcext:value-type="float">
            <text:p>342.7410979975</text:p>
          </table:table-cell>
          <table:table-cell office:value-type="float" office:value="384.7061854665" calcext:value-type="float">
            <text:p>384.7061854665</text:p>
          </table:table-cell>
        </table:table-row>
        <table:table-row table:style-name="ro1">
          <table:table-cell office:value-type="float" office:value="371.985979257348" calcext:value-type="float">
            <text:p>371.9859792573</text:p>
          </table:table-cell>
          <table:table-cell office:value-type="float" office:value="388.899581659662" calcext:value-type="float">
            <text:p>388.8995816597</text:p>
          </table:table-cell>
          <table:table-cell office:value-type="float" office:value="374.071324553049" calcext:value-type="float">
            <text:p>374.071324553</text:p>
          </table:table-cell>
          <table:table-cell office:value-type="float" office:value="370.097369859323" calcext:value-type="float">
            <text:p>370.0973698593</text:p>
          </table:table-cell>
          <table:table-cell office:value-type="float" office:value="372.063159166288" calcext:value-type="float">
            <text:p>372.0631591663</text:p>
          </table:table-cell>
          <table:table-cell office:value-type="float" office:value="371.918633630073" calcext:value-type="float">
            <text:p>371.9186336301</text:p>
          </table:table-cell>
          <table:table-cell office:value-type="float" office:value="359.571091877757" calcext:value-type="float">
            <text:p>359.5710918778</text:p>
          </table:table-cell>
          <table:table-cell office:value-type="float" office:value="376.313974444893" calcext:value-type="float">
            <text:p>376.3139744449</text:p>
          </table:table-cell>
          <table:table-cell office:value-type="float" office:value="378.913847351806" calcext:value-type="float">
            <text:p>378.9138473518</text:p>
          </table:table-cell>
          <table:table-cell office:value-type="float" office:value="377.375695771788" calcext:value-type="float">
            <text:p>377.3756957718</text:p>
          </table:table-cell>
          <table:table-cell office:value-type="float" office:value="361.265301431744" calcext:value-type="float">
            <text:p>361.2653014317</text:p>
          </table:table-cell>
          <table:table-cell office:value-type="float" office:value="396.955141560273" calcext:value-type="float">
            <text:p>396.9551415603</text:p>
          </table:table-cell>
          <table:table-cell office:value-type="float" office:value="365.200848679495" calcext:value-type="float">
            <text:p>365.2008486795</text:p>
          </table:table-cell>
          <table:table-cell office:value-type="float" office:value="390.085591546835" calcext:value-type="float">
            <text:p>390.0855915468</text:p>
          </table:table-cell>
          <table:table-cell office:value-type="float" office:value="393.072441913358" calcext:value-type="float">
            <text:p>393.0724419134</text:p>
          </table:table-cell>
          <table:table-cell office:value-type="float" office:value="370.276638551958" calcext:value-type="float">
            <text:p>370.276638552</text:p>
          </table:table-cell>
          <table:table-cell office:value-type="float" office:value="384.228800347087" calcext:value-type="float">
            <text:p>384.2288003471</text:p>
          </table:table-cell>
          <table:table-cell office:value-type="float" office:value="372.92532306896" calcext:value-type="float">
            <text:p>372.925323069</text:p>
          </table:table-cell>
          <table:table-cell office:value-type="float" office:value="388.653656193426" calcext:value-type="float">
            <text:p>388.6536561934</text:p>
          </table:table-cell>
          <table:table-cell office:value-type="float" office:value="358.255189596833" calcext:value-type="float">
            <text:p>358.2551895968</text:p>
          </table:table-cell>
          <table:table-cell office:value-type="float" office:value="391.821059893353" calcext:value-type="float">
            <text:p>391.8210598934</text:p>
          </table:table-cell>
          <table:table-cell office:value-type="float" office:value="382.186755748678" calcext:value-type="float">
            <text:p>382.1867557487</text:p>
          </table:table-cell>
          <table:table-cell office:value-type="float" office:value="372.71378034496" calcext:value-type="float">
            <text:p>372.713780345</text:p>
          </table:table-cell>
          <table:table-cell office:value-type="float" office:value="371.304244822045" calcext:value-type="float">
            <text:p>371.304244822</text:p>
          </table:table-cell>
          <table:table-cell office:value-type="float" office:value="385.806046001982" calcext:value-type="float">
            <text:p>385.806046002</text:p>
          </table:table-cell>
          <table:table-cell office:value-type="float" office:value="370.499560492417" calcext:value-type="float">
            <text:p>370.4995604924</text:p>
          </table:table-cell>
          <table:table-cell office:value-type="float" office:value="392.250104358392" calcext:value-type="float">
            <text:p>392.2501043584</text:p>
          </table:table-cell>
          <table:table-cell office:value-type="float" office:value="409.805213599087" calcext:value-type="float">
            <text:p>409.8052135991</text:p>
          </table:table-cell>
          <table:table-cell office:value-type="float" office:value="384.440206053738" calcext:value-type="float">
            <text:p>384.4402060537</text:p>
          </table:table-cell>
          <table:table-cell office:value-type="float" office:value="364.279463981042" calcext:value-type="float">
            <text:p>364.279463981</text:p>
          </table:table-cell>
          <table:table-cell office:value-type="float" office:value="369.411240705114" calcext:value-type="float">
            <text:p>369.4112407051</text:p>
          </table:table-cell>
          <table:table-cell office:value-type="float" office:value="380.971821257539" calcext:value-type="float">
            <text:p>380.9718212575</text:p>
          </table:table-cell>
          <table:table-cell office:value-type="float" office:value="384.664232045424" calcext:value-type="float">
            <text:p>384.6642320454</text:p>
          </table:table-cell>
          <table:table-cell office:value-type="float" office:value="360.923157664468" calcext:value-type="float">
            <text:p>360.9231576645</text:p>
          </table:table-cell>
          <table:table-cell office:value-type="float" office:value="396.866646904041" calcext:value-type="float">
            <text:p>396.866646904</text:p>
          </table:table-cell>
          <table:table-cell office:value-type="float" office:value="385.916337408561" calcext:value-type="float">
            <text:p>385.9163374086</text:p>
          </table:table-cell>
          <table:table-cell office:value-type="float" office:value="381.123660373181" calcext:value-type="float">
            <text:p>381.1236603732</text:p>
          </table:table-cell>
          <table:table-cell office:value-type="float" office:value="355.81501974043" calcext:value-type="float">
            <text:p>355.8150197404</text:p>
          </table:table-cell>
          <table:table-cell office:value-type="float" office:value="413.796979336526" calcext:value-type="float">
            <text:p>413.7969793365</text:p>
          </table:table-cell>
          <table:table-cell office:value-type="float" office:value="390.267173200789" calcext:value-type="float">
            <text:p>390.2671732008</text:p>
          </table:table-cell>
          <table:table-cell office:value-type="float" office:value="402.185629381497" calcext:value-type="float">
            <text:p>402.1856293815</text:p>
          </table:table-cell>
          <table:table-cell office:value-type="float" office:value="384.79357480813" calcext:value-type="float">
            <text:p>384.7935748081</text:p>
          </table:table-cell>
          <table:table-cell office:value-type="float" office:value="372.46100810259" calcext:value-type="float">
            <text:p>372.4610081026</text:p>
          </table:table-cell>
          <table:table-cell office:value-type="float" office:value="371.509654492663" calcext:value-type="float">
            <text:p>371.5096544927</text:p>
          </table:table-cell>
          <table:table-cell office:value-type="float" office:value="341.247806794457" calcext:value-type="float">
            <text:p>341.2478067945</text:p>
          </table:table-cell>
          <table:table-cell office:value-type="float" office:value="367.083474957635" calcext:value-type="float">
            <text:p>367.0834749576</text:p>
          </table:table-cell>
          <table:table-cell office:value-type="float" office:value="361.923869380288" calcext:value-type="float">
            <text:p>361.9238693803</text:p>
          </table:table-cell>
          <table:table-cell office:value-type="float" office:value="397.549516040737" calcext:value-type="float">
            <text:p>397.5495160407</text:p>
          </table:table-cell>
          <table:table-cell office:value-type="float" office:value="344.999639268747" calcext:value-type="float">
            <text:p>344.9996392687</text:p>
          </table:table-cell>
          <table:table-cell office:value-type="float" office:value="384.413903207498" calcext:value-type="float">
            <text:p>384.4139032075</text:p>
          </table:table-cell>
        </table:table-row>
        <table:table-row table:style-name="ro1">
          <table:table-cell office:value-type="float" office:value="368.08435665602" calcext:value-type="float">
            <text:p>368.084356656</text:p>
          </table:table-cell>
          <table:table-cell office:value-type="float" office:value="390.438262219615" calcext:value-type="float">
            <text:p>390.4382622196</text:p>
          </table:table-cell>
          <table:table-cell office:value-type="float" office:value="371.402007697418" calcext:value-type="float">
            <text:p>371.4020076974</text:p>
          </table:table-cell>
          <table:table-cell office:value-type="float" office:value="369.824388829288" calcext:value-type="float">
            <text:p>369.8243888293</text:p>
          </table:table-cell>
          <table:table-cell office:value-type="float" office:value="370.033595967907" calcext:value-type="float">
            <text:p>370.0335959679</text:p>
          </table:table-cell>
          <table:table-cell office:value-type="float" office:value="374.937876051558" calcext:value-type="float">
            <text:p>374.9378760516</text:p>
          </table:table-cell>
          <table:table-cell office:value-type="float" office:value="366.624295227514" calcext:value-type="float">
            <text:p>366.6242952275</text:p>
          </table:table-cell>
          <table:table-cell office:value-type="float" office:value="377.893669501546" calcext:value-type="float">
            <text:p>377.8936695015</text:p>
          </table:table-cell>
          <table:table-cell office:value-type="float" office:value="377.949336839538" calcext:value-type="float">
            <text:p>377.9493368395</text:p>
          </table:table-cell>
          <table:table-cell office:value-type="float" office:value="388.873487532055" calcext:value-type="float">
            <text:p>388.8734875321</text:p>
          </table:table-cell>
          <table:table-cell office:value-type="float" office:value="361.101934390429" calcext:value-type="float">
            <text:p>361.1019343904</text:p>
          </table:table-cell>
          <table:table-cell office:value-type="float" office:value="395.699632813296" calcext:value-type="float">
            <text:p>395.6996328133</text:p>
          </table:table-cell>
          <table:table-cell office:value-type="float" office:value="366.761369154823" calcext:value-type="float">
            <text:p>366.7613691548</text:p>
          </table:table-cell>
          <table:table-cell office:value-type="float" office:value="381.89880558602" calcext:value-type="float">
            <text:p>381.898805586</text:p>
          </table:table-cell>
          <table:table-cell office:value-type="float" office:value="395.691298540823" calcext:value-type="float">
            <text:p>395.6912985408</text:p>
          </table:table-cell>
          <table:table-cell office:value-type="float" office:value="373.502995179047" calcext:value-type="float">
            <text:p>373.502995179</text:p>
          </table:table-cell>
          <table:table-cell office:value-type="float" office:value="385.188354699513" calcext:value-type="float">
            <text:p>385.1883546995</text:p>
          </table:table-cell>
          <table:table-cell office:value-type="float" office:value="367.479921692951" calcext:value-type="float">
            <text:p>367.479921693</text:p>
          </table:table-cell>
          <table:table-cell office:value-type="float" office:value="397.5108424984" calcext:value-type="float">
            <text:p>397.5108424984</text:p>
          </table:table-cell>
          <table:table-cell office:value-type="float" office:value="353.890530094441" calcext:value-type="float">
            <text:p>353.8905300944</text:p>
          </table:table-cell>
          <table:table-cell office:value-type="float" office:value="388.012988795472" calcext:value-type="float">
            <text:p>388.0129887955</text:p>
          </table:table-cell>
          <table:table-cell office:value-type="float" office:value="385.345099184302" calcext:value-type="float">
            <text:p>385.3450991843</text:p>
          </table:table-cell>
          <table:table-cell office:value-type="float" office:value="384.984193795133" calcext:value-type="float">
            <text:p>384.9841937951</text:p>
          </table:table-cell>
          <table:table-cell office:value-type="float" office:value="368.272891749675" calcext:value-type="float">
            <text:p>368.2728917497</text:p>
          </table:table-cell>
          <table:table-cell office:value-type="float" office:value="385.806046001982" calcext:value-type="float">
            <text:p>385.806046002</text:p>
          </table:table-cell>
          <table:table-cell office:value-type="float" office:value="369.492473336836" calcext:value-type="float">
            <text:p>369.4924733368</text:p>
          </table:table-cell>
          <table:table-cell office:value-type="float" office:value="398.501528666273" calcext:value-type="float">
            <text:p>398.5015286663</text:p>
          </table:table-cell>
          <table:table-cell office:value-type="float" office:value="408.97568631844" calcext:value-type="float">
            <text:p>408.9756863184</text:p>
          </table:table-cell>
          <table:table-cell office:value-type="float" office:value="377.866023497095" calcext:value-type="float">
            <text:p>377.8660234971</text:p>
          </table:table-cell>
          <table:table-cell office:value-type="float" office:value="378.517666978505" calcext:value-type="float">
            <text:p>378.5176669785</text:p>
          </table:table-cell>
          <table:table-cell office:value-type="float" office:value="377.683518283508" calcext:value-type="float">
            <text:p>377.6835182835</text:p>
          </table:table-cell>
          <table:table-cell office:value-type="float" office:value="383.235966920024" calcext:value-type="float">
            <text:p>383.23596692</text:p>
          </table:table-cell>
          <table:table-cell office:value-type="float" office:value="390.207242160104" calcext:value-type="float">
            <text:p>390.2072421601</text:p>
          </table:table-cell>
          <table:table-cell office:value-type="float" office:value="366.399046998726" calcext:value-type="float">
            <text:p>366.3990469987</text:p>
          </table:table-cell>
          <table:table-cell office:value-type="float" office:value="394.730108521605" calcext:value-type="float">
            <text:p>394.7301085216</text:p>
          </table:table-cell>
          <table:table-cell office:value-type="float" office:value="391.985146088793" calcext:value-type="float">
            <text:p>391.9851460888</text:p>
          </table:table-cell>
          <table:table-cell office:value-type="float" office:value="383.901708436325" calcext:value-type="float">
            <text:p>383.9017084363</text:p>
          </table:table-cell>
          <table:table-cell office:value-type="float" office:value="355.81501974043" calcext:value-type="float">
            <text:p>355.8150197404</text:p>
          </table:table-cell>
          <table:table-cell office:value-type="float" office:value="419.668972303617" calcext:value-type="float">
            <text:p>419.6689723036</text:p>
          </table:table-cell>
          <table:table-cell office:value-type="float" office:value="394.827878605845" calcext:value-type="float">
            <text:p>394.8278786058</text:p>
          </table:table-cell>
          <table:table-cell office:value-type="float" office:value="400.093785877903" calcext:value-type="float">
            <text:p>400.0937858779</text:p>
          </table:table-cell>
          <table:table-cell office:value-type="float" office:value="385.362133754585" calcext:value-type="float">
            <text:p>385.3621337546</text:p>
          </table:table-cell>
          <table:table-cell office:value-type="float" office:value="392.628251400351" calcext:value-type="float">
            <text:p>392.6282514004</text:p>
          </table:table-cell>
          <table:table-cell office:value-type="float" office:value="369.867494139245" calcext:value-type="float">
            <text:p>369.8674941392</text:p>
          </table:table-cell>
          <table:table-cell office:value-type="float" office:value="344.528430324187" calcext:value-type="float">
            <text:p>344.5284303242</text:p>
          </table:table-cell>
          <table:table-cell office:value-type="float" office:value="368.074326571202" calcext:value-type="float">
            <text:p>368.0743265712</text:p>
          </table:table-cell>
          <table:table-cell office:value-type="float" office:value="372.294047817059" calcext:value-type="float">
            <text:p>372.2940478171</text:p>
          </table:table-cell>
          <table:table-cell office:value-type="float" office:value="398.187409898951" calcext:value-type="float">
            <text:p>398.187409899</text:p>
          </table:table-cell>
          <table:table-cell office:value-type="float" office:value="347.950072177654" calcext:value-type="float">
            <text:p>347.9500721777</text:p>
          </table:table-cell>
          <table:table-cell office:value-type="float" office:value="376.152393107841" calcext:value-type="float">
            <text:p>376.1523931078</text:p>
          </table:table-cell>
        </table:table-row>
        <table:table-row table:style-name="ro1">
          <table:table-cell office:value-type="float" office:value="381.183116074121" calcext:value-type="float">
            <text:p>381.1831160741</text:p>
          </table:table-cell>
          <table:table-cell office:value-type="float" office:value="390.612707781149" calcext:value-type="float">
            <text:p>390.6127077811</text:p>
          </table:table-cell>
          <table:table-cell office:value-type="float" office:value="371.180356534805" calcext:value-type="float">
            <text:p>371.1803565348</text:p>
          </table:table-cell>
          <table:table-cell office:value-type="float" office:value="362.878433805265" calcext:value-type="float">
            <text:p>362.8784338053</text:p>
          </table:table-cell>
          <table:table-cell office:value-type="float" office:value="370.05610631341" calcext:value-type="float">
            <text:p>370.0561063134</text:p>
          </table:table-cell>
          <table:table-cell office:value-type="float" office:value="377.032574085575" calcext:value-type="float">
            <text:p>377.0325740856</text:p>
          </table:table-cell>
          <table:table-cell office:value-type="float" office:value="378.173325284684" calcext:value-type="float">
            <text:p>378.1733252847</text:p>
          </table:table-cell>
          <table:table-cell office:value-type="float" office:value="376.609225863921" calcext:value-type="float">
            <text:p>376.6092258639</text:p>
          </table:table-cell>
          <table:table-cell office:value-type="float" office:value="377.152216105458" calcext:value-type="float">
            <text:p>377.1522161055</text:p>
          </table:table-cell>
          <table:table-cell office:value-type="float" office:value="388.873487532055" calcext:value-type="float">
            <text:p>388.8734875321</text:p>
          </table:table-cell>
          <table:table-cell office:value-type="float" office:value="362.474119128538" calcext:value-type="float">
            <text:p>362.4741191285</text:p>
          </table:table-cell>
          <table:table-cell office:value-type="float" office:value="403.995217616137" calcext:value-type="float">
            <text:p>403.9952176161</text:p>
          </table:table-cell>
          <table:table-cell office:value-type="float" office:value="367.314425574683" calcext:value-type="float">
            <text:p>367.3144255747</text:p>
          </table:table-cell>
          <table:table-cell office:value-type="float" office:value="384.983418036234" calcext:value-type="float">
            <text:p>384.9834180362</text:p>
          </table:table-cell>
          <table:table-cell office:value-type="float" office:value="406.603702189659" calcext:value-type="float">
            <text:p>406.6037021897</text:p>
          </table:table-cell>
          <table:table-cell office:value-type="float" office:value="374.063926341301" calcext:value-type="float">
            <text:p>374.0639263413</text:p>
          </table:table-cell>
          <table:table-cell office:value-type="float" office:value="394.525755494302" calcext:value-type="float">
            <text:p>394.5257554943</text:p>
          </table:table-cell>
          <table:table-cell office:value-type="float" office:value="375.688172786601" calcext:value-type="float">
            <text:p>375.6881727866</text:p>
          </table:table-cell>
          <table:table-cell office:value-type="float" office:value="399.214619983298" calcext:value-type="float">
            <text:p>399.2146199833</text:p>
          </table:table-cell>
          <table:table-cell office:value-type="float" office:value="365.625862555947" calcext:value-type="float">
            <text:p>365.6258625559</text:p>
          </table:table-cell>
          <table:table-cell office:value-type="float" office:value="384.946715319189" calcext:value-type="float">
            <text:p>384.9467153192</text:p>
          </table:table-cell>
          <table:table-cell office:value-type="float" office:value="388.0080196346" calcext:value-type="float">
            <text:p>388.0080196346</text:p>
          </table:table-cell>
          <table:table-cell office:value-type="float" office:value="389.265601046908" calcext:value-type="float">
            <text:p>389.2656010469</text:p>
          </table:table-cell>
          <table:table-cell office:value-type="float" office:value="370.721121325342" calcext:value-type="float">
            <text:p>370.7211213253</text:p>
          </table:table-cell>
          <table:table-cell office:value-type="float" office:value="385.806046001982" calcext:value-type="float">
            <text:p>385.806046002</text:p>
          </table:table-cell>
          <table:table-cell office:value-type="float" office:value="367.23764226128" calcext:value-type="float">
            <text:p>367.2376422613</text:p>
          </table:table-cell>
          <table:table-cell office:value-type="float" office:value="397.076517432039" calcext:value-type="float">
            <text:p>397.076517432</text:p>
          </table:table-cell>
          <table:table-cell office:value-type="float" office:value="411.112309805977" calcext:value-type="float">
            <text:p>411.112309806</text:p>
          </table:table-cell>
          <table:table-cell office:value-type="float" office:value="388.342747149841" calcext:value-type="float">
            <text:p>388.3427471498</text:p>
          </table:table-cell>
          <table:table-cell office:value-type="float" office:value="382.015808711592" calcext:value-type="float">
            <text:p>382.0158087116</text:p>
          </table:table-cell>
          <table:table-cell office:value-type="float" office:value="380.160299668998" calcext:value-type="float">
            <text:p>380.160299669</text:p>
          </table:table-cell>
          <table:table-cell office:value-type="float" office:value="382.004813574117" calcext:value-type="float">
            <text:p>382.0048135741</text:p>
          </table:table-cell>
          <table:table-cell office:value-type="float" office:value="398.106433435501" calcext:value-type="float">
            <text:p>398.1064334355</text:p>
          </table:table-cell>
          <table:table-cell office:value-type="float" office:value="367.942847703078" calcext:value-type="float">
            <text:p>367.9428477031</text:p>
          </table:table-cell>
          <table:table-cell office:value-type="float" office:value="399.628213367116" calcext:value-type="float">
            <text:p>399.6282133671</text:p>
          </table:table-cell>
          <table:table-cell office:value-type="float" office:value="398.143054794443" calcext:value-type="float">
            <text:p>398.1430547944</text:p>
          </table:table-cell>
          <table:table-cell office:value-type="float" office:value="379.87833043151" calcext:value-type="float">
            <text:p>379.8783304315</text:p>
          </table:table-cell>
          <table:table-cell office:value-type="float" office:value="360.596006398216" calcext:value-type="float">
            <text:p>360.5960063982</text:p>
          </table:table-cell>
          <table:table-cell office:value-type="float" office:value="439.741517663866" calcext:value-type="float">
            <text:p>439.7415176639</text:p>
          </table:table-cell>
          <table:table-cell office:value-type="float" office:value="396.346049701444" calcext:value-type="float">
            <text:p>396.3460497014</text:p>
          </table:table-cell>
          <table:table-cell office:value-type="float" office:value="404.603050674056" calcext:value-type="float">
            <text:p>404.6030506741</text:p>
          </table:table-cell>
          <table:table-cell office:value-type="float" office:value="384.982857559641" calcext:value-type="float">
            <text:p>384.9828575596</text:p>
          </table:table-cell>
          <table:table-cell office:value-type="float" office:value="389.516241189887" calcext:value-type="float">
            <text:p>389.5162411899</text:p>
          </table:table-cell>
          <table:table-cell office:value-type="float" office:value="376.858283289088" calcext:value-type="float">
            <text:p>376.8582832891</text:p>
          </table:table-cell>
          <table:table-cell office:value-type="float" office:value="354.873687148106" calcext:value-type="float">
            <text:p>354.8736871481</text:p>
          </table:table-cell>
          <table:table-cell office:value-type="float" office:value="357.089305182282" calcext:value-type="float">
            <text:p>357.0893051823</text:p>
          </table:table-cell>
          <table:table-cell office:value-type="float" office:value="364.265850213413" calcext:value-type="float">
            <text:p>364.2658502134</text:p>
          </table:table-cell>
          <table:table-cell office:value-type="float" office:value="398.10265860463" calcext:value-type="float">
            <text:p>398.1026586046</text:p>
          </table:table-cell>
          <table:table-cell office:value-type="float" office:value="349.343507931757" calcext:value-type="float">
            <text:p>349.3435079318</text:p>
          </table:table-cell>
          <table:table-cell office:value-type="float" office:value="384.540281653217" calcext:value-type="float">
            <text:p>384.5402816532</text:p>
          </table:table-cell>
        </table:table-row>
        <table:table-row table:style-name="ro1">
          <table:table-cell office:value-type="float" office:value="385.525690367483" calcext:value-type="float">
            <text:p>385.5256903675</text:p>
          </table:table-cell>
          <table:table-cell office:value-type="float" office:value="390.096761437928" calcext:value-type="float">
            <text:p>390.0967614379</text:p>
          </table:table-cell>
          <table:table-cell office:value-type="float" office:value="377.976851138515" calcext:value-type="float">
            <text:p>377.9768511385</text:p>
          </table:table-cell>
          <table:table-cell office:value-type="float" office:value="369.647605440988" calcext:value-type="float">
            <text:p>369.647605441</text:p>
          </table:table-cell>
          <table:table-cell office:value-type="float" office:value="375.446598885661" calcext:value-type="float">
            <text:p>375.4465988857</text:p>
          </table:table-cell>
          <table:table-cell office:value-type="float" office:value="370.475548810778" calcext:value-type="float">
            <text:p>370.4755488108</text:p>
          </table:table-cell>
          <table:table-cell office:value-type="float" office:value="380.822843425019" calcext:value-type="float">
            <text:p>380.822843425</text:p>
          </table:table-cell>
          <table:table-cell office:value-type="float" office:value="381.190694845272" calcext:value-type="float">
            <text:p>381.1906948453</text:p>
          </table:table-cell>
          <table:table-cell office:value-type="float" office:value="376.384969379312" calcext:value-type="float">
            <text:p>376.3849693793</text:p>
          </table:table-cell>
          <table:table-cell office:value-type="float" office:value="393.269237440341" calcext:value-type="float">
            <text:p>393.2692374403</text:p>
          </table:table-cell>
          <table:table-cell office:value-type="float" office:value="365.557171256955" calcext:value-type="float">
            <text:p>365.557171257</text:p>
          </table:table-cell>
          <table:table-cell office:value-type="float" office:value="414.278854861043" calcext:value-type="float">
            <text:p>414.278854861</text:p>
          </table:table-cell>
          <table:table-cell office:value-type="float" office:value="366.162503863608" calcext:value-type="float">
            <text:p>366.1625038636</text:p>
          </table:table-cell>
          <table:table-cell office:value-type="float" office:value="384.79110853221" calcext:value-type="float">
            <text:p>384.7911085322</text:p>
          </table:table-cell>
          <table:table-cell office:value-type="float" office:value="406.230937072536" calcext:value-type="float">
            <text:p>406.2309370725</text:p>
          </table:table-cell>
          <table:table-cell office:value-type="float" office:value="384.688049610839" calcext:value-type="float">
            <text:p>384.6880496108</text:p>
          </table:table-cell>
          <table:table-cell office:value-type="float" office:value="399.049407875252" calcext:value-type="float">
            <text:p>399.0494078753</text:p>
          </table:table-cell>
          <table:table-cell office:value-type="float" office:value="370.523173269815" calcext:value-type="float">
            <text:p>370.5231732698</text:p>
          </table:table-cell>
          <table:table-cell office:value-type="float" office:value="398.538713773611" calcext:value-type="float">
            <text:p>398.5387137736</text:p>
          </table:table-cell>
          <table:table-cell office:value-type="float" office:value="370.680234370344" calcext:value-type="float">
            <text:p>370.6802343703</text:p>
          </table:table-cell>
          <table:table-cell office:value-type="float" office:value="386.160102021203" calcext:value-type="float">
            <text:p>386.1601020212</text:p>
          </table:table-cell>
          <table:table-cell office:value-type="float" office:value="391.672433812505" calcext:value-type="float">
            <text:p>391.6724338125</text:p>
          </table:table-cell>
          <table:table-cell office:value-type="float" office:value="392.373264060511" calcext:value-type="float">
            <text:p>392.3732640605</text:p>
          </table:table-cell>
          <table:table-cell office:value-type="float" office:value="370.641690846299" calcext:value-type="float">
            <text:p>370.6416908463</text:p>
          </table:table-cell>
          <table:table-cell office:value-type="float" office:value="393.027702344595" calcext:value-type="float">
            <text:p>393.0277023446</text:p>
          </table:table-cell>
          <table:table-cell office:value-type="float" office:value="379.144264167071" calcext:value-type="float">
            <text:p>379.1442641671</text:p>
          </table:table-cell>
          <table:table-cell office:value-type="float" office:value="405.231040762267" calcext:value-type="float">
            <text:p>405.2310407623</text:p>
          </table:table-cell>
          <table:table-cell office:value-type="float" office:value="415.005953090273" calcext:value-type="float">
            <text:p>415.0059530903</text:p>
          </table:table-cell>
          <table:table-cell office:value-type="float" office:value="395.501769335176" calcext:value-type="float">
            <text:p>395.5017693352</text:p>
          </table:table-cell>
          <table:table-cell office:value-type="float" office:value="386.319669237657" calcext:value-type="float">
            <text:p>386.3196692377</text:p>
          </table:table-cell>
          <table:table-cell office:value-type="float" office:value="382.316858556492" calcext:value-type="float">
            <text:p>382.3168585565</text:p>
          </table:table-cell>
          <table:table-cell office:value-type="float" office:value="388.729248669066" calcext:value-type="float">
            <text:p>388.7292486691</text:p>
          </table:table-cell>
          <table:table-cell office:value-type="float" office:value="414.542417787874" calcext:value-type="float">
            <text:p>414.5424177879</text:p>
          </table:table-cell>
          <table:table-cell office:value-type="float" office:value="367.597130850755" calcext:value-type="float">
            <text:p>367.5971308508</text:p>
          </table:table-cell>
          <table:table-cell office:value-type="float" office:value="403.779902570501" calcext:value-type="float">
            <text:p>403.7799025705</text:p>
          </table:table-cell>
          <table:table-cell office:value-type="float" office:value="406.29012648198" calcext:value-type="float">
            <text:p>406.290126482</text:p>
          </table:table-cell>
          <table:table-cell office:value-type="float" office:value="383.463525035201" calcext:value-type="float">
            <text:p>383.4635250352</text:p>
          </table:table-cell>
          <table:table-cell office:value-type="float" office:value="368.676285199491" calcext:value-type="float">
            <text:p>368.6762851995</text:p>
          </table:table-cell>
          <table:table-cell office:value-type="float" office:value="440.506526729213" calcext:value-type="float">
            <text:p>440.5065267292</text:p>
          </table:table-cell>
          <table:table-cell office:value-type="float" office:value="396.863738343862" calcext:value-type="float">
            <text:p>396.8637383439</text:p>
          </table:table-cell>
          <table:table-cell office:value-type="float" office:value="409.065566213562" calcext:value-type="float">
            <text:p>409.0655662136</text:p>
          </table:table-cell>
          <table:table-cell office:value-type="float" office:value="386.141203414338" calcext:value-type="float">
            <text:p>386.1412034143</text:p>
          </table:table-cell>
          <table:table-cell office:value-type="float" office:value="396.515056380804" calcext:value-type="float">
            <text:p>396.5150563808</text:p>
          </table:table-cell>
          <table:table-cell office:value-type="float" office:value="384.000735826978" calcext:value-type="float">
            <text:p>384.000735827</text:p>
          </table:table-cell>
          <table:table-cell office:value-type="float" office:value="353.826152380944" calcext:value-type="float">
            <text:p>353.8261523809</text:p>
          </table:table-cell>
          <table:table-cell office:value-type="float" office:value="353.196403613837" calcext:value-type="float">
            <text:p>353.1964036138</text:p>
          </table:table-cell>
          <table:table-cell office:value-type="float" office:value="379.245782204454" calcext:value-type="float">
            <text:p>379.2457822045</text:p>
          </table:table-cell>
          <table:table-cell office:value-type="float" office:value="397.858654493297" calcext:value-type="float">
            <text:p>397.8586544933</text:p>
          </table:table-cell>
          <table:table-cell office:value-type="float" office:value="351.586724149031" calcext:value-type="float">
            <text:p>351.586724149</text:p>
          </table:table-cell>
          <table:table-cell office:value-type="float" office:value="383.441252254895" calcext:value-type="float">
            <text:p>383.4412522549</text:p>
          </table:table-cell>
        </table:table-row>
        <table:table-row table:style-name="ro1">
          <table:table-cell office:value-type="float" office:value="395.946020940125" calcext:value-type="float">
            <text:p>395.9460209401</text:p>
          </table:table-cell>
          <table:table-cell office:value-type="float" office:value="390.075557432674" calcext:value-type="float">
            <text:p>390.0755574327</text:p>
          </table:table-cell>
          <table:table-cell office:value-type="float" office:value="376.128225423115" calcext:value-type="float">
            <text:p>376.1282254231</text:p>
          </table:table-cell>
          <table:table-cell office:value-type="float" office:value="384.052742594318" calcext:value-type="float">
            <text:p>384.0527425943</text:p>
          </table:table-cell>
          <table:table-cell office:value-type="float" office:value="377.419678305472" calcext:value-type="float">
            <text:p>377.4196783055</text:p>
          </table:table-cell>
          <table:table-cell office:value-type="float" office:value="368.43322072583" calcext:value-type="float">
            <text:p>368.4332207258</text:p>
          </table:table-cell>
          <table:table-cell office:value-type="float" office:value="383.329184733752" calcext:value-type="float">
            <text:p>383.3291847338</text:p>
          </table:table-cell>
          <table:table-cell office:value-type="float" office:value="386.382298084103" calcext:value-type="float">
            <text:p>386.3822980841</text:p>
          </table:table-cell>
          <table:table-cell office:value-type="float" office:value="377.971922080348" calcext:value-type="float">
            <text:p>377.9719220803</text:p>
          </table:table-cell>
          <table:table-cell office:value-type="float" office:value="394.877814362278" calcext:value-type="float">
            <text:p>394.8778143623</text:p>
          </table:table-cell>
          <table:table-cell office:value-type="float" office:value="366.083054746707" calcext:value-type="float">
            <text:p>366.0830547467</text:p>
          </table:table-cell>
          <table:table-cell office:value-type="float" office:value="408.673511757701" calcext:value-type="float">
            <text:p>408.6735117577</text:p>
          </table:table-cell>
          <table:table-cell office:value-type="float" office:value="369.867306122724" calcext:value-type="float">
            <text:p>369.8673061227</text:p>
          </table:table-cell>
          <table:table-cell office:value-type="float" office:value="398.646723172027" calcext:value-type="float">
            <text:p>398.646723172</text:p>
          </table:table-cell>
          <table:table-cell office:value-type="float" office:value="402.985573939026" calcext:value-type="float">
            <text:p>402.985573939</text:p>
          </table:table-cell>
          <table:table-cell office:value-type="float" office:value="384.688049610839" calcext:value-type="float">
            <text:p>384.6880496108</text:p>
          </table:table-cell>
          <table:table-cell office:value-type="float" office:value="395.467572870429" calcext:value-type="float">
            <text:p>395.4675728704</text:p>
          </table:table-cell>
          <table:table-cell office:value-type="float" office:value="377.939991035132" calcext:value-type="float">
            <text:p>377.9399910351</text:p>
          </table:table-cell>
          <table:table-cell office:value-type="float" office:value="398.513251784474" calcext:value-type="float">
            <text:p>398.5132517845</text:p>
          </table:table-cell>
          <table:table-cell office:value-type="float" office:value="371.15679138136" calcext:value-type="float">
            <text:p>371.1567913814</text:p>
          </table:table-cell>
          <table:table-cell office:value-type="float" office:value="390.334807163134" calcext:value-type="float">
            <text:p>390.3348071631</text:p>
          </table:table-cell>
          <table:table-cell office:value-type="float" office:value="394.395282804772" calcext:value-type="float">
            <text:p>394.3952828048</text:p>
          </table:table-cell>
          <table:table-cell office:value-type="float" office:value="392.470267767886" calcext:value-type="float">
            <text:p>392.4702677679</text:p>
          </table:table-cell>
          <table:table-cell office:value-type="float" office:value="370.641690846299" calcext:value-type="float">
            <text:p>370.6416908463</text:p>
          </table:table-cell>
          <table:table-cell office:value-type="float" office:value="393.141768489957" calcext:value-type="float">
            <text:p>393.14176849</text:p>
          </table:table-cell>
          <table:table-cell office:value-type="float" office:value="382.329175888776" calcext:value-type="float">
            <text:p>382.3291758888</text:p>
          </table:table-cell>
          <table:table-cell office:value-type="float" office:value="409.314382865326" calcext:value-type="float">
            <text:p>409.3143828653</text:p>
          </table:table-cell>
          <table:table-cell office:value-type="float" office:value="420.381626906888" calcext:value-type="float">
            <text:p>420.3816269069</text:p>
          </table:table-cell>
          <table:table-cell office:value-type="float" office:value="397.525320117671" calcext:value-type="float">
            <text:p>397.5253201177</text:p>
          </table:table-cell>
          <table:table-cell office:value-type="float" office:value="385.502301687489" calcext:value-type="float">
            <text:p>385.5023016875</text:p>
          </table:table-cell>
          <table:table-cell office:value-type="float" office:value="385.30448149032" calcext:value-type="float">
            <text:p>385.3044814903</text:p>
          </table:table-cell>
          <table:table-cell office:value-type="float" office:value="393.99623603887" calcext:value-type="float">
            <text:p>393.9962360389</text:p>
          </table:table-cell>
          <table:table-cell office:value-type="float" office:value="417.546050192028" calcext:value-type="float">
            <text:p>417.546050192</text:p>
          </table:table-cell>
          <table:table-cell office:value-type="float" office:value="359.814365475834" calcext:value-type="float">
            <text:p>359.8143654758</text:p>
          </table:table-cell>
          <table:table-cell office:value-type="float" office:value="404.64997581024" calcext:value-type="float">
            <text:p>404.6499758102</text:p>
          </table:table-cell>
          <table:table-cell office:value-type="float" office:value="410.239400249952" calcext:value-type="float">
            <text:p>410.23940025</text:p>
          </table:table-cell>
          <table:table-cell office:value-type="float" office:value="390.145128471005" calcext:value-type="float">
            <text:p>390.145128471</text:p>
          </table:table-cell>
          <table:table-cell office:value-type="float" office:value="365.538169769312" calcext:value-type="float">
            <text:p>365.5381697693</text:p>
          </table:table-cell>
          <table:table-cell office:value-type="float" office:value="440.873181666337" calcext:value-type="float">
            <text:p>440.8731816663</text:p>
          </table:table-cell>
          <table:table-cell office:value-type="float" office:value="400.938918458703" calcext:value-type="float">
            <text:p>400.9389184587</text:p>
          </table:table-cell>
          <table:table-cell office:value-type="float" office:value="406.043629359734" calcext:value-type="float">
            <text:p>406.0436293597</text:p>
          </table:table-cell>
          <table:table-cell office:value-type="float" office:value="399.591143480926" calcext:value-type="float">
            <text:p>399.5911434809</text:p>
          </table:table-cell>
          <table:table-cell office:value-type="float" office:value="399.247092480729" calcext:value-type="float">
            <text:p>399.2470924807</text:p>
          </table:table-cell>
          <table:table-cell office:value-type="float" office:value="387.356719738864" calcext:value-type="float">
            <text:p>387.3567197389</text:p>
          </table:table-cell>
          <table:table-cell office:value-type="float" office:value="359.472193332018" calcext:value-type="float">
            <text:p>359.472193332</text:p>
          </table:table-cell>
          <table:table-cell office:value-type="float" office:value="371.623043939417" calcext:value-type="float">
            <text:p>371.6230439394</text:p>
          </table:table-cell>
          <table:table-cell office:value-type="float" office:value="378.196155434441" calcext:value-type="float">
            <text:p>378.1961554344</text:p>
          </table:table-cell>
          <table:table-cell office:value-type="float" office:value="397.888517431017" calcext:value-type="float">
            <text:p>397.888517431</text:p>
          </table:table-cell>
          <table:table-cell office:value-type="float" office:value="352.306619066799" calcext:value-type="float">
            <text:p>352.3066190668</text:p>
          </table:table-cell>
          <table:table-cell office:value-type="float" office:value="383.937231128785" calcext:value-type="float">
            <text:p>383.9372311288</text:p>
          </table:table-cell>
        </table:table-row>
        <table:table-row table:style-name="ro1">
          <table:table-cell office:value-type="float" office:value="395.06632680964" calcext:value-type="float">
            <text:p>395.0663268096</text:p>
          </table:table-cell>
          <table:table-cell office:value-type="float" office:value="390.848407051407" calcext:value-type="float">
            <text:p>390.8484070514</text:p>
          </table:table-cell>
          <table:table-cell office:value-type="float" office:value="383.895865798902" calcext:value-type="float">
            <text:p>383.8958657989</text:p>
          </table:table-cell>
          <table:table-cell office:value-type="float" office:value="392.738682170161" calcext:value-type="float">
            <text:p>392.7386821702</text:p>
          </table:table-cell>
          <table:table-cell office:value-type="float" office:value="375.09497501924" calcext:value-type="float">
            <text:p>375.0949750192</text:p>
          </table:table-cell>
          <table:table-cell office:value-type="float" office:value="348.937870749933" calcext:value-type="float">
            <text:p>348.9378707499</text:p>
          </table:table-cell>
          <table:table-cell office:value-type="float" office:value="383.968294281777" calcext:value-type="float">
            <text:p>383.9682942818</text:p>
          </table:table-cell>
          <table:table-cell office:value-type="float" office:value="404.519894912395" calcext:value-type="float">
            <text:p>404.5198949124</text:p>
          </table:table-cell>
          <table:table-cell office:value-type="float" office:value="377.611717248539" calcext:value-type="float">
            <text:p>377.6117172485</text:p>
          </table:table-cell>
          <table:table-cell office:value-type="float" office:value="394.877814362278" calcext:value-type="float">
            <text:p>394.8778143623</text:p>
          </table:table-cell>
          <table:table-cell office:value-type="float" office:value="367.445310324449" calcext:value-type="float">
            <text:p>367.4453103244</text:p>
          </table:table-cell>
          <table:table-cell office:value-type="float" office:value="418.087477335199" calcext:value-type="float">
            <text:p>418.0874773352</text:p>
          </table:table-cell>
          <table:table-cell office:value-type="float" office:value="371.47404274636" calcext:value-type="float">
            <text:p>371.4740427464</text:p>
          </table:table-cell>
          <table:table-cell office:value-type="float" office:value="407.751932567605" calcext:value-type="float">
            <text:p>407.7519325676</text:p>
          </table:table-cell>
          <table:table-cell office:value-type="float" office:value="417.32705940124" calcext:value-type="float">
            <text:p>417.3270594012</text:p>
          </table:table-cell>
          <table:table-cell office:value-type="float" office:value="395.352033220927" calcext:value-type="float">
            <text:p>395.3520332209</text:p>
          </table:table-cell>
          <table:table-cell office:value-type="float" office:value="395.797081447047" calcext:value-type="float">
            <text:p>395.797081447</text:p>
          </table:table-cell>
          <table:table-cell office:value-type="float" office:value="377.939991035132" calcext:value-type="float">
            <text:p>377.9399910351</text:p>
          </table:table-cell>
          <table:table-cell office:value-type="float" office:value="398.995611522359" calcext:value-type="float">
            <text:p>398.9956115224</text:p>
          </table:table-cell>
          <table:table-cell office:value-type="float" office:value="371.179401669286" calcext:value-type="float">
            <text:p>371.1794016693</text:p>
          </table:table-cell>
          <table:table-cell office:value-type="float" office:value="391.551415718162" calcext:value-type="float">
            <text:p>391.5514157182</text:p>
          </table:table-cell>
          <table:table-cell office:value-type="float" office:value="393.735655917386" calcext:value-type="float">
            <text:p>393.7356559174</text:p>
          </table:table-cell>
          <table:table-cell office:value-type="float" office:value="393.629815294735" calcext:value-type="float">
            <text:p>393.6298152947</text:p>
          </table:table-cell>
          <table:table-cell office:value-type="float" office:value="369.37587420335" calcext:value-type="float">
            <text:p>369.3758742034</text:p>
          </table:table-cell>
          <table:table-cell office:value-type="float" office:value="396.821744698423" calcext:value-type="float">
            <text:p>396.8217446984</text:p>
          </table:table-cell>
          <table:table-cell office:value-type="float" office:value="379.590365793251" calcext:value-type="float">
            <text:p>379.5903657933</text:p>
          </table:table-cell>
          <table:table-cell office:value-type="float" office:value="408.158927153354" calcext:value-type="float">
            <text:p>408.1589271534</text:p>
          </table:table-cell>
          <table:table-cell office:value-type="float" office:value="423.88710146513" calcext:value-type="float">
            <text:p>423.8871014651</text:p>
          </table:table-cell>
          <table:table-cell office:value-type="float" office:value="399.335150917756" calcext:value-type="float">
            <text:p>399.3351509178</text:p>
          </table:table-cell>
          <table:table-cell office:value-type="float" office:value="387.321775761645" calcext:value-type="float">
            <text:p>387.3217757616</text:p>
          </table:table-cell>
          <table:table-cell office:value-type="float" office:value="384.039471725543" calcext:value-type="float">
            <text:p>384.0394717255</text:p>
          </table:table-cell>
          <table:table-cell office:value-type="float" office:value="397.151801483729" calcext:value-type="float">
            <text:p>397.1518014837</text:p>
          </table:table-cell>
          <table:table-cell office:value-type="float" office:value="416.631283569002" calcext:value-type="float">
            <text:p>416.631283569</text:p>
          </table:table-cell>
          <table:table-cell office:value-type="float" office:value="363.805334425451" calcext:value-type="float">
            <text:p>363.8053344255</text:p>
          </table:table-cell>
          <table:table-cell office:value-type="float" office:value="404.769652700753" calcext:value-type="float">
            <text:p>404.7696527008</text:p>
          </table:table-cell>
          <table:table-cell office:value-type="float" office:value="409.14994223659" calcext:value-type="float">
            <text:p>409.1499422366</text:p>
          </table:table-cell>
          <table:table-cell office:value-type="float" office:value="408.641623398609" calcext:value-type="float">
            <text:p>408.6416233986</text:p>
          </table:table-cell>
          <table:table-cell office:value-type="float" office:value="375.80390881127" calcext:value-type="float">
            <text:p>375.8039088113</text:p>
          </table:table-cell>
          <table:table-cell office:value-type="float" office:value="442.758547517959" calcext:value-type="float">
            <text:p>442.758547518</text:p>
          </table:table-cell>
          <table:table-cell office:value-type="float" office:value="403.161234488569" calcext:value-type="float">
            <text:p>403.1612344886</text:p>
          </table:table-cell>
          <table:table-cell office:value-type="float" office:value="415.65860181184" calcext:value-type="float">
            <text:p>415.6586018118</text:p>
          </table:table-cell>
          <table:table-cell office:value-type="float" office:value="403.310050596935" calcext:value-type="float">
            <text:p>403.3100505969</text:p>
          </table:table-cell>
          <table:table-cell office:value-type="float" office:value="407.799205770145" calcext:value-type="float">
            <text:p>407.7992057701</text:p>
          </table:table-cell>
          <table:table-cell office:value-type="float" office:value="392.288376492951" calcext:value-type="float">
            <text:p>392.288376493</text:p>
          </table:table-cell>
          <table:table-cell office:value-type="float" office:value="357.76463871257" calcext:value-type="float">
            <text:p>357.7646387126</text:p>
          </table:table-cell>
          <table:table-cell office:value-type="float" office:value="376.813166450462" calcext:value-type="float">
            <text:p>376.8131664505</text:p>
          </table:table-cell>
          <table:table-cell office:value-type="float" office:value="381.880567492595" calcext:value-type="float">
            <text:p>381.8805674926</text:p>
          </table:table-cell>
          <table:table-cell office:value-type="float" office:value="398.627324516768" calcext:value-type="float">
            <text:p>398.6273245168</text:p>
          </table:table-cell>
          <table:table-cell office:value-type="float" office:value="358.921763902441" calcext:value-type="float">
            <text:p>358.9217639024</text:p>
          </table:table-cell>
          <table:table-cell office:value-type="float" office:value="384.788341902111" calcext:value-type="float">
            <text:p>384.7883419021</text:p>
          </table:table-cell>
        </table:table-row>
        <table:table-row table:style-name="ro1">
          <table:table-cell office:value-type="float" office:value="395.064721279232" calcext:value-type="float">
            <text:p>395.0647212792</text:p>
          </table:table-cell>
          <table:table-cell office:value-type="float" office:value="391.032633335736" calcext:value-type="float">
            <text:p>391.0326333357</text:p>
          </table:table-cell>
          <table:table-cell office:value-type="float" office:value="383.639615893642" calcext:value-type="float">
            <text:p>383.6396158936</text:p>
          </table:table-cell>
          <table:table-cell office:value-type="float" office:value="406.408875204208" calcext:value-type="float">
            <text:p>406.4088752042</text:p>
          </table:table-cell>
          <table:table-cell office:value-type="float" office:value="373.626864794933" calcext:value-type="float">
            <text:p>373.6268647949</text:p>
          </table:table-cell>
          <table:table-cell office:value-type="float" office:value="350.863262591284" calcext:value-type="float">
            <text:p>350.8632625913</text:p>
          </table:table-cell>
          <table:table-cell office:value-type="float" office:value="381.265664755923" calcext:value-type="float">
            <text:p>381.2656647559</text:p>
          </table:table-cell>
          <table:table-cell office:value-type="float" office:value="406.527217360055" calcext:value-type="float">
            <text:p>406.5272173601</text:p>
          </table:table-cell>
          <table:table-cell office:value-type="float" office:value="387.368072616988" calcext:value-type="float">
            <text:p>387.368072617</text:p>
          </table:table-cell>
          <table:table-cell office:value-type="float" office:value="399.527221606655" calcext:value-type="float">
            <text:p>399.5272216067</text:p>
          </table:table-cell>
          <table:table-cell office:value-type="float" office:value="369.180597506819" calcext:value-type="float">
            <text:p>369.1805975068</text:p>
          </table:table-cell>
          <table:table-cell office:value-type="float" office:value="418.602792198495" calcext:value-type="float">
            <text:p>418.6027921985</text:p>
          </table:table-cell>
          <table:table-cell office:value-type="float" office:value="376.28731592051" calcext:value-type="float">
            <text:p>376.2873159205</text:p>
          </table:table-cell>
          <table:table-cell office:value-type="float" office:value="407.757417146715" calcext:value-type="float">
            <text:p>407.7574171467</text:p>
          </table:table-cell>
          <table:table-cell office:value-type="float" office:value="426.24392156379" calcext:value-type="float">
            <text:p>426.2439215638</text:p>
          </table:table-cell>
          <table:table-cell office:value-type="float" office:value="399.131746242547" calcext:value-type="float">
            <text:p>399.1317462425</text:p>
          </table:table-cell>
          <table:table-cell office:value-type="float" office:value="394.855496712864" calcext:value-type="float">
            <text:p>394.8554967129</text:p>
          </table:table-cell>
          <table:table-cell office:value-type="float" office:value="378.187582609609" calcext:value-type="float">
            <text:p>378.1875826096</text:p>
          </table:table-cell>
          <table:table-cell office:value-type="float" office:value="399.280431058306" calcext:value-type="float">
            <text:p>399.2804310583</text:p>
          </table:table-cell>
          <table:table-cell office:value-type="float" office:value="372.334031292406" calcext:value-type="float">
            <text:p>372.3340312924</text:p>
          </table:table-cell>
          <table:table-cell office:value-type="float" office:value="398.107291422296" calcext:value-type="float">
            <text:p>398.1072914223</text:p>
          </table:table-cell>
          <table:table-cell office:value-type="float" office:value="398.232202397573" calcext:value-type="float">
            <text:p>398.2322023976</text:p>
          </table:table-cell>
          <table:table-cell office:value-type="float" office:value="406.124278045671" calcext:value-type="float">
            <text:p>406.1242780457</text:p>
          </table:table-cell>
          <table:table-cell office:value-type="float" office:value="369.845213420436" calcext:value-type="float">
            <text:p>369.8452134204</text:p>
          </table:table-cell>
          <table:table-cell office:value-type="float" office:value="405.649899248326" calcext:value-type="float">
            <text:p>405.6498992483</text:p>
          </table:table-cell>
          <table:table-cell office:value-type="float" office:value="380.628167754927" calcext:value-type="float">
            <text:p>380.6281677549</text:p>
          </table:table-cell>
          <table:table-cell office:value-type="float" office:value="410.637392392988" calcext:value-type="float">
            <text:p>410.637392393</text:p>
          </table:table-cell>
          <table:table-cell office:value-type="float" office:value="428.5110219924" calcext:value-type="float">
            <text:p>428.5110219924</text:p>
          </table:table-cell>
          <table:table-cell office:value-type="float" office:value="399.547911855626" calcext:value-type="float">
            <text:p>399.5479118556</text:p>
          </table:table-cell>
          <table:table-cell office:value-type="float" office:value="389.574542670495" calcext:value-type="float">
            <text:p>389.5745426705</text:p>
          </table:table-cell>
          <table:table-cell office:value-type="float" office:value="384.919856009955" calcext:value-type="float">
            <text:p>384.91985601</text:p>
          </table:table-cell>
          <table:table-cell office:value-type="float" office:value="397.151801483729" calcext:value-type="float">
            <text:p>397.1518014837</text:p>
          </table:table-cell>
          <table:table-cell office:value-type="float" office:value="417.381160234362" calcext:value-type="float">
            <text:p>417.3811602344</text:p>
          </table:table-cell>
          <table:table-cell office:value-type="float" office:value="360.437163768812" calcext:value-type="float">
            <text:p>360.4371637688</text:p>
          </table:table-cell>
          <table:table-cell office:value-type="float" office:value="404.729096928683" calcext:value-type="float">
            <text:p>404.7290969287</text:p>
          </table:table-cell>
          <table:table-cell office:value-type="float" office:value="409.824632837915" calcext:value-type="float">
            <text:p>409.8246328379</text:p>
          </table:table-cell>
          <table:table-cell office:value-type="float" office:value="408.891534690707" calcext:value-type="float">
            <text:p>408.8915346907</text:p>
          </table:table-cell>
          <table:table-cell office:value-type="float" office:value="378.510670868722" calcext:value-type="float">
            <text:p>378.5106708687</text:p>
          </table:table-cell>
          <table:table-cell office:value-type="float" office:value="442.493557112251" calcext:value-type="float">
            <text:p>442.4935571123</text:p>
          </table:table-cell>
          <table:table-cell office:value-type="float" office:value="402.393884176335" calcext:value-type="float">
            <text:p>402.3938841763</text:p>
          </table:table-cell>
          <table:table-cell office:value-type="float" office:value="416.690432468734" calcext:value-type="float">
            <text:p>416.6904324687</text:p>
          </table:table-cell>
          <table:table-cell office:value-type="float" office:value="415.691588568801" calcext:value-type="float">
            <text:p>415.6915885688</text:p>
          </table:table-cell>
          <table:table-cell office:value-type="float" office:value="409.117404958266" calcext:value-type="float">
            <text:p>409.1174049583</text:p>
          </table:table-cell>
          <table:table-cell office:value-type="float" office:value="400.660559791002" calcext:value-type="float">
            <text:p>400.660559791</text:p>
          </table:table-cell>
          <table:table-cell office:value-type="float" office:value="353.916433940293" calcext:value-type="float">
            <text:p>353.9164339403</text:p>
          </table:table-cell>
          <table:table-cell office:value-type="float" office:value="405.810301652866" calcext:value-type="float">
            <text:p>405.8103016529</text:p>
          </table:table-cell>
          <table:table-cell office:value-type="float" office:value="390.439745423491" calcext:value-type="float">
            <text:p>390.4397454235</text:p>
          </table:table-cell>
          <table:table-cell office:value-type="float" office:value="398.54810359865" calcext:value-type="float">
            <text:p>398.5481035987</text:p>
          </table:table-cell>
          <table:table-cell office:value-type="float" office:value="365.309728928567" calcext:value-type="float">
            <text:p>365.3097289286</text:p>
          </table:table-cell>
          <table:table-cell office:value-type="float" office:value="396.923991127081" calcext:value-type="float">
            <text:p>396.9239911271</text:p>
          </table:table-cell>
        </table:table-row>
        <table:table-row table:style-name="ro1">
          <table:table-cell office:value-type="float" office:value="395.542798493478" calcext:value-type="float">
            <text:p>395.5427984935</text:p>
          </table:table-cell>
          <table:table-cell office:value-type="float" office:value="402.760855499693" calcext:value-type="float">
            <text:p>402.7608554997</text:p>
          </table:table-cell>
          <table:table-cell office:value-type="float" office:value="388.531087022421" calcext:value-type="float">
            <text:p>388.5310870224</text:p>
          </table:table-cell>
          <table:table-cell office:value-type="float" office:value="408.022541666919" calcext:value-type="float">
            <text:p>408.0225416669</text:p>
          </table:table-cell>
          <table:table-cell office:value-type="float" office:value="372.050633343226" calcext:value-type="float">
            <text:p>372.0506333432</text:p>
          </table:table-cell>
          <table:table-cell office:value-type="float" office:value="355.828856202357" calcext:value-type="float">
            <text:p>355.8288562024</text:p>
          </table:table-cell>
          <table:table-cell office:value-type="float" office:value="388.236340203291" calcext:value-type="float">
            <text:p>388.2363402033</text:p>
          </table:table-cell>
          <table:table-cell office:value-type="float" office:value="408.94468293331" calcext:value-type="float">
            <text:p>408.9446829333</text:p>
          </table:table-cell>
          <table:table-cell office:value-type="float" office:value="399.088856507363" calcext:value-type="float">
            <text:p>399.0888565074</text:p>
          </table:table-cell>
          <table:table-cell office:value-type="float" office:value="399.62796567234" calcext:value-type="float">
            <text:p>399.6279656723</text:p>
          </table:table-cell>
          <table:table-cell office:value-type="float" office:value="370.075694421979" calcext:value-type="float">
            <text:p>370.075694422</text:p>
          </table:table-cell>
          <table:table-cell office:value-type="float" office:value="418.436190642546" calcext:value-type="float">
            <text:p>418.4361906425</text:p>
          </table:table-cell>
          <table:table-cell office:value-type="float" office:value="378.401003673825" calcext:value-type="float">
            <text:p>378.4010036738</text:p>
          </table:table-cell>
          <table:table-cell office:value-type="float" office:value="416.331229316234" calcext:value-type="float">
            <text:p>416.3312293162</text:p>
          </table:table-cell>
          <table:table-cell office:value-type="float" office:value="429.362592274167" calcext:value-type="float">
            <text:p>429.3625922742</text:p>
          </table:table-cell>
          <table:table-cell office:value-type="float" office:value="401.729652549969" calcext:value-type="float">
            <text:p>401.72965255</text:p>
          </table:table-cell>
          <table:table-cell office:value-type="float" office:value="394.727555549864" calcext:value-type="float">
            <text:p>394.7275555499</text:p>
          </table:table-cell>
          <table:table-cell office:value-type="float" office:value="378.388569792213" calcext:value-type="float">
            <text:p>378.3885697922</text:p>
          </table:table-cell>
          <table:table-cell office:value-type="float" office:value="399.425204390308" calcext:value-type="float">
            <text:p>399.4252043903</text:p>
          </table:table-cell>
          <table:table-cell office:value-type="float" office:value="363.337341006832" calcext:value-type="float">
            <text:p>363.3373410068</text:p>
          </table:table-cell>
          <table:table-cell office:value-type="float" office:value="400.470342010051" calcext:value-type="float">
            <text:p>400.4703420101</text:p>
          </table:table-cell>
          <table:table-cell office:value-type="float" office:value="421.445525892243" calcext:value-type="float">
            <text:p>421.4455258922</text:p>
          </table:table-cell>
          <table:table-cell office:value-type="float" office:value="423.279564969041" calcext:value-type="float">
            <text:p>423.279564969</text:p>
          </table:table-cell>
          <table:table-cell office:value-type="float" office:value="375.019994670932" calcext:value-type="float">
            <text:p>375.0199946709</text:p>
          </table:table-cell>
          <table:table-cell office:value-type="float" office:value="405.63830470216" calcext:value-type="float">
            <text:p>405.6383047022</text:p>
          </table:table-cell>
          <table:table-cell office:value-type="float" office:value="386.88530739246" calcext:value-type="float">
            <text:p>386.8853073925</text:p>
          </table:table-cell>
          <table:table-cell office:value-type="float" office:value="417.132405407793" calcext:value-type="float">
            <text:p>417.1324054078</text:p>
          </table:table-cell>
          <table:table-cell office:value-type="float" office:value="428.339903196062" calcext:value-type="float">
            <text:p>428.3399031961</text:p>
          </table:table-cell>
          <table:table-cell office:value-type="float" office:value="402.238661134671" calcext:value-type="float">
            <text:p>402.2386611347</text:p>
          </table:table-cell>
          <table:table-cell office:value-type="float" office:value="390.177654633422" calcext:value-type="float">
            <text:p>390.1776546334</text:p>
          </table:table-cell>
          <table:table-cell office:value-type="float" office:value="386.053951582554" calcext:value-type="float">
            <text:p>386.0539515826</text:p>
          </table:table-cell>
          <table:table-cell office:value-type="float" office:value="404.968159702308" calcext:value-type="float">
            <text:p>404.9681597023</text:p>
          </table:table-cell>
          <table:table-cell office:value-type="float" office:value="401.908528078873" calcext:value-type="float">
            <text:p>401.9085280789</text:p>
          </table:table-cell>
          <table:table-cell office:value-type="float" office:value="381.580719388604" calcext:value-type="float">
            <text:p>381.5807193886</text:p>
          </table:table-cell>
          <table:table-cell office:value-type="float" office:value="406.868369011524" calcext:value-type="float">
            <text:p>406.8683690115</text:p>
          </table:table-cell>
          <table:table-cell office:value-type="float" office:value="411.951216138216" calcext:value-type="float">
            <text:p>411.9512161382</text:p>
          </table:table-cell>
          <table:table-cell office:value-type="float" office:value="409.990997372456" calcext:value-type="float">
            <text:p>409.9909973725</text:p>
          </table:table-cell>
          <table:table-cell office:value-type="float" office:value="377.18105842128" calcext:value-type="float">
            <text:p>377.1810584213</text:p>
          </table:table-cell>
          <table:table-cell office:value-type="float" office:value="439.975929095595" calcext:value-type="float">
            <text:p>439.9759290956</text:p>
          </table:table-cell>
          <table:table-cell office:value-type="float" office:value="404.452847870693" calcext:value-type="float">
            <text:p>404.4528478707</text:p>
          </table:table-cell>
          <table:table-cell office:value-type="float" office:value="414.108834259261" calcext:value-type="float">
            <text:p>414.1088342593</text:p>
          </table:table-cell>
          <table:table-cell office:value-type="float" office:value="424.53545647549" calcext:value-type="float">
            <text:p>424.5354564755</text:p>
          </table:table-cell>
          <table:table-cell office:value-type="float" office:value="408.594373341206" calcext:value-type="float">
            <text:p>408.5943733412</text:p>
          </table:table-cell>
          <table:table-cell office:value-type="float" office:value="396.102611089069" calcext:value-type="float">
            <text:p>396.1026110891</text:p>
          </table:table-cell>
          <table:table-cell office:value-type="float" office:value="354.243127342199" calcext:value-type="float">
            <text:p>354.2431273422</text:p>
          </table:table-cell>
          <table:table-cell office:value-type="float" office:value="404.809379906645" calcext:value-type="float">
            <text:p>404.8093799066</text:p>
          </table:table-cell>
          <table:table-cell office:value-type="float" office:value="392.894158256591" calcext:value-type="float">
            <text:p>392.8941582566</text:p>
          </table:table-cell>
          <table:table-cell office:value-type="float" office:value="405.325945691635" calcext:value-type="float">
            <text:p>405.3259456916</text:p>
          </table:table-cell>
          <table:table-cell office:value-type="float" office:value="372.174647554868" calcext:value-type="float">
            <text:p>372.1746475549</text:p>
          </table:table-cell>
          <table:table-cell office:value-type="float" office:value="408.357226809919" calcext:value-type="float">
            <text:p>408.3572268099</text:p>
          </table:table-cell>
        </table:table-row>
        <table:table-row table:style-name="ro1">
          <table:table-cell office:value-type="float" office:value="397.41948980128" calcext:value-type="float">
            <text:p>397.4194898013</text:p>
          </table:table-cell>
          <table:table-cell office:value-type="float" office:value="412.959908702258" calcext:value-type="float">
            <text:p>412.9599087023</text:p>
          </table:table-cell>
          <table:table-cell office:value-type="float" office:value="408.368220372996" calcext:value-type="float">
            <text:p>408.368220373</text:p>
          </table:table-cell>
          <table:table-cell office:value-type="float" office:value="408.889501632451" calcext:value-type="float">
            <text:p>408.8895016325</text:p>
          </table:table-cell>
          <table:table-cell office:value-type="float" office:value="378.81716882906" calcext:value-type="float">
            <text:p>378.8171688291</text:p>
          </table:table-cell>
          <table:table-cell office:value-type="float" office:value="368.675126963352" calcext:value-type="float">
            <text:p>368.6751269634</text:p>
          </table:table-cell>
          <table:table-cell office:value-type="float" office:value="392.560613277578" calcext:value-type="float">
            <text:p>392.5606132776</text:p>
          </table:table-cell>
          <table:table-cell office:value-type="float" office:value="402.451240720373" calcext:value-type="float">
            <text:p>402.4512407204</text:p>
          </table:table-cell>
          <table:table-cell office:value-type="float" office:value="398.987073786421" calcext:value-type="float">
            <text:p>398.9870737864</text:p>
          </table:table-cell>
          <table:table-cell office:value-type="float" office:value="400.506552313915" calcext:value-type="float">
            <text:p>400.5065523139</text:p>
          </table:table-cell>
          <table:table-cell office:value-type="float" office:value="377.91428260602" calcext:value-type="float">
            <text:p>377.914282606</text:p>
          </table:table-cell>
          <table:table-cell office:value-type="float" office:value="422.67148308078" calcext:value-type="float">
            <text:p>422.6714830808</text:p>
          </table:table-cell>
          <table:table-cell office:value-type="float" office:value="379.759019539588" calcext:value-type="float">
            <text:p>379.7590195396</text:p>
          </table:table-cell>
          <table:table-cell office:value-type="float" office:value="414.586006432277" calcext:value-type="float">
            <text:p>414.5860064323</text:p>
          </table:table-cell>
          <table:table-cell office:value-type="float" office:value="436.781675851132" calcext:value-type="float">
            <text:p>436.7816758511</text:p>
          </table:table-cell>
          <table:table-cell office:value-type="float" office:value="401.236831122553" calcext:value-type="float">
            <text:p>401.2368311226</text:p>
          </table:table-cell>
          <table:table-cell office:value-type="float" office:value="398.419314552396" calcext:value-type="float">
            <text:p>398.4193145524</text:p>
          </table:table-cell>
          <table:table-cell office:value-type="float" office:value="377.860487421127" calcext:value-type="float">
            <text:p>377.8604874211</text:p>
          </table:table-cell>
          <table:table-cell office:value-type="float" office:value="413.604224036581" calcext:value-type="float">
            <text:p>413.6042240366</text:p>
          </table:table-cell>
          <table:table-cell office:value-type="float" office:value="365.333615877019" calcext:value-type="float">
            <text:p>365.333615877</text:p>
          </table:table-cell>
          <table:table-cell office:value-type="float" office:value="400.048151935734" calcext:value-type="float">
            <text:p>400.0481519357</text:p>
          </table:table-cell>
          <table:table-cell office:value-type="float" office:value="422.958160509659" calcext:value-type="float">
            <text:p>422.9581605097</text:p>
          </table:table-cell>
          <table:table-cell office:value-type="float" office:value="423.887113863462" calcext:value-type="float">
            <text:p>423.8871138635</text:p>
          </table:table-cell>
          <table:table-cell office:value-type="float" office:value="378.331789896996" calcext:value-type="float">
            <text:p>378.331789897</text:p>
          </table:table-cell>
          <table:table-cell office:value-type="float" office:value="419.235720825852" calcext:value-type="float">
            <text:p>419.2357208259</text:p>
          </table:table-cell>
          <table:table-cell office:value-type="float" office:value="398.142885190388" calcext:value-type="float">
            <text:p>398.1428851904</text:p>
          </table:table-cell>
          <table:table-cell office:value-type="float" office:value="410.932107655062" calcext:value-type="float">
            <text:p>410.9321076551</text:p>
          </table:table-cell>
          <table:table-cell office:value-type="float" office:value="428.454016776871" calcext:value-type="float">
            <text:p>428.4540167769</text:p>
          </table:table-cell>
          <table:table-cell office:value-type="float" office:value="405.128757777646" calcext:value-type="float">
            <text:p>405.1287577776</text:p>
          </table:table-cell>
          <table:table-cell office:value-type="float" office:value="402.519643284809" calcext:value-type="float">
            <text:p>402.5196432848</text:p>
          </table:table-cell>
          <table:table-cell office:value-type="float" office:value="386.053951582554" calcext:value-type="float">
            <text:p>386.0539515826</text:p>
          </table:table-cell>
          <table:table-cell office:value-type="float" office:value="401.973374878428" calcext:value-type="float">
            <text:p>401.9733748784</text:p>
          </table:table-cell>
          <table:table-cell office:value-type="float" office:value="410.490776709309" calcext:value-type="float">
            <text:p>410.4907767093</text:p>
          </table:table-cell>
          <table:table-cell office:value-type="float" office:value="373.218803495608" calcext:value-type="float">
            <text:p>373.2188034956</text:p>
          </table:table-cell>
          <table:table-cell office:value-type="float" office:value="406.348542488332" calcext:value-type="float">
            <text:p>406.3485424883</text:p>
          </table:table-cell>
          <table:table-cell office:value-type="float" office:value="412.819823159242" calcext:value-type="float">
            <text:p>412.8198231592</text:p>
          </table:table-cell>
          <table:table-cell office:value-type="float" office:value="411.240903986526" calcext:value-type="float">
            <text:p>411.2409039865</text:p>
          </table:table-cell>
          <table:table-cell office:value-type="float" office:value="379.333645639308" calcext:value-type="float">
            <text:p>379.3336456393</text:p>
          </table:table-cell>
          <table:table-cell office:value-type="float" office:value="438.422819393101" calcext:value-type="float">
            <text:p>438.4228193931</text:p>
          </table:table-cell>
          <table:table-cell office:value-type="float" office:value="406.638333340918" calcext:value-type="float">
            <text:p>406.6383333409</text:p>
          </table:table-cell>
          <table:table-cell office:value-type="float" office:value="415.52245321532" calcext:value-type="float">
            <text:p>415.5224532153</text:p>
          </table:table-cell>
          <table:table-cell office:value-type="float" office:value="423.664706134819" calcext:value-type="float">
            <text:p>423.6647061348</text:p>
          </table:table-cell>
          <table:table-cell office:value-type="float" office:value="409.933208937153" calcext:value-type="float">
            <text:p>409.9332089372</text:p>
          </table:table-cell>
          <table:table-cell office:value-type="float" office:value="414.768748486376" calcext:value-type="float">
            <text:p>414.7687484864</text:p>
          </table:table-cell>
          <table:table-cell office:value-type="float" office:value="353.383834247954" calcext:value-type="float">
            <text:p>353.383834248</text:p>
          </table:table-cell>
          <table:table-cell office:value-type="float" office:value="406.425477733797" calcext:value-type="float">
            <text:p>406.4254777338</text:p>
          </table:table-cell>
          <table:table-cell office:value-type="float" office:value="390.392478183842" calcext:value-type="float">
            <text:p>390.3924781838</text:p>
          </table:table-cell>
          <table:table-cell office:value-type="float" office:value="409.527935846806" calcext:value-type="float">
            <text:p>409.5279358468</text:p>
          </table:table-cell>
          <table:table-cell office:value-type="float" office:value="377.672037560561" calcext:value-type="float">
            <text:p>377.6720375606</text:p>
          </table:table-cell>
          <table:table-cell office:value-type="float" office:value="414.064569750272" calcext:value-type="float">
            <text:p>414.0645697503</text:p>
          </table:table-cell>
        </table:table-row>
        <table:table-row table:style-name="ro1">
          <table:table-cell office:value-type="float" office:value="396.479765251019" calcext:value-type="float">
            <text:p>396.479765251</text:p>
          </table:table-cell>
          <table:table-cell office:value-type="float" office:value="416.64953279167" calcext:value-type="float">
            <text:p>416.6495327917</text:p>
          </table:table-cell>
          <table:table-cell office:value-type="float" office:value="409.798855525817" calcext:value-type="float">
            <text:p>409.7988555258</text:p>
          </table:table-cell>
          <table:table-cell office:value-type="float" office:value="409.059440118403" calcext:value-type="float">
            <text:p>409.0594401184</text:p>
          </table:table-cell>
          <table:table-cell office:value-type="float" office:value="391.340616383142" calcext:value-type="float">
            <text:p>391.3406163831</text:p>
          </table:table-cell>
          <table:table-cell office:value-type="float" office:value="371.673254133498" calcext:value-type="float">
            <text:p>371.6732541335</text:p>
          </table:table-cell>
          <table:table-cell office:value-type="float" office:value="390.267553429612" calcext:value-type="float">
            <text:p>390.2675534296</text:p>
          </table:table-cell>
          <table:table-cell office:value-type="float" office:value="404.774465048406" calcext:value-type="float">
            <text:p>404.7744650484</text:p>
          </table:table-cell>
          <table:table-cell office:value-type="float" office:value="396.298727586962" calcext:value-type="float">
            <text:p>396.298727587</text:p>
          </table:table-cell>
          <table:table-cell office:value-type="float" office:value="408.313950533153" calcext:value-type="float">
            <text:p>408.3139505332</text:p>
          </table:table-cell>
          <table:table-cell office:value-type="float" office:value="381.046609437446" calcext:value-type="float">
            <text:p>381.0466094374</text:p>
          </table:table-cell>
          <table:table-cell office:value-type="float" office:value="423.808284396294" calcext:value-type="float">
            <text:p>423.8082843963</text:p>
          </table:table-cell>
          <table:table-cell office:value-type="float" office:value="379.911943808165" calcext:value-type="float">
            <text:p>379.9119438082</text:p>
          </table:table-cell>
          <table:table-cell office:value-type="float" office:value="415.299831626996" calcext:value-type="float">
            <text:p>415.299831627</text:p>
          </table:table-cell>
          <table:table-cell office:value-type="float" office:value="441.628105310377" calcext:value-type="float">
            <text:p>441.6281053104</text:p>
          </table:table-cell>
          <table:table-cell office:value-type="float" office:value="400.588173484941" calcext:value-type="float">
            <text:p>400.5881734849</text:p>
          </table:table-cell>
          <table:table-cell office:value-type="float" office:value="398.71368634387" calcext:value-type="float">
            <text:p>398.7136863439</text:p>
          </table:table-cell>
          <table:table-cell office:value-type="float" office:value="375.749450008408" calcext:value-type="float">
            <text:p>375.7494500084</text:p>
          </table:table-cell>
          <table:table-cell office:value-type="float" office:value="418.686613727099" calcext:value-type="float">
            <text:p>418.6866137271</text:p>
          </table:table-cell>
          <table:table-cell office:value-type="float" office:value="363.810161590684" calcext:value-type="float">
            <text:p>363.8101615907</text:p>
          </table:table-cell>
          <table:table-cell office:value-type="float" office:value="401.376113008272" calcext:value-type="float">
            <text:p>401.3761130083</text:p>
          </table:table-cell>
          <table:table-cell office:value-type="float" office:value="424.571989419207" calcext:value-type="float">
            <text:p>424.5719894192</text:p>
          </table:table-cell>
          <table:table-cell office:value-type="float" office:value="425.11739147129" calcext:value-type="float">
            <text:p>425.1173914713</text:p>
          </table:table-cell>
          <table:table-cell office:value-type="float" office:value="377.748038851756" calcext:value-type="float">
            <text:p>377.7480388518</text:p>
          </table:table-cell>
          <table:table-cell office:value-type="float" office:value="428.028747471014" calcext:value-type="float">
            <text:p>428.028747471</text:p>
          </table:table-cell>
          <table:table-cell office:value-type="float" office:value="404.894387505061" calcext:value-type="float">
            <text:p>404.8943875051</text:p>
          </table:table-cell>
          <table:table-cell office:value-type="float" office:value="417.058462557784" calcext:value-type="float">
            <text:p>417.0584625578</text:p>
          </table:table-cell>
          <table:table-cell office:value-type="float" office:value="429.065544043946" calcext:value-type="float">
            <text:p>429.0655440439</text:p>
          </table:table-cell>
          <table:table-cell office:value-type="float" office:value="413.95052917108" calcext:value-type="float">
            <text:p>413.9505291711</text:p>
          </table:table-cell>
          <table:table-cell office:value-type="float" office:value="394.039828712482" calcext:value-type="float">
            <text:p>394.0398287125</text:p>
          </table:table-cell>
          <table:table-cell office:value-type="float" office:value="397.251861073605" calcext:value-type="float">
            <text:p>397.2518610736</text:p>
          </table:table-cell>
          <table:table-cell office:value-type="float" office:value="406.795074042887" calcext:value-type="float">
            <text:p>406.7950740429</text:p>
          </table:table-cell>
          <table:table-cell office:value-type="float" office:value="411.368775454221" calcext:value-type="float">
            <text:p>411.3687754542</text:p>
          </table:table-cell>
          <table:table-cell office:value-type="float" office:value="389.471224732887" calcext:value-type="float">
            <text:p>389.4712247329</text:p>
          </table:table-cell>
          <table:table-cell office:value-type="float" office:value="417.182143933007" calcext:value-type="float">
            <text:p>417.182143933</text:p>
          </table:table-cell>
          <table:table-cell office:value-type="float" office:value="413.167937622428" calcext:value-type="float">
            <text:p>413.1679376224</text:p>
          </table:table-cell>
          <table:table-cell office:value-type="float" office:value="409.874325028243" calcext:value-type="float">
            <text:p>409.8743250282</text:p>
          </table:table-cell>
          <table:table-cell office:value-type="float" office:value="389.0260134935" calcext:value-type="float">
            <text:p>389.0260134935</text:p>
          </table:table-cell>
          <table:table-cell office:value-type="float" office:value="441.210705472076" calcext:value-type="float">
            <text:p>441.2107054721</text:p>
          </table:table-cell>
          <table:table-cell office:value-type="float" office:value="407.964474462645" calcext:value-type="float">
            <text:p>407.9644744626</text:p>
          </table:table-cell>
          <table:table-cell office:value-type="float" office:value="417.175244703389" calcext:value-type="float">
            <text:p>417.1752447034</text:p>
          </table:table-cell>
          <table:table-cell office:value-type="float" office:value="424.446370103381" calcext:value-type="float">
            <text:p>424.4463701034</text:p>
          </table:table-cell>
          <table:table-cell office:value-type="float" office:value="406.675455940208" calcext:value-type="float">
            <text:p>406.6754559402</text:p>
          </table:table-cell>
          <table:table-cell office:value-type="float" office:value="423.434582486758" calcext:value-type="float">
            <text:p>423.4345824868</text:p>
          </table:table-cell>
          <table:table-cell office:value-type="float" office:value="360.51298307953" calcext:value-type="float">
            <text:p>360.5129830795</text:p>
          </table:table-cell>
          <table:table-cell office:value-type="float" office:value="406.423138762173" calcext:value-type="float">
            <text:p>406.4231387622</text:p>
          </table:table-cell>
          <table:table-cell office:value-type="float" office:value="388.740066997066" calcext:value-type="float">
            <text:p>388.7400669971</text:p>
          </table:table-cell>
          <table:table-cell office:value-type="float" office:value="421.80837038931" calcext:value-type="float">
            <text:p>421.8083703893</text:p>
          </table:table-cell>
          <table:table-cell office:value-type="float" office:value="387.892076778422" calcext:value-type="float">
            <text:p>387.8920767784</text:p>
          </table:table-cell>
          <table:table-cell office:value-type="float" office:value="424.54769623709" calcext:value-type="float">
            <text:p>424.5476962371</text:p>
          </table:table-cell>
        </table:table-row>
        <table:table-row table:style-name="ro1">
          <table:table-cell office:value-type="float" office:value="398.286261004778" calcext:value-type="float">
            <text:p>398.2862610048</text:p>
          </table:table-cell>
          <table:table-cell office:value-type="float" office:value="428.585071719761" calcext:value-type="float">
            <text:p>428.5850717198</text:p>
          </table:table-cell>
          <table:table-cell office:value-type="float" office:value="409.93394737647" calcext:value-type="float">
            <text:p>409.9339473765</text:p>
          </table:table-cell>
          <table:table-cell office:value-type="float" office:value="408.688865294898" calcext:value-type="float">
            <text:p>408.6888652949</text:p>
          </table:table-cell>
          <table:table-cell office:value-type="float" office:value="395.785836478402" calcext:value-type="float">
            <text:p>395.7858364784</text:p>
          </table:table-cell>
          <table:table-cell office:value-type="float" office:value="374.951999635976" calcext:value-type="float">
            <text:p>374.951999636</text:p>
          </table:table-cell>
          <table:table-cell office:value-type="float" office:value="0" calcext:value-type="float">
            <text:p>0</text:p>
          </table:table-cell>
          <table:table-cell office:value-type="float" office:value="405.330067077129" calcext:value-type="float">
            <text:p>405.3300670771</text:p>
          </table:table-cell>
          <table:table-cell office:value-type="float" office:value="397.641628953244" calcext:value-type="float">
            <text:p>397.6416289532</text:p>
          </table:table-cell>
          <table:table-cell office:value-type="float" office:value="409.625414216817" calcext:value-type="float">
            <text:p>409.6254142168</text:p>
          </table:table-cell>
          <table:table-cell office:value-type="float" office:value="394.870426764306" calcext:value-type="float">
            <text:p>394.8704267643</text:p>
          </table:table-cell>
          <table:table-cell office:value-type="float" office:value="439.075951682639" calcext:value-type="float">
            <text:p>439.0759516826</text:p>
          </table:table-cell>
          <table:table-cell office:value-type="float" office:value="378.631918240727" calcext:value-type="float">
            <text:p>378.6319182407</text:p>
          </table:table-cell>
          <table:table-cell office:value-type="float" office:value="0" calcext:value-type="float">
            <text:p>0</text:p>
          </table:table-cell>
          <table:table-cell office:value-type="float" office:value="447.80304990247" calcext:value-type="float">
            <text:p>447.8030499025</text:p>
          </table:table-cell>
          <table:table-cell office:value-type="float" office:value="403.860073482121" calcext:value-type="float">
            <text:p>403.8600734821</text:p>
          </table:table-cell>
          <table:table-cell office:value-type="float" office:value="0" calcext:value-type="float">
            <text:p>0</text:p>
          </table:table-cell>
          <table:table-cell office:value-type="float" office:value="376.850825728459" calcext:value-type="float">
            <text:p>376.8508257285</text:p>
          </table:table-cell>
          <table:table-cell office:value-type="float" office:value="421.281500383858" calcext:value-type="float">
            <text:p>421.2815003839</text:p>
          </table:table-cell>
          <table:table-cell office:value-type="float" office:value="362.133246818023" calcext:value-type="float">
            <text:p>362.133246818</text:p>
          </table:table-cell>
          <table:table-cell office:value-type="float" office:value="0" calcext:value-type="float">
            <text:p>0</text:p>
          </table:table-cell>
          <table:table-cell office:value-type="float" office:value="424.70776504827" calcext:value-type="float">
            <text:p>424.7077650483</text:p>
          </table:table-cell>
          <table:table-cell office:value-type="float" office:value="0" calcext:value-type="float">
            <text:p>0</text:p>
          </table:table-cell>
          <table:table-cell office:value-type="float" office:value="378.139352155365" calcext:value-type="float">
            <text:p>378.1393521554</text:p>
          </table:table-cell>
          <table:table-cell office:value-type="float" office:value="429.51293641227" calcext:value-type="float">
            <text:p>429.5129364123</text:p>
          </table:table-cell>
          <table:table-cell office:value-type="float" office:value="403.862235769445" calcext:value-type="float">
            <text:p>403.8622357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.79116536425" calcext:value-type="float">
            <text:p>417.7911653643</text:p>
          </table:table-cell>
          <table:table-cell office:value-type="float" office:value="389.24061558562" calcext:value-type="float">
            <text:p>389.2406155856</text:p>
          </table:table-cell>
          <table:table-cell office:value-type="float" office:value="401.487254215646" calcext:value-type="float">
            <text:p>401.4872542156</text:p>
          </table:table-cell>
          <table:table-cell office:value-type="float" office:value="0" calcext:value-type="float">
            <text:p>0</text:p>
          </table:table-cell>
          <table:table-cell office:value-type="float" office:value="413.716544374541" calcext:value-type="float">
            <text:p>413.7165443745</text:p>
          </table:table-cell>
          <table:table-cell office:value-type="float" office:value="386.711689723275" calcext:value-type="float">
            <text:p>386.7116897233</text:p>
          </table:table-cell>
          <table:table-cell office:value-type="float" office:value="416.752959737668" calcext:value-type="float">
            <text:p>416.7529597377</text:p>
          </table:table-cell>
          <table:table-cell office:value-type="float" office:value="413.472922276432" calcext:value-type="float">
            <text:p>413.4729222764</text:p>
          </table:table-cell>
          <table:table-cell office:value-type="float" office:value="412.24790656064" calcext:value-type="float">
            <text:p>412.2479065606</text:p>
          </table:table-cell>
          <table:table-cell office:value-type="float" office:value="393.627954644681" calcext:value-type="float">
            <text:p>393.6279546447</text:p>
          </table:table-cell>
          <table:table-cell office:value-type="float" office:value="440.92341533612" calcext:value-type="float">
            <text:p>440.9234153361</text:p>
          </table:table-cell>
          <table:table-cell office:value-type="float" office:value="412.976166827495" calcext:value-type="float">
            <text:p>412.9761668275</text:p>
          </table:table-cell>
          <table:table-cell office:value-type="float" office:value="428.358691687491" calcext:value-type="float">
            <text:p>428.3586916875</text:p>
          </table:table-cell>
          <table:table-cell office:value-type="float" office:value="422.695908705011" calcext:value-type="float">
            <text:p>422.695908705</text:p>
          </table:table-cell>
          <table:table-cell office:value-type="float" office:value="407.966295635452" calcext:value-type="float">
            <text:p>407.9662956355</text:p>
          </table:table-cell>
          <table:table-cell office:value-type="float" office:value="424.821629726195" calcext:value-type="float">
            <text:p>424.8216297262</text:p>
          </table:table-cell>
          <table:table-cell office:value-type="float" office:value="364.748180460969" calcext:value-type="float">
            <text:p>364.748180461</text:p>
          </table:table-cell>
          <table:table-cell office:value-type="float" office:value="0" calcext:value-type="float">
            <text:p>0</text:p>
          </table:table-cell>
          <table:table-cell office:value-type="float" office:value="389.258337491682" calcext:value-type="float">
            <text:p>389.2583374917</text:p>
          </table:table-cell>
          <table:table-cell office:value-type="float" office:value="418.639773881052" calcext:value-type="float">
            <text:p>418.6397738811</text:p>
          </table:table-cell>
          <table:table-cell office:value-type="float" office:value="394.860972256398" calcext:value-type="float">
            <text:p>394.8609722564</text:p>
          </table:table-cell>
          <table:table-cell office:value-type="float" office:value="424.323255519948" calcext:value-type="float">
            <text:p>424.3232555199</text:p>
          </table:table-cell>
        </table:table-row>
        <table:table-row table:style-name="ro1">
          <table:table-cell office:value-type="float" office:value="398.27987241973" calcext:value-type="float">
            <text:p>398.2798724197</text:p>
          </table:table-cell>
          <table:table-cell office:value-type="float" office:value="426.069451638995" calcext:value-type="float">
            <text:p>426.069451639</text:p>
          </table:table-cell>
          <table:table-cell office:value-type="float" office:value="415.13014337146" calcext:value-type="float">
            <text:p>415.1301433715</text:p>
          </table:table-cell>
          <table:table-cell office:value-type="float" office:value="406.477225647883" calcext:value-type="float">
            <text:p>406.4772256479</text:p>
          </table:table-cell>
          <table:table-cell office:value-type="float" office:value="398.31267836836" calcext:value-type="float">
            <text:p>398.3126783684</text:p>
          </table:table-cell>
          <table:table-cell office:value-type="float" office:value="378.232703316402" calcext:value-type="float">
            <text:p>378.2327033164</text:p>
          </table:table-cell>
          <table:table-cell office:value-type="float" office:value="0" calcext:value-type="float">
            <text:p>0</text:p>
          </table:table-cell>
          <table:table-cell office:value-type="float" office:value="405.67802843791" calcext:value-type="float">
            <text:p>405.6780284379</text:p>
          </table:table-cell>
          <table:table-cell office:value-type="float" office:value="415.194985609608" calcext:value-type="float">
            <text:p>415.1949856096</text:p>
          </table:table-cell>
          <table:table-cell office:value-type="float" office:value="413.415904157563" calcext:value-type="float">
            <text:p>413.4159041576</text:p>
          </table:table-cell>
          <table:table-cell office:value-type="float" office:value="384.769553401038" calcext:value-type="float">
            <text:p>384.769553401</text:p>
          </table:table-cell>
          <table:table-cell office:value-type="float" office:value="442.798101673151" calcext:value-type="float">
            <text:p>442.7981016732</text:p>
          </table:table-cell>
          <table:table-cell office:value-type="float" office:value="379.487652209508" calcext:value-type="float">
            <text:p>379.4876522095</text:p>
          </table:table-cell>
          <table:table-cell office:value-type="float" office:value="0" calcext:value-type="float">
            <text:p>0</text:p>
          </table:table-cell>
          <table:table-cell office:value-type="float" office:value="446.894285151547" calcext:value-type="float">
            <text:p>446.8942851515</text:p>
          </table:table-cell>
          <table:table-cell office:value-type="float" office:value="410.331297698401" calcext:value-type="float">
            <text:p>410.3312976984</text:p>
          </table:table-cell>
          <table:table-cell office:value-type="float" office:value="0" calcext:value-type="float">
            <text:p>0</text:p>
          </table:table-cell>
          <table:table-cell office:value-type="float" office:value="376.499062216052" calcext:value-type="float">
            <text:p>376.4990622161</text:p>
          </table:table-cell>
          <table:table-cell office:value-type="float" office:value="430.240335087447" calcext:value-type="float">
            <text:p>430.2403350874</text:p>
          </table:table-cell>
          <table:table-cell office:value-type="float" office:value="358.900143658112" calcext:value-type="float">
            <text:p>358.9001436581</text:p>
          </table:table-cell>
          <table:table-cell office:value-type="float" office:value="0" calcext:value-type="float">
            <text:p>0</text:p>
          </table:table-cell>
          <table:table-cell office:value-type="float" office:value="427.89206254137" calcext:value-type="float">
            <text:p>427.8920625414</text:p>
          </table:table-cell>
          <table:table-cell office:value-type="float" office:value="0" calcext:value-type="float">
            <text:p>0</text:p>
          </table:table-cell>
          <table:table-cell office:value-type="float" office:value="378.139352155365" calcext:value-type="float">
            <text:p>378.1393521554</text:p>
          </table:table-cell>
          <table:table-cell office:value-type="float" office:value="429.073845367206" calcext:value-type="float">
            <text:p>429.0738453672</text:p>
          </table:table-cell>
          <table:table-cell office:value-type="float" office:value="410.049421486569" calcext:value-type="float">
            <text:p>410.0494214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.622915840829" calcext:value-type="float">
            <text:p>419.6229158408</text:p>
          </table:table-cell>
          <table:table-cell office:value-type="float" office:value="407.433365582019" calcext:value-type="float">
            <text:p>407.433365582</text:p>
          </table:table-cell>
          <table:table-cell office:value-type="float" office:value="402.842970801515" calcext:value-type="float">
            <text:p>402.8429708015</text:p>
          </table:table-cell>
          <table:table-cell office:value-type="float" office:value="0" calcext:value-type="float">
            <text:p>0</text:p>
          </table:table-cell>
          <table:table-cell office:value-type="float" office:value="424.310585073778" calcext:value-type="float">
            <text:p>424.3105850738</text:p>
          </table:table-cell>
          <table:table-cell office:value-type="float" office:value="400.857976274577" calcext:value-type="float">
            <text:p>400.8579762746</text:p>
          </table:table-cell>
          <table:table-cell office:value-type="float" office:value="418.003655932736" calcext:value-type="float">
            <text:p>418.0036559327</text:p>
          </table:table-cell>
          <table:table-cell office:value-type="float" office:value="413.497453980178" calcext:value-type="float">
            <text:p>413.4974539802</text:p>
          </table:table-cell>
          <table:table-cell office:value-type="float" office:value="415.45226594098" calcext:value-type="float">
            <text:p>415.452265941</text:p>
          </table:table-cell>
          <table:table-cell office:value-type="float" office:value="385.892057716727" calcext:value-type="float">
            <text:p>385.8920577167</text:p>
          </table:table-cell>
          <table:table-cell office:value-type="float" office:value="440.853981801136" calcext:value-type="float">
            <text:p>440.8539818011</text:p>
          </table:table-cell>
          <table:table-cell office:value-type="float" office:value="415.647630647276" calcext:value-type="float">
            <text:p>415.6476306473</text:p>
          </table:table-cell>
          <table:table-cell office:value-type="float" office:value="429.058712257948" calcext:value-type="float">
            <text:p>429.0587122579</text:p>
          </table:table-cell>
          <table:table-cell office:value-type="float" office:value="421.852017955795" calcext:value-type="float">
            <text:p>421.8520179558</text:p>
          </table:table-cell>
          <table:table-cell office:value-type="float" office:value="412.439227769867" calcext:value-type="float">
            <text:p>412.4392277699</text:p>
          </table:table-cell>
          <table:table-cell office:value-type="float" office:value="424.821629726195" calcext:value-type="float">
            <text:p>424.8216297262</text:p>
          </table:table-cell>
          <table:table-cell office:value-type="float" office:value="372.447690012034" calcext:value-type="float">
            <text:p>372.447690012</text:p>
          </table:table-cell>
          <table:table-cell office:value-type="float" office:value="0" calcext:value-type="float">
            <text:p>0</text:p>
          </table:table-cell>
          <table:table-cell office:value-type="float" office:value="396.069203121545" calcext:value-type="float">
            <text:p>396.0692031215</text:p>
          </table:table-cell>
          <table:table-cell office:value-type="float" office:value="430.27689723423" calcext:value-type="float">
            <text:p>430.2768972342</text:p>
          </table:table-cell>
          <table:table-cell office:value-type="float" office:value="405.533672437035" calcext:value-type="float">
            <text:p>405.533672437</text:p>
          </table:table-cell>
          <table:table-cell office:value-type="float" office:value="421.769212452639" calcext:value-type="float">
            <text:p>421.7692124526</text:p>
          </table:table-cell>
        </table:table-row>
        <table:table-row table:style-name="ro1">
          <table:table-cell office:value-type="float" office:value="397.536266608377" calcext:value-type="float">
            <text:p>397.5362666084</text:p>
          </table:table-cell>
          <table:table-cell office:value-type="float" office:value="427.097360478375" calcext:value-type="float">
            <text:p>427.0973604784</text:p>
          </table:table-cell>
          <table:table-cell office:value-type="float" office:value="416.982223348806" calcext:value-type="float">
            <text:p>416.9822233488</text:p>
          </table:table-cell>
          <table:table-cell office:value-type="float" office:value="406.510364300779" calcext:value-type="float">
            <text:p>406.5103643008</text:p>
          </table:table-cell>
          <table:table-cell office:value-type="float" office:value="412.418764926776" calcext:value-type="float">
            <text:p>412.4187649268</text:p>
          </table:table-cell>
          <table:table-cell office:value-type="float" office:value="386.402746263504" calcext:value-type="float">
            <text:p>386.4027462635</text:p>
          </table:table-cell>
          <table:table-cell office:value-type="float" office:value="0" calcext:value-type="float">
            <text:p>0</text:p>
          </table:table-cell>
          <table:table-cell office:value-type="float" office:value="408.871358294777" calcext:value-type="float">
            <text:p>408.8713582948</text:p>
          </table:table-cell>
          <table:table-cell office:value-type="float" office:value="413.531609460443" calcext:value-type="float">
            <text:p>413.5316094604</text:p>
          </table:table-cell>
          <table:table-cell office:value-type="float" office:value="413.415904157563" calcext:value-type="float">
            <text:p>413.4159041576</text:p>
          </table:table-cell>
          <table:table-cell office:value-type="float" office:value="397.268740273419" calcext:value-type="float">
            <text:p>397.2687402734</text:p>
          </table:table-cell>
          <table:table-cell office:value-type="float" office:value="442.592515119834" calcext:value-type="float">
            <text:p>442.5925151198</text:p>
          </table:table-cell>
          <table:table-cell office:value-type="float" office:value="384.683551037867" calcext:value-type="float">
            <text:p>384.6835510379</text:p>
          </table:table-cell>
          <table:table-cell office:value-type="float" office:value="0" calcext:value-type="float">
            <text:p>0</text:p>
          </table:table-cell>
          <table:table-cell office:value-type="float" office:value="448.079542421669" calcext:value-type="float">
            <text:p>448.0795424217</text:p>
          </table:table-cell>
          <table:table-cell office:value-type="float" office:value="414.533409183523" calcext:value-type="float">
            <text:p>414.5334091835</text:p>
          </table:table-cell>
          <table:table-cell office:value-type="float" office:value="0" calcext:value-type="float">
            <text:p>0</text:p>
          </table:table-cell>
          <table:table-cell office:value-type="float" office:value="377.231568928085" calcext:value-type="float">
            <text:p>377.2315689281</text:p>
          </table:table-cell>
          <table:table-cell office:value-type="float" office:value="439.753507107444" calcext:value-type="float">
            <text:p>439.7535071074</text:p>
          </table:table-cell>
          <table:table-cell office:value-type="float" office:value="356.050319353757" calcext:value-type="float">
            <text:p>356.0503193538</text:p>
          </table:table-cell>
          <table:table-cell office:value-type="float" office:value="0" calcext:value-type="float">
            <text:p>0</text:p>
          </table:table-cell>
          <table:table-cell office:value-type="float" office:value="430.307922542352" calcext:value-type="float">
            <text:p>430.3079225424</text:p>
          </table:table-cell>
          <table:table-cell office:value-type="float" office:value="0" calcext:value-type="float">
            <text:p>0</text:p>
          </table:table-cell>
          <table:table-cell office:value-type="float" office:value="377.904905445548" calcext:value-type="float">
            <text:p>377.9049054455</text:p>
          </table:table-cell>
          <table:table-cell office:value-type="float" office:value="429.068085357061" calcext:value-type="float">
            <text:p>429.0680853571</text:p>
          </table:table-cell>
          <table:table-cell office:value-type="float" office:value="407.603395738847" calcext:value-type="float">
            <text:p>407.603395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129382076864" calcext:value-type="float">
            <text:p>430.1293820769</text:p>
          </table:table-cell>
          <table:table-cell office:value-type="float" office:value="410.281850403297" calcext:value-type="float">
            <text:p>410.2818504033</text:p>
          </table:table-cell>
          <table:table-cell office:value-type="float" office:value="423.785361790574" calcext:value-type="float">
            <text:p>423.7853617906</text:p>
          </table:table-cell>
          <table:table-cell office:value-type="float" office:value="0" calcext:value-type="float">
            <text:p>0</text:p>
          </table:table-cell>
          <table:table-cell office:value-type="float" office:value="428.040313927768" calcext:value-type="float">
            <text:p>428.0403139278</text:p>
          </table:table-cell>
          <table:table-cell office:value-type="float" office:value="399.137142992402" calcext:value-type="float">
            <text:p>399.1371429924</text:p>
          </table:table-cell>
          <table:table-cell office:value-type="float" office:value="417.974737701153" calcext:value-type="float">
            <text:p>417.9747377012</text:p>
          </table:table-cell>
          <table:table-cell office:value-type="float" office:value="410.336242209427" calcext:value-type="float">
            <text:p>410.3362422094</text:p>
          </table:table-cell>
          <table:table-cell office:value-type="float" office:value="416.026324081662" calcext:value-type="float">
            <text:p>416.0263240817</text:p>
          </table:table-cell>
          <table:table-cell office:value-type="float" office:value="394.291783588217" calcext:value-type="float">
            <text:p>394.2917835882</text:p>
          </table:table-cell>
          <table:table-cell office:value-type="float" office:value="439.695245985509" calcext:value-type="float">
            <text:p>439.6952459855</text:p>
          </table:table-cell>
          <table:table-cell office:value-type="float" office:value="412.594085747894" calcext:value-type="float">
            <text:p>412.5940857479</text:p>
          </table:table-cell>
          <table:table-cell office:value-type="float" office:value="429.058712257948" calcext:value-type="float">
            <text:p>429.0587122579</text:p>
          </table:table-cell>
          <table:table-cell office:value-type="float" office:value="445.320285065358" calcext:value-type="float">
            <text:p>445.3202850654</text:p>
          </table:table-cell>
          <table:table-cell office:value-type="float" office:value="411.591264240746" calcext:value-type="float">
            <text:p>411.5912642407</text:p>
          </table:table-cell>
          <table:table-cell office:value-type="float" office:value="433.24942030437" calcext:value-type="float">
            <text:p>433.2494203044</text:p>
          </table:table-cell>
          <table:table-cell office:value-type="float" office:value="371.679525073343" calcext:value-type="float">
            <text:p>371.6795250733</text:p>
          </table:table-cell>
          <table:table-cell office:value-type="float" office:value="0" calcext:value-type="float">
            <text:p>0</text:p>
          </table:table-cell>
          <table:table-cell office:value-type="float" office:value="397.433797368795" calcext:value-type="float">
            <text:p>397.4337973688</text:p>
          </table:table-cell>
          <table:table-cell office:value-type="float" office:value="429.354619946039" calcext:value-type="float">
            <text:p>429.354619946</text:p>
          </table:table-cell>
          <table:table-cell office:value-type="float" office:value="412.791332879075" calcext:value-type="float">
            <text:p>412.7913328791</text:p>
          </table:table-cell>
          <table:table-cell office:value-type="float" office:value="422.598422373192" calcext:value-type="float">
            <text:p>422.5984223732</text:p>
          </table:table-cell>
        </table:table-row>
        <table:table-row table:style-name="ro1">
          <table:table-cell office:value-type="float" office:value="397.001040535593" calcext:value-type="float">
            <text:p>397.0010405356</text:p>
          </table:table-cell>
          <table:table-cell office:value-type="float" office:value="426.672602275857" calcext:value-type="float">
            <text:p>426.6726022759</text:p>
          </table:table-cell>
          <table:table-cell office:value-type="float" office:value="417.686631061962" calcext:value-type="float">
            <text:p>417.686631062</text:p>
          </table:table-cell>
          <table:table-cell office:value-type="float" office:value="406.541250287476" calcext:value-type="float">
            <text:p>406.5412502875</text:p>
          </table:table-cell>
          <table:table-cell office:value-type="float" office:value="417.820329008344" calcext:value-type="float">
            <text:p>417.8203290083</text:p>
          </table:table-cell>
          <table:table-cell office:value-type="float" office:value="387.148037258223" calcext:value-type="float">
            <text:p>387.1480372582</text:p>
          </table:table-cell>
          <table:table-cell office:value-type="float" office:value="0" calcext:value-type="float">
            <text:p>0</text:p>
          </table:table-cell>
          <table:table-cell office:value-type="float" office:value="409.14533184407" calcext:value-type="float">
            <text:p>409.1453318441</text:p>
          </table:table-cell>
          <table:table-cell office:value-type="float" office:value="423.412622841065" calcext:value-type="float">
            <text:p>423.4126228411</text:p>
          </table:table-cell>
          <table:table-cell office:value-type="float" office:value="428.907685968255" calcext:value-type="float">
            <text:p>428.9076859683</text:p>
          </table:table-cell>
          <table:table-cell office:value-type="float" office:value="399.798100457" calcext:value-type="float">
            <text:p>399.798100457</text:p>
          </table:table-cell>
          <table:table-cell office:value-type="float" office:value="443.280861542333" calcext:value-type="float">
            <text:p>443.2808615423</text:p>
          </table:table-cell>
          <table:table-cell office:value-type="float" office:value="381.012116848224" calcext:value-type="float">
            <text:p>381.0121168482</text:p>
          </table:table-cell>
          <table:table-cell office:value-type="float" office:value="0" calcext:value-type="float">
            <text:p>0</text:p>
          </table:table-cell>
          <table:table-cell office:value-type="float" office:value="449.661295900748" calcext:value-type="float">
            <text:p>449.6612959007</text:p>
          </table:table-cell>
          <table:table-cell office:value-type="float" office:value="419.402862271912" calcext:value-type="float">
            <text:p>419.4028622719</text:p>
          </table:table-cell>
          <table:table-cell office:value-type="float" office:value="0" calcext:value-type="float">
            <text:p>0</text:p>
          </table:table-cell>
          <table:table-cell office:value-type="float" office:value="382.617598750259" calcext:value-type="float">
            <text:p>382.6175987503</text:p>
          </table:table-cell>
          <table:table-cell office:value-type="float" office:value="421.465342579106" calcext:value-type="float">
            <text:p>421.4653425791</text:p>
          </table:table-cell>
          <table:table-cell office:value-type="float" office:value="356.020293967995" calcext:value-type="float">
            <text:p>356.020293968</text:p>
          </table:table-cell>
          <table:table-cell office:value-type="float" office:value="0" calcext:value-type="float">
            <text:p>0</text:p>
          </table:table-cell>
          <table:table-cell office:value-type="float" office:value="442.200388827702" calcext:value-type="float">
            <text:p>442.2003888277</text:p>
          </table:table-cell>
          <table:table-cell office:value-type="float" office:value="0" calcext:value-type="float">
            <text:p>0</text:p>
          </table:table-cell>
          <table:table-cell office:value-type="float" office:value="374.903184010897" calcext:value-type="float">
            <text:p>374.9031840109</text:p>
          </table:table-cell>
          <table:table-cell office:value-type="float" office:value="432.6566908735" calcext:value-type="float">
            <text:p>432.6566908735</text:p>
          </table:table-cell>
          <table:table-cell office:value-type="float" office:value="406.660561597418" calcext:value-type="float">
            <text:p>406.660561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850335697395" calcext:value-type="float">
            <text:p>429.8503356974</text:p>
          </table:table-cell>
          <table:table-cell office:value-type="float" office:value="409.782525942292" calcext:value-type="float">
            <text:p>409.7825259423</text:p>
          </table:table-cell>
          <table:table-cell office:value-type="float" office:value="423.011756879469" calcext:value-type="float">
            <text:p>423.0117568795</text:p>
          </table:table-cell>
          <table:table-cell office:value-type="float" office:value="0" calcext:value-type="float">
            <text:p>0</text:p>
          </table:table-cell>
          <table:table-cell office:value-type="float" office:value="428.838873445075" calcext:value-type="float">
            <text:p>428.8388734451</text:p>
          </table:table-cell>
          <table:table-cell office:value-type="float" office:value="403.070869453591" calcext:value-type="float">
            <text:p>403.0708694536</text:p>
          </table:table-cell>
          <table:table-cell office:value-type="float" office:value="412.658657251782" calcext:value-type="float">
            <text:p>412.6586572518</text:p>
          </table:table-cell>
          <table:table-cell office:value-type="float" office:value="409.261665262302" calcext:value-type="float">
            <text:p>409.2616652623</text:p>
          </table:table-cell>
          <table:table-cell office:value-type="float" office:value="415.138719949442" calcext:value-type="float">
            <text:p>415.1387199494</text:p>
          </table:table-cell>
          <table:table-cell office:value-type="float" office:value="394.291783588217" calcext:value-type="float">
            <text:p>394.2917835882</text:p>
          </table:table-cell>
          <table:table-cell office:value-type="float" office:value="438.773243902016" calcext:value-type="float">
            <text:p>438.773243902</text:p>
          </table:table-cell>
          <table:table-cell office:value-type="float" office:value="413.346715328206" calcext:value-type="float">
            <text:p>413.3467153282</text:p>
          </table:table-cell>
          <table:table-cell office:value-type="float" office:value="429.058712257948" calcext:value-type="float">
            <text:p>429.0587122579</text:p>
          </table:table-cell>
          <table:table-cell office:value-type="float" office:value="446.329484468027" calcext:value-type="float">
            <text:p>446.329484468</text:p>
          </table:table-cell>
          <table:table-cell office:value-type="float" office:value="411.622572865409" calcext:value-type="float">
            <text:p>411.6225728654</text:p>
          </table:table-cell>
          <table:table-cell office:value-type="float" office:value="433.24942030437" calcext:value-type="float">
            <text:p>433.2494203044</text:p>
          </table:table-cell>
          <table:table-cell office:value-type="float" office:value="371.0908639514" calcext:value-type="float">
            <text:p>371.0908639514</text:p>
          </table:table-cell>
          <table:table-cell office:value-type="float" office:value="0" calcext:value-type="float">
            <text:p>0</text:p>
          </table:table-cell>
          <table:table-cell office:value-type="float" office:value="397.873580835403" calcext:value-type="float">
            <text:p>397.8735808354</text:p>
          </table:table-cell>
          <table:table-cell office:value-type="float" office:value="441.943344143919" calcext:value-type="float">
            <text:p>441.9433441439</text:p>
          </table:table-cell>
          <table:table-cell office:value-type="float" office:value="414.740908586397" calcext:value-type="float">
            <text:p>414.7409085864</text:p>
          </table:table-cell>
          <table:table-cell office:value-type="float" office:value="428.021996650358" calcext:value-type="float">
            <text:p>428.0219966504</text:p>
          </table:table-cell>
        </table:table-row>
        <table:table-row table:style-name="ro1">
          <table:table-cell office:value-type="float" office:value="399.008312508638" calcext:value-type="float">
            <text:p>399.0083125086</text:p>
          </table:table-cell>
          <table:table-cell office:value-type="float" office:value="426.034734065406" calcext:value-type="float">
            <text:p>426.0347340654</text:p>
          </table:table-cell>
          <table:table-cell office:value-type="float" office:value="427.510669450261" calcext:value-type="float">
            <text:p>427.5106694503</text:p>
          </table:table-cell>
          <table:table-cell office:value-type="float" office:value="408.357396478353" calcext:value-type="float">
            <text:p>408.3573964784</text:p>
          </table:table-cell>
          <table:table-cell office:value-type="float" office:value="418.196227341912" calcext:value-type="float">
            <text:p>418.1962273419</text:p>
          </table:table-cell>
          <table:table-cell office:value-type="float" office:value="390.908710690035" calcext:value-type="float">
            <text:p>390.90871069</text:p>
          </table:table-cell>
          <table:table-cell office:value-type="float" office:value="0" calcext:value-type="float">
            <text:p>0</text:p>
          </table:table-cell>
          <table:table-cell office:value-type="float" office:value="398.180314287398" calcext:value-type="float">
            <text:p>398.1803142874</text:p>
          </table:table-cell>
          <table:table-cell office:value-type="float" office:value="426.424364195717" calcext:value-type="float">
            <text:p>426.4243641957</text:p>
          </table:table-cell>
          <table:table-cell office:value-type="float" office:value="435.272994400905" calcext:value-type="float">
            <text:p>435.2729944009</text:p>
          </table:table-cell>
          <table:table-cell office:value-type="float" office:value="406.832786721477" calcext:value-type="float">
            <text:p>406.8327867215</text:p>
          </table:table-cell>
          <table:table-cell office:value-type="float" office:value="443.346358883724" calcext:value-type="float">
            <text:p>443.3463588837</text:p>
          </table:table-cell>
          <table:table-cell office:value-type="float" office:value="379.576795857939" calcext:value-type="float">
            <text:p>379.5767958579</text:p>
          </table:table-cell>
          <table:table-cell office:value-type="float" office:value="0" calcext:value-type="float">
            <text:p>0</text:p>
          </table:table-cell>
          <table:table-cell office:value-type="float" office:value="448.724978162745" calcext:value-type="float">
            <text:p>448.7249781627</text:p>
          </table:table-cell>
          <table:table-cell office:value-type="float" office:value="425.755092445694" calcext:value-type="float">
            <text:p>425.7550924457</text:p>
          </table:table-cell>
          <table:table-cell office:value-type="float" office:value="0" calcext:value-type="float">
            <text:p>0</text:p>
          </table:table-cell>
          <table:table-cell office:value-type="float" office:value="392.131578234593" calcext:value-type="float">
            <text:p>392.1315782346</text:p>
          </table:table-cell>
          <table:table-cell office:value-type="float" office:value="420.378275167858" calcext:value-type="float">
            <text:p>420.3782751679</text:p>
          </table:table-cell>
          <table:table-cell office:value-type="float" office:value="363.208202135812" calcext:value-type="float">
            <text:p>363.2082021358</text:p>
          </table:table-cell>
          <table:table-cell office:value-type="float" office:value="0" calcext:value-type="float">
            <text:p>0</text:p>
          </table:table-cell>
          <table:table-cell office:value-type="float" office:value="447.355412719654" calcext:value-type="float">
            <text:p>447.3554127197</text:p>
          </table:table-cell>
          <table:table-cell office:value-type="float" office:value="0" calcext:value-type="float">
            <text:p>0</text:p>
          </table:table-cell>
          <table:table-cell office:value-type="float" office:value="375.77918687029" calcext:value-type="float">
            <text:p>375.7791868703</text:p>
          </table:table-cell>
          <table:table-cell office:value-type="float" office:value="438.971464596414" calcext:value-type="float">
            <text:p>438.9714645964</text:p>
          </table:table-cell>
          <table:table-cell office:value-type="float" office:value="405.218567399187" calcext:value-type="float">
            <text:p>405.218567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659305275469" calcext:value-type="float">
            <text:p>428.6593052755</text:p>
          </table:table-cell>
          <table:table-cell office:value-type="float" office:value="410.914296650932" calcext:value-type="float">
            <text:p>410.9142966509</text:p>
          </table:table-cell>
          <table:table-cell office:value-type="float" office:value="420.928676401208" calcext:value-type="float">
            <text:p>420.9286764012</text:p>
          </table:table-cell>
          <table:table-cell office:value-type="float" office:value="0" calcext:value-type="float">
            <text:p>0</text:p>
          </table:table-cell>
          <table:table-cell office:value-type="float" office:value="429.98212776783" calcext:value-type="float">
            <text:p>429.9821277678</text:p>
          </table:table-cell>
          <table:table-cell office:value-type="float" office:value="401.217576221468" calcext:value-type="float">
            <text:p>401.2175762215</text:p>
          </table:table-cell>
          <table:table-cell office:value-type="float" office:value="413.005406335417" calcext:value-type="float">
            <text:p>413.0054063354</text:p>
          </table:table-cell>
          <table:table-cell office:value-type="float" office:value="418.221591000097" calcext:value-type="float">
            <text:p>418.2215910001</text:p>
          </table:table-cell>
          <table:table-cell office:value-type="float" office:value="415.008733333548" calcext:value-type="float">
            <text:p>415.0087333335</text:p>
          </table:table-cell>
          <table:table-cell office:value-type="float" office:value="394.871905724998" calcext:value-type="float">
            <text:p>394.871905725</text:p>
          </table:table-cell>
          <table:table-cell office:value-type="float" office:value="437.810447942491" calcext:value-type="float">
            <text:p>437.8104479425</text:p>
          </table:table-cell>
          <table:table-cell office:value-type="float" office:value="415.535747840385" calcext:value-type="float">
            <text:p>415.5357478404</text:p>
          </table:table-cell>
          <table:table-cell office:value-type="float" office:value="435.675629777203" calcext:value-type="float">
            <text:p>435.6756297772</text:p>
          </table:table-cell>
          <table:table-cell office:value-type="float" office:value="457.119816887455" calcext:value-type="float">
            <text:p>457.1198168875</text:p>
          </table:table-cell>
          <table:table-cell office:value-type="float" office:value="422.441089653105" calcext:value-type="float">
            <text:p>422.4410896531</text:p>
          </table:table-cell>
          <table:table-cell office:value-type="float" office:value="433.24942030437" calcext:value-type="float">
            <text:p>433.2494203044</text:p>
          </table:table-cell>
          <table:table-cell office:value-type="float" office:value="370.163949361606" calcext:value-type="float">
            <text:p>370.1639493616</text:p>
          </table:table-cell>
          <table:table-cell office:value-type="float" office:value="0" calcext:value-type="float">
            <text:p>0</text:p>
          </table:table-cell>
          <table:table-cell office:value-type="float" office:value="402.957402029224" calcext:value-type="float">
            <text:p>402.9574020292</text:p>
          </table:table-cell>
          <table:table-cell office:value-type="float" office:value="442.589784803161" calcext:value-type="float">
            <text:p>442.5897848032</text:p>
          </table:table-cell>
          <table:table-cell office:value-type="float" office:value="415.10742329014" calcext:value-type="float">
            <text:p>415.1074232901</text:p>
          </table:table-cell>
          <table:table-cell office:value-type="float" office:value="425.758006804343" calcext:value-type="float">
            <text:p>425.7580068043</text:p>
          </table:table-cell>
        </table:table-row>
        <table:table-row table:style-name="ro1">
          <table:table-cell office:value-type="float" office:value="400.85350844512" calcext:value-type="float">
            <text:p>400.8535084451</text:p>
          </table:table-cell>
          <table:table-cell office:value-type="float" office:value="429.72780748727" calcext:value-type="float">
            <text:p>429.7278074873</text:p>
          </table:table-cell>
          <table:table-cell office:value-type="float" office:value="432.107402239666" calcext:value-type="float">
            <text:p>432.1074022397</text:p>
          </table:table-cell>
          <table:table-cell office:value-type="float" office:value="414.499006735121" calcext:value-type="float">
            <text:p>414.4990067351</text:p>
          </table:table-cell>
          <table:table-cell office:value-type="float" office:value="415.251768824645" calcext:value-type="float">
            <text:p>415.2517688246</text:p>
          </table:table-cell>
          <table:table-cell office:value-type="float" office:value="390.914909146316" calcext:value-type="float">
            <text:p>390.9149091463</text:p>
          </table:table-cell>
          <table:table-cell office:value-type="float" office:value="0" calcext:value-type="float">
            <text:p>0</text:p>
          </table:table-cell>
          <table:table-cell office:value-type="float" office:value="391.970189315966" calcext:value-type="float">
            <text:p>391.970189316</text:p>
          </table:table-cell>
          <table:table-cell office:value-type="float" office:value="429.391097488939" calcext:value-type="float">
            <text:p>429.3910974889</text:p>
          </table:table-cell>
          <table:table-cell office:value-type="float" office:value="435.980964798661" calcext:value-type="float">
            <text:p>435.9809647987</text:p>
          </table:table-cell>
          <table:table-cell office:value-type="float" office:value="408.730201238403" calcext:value-type="float">
            <text:p>408.7302012384</text:p>
          </table:table-cell>
          <table:table-cell office:value-type="float" office:value="444.204826396797" calcext:value-type="float">
            <text:p>444.2048263968</text:p>
          </table:table-cell>
          <table:table-cell office:value-type="float" office:value="381.941605197085" calcext:value-type="float">
            <text:p>381.9416051971</text:p>
          </table:table-cell>
          <table:table-cell office:value-type="float" office:value="0" calcext:value-type="float">
            <text:p>0</text:p>
          </table:table-cell>
          <table:table-cell office:value-type="float" office:value="447.373540011638" calcext:value-type="float">
            <text:p>447.3735400116</text:p>
          </table:table-cell>
          <table:table-cell office:value-type="float" office:value="426.778808087048" calcext:value-type="float">
            <text:p>426.778808087</text:p>
          </table:table-cell>
          <table:table-cell office:value-type="float" office:value="0" calcext:value-type="float">
            <text:p>0</text:p>
          </table:table-cell>
          <table:table-cell office:value-type="float" office:value="402.54151723201" calcext:value-type="float">
            <text:p>402.541517232</text:p>
          </table:table-cell>
          <table:table-cell office:value-type="float" office:value="428.875087297687" calcext:value-type="float">
            <text:p>428.8750872977</text:p>
          </table:table-cell>
          <table:table-cell office:value-type="float" office:value="363.117741557415" calcext:value-type="float">
            <text:p>363.1177415574</text:p>
          </table:table-cell>
          <table:table-cell office:value-type="float" office:value="0" calcext:value-type="float">
            <text:p>0</text:p>
          </table:table-cell>
          <table:table-cell office:value-type="float" office:value="447.92291613354" calcext:value-type="float">
            <text:p>447.9229161335</text:p>
          </table:table-cell>
          <table:table-cell office:value-type="float" office:value="0" calcext:value-type="float">
            <text:p>0</text:p>
          </table:table-cell>
          <table:table-cell office:value-type="float" office:value="376.204244137702" calcext:value-type="float">
            <text:p>376.2042441377</text:p>
          </table:table-cell>
          <table:table-cell office:value-type="float" office:value="441.542487235408" calcext:value-type="float">
            <text:p>441.5424872354</text:p>
          </table:table-cell>
          <table:table-cell office:value-type="float" office:value="421.904092257715" calcext:value-type="float">
            <text:p>421.904092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6166399669" calcext:value-type="float">
            <text:p>428.6166399669</text:p>
          </table:table-cell>
          <table:table-cell office:value-type="float" office:value="432.503056900063" calcext:value-type="float">
            <text:p>432.5030569001</text:p>
          </table:table-cell>
          <table:table-cell office:value-type="float" office:value="425.796009807041" calcext:value-type="float">
            <text:p>425.796009807</text:p>
          </table:table-cell>
          <table:table-cell office:value-type="float" office:value="0" calcext:value-type="float">
            <text:p>0</text:p>
          </table:table-cell>
          <table:table-cell office:value-type="float" office:value="431.940517274694" calcext:value-type="float">
            <text:p>431.9405172747</text:p>
          </table:table-cell>
          <table:table-cell office:value-type="float" office:value="396.333118059584" calcext:value-type="float">
            <text:p>396.3331180596</text:p>
          </table:table-cell>
          <table:table-cell office:value-type="float" office:value="417.187694628516" calcext:value-type="float">
            <text:p>417.1876946285</text:p>
          </table:table-cell>
          <table:table-cell office:value-type="float" office:value="427.172347811985" calcext:value-type="float">
            <text:p>427.172347812</text:p>
          </table:table-cell>
          <table:table-cell office:value-type="float" office:value="409.278642270649" calcext:value-type="float">
            <text:p>409.2786422706</text:p>
          </table:table-cell>
          <table:table-cell office:value-type="float" office:value="394.907020476185" calcext:value-type="float">
            <text:p>394.9070204762</text:p>
          </table:table-cell>
          <table:table-cell office:value-type="float" office:value="438.787336951011" calcext:value-type="float">
            <text:p>438.787336951</text:p>
          </table:table-cell>
          <table:table-cell office:value-type="float" office:value="416.218259092057" calcext:value-type="float">
            <text:p>416.2182590921</text:p>
          </table:table-cell>
          <table:table-cell office:value-type="float" office:value="451.328270479805" calcext:value-type="float">
            <text:p>451.3282704798</text:p>
          </table:table-cell>
          <table:table-cell office:value-type="float" office:value="458.368238085748" calcext:value-type="float">
            <text:p>458.3682380857</text:p>
          </table:table-cell>
          <table:table-cell office:value-type="float" office:value="424.4813228726" calcext:value-type="float">
            <text:p>424.4813228726</text:p>
          </table:table-cell>
          <table:table-cell office:value-type="float" office:value="433.487535377793" calcext:value-type="float">
            <text:p>433.4875353778</text:p>
          </table:table-cell>
          <table:table-cell office:value-type="float" office:value="368.302820782754" calcext:value-type="float">
            <text:p>368.3028207828</text:p>
          </table:table-cell>
          <table:table-cell office:value-type="float" office:value="0" calcext:value-type="float">
            <text:p>0</text:p>
          </table:table-cell>
          <table:table-cell office:value-type="float" office:value="405.082518202127" calcext:value-type="float">
            <text:p>405.0825182021</text:p>
          </table:table-cell>
          <table:table-cell office:value-type="float" office:value="442.742650143503" calcext:value-type="float">
            <text:p>442.7426501435</text:p>
          </table:table-cell>
          <table:table-cell office:value-type="float" office:value="415.145279554962" calcext:value-type="float">
            <text:p>415.145279555</text:p>
          </table:table-cell>
          <table:table-cell office:value-type="float" office:value="426.329249312971" calcext:value-type="float">
            <text:p>426.329249313</text:p>
          </table:table-cell>
        </table:table-row>
        <table:table-row table:style-name="ro1">
          <table:table-cell office:value-type="float" office:value="401.574040871575" calcext:value-type="float">
            <text:p>401.5740408716</text:p>
          </table:table-cell>
          <table:table-cell office:value-type="float" office:value="431.321239072546" calcext:value-type="float">
            <text:p>431.3212390725</text:p>
          </table:table-cell>
          <table:table-cell office:value-type="float" office:value="433.152015260993" calcext:value-type="float">
            <text:p>433.152015261</text:p>
          </table:table-cell>
          <table:table-cell office:value-type="float" office:value="416.091823577736" calcext:value-type="float">
            <text:p>416.0918235777</text:p>
          </table:table-cell>
          <table:table-cell office:value-type="float" office:value="417.234467835237" calcext:value-type="float">
            <text:p>417.2344678352</text:p>
          </table:table-cell>
          <table:table-cell office:value-type="float" office:value="401.914618428845" calcext:value-type="float">
            <text:p>401.9146184288</text:p>
          </table:table-cell>
          <table:table-cell office:value-type="float" office:value="0" calcext:value-type="float">
            <text:p>0</text:p>
          </table:table-cell>
          <table:table-cell office:value-type="float" office:value="393.545500870329" calcext:value-type="float">
            <text:p>393.5455008703</text:p>
          </table:table-cell>
          <table:table-cell office:value-type="float" office:value="440.8830430075" calcext:value-type="float">
            <text:p>440.8830430075</text:p>
          </table:table-cell>
          <table:table-cell office:value-type="float" office:value="435.942885680676" calcext:value-type="float">
            <text:p>435.9428856807</text:p>
          </table:table-cell>
          <table:table-cell office:value-type="float" office:value="409.484968514288" calcext:value-type="float">
            <text:p>409.4849685143</text:p>
          </table:table-cell>
          <table:table-cell office:value-type="float" office:value="444.196759217954" calcext:value-type="float">
            <text:p>444.196759218</text:p>
          </table:table-cell>
          <table:table-cell office:value-type="float" office:value="381.77260688032" calcext:value-type="float">
            <text:p>381.7726068803</text:p>
          </table:table-cell>
          <table:table-cell office:value-type="float" office:value="0" calcext:value-type="float">
            <text:p>0</text:p>
          </table:table-cell>
          <table:table-cell office:value-type="float" office:value="449.867159453164" calcext:value-type="float">
            <text:p>449.8671594532</text:p>
          </table:table-cell>
          <table:table-cell office:value-type="float" office:value="414.429698707623" calcext:value-type="float">
            <text:p>414.4296987076</text:p>
          </table:table-cell>
          <table:table-cell office:value-type="float" office:value="0" calcext:value-type="float">
            <text:p>0</text:p>
          </table:table-cell>
          <table:table-cell office:value-type="float" office:value="408.782294429693" calcext:value-type="float">
            <text:p>408.7822944297</text:p>
          </table:table-cell>
          <table:table-cell office:value-type="float" office:value="431.113218915059" calcext:value-type="float">
            <text:p>431.1132189151</text:p>
          </table:table-cell>
          <table:table-cell office:value-type="float" office:value="363.214069442581" calcext:value-type="float">
            <text:p>363.2140694426</text:p>
          </table:table-cell>
          <table:table-cell office:value-type="float" office:value="0" calcext:value-type="float">
            <text:p>0</text:p>
          </table:table-cell>
          <table:table-cell office:value-type="float" office:value="448.653195209211" calcext:value-type="float">
            <text:p>448.6531952092</text:p>
          </table:table-cell>
          <table:table-cell office:value-type="float" office:value="0" calcext:value-type="float">
            <text:p>0</text:p>
          </table:table-cell>
          <table:table-cell office:value-type="float" office:value="376.218476270876" calcext:value-type="float">
            <text:p>376.2184762709</text:p>
          </table:table-cell>
          <table:table-cell office:value-type="float" office:value="443.3349528994" calcext:value-type="float">
            <text:p>443.3349528994</text:p>
          </table:table-cell>
          <table:table-cell office:value-type="float" office:value="433.086218946001" calcext:value-type="float">
            <text:p>433.08621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78081930847" calcext:value-type="float">
            <text:p>425.7808193085</text:p>
          </table:table-cell>
          <table:table-cell office:value-type="float" office:value="439.899525888601" calcext:value-type="float">
            <text:p>439.8995258886</text:p>
          </table:table-cell>
          <table:table-cell office:value-type="float" office:value="427.080314030737" calcext:value-type="float">
            <text:p>427.0803140307</text:p>
          </table:table-cell>
          <table:table-cell office:value-type="float" office:value="0" calcext:value-type="float">
            <text:p>0</text:p>
          </table:table-cell>
          <table:table-cell office:value-type="float" office:value="431.940517274694" calcext:value-type="float">
            <text:p>431.9405172747</text:p>
          </table:table-cell>
          <table:table-cell office:value-type="float" office:value="394.028601267376" calcext:value-type="float">
            <text:p>394.0286012674</text:p>
          </table:table-cell>
          <table:table-cell office:value-type="float" office:value="415.770233940927" calcext:value-type="float">
            <text:p>415.7702339409</text:p>
          </table:table-cell>
          <table:table-cell office:value-type="float" office:value="424.53204421873" calcext:value-type="float">
            <text:p>424.5320442187</text:p>
          </table:table-cell>
          <table:table-cell office:value-type="float" office:value="419.0716865356" calcext:value-type="float">
            <text:p>419.0716865356</text:p>
          </table:table-cell>
          <table:table-cell office:value-type="float" office:value="402.069902305043" calcext:value-type="float">
            <text:p>402.069902305</text:p>
          </table:table-cell>
          <table:table-cell office:value-type="float" office:value="438.213768718305" calcext:value-type="float">
            <text:p>438.2137687183</text:p>
          </table:table-cell>
          <table:table-cell office:value-type="float" office:value="414.946662468229" calcext:value-type="float">
            <text:p>414.9466624682</text:p>
          </table:table-cell>
          <table:table-cell office:value-type="float" office:value="452.71759898528" calcext:value-type="float">
            <text:p>452.7175989853</text:p>
          </table:table-cell>
          <table:table-cell office:value-type="float" office:value="461.426710823863" calcext:value-type="float">
            <text:p>461.4267108239</text:p>
          </table:table-cell>
          <table:table-cell office:value-type="float" office:value="431.327250970787" calcext:value-type="float">
            <text:p>431.3272509708</text:p>
          </table:table-cell>
          <table:table-cell office:value-type="float" office:value="432.205687416985" calcext:value-type="float">
            <text:p>432.205687417</text:p>
          </table:table-cell>
          <table:table-cell office:value-type="float" office:value="370.107888535781" calcext:value-type="float">
            <text:p>370.1078885358</text:p>
          </table:table-cell>
          <table:table-cell office:value-type="float" office:value="0" calcext:value-type="float">
            <text:p>0</text:p>
          </table:table-cell>
          <table:table-cell office:value-type="float" office:value="404.631592670065" calcext:value-type="float">
            <text:p>404.6315926701</text:p>
          </table:table-cell>
          <table:table-cell office:value-type="float" office:value="442.978190846044" calcext:value-type="float">
            <text:p>442.978190846</text:p>
          </table:table-cell>
          <table:table-cell office:value-type="float" office:value="416.890880712741" calcext:value-type="float">
            <text:p>416.8908807127</text:p>
          </table:table-cell>
          <table:table-cell office:value-type="float" office:value="426.100558645238" calcext:value-type="float">
            <text:p>426.1005586452</text:p>
          </table:table-cell>
        </table:table-row>
        <table:table-row table:style-name="ro1">
          <table:table-cell office:value-type="float" office:value="402.89389526945" calcext:value-type="float">
            <text:p>402.8938952695</text:p>
          </table:table-cell>
          <table:table-cell office:value-type="float" office:value="0" calcext:value-type="float">
            <text:p>0</text:p>
          </table:table-cell>
          <table:table-cell office:value-type="float" office:value="435.684191865163" calcext:value-type="float">
            <text:p>435.6841918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.525721995194" calcext:value-type="float">
            <text:p>397.525721995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37.453441681964" calcext:value-type="float">
            <text:p>437.453441682</text:p>
          </table:table-cell>
          <table:table-cell office:value-type="float" office:value="435.668125564238" calcext:value-type="float">
            <text:p>435.6681255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910648055271" calcext:value-type="float">
            <text:p>417.9106480553</text:p>
          </table:table-cell>
          <table:table-cell office:value-type="float" office:value="413.997244155676" calcext:value-type="float">
            <text:p>413.9972441557</text:p>
          </table:table-cell>
          <table:table-cell office:value-type="float" office:value="0" calcext:value-type="float">
            <text:p>0</text:p>
          </table:table-cell>
          <table:table-cell office:value-type="float" office:value="420.646761489895" calcext:value-type="float">
            <text:p>420.6467614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212197173484" calcext:value-type="float">
            <text:p>454.212197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858753911669" calcext:value-type="float">
            <text:p>436.8587539117</text:p>
          </table:table-cell>
          <table:table-cell office:value-type="float" office:value="370.107888535781" calcext:value-type="float">
            <text:p>370.10788853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.94422360359" calcext:value-type="float">
            <text:p>427.9442236036</text:p>
          </table:table-cell>
        </table:table-row>
        <table:table-row table:style-name="ro1">
          <table:table-cell office:value-type="float" office:value="406.664560123175" calcext:value-type="float">
            <text:p>406.6645601232</text:p>
          </table:table-cell>
          <table:table-cell office:value-type="float" office:value="0" calcext:value-type="float">
            <text:p>0</text:p>
          </table:table-cell>
          <table:table-cell office:value-type="float" office:value="436.355336625967" calcext:value-type="float">
            <text:p>436.3553366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.957657037408" calcext:value-type="float">
            <text:p>384.957657037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45.91006944539" calcext:value-type="float">
            <text:p>445.9100694454</text:p>
          </table:table-cell>
          <table:table-cell office:value-type="float" office:value="436.98334455733" calcext:value-type="float">
            <text:p>436.9833445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.265062437803" calcext:value-type="float">
            <text:p>423.2650624378</text:p>
          </table:table-cell>
          <table:table-cell office:value-type="float" office:value="414.754435014498" calcext:value-type="float">
            <text:p>414.7544350145</text:p>
          </table:table-cell>
          <table:table-cell office:value-type="float" office:value="0" calcext:value-type="float">
            <text:p>0</text:p>
          </table:table-cell>
          <table:table-cell office:value-type="float" office:value="419.952947664988" calcext:value-type="float">
            <text:p>419.952947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045592719795" calcext:value-type="float">
            <text:p>454.045592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368846124474" calcext:value-type="float">
            <text:p>438.3688461245</text:p>
          </table:table-cell>
          <table:table-cell office:value-type="float" office:value="369.703523831904" calcext:value-type="float">
            <text:p>369.7035238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.958367783864" calcext:value-type="float">
            <text:p>427.9583677839</text:p>
          </table:table-cell>
        </table:table-row>
        <table:table-row table:style-name="ro1">
          <table:table-cell office:value-type="float" office:value="407.307851501039" calcext:value-type="float">
            <text:p>407.307851501</text:p>
          </table:table-cell>
          <table:table-cell office:value-type="float" office:value="0" calcext:value-type="float">
            <text:p>0</text:p>
          </table:table-cell>
          <table:table-cell office:value-type="float" office:value="439.134449675995" calcext:value-type="float">
            <text:p>439.134449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.930429670012" calcext:value-type="float">
            <text:p>382.9304296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46.216639096187" calcext:value-type="float">
            <text:p>446.2166390962</text:p>
          </table:table-cell>
          <table:table-cell office:value-type="float" office:value="443.685256552701" calcext:value-type="float">
            <text:p>443.6852565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.090272655963" calcext:value-type="float">
            <text:p>418.090272656</text:p>
          </table:table-cell>
          <table:table-cell office:value-type="float" office:value="411.503226103084" calcext:value-type="float">
            <text:p>411.5032261031</text:p>
          </table:table-cell>
          <table:table-cell office:value-type="float" office:value="0" calcext:value-type="float">
            <text:p>0</text:p>
          </table:table-cell>
          <table:table-cell office:value-type="float" office:value="427.376327449908" calcext:value-type="float">
            <text:p>427.3763274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045592719795" calcext:value-type="float">
            <text:p>454.045592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877249631506" calcext:value-type="float">
            <text:p>436.8772496315</text:p>
          </table:table-cell>
          <table:table-cell office:value-type="float" office:value="369.703523831904" calcext:value-type="float">
            <text:p>369.7035238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.233432408791" calcext:value-type="float">
            <text:p>428.2334324088</text:p>
          </table:table-cell>
        </table:table-row>
        <table:table-row table:style-name="ro1">
          <table:table-cell office:value-type="float" office:value="407.307851501041" calcext:value-type="float">
            <text:p>407.307851501</text:p>
          </table:table-cell>
          <table:table-cell office:value-type="float" office:value="0" calcext:value-type="float">
            <text:p>0</text:p>
          </table:table-cell>
          <table:table-cell office:value-type="float" office:value="442.973787716278" calcext:value-type="float">
            <text:p>442.9737877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.465483341894" calcext:value-type="float">
            <text:p>388.465483341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52.841889790524" calcext:value-type="float">
            <text:p>452.8418897905</text:p>
          </table:table-cell>
          <table:table-cell office:value-type="float" office:value="445.970362173037" calcext:value-type="float">
            <text:p>445.970362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.764102950194" calcext:value-type="float">
            <text:p>423.7641029502</text:p>
          </table:table-cell>
          <table:table-cell office:value-type="float" office:value="421.356014806452" calcext:value-type="float">
            <text:p>421.3560148065</text:p>
          </table:table-cell>
          <table:table-cell office:value-type="float" office:value="0" calcext:value-type="float">
            <text:p>0</text:p>
          </table:table-cell>
          <table:table-cell office:value-type="float" office:value="439.081085921634" calcext:value-type="float">
            <text:p>439.081085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.26939976033" calcext:value-type="float">
            <text:p>461.269399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31423360944" calcext:value-type="float">
            <text:p>436.3142336094</text:p>
          </table:table-cell>
          <table:table-cell office:value-type="float" office:value="369.247410819908" calcext:value-type="float">
            <text:p>369.2474108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.233432408791" calcext:value-type="float">
            <text:p>428.2334324088</text:p>
          </table:table-cell>
        </table:table-row>
        <table:table-row table:style-name="ro1">
          <table:table-cell office:value-type="float" office:value="407.351133557405" calcext:value-type="float">
            <text:p>407.3511335574</text:p>
          </table:table-cell>
          <table:table-cell office:value-type="float" office:value="0" calcext:value-type="float">
            <text:p>0</text:p>
          </table:table-cell>
          <table:table-cell office:value-type="float" office:value="452.105911793284" calcext:value-type="float">
            <text:p>452.1059117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.917243111182" calcext:value-type="float">
            <text:p>392.917243111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4.4493572114" calcext:value-type="float">
            <text:p>464.4493572114</text:p>
          </table:table-cell>
          <table:table-cell office:value-type="float" office:value="442.578564601456" calcext:value-type="float">
            <text:p>442.5785646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702810705499" calcext:value-type="float">
            <text:p>427.7028107055</text:p>
          </table:table-cell>
          <table:table-cell office:value-type="float" office:value="430.71374599904" calcext:value-type="float">
            <text:p>430.713745999</text:p>
          </table:table-cell>
          <table:table-cell office:value-type="float" office:value="0" calcext:value-type="float">
            <text:p>0</text:p>
          </table:table-cell>
          <table:table-cell office:value-type="float" office:value="442.885171390146" calcext:value-type="float">
            <text:p>442.8851713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.63332604483" calcext:value-type="float">
            <text:p>458.633326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308441225545" calcext:value-type="float">
            <text:p>436.3084412255</text:p>
          </table:table-cell>
          <table:table-cell office:value-type="float" office:value="368.53943349951" calcext:value-type="float">
            <text:p>368.5394334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5.668843406889" calcext:value-type="float">
            <text:p>435.6688434069</text:p>
          </table:table-cell>
        </table:table-row>
        <table:table-row table:style-name="ro1">
          <table:table-cell office:value-type="float" office:value="402.230611719675" calcext:value-type="float">
            <text:p>402.2306117197</text:p>
          </table:table-cell>
          <table:table-cell office:value-type="float" office:value="0" calcext:value-type="float">
            <text:p>0</text:p>
          </table:table-cell>
          <table:table-cell office:value-type="float" office:value="456.857770007061" calcext:value-type="float">
            <text:p>456.8577700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.256311633094" calcext:value-type="float">
            <text:p>397.256311633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4.868323535287" calcext:value-type="float">
            <text:p>464.8683235353</text:p>
          </table:table-cell>
          <table:table-cell office:value-type="float" office:value="437.966338011866" calcext:value-type="float">
            <text:p>437.9663380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.993917455234" calcext:value-type="float">
            <text:p>429.9939174552</text:p>
          </table:table-cell>
          <table:table-cell office:value-type="float" office:value="430.155212455902" calcext:value-type="float">
            <text:p>430.1552124559</text:p>
          </table:table-cell>
          <table:table-cell office:value-type="float" office:value="0" calcext:value-type="float">
            <text:p>0</text:p>
          </table:table-cell>
          <table:table-cell office:value-type="float" office:value="453.318087592312" calcext:value-type="float">
            <text:p>453.318087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.055132111423" calcext:value-type="float">
            <text:p>473.055132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453615266034" calcext:value-type="float">
            <text:p>435.453615266</text:p>
          </table:table-cell>
          <table:table-cell office:value-type="float" office:value="369.081509461144" calcext:value-type="float">
            <text:p>369.0815094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3.284627871076" calcext:value-type="float">
            <text:p>443.2846278711</text:p>
          </table:table-cell>
        </table:table-row>
        <table:table-row table:style-name="ro1">
          <table:table-cell office:value-type="float" office:value="409.201453264305" calcext:value-type="float">
            <text:p>409.2014532643</text:p>
          </table:table-cell>
          <table:table-cell office:value-type="float" office:value="0" calcext:value-type="float">
            <text:p>0</text:p>
          </table:table-cell>
          <table:table-cell office:value-type="float" office:value="456.857770007061" calcext:value-type="float">
            <text:p>456.8577700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.585180836676" calcext:value-type="float">
            <text:p>400.585180836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4.868323535287" calcext:value-type="float">
            <text:p>464.8683235353</text:p>
          </table:table-cell>
          <table:table-cell office:value-type="float" office:value="442.481829129899" calcext:value-type="float">
            <text:p>442.4818291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.58928675861" calcext:value-type="float">
            <text:p>431.5892867586</text:p>
          </table:table-cell>
          <table:table-cell office:value-type="float" office:value="427.368549457959" calcext:value-type="float">
            <text:p>427.368549458</text:p>
          </table:table-cell>
          <table:table-cell office:value-type="float" office:value="0" calcext:value-type="float">
            <text:p>0</text:p>
          </table:table-cell>
          <table:table-cell office:value-type="float" office:value="457.140675992304" calcext:value-type="float">
            <text:p>457.1406759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.01267336747" calcext:value-type="float">
            <text:p>478.0126733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.93975679664" calcext:value-type="float">
            <text:p>437.9397567966</text:p>
          </table:table-cell>
          <table:table-cell office:value-type="float" office:value="368.550621010272" calcext:value-type="float">
            <text:p>368.5506210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.468030279025" calcext:value-type="float">
            <text:p>450.46803027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0.289647865574" calcext:value-type="float">
            <text:p>400.289647865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52.772094758639" calcext:value-type="float">
            <text:p>452.772094758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4.135846184242" calcext:value-type="float">
            <text:p>404.135846184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52.938775397792" calcext:value-type="float">
            <text:p>452.938775397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4.458932514973" calcext:value-type="float">
            <text:p>404.458932515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57.69509368651" calcext:value-type="float">
            <text:p>457.695093686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6.36061938707" calcext:value-type="float">
            <text:p>406.360619387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60.653696868117" calcext:value-type="float">
            <text:p>460.653696868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6.762231767246" calcext:value-type="float">
            <text:p>406.762231767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60.653705917958" calcext:value-type="float">
            <text:p>460.65370591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6.026222657501" calcext:value-type="float">
            <text:p>406.0262226575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59.424419722258" calcext:value-type="float">
            <text:p>459.424419722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05.582837760935" calcext:value-type="float">
            <text:p>405.582837760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66.125684258239" calcext:value-type="float">
            <text:p>466.1256842582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MCT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70 budget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float" office:value="70" calcext:value-type="float">
            <text:p>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70" table:default-cell-style-name="Default"/>
        <table:table-row table:style-name="ro1">
          <table:table-cell table:number-columns-repeated="70"/>
        </table:table-row>
        <table:table-row table:style-name="ro1">
          <table:table-cell office:value-type="float" office:value="347.428200212774" calcext:value-type="float">
            <text:p>347.4282002128</text:p>
          </table:table-cell>
          <table:table-cell office:value-type="float" office:value="337.292000201877" calcext:value-type="float">
            <text:p>337.2920002019</text:p>
          </table:table-cell>
          <table:table-cell office:value-type="float" office:value="346.865012252417" calcext:value-type="float">
            <text:p>346.8650122524</text:p>
          </table:table-cell>
          <table:table-cell office:value-type="float" office:value="340.352932756156" calcext:value-type="float">
            <text:p>340.3529327562</text:p>
          </table:table-cell>
          <table:table-cell office:value-type="float" office:value="343.500905101024" calcext:value-type="float">
            <text:p>343.500905101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5.600329320705" calcext:value-type="float">
            <text:p>345.6003293207</text:p>
          </table:table-cell>
          <table:table-cell office:value-type="float" office:value="343.600050607573" calcext:value-type="float">
            <text:p>343.6000506076</text:p>
          </table:table-cell>
          <table:table-cell office:value-type="float" office:value="376.990618736681" calcext:value-type="float">
            <text:p>376.9906187367</text:p>
          </table:table-cell>
          <table:table-cell office:value-type="float" office:value="348.27660975032" calcext:value-type="float">
            <text:p>348.2766097503</text:p>
          </table:table-cell>
          <table:table-cell office:value-type="float" office:value="369.102529252072" calcext:value-type="float">
            <text:p>369.1025292521</text:p>
          </table:table-cell>
          <table:table-cell office:value-type="float" office:value="353.976425952638" calcext:value-type="float">
            <text:p>353.9764259526</text:p>
          </table:table-cell>
          <table:table-cell office:value-type="float" office:value="351.286810751065" calcext:value-type="float">
            <text:p>351.2868107511</text:p>
          </table:table-cell>
          <table:table-cell office:value-type="float" office:value="354.015728715561" calcext:value-type="float">
            <text:p>354.0157287156</text:p>
          </table:table-cell>
          <table:table-cell office:value-type="float" office:value="342.722470073138" calcext:value-type="float">
            <text:p>342.7224700731</text:p>
          </table:table-cell>
          <table:table-cell office:value-type="float" office:value="339.941068322965" calcext:value-type="float">
            <text:p>339.941068323</text:p>
          </table:table-cell>
          <table:table-cell office:value-type="float" office:value="342.107110617641" calcext:value-type="float">
            <text:p>342.1071106176</text:p>
          </table:table-cell>
          <table:table-cell office:value-type="float" office:value="364.247121934134" calcext:value-type="float">
            <text:p>364.2471219341</text:p>
          </table:table-cell>
          <table:table-cell office:value-type="float" office:value="342.520737809859" calcext:value-type="float">
            <text:p>342.5207378099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34.27637880907" calcext:value-type="float">
            <text:p>334.2763788091</text:p>
          </table:table-cell>
          <table:table-cell office:value-type="float" office:value="360.290738014406" calcext:value-type="float">
            <text:p>360.2907380144</text:p>
          </table:table-cell>
          <table:table-cell office:value-type="float" office:value="347.640645520953" calcext:value-type="float">
            <text:p>347.640645521</text:p>
          </table:table-cell>
          <table:table-cell office:value-type="float" office:value="335.120925002982" calcext:value-type="float">
            <text:p>335.120925003</text:p>
          </table:table-cell>
          <table:table-cell office:value-type="float" office:value="357.095136356567" calcext:value-type="float">
            <text:p>357.0951363566</text:p>
          </table:table-cell>
          <table:table-cell office:value-type="float" office:value="350.496744630096" calcext:value-type="float">
            <text:p>350.4967446301</text:p>
          </table:table-cell>
          <table:table-cell office:value-type="float" office:value="348.445154378218" calcext:value-type="float">
            <text:p>348.4451543782</text:p>
          </table:table-cell>
          <table:table-cell office:value-type="float" office:value="358.432108262173" calcext:value-type="float">
            <text:p>358.4321082622</text:p>
          </table:table-cell>
          <table:table-cell office:value-type="float" office:value="367.640558604643" calcext:value-type="float">
            <text:p>367.6405586046</text:p>
          </table:table-cell>
          <table:table-cell office:value-type="float" office:value="348.630072653815" calcext:value-type="float">
            <text:p>348.6300726538</text:p>
          </table:table-cell>
          <table:table-cell office:value-type="float" office:value="346.718299747574" calcext:value-type="float">
            <text:p>346.7182997476</text:p>
          </table:table-cell>
          <table:table-cell office:value-type="float" office:value="355.889398569768" calcext:value-type="float">
            <text:p>355.8893985698</text:p>
          </table:table-cell>
          <table:table-cell office:value-type="float" office:value="345.760590983941" calcext:value-type="float">
            <text:p>345.7605909839</text:p>
          </table:table-cell>
          <table:table-cell office:value-type="float" office:value="356.086691109577" calcext:value-type="float">
            <text:p>356.0866911096</text:p>
          </table:table-cell>
          <table:table-cell office:value-type="float" office:value="351.210509737592" calcext:value-type="float">
            <text:p>351.2105097376</text:p>
          </table:table-cell>
          <table:table-cell office:value-type="float" office:value="373.285764637894" calcext:value-type="float">
            <text:p>373.2857646379</text:p>
          </table:table-cell>
          <table:table-cell office:value-type="float" office:value="353.163598992161" calcext:value-type="float">
            <text:p>353.1635989922</text:p>
          </table:table-cell>
          <table:table-cell office:value-type="float" office:value="333.854973360745" calcext:value-type="float">
            <text:p>333.8549733607</text:p>
          </table:table-cell>
          <table:table-cell office:value-type="float" office:value="325.655996206533" calcext:value-type="float">
            <text:p>325.6559962065</text:p>
          </table:table-cell>
          <table:table-cell office:value-type="float" office:value="353.098171876537" calcext:value-type="float">
            <text:p>353.0981718765</text:p>
          </table:table-cell>
          <table:table-cell office:value-type="float" office:value="349.926318178673" calcext:value-type="float">
            <text:p>349.9263181787</text:p>
          </table:table-cell>
          <table:table-cell office:value-type="float" office:value="347.847332953058" calcext:value-type="float">
            <text:p>347.8473329531</text:p>
          </table:table-cell>
          <table:table-cell office:value-type="float" office:value="345.816890079411" calcext:value-type="float">
            <text:p>345.8168900794</text:p>
          </table:table-cell>
          <table:table-cell office:value-type="float" office:value="347.259317342559" calcext:value-type="float">
            <text:p>347.2593173426</text:p>
          </table:table-cell>
          <table:table-cell office:value-type="float" office:value="367.47582158602" calcext:value-type="float">
            <text:p>367.475821586</text:p>
          </table:table-cell>
          <table:table-cell office:value-type="float" office:value="353.805266985997" calcext:value-type="float">
            <text:p>353.805266986</text:p>
          </table:table-cell>
          <table:table-cell office:value-type="float" office:value="351.762060097142" calcext:value-type="float">
            <text:p>351.7620600971</text:p>
          </table:table-cell>
          <table:table-cell office:value-type="float" office:value="340.808124217625" calcext:value-type="float">
            <text:p>340.8081242176</text:p>
          </table:table-cell>
          <table:table-cell office:value-type="float" office:value="334.062183598908" calcext:value-type="float">
            <text:p>334.0621835989</text:p>
          </table:table-cell>
          <table:table-cell office:value-type="float" office:value="356.242150995055" calcext:value-type="float">
            <text:p>356.2421509951</text:p>
          </table:table-cell>
          <table:table-cell office:value-type="float" office:value="354.436238806472" calcext:value-type="float">
            <text:p>354.4362388065</text:p>
          </table:table-cell>
          <table:table-cell office:value-type="float" office:value="342.929072967304" calcext:value-type="float">
            <text:p>342.9290729673</text:p>
          </table:table-cell>
          <table:table-cell office:value-type="float" office:value="343.589396177003" calcext:value-type="float">
            <text:p>343.589396177</text:p>
          </table:table-cell>
          <table:table-cell office:value-type="float" office:value="332.542419774506" calcext:value-type="float">
            <text:p>332.5424197745</text:p>
          </table:table-cell>
          <table:table-cell office:value-type="float" office:value="337.629258790796" calcext:value-type="float">
            <text:p>337.6292587908</text:p>
          </table:table-cell>
          <table:table-cell office:value-type="float" office:value="332.633330868395" calcext:value-type="float">
            <text:p>332.6333308684</text:p>
          </table:table-cell>
          <table:table-cell office:value-type="float" office:value="356.480416687933" calcext:value-type="float">
            <text:p>356.4804166879</text:p>
          </table:table-cell>
          <table:table-cell office:value-type="float" office:value="336.616540386323" calcext:value-type="float">
            <text:p>336.6165403863</text:p>
          </table:table-cell>
          <table:table-cell office:value-type="float" office:value="348.123732323013" calcext:value-type="float">
            <text:p>348.123732323</text:p>
          </table:table-cell>
          <table:table-cell office:value-type="float" office:value="360.564503228818" calcext:value-type="float">
            <text:p>360.5645032288</text:p>
          </table:table-cell>
          <table:table-cell office:value-type="float" office:value="340.03717259273" calcext:value-type="float">
            <text:p>340.0371725927</text:p>
          </table:table-cell>
          <table:table-cell office:value-type="float" office:value="353.57345341346" calcext:value-type="float">
            <text:p>353.5734534135</text:p>
          </table:table-cell>
          <table:table-cell office:value-type="float" office:value="338.649014377513" calcext:value-type="float">
            <text:p>338.6490143775</text:p>
          </table:table-cell>
          <table:table-cell office:value-type="float" office:value="338.34628384788" calcext:value-type="float">
            <text:p>338.3462838479</text:p>
          </table:table-cell>
          <table:table-cell office:value-type="float" office:value="342.674557711304" calcext:value-type="float">
            <text:p>342.6745577113</text:p>
          </table:table-cell>
          <table:table-cell office:value-type="float" office:value="361.165216187801" calcext:value-type="float">
            <text:p>361.1652161878</text:p>
          </table:table-cell>
          <table:table-cell office:value-type="float" office:value="370.951986542267" calcext:value-type="float">
            <text:p>370.9519865423</text:p>
          </table:table-cell>
          <table:table-cell office:value-type="float" office:value="349.536416967193" calcext:value-type="float">
            <text:p>349.5364169672</text:p>
          </table:table-cell>
          <table:table-cell office:value-type="float" office:value="337.343049290143" calcext:value-type="float">
            <text:p>337.3430492901</text:p>
          </table:table-cell>
          <table:table-cell office:value-type="float" office:value="346.561792617242" calcext:value-type="float">
            <text:p>346.5617926172</text:p>
          </table:table-cell>
        </table:table-row>
        <table:table-row table:style-name="ro1">
          <table:table-cell office:value-type="float" office:value="358.66845849731" calcext:value-type="float">
            <text:p>358.6684584973</text:p>
          </table:table-cell>
          <table:table-cell office:value-type="float" office:value="337.292000201877" calcext:value-type="float">
            <text:p>337.2920002019</text:p>
          </table:table-cell>
          <table:table-cell office:value-type="float" office:value="353.216608698346" calcext:value-type="float">
            <text:p>353.2166086983</text:p>
          </table:table-cell>
          <table:table-cell office:value-type="float" office:value="348.679459542224" calcext:value-type="float">
            <text:p>348.6794595422</text:p>
          </table:table-cell>
          <table:table-cell office:value-type="float" office:value="341.909490411997" calcext:value-type="float">
            <text:p>341.909490412</text:p>
          </table:table-cell>
          <table:table-cell office:value-type="float" office:value="335.959062136006" calcext:value-type="float">
            <text:p>335.959062136</text:p>
          </table:table-cell>
          <table:table-cell office:value-type="float" office:value="345.573136020817" calcext:value-type="float">
            <text:p>345.5731360208</text:p>
          </table:table-cell>
          <table:table-cell office:value-type="float" office:value="363.613509271098" calcext:value-type="float">
            <text:p>363.6135092711</text:p>
          </table:table-cell>
          <table:table-cell office:value-type="float" office:value="382.328372928144" calcext:value-type="float">
            <text:p>382.3283729281</text:p>
          </table:table-cell>
          <table:table-cell office:value-type="float" office:value="374.039487096189" calcext:value-type="float">
            <text:p>374.0394870962</text:p>
          </table:table-cell>
          <table:table-cell office:value-type="float" office:value="360.939048580499" calcext:value-type="float">
            <text:p>360.9390485805</text:p>
          </table:table-cell>
          <table:table-cell office:value-type="float" office:value="348.417363036655" calcext:value-type="float">
            <text:p>348.4173630367</text:p>
          </table:table-cell>
          <table:table-cell office:value-type="float" office:value="353.947706731106" calcext:value-type="float">
            <text:p>353.9477067311</text:p>
          </table:table-cell>
          <table:table-cell office:value-type="float" office:value="368.806816776605" calcext:value-type="float">
            <text:p>368.8068167766</text:p>
          </table:table-cell>
          <table:table-cell office:value-type="float" office:value="352.163425894101" calcext:value-type="float">
            <text:p>352.1634258941</text:p>
          </table:table-cell>
          <table:table-cell office:value-type="float" office:value="349.916316836685" calcext:value-type="float">
            <text:p>349.9163168367</text:p>
          </table:table-cell>
          <table:table-cell office:value-type="float" office:value="350.289628806603" calcext:value-type="float">
            <text:p>350.2896288066</text:p>
          </table:table-cell>
          <table:table-cell office:value-type="float" office:value="355.071999082821" calcext:value-type="float">
            <text:p>355.0719990828</text:p>
          </table:table-cell>
          <table:table-cell office:value-type="float" office:value="352.258032865525" calcext:value-type="float">
            <text:p>352.2580328655</text:p>
          </table:table-cell>
          <table:table-cell office:value-type="float" office:value="361.740234842746" calcext:value-type="float">
            <text:p>361.7402348427</text:p>
          </table:table-cell>
          <table:table-cell office:value-type="float" office:value="333.660206311535" calcext:value-type="float">
            <text:p>333.6602063115</text:p>
          </table:table-cell>
          <table:table-cell office:value-type="float" office:value="364.212792345213" calcext:value-type="float">
            <text:p>364.2127923452</text:p>
          </table:table-cell>
          <table:table-cell office:value-type="float" office:value="352.362784864529" calcext:value-type="float">
            <text:p>352.3627848645</text:p>
          </table:table-cell>
          <table:table-cell office:value-type="float" office:value="355.079818136702" calcext:value-type="float">
            <text:p>355.0798181367</text:p>
          </table:table-cell>
          <table:table-cell office:value-type="float" office:value="363.433093066386" calcext:value-type="float">
            <text:p>363.4330930664</text:p>
          </table:table-cell>
          <table:table-cell office:value-type="float" office:value="356.694278057647" calcext:value-type="float">
            <text:p>356.6942780576</text:p>
          </table:table-cell>
          <table:table-cell office:value-type="float" office:value="355.871638231077" calcext:value-type="float">
            <text:p>355.8716382311</text:p>
          </table:table-cell>
          <table:table-cell office:value-type="float" office:value="369.816977666268" calcext:value-type="float">
            <text:p>369.8169776663</text:p>
          </table:table-cell>
          <table:table-cell office:value-type="float" office:value="375.777976194308" calcext:value-type="float">
            <text:p>375.7779761943</text:p>
          </table:table-cell>
          <table:table-cell office:value-type="float" office:value="354.469943289977" calcext:value-type="float">
            <text:p>354.46994329</text:p>
          </table:table-cell>
          <table:table-cell office:value-type="float" office:value="371.054089173186" calcext:value-type="float">
            <text:p>371.0540891732</text:p>
          </table:table-cell>
          <table:table-cell office:value-type="float" office:value="361.794790345894" calcext:value-type="float">
            <text:p>361.7947903459</text:p>
          </table:table-cell>
          <table:table-cell office:value-type="float" office:value="357.24299759283" calcext:value-type="float">
            <text:p>357.2429975928</text:p>
          </table:table-cell>
          <table:table-cell office:value-type="float" office:value="356.624555081656" calcext:value-type="float">
            <text:p>356.6245550817</text:p>
          </table:table-cell>
          <table:table-cell office:value-type="float" office:value="348.261206494872" calcext:value-type="float">
            <text:p>348.2612064949</text:p>
          </table:table-cell>
          <table:table-cell office:value-type="float" office:value="372.366942334239" calcext:value-type="float">
            <text:p>372.3669423342</text:p>
          </table:table-cell>
          <table:table-cell office:value-type="float" office:value="358.73428348946" calcext:value-type="float">
            <text:p>358.7342834895</text:p>
          </table:table-cell>
          <table:table-cell office:value-type="float" office:value="353.353247770663" calcext:value-type="float">
            <text:p>353.3532477707</text:p>
          </table:table-cell>
          <table:table-cell office:value-type="float" office:value="324.262709889127" calcext:value-type="float">
            <text:p>324.2627098891</text:p>
          </table:table-cell>
          <table:table-cell office:value-type="float" office:value="354.971379417703" calcext:value-type="float">
            <text:p>354.9713794177</text:p>
          </table:table-cell>
          <table:table-cell office:value-type="float" office:value="351.904403360777" calcext:value-type="float">
            <text:p>351.9044033608</text:p>
          </table:table-cell>
          <table:table-cell office:value-type="float" office:value="352.191427716834" calcext:value-type="float">
            <text:p>352.1914277168</text:p>
          </table:table-cell>
          <table:table-cell office:value-type="float" office:value="354.882163710706" calcext:value-type="float">
            <text:p>354.8821637107</text:p>
          </table:table-cell>
          <table:table-cell office:value-type="float" office:value="363.554702683382" calcext:value-type="float">
            <text:p>363.5547026834</text:p>
          </table:table-cell>
          <table:table-cell office:value-type="float" office:value="379.950590674631" calcext:value-type="float">
            <text:p>379.9505906746</text:p>
          </table:table-cell>
          <table:table-cell office:value-type="float" office:value="368.496973715561" calcext:value-type="float">
            <text:p>368.4969737156</text:p>
          </table:table-cell>
          <table:table-cell office:value-type="float" office:value="355.354928308854" calcext:value-type="float">
            <text:p>355.3549283089</text:p>
          </table:table-cell>
          <table:table-cell office:value-type="float" office:value="340.144274006019" calcext:value-type="float">
            <text:p>340.144274006</text:p>
          </table:table-cell>
          <table:table-cell office:value-type="float" office:value="350.198247941805" calcext:value-type="float">
            <text:p>350.1982479418</text:p>
          </table:table-cell>
          <table:table-cell office:value-type="float" office:value="363.894508865225" calcext:value-type="float">
            <text:p>363.8945088652</text:p>
          </table:table-cell>
          <table:table-cell office:value-type="float" office:value="371.947403407495" calcext:value-type="float">
            <text:p>371.9474034075</text:p>
          </table:table-cell>
          <table:table-cell office:value-type="float" office:value="355.828716520973" calcext:value-type="float">
            <text:p>355.828716521</text:p>
          </table:table-cell>
          <table:table-cell office:value-type="float" office:value="361.071973352731" calcext:value-type="float">
            <text:p>361.0719733527</text:p>
          </table:table-cell>
          <table:table-cell office:value-type="float" office:value="339.665768442383" calcext:value-type="float">
            <text:p>339.6657684424</text:p>
          </table:table-cell>
          <table:table-cell office:value-type="float" office:value="341.574289026357" calcext:value-type="float">
            <text:p>341.5742890264</text:p>
          </table:table-cell>
          <table:table-cell office:value-type="float" office:value="327.779977491557" calcext:value-type="float">
            <text:p>327.7799774916</text:p>
          </table:table-cell>
          <table:table-cell office:value-type="float" office:value="368.960277224921" calcext:value-type="float">
            <text:p>368.9602772249</text:p>
          </table:table-cell>
          <table:table-cell office:value-type="float" office:value="356.000228014603" calcext:value-type="float">
            <text:p>356.0002280146</text:p>
          </table:table-cell>
          <table:table-cell office:value-type="float" office:value="350.793572396602" calcext:value-type="float">
            <text:p>350.7935723966</text:p>
          </table:table-cell>
          <table:table-cell office:value-type="float" office:value="360.803732091427" calcext:value-type="float">
            <text:p>360.8037320914</text:p>
          </table:table-cell>
          <table:table-cell office:value-type="float" office:value="344.479184598518" calcext:value-type="float">
            <text:p>344.4791845985</text:p>
          </table:table-cell>
          <table:table-cell office:value-type="float" office:value="357.474141708012" calcext:value-type="float">
            <text:p>357.474141708</text:p>
          </table:table-cell>
          <table:table-cell office:value-type="float" office:value="338.271902763891" calcext:value-type="float">
            <text:p>338.2719027639</text:p>
          </table:table-cell>
          <table:table-cell office:value-type="float" office:value="341.306936170765" calcext:value-type="float">
            <text:p>341.3069361708</text:p>
          </table:table-cell>
          <table:table-cell office:value-type="float" office:value="347.095114739167" calcext:value-type="float">
            <text:p>347.0951147392</text:p>
          </table:table-cell>
          <table:table-cell office:value-type="float" office:value="370.7195116359" calcext:value-type="float">
            <text:p>370.7195116359</text:p>
          </table:table-cell>
          <table:table-cell office:value-type="float" office:value="388.899236330019" calcext:value-type="float">
            <text:p>388.89923633</text:p>
          </table:table-cell>
          <table:table-cell office:value-type="float" office:value="364.438188736368" calcext:value-type="float">
            <text:p>364.4381887364</text:p>
          </table:table-cell>
          <table:table-cell office:value-type="float" office:value="336.179547762892" calcext:value-type="float">
            <text:p>336.1795477629</text:p>
          </table:table-cell>
          <table:table-cell office:value-type="float" office:value="352.455138062489" calcext:value-type="float">
            <text:p>352.4551380625</text:p>
          </table:table-cell>
        </table:table-row>
        <table:table-row table:style-name="ro1">
          <table:table-cell office:value-type="float" office:value="364.32300409573" calcext:value-type="float">
            <text:p>364.3230040957</text:p>
          </table:table-cell>
          <table:table-cell office:value-type="float" office:value="335.989673892129" calcext:value-type="float">
            <text:p>335.9896738921</text:p>
          </table:table-cell>
          <table:table-cell office:value-type="float" office:value="366.910972615579" calcext:value-type="float">
            <text:p>366.9109726156</text:p>
          </table:table-cell>
          <table:table-cell office:value-type="float" office:value="348.679459542224" calcext:value-type="float">
            <text:p>348.6794595422</text:p>
          </table:table-cell>
          <table:table-cell office:value-type="float" office:value="350.854500975228" calcext:value-type="float">
            <text:p>350.8545009752</text:p>
          </table:table-cell>
          <table:table-cell office:value-type="float" office:value="335.959062136006" calcext:value-type="float">
            <text:p>335.959062136</text:p>
          </table:table-cell>
          <table:table-cell office:value-type="float" office:value="346.532295281148" calcext:value-type="float">
            <text:p>346.5322952811</text:p>
          </table:table-cell>
          <table:table-cell office:value-type="float" office:value="357.945046352958" calcext:value-type="float">
            <text:p>357.945046353</text:p>
          </table:table-cell>
          <table:table-cell office:value-type="float" office:value="384.649094201832" calcext:value-type="float">
            <text:p>384.6490942018</text:p>
          </table:table-cell>
          <table:table-cell office:value-type="float" office:value="373.711258672537" calcext:value-type="float">
            <text:p>373.7112586725</text:p>
          </table:table-cell>
          <table:table-cell office:value-type="float" office:value="369.683572674166" calcext:value-type="float">
            <text:p>369.6835726742</text:p>
          </table:table-cell>
          <table:table-cell office:value-type="float" office:value="359.825099788742" calcext:value-type="float">
            <text:p>359.8250997887</text:p>
          </table:table-cell>
          <table:table-cell office:value-type="float" office:value="357.149183840008" calcext:value-type="float">
            <text:p>357.14918384</text:p>
          </table:table-cell>
          <table:table-cell office:value-type="float" office:value="374.342352084011" calcext:value-type="float">
            <text:p>374.342352084</text:p>
          </table:table-cell>
          <table:table-cell office:value-type="float" office:value="362.748293400384" calcext:value-type="float">
            <text:p>362.7482934004</text:p>
          </table:table-cell>
          <table:table-cell office:value-type="float" office:value="349.916316836685" calcext:value-type="float">
            <text:p>349.9163168367</text:p>
          </table:table-cell>
          <table:table-cell office:value-type="float" office:value="355.555106359671" calcext:value-type="float">
            <text:p>355.5551063597</text:p>
          </table:table-cell>
          <table:table-cell office:value-type="float" office:value="366.887431482894" calcext:value-type="float">
            <text:p>366.8874314829</text:p>
          </table:table-cell>
          <table:table-cell office:value-type="float" office:value="350.803012241347" calcext:value-type="float">
            <text:p>350.8030122413</text:p>
          </table:table-cell>
          <table:table-cell office:value-type="float" office:value="376.368807693914" calcext:value-type="float">
            <text:p>376.3688076939</text:p>
          </table:table-cell>
          <table:table-cell office:value-type="float" office:value="363.961113157404" calcext:value-type="float">
            <text:p>363.9611131574</text:p>
          </table:table-cell>
          <table:table-cell office:value-type="float" office:value="370.130274955006" calcext:value-type="float">
            <text:p>370.130274955</text:p>
          </table:table-cell>
          <table:table-cell office:value-type="float" office:value="352.362784864529" calcext:value-type="float">
            <text:p>352.3627848645</text:p>
          </table:table-cell>
          <table:table-cell office:value-type="float" office:value="365.003000161084" calcext:value-type="float">
            <text:p>365.0030001611</text:p>
          </table:table-cell>
          <table:table-cell office:value-type="float" office:value="363.462395967472" calcext:value-type="float">
            <text:p>363.4623959675</text:p>
          </table:table-cell>
          <table:table-cell office:value-type="float" office:value="363.188361634241" calcext:value-type="float">
            <text:p>363.1883616342</text:p>
          </table:table-cell>
          <table:table-cell office:value-type="float" office:value="369.938726918815" calcext:value-type="float">
            <text:p>369.9387269188</text:p>
          </table:table-cell>
          <table:table-cell office:value-type="float" office:value="385.245662932628" calcext:value-type="float">
            <text:p>385.2456629326</text:p>
          </table:table-cell>
          <table:table-cell office:value-type="float" office:value="380.391590245585" calcext:value-type="float">
            <text:p>380.3915902456</text:p>
          </table:table-cell>
          <table:table-cell office:value-type="float" office:value="371.558955478835" calcext:value-type="float">
            <text:p>371.5589554788</text:p>
          </table:table-cell>
          <table:table-cell office:value-type="float" office:value="378.217328629399" calcext:value-type="float">
            <text:p>378.2173286294</text:p>
          </table:table-cell>
          <table:table-cell office:value-type="float" office:value="361.894418414407" calcext:value-type="float">
            <text:p>361.8944184144</text:p>
          </table:table-cell>
          <table:table-cell office:value-type="float" office:value="360.095232918686" calcext:value-type="float">
            <text:p>360.0952329187</text:p>
          </table:table-cell>
          <table:table-cell office:value-type="float" office:value="358.61896027695" calcext:value-type="float">
            <text:p>358.618960277</text:p>
          </table:table-cell>
          <table:table-cell office:value-type="float" office:value="363.608953124511" calcext:value-type="float">
            <text:p>363.6089531245</text:p>
          </table:table-cell>
          <table:table-cell office:value-type="float" office:value="377.627040345484" calcext:value-type="float">
            <text:p>377.6270403455</text:p>
          </table:table-cell>
          <table:table-cell office:value-type="float" office:value="375.070623198989" calcext:value-type="float">
            <text:p>375.070623199</text:p>
          </table:table-cell>
          <table:table-cell office:value-type="float" office:value="357.001451376932" calcext:value-type="float">
            <text:p>357.0014513769</text:p>
          </table:table-cell>
          <table:table-cell office:value-type="float" office:value="341.253245571107" calcext:value-type="float">
            <text:p>341.2532455711</text:p>
          </table:table-cell>
          <table:table-cell office:value-type="float" office:value="347.935805307433" calcext:value-type="float">
            <text:p>347.9358053074</text:p>
          </table:table-cell>
          <table:table-cell office:value-type="float" office:value="354.307744028308" calcext:value-type="float">
            <text:p>354.3077440283</text:p>
          </table:table-cell>
          <table:table-cell office:value-type="float" office:value="372.923609671948" calcext:value-type="float">
            <text:p>372.9236096719</text:p>
          </table:table-cell>
          <table:table-cell office:value-type="float" office:value="366.593918813025" calcext:value-type="float">
            <text:p>366.593918813</text:p>
          </table:table-cell>
          <table:table-cell office:value-type="float" office:value="366.760444277225" calcext:value-type="float">
            <text:p>366.7604442772</text:p>
          </table:table-cell>
          <table:table-cell office:value-type="float" office:value="386.254828186875" calcext:value-type="float">
            <text:p>386.2548281869</text:p>
          </table:table-cell>
          <table:table-cell office:value-type="float" office:value="386.239106336786" calcext:value-type="float">
            <text:p>386.2391063368</text:p>
          </table:table-cell>
          <table:table-cell office:value-type="float" office:value="356.884187706294" calcext:value-type="float">
            <text:p>356.8841877063</text:p>
          </table:table-cell>
          <table:table-cell office:value-type="float" office:value="375.990161090709" calcext:value-type="float">
            <text:p>375.9901610907</text:p>
          </table:table-cell>
          <table:table-cell office:value-type="float" office:value="340.864048863833" calcext:value-type="float">
            <text:p>340.8640488638</text:p>
          </table:table-cell>
          <table:table-cell office:value-type="float" office:value="361.130426775236" calcext:value-type="float">
            <text:p>361.1304267752</text:p>
          </table:table-cell>
          <table:table-cell office:value-type="float" office:value="382.139439055556" calcext:value-type="float">
            <text:p>382.1394390556</text:p>
          </table:table-cell>
          <table:table-cell office:value-type="float" office:value="369.388030984301" calcext:value-type="float">
            <text:p>369.3880309843</text:p>
          </table:table-cell>
          <table:table-cell office:value-type="float" office:value="369.10844626534" calcext:value-type="float">
            <text:p>369.1084462653</text:p>
          </table:table-cell>
          <table:table-cell office:value-type="float" office:value="357.075359327091" calcext:value-type="float">
            <text:p>357.0753593271</text:p>
          </table:table-cell>
          <table:table-cell office:value-type="float" office:value="344.821208889919" calcext:value-type="float">
            <text:p>344.8212088899</text:p>
          </table:table-cell>
          <table:table-cell office:value-type="float" office:value="323.293911755061" calcext:value-type="float">
            <text:p>323.2939117551</text:p>
          </table:table-cell>
          <table:table-cell office:value-type="float" office:value="374.035759054437" calcext:value-type="float">
            <text:p>374.0357590544</text:p>
          </table:table-cell>
          <table:table-cell office:value-type="float" office:value="343.175433597313" calcext:value-type="float">
            <text:p>343.1754335973</text:p>
          </table:table-cell>
          <table:table-cell office:value-type="float" office:value="352.542007228463" calcext:value-type="float">
            <text:p>352.5420072285</text:p>
          </table:table-cell>
          <table:table-cell office:value-type="float" office:value="356.438650212391" calcext:value-type="float">
            <text:p>356.4386502124</text:p>
          </table:table-cell>
          <table:table-cell office:value-type="float" office:value="349.324277728101" calcext:value-type="float">
            <text:p>349.3242777281</text:p>
          </table:table-cell>
          <table:table-cell office:value-type="float" office:value="356.332891594294" calcext:value-type="float">
            <text:p>356.3328915943</text:p>
          </table:table-cell>
          <table:table-cell office:value-type="float" office:value="328.417489720067" calcext:value-type="float">
            <text:p>328.4174897201</text:p>
          </table:table-cell>
          <table:table-cell office:value-type="float" office:value="336.960871355915" calcext:value-type="float">
            <text:p>336.9608713559</text:p>
          </table:table-cell>
          <table:table-cell office:value-type="float" office:value="344.382742647408" calcext:value-type="float">
            <text:p>344.3827426474</text:p>
          </table:table-cell>
          <table:table-cell office:value-type="float" office:value="372.969544829355" calcext:value-type="float">
            <text:p>372.9695448294</text:p>
          </table:table-cell>
          <table:table-cell office:value-type="float" office:value="386.720334470062" calcext:value-type="float">
            <text:p>386.7203344701</text:p>
          </table:table-cell>
          <table:table-cell office:value-type="float" office:value="364.193914297622" calcext:value-type="float">
            <text:p>364.1939142976</text:p>
          </table:table-cell>
          <table:table-cell office:value-type="float" office:value="349.958016336627" calcext:value-type="float">
            <text:p>349.9580163366</text:p>
          </table:table-cell>
          <table:table-cell office:value-type="float" office:value="353.120038746103" calcext:value-type="float">
            <text:p>353.1200387461</text:p>
          </table:table-cell>
        </table:table-row>
        <table:table-row table:style-name="ro1">
          <table:table-cell office:value-type="float" office:value="371.355981604463" calcext:value-type="float">
            <text:p>371.3559816045</text:p>
          </table:table-cell>
          <table:table-cell office:value-type="float" office:value="347.904276613567" calcext:value-type="float">
            <text:p>347.9042766136</text:p>
          </table:table-cell>
          <table:table-cell office:value-type="float" office:value="368.354375820673" calcext:value-type="float">
            <text:p>368.3543758207</text:p>
          </table:table-cell>
          <table:table-cell office:value-type="float" office:value="340.565150625069" calcext:value-type="float">
            <text:p>340.5651506251</text:p>
          </table:table-cell>
          <table:table-cell office:value-type="float" office:value="355.358931989065" calcext:value-type="float">
            <text:p>355.3589319891</text:p>
          </table:table-cell>
          <table:table-cell office:value-type="float" office:value="335.959062136006" calcext:value-type="float">
            <text:p>335.959062136</text:p>
          </table:table-cell>
          <table:table-cell office:value-type="float" office:value="356.329802096677" calcext:value-type="float">
            <text:p>356.3298020967</text:p>
          </table:table-cell>
          <table:table-cell office:value-type="float" office:value="348.377073272787" calcext:value-type="float">
            <text:p>348.3770732728</text:p>
          </table:table-cell>
          <table:table-cell office:value-type="float" office:value="398.323689067746" calcext:value-type="float">
            <text:p>398.3236890677</text:p>
          </table:table-cell>
          <table:table-cell office:value-type="float" office:value="383.041843056831" calcext:value-type="float">
            <text:p>383.0418430568</text:p>
          </table:table-cell>
          <table:table-cell office:value-type="float" office:value="363.23221472496" calcext:value-type="float">
            <text:p>363.232214725</text:p>
          </table:table-cell>
          <table:table-cell office:value-type="float" office:value="369.017470013625" calcext:value-type="float">
            <text:p>369.0174700136</text:p>
          </table:table-cell>
          <table:table-cell office:value-type="float" office:value="357.225573426353" calcext:value-type="float">
            <text:p>357.2255734264</text:p>
          </table:table-cell>
          <table:table-cell office:value-type="float" office:value="377.649164906758" calcext:value-type="float">
            <text:p>377.6491649068</text:p>
          </table:table-cell>
          <table:table-cell office:value-type="float" office:value="372.868746840492" calcext:value-type="float">
            <text:p>372.8687468405</text:p>
          </table:table-cell>
          <table:table-cell office:value-type="float" office:value="348.250355684994" calcext:value-type="float">
            <text:p>348.250355685</text:p>
          </table:table-cell>
          <table:table-cell office:value-type="float" office:value="363.716245290649" calcext:value-type="float">
            <text:p>363.7162452906</text:p>
          </table:table-cell>
          <table:table-cell office:value-type="float" office:value="373.543588931324" calcext:value-type="float">
            <text:p>373.5435889313</text:p>
          </table:table-cell>
          <table:table-cell office:value-type="float" office:value="350.330328490561" calcext:value-type="float">
            <text:p>350.3303284906</text:p>
          </table:table-cell>
          <table:table-cell office:value-type="float" office:value="386.507627008082" calcext:value-type="float">
            <text:p>386.5076270081</text:p>
          </table:table-cell>
          <table:table-cell office:value-type="float" office:value="369.88744873407" calcext:value-type="float">
            <text:p>369.8874487341</text:p>
          </table:table-cell>
          <table:table-cell office:value-type="float" office:value="370.649453329349" calcext:value-type="float">
            <text:p>370.6494533293</text:p>
          </table:table-cell>
          <table:table-cell office:value-type="float" office:value="357.893515563296" calcext:value-type="float">
            <text:p>357.8935155633</text:p>
          </table:table-cell>
          <table:table-cell office:value-type="float" office:value="375.020719142088" calcext:value-type="float">
            <text:p>375.0207191421</text:p>
          </table:table-cell>
          <table:table-cell office:value-type="float" office:value="361.472941171478" calcext:value-type="float">
            <text:p>361.4729411715</text:p>
          </table:table-cell>
          <table:table-cell office:value-type="float" office:value="367.809218980731" calcext:value-type="float">
            <text:p>367.8092189807</text:p>
          </table:table-cell>
          <table:table-cell office:value-type="float" office:value="379.323359092998" calcext:value-type="float">
            <text:p>379.323359093</text:p>
          </table:table-cell>
          <table:table-cell office:value-type="float" office:value="388.166189734715" calcext:value-type="float">
            <text:p>388.1661897347</text:p>
          </table:table-cell>
          <table:table-cell office:value-type="float" office:value="385.630499422171" calcext:value-type="float">
            <text:p>385.6304994222</text:p>
          </table:table-cell>
          <table:table-cell office:value-type="float" office:value="371.250249374014" calcext:value-type="float">
            <text:p>371.250249374</text:p>
          </table:table-cell>
          <table:table-cell office:value-type="float" office:value="388.165646081053" calcext:value-type="float">
            <text:p>388.1656460811</text:p>
          </table:table-cell>
          <table:table-cell office:value-type="float" office:value="360.944821987719" calcext:value-type="float">
            <text:p>360.9448219877</text:p>
          </table:table-cell>
          <table:table-cell office:value-type="float" office:value="374.640288561701" calcext:value-type="float">
            <text:p>374.6402885617</text:p>
          </table:table-cell>
          <table:table-cell office:value-type="float" office:value="371.434885967424" calcext:value-type="float">
            <text:p>371.4348859674</text:p>
          </table:table-cell>
          <table:table-cell office:value-type="float" office:value="367.159635496195" calcext:value-type="float">
            <text:p>367.1596354962</text:p>
          </table:table-cell>
          <table:table-cell office:value-type="float" office:value="385.756635452702" calcext:value-type="float">
            <text:p>385.7566354527</text:p>
          </table:table-cell>
          <table:table-cell office:value-type="float" office:value="382.802689497567" calcext:value-type="float">
            <text:p>382.8026894976</text:p>
          </table:table-cell>
          <table:table-cell office:value-type="float" office:value="360.894254536686" calcext:value-type="float">
            <text:p>360.8942545367</text:p>
          </table:table-cell>
          <table:table-cell office:value-type="float" office:value="349.770962325856" calcext:value-type="float">
            <text:p>349.7709623259</text:p>
          </table:table-cell>
          <table:table-cell office:value-type="float" office:value="356.310799023797" calcext:value-type="float">
            <text:p>356.3107990238</text:p>
          </table:table-cell>
          <table:table-cell office:value-type="float" office:value="353.63768147293" calcext:value-type="float">
            <text:p>353.6376814729</text:p>
          </table:table-cell>
          <table:table-cell office:value-type="float" office:value="385.902658715099" calcext:value-type="float">
            <text:p>385.9026587151</text:p>
          </table:table-cell>
          <table:table-cell office:value-type="float" office:value="379.418212026918" calcext:value-type="float">
            <text:p>379.4182120269</text:p>
          </table:table-cell>
          <table:table-cell office:value-type="float" office:value="362.536865341415" calcext:value-type="float">
            <text:p>362.5368653414</text:p>
          </table:table-cell>
          <table:table-cell office:value-type="float" office:value="388.490723110821" calcext:value-type="float">
            <text:p>388.4907231108</text:p>
          </table:table-cell>
          <table:table-cell office:value-type="float" office:value="392.240051263672" calcext:value-type="float">
            <text:p>392.2400512637</text:p>
          </table:table-cell>
          <table:table-cell office:value-type="float" office:value="366.837406128191" calcext:value-type="float">
            <text:p>366.8374061282</text:p>
          </table:table-cell>
          <table:table-cell office:value-type="float" office:value="385.209030186608" calcext:value-type="float">
            <text:p>385.2090301866</text:p>
          </table:table-cell>
          <table:table-cell office:value-type="float" office:value="345.270500286589" calcext:value-type="float">
            <text:p>345.2705002866</text:p>
          </table:table-cell>
          <table:table-cell office:value-type="float" office:value="361.645118218748" calcext:value-type="float">
            <text:p>361.6451182187</text:p>
          </table:table-cell>
          <table:table-cell office:value-type="float" office:value="377.505673108143" calcext:value-type="float">
            <text:p>377.5056731081</text:p>
          </table:table-cell>
          <table:table-cell office:value-type="float" office:value="376.530670400863" calcext:value-type="float">
            <text:p>376.5306704009</text:p>
          </table:table-cell>
          <table:table-cell office:value-type="float" office:value="363.753851818075" calcext:value-type="float">
            <text:p>363.7538518181</text:p>
          </table:table-cell>
          <table:table-cell office:value-type="float" office:value="350.501128672229" calcext:value-type="float">
            <text:p>350.5011286722</text:p>
          </table:table-cell>
          <table:table-cell office:value-type="float" office:value="343.303705796468" calcext:value-type="float">
            <text:p>343.3037057965</text:p>
          </table:table-cell>
          <table:table-cell office:value-type="float" office:value="324.03050562018" calcext:value-type="float">
            <text:p>324.0305056202</text:p>
          </table:table-cell>
          <table:table-cell office:value-type="float" office:value="374.410491197858" calcext:value-type="float">
            <text:p>374.4104911979</text:p>
          </table:table-cell>
          <table:table-cell office:value-type="float" office:value="363.425539108302" calcext:value-type="float">
            <text:p>363.4255391083</text:p>
          </table:table-cell>
          <table:table-cell office:value-type="float" office:value="333.500666758271" calcext:value-type="float">
            <text:p>333.5006667583</text:p>
          </table:table-cell>
          <table:table-cell office:value-type="float" office:value="361.975994972737" calcext:value-type="float">
            <text:p>361.9759949727</text:p>
          </table:table-cell>
          <table:table-cell office:value-type="float" office:value="351.886918691535" calcext:value-type="float">
            <text:p>351.8869186915</text:p>
          </table:table-cell>
          <table:table-cell office:value-type="float" office:value="355.1486164121" calcext:value-type="float">
            <text:p>355.1486164121</text:p>
          </table:table-cell>
          <table:table-cell office:value-type="float" office:value="329.670116825402" calcext:value-type="float">
            <text:p>329.6701168254</text:p>
          </table:table-cell>
          <table:table-cell office:value-type="float" office:value="343.709234392265" calcext:value-type="float">
            <text:p>343.7092343923</text:p>
          </table:table-cell>
          <table:table-cell office:value-type="float" office:value="373.265387026389" calcext:value-type="float">
            <text:p>373.2653870264</text:p>
          </table:table-cell>
          <table:table-cell office:value-type="float" office:value="374.926283178649" calcext:value-type="float">
            <text:p>374.9262831786</text:p>
          </table:table-cell>
          <table:table-cell office:value-type="float" office:value="391.896456175505" calcext:value-type="float">
            <text:p>391.8964561755</text:p>
          </table:table-cell>
          <table:table-cell office:value-type="float" office:value="362.743020388968" calcext:value-type="float">
            <text:p>362.743020389</text:p>
          </table:table-cell>
          <table:table-cell office:value-type="float" office:value="365.785333858773" calcext:value-type="float">
            <text:p>365.7853338588</text:p>
          </table:table-cell>
          <table:table-cell office:value-type="float" office:value="351.844872695558" calcext:value-type="float">
            <text:p>351.8448726956</text:p>
          </table:table-cell>
        </table:table-row>
        <table:table-row table:style-name="ro1">
          <table:table-cell office:value-type="float" office:value="386.75672129089" calcext:value-type="float">
            <text:p>386.7567212909</text:p>
          </table:table-cell>
          <table:table-cell office:value-type="float" office:value="358.023406079183" calcext:value-type="float">
            <text:p>358.0234060792</text:p>
          </table:table-cell>
          <table:table-cell office:value-type="float" office:value="369.823753082483" calcext:value-type="float">
            <text:p>369.8237530825</text:p>
          </table:table-cell>
          <table:table-cell office:value-type="float" office:value="355.360575012879" calcext:value-type="float">
            <text:p>355.3605750129</text:p>
          </table:table-cell>
          <table:table-cell office:value-type="float" office:value="355.519622016889" calcext:value-type="float">
            <text:p>355.5196220169</text:p>
          </table:table-cell>
          <table:table-cell office:value-type="float" office:value="332.149525834164" calcext:value-type="float">
            <text:p>332.1495258342</text:p>
          </table:table-cell>
          <table:table-cell office:value-type="float" office:value="373.734266297426" calcext:value-type="float">
            <text:p>373.7342662974</text:p>
          </table:table-cell>
          <table:table-cell office:value-type="float" office:value="346.097171267224" calcext:value-type="float">
            <text:p>346.0971712672</text:p>
          </table:table-cell>
          <table:table-cell office:value-type="float" office:value="404.433305212619" calcext:value-type="float">
            <text:p>404.4333052126</text:p>
          </table:table-cell>
          <table:table-cell office:value-type="float" office:value="384.95196359439" calcext:value-type="float">
            <text:p>384.9519635944</text:p>
          </table:table-cell>
          <table:table-cell office:value-type="float" office:value="374.080961572519" calcext:value-type="float">
            <text:p>374.0809615725</text:p>
          </table:table-cell>
          <table:table-cell office:value-type="float" office:value="373.528933620154" calcext:value-type="float">
            <text:p>373.5289336202</text:p>
          </table:table-cell>
          <table:table-cell office:value-type="float" office:value="357.937676873776" calcext:value-type="float">
            <text:p>357.9376768738</text:p>
          </table:table-cell>
          <table:table-cell office:value-type="float" office:value="381.345500923943" calcext:value-type="float">
            <text:p>381.3455009239</text:p>
          </table:table-cell>
          <table:table-cell office:value-type="float" office:value="373.469048620216" calcext:value-type="float">
            <text:p>373.4690486202</text:p>
          </table:table-cell>
          <table:table-cell office:value-type="float" office:value="349.901482694814" calcext:value-type="float">
            <text:p>349.9014826948</text:p>
          </table:table-cell>
          <table:table-cell office:value-type="float" office:value="364.447628694614" calcext:value-type="float">
            <text:p>364.4476286946</text:p>
          </table:table-cell>
          <table:table-cell office:value-type="float" office:value="376.086256445402" calcext:value-type="float">
            <text:p>376.0862564454</text:p>
          </table:table-cell>
          <table:table-cell office:value-type="float" office:value="349.896930089292" calcext:value-type="float">
            <text:p>349.8969300893</text:p>
          </table:table-cell>
          <table:table-cell office:value-type="float" office:value="386.960157293154" calcext:value-type="float">
            <text:p>386.9601572932</text:p>
          </table:table-cell>
          <table:table-cell office:value-type="float" office:value="377.977888317186" calcext:value-type="float">
            <text:p>377.9778883172</text:p>
          </table:table-cell>
          <table:table-cell office:value-type="float" office:value="380.880604126884" calcext:value-type="float">
            <text:p>380.8806041269</text:p>
          </table:table-cell>
          <table:table-cell office:value-type="float" office:value="384.793506697815" calcext:value-type="float">
            <text:p>384.7935066978</text:p>
          </table:table-cell>
          <table:table-cell office:value-type="float" office:value="376.191830488339" calcext:value-type="float">
            <text:p>376.1918304883</text:p>
          </table:table-cell>
          <table:table-cell office:value-type="float" office:value="359.021523049577" calcext:value-type="float">
            <text:p>359.0215230496</text:p>
          </table:table-cell>
          <table:table-cell office:value-type="float" office:value="374.901150805232" calcext:value-type="float">
            <text:p>374.9011508052</text:p>
          </table:table-cell>
          <table:table-cell office:value-type="float" office:value="390.207744904577" calcext:value-type="float">
            <text:p>390.2077449046</text:p>
          </table:table-cell>
          <table:table-cell office:value-type="float" office:value="396.993632262187" calcext:value-type="float">
            <text:p>396.9936322622</text:p>
          </table:table-cell>
          <table:table-cell office:value-type="float" office:value="382.796073633628" calcext:value-type="float">
            <text:p>382.7960736336</text:p>
          </table:table-cell>
          <table:table-cell office:value-type="float" office:value="370.55069643994" calcext:value-type="float">
            <text:p>370.5506964399</text:p>
          </table:table-cell>
          <table:table-cell office:value-type="float" office:value="388.201666912244" calcext:value-type="float">
            <text:p>388.2016669122</text:p>
          </table:table-cell>
          <table:table-cell office:value-type="float" office:value="364.619932092797" calcext:value-type="float">
            <text:p>364.6199320928</text:p>
          </table:table-cell>
          <table:table-cell office:value-type="float" office:value="399.445265677341" calcext:value-type="float">
            <text:p>399.4452656773</text:p>
          </table:table-cell>
          <table:table-cell office:value-type="float" office:value="371.290545299422" calcext:value-type="float">
            <text:p>371.2905452994</text:p>
          </table:table-cell>
          <table:table-cell office:value-type="float" office:value="367.159635496195" calcext:value-type="float">
            <text:p>367.1596354962</text:p>
          </table:table-cell>
          <table:table-cell office:value-type="float" office:value="385.639299907314" calcext:value-type="float">
            <text:p>385.6392999073</text:p>
          </table:table-cell>
          <table:table-cell office:value-type="float" office:value="384.223147882953" calcext:value-type="float">
            <text:p>384.223147883</text:p>
          </table:table-cell>
          <table:table-cell office:value-type="float" office:value="364.084727545233" calcext:value-type="float">
            <text:p>364.0847275452</text:p>
          </table:table-cell>
          <table:table-cell office:value-type="float" office:value="349.025428174766" calcext:value-type="float">
            <text:p>349.0254281748</text:p>
          </table:table-cell>
          <table:table-cell office:value-type="float" office:value="349.609053644673" calcext:value-type="float">
            <text:p>349.6090536447</text:p>
          </table:table-cell>
          <table:table-cell office:value-type="float" office:value="348.207829122609" calcext:value-type="float">
            <text:p>348.2078291226</text:p>
          </table:table-cell>
          <table:table-cell office:value-type="float" office:value="394.264155757762" calcext:value-type="float">
            <text:p>394.2641557578</text:p>
          </table:table-cell>
          <table:table-cell office:value-type="float" office:value="383.046630397223" calcext:value-type="float">
            <text:p>383.0466303972</text:p>
          </table:table-cell>
          <table:table-cell office:value-type="float" office:value="362.536865341415" calcext:value-type="float">
            <text:p>362.5368653414</text:p>
          </table:table-cell>
          <table:table-cell office:value-type="float" office:value="398.334517666523" calcext:value-type="float">
            <text:p>398.3345176665</text:p>
          </table:table-cell>
          <table:table-cell office:value-type="float" office:value="393.98788851567" calcext:value-type="float">
            <text:p>393.9878885157</text:p>
          </table:table-cell>
          <table:table-cell office:value-type="float" office:value="371.631848521011" calcext:value-type="float">
            <text:p>371.631848521</text:p>
          </table:table-cell>
          <table:table-cell office:value-type="float" office:value="386.502682085801" calcext:value-type="float">
            <text:p>386.5026820858</text:p>
          </table:table-cell>
          <table:table-cell office:value-type="float" office:value="337.938464368351" calcext:value-type="float">
            <text:p>337.9384643684</text:p>
          </table:table-cell>
          <table:table-cell office:value-type="float" office:value="363.750989152052" calcext:value-type="float">
            <text:p>363.7509891521</text:p>
          </table:table-cell>
          <table:table-cell office:value-type="float" office:value="387.466348360246" calcext:value-type="float">
            <text:p>387.4663483602</text:p>
          </table:table-cell>
          <table:table-cell office:value-type="float" office:value="376.405523829455" calcext:value-type="float">
            <text:p>376.4055238295</text:p>
          </table:table-cell>
          <table:table-cell office:value-type="float" office:value="371.634635169356" calcext:value-type="float">
            <text:p>371.6346351694</text:p>
          </table:table-cell>
          <table:table-cell office:value-type="float" office:value="337.896347072424" calcext:value-type="float">
            <text:p>337.8963470724</text:p>
          </table:table-cell>
          <table:table-cell office:value-type="float" office:value="343.303705796468" calcext:value-type="float">
            <text:p>343.3037057965</text:p>
          </table:table-cell>
          <table:table-cell office:value-type="float" office:value="338.506864349705" calcext:value-type="float">
            <text:p>338.5068643497</text:p>
          </table:table-cell>
          <table:table-cell office:value-type="float" office:value="374.410491197858" calcext:value-type="float">
            <text:p>374.4104911979</text:p>
          </table:table-cell>
          <table:table-cell office:value-type="float" office:value="373.809428097147" calcext:value-type="float">
            <text:p>373.8094280971</text:p>
          </table:table-cell>
          <table:table-cell office:value-type="float" office:value="334.968173380365" calcext:value-type="float">
            <text:p>334.9681733804</text:p>
          </table:table-cell>
          <table:table-cell office:value-type="float" office:value="365.406437142963" calcext:value-type="float">
            <text:p>365.406437143</text:p>
          </table:table-cell>
          <table:table-cell office:value-type="float" office:value="342.957634462114" calcext:value-type="float">
            <text:p>342.9576344621</text:p>
          </table:table-cell>
          <table:table-cell office:value-type="float" office:value="357.027922088244" calcext:value-type="float">
            <text:p>357.0279220882</text:p>
          </table:table-cell>
          <table:table-cell office:value-type="float" office:value="331.501224790556" calcext:value-type="float">
            <text:p>331.5012247906</text:p>
          </table:table-cell>
          <table:table-cell office:value-type="float" office:value="348.099273931785" calcext:value-type="float">
            <text:p>348.0992739318</text:p>
          </table:table-cell>
          <table:table-cell office:value-type="float" office:value="378.465004049774" calcext:value-type="float">
            <text:p>378.4650040498</text:p>
          </table:table-cell>
          <table:table-cell office:value-type="float" office:value="387.119263347737" calcext:value-type="float">
            <text:p>387.1192633477</text:p>
          </table:table-cell>
          <table:table-cell office:value-type="float" office:value="395.614575035028" calcext:value-type="float">
            <text:p>395.614575035</text:p>
          </table:table-cell>
          <table:table-cell office:value-type="float" office:value="363.64051253238" calcext:value-type="float">
            <text:p>363.6405125324</text:p>
          </table:table-cell>
          <table:table-cell office:value-type="float" office:value="386.917698563453" calcext:value-type="float">
            <text:p>386.9176985635</text:p>
          </table:table-cell>
          <table:table-cell office:value-type="float" office:value="351.844872695558" calcext:value-type="float">
            <text:p>351.8448726956</text:p>
          </table:table-cell>
        </table:table-row>
        <table:table-row table:style-name="ro1">
          <table:table-cell office:value-type="float" office:value="390.636517626855" calcext:value-type="float">
            <text:p>390.6365176269</text:p>
          </table:table-cell>
          <table:table-cell office:value-type="float" office:value="364.42013377921" calcext:value-type="float">
            <text:p>364.4201337792</text:p>
          </table:table-cell>
          <table:table-cell office:value-type="float" office:value="377.201220517064" calcext:value-type="float">
            <text:p>377.2012205171</text:p>
          </table:table-cell>
          <table:table-cell office:value-type="float" office:value="364.727380082817" calcext:value-type="float">
            <text:p>364.7273800828</text:p>
          </table:table-cell>
          <table:table-cell office:value-type="float" office:value="360.850179206527" calcext:value-type="float">
            <text:p>360.8501792065</text:p>
          </table:table-cell>
          <table:table-cell office:value-type="float" office:value="348.31945388369" calcext:value-type="float">
            <text:p>348.3194538837</text:p>
          </table:table-cell>
          <table:table-cell office:value-type="float" office:value="376.161754418474" calcext:value-type="float">
            <text:p>376.1617544185</text:p>
          </table:table-cell>
          <table:table-cell office:value-type="float" office:value="353.049450594224" calcext:value-type="float">
            <text:p>353.0494505942</text:p>
          </table:table-cell>
          <table:table-cell office:value-type="float" office:value="404.055426704172" calcext:value-type="float">
            <text:p>404.0554267042</text:p>
          </table:table-cell>
          <table:table-cell office:value-type="float" office:value="388.370747461321" calcext:value-type="float">
            <text:p>388.3707474613</text:p>
          </table:table-cell>
          <table:table-cell office:value-type="float" office:value="381.171264470025" calcext:value-type="float">
            <text:p>381.17126447</text:p>
          </table:table-cell>
          <table:table-cell office:value-type="float" office:value="369.6543101875" calcext:value-type="float">
            <text:p>369.6543101875</text:p>
          </table:table-cell>
          <table:table-cell office:value-type="float" office:value="358.077250797039" calcext:value-type="float">
            <text:p>358.077250797</text:p>
          </table:table-cell>
          <table:table-cell office:value-type="float" office:value="381.661745075388" calcext:value-type="float">
            <text:p>381.6617450754</text:p>
          </table:table-cell>
          <table:table-cell office:value-type="float" office:value="383.051813640263" calcext:value-type="float">
            <text:p>383.0518136403</text:p>
          </table:table-cell>
          <table:table-cell office:value-type="float" office:value="359.817063890215" calcext:value-type="float">
            <text:p>359.8170638902</text:p>
          </table:table-cell>
          <table:table-cell office:value-type="float" office:value="361.16948433777" calcext:value-type="float">
            <text:p>361.1694843378</text:p>
          </table:table-cell>
          <table:table-cell office:value-type="float" office:value="378.512242514536" calcext:value-type="float">
            <text:p>378.5122425145</text:p>
          </table:table-cell>
          <table:table-cell office:value-type="float" office:value="350.834472036232" calcext:value-type="float">
            <text:p>350.8344720362</text:p>
          </table:table-cell>
          <table:table-cell office:value-type="float" office:value="387.71422196393" calcext:value-type="float">
            <text:p>387.7142219639</text:p>
          </table:table-cell>
          <table:table-cell office:value-type="float" office:value="379.139792922414" calcext:value-type="float">
            <text:p>379.1397929224</text:p>
          </table:table-cell>
          <table:table-cell office:value-type="float" office:value="390.863559068503" calcext:value-type="float">
            <text:p>390.8635590685</text:p>
          </table:table-cell>
          <table:table-cell office:value-type="float" office:value="384.701518231175" calcext:value-type="float">
            <text:p>384.7015182312</text:p>
          </table:table-cell>
          <table:table-cell office:value-type="float" office:value="380.397557557762" calcext:value-type="float">
            <text:p>380.3975575578</text:p>
          </table:table-cell>
          <table:table-cell office:value-type="float" office:value="365.666837128536" calcext:value-type="float">
            <text:p>365.6668371285</text:p>
          </table:table-cell>
          <table:table-cell office:value-type="float" office:value="373.735417055656" calcext:value-type="float">
            <text:p>373.7354170557</text:p>
          </table:table-cell>
          <table:table-cell office:value-type="float" office:value="391.684751979209" calcext:value-type="float">
            <text:p>391.6847519792</text:p>
          </table:table-cell>
          <table:table-cell office:value-type="float" office:value="398.64438755469" calcext:value-type="float">
            <text:p>398.6443875547</text:p>
          </table:table-cell>
          <table:table-cell office:value-type="float" office:value="386.806650254535" calcext:value-type="float">
            <text:p>386.8066502545</text:p>
          </table:table-cell>
          <table:table-cell office:value-type="float" office:value="375.814711697526" calcext:value-type="float">
            <text:p>375.8147116975</text:p>
          </table:table-cell>
          <table:table-cell office:value-type="float" office:value="384.406886033515" calcext:value-type="float">
            <text:p>384.4068860335</text:p>
          </table:table-cell>
          <table:table-cell office:value-type="float" office:value="365.860053069073" calcext:value-type="float">
            <text:p>365.8600530691</text:p>
          </table:table-cell>
          <table:table-cell office:value-type="float" office:value="399.820329972023" calcext:value-type="float">
            <text:p>399.820329972</text:p>
          </table:table-cell>
          <table:table-cell office:value-type="float" office:value="380.966779813322" calcext:value-type="float">
            <text:p>380.9667798133</text:p>
          </table:table-cell>
          <table:table-cell office:value-type="float" office:value="368.355557406382" calcext:value-type="float">
            <text:p>368.3555574064</text:p>
          </table:table-cell>
          <table:table-cell office:value-type="float" office:value="390.702073715359" calcext:value-type="float">
            <text:p>390.7020737154</text:p>
          </table:table-cell>
          <table:table-cell office:value-type="float" office:value="392.820244480165" calcext:value-type="float">
            <text:p>392.8202444802</text:p>
          </table:table-cell>
          <table:table-cell office:value-type="float" office:value="378.960427545268" calcext:value-type="float">
            <text:p>378.9604275453</text:p>
          </table:table-cell>
          <table:table-cell office:value-type="float" office:value="348.348940348146" calcext:value-type="float">
            <text:p>348.3489403481</text:p>
          </table:table-cell>
          <table:table-cell office:value-type="float" office:value="357.500333658062" calcext:value-type="float">
            <text:p>357.5003336581</text:p>
          </table:table-cell>
          <table:table-cell office:value-type="float" office:value="357.077525145291" calcext:value-type="float">
            <text:p>357.0775251453</text:p>
          </table:table-cell>
          <table:table-cell office:value-type="float" office:value="406.82747276308" calcext:value-type="float">
            <text:p>406.8274727631</text:p>
          </table:table-cell>
          <table:table-cell office:value-type="float" office:value="386.376077439621" calcext:value-type="float">
            <text:p>386.3760774396</text:p>
          </table:table-cell>
          <table:table-cell office:value-type="float" office:value="358.414273784318" calcext:value-type="float">
            <text:p>358.4142737843</text:p>
          </table:table-cell>
          <table:table-cell office:value-type="float" office:value="391.414924430037" calcext:value-type="float">
            <text:p>391.41492443</text:p>
          </table:table-cell>
          <table:table-cell office:value-type="float" office:value="404.20762870016" calcext:value-type="float">
            <text:p>404.2076287002</text:p>
          </table:table-cell>
          <table:table-cell office:value-type="float" office:value="381.694004366145" calcext:value-type="float">
            <text:p>381.6940043661</text:p>
          </table:table-cell>
          <table:table-cell office:value-type="float" office:value="390.488607577669" calcext:value-type="float">
            <text:p>390.4886075777</text:p>
          </table:table-cell>
          <table:table-cell office:value-type="float" office:value="346.260843494802" calcext:value-type="float">
            <text:p>346.2608434948</text:p>
          </table:table-cell>
          <table:table-cell office:value-type="float" office:value="364.315823751812" calcext:value-type="float">
            <text:p>364.3158237518</text:p>
          </table:table-cell>
          <table:table-cell office:value-type="float" office:value="391.047755256558" calcext:value-type="float">
            <text:p>391.0477552566</text:p>
          </table:table-cell>
          <table:table-cell office:value-type="float" office:value="376.117840613006" calcext:value-type="float">
            <text:p>376.117840613</text:p>
          </table:table-cell>
          <table:table-cell office:value-type="float" office:value="379.645373476912" calcext:value-type="float">
            <text:p>379.6453734769</text:p>
          </table:table-cell>
          <table:table-cell office:value-type="float" office:value="332.176852619489" calcext:value-type="float">
            <text:p>332.1768526195</text:p>
          </table:table-cell>
          <table:table-cell office:value-type="float" office:value="344.057653404613" calcext:value-type="float">
            <text:p>344.0576534046</text:p>
          </table:table-cell>
          <table:table-cell office:value-type="float" office:value="353.477139141332" calcext:value-type="float">
            <text:p>353.4771391413</text:p>
          </table:table-cell>
          <table:table-cell office:value-type="float" office:value="371.289340849203" calcext:value-type="float">
            <text:p>371.2893408492</text:p>
          </table:table-cell>
          <table:table-cell office:value-type="float" office:value="382.376238490569" calcext:value-type="float">
            <text:p>382.3762384906</text:p>
          </table:table-cell>
          <table:table-cell office:value-type="float" office:value="335.973137544509" calcext:value-type="float">
            <text:p>335.9731375445</text:p>
          </table:table-cell>
          <table:table-cell office:value-type="float" office:value="357.406490835982" calcext:value-type="float">
            <text:p>357.406490836</text:p>
          </table:table-cell>
          <table:table-cell office:value-type="float" office:value="345.372817240934" calcext:value-type="float">
            <text:p>345.3728172409</text:p>
          </table:table-cell>
          <table:table-cell office:value-type="float" office:value="363.256518333614" calcext:value-type="float">
            <text:p>363.2565183336</text:p>
          </table:table-cell>
          <table:table-cell office:value-type="float" office:value="340.782714674647" calcext:value-type="float">
            <text:p>340.7827146746</text:p>
          </table:table-cell>
          <table:table-cell office:value-type="float" office:value="352.969715825621" calcext:value-type="float">
            <text:p>352.9697158256</text:p>
          </table:table-cell>
          <table:table-cell office:value-type="float" office:value="375.765980325353" calcext:value-type="float">
            <text:p>375.7659803254</text:p>
          </table:table-cell>
          <table:table-cell office:value-type="float" office:value="391.074771494841" calcext:value-type="float">
            <text:p>391.0747714948</text:p>
          </table:table-cell>
          <table:table-cell office:value-type="float" office:value="396.088493464969" calcext:value-type="float">
            <text:p>396.088493465</text:p>
          </table:table-cell>
          <table:table-cell office:value-type="float" office:value="363.64051253238" calcext:value-type="float">
            <text:p>363.6405125324</text:p>
          </table:table-cell>
          <table:table-cell office:value-type="float" office:value="383.313201550179" calcext:value-type="float">
            <text:p>383.3132015502</text:p>
          </table:table-cell>
          <table:table-cell office:value-type="float" office:value="361.796586915687" calcext:value-type="float">
            <text:p>361.7965869157</text:p>
          </table:table-cell>
        </table:table-row>
        <table:table-row table:style-name="ro1">
          <table:table-cell office:value-type="float" office:value="392.696009376771" calcext:value-type="float">
            <text:p>392.6960093768</text:p>
          </table:table-cell>
          <table:table-cell office:value-type="float" office:value="364.158951170373" calcext:value-type="float">
            <text:p>364.1589511704</text:p>
          </table:table-cell>
          <table:table-cell office:value-type="float" office:value="378.762820205371" calcext:value-type="float">
            <text:p>378.7628202054</text:p>
          </table:table-cell>
          <table:table-cell office:value-type="float" office:value="366.152436543175" calcext:value-type="float">
            <text:p>366.1524365432</text:p>
          </table:table-cell>
          <table:table-cell office:value-type="float" office:value="365.866681646894" calcext:value-type="float">
            <text:p>365.8666816469</text:p>
          </table:table-cell>
          <table:table-cell office:value-type="float" office:value="344.051785786759" calcext:value-type="float">
            <text:p>344.0517857868</text:p>
          </table:table-cell>
          <table:table-cell office:value-type="float" office:value="380.572042900453" calcext:value-type="float">
            <text:p>380.5720429005</text:p>
          </table:table-cell>
          <table:table-cell office:value-type="float" office:value="353.226484223532" calcext:value-type="float">
            <text:p>353.2264842235</text:p>
          </table:table-cell>
          <table:table-cell office:value-type="float" office:value="409.467882841111" calcext:value-type="float">
            <text:p>409.4678828411</text:p>
          </table:table-cell>
          <table:table-cell office:value-type="float" office:value="394.499436229195" calcext:value-type="float">
            <text:p>394.4994362292</text:p>
          </table:table-cell>
          <table:table-cell office:value-type="float" office:value="381.171264470025" calcext:value-type="float">
            <text:p>381.17126447</text:p>
          </table:table-cell>
          <table:table-cell office:value-type="float" office:value="378.661927342523" calcext:value-type="float">
            <text:p>378.6619273425</text:p>
          </table:table-cell>
          <table:table-cell office:value-type="float" office:value="359.99171909717" calcext:value-type="float">
            <text:p>359.9917190972</text:p>
          </table:table-cell>
          <table:table-cell office:value-type="float" office:value="383.465628683675" calcext:value-type="float">
            <text:p>383.4656286837</text:p>
          </table:table-cell>
          <table:table-cell office:value-type="float" office:value="385.227770915428" calcext:value-type="float">
            <text:p>385.2277709154</text:p>
          </table:table-cell>
          <table:table-cell office:value-type="float" office:value="361.590562814742" calcext:value-type="float">
            <text:p>361.5905628147</text:p>
          </table:table-cell>
          <table:table-cell office:value-type="float" office:value="359.926634303876" calcext:value-type="float">
            <text:p>359.9266343039</text:p>
          </table:table-cell>
          <table:table-cell office:value-type="float" office:value="375.974049537791" calcext:value-type="float">
            <text:p>375.9740495378</text:p>
          </table:table-cell>
          <table:table-cell office:value-type="float" office:value="350.834472036232" calcext:value-type="float">
            <text:p>350.8344720362</text:p>
          </table:table-cell>
          <table:table-cell office:value-type="float" office:value="387.906143894851" calcext:value-type="float">
            <text:p>387.9061438949</text:p>
          </table:table-cell>
          <table:table-cell office:value-type="float" office:value="386.961116125579" calcext:value-type="float">
            <text:p>386.9611161256</text:p>
          </table:table-cell>
          <table:table-cell office:value-type="float" office:value="397.499416916127" calcext:value-type="float">
            <text:p>397.4994169161</text:p>
          </table:table-cell>
          <table:table-cell office:value-type="float" office:value="382.761801512764" calcext:value-type="float">
            <text:p>382.7618015128</text:p>
          </table:table-cell>
          <table:table-cell office:value-type="float" office:value="382.656575039282" calcext:value-type="float">
            <text:p>382.6565750393</text:p>
          </table:table-cell>
          <table:table-cell office:value-type="float" office:value="368.958568403971" calcext:value-type="float">
            <text:p>368.958568404</text:p>
          </table:table-cell>
          <table:table-cell office:value-type="float" office:value="371.302455249115" calcext:value-type="float">
            <text:p>371.3024552491</text:p>
          </table:table-cell>
          <table:table-cell office:value-type="float" office:value="401.839797287796" calcext:value-type="float">
            <text:p>401.8397972878</text:p>
          </table:table-cell>
          <table:table-cell office:value-type="float" office:value="397.327976947716" calcext:value-type="float">
            <text:p>397.3279769477</text:p>
          </table:table-cell>
          <table:table-cell office:value-type="float" office:value="390.423547958299" calcext:value-type="float">
            <text:p>390.4235479583</text:p>
          </table:table-cell>
          <table:table-cell office:value-type="float" office:value="374.640911349356" calcext:value-type="float">
            <text:p>374.6409113494</text:p>
          </table:table-cell>
          <table:table-cell office:value-type="float" office:value="385.184773910276" calcext:value-type="float">
            <text:p>385.1847739103</text:p>
          </table:table-cell>
          <table:table-cell office:value-type="float" office:value="365.846292546447" calcext:value-type="float">
            <text:p>365.8462925464</text:p>
          </table:table-cell>
          <table:table-cell office:value-type="float" office:value="399.883668848113" calcext:value-type="float">
            <text:p>399.8836688481</text:p>
          </table:table-cell>
          <table:table-cell office:value-type="float" office:value="377.887626356243" calcext:value-type="float">
            <text:p>377.8876263562</text:p>
          </table:table-cell>
          <table:table-cell office:value-type="float" office:value="372.841449370286" calcext:value-type="float">
            <text:p>372.8414493703</text:p>
          </table:table-cell>
          <table:table-cell office:value-type="float" office:value="394.566965957694" calcext:value-type="float">
            <text:p>394.5669659577</text:p>
          </table:table-cell>
          <table:table-cell office:value-type="float" office:value="401.489328117209" calcext:value-type="float">
            <text:p>401.4893281172</text:p>
          </table:table-cell>
          <table:table-cell office:value-type="float" office:value="388.110925820253" calcext:value-type="float">
            <text:p>388.1109258203</text:p>
          </table:table-cell>
          <table:table-cell office:value-type="float" office:value="342.379919656589" calcext:value-type="float">
            <text:p>342.3799196566</text:p>
          </table:table-cell>
          <table:table-cell office:value-type="float" office:value="374.564806054373" calcext:value-type="float">
            <text:p>374.5648060544</text:p>
          </table:table-cell>
          <table:table-cell office:value-type="float" office:value="360.196004534142" calcext:value-type="float">
            <text:p>360.1960045341</text:p>
          </table:table-cell>
          <table:table-cell office:value-type="float" office:value="410.010500505804" calcext:value-type="float">
            <text:p>410.0105005058</text:p>
          </table:table-cell>
          <table:table-cell office:value-type="float" office:value="400.247555622473" calcext:value-type="float">
            <text:p>400.2475556225</text:p>
          </table:table-cell>
          <table:table-cell office:value-type="float" office:value="367.835955767844" calcext:value-type="float">
            <text:p>367.8359557678</text:p>
          </table:table-cell>
          <table:table-cell office:value-type="float" office:value="396.393031263144" calcext:value-type="float">
            <text:p>396.3930312631</text:p>
          </table:table-cell>
          <table:table-cell office:value-type="float" office:value="406.383165530032" calcext:value-type="float">
            <text:p>406.38316553</text:p>
          </table:table-cell>
          <table:table-cell office:value-type="float" office:value="385.363953323263" calcext:value-type="float">
            <text:p>385.3639533233</text:p>
          </table:table-cell>
          <table:table-cell office:value-type="float" office:value="401.907247018966" calcext:value-type="float">
            <text:p>401.907247019</text:p>
          </table:table-cell>
          <table:table-cell office:value-type="float" office:value="344.065734294912" calcext:value-type="float">
            <text:p>344.0657342949</text:p>
          </table:table-cell>
          <table:table-cell office:value-type="float" office:value="366.566958574616" calcext:value-type="float">
            <text:p>366.5669585746</text:p>
          </table:table-cell>
          <table:table-cell office:value-type="float" office:value="394.721759913452" calcext:value-type="float">
            <text:p>394.7217599135</text:p>
          </table:table-cell>
          <table:table-cell office:value-type="float" office:value="375.724346490549" calcext:value-type="float">
            <text:p>375.7243464905</text:p>
          </table:table-cell>
          <table:table-cell office:value-type="float" office:value="383.831485951171" calcext:value-type="float">
            <text:p>383.8314859512</text:p>
          </table:table-cell>
          <table:table-cell office:value-type="float" office:value="340.209776042338" calcext:value-type="float">
            <text:p>340.2097760423</text:p>
          </table:table-cell>
          <table:table-cell office:value-type="float" office:value="346.138301317363" calcext:value-type="float">
            <text:p>346.1383013174</text:p>
          </table:table-cell>
          <table:table-cell office:value-type="float" office:value="359.297470252889" calcext:value-type="float">
            <text:p>359.2974702529</text:p>
          </table:table-cell>
          <table:table-cell office:value-type="float" office:value="377.090093699229" calcext:value-type="float">
            <text:p>377.0900936992</text:p>
          </table:table-cell>
          <table:table-cell office:value-type="float" office:value="382.419210406483" calcext:value-type="float">
            <text:p>382.4192104065</text:p>
          </table:table-cell>
          <table:table-cell office:value-type="float" office:value="343.850509471391" calcext:value-type="float">
            <text:p>343.8505094714</text:p>
          </table:table-cell>
          <table:table-cell office:value-type="float" office:value="368.906544626441" calcext:value-type="float">
            <text:p>368.9065446264</text:p>
          </table:table-cell>
          <table:table-cell office:value-type="float" office:value="344.963609957433" calcext:value-type="float">
            <text:p>344.9636099574</text:p>
          </table:table-cell>
          <table:table-cell office:value-type="float" office:value="368.147150342252" calcext:value-type="float">
            <text:p>368.1471503423</text:p>
          </table:table-cell>
          <table:table-cell office:value-type="float" office:value="354.146570861692" calcext:value-type="float">
            <text:p>354.1465708617</text:p>
          </table:table-cell>
          <table:table-cell office:value-type="float" office:value="354.533297344465" calcext:value-type="float">
            <text:p>354.5332973445</text:p>
          </table:table-cell>
          <table:table-cell office:value-type="float" office:value="377.296517631798" calcext:value-type="float">
            <text:p>377.2965176318</text:p>
          </table:table-cell>
          <table:table-cell office:value-type="float" office:value="384.986204522425" calcext:value-type="float">
            <text:p>384.9862045224</text:p>
          </table:table-cell>
          <table:table-cell office:value-type="float" office:value="396.155318947517" calcext:value-type="float">
            <text:p>396.1553189475</text:p>
          </table:table-cell>
          <table:table-cell office:value-type="float" office:value="378.681355874923" calcext:value-type="float">
            <text:p>378.6813558749</text:p>
          </table:table-cell>
          <table:table-cell office:value-type="float" office:value="395.879546224797" calcext:value-type="float">
            <text:p>395.8795462248</text:p>
          </table:table-cell>
          <table:table-cell office:value-type="float" office:value="358.435697983243" calcext:value-type="float">
            <text:p>358.4356979832</text:p>
          </table:table-cell>
        </table:table-row>
        <table:table-row table:style-name="ro1">
          <table:table-cell office:value-type="float" office:value="390.497907790731" calcext:value-type="float">
            <text:p>390.4979077907</text:p>
          </table:table-cell>
          <table:table-cell office:value-type="float" office:value="361.404418540167" calcext:value-type="float">
            <text:p>361.4044185402</text:p>
          </table:table-cell>
          <table:table-cell office:value-type="float" office:value="373.27519225963" calcext:value-type="float">
            <text:p>373.2751922596</text:p>
          </table:table-cell>
          <table:table-cell office:value-type="float" office:value="370.501984041486" calcext:value-type="float">
            <text:p>370.5019840415</text:p>
          </table:table-cell>
          <table:table-cell office:value-type="float" office:value="380.892354910909" calcext:value-type="float">
            <text:p>380.8923549109</text:p>
          </table:table-cell>
          <table:table-cell office:value-type="float" office:value="350.321589772729" calcext:value-type="float">
            <text:p>350.3215897727</text:p>
          </table:table-cell>
          <table:table-cell office:value-type="float" office:value="392.018803981955" calcext:value-type="float">
            <text:p>392.018803982</text:p>
          </table:table-cell>
          <table:table-cell office:value-type="float" office:value="353.469909579697" calcext:value-type="float">
            <text:p>353.4699095797</text:p>
          </table:table-cell>
          <table:table-cell office:value-type="float" office:value="409.295541066696" calcext:value-type="float">
            <text:p>409.2955410667</text:p>
          </table:table-cell>
          <table:table-cell office:value-type="float" office:value="392.62935476871" calcext:value-type="float">
            <text:p>392.6293547687</text:p>
          </table:table-cell>
          <table:table-cell office:value-type="float" office:value="397.533270872681" calcext:value-type="float">
            <text:p>397.5332708727</text:p>
          </table:table-cell>
          <table:table-cell office:value-type="float" office:value="394.398313913168" calcext:value-type="float">
            <text:p>394.3983139132</text:p>
          </table:table-cell>
          <table:table-cell office:value-type="float" office:value="358.389841561667" calcext:value-type="float">
            <text:p>358.3898415617</text:p>
          </table:table-cell>
          <table:table-cell office:value-type="float" office:value="385.254411987116" calcext:value-type="float">
            <text:p>385.2544119871</text:p>
          </table:table-cell>
          <table:table-cell office:value-type="float" office:value="404.333535577915" calcext:value-type="float">
            <text:p>404.3335355779</text:p>
          </table:table-cell>
          <table:table-cell office:value-type="float" office:value="363.940324954195" calcext:value-type="float">
            <text:p>363.9403249542</text:p>
          </table:table-cell>
          <table:table-cell office:value-type="float" office:value="362.129430315022" calcext:value-type="float">
            <text:p>362.129430315</text:p>
          </table:table-cell>
          <table:table-cell office:value-type="float" office:value="381.023602336119" calcext:value-type="float">
            <text:p>381.0236023361</text:p>
          </table:table-cell>
          <table:table-cell office:value-type="float" office:value="350.834472036232" calcext:value-type="float">
            <text:p>350.8344720362</text:p>
          </table:table-cell>
          <table:table-cell office:value-type="float" office:value="387.965150160073" calcext:value-type="float">
            <text:p>387.9651501601</text:p>
          </table:table-cell>
          <table:table-cell office:value-type="float" office:value="393.280632103776" calcext:value-type="float">
            <text:p>393.2806321038</text:p>
          </table:table-cell>
          <table:table-cell office:value-type="float" office:value="395.56453241061" calcext:value-type="float">
            <text:p>395.5645324106</text:p>
          </table:table-cell>
          <table:table-cell office:value-type="float" office:value="388.286834537018" calcext:value-type="float">
            <text:p>388.286834537</text:p>
          </table:table-cell>
          <table:table-cell office:value-type="float" office:value="395.373873051291" calcext:value-type="float">
            <text:p>395.3738730513</text:p>
          </table:table-cell>
          <table:table-cell office:value-type="float" office:value="366.986143204045" calcext:value-type="float">
            <text:p>366.986143204</text:p>
          </table:table-cell>
          <table:table-cell office:value-type="float" office:value="387.128212150898" calcext:value-type="float">
            <text:p>387.1282121509</text:p>
          </table:table-cell>
          <table:table-cell office:value-type="float" office:value="403.438416240264" calcext:value-type="float">
            <text:p>403.4384162403</text:p>
          </table:table-cell>
          <table:table-cell office:value-type="float" office:value="403.346444526167" calcext:value-type="float">
            <text:p>403.3464445262</text:p>
          </table:table-cell>
          <table:table-cell office:value-type="float" office:value="396.391284246124" calcext:value-type="float">
            <text:p>396.3912842461</text:p>
          </table:table-cell>
          <table:table-cell office:value-type="float" office:value="375.356979664997" calcext:value-type="float">
            <text:p>375.356979665</text:p>
          </table:table-cell>
          <table:table-cell office:value-type="float" office:value="388.064881177708" calcext:value-type="float">
            <text:p>388.0648811777</text:p>
          </table:table-cell>
          <table:table-cell office:value-type="float" office:value="366.80530070716" calcext:value-type="float">
            <text:p>366.8053007072</text:p>
          </table:table-cell>
          <table:table-cell office:value-type="float" office:value="402.873603198325" calcext:value-type="float">
            <text:p>402.8736031983</text:p>
          </table:table-cell>
          <table:table-cell office:value-type="float" office:value="383.538563972449" calcext:value-type="float">
            <text:p>383.5385639724</text:p>
          </table:table-cell>
          <table:table-cell office:value-type="float" office:value="372.841449370286" calcext:value-type="float">
            <text:p>372.8414493703</text:p>
          </table:table-cell>
          <table:table-cell office:value-type="float" office:value="394.490706440404" calcext:value-type="float">
            <text:p>394.4907064404</text:p>
          </table:table-cell>
          <table:table-cell office:value-type="float" office:value="387.993989632509" calcext:value-type="float">
            <text:p>387.9939896325</text:p>
          </table:table-cell>
          <table:table-cell office:value-type="float" office:value="392.473405923038" calcext:value-type="float">
            <text:p>392.473405923</text:p>
          </table:table-cell>
          <table:table-cell office:value-type="float" office:value="349.621404385839" calcext:value-type="float">
            <text:p>349.6214043858</text:p>
          </table:table-cell>
          <table:table-cell office:value-type="float" office:value="382.17520337352" calcext:value-type="float">
            <text:p>382.1752033735</text:p>
          </table:table-cell>
          <table:table-cell office:value-type="float" office:value="361.351960859242" calcext:value-type="float">
            <text:p>361.3519608592</text:p>
          </table:table-cell>
          <table:table-cell office:value-type="float" office:value="405.574242732675" calcext:value-type="float">
            <text:p>405.5742427327</text:p>
          </table:table-cell>
          <table:table-cell office:value-type="float" office:value="406.67218625517" calcext:value-type="float">
            <text:p>406.6721862552</text:p>
          </table:table-cell>
          <table:table-cell office:value-type="float" office:value="372.122544355068" calcext:value-type="float">
            <text:p>372.1225443551</text:p>
          </table:table-cell>
          <table:table-cell office:value-type="float" office:value="396.106908820257" calcext:value-type="float">
            <text:p>396.1069088203</text:p>
          </table:table-cell>
          <table:table-cell office:value-type="float" office:value="405.230623546864" calcext:value-type="float">
            <text:p>405.2306235469</text:p>
          </table:table-cell>
          <table:table-cell office:value-type="float" office:value="386.056973924199" calcext:value-type="float">
            <text:p>386.0569739242</text:p>
          </table:table-cell>
          <table:table-cell office:value-type="float" office:value="412.801341883379" calcext:value-type="float">
            <text:p>412.8013418834</text:p>
          </table:table-cell>
          <table:table-cell office:value-type="float" office:value="344.42708570565" calcext:value-type="float">
            <text:p>344.4270857057</text:p>
          </table:table-cell>
          <table:table-cell office:value-type="float" office:value="370.348158486349" calcext:value-type="float">
            <text:p>370.3481584863</text:p>
          </table:table-cell>
          <table:table-cell office:value-type="float" office:value="394.056821787047" calcext:value-type="float">
            <text:p>394.056821787</text:p>
          </table:table-cell>
          <table:table-cell office:value-type="float" office:value="375.724346490549" calcext:value-type="float">
            <text:p>375.7243464905</text:p>
          </table:table-cell>
          <table:table-cell office:value-type="float" office:value="384.594249783041" calcext:value-type="float">
            <text:p>384.594249783</text:p>
          </table:table-cell>
          <table:table-cell office:value-type="float" office:value="353.20551470265" calcext:value-type="float">
            <text:p>353.2055147027</text:p>
          </table:table-cell>
          <table:table-cell office:value-type="float" office:value="348.526108421866" calcext:value-type="float">
            <text:p>348.5261084219</text:p>
          </table:table-cell>
          <table:table-cell office:value-type="float" office:value="358.797004798573" calcext:value-type="float">
            <text:p>358.7970047986</text:p>
          </table:table-cell>
          <table:table-cell office:value-type="float" office:value="382.596663683409" calcext:value-type="float">
            <text:p>382.5966636834</text:p>
          </table:table-cell>
          <table:table-cell office:value-type="float" office:value="376.914358976324" calcext:value-type="float">
            <text:p>376.9143589763</text:p>
          </table:table-cell>
          <table:table-cell office:value-type="float" office:value="349.811407975725" calcext:value-type="float">
            <text:p>349.8114079757</text:p>
          </table:table-cell>
          <table:table-cell office:value-type="float" office:value="372.888226420171" calcext:value-type="float">
            <text:p>372.8882264202</text:p>
          </table:table-cell>
          <table:table-cell office:value-type="float" office:value="344.963609957433" calcext:value-type="float">
            <text:p>344.9636099574</text:p>
          </table:table-cell>
          <table:table-cell office:value-type="float" office:value="373.346945512146" calcext:value-type="float">
            <text:p>373.3469455121</text:p>
          </table:table-cell>
          <table:table-cell office:value-type="float" office:value="351.766948043153" calcext:value-type="float">
            <text:p>351.7669480432</text:p>
          </table:table-cell>
          <table:table-cell office:value-type="float" office:value="350.638931235249" calcext:value-type="float">
            <text:p>350.6389312352</text:p>
          </table:table-cell>
          <table:table-cell office:value-type="float" office:value="375.417676024954" calcext:value-type="float">
            <text:p>375.417676025</text:p>
          </table:table-cell>
          <table:table-cell office:value-type="float" office:value="388.685371618922" calcext:value-type="float">
            <text:p>388.6853716189</text:p>
          </table:table-cell>
          <table:table-cell office:value-type="float" office:value="399.388031129934" calcext:value-type="float">
            <text:p>399.3880311299</text:p>
          </table:table-cell>
          <table:table-cell office:value-type="float" office:value="388.502871634446" calcext:value-type="float">
            <text:p>388.5028716344</text:p>
          </table:table-cell>
          <table:table-cell office:value-type="float" office:value="398.477360340305" calcext:value-type="float">
            <text:p>398.4773603403</text:p>
          </table:table-cell>
          <table:table-cell office:value-type="float" office:value="359.546156837604" calcext:value-type="float">
            <text:p>359.5461568376</text:p>
          </table:table-cell>
        </table:table-row>
        <table:table-row table:style-name="ro1">
          <table:table-cell office:value-type="float" office:value="383.137037173176" calcext:value-type="float">
            <text:p>383.1370371732</text:p>
          </table:table-cell>
          <table:table-cell office:value-type="float" office:value="362.424278747717" calcext:value-type="float">
            <text:p>362.4242787477</text:p>
          </table:table-cell>
          <table:table-cell office:value-type="float" office:value="385.131382409099" calcext:value-type="float">
            <text:p>385.1313824091</text:p>
          </table:table-cell>
          <table:table-cell office:value-type="float" office:value="364.112596861479" calcext:value-type="float">
            <text:p>364.1125968615</text:p>
          </table:table-cell>
          <table:table-cell office:value-type="float" office:value="381.541043672083" calcext:value-type="float">
            <text:p>381.5410436721</text:p>
          </table:table-cell>
          <table:table-cell office:value-type="float" office:value="361.426649716908" calcext:value-type="float">
            <text:p>361.4266497169</text:p>
          </table:table-cell>
          <table:table-cell office:value-type="float" office:value="395.914669858661" calcext:value-type="float">
            <text:p>395.9146698587</text:p>
          </table:table-cell>
          <table:table-cell office:value-type="float" office:value="352.76907304913" calcext:value-type="float">
            <text:p>352.7690730491</text:p>
          </table:table-cell>
          <table:table-cell office:value-type="float" office:value="408.417955376201" calcext:value-type="float">
            <text:p>408.4179553762</text:p>
          </table:table-cell>
          <table:table-cell office:value-type="float" office:value="396.701384623853" calcext:value-type="float">
            <text:p>396.7013846239</text:p>
          </table:table-cell>
          <table:table-cell office:value-type="float" office:value="404.771098029721" calcext:value-type="float">
            <text:p>404.7710980297</text:p>
          </table:table-cell>
          <table:table-cell office:value-type="float" office:value="395.749506211458" calcext:value-type="float">
            <text:p>395.7495062115</text:p>
          </table:table-cell>
          <table:table-cell office:value-type="float" office:value="361.31144221914" calcext:value-type="float">
            <text:p>361.3114422191</text:p>
          </table:table-cell>
          <table:table-cell office:value-type="float" office:value="382.947476075967" calcext:value-type="float">
            <text:p>382.947476076</text:p>
          </table:table-cell>
          <table:table-cell office:value-type="float" office:value="402.005331900509" calcext:value-type="float">
            <text:p>402.0053319005</text:p>
          </table:table-cell>
          <table:table-cell office:value-type="float" office:value="364.134206498314" calcext:value-type="float">
            <text:p>364.1342064983</text:p>
          </table:table-cell>
          <table:table-cell office:value-type="float" office:value="365.396915861458" calcext:value-type="float">
            <text:p>365.3969158615</text:p>
          </table:table-cell>
          <table:table-cell office:value-type="float" office:value="399.711917156039" calcext:value-type="float">
            <text:p>399.711917156</text:p>
          </table:table-cell>
          <table:table-cell office:value-type="float" office:value="371.211410580999" calcext:value-type="float">
            <text:p>371.211410581</text:p>
          </table:table-cell>
          <table:table-cell office:value-type="float" office:value="387.890873803784" calcext:value-type="float">
            <text:p>387.8908738038</text:p>
          </table:table-cell>
          <table:table-cell office:value-type="float" office:value="395.922186286368" calcext:value-type="float">
            <text:p>395.9221862864</text:p>
          </table:table-cell>
          <table:table-cell office:value-type="float" office:value="396.218339128751" calcext:value-type="float">
            <text:p>396.2183391288</text:p>
          </table:table-cell>
          <table:table-cell office:value-type="float" office:value="390.466150810049" calcext:value-type="float">
            <text:p>390.46615081</text:p>
          </table:table-cell>
          <table:table-cell office:value-type="float" office:value="402.141874766642" calcext:value-type="float">
            <text:p>402.1418747666</text:p>
          </table:table-cell>
          <table:table-cell office:value-type="float" office:value="367.068347207579" calcext:value-type="float">
            <text:p>367.0683472076</text:p>
          </table:table-cell>
          <table:table-cell office:value-type="float" office:value="410.190904995947" calcext:value-type="float">
            <text:p>410.1909049959</text:p>
          </table:table-cell>
          <table:table-cell office:value-type="float" office:value="400.40540880793" calcext:value-type="float">
            <text:p>400.4054088079</text:p>
          </table:table-cell>
          <table:table-cell office:value-type="float" office:value="407.648307546862" calcext:value-type="float">
            <text:p>407.6483075469</text:p>
          </table:table-cell>
          <table:table-cell office:value-type="float" office:value="393.24154974306" calcext:value-type="float">
            <text:p>393.2415497431</text:p>
          </table:table-cell>
          <table:table-cell office:value-type="float" office:value="375.142382479057" calcext:value-type="float">
            <text:p>375.1423824791</text:p>
          </table:table-cell>
          <table:table-cell office:value-type="float" office:value="395.258698520074" calcext:value-type="float">
            <text:p>395.2586985201</text:p>
          </table:table-cell>
          <table:table-cell office:value-type="float" office:value="367.233516758961" calcext:value-type="float">
            <text:p>367.233516759</text:p>
          </table:table-cell>
          <table:table-cell office:value-type="float" office:value="403.30622446566" calcext:value-type="float">
            <text:p>403.3062244657</text:p>
          </table:table-cell>
          <table:table-cell office:value-type="float" office:value="387.954545638794" calcext:value-type="float">
            <text:p>387.9545456388</text:p>
          </table:table-cell>
          <table:table-cell office:value-type="float" office:value="388.31337378949" calcext:value-type="float">
            <text:p>388.3133737895</text:p>
          </table:table-cell>
          <table:table-cell office:value-type="float" office:value="395.292924163965" calcext:value-type="float">
            <text:p>395.292924164</text:p>
          </table:table-cell>
          <table:table-cell office:value-type="float" office:value="388.6847673598" calcext:value-type="float">
            <text:p>388.6847673598</text:p>
          </table:table-cell>
          <table:table-cell office:value-type="float" office:value="392.541202746228" calcext:value-type="float">
            <text:p>392.5412027462</text:p>
          </table:table-cell>
          <table:table-cell office:value-type="float" office:value="367.375454518484" calcext:value-type="float">
            <text:p>367.3754545185</text:p>
          </table:table-cell>
          <table:table-cell office:value-type="float" office:value="379.353941280609" calcext:value-type="float">
            <text:p>379.3539412806</text:p>
          </table:table-cell>
          <table:table-cell office:value-type="float" office:value="361.027211624392" calcext:value-type="float">
            <text:p>361.0272116244</text:p>
          </table:table-cell>
          <table:table-cell office:value-type="float" office:value="418.70909863256" calcext:value-type="float">
            <text:p>418.7090986326</text:p>
          </table:table-cell>
          <table:table-cell office:value-type="float" office:value="407.417040443729" calcext:value-type="float">
            <text:p>407.4170404437</text:p>
          </table:table-cell>
          <table:table-cell office:value-type="float" office:value="374.058920569076" calcext:value-type="float">
            <text:p>374.0589205691</text:p>
          </table:table-cell>
          <table:table-cell office:value-type="float" office:value="400.598272419778" calcext:value-type="float">
            <text:p>400.5982724198</text:p>
          </table:table-cell>
          <table:table-cell office:value-type="float" office:value="416.093695215209" calcext:value-type="float">
            <text:p>416.0936952152</text:p>
          </table:table-cell>
          <table:table-cell office:value-type="float" office:value="383.297628380097" calcext:value-type="float">
            <text:p>383.2976283801</text:p>
          </table:table-cell>
          <table:table-cell office:value-type="float" office:value="417.094509780419" calcext:value-type="float">
            <text:p>417.0945097804</text:p>
          </table:table-cell>
          <table:table-cell office:value-type="float" office:value="347.486800163511" calcext:value-type="float">
            <text:p>347.4868001635</text:p>
          </table:table-cell>
          <table:table-cell office:value-type="float" office:value="377.300205755717" calcext:value-type="float">
            <text:p>377.3002057557</text:p>
          </table:table-cell>
          <table:table-cell office:value-type="float" office:value="397.030599970069" calcext:value-type="float">
            <text:p>397.0305999701</text:p>
          </table:table-cell>
          <table:table-cell office:value-type="float" office:value="384.7378406902" calcext:value-type="float">
            <text:p>384.7378406902</text:p>
          </table:table-cell>
          <table:table-cell office:value-type="float" office:value="389.619542817646" calcext:value-type="float">
            <text:p>389.6195428176</text:p>
          </table:table-cell>
          <table:table-cell office:value-type="float" office:value="351.837224117265" calcext:value-type="float">
            <text:p>351.8372241173</text:p>
          </table:table-cell>
          <table:table-cell office:value-type="float" office:value="348.096263016278" calcext:value-type="float">
            <text:p>348.0962630163</text:p>
          </table:table-cell>
          <table:table-cell office:value-type="float" office:value="357.624066549279" calcext:value-type="float">
            <text:p>357.6240665493</text:p>
          </table:table-cell>
          <table:table-cell office:value-type="float" office:value="400.225319034557" calcext:value-type="float">
            <text:p>400.2253190346</text:p>
          </table:table-cell>
          <table:table-cell office:value-type="float" office:value="382.178576510677" calcext:value-type="float">
            <text:p>382.1785765107</text:p>
          </table:table-cell>
          <table:table-cell office:value-type="float" office:value="360.15706052808" calcext:value-type="float">
            <text:p>360.1570605281</text:p>
          </table:table-cell>
          <table:table-cell office:value-type="float" office:value="373.774953518348" calcext:value-type="float">
            <text:p>373.7749535183</text:p>
          </table:table-cell>
          <table:table-cell office:value-type="float" office:value="347.972501524624" calcext:value-type="float">
            <text:p>347.9725015246</text:p>
          </table:table-cell>
          <table:table-cell office:value-type="float" office:value="374.213554223782" calcext:value-type="float">
            <text:p>374.2135542238</text:p>
          </table:table-cell>
          <table:table-cell office:value-type="float" office:value="354.54377915219" calcext:value-type="float">
            <text:p>354.5437791522</text:p>
          </table:table-cell>
          <table:table-cell office:value-type="float" office:value="343.938285565019" calcext:value-type="float">
            <text:p>343.938285565</text:p>
          </table:table-cell>
          <table:table-cell office:value-type="float" office:value="380.014272334116" calcext:value-type="float">
            <text:p>380.0142723341</text:p>
          </table:table-cell>
          <table:table-cell office:value-type="float" office:value="396.512643295988" calcext:value-type="float">
            <text:p>396.512643296</text:p>
          </table:table-cell>
          <table:table-cell office:value-type="float" office:value="401.85113789396" calcext:value-type="float">
            <text:p>401.851137894</text:p>
          </table:table-cell>
          <table:table-cell office:value-type="float" office:value="393.852519576038" calcext:value-type="float">
            <text:p>393.852519576</text:p>
          </table:table-cell>
          <table:table-cell office:value-type="float" office:value="399.535492331723" calcext:value-type="float">
            <text:p>399.5354923317</text:p>
          </table:table-cell>
          <table:table-cell office:value-type="float" office:value="371.733795654597" calcext:value-type="float">
            <text:p>371.7337956546</text:p>
          </table:table-cell>
        </table:table-row>
        <table:table-row table:style-name="ro1">
          <table:table-cell office:value-type="float" office:value="384.579562867959" calcext:value-type="float">
            <text:p>384.579562868</text:p>
          </table:table-cell>
          <table:table-cell office:value-type="float" office:value="375.819302412971" calcext:value-type="float">
            <text:p>375.819302413</text:p>
          </table:table-cell>
          <table:table-cell office:value-type="float" office:value="391.563369660875" calcext:value-type="float">
            <text:p>391.5633696609</text:p>
          </table:table-cell>
          <table:table-cell office:value-type="float" office:value="364.839043045091" calcext:value-type="float">
            <text:p>364.8390430451</text:p>
          </table:table-cell>
          <table:table-cell office:value-type="float" office:value="380.702109651842" calcext:value-type="float">
            <text:p>380.7021096518</text:p>
          </table:table-cell>
          <table:table-cell office:value-type="float" office:value="360.101722910286" calcext:value-type="float">
            <text:p>360.1017229103</text:p>
          </table:table-cell>
          <table:table-cell office:value-type="float" office:value="396.251085069207" calcext:value-type="float">
            <text:p>396.2510850692</text:p>
          </table:table-cell>
          <table:table-cell office:value-type="float" office:value="352.975496015271" calcext:value-type="float">
            <text:p>352.9754960153</text:p>
          </table:table-cell>
          <table:table-cell office:value-type="float" office:value="404.43380355269" calcext:value-type="float">
            <text:p>404.4338035527</text:p>
          </table:table-cell>
          <table:table-cell office:value-type="float" office:value="403.183036521457" calcext:value-type="float">
            <text:p>403.1830365215</text:p>
          </table:table-cell>
          <table:table-cell office:value-type="float" office:value="414.67069787543" calcext:value-type="float">
            <text:p>414.6706978754</text:p>
          </table:table-cell>
          <table:table-cell office:value-type="float" office:value="395.746026813625" calcext:value-type="float">
            <text:p>395.7460268136</text:p>
          </table:table-cell>
          <table:table-cell office:value-type="float" office:value="358.62464184509" calcext:value-type="float">
            <text:p>358.6246418451</text:p>
          </table:table-cell>
          <table:table-cell office:value-type="float" office:value="382.067640458781" calcext:value-type="float">
            <text:p>382.0676404588</text:p>
          </table:table-cell>
          <table:table-cell office:value-type="float" office:value="413.155038633928" calcext:value-type="float">
            <text:p>413.1550386339</text:p>
          </table:table-cell>
          <table:table-cell office:value-type="float" office:value="356.050658611819" calcext:value-type="float">
            <text:p>356.0506586118</text:p>
          </table:table-cell>
          <table:table-cell office:value-type="float" office:value="366.896171042071" calcext:value-type="float">
            <text:p>366.8961710421</text:p>
          </table:table-cell>
          <table:table-cell office:value-type="float" office:value="400.805128502551" calcext:value-type="float">
            <text:p>400.8051285026</text:p>
          </table:table-cell>
          <table:table-cell office:value-type="float" office:value="379.529678914489" calcext:value-type="float">
            <text:p>379.5296789145</text:p>
          </table:table-cell>
          <table:table-cell office:value-type="float" office:value="391.890618563999" calcext:value-type="float">
            <text:p>391.890618564</text:p>
          </table:table-cell>
          <table:table-cell office:value-type="float" office:value="394.058819938755" calcext:value-type="float">
            <text:p>394.0588199388</text:p>
          </table:table-cell>
          <table:table-cell office:value-type="float" office:value="395.801733286498" calcext:value-type="float">
            <text:p>395.8017332865</text:p>
          </table:table-cell>
          <table:table-cell office:value-type="float" office:value="392.542892086275" calcext:value-type="float">
            <text:p>392.5428920863</text:p>
          </table:table-cell>
          <table:table-cell office:value-type="float" office:value="409.391835857851" calcext:value-type="float">
            <text:p>409.3918358579</text:p>
          </table:table-cell>
          <table:table-cell office:value-type="float" office:value="364.619288734213" calcext:value-type="float">
            <text:p>364.6192887342</text:p>
          </table:table-cell>
          <table:table-cell office:value-type="float" office:value="413.852703964338" calcext:value-type="float">
            <text:p>413.8527039643</text:p>
          </table:table-cell>
          <table:table-cell office:value-type="float" office:value="400.464853885908" calcext:value-type="float">
            <text:p>400.4648538859</text:p>
          </table:table-cell>
          <table:table-cell office:value-type="float" office:value="419.558886350392" calcext:value-type="float">
            <text:p>419.5588863504</text:p>
          </table:table-cell>
          <table:table-cell office:value-type="float" office:value="383.437999951041" calcext:value-type="float">
            <text:p>383.437999951</text:p>
          </table:table-cell>
          <table:table-cell office:value-type="float" office:value="375.341902670787" calcext:value-type="float">
            <text:p>375.3419026708</text:p>
          </table:table-cell>
          <table:table-cell office:value-type="float" office:value="400.321780732812" calcext:value-type="float">
            <text:p>400.3217807328</text:p>
          </table:table-cell>
          <table:table-cell office:value-type="float" office:value="372.304408278977" calcext:value-type="float">
            <text:p>372.304408279</text:p>
          </table:table-cell>
          <table:table-cell office:value-type="float" office:value="403.483923943327" calcext:value-type="float">
            <text:p>403.4839239433</text:p>
          </table:table-cell>
          <table:table-cell office:value-type="float" office:value="385.548673283669" calcext:value-type="float">
            <text:p>385.5486732837</text:p>
          </table:table-cell>
          <table:table-cell office:value-type="float" office:value="392.932264866997" calcext:value-type="float">
            <text:p>392.932264867</text:p>
          </table:table-cell>
          <table:table-cell office:value-type="float" office:value="415.558228959428" calcext:value-type="float">
            <text:p>415.5582289594</text:p>
          </table:table-cell>
          <table:table-cell office:value-type="float" office:value="385.564867072047" calcext:value-type="float">
            <text:p>385.564867072</text:p>
          </table:table-cell>
          <table:table-cell office:value-type="float" office:value="393.770253645186" calcext:value-type="float">
            <text:p>393.7702536452</text:p>
          </table:table-cell>
          <table:table-cell office:value-type="float" office:value="375.996633872971" calcext:value-type="float">
            <text:p>375.996633873</text:p>
          </table:table-cell>
          <table:table-cell office:value-type="float" office:value="388.682458470248" calcext:value-type="float">
            <text:p>388.6824584702</text:p>
          </table:table-cell>
          <table:table-cell office:value-type="float" office:value="368.8185241991" calcext:value-type="float">
            <text:p>368.8185241991</text:p>
          </table:table-cell>
          <table:table-cell office:value-type="float" office:value="426.942708231161" calcext:value-type="float">
            <text:p>426.9427082312</text:p>
          </table:table-cell>
          <table:table-cell office:value-type="float" office:value="407.399289068559" calcext:value-type="float">
            <text:p>407.3992890686</text:p>
          </table:table-cell>
          <table:table-cell office:value-type="float" office:value="374.859698906853" calcext:value-type="float">
            <text:p>374.8596989069</text:p>
          </table:table-cell>
          <table:table-cell office:value-type="float" office:value="402.291219884902" calcext:value-type="float">
            <text:p>402.2912198849</text:p>
          </table:table-cell>
          <table:table-cell office:value-type="float" office:value="416.81955426256" calcext:value-type="float">
            <text:p>416.8195542626</text:p>
          </table:table-cell>
          <table:table-cell office:value-type="float" office:value="395.58005084648" calcext:value-type="float">
            <text:p>395.5800508465</text:p>
          </table:table-cell>
          <table:table-cell office:value-type="float" office:value="418.115534806878" calcext:value-type="float">
            <text:p>418.1155348069</text:p>
          </table:table-cell>
          <table:table-cell office:value-type="float" office:value="344.412601709985" calcext:value-type="float">
            <text:p>344.41260171</text:p>
          </table:table-cell>
          <table:table-cell office:value-type="float" office:value="381.060400067385" calcext:value-type="float">
            <text:p>381.0604000674</text:p>
          </table:table-cell>
          <table:table-cell office:value-type="float" office:value="404.013402241935" calcext:value-type="float">
            <text:p>404.0134022419</text:p>
          </table:table-cell>
          <table:table-cell office:value-type="float" office:value="392.551435554975" calcext:value-type="float">
            <text:p>392.551435555</text:p>
          </table:table-cell>
          <table:table-cell office:value-type="float" office:value="392.461445513718" calcext:value-type="float">
            <text:p>392.4614455137</text:p>
          </table:table-cell>
          <table:table-cell office:value-type="float" office:value="363.521897731306" calcext:value-type="float">
            <text:p>363.5218977313</text:p>
          </table:table-cell>
          <table:table-cell office:value-type="float" office:value="360.192268509137" calcext:value-type="float">
            <text:p>360.1922685091</text:p>
          </table:table-cell>
          <table:table-cell office:value-type="float" office:value="356.879007758346" calcext:value-type="float">
            <text:p>356.8790077583</text:p>
          </table:table-cell>
          <table:table-cell office:value-type="float" office:value="414.57441436292" calcext:value-type="float">
            <text:p>414.5744143629</text:p>
          </table:table-cell>
          <table:table-cell office:value-type="float" office:value="386.238991242617" calcext:value-type="float">
            <text:p>386.2389912426</text:p>
          </table:table-cell>
          <table:table-cell office:value-type="float" office:value="361.962068617273" calcext:value-type="float">
            <text:p>361.9620686173</text:p>
          </table:table-cell>
          <table:table-cell office:value-type="float" office:value="373.774953518348" calcext:value-type="float">
            <text:p>373.7749535183</text:p>
          </table:table-cell>
          <table:table-cell office:value-type="float" office:value="347.972501524624" calcext:value-type="float">
            <text:p>347.9725015246</text:p>
          </table:table-cell>
          <table:table-cell office:value-type="float" office:value="381.148030703835" calcext:value-type="float">
            <text:p>381.1480307038</text:p>
          </table:table-cell>
          <table:table-cell office:value-type="float" office:value="352.775109051785" calcext:value-type="float">
            <text:p>352.7751090518</text:p>
          </table:table-cell>
          <table:table-cell office:value-type="float" office:value="343.123279542733" calcext:value-type="float">
            <text:p>343.1232795427</text:p>
          </table:table-cell>
          <table:table-cell office:value-type="float" office:value="380.014272334116" calcext:value-type="float">
            <text:p>380.0142723341</text:p>
          </table:table-cell>
          <table:table-cell office:value-type="float" office:value="405.415279478406" calcext:value-type="float">
            <text:p>405.4152794784</text:p>
          </table:table-cell>
          <table:table-cell office:value-type="float" office:value="405.933230953253" calcext:value-type="float">
            <text:p>405.9332309533</text:p>
          </table:table-cell>
          <table:table-cell office:value-type="float" office:value="394.06665737363" calcext:value-type="float">
            <text:p>394.0666573736</text:p>
          </table:table-cell>
          <table:table-cell office:value-type="float" office:value="401.78116981095" calcext:value-type="float">
            <text:p>401.781169811</text:p>
          </table:table-cell>
          <table:table-cell office:value-type="float" office:value="371.601931622035" calcext:value-type="float">
            <text:p>371.601931622</text:p>
          </table:table-cell>
        </table:table-row>
        <table:table-row table:style-name="ro1">
          <table:table-cell office:value-type="float" office:value="387.512896721766" calcext:value-type="float">
            <text:p>387.5128967218</text:p>
          </table:table-cell>
          <table:table-cell office:value-type="float" office:value="382.107178372765" calcext:value-type="float">
            <text:p>382.1071783728</text:p>
          </table:table-cell>
          <table:table-cell office:value-type="float" office:value="391.887287503772" calcext:value-type="float">
            <text:p>391.8872875038</text:p>
          </table:table-cell>
          <table:table-cell office:value-type="float" office:value="365.348812745411" calcext:value-type="float">
            <text:p>365.3488127454</text:p>
          </table:table-cell>
          <table:table-cell office:value-type="float" office:value="380.536156931174" calcext:value-type="float">
            <text:p>380.5361569312</text:p>
          </table:table-cell>
          <table:table-cell office:value-type="float" office:value="356.459311591715" calcext:value-type="float">
            <text:p>356.4593115917</text:p>
          </table:table-cell>
          <table:table-cell office:value-type="float" office:value="397.635672937886" calcext:value-type="float">
            <text:p>397.6356729379</text:p>
          </table:table-cell>
          <table:table-cell office:value-type="float" office:value="359.089547652188" calcext:value-type="float">
            <text:p>359.0895476522</text:p>
          </table:table-cell>
          <table:table-cell office:value-type="float" office:value="407.306656160021" calcext:value-type="float">
            <text:p>407.30665616</text:p>
          </table:table-cell>
          <table:table-cell office:value-type="float" office:value="410.662300518185" calcext:value-type="float">
            <text:p>410.6623005182</text:p>
          </table:table-cell>
          <table:table-cell office:value-type="float" office:value="421.432510258988" calcext:value-type="float">
            <text:p>421.432510259</text:p>
          </table:table-cell>
          <table:table-cell office:value-type="float" office:value="397.809407007376" calcext:value-type="float">
            <text:p>397.8094070074</text:p>
          </table:table-cell>
          <table:table-cell office:value-type="float" office:value="369.903736789948" calcext:value-type="float">
            <text:p>369.9037367899</text:p>
          </table:table-cell>
          <table:table-cell office:value-type="float" office:value="402.689255252885" calcext:value-type="float">
            <text:p>402.6892552529</text:p>
          </table:table-cell>
          <table:table-cell office:value-type="float" office:value="413.155038633928" calcext:value-type="float">
            <text:p>413.1550386339</text:p>
          </table:table-cell>
          <table:table-cell office:value-type="float" office:value="359.169501741669" calcext:value-type="float">
            <text:p>359.1695017417</text:p>
          </table:table-cell>
          <table:table-cell office:value-type="float" office:value="367.175758737987" calcext:value-type="float">
            <text:p>367.175758738</text:p>
          </table:table-cell>
          <table:table-cell office:value-type="float" office:value="405.961890852262" calcext:value-type="float">
            <text:p>405.9618908523</text:p>
          </table:table-cell>
          <table:table-cell office:value-type="float" office:value="382.558856915928" calcext:value-type="float">
            <text:p>382.5588569159</text:p>
          </table:table-cell>
          <table:table-cell office:value-type="float" office:value="390.466856423686" calcext:value-type="float">
            <text:p>390.4668564237</text:p>
          </table:table-cell>
          <table:table-cell office:value-type="float" office:value="392.77642080968" calcext:value-type="float">
            <text:p>392.7764208097</text:p>
          </table:table-cell>
          <table:table-cell office:value-type="float" office:value="395.800022607168" calcext:value-type="float">
            <text:p>395.8000226072</text:p>
          </table:table-cell>
          <table:table-cell office:value-type="float" office:value="392.802757821319" calcext:value-type="float">
            <text:p>392.8027578213</text:p>
          </table:table-cell>
          <table:table-cell office:value-type="float" office:value="408.225977487107" calcext:value-type="float">
            <text:p>408.2259774871</text:p>
          </table:table-cell>
          <table:table-cell office:value-type="float" office:value="366.723261082841" calcext:value-type="float">
            <text:p>366.7232610828</text:p>
          </table:table-cell>
          <table:table-cell office:value-type="float" office:value="415.792657537739" calcext:value-type="float">
            <text:p>415.7926575377</text:p>
          </table:table-cell>
          <table:table-cell office:value-type="float" office:value="399.522530961421" calcext:value-type="float">
            <text:p>399.5225309614</text:p>
          </table:table-cell>
          <table:table-cell office:value-type="float" office:value="424.261363509705" calcext:value-type="float">
            <text:p>424.2613635097</text:p>
          </table:table-cell>
          <table:table-cell office:value-type="float" office:value="395.850187469228" calcext:value-type="float">
            <text:p>395.8501874692</text:p>
          </table:table-cell>
          <table:table-cell office:value-type="float" office:value="384.320775430705" calcext:value-type="float">
            <text:p>384.3207754307</text:p>
          </table:table-cell>
          <table:table-cell office:value-type="float" office:value="408.968134803254" calcext:value-type="float">
            <text:p>408.9681348033</text:p>
          </table:table-cell>
          <table:table-cell office:value-type="float" office:value="376.122256931401" calcext:value-type="float">
            <text:p>376.1222569314</text:p>
          </table:table-cell>
          <table:table-cell office:value-type="float" office:value="403.483923943327" calcext:value-type="float">
            <text:p>403.4839239433</text:p>
          </table:table-cell>
          <table:table-cell office:value-type="float" office:value="394.055028057447" calcext:value-type="float">
            <text:p>394.0550280574</text:p>
          </table:table-cell>
          <table:table-cell office:value-type="float" office:value="400.404640043418" calcext:value-type="float">
            <text:p>400.4046400434</text:p>
          </table:table-cell>
          <table:table-cell office:value-type="float" office:value="415.314544451237" calcext:value-type="float">
            <text:p>415.3145444512</text:p>
          </table:table-cell>
          <table:table-cell office:value-type="float" office:value="384.497844504078" calcext:value-type="float">
            <text:p>384.4978445041</text:p>
          </table:table-cell>
          <table:table-cell office:value-type="float" office:value="392.574144442756" calcext:value-type="float">
            <text:p>392.5741444428</text:p>
          </table:table-cell>
          <table:table-cell office:value-type="float" office:value="384.139768307113" calcext:value-type="float">
            <text:p>384.1397683071</text:p>
          </table:table-cell>
          <table:table-cell office:value-type="float" office:value="390.447985075148" calcext:value-type="float">
            <text:p>390.4479850751</text:p>
          </table:table-cell>
          <table:table-cell office:value-type="float" office:value="376.002840200089" calcext:value-type="float">
            <text:p>376.0028402001</text:p>
          </table:table-cell>
          <table:table-cell office:value-type="float" office:value="433.467441865636" calcext:value-type="float">
            <text:p>433.4674418656</text:p>
          </table:table-cell>
          <table:table-cell office:value-type="float" office:value="407.346492177573" calcext:value-type="float">
            <text:p>407.3464921776</text:p>
          </table:table-cell>
          <table:table-cell office:value-type="float" office:value="388.198758714943" calcext:value-type="float">
            <text:p>388.1987587149</text:p>
          </table:table-cell>
          <table:table-cell office:value-type="float" office:value="403.171416533513" calcext:value-type="float">
            <text:p>403.1714165335</text:p>
          </table:table-cell>
          <table:table-cell office:value-type="float" office:value="418.663954397652" calcext:value-type="float">
            <text:p>418.6639543977</text:p>
          </table:table-cell>
          <table:table-cell office:value-type="float" office:value="399.147118308728" calcext:value-type="float">
            <text:p>399.1471183087</text:p>
          </table:table-cell>
          <table:table-cell office:value-type="float" office:value="418.146060328654" calcext:value-type="float">
            <text:p>418.1460603287</text:p>
          </table:table-cell>
          <table:table-cell office:value-type="float" office:value="342.975062638694" calcext:value-type="float">
            <text:p>342.9750626387</text:p>
          </table:table-cell>
          <table:table-cell office:value-type="float" office:value="380.860679335368" calcext:value-type="float">
            <text:p>380.8606793354</text:p>
          </table:table-cell>
          <table:table-cell office:value-type="float" office:value="410.637249796743" calcext:value-type="float">
            <text:p>410.6372497967</text:p>
          </table:table-cell>
          <table:table-cell office:value-type="float" office:value="395.839268353758" calcext:value-type="float">
            <text:p>395.8392683538</text:p>
          </table:table-cell>
          <table:table-cell office:value-type="float" office:value="390.890288340537" calcext:value-type="float">
            <text:p>390.8902883405</text:p>
          </table:table-cell>
          <table:table-cell office:value-type="float" office:value="363.875849073937" calcext:value-type="float">
            <text:p>363.8758490739</text:p>
          </table:table-cell>
          <table:table-cell office:value-type="float" office:value="366.684389753696" calcext:value-type="float">
            <text:p>366.6843897537</text:p>
          </table:table-cell>
          <table:table-cell office:value-type="float" office:value="356.879007758346" calcext:value-type="float">
            <text:p>356.8790077583</text:p>
          </table:table-cell>
          <table:table-cell office:value-type="float" office:value="413.980112076366" calcext:value-type="float">
            <text:p>413.9801120764</text:p>
          </table:table-cell>
          <table:table-cell office:value-type="float" office:value="391.037563165204" calcext:value-type="float">
            <text:p>391.0375631652</text:p>
          </table:table-cell>
          <table:table-cell office:value-type="float" office:value="366.014080781806" calcext:value-type="float">
            <text:p>366.0140807818</text:p>
          </table:table-cell>
          <table:table-cell office:value-type="float" office:value="376.5804661867" calcext:value-type="float">
            <text:p>376.5804661867</text:p>
          </table:table-cell>
          <table:table-cell office:value-type="float" office:value="356.427706146475" calcext:value-type="float">
            <text:p>356.4277061465</text:p>
          </table:table-cell>
          <table:table-cell office:value-type="float" office:value="385.804743969576" calcext:value-type="float">
            <text:p>385.8047439696</text:p>
          </table:table-cell>
          <table:table-cell office:value-type="float" office:value="353.432722107573" calcext:value-type="float">
            <text:p>353.4327221076</text:p>
          </table:table-cell>
          <table:table-cell office:value-type="float" office:value="350.736157697123" calcext:value-type="float">
            <text:p>350.7361576971</text:p>
          </table:table-cell>
          <table:table-cell office:value-type="float" office:value="378.095741561177" calcext:value-type="float">
            <text:p>378.0957415612</text:p>
          </table:table-cell>
          <table:table-cell office:value-type="float" office:value="407.445677084402" calcext:value-type="float">
            <text:p>407.4456770844</text:p>
          </table:table-cell>
          <table:table-cell office:value-type="float" office:value="413.597038727613" calcext:value-type="float">
            <text:p>413.5970387276</text:p>
          </table:table-cell>
          <table:table-cell office:value-type="float" office:value="393.785148013849" calcext:value-type="float">
            <text:p>393.7851480138</text:p>
          </table:table-cell>
          <table:table-cell office:value-type="float" office:value="406.873913308543" calcext:value-type="float">
            <text:p>406.8739133085</text:p>
          </table:table-cell>
          <table:table-cell office:value-type="float" office:value="372.379674131569" calcext:value-type="float">
            <text:p>372.3796741316</text:p>
          </table:table-cell>
        </table:table-row>
        <table:table-row table:style-name="ro1">
          <table:table-cell office:value-type="float" office:value="391.057762836683" calcext:value-type="float">
            <text:p>391.0577628367</text:p>
          </table:table-cell>
          <table:table-cell office:value-type="float" office:value="395.42201769654" calcext:value-type="float">
            <text:p>395.4220176965</text:p>
          </table:table-cell>
          <table:table-cell office:value-type="float" office:value="391.250755093373" calcext:value-type="float">
            <text:p>391.2507550934</text:p>
          </table:table-cell>
          <table:table-cell office:value-type="float" office:value="365.888331568274" calcext:value-type="float">
            <text:p>365.8883315683</text:p>
          </table:table-cell>
          <table:table-cell office:value-type="float" office:value="383.692944835042" calcext:value-type="float">
            <text:p>383.692944835</text:p>
          </table:table-cell>
          <table:table-cell office:value-type="float" office:value="363.283554871526" calcext:value-type="float">
            <text:p>363.2835548715</text:p>
          </table:table-cell>
          <table:table-cell office:value-type="float" office:value="401.774890941848" calcext:value-type="float">
            <text:p>401.7748909418</text:p>
          </table:table-cell>
          <table:table-cell office:value-type="float" office:value="359.049759431568" calcext:value-type="float">
            <text:p>359.0497594316</text:p>
          </table:table-cell>
          <table:table-cell office:value-type="float" office:value="406.497104813411" calcext:value-type="float">
            <text:p>406.4971048134</text:p>
          </table:table-cell>
          <table:table-cell office:value-type="float" office:value="419.327303127897" calcext:value-type="float">
            <text:p>419.3273031279</text:p>
          </table:table-cell>
          <table:table-cell office:value-type="float" office:value="417.083697986713" calcext:value-type="float">
            <text:p>417.0836979867</text:p>
          </table:table-cell>
          <table:table-cell office:value-type="float" office:value="399.579640295184" calcext:value-type="float">
            <text:p>399.5796402952</text:p>
          </table:table-cell>
          <table:table-cell office:value-type="float" office:value="364.090830705108" calcext:value-type="float">
            <text:p>364.0908307051</text:p>
          </table:table-cell>
          <table:table-cell office:value-type="float" office:value="403.488840330971" calcext:value-type="float">
            <text:p>403.488840331</text:p>
          </table:table-cell>
          <table:table-cell office:value-type="float" office:value="410.333942133602" calcext:value-type="float">
            <text:p>410.3339421336</text:p>
          </table:table-cell>
          <table:table-cell office:value-type="float" office:value="368.167573129498" calcext:value-type="float">
            <text:p>368.1675731295</text:p>
          </table:table-cell>
          <table:table-cell office:value-type="float" office:value="365.786784266281" calcext:value-type="float">
            <text:p>365.7867842663</text:p>
          </table:table-cell>
          <table:table-cell office:value-type="float" office:value="401.048911415195" calcext:value-type="float">
            <text:p>401.0489114152</text:p>
          </table:table-cell>
          <table:table-cell office:value-type="float" office:value="388.622515688646" calcext:value-type="float">
            <text:p>388.6225156886</text:p>
          </table:table-cell>
          <table:table-cell office:value-type="float" office:value="397.860964982655" calcext:value-type="float">
            <text:p>397.8609649827</text:p>
          </table:table-cell>
          <table:table-cell office:value-type="float" office:value="407.110532741285" calcext:value-type="float">
            <text:p>407.1105327413</text:p>
          </table:table-cell>
          <table:table-cell office:value-type="float" office:value="395.800022607168" calcext:value-type="float">
            <text:p>395.8000226072</text:p>
          </table:table-cell>
          <table:table-cell office:value-type="float" office:value="392.874352855115" calcext:value-type="float">
            <text:p>392.8743528551</text:p>
          </table:table-cell>
          <table:table-cell office:value-type="float" office:value="410.289674204487" calcext:value-type="float">
            <text:p>410.2896742045</text:p>
          </table:table-cell>
          <table:table-cell office:value-type="float" office:value="367.963586096502" calcext:value-type="float">
            <text:p>367.9635860965</text:p>
          </table:table-cell>
          <table:table-cell office:value-type="float" office:value="415.970715398997" calcext:value-type="float">
            <text:p>415.970715399</text:p>
          </table:table-cell>
          <table:table-cell office:value-type="float" office:value="409.469973750737" calcext:value-type="float">
            <text:p>409.4699737507</text:p>
          </table:table-cell>
          <table:table-cell office:value-type="float" office:value="430.041468519458" calcext:value-type="float">
            <text:p>430.0414685195</text:p>
          </table:table-cell>
          <table:table-cell office:value-type="float" office:value="411.145449066448" calcext:value-type="float">
            <text:p>411.1454490664</text:p>
          </table:table-cell>
          <table:table-cell office:value-type="float" office:value="391.245369817744" calcext:value-type="float">
            <text:p>391.2453698177</text:p>
          </table:table-cell>
          <table:table-cell office:value-type="float" office:value="409.971726611735" calcext:value-type="float">
            <text:p>409.9717266117</text:p>
          </table:table-cell>
          <table:table-cell office:value-type="float" office:value="383.706697144492" calcext:value-type="float">
            <text:p>383.7066971445</text:p>
          </table:table-cell>
          <table:table-cell office:value-type="float" office:value="403.769074467836" calcext:value-type="float">
            <text:p>403.7690744678</text:p>
          </table:table-cell>
          <table:table-cell office:value-type="float" office:value="403.793273523749" calcext:value-type="float">
            <text:p>403.7932735237</text:p>
          </table:table-cell>
          <table:table-cell office:value-type="float" office:value="400.345961602346" calcext:value-type="float">
            <text:p>400.3459616023</text:p>
          </table:table-cell>
          <table:table-cell office:value-type="float" office:value="415.365318546469" calcext:value-type="float">
            <text:p>415.3653185465</text:p>
          </table:table-cell>
          <table:table-cell office:value-type="float" office:value="400.146874638154" calcext:value-type="float">
            <text:p>400.1468746382</text:p>
          </table:table-cell>
          <table:table-cell office:value-type="float" office:value="395.368985129804" calcext:value-type="float">
            <text:p>395.3689851298</text:p>
          </table:table-cell>
          <table:table-cell office:value-type="float" office:value="386.249909868977" calcext:value-type="float">
            <text:p>386.249909869</text:p>
          </table:table-cell>
          <table:table-cell office:value-type="float" office:value="384.33026308839" calcext:value-type="float">
            <text:p>384.3302630884</text:p>
          </table:table-cell>
          <table:table-cell office:value-type="float" office:value="379.844022554374" calcext:value-type="float">
            <text:p>379.8440225544</text:p>
          </table:table-cell>
          <table:table-cell office:value-type="float" office:value="434.89995327701" calcext:value-type="float">
            <text:p>434.899953277</text:p>
          </table:table-cell>
          <table:table-cell office:value-type="float" office:value="407.956349196422" calcext:value-type="float">
            <text:p>407.9563491964</text:p>
          </table:table-cell>
          <table:table-cell office:value-type="float" office:value="389.386286670384" calcext:value-type="float">
            <text:p>389.3862866704</text:p>
          </table:table-cell>
          <table:table-cell office:value-type="float" office:value="397.288744899036" calcext:value-type="float">
            <text:p>397.288744899</text:p>
          </table:table-cell>
          <table:table-cell office:value-type="float" office:value="419.811748646869" calcext:value-type="float">
            <text:p>419.8117486469</text:p>
          </table:table-cell>
          <table:table-cell office:value-type="float" office:value="397.189845423982" calcext:value-type="float">
            <text:p>397.189845424</text:p>
          </table:table-cell>
          <table:table-cell office:value-type="float" office:value="418.228783223308" calcext:value-type="float">
            <text:p>418.2287832233</text:p>
          </table:table-cell>
          <table:table-cell office:value-type="float" office:value="351.674050533149" calcext:value-type="float">
            <text:p>351.6740505331</text:p>
          </table:table-cell>
          <table:table-cell office:value-type="float" office:value="380.426188918658" calcext:value-type="float">
            <text:p>380.4261889187</text:p>
          </table:table-cell>
          <table:table-cell office:value-type="float" office:value="416.786790456509" calcext:value-type="float">
            <text:p>416.7867904565</text:p>
          </table:table-cell>
          <table:table-cell office:value-type="float" office:value="394.474186499872" calcext:value-type="float">
            <text:p>394.4741864999</text:p>
          </table:table-cell>
          <table:table-cell office:value-type="float" office:value="385.424852505676" calcext:value-type="float">
            <text:p>385.4248525057</text:p>
          </table:table-cell>
          <table:table-cell office:value-type="float" office:value="366.090043976794" calcext:value-type="float">
            <text:p>366.0900439768</text:p>
          </table:table-cell>
          <table:table-cell office:value-type="float" office:value="366.684389753696" calcext:value-type="float">
            <text:p>366.6843897537</text:p>
          </table:table-cell>
          <table:table-cell office:value-type="float" office:value="361.920176878464" calcext:value-type="float">
            <text:p>361.9201768785</text:p>
          </table:table-cell>
          <table:table-cell office:value-type="float" office:value="411.990771340869" calcext:value-type="float">
            <text:p>411.9907713409</text:p>
          </table:table-cell>
          <table:table-cell office:value-type="float" office:value="391.694796799609" calcext:value-type="float">
            <text:p>391.6947967996</text:p>
          </table:table-cell>
          <table:table-cell office:value-type="float" office:value="366.365303540843" calcext:value-type="float">
            <text:p>366.3653035408</text:p>
          </table:table-cell>
          <table:table-cell office:value-type="float" office:value="377.42336231294" calcext:value-type="float">
            <text:p>377.4233623129</text:p>
          </table:table-cell>
          <table:table-cell office:value-type="float" office:value="352.663429814154" calcext:value-type="float">
            <text:p>352.6634298142</text:p>
          </table:table-cell>
          <table:table-cell office:value-type="float" office:value="386.699786246785" calcext:value-type="float">
            <text:p>386.6997862468</text:p>
          </table:table-cell>
          <table:table-cell office:value-type="float" office:value="354.614097440697" calcext:value-type="float">
            <text:p>354.6140974407</text:p>
          </table:table-cell>
          <table:table-cell office:value-type="float" office:value="353.809055993268" calcext:value-type="float">
            <text:p>353.8090559933</text:p>
          </table:table-cell>
          <table:table-cell office:value-type="float" office:value="375.818058528106" calcext:value-type="float">
            <text:p>375.8180585281</text:p>
          </table:table-cell>
          <table:table-cell office:value-type="float" office:value="405.450499589144" calcext:value-type="float">
            <text:p>405.4504995891</text:p>
          </table:table-cell>
          <table:table-cell office:value-type="float" office:value="420.736170231632" calcext:value-type="float">
            <text:p>420.7361702316</text:p>
          </table:table-cell>
          <table:table-cell office:value-type="float" office:value="393.785148013849" calcext:value-type="float">
            <text:p>393.7851480138</text:p>
          </table:table-cell>
          <table:table-cell office:value-type="float" office:value="407.559926188963" calcext:value-type="float">
            <text:p>407.559926189</text:p>
          </table:table-cell>
          <table:table-cell office:value-type="float" office:value="377.540468045581" calcext:value-type="float">
            <text:p>377.5404680456</text:p>
          </table:table-cell>
        </table:table-row>
        <table:table-row table:style-name="ro1">
          <table:table-cell office:value-type="float" office:value="390.767616323477" calcext:value-type="float">
            <text:p>390.7676163235</text:p>
          </table:table-cell>
          <table:table-cell office:value-type="float" office:value="398.278864360714" calcext:value-type="float">
            <text:p>398.2788643607</text:p>
          </table:table-cell>
          <table:table-cell office:value-type="float" office:value="395.527525622354" calcext:value-type="float">
            <text:p>395.5275256224</text:p>
          </table:table-cell>
          <table:table-cell office:value-type="float" office:value="361.948367195401" calcext:value-type="float">
            <text:p>361.9483671954</text:p>
          </table:table-cell>
          <table:table-cell office:value-type="float" office:value="376.852666953374" calcext:value-type="float">
            <text:p>376.8526669534</text:p>
          </table:table-cell>
          <table:table-cell office:value-type="float" office:value="368.860476418529" calcext:value-type="float">
            <text:p>368.8604764185</text:p>
          </table:table-cell>
          <table:table-cell office:value-type="float" office:value="407.923952781247" calcext:value-type="float">
            <text:p>407.9239527812</text:p>
          </table:table-cell>
          <table:table-cell office:value-type="float" office:value="359.049759431568" calcext:value-type="float">
            <text:p>359.0497594316</text:p>
          </table:table-cell>
          <table:table-cell office:value-type="float" office:value="403.718747794474" calcext:value-type="float">
            <text:p>403.7187477945</text:p>
          </table:table-cell>
          <table:table-cell office:value-type="float" office:value="420.674541624227" calcext:value-type="float">
            <text:p>420.6745416242</text:p>
          </table:table-cell>
          <table:table-cell office:value-type="float" office:value="413.923308894873" calcext:value-type="float">
            <text:p>413.9233088949</text:p>
          </table:table-cell>
          <table:table-cell office:value-type="float" office:value="399.579640295184" calcext:value-type="float">
            <text:p>399.5796402952</text:p>
          </table:table-cell>
          <table:table-cell office:value-type="float" office:value="374.999390436383" calcext:value-type="float">
            <text:p>374.9993904364</text:p>
          </table:table-cell>
          <table:table-cell office:value-type="float" office:value="404.876751428493" calcext:value-type="float">
            <text:p>404.8767514285</text:p>
          </table:table-cell>
          <table:table-cell office:value-type="float" office:value="417.792886579089" calcext:value-type="float">
            <text:p>417.7928865791</text:p>
          </table:table-cell>
          <table:table-cell office:value-type="float" office:value="375.603551070621" calcext:value-type="float">
            <text:p>375.6035510706</text:p>
          </table:table-cell>
          <table:table-cell office:value-type="float" office:value="366.430672902699" calcext:value-type="float">
            <text:p>366.4306729027</text:p>
          </table:table-cell>
          <table:table-cell office:value-type="float" office:value="418.544340441355" calcext:value-type="float">
            <text:p>418.5443404414</text:p>
          </table:table-cell>
          <table:table-cell office:value-type="float" office:value="384.672728972758" calcext:value-type="float">
            <text:p>384.6727289728</text:p>
          </table:table-cell>
          <table:table-cell office:value-type="float" office:value="389.81273938543" calcext:value-type="float">
            <text:p>389.8127393854</text:p>
          </table:table-cell>
          <table:table-cell office:value-type="float" office:value="411.43867227578" calcext:value-type="float">
            <text:p>411.4386722758</text:p>
          </table:table-cell>
          <table:table-cell office:value-type="float" office:value="397.44242197964" calcext:value-type="float">
            <text:p>397.4424219796</text:p>
          </table:table-cell>
          <table:table-cell office:value-type="float" office:value="386.075905990683" calcext:value-type="float">
            <text:p>386.0759059907</text:p>
          </table:table-cell>
          <table:table-cell office:value-type="float" office:value="417.537562104054" calcext:value-type="float">
            <text:p>417.5375621041</text:p>
          </table:table-cell>
          <table:table-cell office:value-type="float" office:value="368.083758718662" calcext:value-type="float">
            <text:p>368.0837587187</text:p>
          </table:table-cell>
          <table:table-cell office:value-type="float" office:value="415.710365999273" calcext:value-type="float">
            <text:p>415.7103659993</text:p>
          </table:table-cell>
          <table:table-cell office:value-type="float" office:value="413.382188610006" calcext:value-type="float">
            <text:p>413.38218861</text:p>
          </table:table-cell>
          <table:table-cell office:value-type="float" office:value="435.611174693348" calcext:value-type="float">
            <text:p>435.6111746933</text:p>
          </table:table-cell>
          <table:table-cell office:value-type="float" office:value="406.744392363743" calcext:value-type="float">
            <text:p>406.7443923637</text:p>
          </table:table-cell>
          <table:table-cell office:value-type="float" office:value="387.411453344264" calcext:value-type="float">
            <text:p>387.4114533443</text:p>
          </table:table-cell>
          <table:table-cell office:value-type="float" office:value="409.391936479844" calcext:value-type="float">
            <text:p>409.3919364798</text:p>
          </table:table-cell>
          <table:table-cell office:value-type="float" office:value="391.859975066038" calcext:value-type="float">
            <text:p>391.859975066</text:p>
          </table:table-cell>
          <table:table-cell office:value-type="float" office:value="410.646836757227" calcext:value-type="float">
            <text:p>410.6468367572</text:p>
          </table:table-cell>
          <table:table-cell office:value-type="float" office:value="405.613171570187" calcext:value-type="float">
            <text:p>405.6131715702</text:p>
          </table:table-cell>
          <table:table-cell office:value-type="float" office:value="400.113823855239" calcext:value-type="float">
            <text:p>400.1138238552</text:p>
          </table:table-cell>
          <table:table-cell office:value-type="float" office:value="428.488859097797" calcext:value-type="float">
            <text:p>428.4888590978</text:p>
          </table:table-cell>
          <table:table-cell office:value-type="float" office:value="406.074065836545" calcext:value-type="float">
            <text:p>406.0740658365</text:p>
          </table:table-cell>
          <table:table-cell office:value-type="float" office:value="399.230900901766" calcext:value-type="float">
            <text:p>399.2309009018</text:p>
          </table:table-cell>
          <table:table-cell office:value-type="float" office:value="387.704890359737" calcext:value-type="float">
            <text:p>387.7048903597</text:p>
          </table:table-cell>
          <table:table-cell office:value-type="float" office:value="381.643027267885" calcext:value-type="float">
            <text:p>381.6430272679</text:p>
          </table:table-cell>
          <table:table-cell office:value-type="float" office:value="381.58949013321" calcext:value-type="float">
            <text:p>381.5894901332</text:p>
          </table:table-cell>
          <table:table-cell office:value-type="float" office:value="434.99786039883" calcext:value-type="float">
            <text:p>434.9978603988</text:p>
          </table:table-cell>
          <table:table-cell office:value-type="float" office:value="411.477521667101" calcext:value-type="float">
            <text:p>411.4775216671</text:p>
          </table:table-cell>
          <table:table-cell office:value-type="float" office:value="387.453380395049" calcext:value-type="float">
            <text:p>387.453380395</text:p>
          </table:table-cell>
          <table:table-cell office:value-type="float" office:value="411.745406601608" calcext:value-type="float">
            <text:p>411.7454066016</text:p>
          </table:table-cell>
          <table:table-cell office:value-type="float" office:value="419.588502363597" calcext:value-type="float">
            <text:p>419.5885023636</text:p>
          </table:table-cell>
          <table:table-cell office:value-type="float" office:value="401.65216456589" calcext:value-type="float">
            <text:p>401.6521645659</text:p>
          </table:table-cell>
          <table:table-cell office:value-type="float" office:value="418.073826156174" calcext:value-type="float">
            <text:p>418.0738261562</text:p>
          </table:table-cell>
          <table:table-cell office:value-type="float" office:value="357.775905606242" calcext:value-type="float">
            <text:p>357.7759056062</text:p>
          </table:table-cell>
          <table:table-cell office:value-type="float" office:value="380.33290050766" calcext:value-type="float">
            <text:p>380.3329005077</text:p>
          </table:table-cell>
          <table:table-cell office:value-type="float" office:value="416.58404468876" calcext:value-type="float">
            <text:p>416.5840446888</text:p>
          </table:table-cell>
          <table:table-cell office:value-type="float" office:value="404.074269362137" calcext:value-type="float">
            <text:p>404.0742693621</text:p>
          </table:table-cell>
          <table:table-cell office:value-type="float" office:value="385.418564476388" calcext:value-type="float">
            <text:p>385.4185644764</text:p>
          </table:table-cell>
          <table:table-cell office:value-type="float" office:value="374.632319970818" calcext:value-type="float">
            <text:p>374.6323199708</text:p>
          </table:table-cell>
          <table:table-cell office:value-type="float" office:value="373.263264824306" calcext:value-type="float">
            <text:p>373.2632648243</text:p>
          </table:table-cell>
          <table:table-cell office:value-type="float" office:value="376.849753892145" calcext:value-type="float">
            <text:p>376.8497538921</text:p>
          </table:table-cell>
          <table:table-cell office:value-type="float" office:value="423.2502202385" calcext:value-type="float">
            <text:p>423.2502202385</text:p>
          </table:table-cell>
          <table:table-cell office:value-type="float" office:value="393.057335524348" calcext:value-type="float">
            <text:p>393.0573355243</text:p>
          </table:table-cell>
          <table:table-cell office:value-type="float" office:value="369.543676690185" calcext:value-type="float">
            <text:p>369.5436766902</text:p>
          </table:table-cell>
          <table:table-cell office:value-type="float" office:value="380.282917126804" calcext:value-type="float">
            <text:p>380.2829171268</text:p>
          </table:table-cell>
          <table:table-cell office:value-type="float" office:value="353.221997037484" calcext:value-type="float">
            <text:p>353.2219970375</text:p>
          </table:table-cell>
          <table:table-cell office:value-type="float" office:value="388.203809044749" calcext:value-type="float">
            <text:p>388.2038090447</text:p>
          </table:table-cell>
          <table:table-cell office:value-type="float" office:value="367.562654653547" calcext:value-type="float">
            <text:p>367.5626546535</text:p>
          </table:table-cell>
          <table:table-cell office:value-type="float" office:value="356.428973382044" calcext:value-type="float">
            <text:p>356.428973382</text:p>
          </table:table-cell>
          <table:table-cell office:value-type="float" office:value="375.758414122937" calcext:value-type="float">
            <text:p>375.7584141229</text:p>
          </table:table-cell>
          <table:table-cell office:value-type="float" office:value="402.620931608474" calcext:value-type="float">
            <text:p>402.6209316085</text:p>
          </table:table-cell>
          <table:table-cell office:value-type="float" office:value="430.223916107499" calcext:value-type="float">
            <text:p>430.2239161075</text:p>
          </table:table-cell>
          <table:table-cell office:value-type="float" office:value="396.006758218077" calcext:value-type="float">
            <text:p>396.0067582181</text:p>
          </table:table-cell>
          <table:table-cell office:value-type="float" office:value="405.200967661851" calcext:value-type="float">
            <text:p>405.2009676619</text:p>
          </table:table-cell>
          <table:table-cell office:value-type="float" office:value="374.478339577805" calcext:value-type="float">
            <text:p>374.4783395778</text:p>
          </table:table-cell>
        </table:table-row>
        <table:table-row table:style-name="ro1">
          <table:table-cell office:value-type="float" office:value="391.185769383567" calcext:value-type="float">
            <text:p>391.1857693836</text:p>
          </table:table-cell>
          <table:table-cell office:value-type="float" office:value="399.119533496224" calcext:value-type="float">
            <text:p>399.1195334962</text:p>
          </table:table-cell>
          <table:table-cell office:value-type="float" office:value="397.735221886195" calcext:value-type="float">
            <text:p>397.7352218862</text:p>
          </table:table-cell>
          <table:table-cell office:value-type="float" office:value="363.463479324746" calcext:value-type="float">
            <text:p>363.4634793247</text:p>
          </table:table-cell>
          <table:table-cell office:value-type="float" office:value="375.146603022522" calcext:value-type="float">
            <text:p>375.1466030225</text:p>
          </table:table-cell>
          <table:table-cell office:value-type="float" office:value="373.62023459922" calcext:value-type="float">
            <text:p>373.6202345992</text:p>
          </table:table-cell>
          <table:table-cell office:value-type="float" office:value="414.932502700983" calcext:value-type="float">
            <text:p>414.932502701</text:p>
          </table:table-cell>
          <table:table-cell office:value-type="float" office:value="361.28357623051" calcext:value-type="float">
            <text:p>361.2835762305</text:p>
          </table:table-cell>
          <table:table-cell office:value-type="float" office:value="405.654169191315" calcext:value-type="float">
            <text:p>405.6541691913</text:p>
          </table:table-cell>
          <table:table-cell office:value-type="float" office:value="424.328697430713" calcext:value-type="float">
            <text:p>424.3286974307</text:p>
          </table:table-cell>
          <table:table-cell office:value-type="float" office:value="426.724589826297" calcext:value-type="float">
            <text:p>426.7245898263</text:p>
          </table:table-cell>
          <table:table-cell office:value-type="float" office:value="399.713299807196" calcext:value-type="float">
            <text:p>399.7132998072</text:p>
          </table:table-cell>
          <table:table-cell office:value-type="float" office:value="374.519520340713" calcext:value-type="float">
            <text:p>374.5195203407</text:p>
          </table:table-cell>
          <table:table-cell office:value-type="float" office:value="404.876077463802" calcext:value-type="float">
            <text:p>404.8760774638</text:p>
          </table:table-cell>
          <table:table-cell office:value-type="float" office:value="426.845590620554" calcext:value-type="float">
            <text:p>426.8455906206</text:p>
          </table:table-cell>
          <table:table-cell office:value-type="float" office:value="377.651092753724" calcext:value-type="float">
            <text:p>377.6510927537</text:p>
          </table:table-cell>
          <table:table-cell office:value-type="float" office:value="367.18463078788" calcext:value-type="float">
            <text:p>367.1846307879</text:p>
          </table:table-cell>
          <table:table-cell office:value-type="float" office:value="418.41991368735" calcext:value-type="float">
            <text:p>418.4199136874</text:p>
          </table:table-cell>
          <table:table-cell office:value-type="float" office:value="391.862238350651" calcext:value-type="float">
            <text:p>391.8622383507</text:p>
          </table:table-cell>
          <table:table-cell office:value-type="float" office:value="384.381000420739" calcext:value-type="float">
            <text:p>384.3810004207</text:p>
          </table:table-cell>
          <table:table-cell office:value-type="float" office:value="420.445742088739" calcext:value-type="float">
            <text:p>420.4457420887</text:p>
          </table:table-cell>
          <table:table-cell office:value-type="float" office:value="400.772283153043" calcext:value-type="float">
            <text:p>400.772283153</text:p>
          </table:table-cell>
          <table:table-cell office:value-type="float" office:value="386.420196896614" calcext:value-type="float">
            <text:p>386.4201968966</text:p>
          </table:table-cell>
          <table:table-cell office:value-type="float" office:value="424.640757706258" calcext:value-type="float">
            <text:p>424.6407577063</text:p>
          </table:table-cell>
          <table:table-cell office:value-type="float" office:value="370.474716257108" calcext:value-type="float">
            <text:p>370.4747162571</text:p>
          </table:table-cell>
          <table:table-cell office:value-type="float" office:value="415.687277546549" calcext:value-type="float">
            <text:p>415.6872775465</text:p>
          </table:table-cell>
          <table:table-cell office:value-type="float" office:value="422.347890506111" calcext:value-type="float">
            <text:p>422.3478905061</text:p>
          </table:table-cell>
          <table:table-cell office:value-type="float" office:value="437.809945329923" calcext:value-type="float">
            <text:p>437.8099453299</text:p>
          </table:table-cell>
          <table:table-cell office:value-type="float" office:value="407.249627850202" calcext:value-type="float">
            <text:p>407.2496278502</text:p>
          </table:table-cell>
          <table:table-cell office:value-type="float" office:value="386.142204383665" calcext:value-type="float">
            <text:p>386.1422043837</text:p>
          </table:table-cell>
          <table:table-cell office:value-type="float" office:value="410.693314524492" calcext:value-type="float">
            <text:p>410.6933145245</text:p>
          </table:table-cell>
          <table:table-cell office:value-type="float" office:value="392.500756811309" calcext:value-type="float">
            <text:p>392.5007568113</text:p>
          </table:table-cell>
          <table:table-cell office:value-type="float" office:value="424.857960351216" calcext:value-type="float">
            <text:p>424.8579603512</text:p>
          </table:table-cell>
          <table:table-cell office:value-type="float" office:value="403.742237891978" calcext:value-type="float">
            <text:p>403.742237892</text:p>
          </table:table-cell>
          <table:table-cell office:value-type="float" office:value="405.052410775155" calcext:value-type="float">
            <text:p>405.0524107752</text:p>
          </table:table-cell>
          <table:table-cell office:value-type="float" office:value="414.381993205389" calcext:value-type="float">
            <text:p>414.3819932054</text:p>
          </table:table-cell>
          <table:table-cell office:value-type="float" office:value="408.021158120262" calcext:value-type="float">
            <text:p>408.0211581203</text:p>
          </table:table-cell>
          <table:table-cell office:value-type="float" office:value="405.638581214148" calcext:value-type="float">
            <text:p>405.6385812141</text:p>
          </table:table-cell>
          <table:table-cell office:value-type="float" office:value="387.851115203683" calcext:value-type="float">
            <text:p>387.8511152037</text:p>
          </table:table-cell>
          <table:table-cell office:value-type="float" office:value="388.25277245742" calcext:value-type="float">
            <text:p>388.2527724574</text:p>
          </table:table-cell>
          <table:table-cell office:value-type="float" office:value="383.746095971627" calcext:value-type="float">
            <text:p>383.7460959716</text:p>
          </table:table-cell>
          <table:table-cell office:value-type="float" office:value="447.145503199972" calcext:value-type="float">
            <text:p>447.1455032</text:p>
          </table:table-cell>
          <table:table-cell office:value-type="float" office:value="421.677685542561" calcext:value-type="float">
            <text:p>421.6776855426</text:p>
          </table:table-cell>
          <table:table-cell office:value-type="float" office:value="388.767481268396" calcext:value-type="float">
            <text:p>388.7674812684</text:p>
          </table:table-cell>
          <table:table-cell office:value-type="float" office:value="422.353744743014" calcext:value-type="float">
            <text:p>422.353744743</text:p>
          </table:table-cell>
          <table:table-cell office:value-type="float" office:value="418.367811507394" calcext:value-type="float">
            <text:p>418.3678115074</text:p>
          </table:table-cell>
          <table:table-cell office:value-type="float" office:value="404.37088556905" calcext:value-type="float">
            <text:p>404.3708855691</text:p>
          </table:table-cell>
          <table:table-cell office:value-type="float" office:value="419.254633236952" calcext:value-type="float">
            <text:p>419.254633237</text:p>
          </table:table-cell>
          <table:table-cell office:value-type="float" office:value="362.946071215152" calcext:value-type="float">
            <text:p>362.9460712152</text:p>
          </table:table-cell>
          <table:table-cell office:value-type="float" office:value="374.91973310405" calcext:value-type="float">
            <text:p>374.9197331041</text:p>
          </table:table-cell>
          <table:table-cell office:value-type="float" office:value="417.922755268445" calcext:value-type="float">
            <text:p>417.9227552684</text:p>
          </table:table-cell>
          <table:table-cell office:value-type="float" office:value="405.895398671043" calcext:value-type="float">
            <text:p>405.895398671</text:p>
          </table:table-cell>
          <table:table-cell office:value-type="float" office:value="388.442495122846" calcext:value-type="float">
            <text:p>388.4424951228</text:p>
          </table:table-cell>
          <table:table-cell office:value-type="float" office:value="374.06368257671" calcext:value-type="float">
            <text:p>374.0636825767</text:p>
          </table:table-cell>
          <table:table-cell office:value-type="float" office:value="372.376802846275" calcext:value-type="float">
            <text:p>372.3768028463</text:p>
          </table:table-cell>
          <table:table-cell office:value-type="float" office:value="388.864050621835" calcext:value-type="float">
            <text:p>388.8640506218</text:p>
          </table:table-cell>
          <table:table-cell office:value-type="float" office:value="423.447502498762" calcext:value-type="float">
            <text:p>423.4475024988</text:p>
          </table:table-cell>
          <table:table-cell office:value-type="float" office:value="396.357917591368" calcext:value-type="float">
            <text:p>396.3579175914</text:p>
          </table:table-cell>
          <table:table-cell office:value-type="float" office:value="377.587205444931" calcext:value-type="float">
            <text:p>377.5872054449</text:p>
          </table:table-cell>
          <table:table-cell office:value-type="float" office:value="377.599334917412" calcext:value-type="float">
            <text:p>377.5993349174</text:p>
          </table:table-cell>
          <table:table-cell office:value-type="float" office:value="362.860350814438" calcext:value-type="float">
            <text:p>362.8603508144</text:p>
          </table:table-cell>
          <table:table-cell office:value-type="float" office:value="390.437012105657" calcext:value-type="float">
            <text:p>390.4370121057</text:p>
          </table:table-cell>
          <table:table-cell office:value-type="float" office:value="384.945759087698" calcext:value-type="float">
            <text:p>384.9457590877</text:p>
          </table:table-cell>
          <table:table-cell office:value-type="float" office:value="355.352789135384" calcext:value-type="float">
            <text:p>355.3527891354</text:p>
          </table:table-cell>
          <table:table-cell office:value-type="float" office:value="374.794705156328" calcext:value-type="float">
            <text:p>374.7947051563</text:p>
          </table:table-cell>
          <table:table-cell office:value-type="float" office:value="408.827923179816" calcext:value-type="float">
            <text:p>408.8279231798</text:p>
          </table:table-cell>
          <table:table-cell office:value-type="float" office:value="433.334186497446" calcext:value-type="float">
            <text:p>433.3341864974</text:p>
          </table:table-cell>
          <table:table-cell office:value-type="float" office:value="398.742713130695" calcext:value-type="float">
            <text:p>398.7427131307</text:p>
          </table:table-cell>
          <table:table-cell office:value-type="float" office:value="409.080390820375" calcext:value-type="float">
            <text:p>409.0803908204</text:p>
          </table:table-cell>
          <table:table-cell office:value-type="float" office:value="377.741665120995" calcext:value-type="float">
            <text:p>377.741665121</text:p>
          </table:table-cell>
        </table:table-row>
        <table:table-row table:style-name="ro1">
          <table:table-cell office:value-type="float" office:value="394.7689729465" calcext:value-type="float">
            <text:p>394.7689729465</text:p>
          </table:table-cell>
          <table:table-cell office:value-type="float" office:value="398.077658747094" calcext:value-type="float">
            <text:p>398.0776587471</text:p>
          </table:table-cell>
          <table:table-cell office:value-type="float" office:value="400.865252459531" calcext:value-type="float">
            <text:p>400.8652524595</text:p>
          </table:table-cell>
          <table:table-cell office:value-type="float" office:value="363.768492339287" calcext:value-type="float">
            <text:p>363.7684923393</text:p>
          </table:table-cell>
          <table:table-cell office:value-type="float" office:value="384.304434182267" calcext:value-type="float">
            <text:p>384.3044341823</text:p>
          </table:table-cell>
          <table:table-cell office:value-type="float" office:value="379.147387662537" calcext:value-type="float">
            <text:p>379.1473876625</text:p>
          </table:table-cell>
          <table:table-cell office:value-type="float" office:value="419.127821335302" calcext:value-type="float">
            <text:p>419.1278213353</text:p>
          </table:table-cell>
          <table:table-cell office:value-type="float" office:value="361.23116315604" calcext:value-type="float">
            <text:p>361.231163156</text:p>
          </table:table-cell>
          <table:table-cell office:value-type="float" office:value="406.430894169553" calcext:value-type="float">
            <text:p>406.4308941696</text:p>
          </table:table-cell>
          <table:table-cell office:value-type="float" office:value="422.965609527347" calcext:value-type="float">
            <text:p>422.9656095273</text:p>
          </table:table-cell>
          <table:table-cell office:value-type="float" office:value="438.056810937107" calcext:value-type="float">
            <text:p>438.0568109371</text:p>
          </table:table-cell>
          <table:table-cell office:value-type="float" office:value="406.191318917827" calcext:value-type="float">
            <text:p>406.1913189178</text:p>
          </table:table-cell>
          <table:table-cell office:value-type="float" office:value="379.434301348719" calcext:value-type="float">
            <text:p>379.4343013487</text:p>
          </table:table-cell>
          <table:table-cell office:value-type="float" office:value="406.432193190928" calcext:value-type="float">
            <text:p>406.4321931909</text:p>
          </table:table-cell>
          <table:table-cell office:value-type="float" office:value="430.708352774034" calcext:value-type="float">
            <text:p>430.708352774</text:p>
          </table:table-cell>
          <table:table-cell office:value-type="float" office:value="383.682431646181" calcext:value-type="float">
            <text:p>383.6824316462</text:p>
          </table:table-cell>
          <table:table-cell office:value-type="float" office:value="363.733962752286" calcext:value-type="float">
            <text:p>363.7339627523</text:p>
          </table:table-cell>
          <table:table-cell office:value-type="float" office:value="422.454392582692" calcext:value-type="float">
            <text:p>422.4543925827</text:p>
          </table:table-cell>
          <table:table-cell office:value-type="float" office:value="400.394790343653" calcext:value-type="float">
            <text:p>400.3947903437</text:p>
          </table:table-cell>
          <table:table-cell office:value-type="float" office:value="383.235561110531" calcext:value-type="float">
            <text:p>383.2355611105</text:p>
          </table:table-cell>
          <table:table-cell office:value-type="float" office:value="425.079345143826" calcext:value-type="float">
            <text:p>425.0793451438</text:p>
          </table:table-cell>
          <table:table-cell office:value-type="float" office:value="401.817676378016" calcext:value-type="float">
            <text:p>401.817676378</text:p>
          </table:table-cell>
          <table:table-cell office:value-type="float" office:value="389.936314340323" calcext:value-type="float">
            <text:p>389.9363143403</text:p>
          </table:table-cell>
          <table:table-cell office:value-type="float" office:value="429.359312023626" calcext:value-type="float">
            <text:p>429.3593120236</text:p>
          </table:table-cell>
          <table:table-cell office:value-type="float" office:value="370.483981946514" calcext:value-type="float">
            <text:p>370.4839819465</text:p>
          </table:table-cell>
          <table:table-cell office:value-type="float" office:value="410.01739942644" calcext:value-type="float">
            <text:p>410.0173994264</text:p>
          </table:table-cell>
          <table:table-cell office:value-type="float" office:value="429.208008046986" calcext:value-type="float">
            <text:p>429.208008047</text:p>
          </table:table-cell>
          <table:table-cell office:value-type="float" office:value="443.487910119795" calcext:value-type="float">
            <text:p>443.4879101198</text:p>
          </table:table-cell>
          <table:table-cell office:value-type="float" office:value="404.531740974807" calcext:value-type="float">
            <text:p>404.5317409748</text:p>
          </table:table-cell>
          <table:table-cell office:value-type="float" office:value="384.983505395169" calcext:value-type="float">
            <text:p>384.9835053952</text:p>
          </table:table-cell>
          <table:table-cell office:value-type="float" office:value="416.477008735332" calcext:value-type="float">
            <text:p>416.4770087353</text:p>
          </table:table-cell>
          <table:table-cell office:value-type="float" office:value="397.141028575354" calcext:value-type="float">
            <text:p>397.1410285754</text:p>
          </table:table-cell>
          <table:table-cell office:value-type="float" office:value="444.288276114785" calcext:value-type="float">
            <text:p>444.2882761148</text:p>
          </table:table-cell>
          <table:table-cell office:value-type="float" office:value="408.831155097326" calcext:value-type="float">
            <text:p>408.8311550973</text:p>
          </table:table-cell>
          <table:table-cell office:value-type="float" office:value="407.83909563961" calcext:value-type="float">
            <text:p>407.8390956396</text:p>
          </table:table-cell>
          <table:table-cell office:value-type="float" office:value="427.114725761056" calcext:value-type="float">
            <text:p>427.1147257611</text:p>
          </table:table-cell>
          <table:table-cell office:value-type="float" office:value="418.200479777084" calcext:value-type="float">
            <text:p>418.2004797771</text:p>
          </table:table-cell>
          <table:table-cell office:value-type="float" office:value="408.223740272316" calcext:value-type="float">
            <text:p>408.2237402723</text:p>
          </table:table-cell>
          <table:table-cell office:value-type="float" office:value="390.951679587271" calcext:value-type="float">
            <text:p>390.9516795873</text:p>
          </table:table-cell>
          <table:table-cell office:value-type="float" office:value="386.034512362439" calcext:value-type="float">
            <text:p>386.0345123624</text:p>
          </table:table-cell>
          <table:table-cell office:value-type="float" office:value="392.524570395706" calcext:value-type="float">
            <text:p>392.5245703957</text:p>
          </table:table-cell>
          <table:table-cell office:value-type="float" office:value="446.787854291726" calcext:value-type="float">
            <text:p>446.7878542917</text:p>
          </table:table-cell>
          <table:table-cell office:value-type="float" office:value="421.155835240865" calcext:value-type="float">
            <text:p>421.1558352409</text:p>
          </table:table-cell>
          <table:table-cell office:value-type="float" office:value="389.563761092517" calcext:value-type="float">
            <text:p>389.5637610925</text:p>
          </table:table-cell>
          <table:table-cell office:value-type="float" office:value="422.802224358197" calcext:value-type="float">
            <text:p>422.8022243582</text:p>
          </table:table-cell>
          <table:table-cell office:value-type="float" office:value="418.22411592184" calcext:value-type="float">
            <text:p>418.2241159218</text:p>
          </table:table-cell>
          <table:table-cell office:value-type="float" office:value="409.190780040427" calcext:value-type="float">
            <text:p>409.1907800404</text:p>
          </table:table-cell>
          <table:table-cell office:value-type="float" office:value="419.740044766021" calcext:value-type="float">
            <text:p>419.740044766</text:p>
          </table:table-cell>
          <table:table-cell office:value-type="float" office:value="365.845663386873" calcext:value-type="float">
            <text:p>365.8456633869</text:p>
          </table:table-cell>
          <table:table-cell office:value-type="float" office:value="378.588386635217" calcext:value-type="float">
            <text:p>378.5883866352</text:p>
          </table:table-cell>
          <table:table-cell office:value-type="float" office:value="421.093755305923" calcext:value-type="float">
            <text:p>421.0937553059</text:p>
          </table:table-cell>
          <table:table-cell office:value-type="float" office:value="407.875183325092" calcext:value-type="float">
            <text:p>407.8751833251</text:p>
          </table:table-cell>
          <table:table-cell office:value-type="float" office:value="400.362966633586" calcext:value-type="float">
            <text:p>400.3629666336</text:p>
          </table:table-cell>
          <table:table-cell office:value-type="float" office:value="375.024479897702" calcext:value-type="float">
            <text:p>375.0244798977</text:p>
          </table:table-cell>
          <table:table-cell office:value-type="float" office:value="379.439597383298" calcext:value-type="float">
            <text:p>379.4395973833</text:p>
          </table:table-cell>
          <table:table-cell office:value-type="float" office:value="395.478895291808" calcext:value-type="float">
            <text:p>395.4788952918</text:p>
          </table:table-cell>
          <table:table-cell office:value-type="float" office:value="425.92719136591" calcext:value-type="float">
            <text:p>425.9271913659</text:p>
          </table:table-cell>
          <table:table-cell office:value-type="float" office:value="399.073971941794" calcext:value-type="float">
            <text:p>399.0739719418</text:p>
          </table:table-cell>
          <table:table-cell office:value-type="float" office:value="373.478849511678" calcext:value-type="float">
            <text:p>373.4788495117</text:p>
          </table:table-cell>
          <table:table-cell office:value-type="float" office:value="394.615344598451" calcext:value-type="float">
            <text:p>394.6153445985</text:p>
          </table:table-cell>
          <table:table-cell office:value-type="float" office:value="385.9917066622" calcext:value-type="float">
            <text:p>385.9917066622</text:p>
          </table:table-cell>
          <table:table-cell office:value-type="float" office:value="389.792350730263" calcext:value-type="float">
            <text:p>389.7923507303</text:p>
          </table:table-cell>
          <table:table-cell office:value-type="float" office:value="384.533803421399" calcext:value-type="float">
            <text:p>384.5338034214</text:p>
          </table:table-cell>
          <table:table-cell office:value-type="float" office:value="358.25787260401" calcext:value-type="float">
            <text:p>358.257872604</text:p>
          </table:table-cell>
          <table:table-cell office:value-type="float" office:value="374.125667756857" calcext:value-type="float">
            <text:p>374.1256677569</text:p>
          </table:table-cell>
          <table:table-cell office:value-type="float" office:value="408.009004543403" calcext:value-type="float">
            <text:p>408.0090045434</text:p>
          </table:table-cell>
          <table:table-cell office:value-type="float" office:value="440.288020027572" calcext:value-type="float">
            <text:p>440.2880200276</text:p>
          </table:table-cell>
          <table:table-cell office:value-type="float" office:value="398.59704609176" calcext:value-type="float">
            <text:p>398.5970460918</text:p>
          </table:table-cell>
          <table:table-cell office:value-type="float" office:value="409.954472272139" calcext:value-type="float">
            <text:p>409.9544722721</text:p>
          </table:table-cell>
          <table:table-cell office:value-type="float" office:value="378.57451171134" calcext:value-type="float">
            <text:p>378.5745117113</text:p>
          </table:table-cell>
        </table:table-row>
        <table:table-row table:style-name="ro1">
          <table:table-cell office:value-type="float" office:value="394.806032929716" calcext:value-type="float">
            <text:p>394.8060329297</text:p>
          </table:table-cell>
          <table:table-cell office:value-type="float" office:value="393.845598166842" calcext:value-type="float">
            <text:p>393.8455981668</text:p>
          </table:table-cell>
          <table:table-cell office:value-type="float" office:value="405.65475082395" calcext:value-type="float">
            <text:p>405.654750824</text:p>
          </table:table-cell>
          <table:table-cell office:value-type="float" office:value="365.304039972611" calcext:value-type="float">
            <text:p>365.3040399726</text:p>
          </table:table-cell>
          <table:table-cell office:value-type="float" office:value="382.19320047407" calcext:value-type="float">
            <text:p>382.1932004741</text:p>
          </table:table-cell>
          <table:table-cell office:value-type="float" office:value="375.149355352715" calcext:value-type="float">
            <text:p>375.1493553527</text:p>
          </table:table-cell>
          <table:table-cell office:value-type="float" office:value="402.936450394812" calcext:value-type="float">
            <text:p>402.9364503948</text:p>
          </table:table-cell>
          <table:table-cell office:value-type="float" office:value="377.059741275787" calcext:value-type="float">
            <text:p>377.0597412758</text:p>
          </table:table-cell>
          <table:table-cell office:value-type="float" office:value="426.27263281822" calcext:value-type="float">
            <text:p>426.2726328182</text:p>
          </table:table-cell>
          <table:table-cell office:value-type="float" office:value="428.959351664242" calcext:value-type="float">
            <text:p>428.9593516642</text:p>
          </table:table-cell>
          <table:table-cell office:value-type="float" office:value="442.382338119248" calcext:value-type="float">
            <text:p>442.3823381192</text:p>
          </table:table-cell>
          <table:table-cell office:value-type="float" office:value="406.74609172881" calcext:value-type="float">
            <text:p>406.7460917288</text:p>
          </table:table-cell>
          <table:table-cell office:value-type="float" office:value="381.101395657519" calcext:value-type="float">
            <text:p>381.1013956575</text:p>
          </table:table-cell>
          <table:table-cell office:value-type="float" office:value="406.871085519699" calcext:value-type="float">
            <text:p>406.8710855197</text:p>
          </table:table-cell>
          <table:table-cell office:value-type="float" office:value="431.517800536773" calcext:value-type="float">
            <text:p>431.5178005368</text:p>
          </table:table-cell>
          <table:table-cell office:value-type="float" office:value="382.441565813152" calcext:value-type="float">
            <text:p>382.4415658132</text:p>
          </table:table-cell>
          <table:table-cell office:value-type="float" office:value="375.216496674897" calcext:value-type="float">
            <text:p>375.2164966749</text:p>
          </table:table-cell>
          <table:table-cell office:value-type="float" office:value="425.635017724073" calcext:value-type="float">
            <text:p>425.6350177241</text:p>
          </table:table-cell>
          <table:table-cell office:value-type="float" office:value="399.445805136794" calcext:value-type="float">
            <text:p>399.4458051368</text:p>
          </table:table-cell>
          <table:table-cell office:value-type="float" office:value="389.048023565641" calcext:value-type="float">
            <text:p>389.0480235656</text:p>
          </table:table-cell>
          <table:table-cell office:value-type="float" office:value="424.90088626329" calcext:value-type="float">
            <text:p>424.9008862633</text:p>
          </table:table-cell>
          <table:table-cell office:value-type="float" office:value="403.549210985557" calcext:value-type="float">
            <text:p>403.5492109856</text:p>
          </table:table-cell>
          <table:table-cell office:value-type="float" office:value="386.918143384672" calcext:value-type="float">
            <text:p>386.9181433847</text:p>
          </table:table-cell>
          <table:table-cell office:value-type="float" office:value="0" calcext:value-type="float">
            <text:p>0</text:p>
          </table:table-cell>
          <table:table-cell office:value-type="float" office:value="370.217333089729" calcext:value-type="float">
            <text:p>370.2173330897</text:p>
          </table:table-cell>
          <table:table-cell office:value-type="float" office:value="417.133481750527" calcext:value-type="float">
            <text:p>417.1334817505</text:p>
          </table:table-cell>
          <table:table-cell office:value-type="float" office:value="433.490488487432" calcext:value-type="float">
            <text:p>433.4904884874</text:p>
          </table:table-cell>
          <table:table-cell office:value-type="float" office:value="436.355354657511" calcext:value-type="float">
            <text:p>436.3553546575</text:p>
          </table:table-cell>
          <table:table-cell office:value-type="float" office:value="410.474572139686" calcext:value-type="float">
            <text:p>410.4745721397</text:p>
          </table:table-cell>
          <table:table-cell office:value-type="float" office:value="386.131017063202" calcext:value-type="float">
            <text:p>386.1310170632</text:p>
          </table:table-cell>
          <table:table-cell office:value-type="float" office:value="415.68755280267" calcext:value-type="float">
            <text:p>415.6875528027</text:p>
          </table:table-cell>
          <table:table-cell office:value-type="float" office:value="403.575530763042" calcext:value-type="float">
            <text:p>403.575530763</text:p>
          </table:table-cell>
          <table:table-cell office:value-type="float" office:value="444.288276114785" calcext:value-type="float">
            <text:p>444.2882761148</text:p>
          </table:table-cell>
          <table:table-cell office:value-type="float" office:value="413.346538312366" calcext:value-type="float">
            <text:p>413.3465383124</text:p>
          </table:table-cell>
          <table:table-cell office:value-type="float" office:value="406.601724724803" calcext:value-type="float">
            <text:p>406.6017247248</text:p>
          </table:table-cell>
          <table:table-cell office:value-type="float" office:value="430.610584249486" calcext:value-type="float">
            <text:p>430.6105842495</text:p>
          </table:table-cell>
          <table:table-cell office:value-type="float" office:value="422.573489680871" calcext:value-type="float">
            <text:p>422.5734896809</text:p>
          </table:table-cell>
          <table:table-cell office:value-type="float" office:value="414.00251280441" calcext:value-type="float">
            <text:p>414.0025128044</text:p>
          </table:table-cell>
          <table:table-cell office:value-type="float" office:value="398.870175817716" calcext:value-type="float">
            <text:p>398.8701758177</text:p>
          </table:table-cell>
          <table:table-cell office:value-type="float" office:value="390.482745217489" calcext:value-type="float">
            <text:p>390.4827452175</text:p>
          </table:table-cell>
          <table:table-cell office:value-type="float" office:value="393.779782150426" calcext:value-type="float">
            <text:p>393.7797821504</text:p>
          </table:table-cell>
          <table:table-cell office:value-type="float" office:value="450.04614781379" calcext:value-type="float">
            <text:p>450.0461478138</text:p>
          </table:table-cell>
          <table:table-cell office:value-type="float" office:value="422.082892723055" calcext:value-type="float">
            <text:p>422.0828927231</text:p>
          </table:table-cell>
          <table:table-cell office:value-type="float" office:value="389.670946066833" calcext:value-type="float">
            <text:p>389.6709460668</text:p>
          </table:table-cell>
          <table:table-cell office:value-type="float" office:value="425.69411412012" calcext:value-type="float">
            <text:p>425.6941141201</text:p>
          </table:table-cell>
          <table:table-cell office:value-type="float" office:value="419.538541020284" calcext:value-type="float">
            <text:p>419.5385410203</text:p>
          </table:table-cell>
          <table:table-cell office:value-type="float" office:value="410.3717591422" calcext:value-type="float">
            <text:p>410.3717591422</text:p>
          </table:table-cell>
          <table:table-cell office:value-type="float" office:value="421.748208189948" calcext:value-type="float">
            <text:p>421.7482081899</text:p>
          </table:table-cell>
          <table:table-cell office:value-type="float" office:value="375.364613185783" calcext:value-type="float">
            <text:p>375.3646131858</text:p>
          </table:table-cell>
          <table:table-cell office:value-type="float" office:value="378.57247400036" calcext:value-type="float">
            <text:p>378.5724740004</text:p>
          </table:table-cell>
          <table:table-cell office:value-type="float" office:value="422.30990363188" calcext:value-type="float">
            <text:p>422.3099036319</text:p>
          </table:table-cell>
          <table:table-cell office:value-type="float" office:value="408.412503567153" calcext:value-type="float">
            <text:p>408.4125035672</text:p>
          </table:table-cell>
          <table:table-cell office:value-type="float" office:value="406.990931913664" calcext:value-type="float">
            <text:p>406.9909319137</text:p>
          </table:table-cell>
          <table:table-cell office:value-type="float" office:value="375.280138535492" calcext:value-type="float">
            <text:p>375.2801385355</text:p>
          </table:table-cell>
          <table:table-cell office:value-type="float" office:value="386.857278867655" calcext:value-type="float">
            <text:p>386.8572788677</text:p>
          </table:table-cell>
          <table:table-cell office:value-type="float" office:value="395.478895291808" calcext:value-type="float">
            <text:p>395.4788952918</text:p>
          </table:table-cell>
          <table:table-cell office:value-type="float" office:value="432.327848159253" calcext:value-type="float">
            <text:p>432.3278481593</text:p>
          </table:table-cell>
          <table:table-cell office:value-type="float" office:value="399.035903903806" calcext:value-type="float">
            <text:p>399.0359039038</text:p>
          </table:table-cell>
          <table:table-cell office:value-type="float" office:value="388.036000558253" calcext:value-type="float">
            <text:p>388.0360005583</text:p>
          </table:table-cell>
          <table:table-cell office:value-type="float" office:value="404.501730682274" calcext:value-type="float">
            <text:p>404.5017306823</text:p>
          </table:table-cell>
          <table:table-cell office:value-type="float" office:value="395.544455321105" calcext:value-type="float">
            <text:p>395.5444553211</text:p>
          </table:table-cell>
          <table:table-cell office:value-type="float" office:value="402.60559828861" calcext:value-type="float">
            <text:p>402.6055982886</text:p>
          </table:table-cell>
          <table:table-cell office:value-type="float" office:value="386.434294431032" calcext:value-type="float">
            <text:p>386.434294431</text:p>
          </table:table-cell>
          <table:table-cell office:value-type="float" office:value="363.98174127014" calcext:value-type="float">
            <text:p>363.9817412701</text:p>
          </table:table-cell>
          <table:table-cell office:value-type="float" office:value="376.327736921899" calcext:value-type="float">
            <text:p>376.3277369219</text:p>
          </table:table-cell>
          <table:table-cell office:value-type="float" office:value="411.005910138888" calcext:value-type="float">
            <text:p>411.0059101389</text:p>
          </table:table-cell>
          <table:table-cell office:value-type="float" office:value="445.229451369506" calcext:value-type="float">
            <text:p>445.2294513695</text:p>
          </table:table-cell>
          <table:table-cell office:value-type="float" office:value="397.885436684135" calcext:value-type="float">
            <text:p>397.8854366841</text:p>
          </table:table-cell>
          <table:table-cell office:value-type="float" office:value="407.94989524004" calcext:value-type="float">
            <text:p>407.94989524</text:p>
          </table:table-cell>
          <table:table-cell office:value-type="float" office:value="387.300370765267" calcext:value-type="float">
            <text:p>387.3003707653</text:p>
          </table:table-cell>
        </table:table-row>
        <table:table-row table:style-name="ro1">
          <table:table-cell office:value-type="float" office:value="392.26561828478" calcext:value-type="float">
            <text:p>392.2656182848</text:p>
          </table:table-cell>
          <table:table-cell office:value-type="float" office:value="388.945970297949" calcext:value-type="float">
            <text:p>388.9459702979</text:p>
          </table:table-cell>
          <table:table-cell office:value-type="float" office:value="407.02620055728" calcext:value-type="float">
            <text:p>407.0262005573</text:p>
          </table:table-cell>
          <table:table-cell office:value-type="float" office:value="366.016905103528" calcext:value-type="float">
            <text:p>366.0169051035</text:p>
          </table:table-cell>
          <table:table-cell office:value-type="float" office:value="382.219090513425" calcext:value-type="float">
            <text:p>382.2190905134</text:p>
          </table:table-cell>
          <table:table-cell office:value-type="float" office:value="381.504768292401" calcext:value-type="float">
            <text:p>381.5047682924</text:p>
          </table:table-cell>
          <table:table-cell office:value-type="float" office:value="419.428561802038" calcext:value-type="float">
            <text:p>419.428561802</text:p>
          </table:table-cell>
          <table:table-cell office:value-type="float" office:value="370.626577964987" calcext:value-type="float">
            <text:p>370.626577965</text:p>
          </table:table-cell>
          <table:table-cell office:value-type="float" office:value="438.930287231831" calcext:value-type="float">
            <text:p>438.9302872318</text:p>
          </table:table-cell>
          <table:table-cell office:value-type="float" office:value="428.959351664242" calcext:value-type="float">
            <text:p>428.9593516642</text:p>
          </table:table-cell>
          <table:table-cell office:value-type="float" office:value="443.223046204903" calcext:value-type="float">
            <text:p>443.2230462049</text:p>
          </table:table-cell>
          <table:table-cell office:value-type="float" office:value="405.857462722886" calcext:value-type="float">
            <text:p>405.8574627229</text:p>
          </table:table-cell>
          <table:table-cell office:value-type="float" office:value="383.233077211312" calcext:value-type="float">
            <text:p>383.2330772113</text:p>
          </table:table-cell>
          <table:table-cell office:value-type="float" office:value="418.632268108678" calcext:value-type="float">
            <text:p>418.6322681087</text:p>
          </table:table-cell>
          <table:table-cell office:value-type="float" office:value="432.191511694536" calcext:value-type="float">
            <text:p>432.1915116945</text:p>
          </table:table-cell>
          <table:table-cell office:value-type="float" office:value="379.495589165402" calcext:value-type="float">
            <text:p>379.4955891654</text:p>
          </table:table-cell>
          <table:table-cell office:value-type="float" office:value="368.322026877962" calcext:value-type="float">
            <text:p>368.322026878</text:p>
          </table:table-cell>
          <table:table-cell office:value-type="float" office:value="438.583097045199" calcext:value-type="float">
            <text:p>438.5830970452</text:p>
          </table:table-cell>
          <table:table-cell office:value-type="float" office:value="399.722176434108" calcext:value-type="float">
            <text:p>399.7221764341</text:p>
          </table:table-cell>
          <table:table-cell office:value-type="float" office:value="400.630020786999" calcext:value-type="float">
            <text:p>400.630020787</text:p>
          </table:table-cell>
          <table:table-cell office:value-type="float" office:value="429.641829602472" calcext:value-type="float">
            <text:p>429.6418296025</text:p>
          </table:table-cell>
          <table:table-cell office:value-type="float" office:value="404.017814189162" calcext:value-type="float">
            <text:p>404.0178141892</text:p>
          </table:table-cell>
          <table:table-cell office:value-type="float" office:value="396.125876540553" calcext:value-type="float">
            <text:p>396.1258765406</text:p>
          </table:table-cell>
          <table:table-cell office:value-type="float" office:value="0" calcext:value-type="float">
            <text:p>0</text:p>
          </table:table-cell>
          <table:table-cell office:value-type="float" office:value="374.102591999671" calcext:value-type="float">
            <text:p>374.1025919997</text:p>
          </table:table-cell>
          <table:table-cell office:value-type="float" office:value="412.950182557346" calcext:value-type="float">
            <text:p>412.9501825573</text:p>
          </table:table-cell>
          <table:table-cell office:value-type="float" office:value="428.334252389636" calcext:value-type="float">
            <text:p>428.3342523896</text:p>
          </table:table-cell>
          <table:table-cell office:value-type="float" office:value="444.71342150402" calcext:value-type="float">
            <text:p>444.713421504</text:p>
          </table:table-cell>
          <table:table-cell office:value-type="float" office:value="408.794622778389" calcext:value-type="float">
            <text:p>408.7946227784</text:p>
          </table:table-cell>
          <table:table-cell office:value-type="float" office:value="386.809041883002" calcext:value-type="float">
            <text:p>386.809041883</text:p>
          </table:table-cell>
          <table:table-cell office:value-type="float" office:value="414.309219733498" calcext:value-type="float">
            <text:p>414.3092197335</text:p>
          </table:table-cell>
          <table:table-cell office:value-type="float" office:value="401.25174088659" calcext:value-type="float">
            <text:p>401.2517408866</text:p>
          </table:table-cell>
          <table:table-cell office:value-type="float" office:value="446.496242586207" calcext:value-type="float">
            <text:p>446.4962425862</text:p>
          </table:table-cell>
          <table:table-cell office:value-type="float" office:value="411.495618414521" calcext:value-type="float">
            <text:p>411.4956184145</text:p>
          </table:table-cell>
          <table:table-cell office:value-type="float" office:value="397.270351585262" calcext:value-type="float">
            <text:p>397.2703515853</text:p>
          </table:table-cell>
          <table:table-cell office:value-type="float" office:value="432.353893856576" calcext:value-type="float">
            <text:p>432.3538938566</text:p>
          </table:table-cell>
          <table:table-cell office:value-type="float" office:value="421.957298766335" calcext:value-type="float">
            <text:p>421.9572987663</text:p>
          </table:table-cell>
          <table:table-cell office:value-type="float" office:value="408.61889066889" calcext:value-type="float">
            <text:p>408.6188906689</text:p>
          </table:table-cell>
          <table:table-cell office:value-type="float" office:value="392.694815256511" calcext:value-type="float">
            <text:p>392.6948152565</text:p>
          </table:table-cell>
          <table:table-cell office:value-type="float" office:value="400.504987204178" calcext:value-type="float">
            <text:p>400.5049872042</text:p>
          </table:table-cell>
          <table:table-cell office:value-type="float" office:value="392.795616209197" calcext:value-type="float">
            <text:p>392.7956162092</text:p>
          </table:table-cell>
          <table:table-cell office:value-type="float" office:value="456.077783528454" calcext:value-type="float">
            <text:p>456.0777835285</text:p>
          </table:table-cell>
          <table:table-cell office:value-type="float" office:value="422.31902238311" calcext:value-type="float">
            <text:p>422.3190223831</text:p>
          </table:table-cell>
          <table:table-cell office:value-type="float" office:value="389.624904355258" calcext:value-type="float">
            <text:p>389.6249043553</text:p>
          </table:table-cell>
          <table:table-cell office:value-type="float" office:value="430.994136402163" calcext:value-type="float">
            <text:p>430.9941364022</text:p>
          </table:table-cell>
          <table:table-cell office:value-type="float" office:value="418.049937275947" calcext:value-type="float">
            <text:p>418.0499372759</text:p>
          </table:table-cell>
          <table:table-cell office:value-type="float" office:value="410.4843159159" calcext:value-type="float">
            <text:p>410.4843159159</text:p>
          </table:table-cell>
          <table:table-cell office:value-type="float" office:value="421.937129905093" calcext:value-type="float">
            <text:p>421.9371299051</text:p>
          </table:table-cell>
          <table:table-cell office:value-type="float" office:value="377.254943291888" calcext:value-type="float">
            <text:p>377.2549432919</text:p>
          </table:table-cell>
          <table:table-cell office:value-type="float" office:value="373.491045317049" calcext:value-type="float">
            <text:p>373.491045317</text:p>
          </table:table-cell>
          <table:table-cell office:value-type="float" office:value="424.568223691724" calcext:value-type="float">
            <text:p>424.5682236917</text:p>
          </table:table-cell>
          <table:table-cell office:value-type="float" office:value="408.39547043373" calcext:value-type="float">
            <text:p>408.3954704337</text:p>
          </table:table-cell>
          <table:table-cell office:value-type="float" office:value="408.221590679435" calcext:value-type="float">
            <text:p>408.2215906794</text:p>
          </table:table-cell>
          <table:table-cell office:value-type="float" office:value="378.77849791924" calcext:value-type="float">
            <text:p>378.7784979192</text:p>
          </table:table-cell>
          <table:table-cell office:value-type="float" office:value="388.141463693363" calcext:value-type="float">
            <text:p>388.1414636934</text:p>
          </table:table-cell>
          <table:table-cell office:value-type="float" office:value="395.478895291808" calcext:value-type="float">
            <text:p>395.4788952918</text:p>
          </table:table-cell>
          <table:table-cell office:value-type="float" office:value="442.741547429819" calcext:value-type="float">
            <text:p>442.7415474298</text:p>
          </table:table-cell>
          <table:table-cell office:value-type="float" office:value="398.57990794066" calcext:value-type="float">
            <text:p>398.5799079407</text:p>
          </table:table-cell>
          <table:table-cell office:value-type="float" office:value="391.42733696558" calcext:value-type="float">
            <text:p>391.4273369656</text:p>
          </table:table-cell>
          <table:table-cell office:value-type="float" office:value="403.157171082872" calcext:value-type="float">
            <text:p>403.1571710829</text:p>
          </table:table-cell>
          <table:table-cell office:value-type="float" office:value="395.885970800521" calcext:value-type="float">
            <text:p>395.8859708005</text:p>
          </table:table-cell>
          <table:table-cell office:value-type="float" office:value="403.667454422895" calcext:value-type="float">
            <text:p>403.6674544229</text:p>
          </table:table-cell>
          <table:table-cell office:value-type="float" office:value="386.402643311589" calcext:value-type="float">
            <text:p>386.4026433116</text:p>
          </table:table-cell>
          <table:table-cell office:value-type="float" office:value="365.430494832994" calcext:value-type="float">
            <text:p>365.430494833</text:p>
          </table:table-cell>
          <table:table-cell office:value-type="float" office:value="374.65806208456" calcext:value-type="float">
            <text:p>374.6580620846</text:p>
          </table:table-cell>
          <table:table-cell office:value-type="float" office:value="412.374452475764" calcext:value-type="float">
            <text:p>412.3744524758</text:p>
          </table:table-cell>
          <table:table-cell office:value-type="float" office:value="446.20688227496" calcext:value-type="float">
            <text:p>446.206882275</text:p>
          </table:table-cell>
          <table:table-cell office:value-type="float" office:value="393.284372662576" calcext:value-type="float">
            <text:p>393.2843726626</text:p>
          </table:table-cell>
          <table:table-cell office:value-type="float" office:value="414.185772762178" calcext:value-type="float">
            <text:p>414.1857727622</text:p>
          </table:table-cell>
          <table:table-cell office:value-type="float" office:value="379.232516248536" calcext:value-type="float">
            <text:p>379.2325162485</text:p>
          </table:table-cell>
        </table:table-row>
        <table:table-row table:style-name="ro1">
          <table:table-cell office:value-type="float" office:value="392.33007707728" calcext:value-type="float">
            <text:p>392.3300770773</text:p>
          </table:table-cell>
          <table:table-cell office:value-type="float" office:value="379.27980856532" calcext:value-type="float">
            <text:p>379.2798085653</text:p>
          </table:table-cell>
          <table:table-cell office:value-type="float" office:value="403.84348306443" calcext:value-type="float">
            <text:p>403.8434830644</text:p>
          </table:table-cell>
          <table:table-cell office:value-type="float" office:value="366.388184874337" calcext:value-type="float">
            <text:p>366.3881848743</text:p>
          </table:table-cell>
          <table:table-cell office:value-type="float" office:value="389.289094393421" calcext:value-type="float">
            <text:p>389.2890943934</text:p>
          </table:table-cell>
          <table:table-cell office:value-type="float" office:value="388.646205615034" calcext:value-type="float">
            <text:p>388.646205615</text:p>
          </table:table-cell>
          <table:table-cell office:value-type="float" office:value="423.174569203161" calcext:value-type="float">
            <text:p>423.1745692032</text:p>
          </table:table-cell>
          <table:table-cell office:value-type="float" office:value="372.511414700582" calcext:value-type="float">
            <text:p>372.5114147006</text:p>
          </table:table-cell>
          <table:table-cell office:value-type="float" office:value="448.368412207635" calcext:value-type="float">
            <text:p>448.3684122076</text:p>
          </table:table-cell>
          <table:table-cell office:value-type="float" office:value="425.183574583951" calcext:value-type="float">
            <text:p>425.183574584</text:p>
          </table:table-cell>
          <table:table-cell office:value-type="float" office:value="443.36877139967" calcext:value-type="float">
            <text:p>443.3687713997</text:p>
          </table:table-cell>
          <table:table-cell office:value-type="float" office:value="405.880415763165" calcext:value-type="float">
            <text:p>405.8804157632</text:p>
          </table:table-cell>
          <table:table-cell office:value-type="float" office:value="383.416163126176" calcext:value-type="float">
            <text:p>383.4161631262</text:p>
          </table:table-cell>
          <table:table-cell office:value-type="float" office:value="419.275488308656" calcext:value-type="float">
            <text:p>419.2754883087</text:p>
          </table:table-cell>
          <table:table-cell office:value-type="float" office:value="440.418408900367" calcext:value-type="float">
            <text:p>440.4184089004</text:p>
          </table:table-cell>
          <table:table-cell office:value-type="float" office:value="381.996624660029" calcext:value-type="float">
            <text:p>381.99662466</text:p>
          </table:table-cell>
          <table:table-cell office:value-type="float" office:value="368.322026877962" calcext:value-type="float">
            <text:p>368.322026878</text:p>
          </table:table-cell>
          <table:table-cell office:value-type="float" office:value="439.791919656311" calcext:value-type="float">
            <text:p>439.7919196563</text:p>
          </table:table-cell>
          <table:table-cell office:value-type="float" office:value="399.125072250503" calcext:value-type="float">
            <text:p>399.1250722505</text:p>
          </table:table-cell>
          <table:table-cell office:value-type="float" office:value="408.81467060797" calcext:value-type="float">
            <text:p>408.814670608</text:p>
          </table:table-cell>
          <table:table-cell office:value-type="float" office:value="446.545122192203" calcext:value-type="float">
            <text:p>446.5451221922</text:p>
          </table:table-cell>
          <table:table-cell office:value-type="float" office:value="411.062606529825" calcext:value-type="float">
            <text:p>411.0626065298</text:p>
          </table:table-cell>
          <table:table-cell office:value-type="float" office:value="400.509661474504" calcext:value-type="float">
            <text:p>400.5096614745</text:p>
          </table:table-cell>
          <table:table-cell office:value-type="float" office:value="0" calcext:value-type="float">
            <text:p>0</text:p>
          </table:table-cell>
          <table:table-cell office:value-type="float" office:value="375.337542429509" calcext:value-type="float">
            <text:p>375.3375424295</text:p>
          </table:table-cell>
          <table:table-cell office:value-type="float" office:value="423.270566708211" calcext:value-type="float">
            <text:p>423.2705667082</text:p>
          </table:table-cell>
          <table:table-cell office:value-type="float" office:value="443.247047657625" calcext:value-type="float">
            <text:p>443.2470476576</text:p>
          </table:table-cell>
          <table:table-cell office:value-type="float" office:value="448.563993374367" calcext:value-type="float">
            <text:p>448.5639933744</text:p>
          </table:table-cell>
          <table:table-cell office:value-type="float" office:value="428.429309801965" calcext:value-type="float">
            <text:p>428.429309802</text:p>
          </table:table-cell>
          <table:table-cell office:value-type="float" office:value="386.577177121165" calcext:value-type="float">
            <text:p>386.5771771212</text:p>
          </table:table-cell>
          <table:table-cell office:value-type="float" office:value="413.538496122157" calcext:value-type="float">
            <text:p>413.5384961222</text:p>
          </table:table-cell>
          <table:table-cell office:value-type="float" office:value="399.696726710177" calcext:value-type="float">
            <text:p>399.6967267102</text:p>
          </table:table-cell>
          <table:table-cell office:value-type="float" office:value="448.099483912978" calcext:value-type="float">
            <text:p>448.099483913</text:p>
          </table:table-cell>
          <table:table-cell office:value-type="float" office:value="411.45645881578" calcext:value-type="float">
            <text:p>411.4564588158</text:p>
          </table:table-cell>
          <table:table-cell office:value-type="float" office:value="399.754600683899" calcext:value-type="float">
            <text:p>399.7546006839</text:p>
          </table:table-cell>
          <table:table-cell office:value-type="float" office:value="434.022343834715" calcext:value-type="float">
            <text:p>434.0223438347</text:p>
          </table:table-cell>
          <table:table-cell office:value-type="float" office:value="421.927267866447" calcext:value-type="float">
            <text:p>421.9272678664</text:p>
          </table:table-cell>
          <table:table-cell office:value-type="float" office:value="418.835168553521" calcext:value-type="float">
            <text:p>418.8351685535</text:p>
          </table:table-cell>
          <table:table-cell office:value-type="float" office:value="387.788985313481" calcext:value-type="float">
            <text:p>387.7889853135</text:p>
          </table:table-cell>
          <table:table-cell office:value-type="float" office:value="400.390024124263" calcext:value-type="float">
            <text:p>400.3900241243</text:p>
          </table:table-cell>
          <table:table-cell office:value-type="float" office:value="394.434988132193" calcext:value-type="float">
            <text:p>394.4349881322</text:p>
          </table:table-cell>
          <table:table-cell office:value-type="float" office:value="457.51711102569" calcext:value-type="float">
            <text:p>457.5171110257</text:p>
          </table:table-cell>
          <table:table-cell office:value-type="float" office:value="419.60431775564" calcext:value-type="float">
            <text:p>419.6043177556</text:p>
          </table:table-cell>
          <table:table-cell office:value-type="float" office:value="388.455504004067" calcext:value-type="float">
            <text:p>388.4555040041</text:p>
          </table:table-cell>
          <table:table-cell office:value-type="float" office:value="431.475959366242" calcext:value-type="float">
            <text:p>431.4759593662</text:p>
          </table:table-cell>
          <table:table-cell office:value-type="float" office:value="420.734780726917" calcext:value-type="float">
            <text:p>420.7347807269</text:p>
          </table:table-cell>
          <table:table-cell office:value-type="float" office:value="408.317619071094" calcext:value-type="float">
            <text:p>408.3176190711</text:p>
          </table:table-cell>
          <table:table-cell office:value-type="float" office:value="426.624210531214" calcext:value-type="float">
            <text:p>426.6242105312</text:p>
          </table:table-cell>
          <table:table-cell office:value-type="float" office:value="375.914107716153" calcext:value-type="float">
            <text:p>375.9141077162</text:p>
          </table:table-cell>
          <table:table-cell office:value-type="float" office:value="379.390702665534" calcext:value-type="float">
            <text:p>379.3907026655</text:p>
          </table:table-cell>
          <table:table-cell office:value-type="float" office:value="422.077652260752" calcext:value-type="float">
            <text:p>422.0776522608</text:p>
          </table:table-cell>
          <table:table-cell office:value-type="float" office:value="408.534567447375" calcext:value-type="float">
            <text:p>408.5345674474</text:p>
          </table:table-cell>
          <table:table-cell office:value-type="float" office:value="423.310450850509" calcext:value-type="float">
            <text:p>423.3104508505</text:p>
          </table:table-cell>
          <table:table-cell office:value-type="float" office:value="376.563051997063" calcext:value-type="float">
            <text:p>376.5630519971</text:p>
          </table:table-cell>
          <table:table-cell office:value-type="float" office:value="388.768410055219" calcext:value-type="float">
            <text:p>388.7684100552</text:p>
          </table:table-cell>
          <table:table-cell office:value-type="float" office:value="401.070307872489" calcext:value-type="float">
            <text:p>401.0703078725</text:p>
          </table:table-cell>
          <table:table-cell office:value-type="float" office:value="443.219491870734" calcext:value-type="float">
            <text:p>443.2194918707</text:p>
          </table:table-cell>
          <table:table-cell office:value-type="float" office:value="398.187861155626" calcext:value-type="float">
            <text:p>398.1878611556</text:p>
          </table:table-cell>
          <table:table-cell office:value-type="float" office:value="393.881695940595" calcext:value-type="float">
            <text:p>393.8816959406</text:p>
          </table:table-cell>
          <table:table-cell office:value-type="float" office:value="409.022555761234" calcext:value-type="float">
            <text:p>409.0225557612</text:p>
          </table:table-cell>
          <table:table-cell office:value-type="float" office:value="391.525156941719" calcext:value-type="float">
            <text:p>391.5251569417</text:p>
          </table:table-cell>
          <table:table-cell office:value-type="float" office:value="401.643565021434" calcext:value-type="float">
            <text:p>401.6435650214</text:p>
          </table:table-cell>
          <table:table-cell office:value-type="float" office:value="387.869771955408" calcext:value-type="float">
            <text:p>387.8697719554</text:p>
          </table:table-cell>
          <table:table-cell office:value-type="float" office:value="365.430494832994" calcext:value-type="float">
            <text:p>365.430494833</text:p>
          </table:table-cell>
          <table:table-cell office:value-type="float" office:value="383.030185354262" calcext:value-type="float">
            <text:p>383.0301853543</text:p>
          </table:table-cell>
          <table:table-cell office:value-type="float" office:value="419.705617957061" calcext:value-type="float">
            <text:p>419.7056179571</text:p>
          </table:table-cell>
          <table:table-cell office:value-type="float" office:value="444.990959425116" calcext:value-type="float">
            <text:p>444.9909594251</text:p>
          </table:table-cell>
          <table:table-cell office:value-type="float" office:value="403.555608488547" calcext:value-type="float">
            <text:p>403.5556084885</text:p>
          </table:table-cell>
          <table:table-cell office:value-type="float" office:value="413.605500403798" calcext:value-type="float">
            <text:p>413.6055004038</text:p>
          </table:table-cell>
          <table:table-cell office:value-type="float" office:value="378.03744818898" calcext:value-type="float">
            <text:p>378.037448189</text:p>
          </table:table-cell>
        </table:table-row>
        <table:table-row table:style-name="ro1">
          <table:table-cell office:value-type="float" office:value="392.503170864769" calcext:value-type="float">
            <text:p>392.5031708648</text:p>
          </table:table-cell>
          <table:table-cell office:value-type="float" office:value="411.393899116277" calcext:value-type="float">
            <text:p>411.3938991163</text:p>
          </table:table-cell>
          <table:table-cell office:value-type="float" office:value="410.064027382806" calcext:value-type="float">
            <text:p>410.0640273828</text:p>
          </table:table-cell>
          <table:table-cell office:value-type="float" office:value="358.937879003436" calcext:value-type="float">
            <text:p>358.9378790034</text:p>
          </table:table-cell>
          <table:table-cell office:value-type="float" office:value="394.549436633391" calcext:value-type="float">
            <text:p>394.5494366334</text:p>
          </table:table-cell>
          <table:table-cell office:value-type="float" office:value="378.961408363949" calcext:value-type="float">
            <text:p>378.9614083639</text:p>
          </table:table-cell>
          <table:table-cell office:value-type="float" office:value="430.456773058564" calcext:value-type="float">
            <text:p>430.4567730586</text:p>
          </table:table-cell>
          <table:table-cell office:value-type="float" office:value="380.582966887871" calcext:value-type="float">
            <text:p>380.5829668879</text:p>
          </table:table-cell>
          <table:table-cell office:value-type="float" office:value="449.094168129156" calcext:value-type="float">
            <text:p>449.0941681292</text:p>
          </table:table-cell>
          <table:table-cell office:value-type="float" office:value="435.482348300385" calcext:value-type="float">
            <text:p>435.4823483004</text:p>
          </table:table-cell>
          <table:table-cell office:value-type="float" office:value="443.447324598581" calcext:value-type="float">
            <text:p>443.4473245986</text:p>
          </table:table-cell>
          <table:table-cell office:value-type="float" office:value="407.566784746373" calcext:value-type="float">
            <text:p>407.5667847464</text:p>
          </table:table-cell>
          <table:table-cell office:value-type="float" office:value="388.256086270911" calcext:value-type="float">
            <text:p>388.2560862709</text:p>
          </table:table-cell>
          <table:table-cell office:value-type="float" office:value="422.758435686768" calcext:value-type="float">
            <text:p>422.7584356868</text:p>
          </table:table-cell>
          <table:table-cell office:value-type="float" office:value="442.962802008227" calcext:value-type="float">
            <text:p>442.9628020082</text:p>
          </table:table-cell>
          <table:table-cell office:value-type="float" office:value="394.165388696325" calcext:value-type="float">
            <text:p>394.1653886963</text:p>
          </table:table-cell>
          <table:table-cell office:value-type="float" office:value="384.848301069197" calcext:value-type="float">
            <text:p>384.8483010692</text:p>
          </table:table-cell>
          <table:table-cell office:value-type="float" office:value="453.052983570112" calcext:value-type="float">
            <text:p>453.0529835701</text:p>
          </table:table-cell>
          <table:table-cell office:value-type="float" office:value="398.224077174075" calcext:value-type="float">
            <text:p>398.2240771741</text:p>
          </table:table-cell>
          <table:table-cell office:value-type="float" office:value="406.862932529371" calcext:value-type="float">
            <text:p>406.8629325294</text:p>
          </table:table-cell>
          <table:table-cell office:value-type="float" office:value="453.547287208956" calcext:value-type="float">
            <text:p>453.547287209</text:p>
          </table:table-cell>
          <table:table-cell office:value-type="float" office:value="418.307996300887" calcext:value-type="float">
            <text:p>418.3079963009</text:p>
          </table:table-cell>
          <table:table-cell office:value-type="float" office:value="401.458988313611" calcext:value-type="float">
            <text:p>401.4589883136</text:p>
          </table:table-cell>
          <table:table-cell office:value-type="float" office:value="0" calcext:value-type="float">
            <text:p>0</text:p>
          </table:table-cell>
          <table:table-cell office:value-type="float" office:value="379.452091421236" calcext:value-type="float">
            <text:p>379.4520914212</text:p>
          </table:table-cell>
          <table:table-cell office:value-type="float" office:value="425.605414890721" calcext:value-type="float">
            <text:p>425.6054148907</text:p>
          </table:table-cell>
          <table:table-cell office:value-type="float" office:value="451.843594943777" calcext:value-type="float">
            <text:p>451.8435949438</text:p>
          </table:table-cell>
          <table:table-cell office:value-type="float" office:value="451.974280541594" calcext:value-type="float">
            <text:p>451.9742805416</text:p>
          </table:table-cell>
          <table:table-cell office:value-type="float" office:value="435.325952157461" calcext:value-type="float">
            <text:p>435.3259521575</text:p>
          </table:table-cell>
          <table:table-cell office:value-type="float" office:value="386.582344049178" calcext:value-type="float">
            <text:p>386.5823440492</text:p>
          </table:table-cell>
          <table:table-cell office:value-type="float" office:value="419.732254240981" calcext:value-type="float">
            <text:p>419.732254241</text:p>
          </table:table-cell>
          <table:table-cell office:value-type="float" office:value="411.939309574748" calcext:value-type="float">
            <text:p>411.9393095747</text:p>
          </table:table-cell>
          <table:table-cell office:value-type="float" office:value="450.371070028599" calcext:value-type="float">
            <text:p>450.3710700286</text:p>
          </table:table-cell>
          <table:table-cell office:value-type="float" office:value="412.855105178235" calcext:value-type="float">
            <text:p>412.8551051782</text:p>
          </table:table-cell>
          <table:table-cell office:value-type="float" office:value="400.579568659952" calcext:value-type="float">
            <text:p>400.57956866</text:p>
          </table:table-cell>
          <table:table-cell office:value-type="float" office:value="442.407589775723" calcext:value-type="float">
            <text:p>442.4075897757</text:p>
          </table:table-cell>
          <table:table-cell office:value-type="float" office:value="423.508854398742" calcext:value-type="float">
            <text:p>423.5088543987</text:p>
          </table:table-cell>
          <table:table-cell office:value-type="float" office:value="423.917578345335" calcext:value-type="float">
            <text:p>423.9175783453</text:p>
          </table:table-cell>
          <table:table-cell office:value-type="float" office:value="398.160312497647" calcext:value-type="float">
            <text:p>398.1603124976</text:p>
          </table:table-cell>
          <table:table-cell office:value-type="float" office:value="404.904917004584" calcext:value-type="float">
            <text:p>404.9049170046</text:p>
          </table:table-cell>
          <table:table-cell office:value-type="float" office:value="398.961952847884" calcext:value-type="float">
            <text:p>398.9619528479</text:p>
          </table:table-cell>
          <table:table-cell office:value-type="float" office:value="469.405069932941" calcext:value-type="float">
            <text:p>469.4050699329</text:p>
          </table:table-cell>
          <table:table-cell office:value-type="float" office:value="418.812757422266" calcext:value-type="float">
            <text:p>418.8127574223</text:p>
          </table:table-cell>
          <table:table-cell office:value-type="float" office:value="387.272719514938" calcext:value-type="float">
            <text:p>387.2727195149</text:p>
          </table:table-cell>
          <table:table-cell office:value-type="float" office:value="431.920615910321" calcext:value-type="float">
            <text:p>431.9206159103</text:p>
          </table:table-cell>
          <table:table-cell office:value-type="float" office:value="426.369508195898" calcext:value-type="float">
            <text:p>426.3695081959</text:p>
          </table:table-cell>
          <table:table-cell office:value-type="float" office:value="414.573945706899" calcext:value-type="float">
            <text:p>414.5739457069</text:p>
          </table:table-cell>
          <table:table-cell office:value-type="float" office:value="430.479554180519" calcext:value-type="float">
            <text:p>430.4795541805</text:p>
          </table:table-cell>
          <table:table-cell office:value-type="float" office:value="376.708785888859" calcext:value-type="float">
            <text:p>376.7087858889</text:p>
          </table:table-cell>
          <table:table-cell office:value-type="float" office:value="379.628401713885" calcext:value-type="float">
            <text:p>379.6284017139</text:p>
          </table:table-cell>
          <table:table-cell office:value-type="float" office:value="432.658113705462" calcext:value-type="float">
            <text:p>432.6581137055</text:p>
          </table:table-cell>
          <table:table-cell office:value-type="float" office:value="408.760677951194" calcext:value-type="float">
            <text:p>408.7606779512</text:p>
          </table:table-cell>
          <table:table-cell office:value-type="float" office:value="429.800436597049" calcext:value-type="float">
            <text:p>429.800436597</text:p>
          </table:table-cell>
          <table:table-cell office:value-type="float" office:value="388.132637127055" calcext:value-type="float">
            <text:p>388.1326371271</text:p>
          </table:table-cell>
          <table:table-cell office:value-type="float" office:value="388.646572576398" calcext:value-type="float">
            <text:p>388.6465725764</text:p>
          </table:table-cell>
          <table:table-cell office:value-type="float" office:value="401.070307872489" calcext:value-type="float">
            <text:p>401.0703078725</text:p>
          </table:table-cell>
          <table:table-cell office:value-type="float" office:value="443.749123978451" calcext:value-type="float">
            <text:p>443.7491239785</text:p>
          </table:table-cell>
          <table:table-cell office:value-type="float" office:value="403.615881770444" calcext:value-type="float">
            <text:p>403.6158817704</text:p>
          </table:table-cell>
          <table:table-cell office:value-type="float" office:value="390.944029831684" calcext:value-type="float">
            <text:p>390.9440298317</text:p>
          </table:table-cell>
          <table:table-cell office:value-type="float" office:value="429.629111363319" calcext:value-type="float">
            <text:p>429.6291113633</text:p>
          </table:table-cell>
          <table:table-cell office:value-type="float" office:value="393.971688244901" calcext:value-type="float">
            <text:p>393.9716882449</text:p>
          </table:table-cell>
          <table:table-cell office:value-type="float" office:value="407.509859606039" calcext:value-type="float">
            <text:p>407.509859606</text:p>
          </table:table-cell>
          <table:table-cell office:value-type="float" office:value="388.737034923719" calcext:value-type="float">
            <text:p>388.7370349237</text:p>
          </table:table-cell>
          <table:table-cell office:value-type="float" office:value="382.016995288854" calcext:value-type="float">
            <text:p>382.0169952889</text:p>
          </table:table-cell>
          <table:table-cell office:value-type="float" office:value="384.290204891675" calcext:value-type="float">
            <text:p>384.2902048917</text:p>
          </table:table-cell>
          <table:table-cell office:value-type="float" office:value="417.944621533137" calcext:value-type="float">
            <text:p>417.9446215331</text:p>
          </table:table-cell>
          <table:table-cell office:value-type="float" office:value="449.923973809686" calcext:value-type="float">
            <text:p>449.9239738097</text:p>
          </table:table-cell>
          <table:table-cell office:value-type="float" office:value="408.009430165014" calcext:value-type="float">
            <text:p>408.009430165</text:p>
          </table:table-cell>
          <table:table-cell office:value-type="float" office:value="412.520359411686" calcext:value-type="float">
            <text:p>412.5203594117</text:p>
          </table:table-cell>
          <table:table-cell office:value-type="float" office:value="380.178846880113" calcext:value-type="float">
            <text:p>380.1788468801</text:p>
          </table:table-cell>
        </table:table-row>
        <table:table-row table:style-name="ro1">
          <table:table-cell office:value-type="float" office:value="394.269651753731" calcext:value-type="float">
            <text:p>394.2696517537</text:p>
          </table:table-cell>
          <table:table-cell office:value-type="float" office:value="410.727676278663" calcext:value-type="float">
            <text:p>410.7276762787</text:p>
          </table:table-cell>
          <table:table-cell office:value-type="float" office:value="410.767297523102" calcext:value-type="float">
            <text:p>410.7672975231</text:p>
          </table:table-cell>
          <table:table-cell office:value-type="float" office:value="368.12885017956" calcext:value-type="float">
            <text:p>368.1288501796</text:p>
          </table:table-cell>
          <table:table-cell office:value-type="float" office:value="397.339121889979" calcext:value-type="float">
            <text:p>397.33912189</text:p>
          </table:table-cell>
          <table:table-cell office:value-type="float" office:value="380.779430114397" calcext:value-type="float">
            <text:p>380.7794301144</text:p>
          </table:table-cell>
          <table:table-cell office:value-type="float" office:value="429.016454968827" calcext:value-type="float">
            <text:p>429.0164549688</text:p>
          </table:table-cell>
          <table:table-cell office:value-type="float" office:value="386.939005139052" calcext:value-type="float">
            <text:p>386.9390051391</text:p>
          </table:table-cell>
          <table:table-cell office:value-type="float" office:value="448.607429626907" calcext:value-type="float">
            <text:p>448.6074296269</text:p>
          </table:table-cell>
          <table:table-cell office:value-type="float" office:value="448.265200805516" calcext:value-type="float">
            <text:p>448.2652008055</text:p>
          </table:table-cell>
          <table:table-cell office:value-type="float" office:value="443.374217786685" calcext:value-type="float">
            <text:p>443.3742177867</text:p>
          </table:table-cell>
          <table:table-cell office:value-type="float" office:value="408.175485840638" calcext:value-type="float">
            <text:p>408.1754858406</text:p>
          </table:table-cell>
          <table:table-cell office:value-type="float" office:value="396.332953254955" calcext:value-type="float">
            <text:p>396.332953255</text:p>
          </table:table-cell>
          <table:table-cell office:value-type="float" office:value="423.065112672419" calcext:value-type="float">
            <text:p>423.0651126724</text:p>
          </table:table-cell>
          <table:table-cell office:value-type="float" office:value="444.42317498012" calcext:value-type="float">
            <text:p>444.4231749801</text:p>
          </table:table-cell>
          <table:table-cell office:value-type="float" office:value="397.058143710163" calcext:value-type="float">
            <text:p>397.0581437102</text:p>
          </table:table-cell>
          <table:table-cell office:value-type="float" office:value="377.173375376646" calcext:value-type="float">
            <text:p>377.1733753766</text:p>
          </table:table-cell>
          <table:table-cell office:value-type="float" office:value="454.750763110956" calcext:value-type="float">
            <text:p>454.750763111</text:p>
          </table:table-cell>
          <table:table-cell office:value-type="float" office:value="400.413104888183" calcext:value-type="float">
            <text:p>400.4131048882</text:p>
          </table:table-cell>
          <table:table-cell office:value-type="float" office:value="406.862932529371" calcext:value-type="float">
            <text:p>406.8629325294</text:p>
          </table:table-cell>
          <table:table-cell office:value-type="float" office:value="451.170430769819" calcext:value-type="float">
            <text:p>451.1704307698</text:p>
          </table:table-cell>
          <table:table-cell office:value-type="float" office:value="418.057076527057" calcext:value-type="float">
            <text:p>418.0570765271</text:p>
          </table:table-cell>
          <table:table-cell office:value-type="float" office:value="401.458988313611" calcext:value-type="float">
            <text:p>401.4589883136</text:p>
          </table:table-cell>
          <table:table-cell office:value-type="float" office:value="0" calcext:value-type="float">
            <text:p>0</text:p>
          </table:table-cell>
          <table:table-cell office:value-type="float" office:value="379.241966078032" calcext:value-type="float">
            <text:p>379.241966078</text:p>
          </table:table-cell>
          <table:table-cell office:value-type="float" office:value="428.762552478981" calcext:value-type="float">
            <text:p>428.762552479</text:p>
          </table:table-cell>
          <table:table-cell office:value-type="float" office:value="451.843594943777" calcext:value-type="float">
            <text:p>451.8435949438</text:p>
          </table:table-cell>
          <table:table-cell office:value-type="float" office:value="452.432295794546" calcext:value-type="float">
            <text:p>452.4322957945</text:p>
          </table:table-cell>
          <table:table-cell office:value-type="float" office:value="436.722443801829" calcext:value-type="float">
            <text:p>436.7224438018</text:p>
          </table:table-cell>
          <table:table-cell office:value-type="float" office:value="383.757358653323" calcext:value-type="float">
            <text:p>383.7573586533</text:p>
          </table:table-cell>
          <table:table-cell office:value-type="float" office:value="429.024640800746" calcext:value-type="float">
            <text:p>429.0246408007</text:p>
          </table:table-cell>
          <table:table-cell office:value-type="float" office:value="418.33036005106" calcext:value-type="float">
            <text:p>418.3303600511</text:p>
          </table:table-cell>
          <table:table-cell office:value-type="float" office:value="451.832700319018" calcext:value-type="float">
            <text:p>451.832700319</text:p>
          </table:table-cell>
          <table:table-cell office:value-type="float" office:value="416.45146581481" calcext:value-type="float">
            <text:p>416.4514658148</text:p>
          </table:table-cell>
          <table:table-cell office:value-type="float" office:value="402.996970945038" calcext:value-type="float">
            <text:p>402.996970945</text:p>
          </table:table-cell>
          <table:table-cell office:value-type="float" office:value="442.173847233412" calcext:value-type="float">
            <text:p>442.1738472334</text:p>
          </table:table-cell>
          <table:table-cell office:value-type="float" office:value="425.322599058864" calcext:value-type="float">
            <text:p>425.3225990589</text:p>
          </table:table-cell>
          <table:table-cell office:value-type="float" office:value="426.320816305069" calcext:value-type="float">
            <text:p>426.3208163051</text:p>
          </table:table-cell>
          <table:table-cell office:value-type="float" office:value="406.805445130745" calcext:value-type="float">
            <text:p>406.8054451307</text:p>
          </table:table-cell>
          <table:table-cell office:value-type="float" office:value="420.44476358087" calcext:value-type="float">
            <text:p>420.4447635809</text:p>
          </table:table-cell>
          <table:table-cell office:value-type="float" office:value="398.841796610824" calcext:value-type="float">
            <text:p>398.8417966108</text:p>
          </table:table-cell>
          <table:table-cell office:value-type="float" office:value="468.295611628303" calcext:value-type="float">
            <text:p>468.2956116283</text:p>
          </table:table-cell>
          <table:table-cell office:value-type="float" office:value="428.42874541647" calcext:value-type="float">
            <text:p>428.4287454165</text:p>
          </table:table-cell>
          <table:table-cell office:value-type="float" office:value="392.747533300347" calcext:value-type="float">
            <text:p>392.7475333003</text:p>
          </table:table-cell>
          <table:table-cell office:value-type="float" office:value="431.926104549991" calcext:value-type="float">
            <text:p>431.92610455</text:p>
          </table:table-cell>
          <table:table-cell office:value-type="float" office:value="429.511998954975" calcext:value-type="float">
            <text:p>429.511998955</text:p>
          </table:table-cell>
          <table:table-cell office:value-type="float" office:value="423.749604611282" calcext:value-type="float">
            <text:p>423.7496046113</text:p>
          </table:table-cell>
          <table:table-cell office:value-type="float" office:value="429.298122880909" calcext:value-type="float">
            <text:p>429.2981228809</text:p>
          </table:table-cell>
          <table:table-cell office:value-type="float" office:value="388.660730276512" calcext:value-type="float">
            <text:p>388.6607302765</text:p>
          </table:table-cell>
          <table:table-cell office:value-type="float" office:value="403.151781417836" calcext:value-type="float">
            <text:p>403.1517814178</text:p>
          </table:table-cell>
          <table:table-cell office:value-type="float" office:value="427.280681276319" calcext:value-type="float">
            <text:p>427.2806812763</text:p>
          </table:table-cell>
          <table:table-cell office:value-type="float" office:value="408.768723634191" calcext:value-type="float">
            <text:p>408.7687236342</text:p>
          </table:table-cell>
          <table:table-cell office:value-type="float" office:value="434.530454443844" calcext:value-type="float">
            <text:p>434.5304544438</text:p>
          </table:table-cell>
          <table:table-cell office:value-type="float" office:value="389.072653563502" calcext:value-type="float">
            <text:p>389.0726535635</text:p>
          </table:table-cell>
          <table:table-cell office:value-type="float" office:value="386.588085317572" calcext:value-type="float">
            <text:p>386.5880853176</text:p>
          </table:table-cell>
          <table:table-cell office:value-type="float" office:value="403.090679558931" calcext:value-type="float">
            <text:p>403.0906795589</text:p>
          </table:table-cell>
          <table:table-cell office:value-type="float" office:value="446.499889312261" calcext:value-type="float">
            <text:p>446.4998893123</text:p>
          </table:table-cell>
          <table:table-cell office:value-type="float" office:value="411.474164553551" calcext:value-type="float">
            <text:p>411.4741645536</text:p>
          </table:table-cell>
          <table:table-cell office:value-type="float" office:value="391.710400218806" calcext:value-type="float">
            <text:p>391.7104002188</text:p>
          </table:table-cell>
          <table:table-cell office:value-type="float" office:value="432.485324560139" calcext:value-type="float">
            <text:p>432.4853245601</text:p>
          </table:table-cell>
          <table:table-cell office:value-type="float" office:value="400.013436178607" calcext:value-type="float">
            <text:p>400.0134361786</text:p>
          </table:table-cell>
          <table:table-cell office:value-type="float" office:value="415.639815888643" calcext:value-type="float">
            <text:p>415.6398158886</text:p>
          </table:table-cell>
          <table:table-cell office:value-type="float" office:value="391.951313446624" calcext:value-type="float">
            <text:p>391.9513134466</text:p>
          </table:table-cell>
          <table:table-cell office:value-type="float" office:value="386.56184280897" calcext:value-type="float">
            <text:p>386.561842809</text:p>
          </table:table-cell>
          <table:table-cell office:value-type="float" office:value="384.018519347427" calcext:value-type="float">
            <text:p>384.0185193474</text:p>
          </table:table-cell>
          <table:table-cell office:value-type="float" office:value="421.565783795761" calcext:value-type="float">
            <text:p>421.5657837958</text:p>
          </table:table-cell>
          <table:table-cell office:value-type="float" office:value="450.477775775905" calcext:value-type="float">
            <text:p>450.4777757759</text:p>
          </table:table-cell>
          <table:table-cell office:value-type="float" office:value="408.551844843039" calcext:value-type="float">
            <text:p>408.551844843</text:p>
          </table:table-cell>
          <table:table-cell office:value-type="float" office:value="416.954114396697" calcext:value-type="float">
            <text:p>416.9541143967</text:p>
          </table:table-cell>
          <table:table-cell office:value-type="float" office:value="380.125232093335" calcext:value-type="float">
            <text:p>380.1252320933</text:p>
          </table:table-cell>
        </table:table-row>
        <table:table-row table:style-name="ro1">
          <table:table-cell office:value-type="float" office:value="394.269651753731" calcext:value-type="float">
            <text:p>394.2696517537</text:p>
          </table:table-cell>
          <table:table-cell office:value-type="float" office:value="415.148454065961" calcext:value-type="float">
            <text:p>415.148454066</text:p>
          </table:table-cell>
          <table:table-cell office:value-type="float" office:value="418.728693324893" calcext:value-type="float">
            <text:p>418.7286933249</text:p>
          </table:table-cell>
          <table:table-cell office:value-type="float" office:value="366.171258648703" calcext:value-type="float">
            <text:p>366.1712586487</text:p>
          </table:table-cell>
          <table:table-cell office:value-type="float" office:value="393.651993710694" calcext:value-type="float">
            <text:p>393.6519937107</text:p>
          </table:table-cell>
          <table:table-cell office:value-type="float" office:value="380.991797037399" calcext:value-type="float">
            <text:p>380.9917970374</text:p>
          </table:table-cell>
          <table:table-cell office:value-type="float" office:value="430.784886270799" calcext:value-type="float">
            <text:p>430.7848862708</text:p>
          </table:table-cell>
          <table:table-cell office:value-type="float" office:value="388.20834091909" calcext:value-type="float">
            <text:p>388.2083409191</text:p>
          </table:table-cell>
          <table:table-cell office:value-type="float" office:value="451.88554129931" calcext:value-type="float">
            <text:p>451.8855412993</text:p>
          </table:table-cell>
          <table:table-cell office:value-type="float" office:value="460.446108594848" calcext:value-type="float">
            <text:p>460.4461085948</text:p>
          </table:table-cell>
          <table:table-cell office:value-type="float" office:value="449.134471785113" calcext:value-type="float">
            <text:p>449.1344717851</text:p>
          </table:table-cell>
          <table:table-cell office:value-type="float" office:value="415.69921128503" calcext:value-type="float">
            <text:p>415.699211285</text:p>
          </table:table-cell>
          <table:table-cell office:value-type="float" office:value="402.45579644977" calcext:value-type="float">
            <text:p>402.4557964498</text:p>
          </table:table-cell>
          <table:table-cell office:value-type="float" office:value="423.066457945151" calcext:value-type="float">
            <text:p>423.0664579452</text:p>
          </table:table-cell>
          <table:table-cell office:value-type="float" office:value="446.917544049082" calcext:value-type="float">
            <text:p>446.9175440491</text:p>
          </table:table-cell>
          <table:table-cell office:value-type="float" office:value="400.442034574752" calcext:value-type="float">
            <text:p>400.4420345748</text:p>
          </table:table-cell>
          <table:table-cell office:value-type="float" office:value="377.104483876864" calcext:value-type="float">
            <text:p>377.1044838769</text:p>
          </table:table-cell>
          <table:table-cell office:value-type="float" office:value="455.398096407376" calcext:value-type="float">
            <text:p>455.3980964074</text:p>
          </table:table-cell>
          <table:table-cell office:value-type="float" office:value="400.929580623397" calcext:value-type="float">
            <text:p>400.9295806234</text:p>
          </table:table-cell>
          <table:table-cell office:value-type="float" office:value="406.862932529371" calcext:value-type="float">
            <text:p>406.8629325294</text:p>
          </table:table-cell>
          <table:table-cell office:value-type="float" office:value="450.993737322806" calcext:value-type="float">
            <text:p>450.9937373228</text:p>
          </table:table-cell>
          <table:table-cell office:value-type="float" office:value="418.58260545797" calcext:value-type="float">
            <text:p>418.582605458</text:p>
          </table:table-cell>
          <table:table-cell office:value-type="float" office:value="410.203868137957" calcext:value-type="float">
            <text:p>410.203868138</text:p>
          </table:table-cell>
          <table:table-cell office:value-type="float" office:value="0" calcext:value-type="float">
            <text:p>0</text:p>
          </table:table-cell>
          <table:table-cell office:value-type="float" office:value="378.222485239719" calcext:value-type="float">
            <text:p>378.2224852397</text:p>
          </table:table-cell>
          <table:table-cell office:value-type="float" office:value="431.16970276313" calcext:value-type="float">
            <text:p>431.1697027631</text:p>
          </table:table-cell>
          <table:table-cell office:value-type="float" office:value="449.962401555725" calcext:value-type="float">
            <text:p>449.9624015557</text:p>
          </table:table-cell>
          <table:table-cell office:value-type="float" office:value="453.198944071807" calcext:value-type="float">
            <text:p>453.1989440718</text:p>
          </table:table-cell>
          <table:table-cell office:value-type="float" office:value="435.862671310338" calcext:value-type="float">
            <text:p>435.8626713103</text:p>
          </table:table-cell>
          <table:table-cell office:value-type="float" office:value="382.242785786692" calcext:value-type="float">
            <text:p>382.2427857867</text:p>
          </table:table-cell>
          <table:table-cell office:value-type="float" office:value="426.995953477972" calcext:value-type="float">
            <text:p>426.995953478</text:p>
          </table:table-cell>
          <table:table-cell office:value-type="float" office:value="420.208297306706" calcext:value-type="float">
            <text:p>420.2082973067</text:p>
          </table:table-cell>
          <table:table-cell office:value-type="float" office:value="449.020623330072" calcext:value-type="float">
            <text:p>449.0206233301</text:p>
          </table:table-cell>
          <table:table-cell office:value-type="float" office:value="408.284779197868" calcext:value-type="float">
            <text:p>408.2847791979</text:p>
          </table:table-cell>
          <table:table-cell office:value-type="float" office:value="409.752403405491" calcext:value-type="float">
            <text:p>409.7524034055</text:p>
          </table:table-cell>
          <table:table-cell office:value-type="float" office:value="446.852669442141" calcext:value-type="float">
            <text:p>446.8526694421</text:p>
          </table:table-cell>
          <table:table-cell office:value-type="float" office:value="430.053442336723" calcext:value-type="float">
            <text:p>430.0534423367</text:p>
          </table:table-cell>
          <table:table-cell office:value-type="float" office:value="411.135466195151" calcext:value-type="float">
            <text:p>411.1354661952</text:p>
          </table:table-cell>
          <table:table-cell office:value-type="float" office:value="410.598656690818" calcext:value-type="float">
            <text:p>410.5986566908</text:p>
          </table:table-cell>
          <table:table-cell office:value-type="float" office:value="428.977921101551" calcext:value-type="float">
            <text:p>428.9779211016</text:p>
          </table:table-cell>
          <table:table-cell office:value-type="float" office:value="398.824378378463" calcext:value-type="float">
            <text:p>398.8243783785</text:p>
          </table:table-cell>
          <table:table-cell office:value-type="float" office:value="480.075008909612" calcext:value-type="float">
            <text:p>480.0750089096</text:p>
          </table:table-cell>
          <table:table-cell office:value-type="float" office:value="431.909959039702" calcext:value-type="float">
            <text:p>431.9099590397</text:p>
          </table:table-cell>
          <table:table-cell office:value-type="float" office:value="412.019914640185" calcext:value-type="float">
            <text:p>412.0199146402</text:p>
          </table:table-cell>
          <table:table-cell office:value-type="float" office:value="435.234457951044" calcext:value-type="float">
            <text:p>435.234457951</text:p>
          </table:table-cell>
          <table:table-cell office:value-type="float" office:value="447.624625677493" calcext:value-type="float">
            <text:p>447.6246256775</text:p>
          </table:table-cell>
          <table:table-cell office:value-type="float" office:value="421.320516885692" calcext:value-type="float">
            <text:p>421.3205168857</text:p>
          </table:table-cell>
          <table:table-cell office:value-type="float" office:value="430.437551163459" calcext:value-type="float">
            <text:p>430.4375511635</text:p>
          </table:table-cell>
          <table:table-cell office:value-type="float" office:value="384.597962463735" calcext:value-type="float">
            <text:p>384.5979624637</text:p>
          </table:table-cell>
          <table:table-cell office:value-type="float" office:value="411.319499634491" calcext:value-type="float">
            <text:p>411.3194996345</text:p>
          </table:table-cell>
          <table:table-cell office:value-type="float" office:value="439.672437072145" calcext:value-type="float">
            <text:p>439.6724370721</text:p>
          </table:table-cell>
          <table:table-cell office:value-type="float" office:value="413.033471444589" calcext:value-type="float">
            <text:p>413.0334714446</text:p>
          </table:table-cell>
          <table:table-cell office:value-type="float" office:value="432.99135119678" calcext:value-type="float">
            <text:p>432.9913511968</text:p>
          </table:table-cell>
          <table:table-cell office:value-type="float" office:value="387.915591748006" calcext:value-type="float">
            <text:p>387.915591748</text:p>
          </table:table-cell>
          <table:table-cell office:value-type="float" office:value="386.416768583619" calcext:value-type="float">
            <text:p>386.4167685836</text:p>
          </table:table-cell>
          <table:table-cell office:value-type="float" office:value="408.057645865056" calcext:value-type="float">
            <text:p>408.0576458651</text:p>
          </table:table-cell>
          <table:table-cell office:value-type="float" office:value="446.59030205114" calcext:value-type="float">
            <text:p>446.5903020511</text:p>
          </table:table-cell>
          <table:table-cell office:value-type="float" office:value="414.114300394037" calcext:value-type="float">
            <text:p>414.114300394</text:p>
          </table:table-cell>
          <table:table-cell office:value-type="float" office:value="390.037489581021" calcext:value-type="float">
            <text:p>390.037489581</text:p>
          </table:table-cell>
          <table:table-cell office:value-type="float" office:value="433.358481284405" calcext:value-type="float">
            <text:p>433.3584812844</text:p>
          </table:table-cell>
          <table:table-cell office:value-type="float" office:value="409.241992725742" calcext:value-type="float">
            <text:p>409.2419927257</text:p>
          </table:table-cell>
          <table:table-cell office:value-type="float" office:value="418.478704852799" calcext:value-type="float">
            <text:p>418.4787048528</text:p>
          </table:table-cell>
          <table:table-cell office:value-type="float" office:value="396.635241297021" calcext:value-type="float">
            <text:p>396.635241297</text:p>
          </table:table-cell>
          <table:table-cell office:value-type="float" office:value="399.364475174186" calcext:value-type="float">
            <text:p>399.3644751742</text:p>
          </table:table-cell>
          <table:table-cell office:value-type="float" office:value="384.775463467426" calcext:value-type="float">
            <text:p>384.7754634674</text:p>
          </table:table-cell>
          <table:table-cell office:value-type="float" office:value="420.358939447684" calcext:value-type="float">
            <text:p>420.3589394477</text:p>
          </table:table-cell>
          <table:table-cell office:value-type="float" office:value="452.227433800602" calcext:value-type="float">
            <text:p>452.2274338006</text:p>
          </table:table-cell>
          <table:table-cell office:value-type="float" office:value="410.471526384381" calcext:value-type="float">
            <text:p>410.4715263844</text:p>
          </table:table-cell>
          <table:table-cell office:value-type="float" office:value="419.79462546208" calcext:value-type="float">
            <text:p>419.7946254621</text:p>
          </table:table-cell>
          <table:table-cell office:value-type="float" office:value="373.704650406098" calcext:value-type="float">
            <text:p>373.7046504061</text:p>
          </table:table-cell>
        </table:table-row>
        <table:table-row table:style-name="ro1">
          <table:table-cell office:value-type="float" office:value="395.356339188566" calcext:value-type="float">
            <text:p>395.3563391886</text:p>
          </table:table-cell>
          <table:table-cell office:value-type="float" office:value="414.665512145404" calcext:value-type="float">
            <text:p>414.6655121454</text:p>
          </table:table-cell>
          <table:table-cell office:value-type="float" office:value="424.882467270242" calcext:value-type="float">
            <text:p>424.8824672702</text:p>
          </table:table-cell>
          <table:table-cell office:value-type="float" office:value="377.940227156427" calcext:value-type="float">
            <text:p>377.9402271564</text:p>
          </table:table-cell>
          <table:table-cell office:value-type="float" office:value="399.800297681893" calcext:value-type="float">
            <text:p>399.8002976819</text:p>
          </table:table-cell>
          <table:table-cell office:value-type="float" office:value="380.991797037399" calcext:value-type="float">
            <text:p>380.9917970374</text:p>
          </table:table-cell>
          <table:table-cell office:value-type="float" office:value="436.557363235584" calcext:value-type="float">
            <text:p>436.5573632356</text:p>
          </table:table-cell>
          <table:table-cell office:value-type="float" office:value="390.375013734301" calcext:value-type="float">
            <text:p>390.3750137343</text:p>
          </table:table-cell>
          <table:table-cell office:value-type="float" office:value="452.000263395937" calcext:value-type="float">
            <text:p>452.0002633959</text:p>
          </table:table-cell>
          <table:table-cell office:value-type="float" office:value="455.047843337383" calcext:value-type="float">
            <text:p>455.0478433374</text:p>
          </table:table-cell>
          <table:table-cell office:value-type="float" office:value="450.581359835844" calcext:value-type="float">
            <text:p>450.5813598358</text:p>
          </table:table-cell>
          <table:table-cell office:value-type="float" office:value="420.834764568926" calcext:value-type="float">
            <text:p>420.8347645689</text:p>
          </table:table-cell>
          <table:table-cell office:value-type="float" office:value="406.138970043266" calcext:value-type="float">
            <text:p>406.1389700433</text:p>
          </table:table-cell>
          <table:table-cell office:value-type="float" office:value="423.067559941526" calcext:value-type="float">
            <text:p>423.0675599415</text:p>
          </table:table-cell>
          <table:table-cell office:value-type="float" office:value="444.793983519291" calcext:value-type="float">
            <text:p>444.7939835193</text:p>
          </table:table-cell>
          <table:table-cell office:value-type="float" office:value="392.868236879299" calcext:value-type="float">
            <text:p>392.8682368793</text:p>
          </table:table-cell>
          <table:table-cell office:value-type="float" office:value="376.399226786637" calcext:value-type="float">
            <text:p>376.3992267866</text:p>
          </table:table-cell>
          <table:table-cell office:value-type="float" office:value="458.584626032696" calcext:value-type="float">
            <text:p>458.5846260327</text:p>
          </table:table-cell>
          <table:table-cell office:value-type="float" office:value="400.295469381776" calcext:value-type="float">
            <text:p>400.2954693818</text:p>
          </table:table-cell>
          <table:table-cell office:value-type="float" office:value="406.862932529371" calcext:value-type="float">
            <text:p>406.8629325294</text:p>
          </table:table-cell>
          <table:table-cell office:value-type="float" office:value="453.729100436206" calcext:value-type="float">
            <text:p>453.7291004362</text:p>
          </table:table-cell>
          <table:table-cell office:value-type="float" office:value="422.92644121334" calcext:value-type="float">
            <text:p>422.9264412133</text:p>
          </table:table-cell>
          <table:table-cell office:value-type="float" office:value="410.509960692235" calcext:value-type="float">
            <text:p>410.5099606922</text:p>
          </table:table-cell>
          <table:table-cell office:value-type="float" office:value="0" calcext:value-type="float">
            <text:p>0</text:p>
          </table:table-cell>
          <table:table-cell office:value-type="float" office:value="381.248862799849" calcext:value-type="float">
            <text:p>381.2488627998</text:p>
          </table:table-cell>
          <table:table-cell office:value-type="float" office:value="428.952654889142" calcext:value-type="float">
            <text:p>428.9526548891</text:p>
          </table:table-cell>
          <table:table-cell office:value-type="float" office:value="452.701873658189" calcext:value-type="float">
            <text:p>452.7018736582</text:p>
          </table:table-cell>
          <table:table-cell office:value-type="float" office:value="453.398227921612" calcext:value-type="float">
            <text:p>453.3982279216</text:p>
          </table:table-cell>
          <table:table-cell office:value-type="float" office:value="435.862671310338" calcext:value-type="float">
            <text:p>435.8626713103</text:p>
          </table:table-cell>
          <table:table-cell office:value-type="float" office:value="383.955471202266" calcext:value-type="float">
            <text:p>383.9554712023</text:p>
          </table:table-cell>
          <table:table-cell office:value-type="float" office:value="425.595112373354" calcext:value-type="float">
            <text:p>425.5951123734</text:p>
          </table:table-cell>
          <table:table-cell office:value-type="float" office:value="428.67057533608" calcext:value-type="float">
            <text:p>428.6705753361</text:p>
          </table:table-cell>
          <table:table-cell office:value-type="float" office:value="455.671897000208" calcext:value-type="float">
            <text:p>455.6718970002</text:p>
          </table:table-cell>
          <table:table-cell office:value-type="float" office:value="413.199442545824" calcext:value-type="float">
            <text:p>413.1994425458</text:p>
          </table:table-cell>
          <table:table-cell office:value-type="float" office:value="420.217658583125" calcext:value-type="float">
            <text:p>420.2176585831</text:p>
          </table:table-cell>
          <table:table-cell office:value-type="float" office:value="449.346811430759" calcext:value-type="float">
            <text:p>449.3468114308</text:p>
          </table:table-cell>
          <table:table-cell office:value-type="float" office:value="435.222887384514" calcext:value-type="float">
            <text:p>435.2228873845</text:p>
          </table:table-cell>
          <table:table-cell office:value-type="float" office:value="409.659229492951" calcext:value-type="float">
            <text:p>409.659229493</text:p>
          </table:table-cell>
          <table:table-cell office:value-type="float" office:value="412.643795194809" calcext:value-type="float">
            <text:p>412.6437951948</text:p>
          </table:table-cell>
          <table:table-cell office:value-type="float" office:value="431.520022943281" calcext:value-type="float">
            <text:p>431.5200229433</text:p>
          </table:table-cell>
          <table:table-cell office:value-type="float" office:value="399.843416151002" calcext:value-type="float">
            <text:p>399.843416151</text:p>
          </table:table-cell>
          <table:table-cell office:value-type="float" office:value="489.879739130784" calcext:value-type="float">
            <text:p>489.8797391308</text:p>
          </table:table-cell>
          <table:table-cell office:value-type="float" office:value="432.399206422739" calcext:value-type="float">
            <text:p>432.3992064227</text:p>
          </table:table-cell>
          <table:table-cell office:value-type="float" office:value="411.605623372818" calcext:value-type="float">
            <text:p>411.6056233728</text:p>
          </table:table-cell>
          <table:table-cell office:value-type="float" office:value="434.029161650182" calcext:value-type="float">
            <text:p>434.0291616502</text:p>
          </table:table-cell>
          <table:table-cell office:value-type="float" office:value="447.850472707637" calcext:value-type="float">
            <text:p>447.8504727076</text:p>
          </table:table-cell>
          <table:table-cell office:value-type="float" office:value="419.218541639333" calcext:value-type="float">
            <text:p>419.2185416393</text:p>
          </table:table-cell>
          <table:table-cell office:value-type="float" office:value="428.805648523561" calcext:value-type="float">
            <text:p>428.8056485236</text:p>
          </table:table-cell>
          <table:table-cell office:value-type="float" office:value="389.876627447701" calcext:value-type="float">
            <text:p>389.8766274477</text:p>
          </table:table-cell>
          <table:table-cell office:value-type="float" office:value="409.603123228027" calcext:value-type="float">
            <text:p>409.603123228</text:p>
          </table:table-cell>
          <table:table-cell office:value-type="float" office:value="445.94312141171" calcext:value-type="float">
            <text:p>445.9431214117</text:p>
          </table:table-cell>
          <table:table-cell office:value-type="float" office:value="411.386968650158" calcext:value-type="float">
            <text:p>411.3869686502</text:p>
          </table:table-cell>
          <table:table-cell office:value-type="float" office:value="439.745775816857" calcext:value-type="float">
            <text:p>439.7457758169</text:p>
          </table:table-cell>
          <table:table-cell office:value-type="float" office:value="390.256415613581" calcext:value-type="float">
            <text:p>390.2564156136</text:p>
          </table:table-cell>
          <table:table-cell office:value-type="float" office:value="388.836717617742" calcext:value-type="float">
            <text:p>388.8367176177</text:p>
          </table:table-cell>
          <table:table-cell office:value-type="float" office:value="412.486766120537" calcext:value-type="float">
            <text:p>412.4867661205</text:p>
          </table:table-cell>
          <table:table-cell office:value-type="float" office:value="445.974546713808" calcext:value-type="float">
            <text:p>445.9745467138</text:p>
          </table:table-cell>
          <table:table-cell office:value-type="float" office:value="413.848614559692" calcext:value-type="float">
            <text:p>413.8486145597</text:p>
          </table:table-cell>
          <table:table-cell office:value-type="float" office:value="396.245260524552" calcext:value-type="float">
            <text:p>396.2452605246</text:p>
          </table:table-cell>
          <table:table-cell office:value-type="float" office:value="433.331111787406" calcext:value-type="float">
            <text:p>433.3311117874</text:p>
          </table:table-cell>
          <table:table-cell office:value-type="float" office:value="415.494783639427" calcext:value-type="float">
            <text:p>415.4947836394</text:p>
          </table:table-cell>
          <table:table-cell office:value-type="float" office:value="422.531171286562" calcext:value-type="float">
            <text:p>422.5311712866</text:p>
          </table:table-cell>
          <table:table-cell office:value-type="float" office:value="401.932337164903" calcext:value-type="float">
            <text:p>401.9323371649</text:p>
          </table:table-cell>
          <table:table-cell office:value-type="float" office:value="405.622104889588" calcext:value-type="float">
            <text:p>405.6221048896</text:p>
          </table:table-cell>
          <table:table-cell office:value-type="float" office:value="385.604371786111" calcext:value-type="float">
            <text:p>385.6043717861</text:p>
          </table:table-cell>
          <table:table-cell office:value-type="float" office:value="427.520210618648" calcext:value-type="float">
            <text:p>427.5202106186</text:p>
          </table:table-cell>
          <table:table-cell office:value-type="float" office:value="460.619891126189" calcext:value-type="float">
            <text:p>460.6198911262</text:p>
          </table:table-cell>
          <table:table-cell office:value-type="float" office:value="408.810753721872" calcext:value-type="float">
            <text:p>408.8107537219</text:p>
          </table:table-cell>
          <table:table-cell office:value-type="float" office:value="409.481220356996" calcext:value-type="float">
            <text:p>409.481220357</text:p>
          </table:table-cell>
          <table:table-cell office:value-type="float" office:value="374.449679928978" calcext:value-type="float">
            <text:p>374.449679929</text:p>
          </table:table-cell>
        </table:table-row>
        <table:table-row table:style-name="ro1">
          <table:table-cell office:value-type="float" office:value="398.995429675755" calcext:value-type="float">
            <text:p>398.995429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.697451224161" calcext:value-type="float">
            <text:p>374.6974512242</text:p>
          </table:table-cell>
          <table:table-cell office:value-type="float" office:value="402.72714049942" calcext:value-type="float">
            <text:p>402.7271404994</text:p>
          </table:table-cell>
          <table:table-cell office:value-type="float" office:value="384.115709738533" calcext:value-type="float">
            <text:p>384.1157097385</text:p>
          </table:table-cell>
          <table:table-cell office:value-type="float" office:value="438.637041882032" calcext:value-type="float">
            <text:p>438.637041882</text:p>
          </table:table-cell>
          <table:table-cell office:value-type="float" office:value="390.386797197618" calcext:value-type="float">
            <text:p>390.3867971976</text:p>
          </table:table-cell>
          <table:table-cell office:value-type="float" office:value="451.621934351383" calcext:value-type="float">
            <text:p>451.6219343514</text:p>
          </table:table-cell>
          <table:table-cell office:value-type="float" office:value="460.775615020911" calcext:value-type="float">
            <text:p>460.7756150209</text:p>
          </table:table-cell>
          <table:table-cell office:value-type="float" office:value="0" calcext:value-type="float">
            <text:p>0</text:p>
          </table:table-cell>
          <table:table-cell office:value-type="float" office:value="427.225553849408" calcext:value-type="float">
            <text:p>427.2255538494</text:p>
          </table:table-cell>
          <table:table-cell office:value-type="float" office:value="405.014698733476" calcext:value-type="float">
            <text:p>405.0146987335</text:p>
          </table:table-cell>
          <table:table-cell office:value-type="float" office:value="420.472035490396" calcext:value-type="float">
            <text:p>420.4720354904</text:p>
          </table:table-cell>
          <table:table-cell office:value-type="float" office:value="0" calcext:value-type="float">
            <text:p>0</text:p>
          </table:table-cell>
          <table:table-cell office:value-type="float" office:value="394.761924415631" calcext:value-type="float">
            <text:p>394.7619244156</text:p>
          </table:table-cell>
          <table:table-cell office:value-type="float" office:value="379.284045444426" calcext:value-type="float">
            <text:p>379.2840454444</text:p>
          </table:table-cell>
          <table:table-cell office:value-type="float" office:value="460.755946734292" calcext:value-type="float">
            <text:p>460.7559467343</text:p>
          </table:table-cell>
          <table:table-cell office:value-type="float" office:value="407.730750961588" calcext:value-type="float">
            <text:p>407.7307509616</text:p>
          </table:table-cell>
          <table:table-cell office:value-type="float" office:value="408.180902895942" calcext:value-type="float">
            <text:p>408.1809028959</text:p>
          </table:table-cell>
          <table:table-cell office:value-type="float" office:value="459.426768675166" calcext:value-type="float">
            <text:p>459.4267686752</text:p>
          </table:table-cell>
          <table:table-cell office:value-type="float" office:value="424.647673711766" calcext:value-type="float">
            <text:p>424.6476737118</text:p>
          </table:table-cell>
          <table:table-cell office:value-type="float" office:value="413.723553697469" calcext:value-type="float">
            <text:p>413.7235536975</text:p>
          </table:table-cell>
          <table:table-cell office:value-type="float" office:value="0" calcext:value-type="float">
            <text:p>0</text:p>
          </table:table-cell>
          <table:table-cell office:value-type="float" office:value="381.068260375157" calcext:value-type="float">
            <text:p>381.0682603752</text:p>
          </table:table-cell>
          <table:table-cell office:value-type="float" office:value="425.965848440391" calcext:value-type="float">
            <text:p>425.9658484404</text:p>
          </table:table-cell>
          <table:table-cell office:value-type="float" office:value="449.184518226094" calcext:value-type="float">
            <text:p>449.1845182261</text:p>
          </table:table-cell>
          <table:table-cell office:value-type="float" office:value="453.409077380259" calcext:value-type="float">
            <text:p>453.4090773803</text:p>
          </table:table-cell>
          <table:table-cell office:value-type="float" office:value="447.699201804597" calcext:value-type="float">
            <text:p>447.6992018046</text:p>
          </table:table-cell>
          <table:table-cell office:value-type="float" office:value="379.806473793786" calcext:value-type="float">
            <text:p>379.8064737938</text:p>
          </table:table-cell>
          <table:table-cell office:value-type="float" office:value="434.755009138008" calcext:value-type="float">
            <text:p>434.755009138</text:p>
          </table:table-cell>
          <table:table-cell office:value-type="float" office:value="431.094581428132" calcext:value-type="float">
            <text:p>431.0945814281</text:p>
          </table:table-cell>
          <table:table-cell office:value-type="float" office:value="457.477014530002" calcext:value-type="float">
            <text:p>457.47701453</text:p>
          </table:table-cell>
          <table:table-cell office:value-type="float" office:value="412.466974934196" calcext:value-type="float">
            <text:p>412.4669749342</text:p>
          </table:table-cell>
          <table:table-cell office:value-type="float" office:value="425.224422489632" calcext:value-type="float">
            <text:p>425.2244224896</text:p>
          </table:table-cell>
          <table:table-cell office:value-type="float" office:value="0" calcext:value-type="float">
            <text:p>0</text:p>
          </table:table-cell>
          <table:table-cell office:value-type="float" office:value="434.215818197302" calcext:value-type="float">
            <text:p>434.2158181973</text:p>
          </table:table-cell>
          <table:table-cell office:value-type="float" office:value="416.143645656915" calcext:value-type="float">
            <text:p>416.1436456569</text:p>
          </table:table-cell>
          <table:table-cell office:value-type="float" office:value="413.940231030291" calcext:value-type="float">
            <text:p>413.9402310303</text:p>
          </table:table-cell>
          <table:table-cell office:value-type="float" office:value="431.814531484935" calcext:value-type="float">
            <text:p>431.8145314849</text:p>
          </table:table-cell>
          <table:table-cell office:value-type="float" office:value="399.591761429775" calcext:value-type="float">
            <text:p>399.5917614298</text:p>
          </table:table-cell>
          <table:table-cell office:value-type="float" office:value="486.642161415446" calcext:value-type="float">
            <text:p>486.6421614154</text:p>
          </table:table-cell>
          <table:table-cell office:value-type="float" office:value="0" calcext:value-type="float">
            <text:p>0</text:p>
          </table:table-cell>
          <table:table-cell office:value-type="float" office:value="411.705016902955" calcext:value-type="float">
            <text:p>411.705016903</text:p>
          </table:table-cell>
          <table:table-cell office:value-type="float" office:value="442.229871572935" calcext:value-type="float">
            <text:p>442.2298715729</text:p>
          </table:table-cell>
          <table:table-cell office:value-type="float" office:value="451.755024754393" calcext:value-type="float">
            <text:p>451.7550247544</text:p>
          </table:table-cell>
          <table:table-cell office:value-type="float" office:value="420.66583715274" calcext:value-type="float">
            <text:p>420.6658371527</text:p>
          </table:table-cell>
          <table:table-cell office:value-type="float" office:value="444.640855741498" calcext:value-type="float">
            <text:p>444.6408557415</text:p>
          </table:table-cell>
          <table:table-cell office:value-type="float" office:value="0" calcext:value-type="float">
            <text:p>0</text:p>
          </table:table-cell>
          <table:table-cell office:value-type="float" office:value="409.594929356296" calcext:value-type="float">
            <text:p>409.5949293563</text:p>
          </table:table-cell>
          <table:table-cell office:value-type="float" office:value="0" calcext:value-type="float">
            <text:p>0</text:p>
          </table:table-cell>
          <table:table-cell office:value-type="float" office:value="412.275999641454" calcext:value-type="float">
            <text:p>412.2759996415</text:p>
          </table:table-cell>
          <table:table-cell office:value-type="float" office:value="0" calcext:value-type="float">
            <text:p>0</text:p>
          </table:table-cell>
          <table:table-cell office:value-type="float" office:value="399.335951079128" calcext:value-type="float">
            <text:p>399.3359510791</text:p>
          </table:table-cell>
          <table:table-cell office:value-type="float" office:value="396.217595209035" calcext:value-type="float">
            <text:p>396.217595209</text:p>
          </table:table-cell>
          <table:table-cell office:value-type="float" office:value="412.341574842092" calcext:value-type="float">
            <text:p>412.3415748421</text:p>
          </table:table-cell>
          <table:table-cell office:value-type="float" office:value="445.99541392139" calcext:value-type="float">
            <text:p>445.9954139214</text:p>
          </table:table-cell>
          <table:table-cell office:value-type="float" office:value="417.014197797827" calcext:value-type="float">
            <text:p>417.0141977978</text:p>
          </table:table-cell>
          <table:table-cell office:value-type="float" office:value="396.884688031004" calcext:value-type="float">
            <text:p>396.884688031</text:p>
          </table:table-cell>
          <table:table-cell office:value-type="float" office:value="0" calcext:value-type="float">
            <text:p>0</text:p>
          </table:table-cell>
          <table:table-cell office:value-type="float" office:value="418.419604764392" calcext:value-type="float">
            <text:p>418.4196047644</text:p>
          </table:table-cell>
          <table:table-cell office:value-type="float" office:value="0" calcext:value-type="float">
            <text:p>0</text:p>
          </table:table-cell>
          <table:table-cell office:value-type="float" office:value="401.450322644063" calcext:value-type="float">
            <text:p>401.4503226441</text:p>
          </table:table-cell>
          <table:table-cell office:value-type="float" office:value="404.48521551878" calcext:value-type="float">
            <text:p>404.4852155188</text:p>
          </table:table-cell>
          <table:table-cell office:value-type="float" office:value="396.24624927477" calcext:value-type="float">
            <text:p>396.2462492748</text:p>
          </table:table-cell>
          <table:table-cell office:value-type="float" office:value="439.866703902789" calcext:value-type="float">
            <text:p>439.8667039028</text:p>
          </table:table-cell>
          <table:table-cell office:value-type="float" office:value="458.163799426662" calcext:value-type="float">
            <text:p>458.1637994267</text:p>
          </table:table-cell>
          <table:table-cell office:value-type="float" office:value="408.741948419717" calcext:value-type="float">
            <text:p>408.7419484197</text:p>
          </table:table-cell>
          <table:table-cell office:value-type="float" office:value="427.319155618624" calcext:value-type="float">
            <text:p>427.3191556186</text:p>
          </table:table-cell>
          <table:table-cell office:value-type="float" office:value="385.720946936578" calcext:value-type="float">
            <text:p>385.7209469366</text:p>
          </table:table-cell>
        </table:table-row>
        <table:table-row table:style-name="ro1">
          <table:table-cell office:value-type="float" office:value="396.115794111271" calcext:value-type="float">
            <text:p>396.1157941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829485718695" calcext:value-type="float">
            <text:p>375.8294857187</text:p>
          </table:table-cell>
          <table:table-cell office:value-type="float" office:value="430.31127366716" calcext:value-type="float">
            <text:p>430.3112736672</text:p>
          </table:table-cell>
          <table:table-cell office:value-type="float" office:value="389.738147798194" calcext:value-type="float">
            <text:p>389.7381477982</text:p>
          </table:table-cell>
          <table:table-cell office:value-type="float" office:value="438.12810889721" calcext:value-type="float">
            <text:p>438.1281088972</text:p>
          </table:table-cell>
          <table:table-cell office:value-type="float" office:value="389.734583732442" calcext:value-type="float">
            <text:p>389.7345837324</text:p>
          </table:table-cell>
          <table:table-cell office:value-type="float" office:value="452.240073595264" calcext:value-type="float">
            <text:p>452.2400735953</text:p>
          </table:table-cell>
          <table:table-cell office:value-type="float" office:value="472.208413869078" calcext:value-type="float">
            <text:p>472.2084138691</text:p>
          </table:table-cell>
          <table:table-cell office:value-type="float" office:value="0" calcext:value-type="float">
            <text:p>0</text:p>
          </table:table-cell>
          <table:table-cell office:value-type="float" office:value="437.373202492693" calcext:value-type="float">
            <text:p>437.3732024927</text:p>
          </table:table-cell>
          <table:table-cell office:value-type="float" office:value="404.949443513268" calcext:value-type="float">
            <text:p>404.9494435133</text:p>
          </table:table-cell>
          <table:table-cell office:value-type="float" office:value="420.161129853062" calcext:value-type="float">
            <text:p>420.1611298531</text:p>
          </table:table-cell>
          <table:table-cell office:value-type="float" office:value="0" calcext:value-type="float">
            <text:p>0</text:p>
          </table:table-cell>
          <table:table-cell office:value-type="float" office:value="400.543918441687" calcext:value-type="float">
            <text:p>400.5439184417</text:p>
          </table:table-cell>
          <table:table-cell office:value-type="float" office:value="383.237210951382" calcext:value-type="float">
            <text:p>383.2372109514</text:p>
          </table:table-cell>
          <table:table-cell office:value-type="float" office:value="464.886714318164" calcext:value-type="float">
            <text:p>464.8867143182</text:p>
          </table:table-cell>
          <table:table-cell office:value-type="float" office:value="426.353927368868" calcext:value-type="float">
            <text:p>426.3539273689</text:p>
          </table:table-cell>
          <table:table-cell office:value-type="float" office:value="414.0580166775" calcext:value-type="float">
            <text:p>414.0580166775</text:p>
          </table:table-cell>
          <table:table-cell office:value-type="float" office:value="468.705054304078" calcext:value-type="float">
            <text:p>468.7050543041</text:p>
          </table:table-cell>
          <table:table-cell office:value-type="float" office:value="420.643339747746" calcext:value-type="float">
            <text:p>420.6433397477</text:p>
          </table:table-cell>
          <table:table-cell office:value-type="float" office:value="420.112088440714" calcext:value-type="float">
            <text:p>420.1120884407</text:p>
          </table:table-cell>
          <table:table-cell office:value-type="float" office:value="0" calcext:value-type="float">
            <text:p>0</text:p>
          </table:table-cell>
          <table:table-cell office:value-type="float" office:value="375.514685408386" calcext:value-type="float">
            <text:p>375.5146854084</text:p>
          </table:table-cell>
          <table:table-cell office:value-type="float" office:value="422.626827368907" calcext:value-type="float">
            <text:p>422.6268273689</text:p>
          </table:table-cell>
          <table:table-cell office:value-type="float" office:value="452.671290674331" calcext:value-type="float">
            <text:p>452.6712906743</text:p>
          </table:table-cell>
          <table:table-cell office:value-type="float" office:value="453.409077380259" calcext:value-type="float">
            <text:p>453.4090773803</text:p>
          </table:table-cell>
          <table:table-cell office:value-type="float" office:value="457.69717205227" calcext:value-type="float">
            <text:p>457.6971720523</text:p>
          </table:table-cell>
          <table:table-cell office:value-type="float" office:value="384.940719003305" calcext:value-type="float">
            <text:p>384.9407190033</text:p>
          </table:table-cell>
          <table:table-cell office:value-type="float" office:value="436.541384410865" calcext:value-type="float">
            <text:p>436.5413844109</text:p>
          </table:table-cell>
          <table:table-cell office:value-type="float" office:value="437.598590213589" calcext:value-type="float">
            <text:p>437.5985902136</text:p>
          </table:table-cell>
          <table:table-cell office:value-type="float" office:value="457.692913176802" calcext:value-type="float">
            <text:p>457.6929131768</text:p>
          </table:table-cell>
          <table:table-cell office:value-type="float" office:value="411.677415066394" calcext:value-type="float">
            <text:p>411.6774150664</text:p>
          </table:table-cell>
          <table:table-cell office:value-type="float" office:value="425.302021463667" calcext:value-type="float">
            <text:p>425.3020214637</text:p>
          </table:table-cell>
          <table:table-cell office:value-type="float" office:value="0" calcext:value-type="float">
            <text:p>0</text:p>
          </table:table-cell>
          <table:table-cell office:value-type="float" office:value="434.823883542385" calcext:value-type="float">
            <text:p>434.8238835424</text:p>
          </table:table-cell>
          <table:table-cell office:value-type="float" office:value="412.504489583997" calcext:value-type="float">
            <text:p>412.504489584</text:p>
          </table:table-cell>
          <table:table-cell office:value-type="float" office:value="417.18901761907" calcext:value-type="float">
            <text:p>417.1890176191</text:p>
          </table:table-cell>
          <table:table-cell office:value-type="float" office:value="433.320319697308" calcext:value-type="float">
            <text:p>433.3203196973</text:p>
          </table:table-cell>
          <table:table-cell office:value-type="float" office:value="405.058899959686" calcext:value-type="float">
            <text:p>405.0588999597</text:p>
          </table:table-cell>
          <table:table-cell office:value-type="float" office:value="496.923292449439" calcext:value-type="float">
            <text:p>496.9232924494</text:p>
          </table:table-cell>
          <table:table-cell office:value-type="float" office:value="0" calcext:value-type="float">
            <text:p>0</text:p>
          </table:table-cell>
          <table:table-cell office:value-type="float" office:value="411.692758642405" calcext:value-type="float">
            <text:p>411.6927586424</text:p>
          </table:table-cell>
          <table:table-cell office:value-type="float" office:value="441.68105218142" calcext:value-type="float">
            <text:p>441.6810521814</text:p>
          </table:table-cell>
          <table:table-cell office:value-type="float" office:value="453.676786219995" calcext:value-type="float">
            <text:p>453.67678622</text:p>
          </table:table-cell>
          <table:table-cell office:value-type="float" office:value="423.012678654443" calcext:value-type="float">
            <text:p>423.0126786544</text:p>
          </table:table-cell>
          <table:table-cell office:value-type="float" office:value="455.725449841206" calcext:value-type="float">
            <text:p>455.7254498412</text:p>
          </table:table-cell>
          <table:table-cell office:value-type="float" office:value="0" calcext:value-type="float">
            <text:p>0</text:p>
          </table:table-cell>
          <table:table-cell office:value-type="float" office:value="408.603432475494" calcext:value-type="float">
            <text:p>408.6034324755</text:p>
          </table:table-cell>
          <table:table-cell office:value-type="float" office:value="0" calcext:value-type="float">
            <text:p>0</text:p>
          </table:table-cell>
          <table:table-cell office:value-type="float" office:value="410.294235758395" calcext:value-type="float">
            <text:p>410.2942357584</text:p>
          </table:table-cell>
          <table:table-cell office:value-type="float" office:value="0" calcext:value-type="float">
            <text:p>0</text:p>
          </table:table-cell>
          <table:table-cell office:value-type="float" office:value="405.019708101957" calcext:value-type="float">
            <text:p>405.019708102</text:p>
          </table:table-cell>
          <table:table-cell office:value-type="float" office:value="396.424959723494" calcext:value-type="float">
            <text:p>396.4249597235</text:p>
          </table:table-cell>
          <table:table-cell office:value-type="float" office:value="415.106683709349" calcext:value-type="float">
            <text:p>415.1066837093</text:p>
          </table:table-cell>
          <table:table-cell office:value-type="float" office:value="445.740379730291" calcext:value-type="float">
            <text:p>445.7403797303</text:p>
          </table:table-cell>
          <table:table-cell office:value-type="float" office:value="421.648997174457" calcext:value-type="float">
            <text:p>421.6489971745</text:p>
          </table:table-cell>
          <table:table-cell office:value-type="float" office:value="396.712294819432" calcext:value-type="float">
            <text:p>396.7122948194</text:p>
          </table:table-cell>
          <table:table-cell office:value-type="float" office:value="0" calcext:value-type="float">
            <text:p>0</text:p>
          </table:table-cell>
          <table:table-cell office:value-type="float" office:value="422.410927857002" calcext:value-type="float">
            <text:p>422.410927857</text:p>
          </table:table-cell>
          <table:table-cell office:value-type="float" office:value="0" calcext:value-type="float">
            <text:p>0</text:p>
          </table:table-cell>
          <table:table-cell office:value-type="float" office:value="401.450322644063" calcext:value-type="float">
            <text:p>401.4503226441</text:p>
          </table:table-cell>
          <table:table-cell office:value-type="float" office:value="403.923709053216" calcext:value-type="float">
            <text:p>403.9237090532</text:p>
          </table:table-cell>
          <table:table-cell office:value-type="float" office:value="392.07324639898" calcext:value-type="float">
            <text:p>392.073246399</text:p>
          </table:table-cell>
          <table:table-cell office:value-type="float" office:value="446.454024969342" calcext:value-type="float">
            <text:p>446.4540249693</text:p>
          </table:table-cell>
          <table:table-cell office:value-type="float" office:value="464.036614761757" calcext:value-type="float">
            <text:p>464.0366147618</text:p>
          </table:table-cell>
          <table:table-cell office:value-type="float" office:value="412.008971065519" calcext:value-type="float">
            <text:p>412.0089710655</text:p>
          </table:table-cell>
          <table:table-cell office:value-type="float" office:value="438.836807371957" calcext:value-type="float">
            <text:p>438.836807372</text:p>
          </table:table-cell>
          <table:table-cell office:value-type="float" office:value="397.618555857204" calcext:value-type="float">
            <text:p>397.6185558572</text:p>
          </table:table-cell>
        </table:table-row>
        <table:table-row table:style-name="ro1">
          <table:table-cell office:value-type="float" office:value="396.91638963869" calcext:value-type="float">
            <text:p>396.916389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441442786488" calcext:value-type="float">
            <text:p>388.4414427865</text:p>
          </table:table-cell>
          <table:table-cell office:value-type="float" office:value="437.84506697869" calcext:value-type="float">
            <text:p>437.8450669787</text:p>
          </table:table-cell>
          <table:table-cell office:value-type="float" office:value="396.279483826178" calcext:value-type="float">
            <text:p>396.2794838262</text:p>
          </table:table-cell>
          <table:table-cell office:value-type="float" office:value="435.691136389461" calcext:value-type="float">
            <text:p>435.6911363895</text:p>
          </table:table-cell>
          <table:table-cell office:value-type="float" office:value="394.254923054896" calcext:value-type="float">
            <text:p>394.2549230549</text:p>
          </table:table-cell>
          <table:table-cell office:value-type="float" office:value="451.472996796585" calcext:value-type="float">
            <text:p>451.4729967966</text:p>
          </table:table-cell>
          <table:table-cell office:value-type="float" office:value="469.747744674737" calcext:value-type="float">
            <text:p>469.7477446747</text:p>
          </table:table-cell>
          <table:table-cell office:value-type="float" office:value="0" calcext:value-type="float">
            <text:p>0</text:p>
          </table:table-cell>
          <table:table-cell office:value-type="float" office:value="439.900931865629" calcext:value-type="float">
            <text:p>439.9009318656</text:p>
          </table:table-cell>
          <table:table-cell office:value-type="float" office:value="405.557651758337" calcext:value-type="float">
            <text:p>405.5576517583</text:p>
          </table:table-cell>
          <table:table-cell office:value-type="float" office:value="421.243891434577" calcext:value-type="float">
            <text:p>421.2438914346</text:p>
          </table:table-cell>
          <table:table-cell office:value-type="float" office:value="0" calcext:value-type="float">
            <text:p>0</text:p>
          </table:table-cell>
          <table:table-cell office:value-type="float" office:value="405.424755655027" calcext:value-type="float">
            <text:p>405.424755655</text:p>
          </table:table-cell>
          <table:table-cell office:value-type="float" office:value="386.645428966125" calcext:value-type="float">
            <text:p>386.6454289661</text:p>
          </table:table-cell>
          <table:table-cell office:value-type="float" office:value="464.893468650938" calcext:value-type="float">
            <text:p>464.8934686509</text:p>
          </table:table-cell>
          <table:table-cell office:value-type="float" office:value="429.016938820444" calcext:value-type="float">
            <text:p>429.0169388204</text:p>
          </table:table-cell>
          <table:table-cell office:value-type="float" office:value="418.819493789557" calcext:value-type="float">
            <text:p>418.8194937896</text:p>
          </table:table-cell>
          <table:table-cell office:value-type="float" office:value="473.218550730482" calcext:value-type="float">
            <text:p>473.2185507305</text:p>
          </table:table-cell>
          <table:table-cell office:value-type="float" office:value="420.326295202233" calcext:value-type="float">
            <text:p>420.3262952022</text:p>
          </table:table-cell>
          <table:table-cell office:value-type="float" office:value="421.022736822965" calcext:value-type="float">
            <text:p>421.022736823</text:p>
          </table:table-cell>
          <table:table-cell office:value-type="float" office:value="0" calcext:value-type="float">
            <text:p>0</text:p>
          </table:table-cell>
          <table:table-cell office:value-type="float" office:value="372.892775837421" calcext:value-type="float">
            <text:p>372.8927758374</text:p>
          </table:table-cell>
          <table:table-cell office:value-type="float" office:value="438.965308713982" calcext:value-type="float">
            <text:p>438.965308714</text:p>
          </table:table-cell>
          <table:table-cell office:value-type="float" office:value="452.137464250588" calcext:value-type="float">
            <text:p>452.1374642506</text:p>
          </table:table-cell>
          <table:table-cell office:value-type="float" office:value="446.549176607942" calcext:value-type="float">
            <text:p>446.5491766079</text:p>
          </table:table-cell>
          <table:table-cell office:value-type="float" office:value="457.113822685471" calcext:value-type="float">
            <text:p>457.1138226855</text:p>
          </table:table-cell>
          <table:table-cell office:value-type="float" office:value="390.488577959729" calcext:value-type="float">
            <text:p>390.4885779597</text:p>
          </table:table-cell>
          <table:table-cell office:value-type="float" office:value="436.752619173891" calcext:value-type="float">
            <text:p>436.7526191739</text:p>
          </table:table-cell>
          <table:table-cell office:value-type="float" office:value="433.590812953825" calcext:value-type="float">
            <text:p>433.5908129538</text:p>
          </table:table-cell>
          <table:table-cell office:value-type="float" office:value="457.740787926096" calcext:value-type="float">
            <text:p>457.7407879261</text:p>
          </table:table-cell>
          <table:table-cell office:value-type="float" office:value="411.66307469635" calcext:value-type="float">
            <text:p>411.6630746964</text:p>
          </table:table-cell>
          <table:table-cell office:value-type="float" office:value="425.284391720655" calcext:value-type="float">
            <text:p>425.2843917207</text:p>
          </table:table-cell>
          <table:table-cell office:value-type="float" office:value="0" calcext:value-type="float">
            <text:p>0</text:p>
          </table:table-cell>
          <table:table-cell office:value-type="float" office:value="434.97541026484" calcext:value-type="float">
            <text:p>434.9754102648</text:p>
          </table:table-cell>
          <table:table-cell office:value-type="float" office:value="423.342874299841" calcext:value-type="float">
            <text:p>423.3428742998</text:p>
          </table:table-cell>
          <table:table-cell office:value-type="float" office:value="419.068472973551" calcext:value-type="float">
            <text:p>419.0684729736</text:p>
          </table:table-cell>
          <table:table-cell office:value-type="float" office:value="432.166580842672" calcext:value-type="float">
            <text:p>432.1665808427</text:p>
          </table:table-cell>
          <table:table-cell office:value-type="float" office:value="408.321399251199" calcext:value-type="float">
            <text:p>408.3213992512</text:p>
          </table:table-cell>
          <table:table-cell office:value-type="float" office:value="495.916596665646" calcext:value-type="float">
            <text:p>495.9165966656</text:p>
          </table:table-cell>
          <table:table-cell office:value-type="float" office:value="0" calcext:value-type="float">
            <text:p>0</text:p>
          </table:table-cell>
          <table:table-cell office:value-type="float" office:value="410.642695933421" calcext:value-type="float">
            <text:p>410.6426959334</text:p>
          </table:table-cell>
          <table:table-cell office:value-type="float" office:value="442.668822855784" calcext:value-type="float">
            <text:p>442.6688228558</text:p>
          </table:table-cell>
          <table:table-cell office:value-type="float" office:value="444.375183936623" calcext:value-type="float">
            <text:p>444.3751839366</text:p>
          </table:table-cell>
          <table:table-cell office:value-type="float" office:value="445.836228450272" calcext:value-type="float">
            <text:p>445.8362284503</text:p>
          </table:table-cell>
          <table:table-cell office:value-type="float" office:value="460.519229545239" calcext:value-type="float">
            <text:p>460.5192295452</text:p>
          </table:table-cell>
          <table:table-cell office:value-type="float" office:value="0" calcext:value-type="float">
            <text:p>0</text:p>
          </table:table-cell>
          <table:table-cell office:value-type="float" office:value="408.109739021129" calcext:value-type="float">
            <text:p>408.1097390211</text:p>
          </table:table-cell>
          <table:table-cell office:value-type="float" office:value="0" calcext:value-type="float">
            <text:p>0</text:p>
          </table:table-cell>
          <table:table-cell office:value-type="float" office:value="409.588687782857" calcext:value-type="float">
            <text:p>409.5886877829</text:p>
          </table:table-cell>
          <table:table-cell office:value-type="float" office:value="0" calcext:value-type="float">
            <text:p>0</text:p>
          </table:table-cell>
          <table:table-cell office:value-type="float" office:value="404.869588920794" calcext:value-type="float">
            <text:p>404.8695889208</text:p>
          </table:table-cell>
          <table:table-cell office:value-type="float" office:value="403.292645208279" calcext:value-type="float">
            <text:p>403.2926452083</text:p>
          </table:table-cell>
          <table:table-cell office:value-type="float" office:value="414.454892621196" calcext:value-type="float">
            <text:p>414.4548926212</text:p>
          </table:table-cell>
          <table:table-cell office:value-type="float" office:value="445.516874424525" calcext:value-type="float">
            <text:p>445.5168744245</text:p>
          </table:table-cell>
          <table:table-cell office:value-type="float" office:value="426.168005294831" calcext:value-type="float">
            <text:p>426.1680052948</text:p>
          </table:table-cell>
          <table:table-cell office:value-type="float" office:value="398.521128465338" calcext:value-type="float">
            <text:p>398.5211284653</text:p>
          </table:table-cell>
          <table:table-cell office:value-type="float" office:value="0" calcext:value-type="float">
            <text:p>0</text:p>
          </table:table-cell>
          <table:table-cell office:value-type="float" office:value="418.374994165431" calcext:value-type="float">
            <text:p>418.3749941654</text:p>
          </table:table-cell>
          <table:table-cell office:value-type="float" office:value="0" calcext:value-type="float">
            <text:p>0</text:p>
          </table:table-cell>
          <table:table-cell office:value-type="float" office:value="404.606662620092" calcext:value-type="float">
            <text:p>404.6066626201</text:p>
          </table:table-cell>
          <table:table-cell office:value-type="float" office:value="404.189288619908" calcext:value-type="float">
            <text:p>404.1892886199</text:p>
          </table:table-cell>
          <table:table-cell office:value-type="float" office:value="396.020856463971" calcext:value-type="float">
            <text:p>396.020856464</text:p>
          </table:table-cell>
          <table:table-cell office:value-type="float" office:value="447.201880721467" calcext:value-type="float">
            <text:p>447.2018807215</text:p>
          </table:table-cell>
          <table:table-cell office:value-type="float" office:value="470.188682937101" calcext:value-type="float">
            <text:p>470.1886829371</text:p>
          </table:table-cell>
          <table:table-cell office:value-type="float" office:value="419.293947105442" calcext:value-type="float">
            <text:p>419.2939471054</text:p>
          </table:table-cell>
          <table:table-cell office:value-type="float" office:value="435.196692742866" calcext:value-type="float">
            <text:p>435.1966927429</text:p>
          </table:table-cell>
          <table:table-cell office:value-type="float" office:value="404.583077702041" calcext:value-type="float">
            <text:p>404.583077702</text:p>
          </table:table-cell>
        </table:table-row>
        <table:table-row table:style-name="ro1">
          <table:table-cell office:value-type="float" office:value="397.671316619915" calcext:value-type="float">
            <text:p>397.6713166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.314186651078" calcext:value-type="float">
            <text:p>397.3141866511</text:p>
          </table:table-cell>
          <table:table-cell office:value-type="float" office:value="437.129096965941" calcext:value-type="float">
            <text:p>437.1290969659</text:p>
          </table:table-cell>
          <table:table-cell office:value-type="float" office:value="400.313597033418" calcext:value-type="float">
            <text:p>400.3135970334</text:p>
          </table:table-cell>
          <table:table-cell office:value-type="float" office:value="443.907521705211" calcext:value-type="float">
            <text:p>443.9075217052</text:p>
          </table:table-cell>
          <table:table-cell office:value-type="float" office:value="407.84529287578" calcext:value-type="float">
            <text:p>407.8452928758</text:p>
          </table:table-cell>
          <table:table-cell office:value-type="float" office:value="460.608591945536" calcext:value-type="float">
            <text:p>460.6085919455</text:p>
          </table:table-cell>
          <table:table-cell office:value-type="float" office:value="480.787263602521" calcext:value-type="float">
            <text:p>480.7872636025</text:p>
          </table:table-cell>
          <table:table-cell office:value-type="float" office:value="0" calcext:value-type="float">
            <text:p>0</text:p>
          </table:table-cell>
          <table:table-cell office:value-type="float" office:value="445.872856927859" calcext:value-type="float">
            <text:p>445.8728569279</text:p>
          </table:table-cell>
          <table:table-cell office:value-type="float" office:value="412.978191214736" calcext:value-type="float">
            <text:p>412.9781912147</text:p>
          </table:table-cell>
          <table:table-cell office:value-type="float" office:value="419.654318948126" calcext:value-type="float">
            <text:p>419.6543189481</text:p>
          </table:table-cell>
          <table:table-cell office:value-type="float" office:value="0" calcext:value-type="float">
            <text:p>0</text:p>
          </table:table-cell>
          <table:table-cell office:value-type="float" office:value="401.89387424939" calcext:value-type="float">
            <text:p>401.8938742494</text:p>
          </table:table-cell>
          <table:table-cell office:value-type="float" office:value="385.796904141243" calcext:value-type="float">
            <text:p>385.7969041412</text:p>
          </table:table-cell>
          <table:table-cell office:value-type="float" office:value="467.569602624147" calcext:value-type="float">
            <text:p>467.5696026241</text:p>
          </table:table-cell>
          <table:table-cell office:value-type="float" office:value="428.275781359156" calcext:value-type="float">
            <text:p>428.2757813592</text:p>
          </table:table-cell>
          <table:table-cell office:value-type="float" office:value="419.68037599597" calcext:value-type="float">
            <text:p>419.680375996</text:p>
          </table:table-cell>
          <table:table-cell office:value-type="float" office:value="473.421044808005" calcext:value-type="float">
            <text:p>473.421044808</text:p>
          </table:table-cell>
          <table:table-cell office:value-type="float" office:value="425.339192436797" calcext:value-type="float">
            <text:p>425.3391924368</text:p>
          </table:table-cell>
          <table:table-cell office:value-type="float" office:value="423.167371142033" calcext:value-type="float">
            <text:p>423.167371142</text:p>
          </table:table-cell>
          <table:table-cell office:value-type="float" office:value="0" calcext:value-type="float">
            <text:p>0</text:p>
          </table:table-cell>
          <table:table-cell office:value-type="float" office:value="380.903984161711" calcext:value-type="float">
            <text:p>380.9039841617</text:p>
          </table:table-cell>
          <table:table-cell office:value-type="float" office:value="447.511754096589" calcext:value-type="float">
            <text:p>447.5117540966</text:p>
          </table:table-cell>
          <table:table-cell office:value-type="float" office:value="445.342272112711" calcext:value-type="float">
            <text:p>445.3422721127</text:p>
          </table:table-cell>
          <table:table-cell office:value-type="float" office:value="446.537356473218" calcext:value-type="float">
            <text:p>446.5373564732</text:p>
          </table:table-cell>
          <table:table-cell office:value-type="float" office:value="458.640536173157" calcext:value-type="float">
            <text:p>458.6405361732</text:p>
          </table:table-cell>
          <table:table-cell office:value-type="float" office:value="399.340886692729" calcext:value-type="float">
            <text:p>399.3408866927</text:p>
          </table:table-cell>
          <table:table-cell office:value-type="float" office:value="440.5699228668" calcext:value-type="float">
            <text:p>440.5699228668</text:p>
          </table:table-cell>
          <table:table-cell office:value-type="float" office:value="435.258317598725" calcext:value-type="float">
            <text:p>435.2583175987</text:p>
          </table:table-cell>
          <table:table-cell office:value-type="float" office:value="460.819636707295" calcext:value-type="float">
            <text:p>460.8196367073</text:p>
          </table:table-cell>
          <table:table-cell office:value-type="float" office:value="413.090954326524" calcext:value-type="float">
            <text:p>413.0909543265</text:p>
          </table:table-cell>
          <table:table-cell office:value-type="float" office:value="423.892198115661" calcext:value-type="float">
            <text:p>423.8921981157</text:p>
          </table:table-cell>
          <table:table-cell office:value-type="float" office:value="0" calcext:value-type="float">
            <text:p>0</text:p>
          </table:table-cell>
          <table:table-cell office:value-type="float" office:value="436.918299166792" calcext:value-type="float">
            <text:p>436.9182991668</text:p>
          </table:table-cell>
          <table:table-cell office:value-type="float" office:value="451.982168650727" calcext:value-type="float">
            <text:p>451.9821686507</text:p>
          </table:table-cell>
          <table:table-cell office:value-type="float" office:value="418.066941017267" calcext:value-type="float">
            <text:p>418.0669410173</text:p>
          </table:table-cell>
          <table:table-cell office:value-type="float" office:value="434.464796449305" calcext:value-type="float">
            <text:p>434.4647964493</text:p>
          </table:table-cell>
          <table:table-cell office:value-type="float" office:value="411.255614618266" calcext:value-type="float">
            <text:p>411.2556146183</text:p>
          </table:table-cell>
          <table:table-cell office:value-type="float" office:value="498.687097351339" calcext:value-type="float">
            <text:p>498.6870973513</text:p>
          </table:table-cell>
          <table:table-cell office:value-type="float" office:value="0" calcext:value-type="float">
            <text:p>0</text:p>
          </table:table-cell>
          <table:table-cell office:value-type="float" office:value="420.040760737247" calcext:value-type="float">
            <text:p>420.0407607372</text:p>
          </table:table-cell>
          <table:table-cell office:value-type="float" office:value="447.650730857473" calcext:value-type="float">
            <text:p>447.6507308575</text:p>
          </table:table-cell>
          <table:table-cell office:value-type="float" office:value="449.536804511115" calcext:value-type="float">
            <text:p>449.5368045111</text:p>
          </table:table-cell>
          <table:table-cell office:value-type="float" office:value="453.426440474029" calcext:value-type="float">
            <text:p>453.426440474</text:p>
          </table:table-cell>
          <table:table-cell office:value-type="float" office:value="460.712367497875" calcext:value-type="float">
            <text:p>460.7123674979</text:p>
          </table:table-cell>
          <table:table-cell office:value-type="float" office:value="0" calcext:value-type="float">
            <text:p>0</text:p>
          </table:table-cell>
          <table:table-cell office:value-type="float" office:value="405.337016246131" calcext:value-type="float">
            <text:p>405.3370162461</text:p>
          </table:table-cell>
          <table:table-cell office:value-type="float" office:value="0" calcext:value-type="float">
            <text:p>0</text:p>
          </table:table-cell>
          <table:table-cell office:value-type="float" office:value="409.262338938354" calcext:value-type="float">
            <text:p>409.2623389384</text:p>
          </table:table-cell>
          <table:table-cell office:value-type="float" office:value="0" calcext:value-type="float">
            <text:p>0</text:p>
          </table:table-cell>
          <table:table-cell office:value-type="float" office:value="404.605547804192" calcext:value-type="float">
            <text:p>404.6055478042</text:p>
          </table:table-cell>
          <table:table-cell office:value-type="float" office:value="404.647492049753" calcext:value-type="float">
            <text:p>404.6474920498</text:p>
          </table:table-cell>
          <table:table-cell office:value-type="float" office:value="414.510538972406" calcext:value-type="float">
            <text:p>414.5105389724</text:p>
          </table:table-cell>
          <table:table-cell office:value-type="float" office:value="447.223447797675" calcext:value-type="float">
            <text:p>447.2234477977</text:p>
          </table:table-cell>
          <table:table-cell office:value-type="float" office:value="425.748878887631" calcext:value-type="float">
            <text:p>425.7488788876</text:p>
          </table:table-cell>
          <table:table-cell office:value-type="float" office:value="398.989047871346" calcext:value-type="float">
            <text:p>398.9890478713</text:p>
          </table:table-cell>
          <table:table-cell office:value-type="float" office:value="0" calcext:value-type="float">
            <text:p>0</text:p>
          </table:table-cell>
          <table:table-cell office:value-type="float" office:value="416.676447384986" calcext:value-type="float">
            <text:p>416.676447385</text:p>
          </table:table-cell>
          <table:table-cell office:value-type="float" office:value="0" calcext:value-type="float">
            <text:p>0</text:p>
          </table:table-cell>
          <table:table-cell office:value-type="float" office:value="405.177674609191" calcext:value-type="float">
            <text:p>405.1776746092</text:p>
          </table:table-cell>
          <table:table-cell office:value-type="float" office:value="398.780667628762" calcext:value-type="float">
            <text:p>398.7806676288</text:p>
          </table:table-cell>
          <table:table-cell office:value-type="float" office:value="413.806107247625" calcext:value-type="float">
            <text:p>413.8061072476</text:p>
          </table:table-cell>
          <table:table-cell office:value-type="float" office:value="450.164034654993" calcext:value-type="float">
            <text:p>450.164034655</text:p>
          </table:table-cell>
          <table:table-cell office:value-type="float" office:value="468.552672769406" calcext:value-type="float">
            <text:p>468.5526727694</text:p>
          </table:table-cell>
          <table:table-cell office:value-type="float" office:value="419.608971515445" calcext:value-type="float">
            <text:p>419.6089715154</text:p>
          </table:table-cell>
          <table:table-cell office:value-type="float" office:value="442.622018188656" calcext:value-type="float">
            <text:p>442.6220181887</text:p>
          </table:table-cell>
          <table:table-cell office:value-type="float" office:value="409.697461776677" calcext:value-type="float">
            <text:p>409.6974617767</text:p>
          </table:table-cell>
        </table:table-row>
        <table:table-row table:style-name="ro1">
          <table:table-cell office:value-type="float" office:value="395.543364840527" calcext:value-type="float">
            <text:p>395.543364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.101940310696" calcext:value-type="float">
            <text:p>398.1019403107</text:p>
          </table:table-cell>
          <table:table-cell office:value-type="float" office:value="434.865517552735" calcext:value-type="float">
            <text:p>434.8655175527</text:p>
          </table:table-cell>
          <table:table-cell office:value-type="float" office:value="409.264576180025" calcext:value-type="float">
            <text:p>409.26457618</text:p>
          </table:table-cell>
          <table:table-cell office:value-type="float" office:value="451.781798414223" calcext:value-type="float">
            <text:p>451.7817984142</text:p>
          </table:table-cell>
          <table:table-cell office:value-type="float" office:value="406.439161003821" calcext:value-type="float">
            <text:p>406.4391610038</text:p>
          </table:table-cell>
          <table:table-cell office:value-type="float" office:value="468.604497721826" calcext:value-type="float">
            <text:p>468.6044977218</text:p>
          </table:table-cell>
          <table:table-cell office:value-type="float" office:value="482.850756894301" calcext:value-type="float">
            <text:p>482.8507568943</text:p>
          </table:table-cell>
          <table:table-cell office:value-type="float" office:value="0" calcext:value-type="float">
            <text:p>0</text:p>
          </table:table-cell>
          <table:table-cell office:value-type="float" office:value="443.759040503698" calcext:value-type="float">
            <text:p>443.7590405037</text:p>
          </table:table-cell>
          <table:table-cell office:value-type="float" office:value="420.485291462291" calcext:value-type="float">
            <text:p>420.4852914623</text:p>
          </table:table-cell>
          <table:table-cell office:value-type="float" office:value="417.158040922412" calcext:value-type="float">
            <text:p>417.1580409224</text:p>
          </table:table-cell>
          <table:table-cell office:value-type="float" office:value="0" calcext:value-type="float">
            <text:p>0</text:p>
          </table:table-cell>
          <table:table-cell office:value-type="float" office:value="403.249543920915" calcext:value-type="float">
            <text:p>403.2495439209</text:p>
          </table:table-cell>
          <table:table-cell office:value-type="float" office:value="385.967859804686" calcext:value-type="float">
            <text:p>385.9678598047</text:p>
          </table:table-cell>
          <table:table-cell office:value-type="float" office:value="467.569602624147" calcext:value-type="float">
            <text:p>467.5696026241</text:p>
          </table:table-cell>
          <table:table-cell office:value-type="float" office:value="431.765674975108" calcext:value-type="float">
            <text:p>431.7656749751</text:p>
          </table:table-cell>
          <table:table-cell office:value-type="float" office:value="419.68037599597" calcext:value-type="float">
            <text:p>419.680375996</text:p>
          </table:table-cell>
          <table:table-cell office:value-type="float" office:value="472.155845976497" calcext:value-type="float">
            <text:p>472.1558459765</text:p>
          </table:table-cell>
          <table:table-cell office:value-type="float" office:value="426.964922783771" calcext:value-type="float">
            <text:p>426.9649227838</text:p>
          </table:table-cell>
          <table:table-cell office:value-type="float" office:value="427.494033907748" calcext:value-type="float">
            <text:p>427.4940339077</text:p>
          </table:table-cell>
          <table:table-cell office:value-type="float" office:value="0" calcext:value-type="float">
            <text:p>0</text:p>
          </table:table-cell>
          <table:table-cell office:value-type="float" office:value="399.510840674489" calcext:value-type="float">
            <text:p>399.5108406745</text:p>
          </table:table-cell>
          <table:table-cell office:value-type="float" office:value="447.502982015936" calcext:value-type="float">
            <text:p>447.5029820159</text:p>
          </table:table-cell>
          <table:table-cell office:value-type="float" office:value="442.84112462343" calcext:value-type="float">
            <text:p>442.8411246234</text:p>
          </table:table-cell>
          <table:table-cell office:value-type="float" office:value="446.537342348905" calcext:value-type="float">
            <text:p>446.5373423489</text:p>
          </table:table-cell>
          <table:table-cell office:value-type="float" office:value="465.785078306853" calcext:value-type="float">
            <text:p>465.7850783069</text:p>
          </table:table-cell>
          <table:table-cell office:value-type="float" office:value="399.108866015458" calcext:value-type="float">
            <text:p>399.1088660155</text:p>
          </table:table-cell>
          <table:table-cell office:value-type="float" office:value="456.432691019577" calcext:value-type="float">
            <text:p>456.4326910196</text:p>
          </table:table-cell>
          <table:table-cell office:value-type="float" office:value="442.254588246533" calcext:value-type="float">
            <text:p>442.2545882465</text:p>
          </table:table-cell>
          <table:table-cell office:value-type="float" office:value="464.371802072085" calcext:value-type="float">
            <text:p>464.3718020721</text:p>
          </table:table-cell>
          <table:table-cell office:value-type="float" office:value="413.089938507394" calcext:value-type="float">
            <text:p>413.0899385074</text:p>
          </table:table-cell>
          <table:table-cell office:value-type="float" office:value="423.892380862181" calcext:value-type="float">
            <text:p>423.8923808622</text:p>
          </table:table-cell>
          <table:table-cell office:value-type="float" office:value="0" calcext:value-type="float">
            <text:p>0</text:p>
          </table:table-cell>
          <table:table-cell office:value-type="float" office:value="448.382944634677" calcext:value-type="float">
            <text:p>448.3829446347</text:p>
          </table:table-cell>
          <table:table-cell office:value-type="float" office:value="448.356622740218" calcext:value-type="float">
            <text:p>448.3566227402</text:p>
          </table:table-cell>
          <table:table-cell office:value-type="float" office:value="417.667529095385" calcext:value-type="float">
            <text:p>417.6675290954</text:p>
          </table:table-cell>
          <table:table-cell office:value-type="float" office:value="449.020574124763" calcext:value-type="float">
            <text:p>449.0205741248</text:p>
          </table:table-cell>
          <table:table-cell office:value-type="float" office:value="410.40730954337" calcext:value-type="float">
            <text:p>410.4073095434</text:p>
          </table:table-cell>
          <table:table-cell office:value-type="float" office:value="497.141757666881" calcext:value-type="float">
            <text:p>497.1417576669</text:p>
          </table:table-cell>
          <table:table-cell office:value-type="float" office:value="0" calcext:value-type="float">
            <text:p>0</text:p>
          </table:table-cell>
          <table:table-cell office:value-type="float" office:value="418.952365012324" calcext:value-type="float">
            <text:p>418.9523650123</text:p>
          </table:table-cell>
          <table:table-cell office:value-type="float" office:value="452.916036872021" calcext:value-type="float">
            <text:p>452.916036872</text:p>
          </table:table-cell>
          <table:table-cell office:value-type="float" office:value="453.163418864047" calcext:value-type="float">
            <text:p>453.163418864</text:p>
          </table:table-cell>
          <table:table-cell office:value-type="float" office:value="451.562005793306" calcext:value-type="float">
            <text:p>451.5620057933</text:p>
          </table:table-cell>
          <table:table-cell office:value-type="float" office:value="470.906692849997" calcext:value-type="float">
            <text:p>470.90669285</text:p>
          </table:table-cell>
          <table:table-cell office:value-type="float" office:value="0" calcext:value-type="float">
            <text:p>0</text:p>
          </table:table-cell>
          <table:table-cell office:value-type="float" office:value="414.518696189384" calcext:value-type="float">
            <text:p>414.5186961894</text:p>
          </table:table-cell>
          <table:table-cell office:value-type="float" office:value="0" calcext:value-type="float">
            <text:p>0</text:p>
          </table:table-cell>
          <table:table-cell office:value-type="float" office:value="429.505677506876" calcext:value-type="float">
            <text:p>429.5056775069</text:p>
          </table:table-cell>
          <table:table-cell office:value-type="float" office:value="0" calcext:value-type="float">
            <text:p>0</text:p>
          </table:table-cell>
          <table:table-cell office:value-type="float" office:value="401.329308523771" calcext:value-type="float">
            <text:p>401.3293085238</text:p>
          </table:table-cell>
          <table:table-cell office:value-type="float" office:value="405.542807802358" calcext:value-type="float">
            <text:p>405.5428078024</text:p>
          </table:table-cell>
          <table:table-cell office:value-type="float" office:value="417.157182801015" calcext:value-type="float">
            <text:p>417.157182801</text:p>
          </table:table-cell>
          <table:table-cell office:value-type="float" office:value="459.099432891927" calcext:value-type="float">
            <text:p>459.0994328919</text:p>
          </table:table-cell>
          <table:table-cell office:value-type="float" office:value="425.013599148237" calcext:value-type="float">
            <text:p>425.0135991482</text:p>
          </table:table-cell>
          <table:table-cell office:value-type="float" office:value="398.398026282904" calcext:value-type="float">
            <text:p>398.3980262829</text:p>
          </table:table-cell>
          <table:table-cell office:value-type="float" office:value="0" calcext:value-type="float">
            <text:p>0</text:p>
          </table:table-cell>
          <table:table-cell office:value-type="float" office:value="428.554044001593" calcext:value-type="float">
            <text:p>428.5540440016</text:p>
          </table:table-cell>
          <table:table-cell office:value-type="float" office:value="0" calcext:value-type="float">
            <text:p>0</text:p>
          </table:table-cell>
          <table:table-cell office:value-type="float" office:value="405.427772325677" calcext:value-type="float">
            <text:p>405.4277723257</text:p>
          </table:table-cell>
          <table:table-cell office:value-type="float" office:value="401.045477764158" calcext:value-type="float">
            <text:p>401.0454777642</text:p>
          </table:table-cell>
          <table:table-cell office:value-type="float" office:value="413.61843536206" calcext:value-type="float">
            <text:p>413.6184353621</text:p>
          </table:table-cell>
          <table:table-cell office:value-type="float" office:value="447.617030476156" calcext:value-type="float">
            <text:p>447.6170304762</text:p>
          </table:table-cell>
          <table:table-cell office:value-type="float" office:value="475.926367405077" calcext:value-type="float">
            <text:p>475.9263674051</text:p>
          </table:table-cell>
          <table:table-cell office:value-type="float" office:value="421.088787626416" calcext:value-type="float">
            <text:p>421.0887876264</text:p>
          </table:table-cell>
          <table:table-cell office:value-type="float" office:value="441.538213627067" calcext:value-type="float">
            <text:p>441.5382136271</text:p>
          </table:table-cell>
          <table:table-cell office:value-type="float" office:value="423.540031396214" calcext:value-type="float">
            <text:p>423.5400313962</text:p>
          </table:table-cell>
        </table:table-row>
        <table:table-row table:style-name="ro1">
          <table:table-cell office:value-type="float" office:value="396.558713632285" calcext:value-type="float">
            <text:p>396.558713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762068239946" calcext:value-type="float">
            <text:p>404.7620682399</text:p>
          </table:table-cell>
          <table:table-cell office:value-type="float" office:value="435.63418888243" calcext:value-type="float">
            <text:p>435.6341888824</text:p>
          </table:table-cell>
          <table:table-cell office:value-type="float" office:value="411.811586648642" calcext:value-type="float">
            <text:p>411.8115866486</text:p>
          </table:table-cell>
          <table:table-cell office:value-type="float" office:value="452.424374350159" calcext:value-type="float">
            <text:p>452.4243743502</text:p>
          </table:table-cell>
          <table:table-cell office:value-type="float" office:value="404.940517531957" calcext:value-type="float">
            <text:p>404.940517532</text:p>
          </table:table-cell>
          <table:table-cell office:value-type="float" office:value="476.818266601262" calcext:value-type="float">
            <text:p>476.8182666013</text:p>
          </table:table-cell>
          <table:table-cell office:value-type="float" office:value="481.975575650664" calcext:value-type="float">
            <text:p>481.9755756507</text:p>
          </table:table-cell>
          <table:table-cell office:value-type="float" office:value="0" calcext:value-type="float">
            <text:p>0</text:p>
          </table:table-cell>
          <table:table-cell office:value-type="float" office:value="458.168257316009" calcext:value-type="float">
            <text:p>458.168257316</text:p>
          </table:table-cell>
          <table:table-cell office:value-type="float" office:value="420.30127574416" calcext:value-type="float">
            <text:p>420.3012757442</text:p>
          </table:table-cell>
          <table:table-cell office:value-type="float" office:value="417.626004566628" calcext:value-type="float">
            <text:p>417.6260045666</text:p>
          </table:table-cell>
          <table:table-cell office:value-type="float" office:value="0" calcext:value-type="float">
            <text:p>0</text:p>
          </table:table-cell>
          <table:table-cell office:value-type="float" office:value="405.554765956205" calcext:value-type="float">
            <text:p>405.5547659562</text:p>
          </table:table-cell>
          <table:table-cell office:value-type="float" office:value="390.023735889892" calcext:value-type="float">
            <text:p>390.0237358899</text:p>
          </table:table-cell>
          <table:table-cell office:value-type="float" office:value="459.629657816055" calcext:value-type="float">
            <text:p>459.6296578161</text:p>
          </table:table-cell>
          <table:table-cell office:value-type="float" office:value="432.395273912231" calcext:value-type="float">
            <text:p>432.3952739122</text:p>
          </table:table-cell>
          <table:table-cell office:value-type="float" office:value="428.926628142379" calcext:value-type="float">
            <text:p>428.9266281424</text:p>
          </table:table-cell>
          <table:table-cell office:value-type="float" office:value="475.318790204805" calcext:value-type="float">
            <text:p>475.3187902048</text:p>
          </table:table-cell>
          <table:table-cell office:value-type="float" office:value="425.578426998027" calcext:value-type="float">
            <text:p>425.578426998</text:p>
          </table:table-cell>
          <table:table-cell office:value-type="float" office:value="447.153342781468" calcext:value-type="float">
            <text:p>447.1533427815</text:p>
          </table:table-cell>
          <table:table-cell office:value-type="float" office:value="0" calcext:value-type="float">
            <text:p>0</text:p>
          </table:table-cell>
          <table:table-cell office:value-type="float" office:value="402.658974439492" calcext:value-type="float">
            <text:p>402.6589744395</text:p>
          </table:table-cell>
          <table:table-cell office:value-type="float" office:value="447.502982015936" calcext:value-type="float">
            <text:p>447.5029820159</text:p>
          </table:table-cell>
          <table:table-cell office:value-type="float" office:value="440.584115598247" calcext:value-type="float">
            <text:p>440.5841155982</text:p>
          </table:table-cell>
          <table:table-cell office:value-type="float" office:value="446.677826518439" calcext:value-type="float">
            <text:p>446.6778265184</text:p>
          </table:table-cell>
          <table:table-cell office:value-type="float" office:value="460.174493642854" calcext:value-type="float">
            <text:p>460.1744936429</text:p>
          </table:table-cell>
          <table:table-cell office:value-type="float" office:value="400.346188058455" calcext:value-type="float">
            <text:p>400.3461880585</text:p>
          </table:table-cell>
          <table:table-cell office:value-type="float" office:value="469.301888973079" calcext:value-type="float">
            <text:p>469.3018889731</text:p>
          </table:table-cell>
          <table:table-cell office:value-type="float" office:value="446.826883341124" calcext:value-type="float">
            <text:p>446.8268833411</text:p>
          </table:table-cell>
          <table:table-cell office:value-type="float" office:value="464.410061892151" calcext:value-type="float">
            <text:p>464.4100618922</text:p>
          </table:table-cell>
          <table:table-cell office:value-type="float" office:value="412.747942985433" calcext:value-type="float">
            <text:p>412.7479429854</text:p>
          </table:table-cell>
          <table:table-cell office:value-type="float" office:value="428.427327655304" calcext:value-type="float">
            <text:p>428.4273276553</text:p>
          </table:table-cell>
          <table:table-cell office:value-type="float" office:value="0" calcext:value-type="float">
            <text:p>0</text:p>
          </table:table-cell>
          <table:table-cell office:value-type="float" office:value="448.474961946466" calcext:value-type="float">
            <text:p>448.4749619465</text:p>
          </table:table-cell>
          <table:table-cell office:value-type="float" office:value="448.883109259392" calcext:value-type="float">
            <text:p>448.8831092594</text:p>
          </table:table-cell>
          <table:table-cell office:value-type="float" office:value="417.516157174243" calcext:value-type="float">
            <text:p>417.5161571742</text:p>
          </table:table-cell>
          <table:table-cell office:value-type="float" office:value="461.532007785335" calcext:value-type="float">
            <text:p>461.5320077853</text:p>
          </table:table-cell>
          <table:table-cell office:value-type="float" office:value="409.284936160797" calcext:value-type="float">
            <text:p>409.2849361608</text:p>
          </table:table-cell>
          <table:table-cell office:value-type="float" office:value="495.386585229131" calcext:value-type="float">
            <text:p>495.3865852291</text:p>
          </table:table-cell>
          <table:table-cell office:value-type="float" office:value="0" calcext:value-type="float">
            <text:p>0</text:p>
          </table:table-cell>
          <table:table-cell office:value-type="float" office:value="426.683317489247" calcext:value-type="float">
            <text:p>426.6833174892</text:p>
          </table:table-cell>
          <table:table-cell office:value-type="float" office:value="464.212340017674" calcext:value-type="float">
            <text:p>464.2123400177</text:p>
          </table:table-cell>
          <table:table-cell office:value-type="float" office:value="452.79099714257" calcext:value-type="float">
            <text:p>452.7909971426</text:p>
          </table:table-cell>
          <table:table-cell office:value-type="float" office:value="459.946523488836" calcext:value-type="float">
            <text:p>459.9465234888</text:p>
          </table:table-cell>
          <table:table-cell office:value-type="float" office:value="478.62654737064" calcext:value-type="float">
            <text:p>478.6265473706</text:p>
          </table:table-cell>
          <table:table-cell office:value-type="float" office:value="0" calcext:value-type="float">
            <text:p>0</text:p>
          </table:table-cell>
          <table:table-cell office:value-type="float" office:value="430.981921893213" calcext:value-type="float">
            <text:p>430.9819218932</text:p>
          </table:table-cell>
          <table:table-cell office:value-type="float" office:value="0" calcext:value-type="float">
            <text:p>0</text:p>
          </table:table-cell>
          <table:table-cell office:value-type="float" office:value="437.976381061953" calcext:value-type="float">
            <text:p>437.976381062</text:p>
          </table:table-cell>
          <table:table-cell office:value-type="float" office:value="0" calcext:value-type="float">
            <text:p>0</text:p>
          </table:table-cell>
          <table:table-cell office:value-type="float" office:value="401.080426773383" calcext:value-type="float">
            <text:p>401.0804267734</text:p>
          </table:table-cell>
          <table:table-cell office:value-type="float" office:value="408.774100058214" calcext:value-type="float">
            <text:p>408.7741000582</text:p>
          </table:table-cell>
          <table:table-cell office:value-type="float" office:value="420.716226697846" calcext:value-type="float">
            <text:p>420.7162266978</text:p>
          </table:table-cell>
          <table:table-cell office:value-type="float" office:value="462.106325990333" calcext:value-type="float">
            <text:p>462.1063259903</text:p>
          </table:table-cell>
          <table:table-cell office:value-type="float" office:value="424.487575924884" calcext:value-type="float">
            <text:p>424.4875759249</text:p>
          </table:table-cell>
          <table:table-cell office:value-type="float" office:value="398.387115501512" calcext:value-type="float">
            <text:p>398.3871155015</text:p>
          </table:table-cell>
          <table:table-cell office:value-type="float" office:value="0" calcext:value-type="float">
            <text:p>0</text:p>
          </table:table-cell>
          <table:table-cell office:value-type="float" office:value="426.435500930201" calcext:value-type="float">
            <text:p>426.4355009302</text:p>
          </table:table-cell>
          <table:table-cell office:value-type="float" office:value="0" calcext:value-type="float">
            <text:p>0</text:p>
          </table:table-cell>
          <table:table-cell office:value-type="float" office:value="397.586506917207" calcext:value-type="float">
            <text:p>397.5865069172</text:p>
          </table:table-cell>
          <table:table-cell office:value-type="float" office:value="400.500952775713" calcext:value-type="float">
            <text:p>400.5009527757</text:p>
          </table:table-cell>
          <table:table-cell office:value-type="float" office:value="412.384887403325" calcext:value-type="float">
            <text:p>412.3848874033</text:p>
          </table:table-cell>
          <table:table-cell office:value-type="float" office:value="452.24098658065" calcext:value-type="float">
            <text:p>452.2409865807</text:p>
          </table:table-cell>
          <table:table-cell office:value-type="float" office:value="475.926367405077" calcext:value-type="float">
            <text:p>475.9263674051</text:p>
          </table:table-cell>
          <table:table-cell office:value-type="float" office:value="433.295258872618" calcext:value-type="float">
            <text:p>433.2952588726</text:p>
          </table:table-cell>
          <table:table-cell office:value-type="float" office:value="446.875312588777" calcext:value-type="float">
            <text:p>446.8753125888</text:p>
          </table:table-cell>
          <table:table-cell office:value-type="float" office:value="428.693025133265" calcext:value-type="float">
            <text:p>428.6930251333</text:p>
          </table:table-cell>
        </table:table-row>
        <table:table-row table:style-name="ro1">
          <table:table-cell office:value-type="float" office:value="396.558713632285" calcext:value-type="float">
            <text:p>396.558713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215955580251" calcext:value-type="float">
            <text:p>407.2159555803</text:p>
          </table:table-cell>
          <table:table-cell office:value-type="float" office:value="440.931646778099" calcext:value-type="float">
            <text:p>440.9316467781</text:p>
          </table:table-cell>
          <table:table-cell office:value-type="float" office:value="410.526757525344" calcext:value-type="float">
            <text:p>410.5267575253</text:p>
          </table:table-cell>
          <table:table-cell office:value-type="float" office:value="451.733290566263" calcext:value-type="float">
            <text:p>451.7332905663</text:p>
          </table:table-cell>
          <table:table-cell office:value-type="float" office:value="404.160198884288" calcext:value-type="float">
            <text:p>404.1601988843</text:p>
          </table:table-cell>
          <table:table-cell office:value-type="float" office:value="480.907219127906" calcext:value-type="float">
            <text:p>480.9072191279</text:p>
          </table:table-cell>
          <table:table-cell office:value-type="float" office:value="482.230388087418" calcext:value-type="float">
            <text:p>482.2303880874</text:p>
          </table:table-cell>
          <table:table-cell office:value-type="float" office:value="0" calcext:value-type="float">
            <text:p>0</text:p>
          </table:table-cell>
          <table:table-cell office:value-type="float" office:value="465.774858382242" calcext:value-type="float">
            <text:p>465.7748583822</text:p>
          </table:table-cell>
          <table:table-cell office:value-type="float" office:value="420.30127574416" calcext:value-type="float">
            <text:p>420.3012757442</text:p>
          </table:table-cell>
          <table:table-cell office:value-type="float" office:value="415.460364351974" calcext:value-type="float">
            <text:p>415.460364352</text:p>
          </table:table-cell>
          <table:table-cell office:value-type="float" office:value="0" calcext:value-type="float">
            <text:p>0</text:p>
          </table:table-cell>
          <table:table-cell office:value-type="float" office:value="408.253528282923" calcext:value-type="float">
            <text:p>408.2535282829</text:p>
          </table:table-cell>
          <table:table-cell office:value-type="float" office:value="397.129551725161" calcext:value-type="float">
            <text:p>397.1295517252</text:p>
          </table:table-cell>
          <table:table-cell office:value-type="float" office:value="465.997942951167" calcext:value-type="float">
            <text:p>465.9979429512</text:p>
          </table:table-cell>
          <table:table-cell office:value-type="float" office:value="430.7953340887" calcext:value-type="float">
            <text:p>430.7953340887</text:p>
          </table:table-cell>
          <table:table-cell office:value-type="float" office:value="432.891036276777" calcext:value-type="float">
            <text:p>432.8910362768</text:p>
          </table:table-cell>
          <table:table-cell office:value-type="float" office:value="484.304444684858" calcext:value-type="float">
            <text:p>484.3044446849</text:p>
          </table:table-cell>
          <table:table-cell office:value-type="float" office:value="425.540537967629" calcext:value-type="float">
            <text:p>425.5405379676</text:p>
          </table:table-cell>
          <table:table-cell office:value-type="float" office:value="453.016654774305" calcext:value-type="float">
            <text:p>453.0166547743</text:p>
          </table:table-cell>
          <table:table-cell office:value-type="float" office:value="0" calcext:value-type="float">
            <text:p>0</text:p>
          </table:table-cell>
          <table:table-cell office:value-type="float" office:value="406.626680914572" calcext:value-type="float">
            <text:p>406.6266809146</text:p>
          </table:table-cell>
          <table:table-cell office:value-type="float" office:value="446.210790680206" calcext:value-type="float">
            <text:p>446.2107906802</text:p>
          </table:table-cell>
          <table:table-cell office:value-type="float" office:value="445.333657320271" calcext:value-type="float">
            <text:p>445.3336573203</text:p>
          </table:table-cell>
          <table:table-cell office:value-type="float" office:value="452.709268382945" calcext:value-type="float">
            <text:p>452.7092683829</text:p>
          </table:table-cell>
          <table:table-cell office:value-type="float" office:value="460.650395709351" calcext:value-type="float">
            <text:p>460.6503957094</text:p>
          </table:table-cell>
          <table:table-cell office:value-type="float" office:value="398.644560143712" calcext:value-type="float">
            <text:p>398.6445601437</text:p>
          </table:table-cell>
          <table:table-cell office:value-type="float" office:value="475.750757778722" calcext:value-type="float">
            <text:p>475.7507577787</text:p>
          </table:table-cell>
          <table:table-cell office:value-type="float" office:value="438.548482574879" calcext:value-type="float">
            <text:p>438.5484825749</text:p>
          </table:table-cell>
          <table:table-cell office:value-type="float" office:value="462.824283537019" calcext:value-type="float">
            <text:p>462.824283537</text:p>
          </table:table-cell>
          <table:table-cell office:value-type="float" office:value="412.734269531816" calcext:value-type="float">
            <text:p>412.7342695318</text:p>
          </table:table-cell>
          <table:table-cell office:value-type="float" office:value="435.391922851643" calcext:value-type="float">
            <text:p>435.3919228516</text:p>
          </table:table-cell>
          <table:table-cell office:value-type="float" office:value="0" calcext:value-type="float">
            <text:p>0</text:p>
          </table:table-cell>
          <table:table-cell office:value-type="float" office:value="448.296012456646" calcext:value-type="float">
            <text:p>448.2960124566</text:p>
          </table:table-cell>
          <table:table-cell office:value-type="float" office:value="456.640689204686" calcext:value-type="float">
            <text:p>456.6406892047</text:p>
          </table:table-cell>
          <table:table-cell office:value-type="float" office:value="417.022825417872" calcext:value-type="float">
            <text:p>417.0228254179</text:p>
          </table:table-cell>
          <table:table-cell office:value-type="float" office:value="462.498081150818" calcext:value-type="float">
            <text:p>462.4980811508</text:p>
          </table:table-cell>
          <table:table-cell office:value-type="float" office:value="408.895894285174" calcext:value-type="float">
            <text:p>408.8958942852</text:p>
          </table:table-cell>
          <table:table-cell office:value-type="float" office:value="494.746722727762" calcext:value-type="float">
            <text:p>494.7467227278</text:p>
          </table:table-cell>
          <table:table-cell office:value-type="float" office:value="0" calcext:value-type="float">
            <text:p>0</text:p>
          </table:table-cell>
          <table:table-cell office:value-type="float" office:value="424.669086432501" calcext:value-type="float">
            <text:p>424.6690864325</text:p>
          </table:table-cell>
          <table:table-cell office:value-type="float" office:value="469.811434338518" calcext:value-type="float">
            <text:p>469.8114343385</text:p>
          </table:table-cell>
          <table:table-cell office:value-type="float" office:value="451.594133645908" calcext:value-type="float">
            <text:p>451.5941336459</text:p>
          </table:table-cell>
          <table:table-cell office:value-type="float" office:value="464.325588538725" calcext:value-type="float">
            <text:p>464.3255885387</text:p>
          </table:table-cell>
          <table:table-cell office:value-type="float" office:value="487.057247822352" calcext:value-type="float">
            <text:p>487.0572478224</text:p>
          </table:table-cell>
          <table:table-cell office:value-type="float" office:value="0" calcext:value-type="float">
            <text:p>0</text:p>
          </table:table-cell>
          <table:table-cell office:value-type="float" office:value="450.252923690141" calcext:value-type="float">
            <text:p>450.2529236901</text:p>
          </table:table-cell>
          <table:table-cell office:value-type="float" office:value="0" calcext:value-type="float">
            <text:p>0</text:p>
          </table:table-cell>
          <table:table-cell office:value-type="float" office:value="434.976066630041" calcext:value-type="float">
            <text:p>434.97606663</text:p>
          </table:table-cell>
          <table:table-cell office:value-type="float" office:value="0" calcext:value-type="float">
            <text:p>0</text:p>
          </table:table-cell>
          <table:table-cell office:value-type="float" office:value="413.528367226819" calcext:value-type="float">
            <text:p>413.5283672268</text:p>
          </table:table-cell>
          <table:table-cell office:value-type="float" office:value="408.540222036671" calcext:value-type="float">
            <text:p>408.5402220367</text:p>
          </table:table-cell>
          <table:table-cell office:value-type="float" office:value="420.649762575751" calcext:value-type="float">
            <text:p>420.6497625758</text:p>
          </table:table-cell>
          <table:table-cell office:value-type="float" office:value="471.860164678805" calcext:value-type="float">
            <text:p>471.8601646788</text:p>
          </table:table-cell>
          <table:table-cell office:value-type="float" office:value="424.487575924884" calcext:value-type="float">
            <text:p>424.4875759249</text:p>
          </table:table-cell>
          <table:table-cell office:value-type="float" office:value="398.302097711446" calcext:value-type="float">
            <text:p>398.3020977114</text:p>
          </table:table-cell>
          <table:table-cell office:value-type="float" office:value="0" calcext:value-type="float">
            <text:p>0</text:p>
          </table:table-cell>
          <table:table-cell office:value-type="float" office:value="426.432610703792" calcext:value-type="float">
            <text:p>426.4326107038</text:p>
          </table:table-cell>
          <table:table-cell office:value-type="float" office:value="0" calcext:value-type="float">
            <text:p>0</text:p>
          </table:table-cell>
          <table:table-cell office:value-type="float" office:value="394.605481812334" calcext:value-type="float">
            <text:p>394.6054818123</text:p>
          </table:table-cell>
          <table:table-cell office:value-type="float" office:value="404.469875948066" calcext:value-type="float">
            <text:p>404.4698759481</text:p>
          </table:table-cell>
          <table:table-cell office:value-type="float" office:value="420.098423103704" calcext:value-type="float">
            <text:p>420.0984231037</text:p>
          </table:table-cell>
          <table:table-cell office:value-type="float" office:value="453.044690669544" calcext:value-type="float">
            <text:p>453.0446906695</text:p>
          </table:table-cell>
          <table:table-cell office:value-type="float" office:value="479.045448775244" calcext:value-type="float">
            <text:p>479.0454487752</text:p>
          </table:table-cell>
          <table:table-cell office:value-type="float" office:value="441.566295705606" calcext:value-type="float">
            <text:p>441.5662957056</text:p>
          </table:table-cell>
          <table:table-cell office:value-type="float" office:value="447.368277447129" calcext:value-type="float">
            <text:p>447.3682774471</text:p>
          </table:table-cell>
          <table:table-cell office:value-type="float" office:value="426.57438494997" calcext:value-type="float">
            <text:p>426.574384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09.889924104499" calcext:value-type="float">
            <text:p>409.8899241045</text:p>
          </table:table-cell>
          <table:table-cell office:value-type="float" office:value="443.419222527747" calcext:value-type="float">
            <text:p>443.4192225277</text:p>
          </table:table-cell>
          <table:table-cell office:value-type="float" office:value="415.688892777599" calcext:value-type="float">
            <text:p>415.6888927776</text:p>
          </table:table-cell>
          <table:table-cell office:value-type="float" office:value="0" calcext:value-type="float">
            <text:p>0</text:p>
          </table:table-cell>
          <table:table-cell office:value-type="float" office:value="407.888039088058" calcext:value-type="float">
            <text:p>407.88803908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.866664021685" calcext:value-type="float">
            <text:p>417.866664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660497152182" calcext:value-type="float">
            <text:p>412.6604971522</text:p>
          </table:table-cell>
          <table:table-cell office:value-type="float" office:value="400.776537689715" calcext:value-type="float">
            <text:p>400.7765376897</text:p>
          </table:table-cell>
          <table:table-cell office:value-type="float" office:value="0" calcext:value-type="float">
            <text:p>0</text:p>
          </table:table-cell>
          <table:table-cell office:value-type="float" office:value="435.723438999231" calcext:value-type="float">
            <text:p>435.7234389992</text:p>
          </table:table-cell>
          <table:table-cell office:value-type="float" office:value="432.891036276777" calcext:value-type="float">
            <text:p>432.8910362768</text:p>
          </table:table-cell>
          <table:table-cell office:value-type="float" office:value="485.065258865332" calcext:value-type="float">
            <text:p>485.0652588653</text:p>
          </table:table-cell>
          <table:table-cell office:value-type="float" office:value="423.215785981683" calcext:value-type="float">
            <text:p>423.215785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.514022855339" calcext:value-type="float">
            <text:p>411.5140228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.123879754087" calcext:value-type="float">
            <text:p>464.1238797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500208421655" calcext:value-type="float">
            <text:p>469.50020842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2.624197907259" calcext:value-type="float">
            <text:p>452.62419790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98.291884811545" calcext:value-type="float">
            <text:p>398.2918848115</text:p>
          </table:table-cell>
          <table:table-cell office:value-type="float" office:value="0" calcext:value-type="float">
            <text:p>0</text:p>
          </table:table-cell>
          <table:table-cell office:value-type="float" office:value="431.886210183178" calcext:value-type="float">
            <text:p>431.8862101832</text:p>
          </table:table-cell>
          <table:table-cell office:value-type="float" office:value="0" calcext:value-type="float">
            <text:p>0</text:p>
          </table:table-cell>
          <table:table-cell office:value-type="float" office:value="403.983151050189" calcext:value-type="float">
            <text:p>403.98315105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1.132571162239" calcext:value-type="float">
            <text:p>411.1325711622</text:p>
          </table:table-cell>
          <table:table-cell office:value-type="float" office:value="440.551000648916" calcext:value-type="float">
            <text:p>440.5510006489</text:p>
          </table:table-cell>
          <table:table-cell office:value-type="float" office:value="418.021892676333" calcext:value-type="float">
            <text:p>418.0218926763</text:p>
          </table:table-cell>
          <table:table-cell office:value-type="float" office:value="0" calcext:value-type="float">
            <text:p>0</text:p>
          </table:table-cell>
          <table:table-cell office:value-type="float" office:value="407.475788148483" calcext:value-type="float">
            <text:p>407.4757881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.665343181552" calcext:value-type="float">
            <text:p>430.665343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260127471074" calcext:value-type="float">
            <text:p>415.2601274711</text:p>
          </table:table-cell>
          <table:table-cell office:value-type="float" office:value="401.939120538943" calcext:value-type="float">
            <text:p>401.9391205389</text:p>
          </table:table-cell>
          <table:table-cell office:value-type="float" office:value="0" calcext:value-type="float">
            <text:p>0</text:p>
          </table:table-cell>
          <table:table-cell office:value-type="float" office:value="435.83646649118" calcext:value-type="float">
            <text:p>435.8364664912</text:p>
          </table:table-cell>
          <table:table-cell office:value-type="float" office:value="432.891036276777" calcext:value-type="float">
            <text:p>432.8910362768</text:p>
          </table:table-cell>
          <table:table-cell office:value-type="float" office:value="491.198176111255" calcext:value-type="float">
            <text:p>491.1981761113</text:p>
          </table:table-cell>
          <table:table-cell office:value-type="float" office:value="423.215785981683" calcext:value-type="float">
            <text:p>423.215785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325227952684" calcext:value-type="float">
            <text:p>412.3252279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70003021906" calcext:value-type="float">
            <text:p>472.7000302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.939510526219" calcext:value-type="float">
            <text:p>477.93951052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9.693683679157" calcext:value-type="float">
            <text:p>459.693683679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98.585927411841" calcext:value-type="float">
            <text:p>398.5859274118</text:p>
          </table:table-cell>
          <table:table-cell office:value-type="float" office:value="0" calcext:value-type="float">
            <text:p>0</text:p>
          </table:table-cell>
          <table:table-cell office:value-type="float" office:value="432.809648675329" calcext:value-type="float">
            <text:p>432.8096486753</text:p>
          </table:table-cell>
          <table:table-cell office:value-type="float" office:value="0" calcext:value-type="float">
            <text:p>0</text:p>
          </table:table-cell>
          <table:table-cell office:value-type="float" office:value="405.787219654062" calcext:value-type="float">
            <text:p>405.78721965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3.858196182858" calcext:value-type="float">
            <text:p>413.8581961829</text:p>
          </table:table-cell>
          <table:table-cell office:value-type="float" office:value="440.473216434853" calcext:value-type="float">
            <text:p>440.4732164349</text:p>
          </table:table-cell>
          <table:table-cell office:value-type="float" office:value="419.351118477236" calcext:value-type="float">
            <text:p>419.3511184772</text:p>
          </table:table-cell>
          <table:table-cell office:value-type="float" office:value="0" calcext:value-type="float">
            <text:p>0</text:p>
          </table:table-cell>
          <table:table-cell office:value-type="float" office:value="405.845345167559" calcext:value-type="float">
            <text:p>405.8453451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5.013683480737" calcext:value-type="float">
            <text:p>435.013683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.962358577677" calcext:value-type="float">
            <text:p>414.9623585777</text:p>
          </table:table-cell>
          <table:table-cell office:value-type="float" office:value="397.714765424991" calcext:value-type="float">
            <text:p>397.714765425</text:p>
          </table:table-cell>
          <table:table-cell office:value-type="float" office:value="0" calcext:value-type="float">
            <text:p>0</text:p>
          </table:table-cell>
          <table:table-cell office:value-type="float" office:value="435.522512248116" calcext:value-type="float">
            <text:p>435.5225122481</text:p>
          </table:table-cell>
          <table:table-cell office:value-type="float" office:value="436.791801517047" calcext:value-type="float">
            <text:p>436.791801517</text:p>
          </table:table-cell>
          <table:table-cell office:value-type="float" office:value="491.61988019558" calcext:value-type="float">
            <text:p>491.6198801956</text:p>
          </table:table-cell>
          <table:table-cell office:value-type="float" office:value="422.211536360663" calcext:value-type="float">
            <text:p>422.211536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389245400137" calcext:value-type="float">
            <text:p>420.3892454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705123017218" calcext:value-type="float">
            <text:p>472.7051230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.830763599072" calcext:value-type="float">
            <text:p>477.83076359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8.695937709182" calcext:value-type="float">
            <text:p>458.695937709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98.525200907508" calcext:value-type="float">
            <text:p>398.5252009075</text:p>
          </table:table-cell>
          <table:table-cell office:value-type="float" office:value="0" calcext:value-type="float">
            <text:p>0</text:p>
          </table:table-cell>
          <table:table-cell office:value-type="float" office:value="425.244441233601" calcext:value-type="float">
            <text:p>425.2444412336</text:p>
          </table:table-cell>
          <table:table-cell office:value-type="float" office:value="0" calcext:value-type="float">
            <text:p>0</text:p>
          </table:table-cell>
          <table:table-cell office:value-type="float" office:value="401.68100371236" calcext:value-type="float">
            <text:p>401.68100371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1.647957974071" calcext:value-type="float">
            <text:p>421.6479579741</text:p>
          </table:table-cell>
          <table:table-cell office:value-type="float" office:value="440.456414253577" calcext:value-type="float">
            <text:p>440.4564142536</text:p>
          </table:table-cell>
          <table:table-cell office:value-type="float" office:value="418.872247745461" calcext:value-type="float">
            <text:p>418.8722477455</text:p>
          </table:table-cell>
          <table:table-cell office:value-type="float" office:value="0" calcext:value-type="float">
            <text:p>0</text:p>
          </table:table-cell>
          <table:table-cell office:value-type="float" office:value="405.586735748847" calcext:value-type="float">
            <text:p>405.5867357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5.013683480737" calcext:value-type="float">
            <text:p>435.013683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.982825380652" calcext:value-type="float">
            <text:p>414.9828253807</text:p>
          </table:table-cell>
          <table:table-cell office:value-type="float" office:value="390.416399920623" calcext:value-type="float">
            <text:p>390.4163999206</text:p>
          </table:table-cell>
          <table:table-cell office:value-type="float" office:value="0" calcext:value-type="float">
            <text:p>0</text:p>
          </table:table-cell>
          <table:table-cell office:value-type="float" office:value="438.634900008634" calcext:value-type="float">
            <text:p>438.6349000086</text:p>
          </table:table-cell>
          <table:table-cell office:value-type="float" office:value="436.791801517047" calcext:value-type="float">
            <text:p>436.791801517</text:p>
          </table:table-cell>
          <table:table-cell office:value-type="float" office:value="492.001101557974" calcext:value-type="float">
            <text:p>492.001101558</text:p>
          </table:table-cell>
          <table:table-cell office:value-type="float" office:value="422.505197518134" calcext:value-type="float">
            <text:p>422.505197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405224665802" calcext:value-type="float">
            <text:p>422.4052246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.707950783805" calcext:value-type="float">
            <text:p>475.7079507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8.476331588585" calcext:value-type="float">
            <text:p>478.47633158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60.712108113018" calcext:value-type="float">
            <text:p>460.7121081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05.940489712343" calcext:value-type="float">
            <text:p>405.9404897123</text:p>
          </table:table-cell>
          <table:table-cell office:value-type="float" office:value="0" calcext:value-type="float">
            <text:p>0</text:p>
          </table:table-cell>
          <table:table-cell office:value-type="float" office:value="422.961436919909" calcext:value-type="float">
            <text:p>422.9614369199</text:p>
          </table:table-cell>
          <table:table-cell office:value-type="float" office:value="0" calcext:value-type="float">
            <text:p>0</text:p>
          </table:table-cell>
          <table:table-cell office:value-type="float" office:value="398.73460059643" calcext:value-type="float">
            <text:p>398.734600596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2.275552231064" calcext:value-type="float">
            <text:p>422.2755522311</text:p>
          </table:table-cell>
          <table:table-cell office:value-type="float" office:value="444.033291045917" calcext:value-type="float">
            <text:p>444.0332910459</text:p>
          </table:table-cell>
          <table:table-cell office:value-type="float" office:value="420.460714239784" calcext:value-type="float">
            <text:p>420.4607142398</text:p>
          </table:table-cell>
          <table:table-cell office:value-type="float" office:value="0" calcext:value-type="float">
            <text:p>0</text:p>
          </table:table-cell>
          <table:table-cell office:value-type="float" office:value="406.853322187598" calcext:value-type="float">
            <text:p>406.8533221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.415997274619" calcext:value-type="float">
            <text:p>433.4159972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591306371494" calcext:value-type="float">
            <text:p>422.5913063715</text:p>
          </table:table-cell>
          <table:table-cell office:value-type="float" office:value="397.838989013306" calcext:value-type="float">
            <text:p>397.8389890133</text:p>
          </table:table-cell>
          <table:table-cell office:value-type="float" office:value="0" calcext:value-type="float">
            <text:p>0</text:p>
          </table:table-cell>
          <table:table-cell office:value-type="float" office:value="446.546916337283" calcext:value-type="float">
            <text:p>446.5469163373</text:p>
          </table:table-cell>
          <table:table-cell office:value-type="float" office:value="436.791801517047" calcext:value-type="float">
            <text:p>436.791801517</text:p>
          </table:table-cell>
          <table:table-cell office:value-type="float" office:value="489.604229282059" calcext:value-type="float">
            <text:p>489.6042292821</text:p>
          </table:table-cell>
          <table:table-cell office:value-type="float" office:value="422.503430250666" calcext:value-type="float">
            <text:p>422.5034302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.536491564161" calcext:value-type="float">
            <text:p>418.5364915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034035141261" calcext:value-type="float">
            <text:p>472.0340351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.346304782447" calcext:value-type="float">
            <text:p>477.34630478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6.563772688483" calcext:value-type="float">
            <text:p>456.56377268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05.940082759481" calcext:value-type="float">
            <text:p>405.9400827595</text:p>
          </table:table-cell>
          <table:table-cell office:value-type="float" office:value="0" calcext:value-type="float">
            <text:p>0</text:p>
          </table:table-cell>
          <table:table-cell office:value-type="float" office:value="432.40028404315" calcext:value-type="float">
            <text:p>432.4002840432</text:p>
          </table:table-cell>
          <table:table-cell office:value-type="float" office:value="0" calcext:value-type="float">
            <text:p>0</text:p>
          </table:table-cell>
          <table:table-cell office:value-type="float" office:value="394.884170696757" calcext:value-type="float">
            <text:p>394.88417069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2.351411197533" calcext:value-type="float">
            <text:p>422.3514111975</text:p>
          </table:table-cell>
          <table:table-cell office:value-type="float" office:value="442.528349945848" calcext:value-type="float">
            <text:p>442.5283499458</text:p>
          </table:table-cell>
          <table:table-cell office:value-type="float" office:value="419.088702282002" calcext:value-type="float">
            <text:p>419.088702282</text:p>
          </table:table-cell>
          <table:table-cell office:value-type="float" office:value="0" calcext:value-type="float">
            <text:p>0</text:p>
          </table:table-cell>
          <table:table-cell office:value-type="float" office:value="406.626767538904" calcext:value-type="float">
            <text:p>406.6267675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.415997274619" calcext:value-type="float">
            <text:p>433.4159972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921816720561" calcext:value-type="float">
            <text:p>429.9218167206</text:p>
          </table:table-cell>
          <table:table-cell office:value-type="float" office:value="402.777771520375" calcext:value-type="float">
            <text:p>402.7777715204</text:p>
          </table:table-cell>
          <table:table-cell office:value-type="float" office:value="0" calcext:value-type="float">
            <text:p>0</text:p>
          </table:table-cell>
          <table:table-cell office:value-type="float" office:value="446.53052159747" calcext:value-type="float">
            <text:p>446.5305215975</text:p>
          </table:table-cell>
          <table:table-cell office:value-type="float" office:value="441.556618628971" calcext:value-type="float">
            <text:p>441.556618629</text:p>
          </table:table-cell>
          <table:table-cell office:value-type="float" office:value="491.997349015566" calcext:value-type="float">
            <text:p>491.9973490156</text:p>
          </table:table-cell>
          <table:table-cell office:value-type="float" office:value="421.919365817026" calcext:value-type="float">
            <text:p>421.919365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72690003815" calcext:value-type="float">
            <text:p>429.7269000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27942951783" calcext:value-type="float">
            <text:p>469.2794295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9.185617160672" calcext:value-type="float">
            <text:p>479.18561716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65.040927755226" calcext:value-type="float">
            <text:p>465.04092775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05.551429639406" calcext:value-type="float">
            <text:p>405.5514296394</text:p>
          </table:table-cell>
          <table:table-cell office:value-type="float" office:value="0" calcext:value-type="float">
            <text:p>0</text:p>
          </table:table-cell>
          <table:table-cell office:value-type="float" office:value="440.867359729691" calcext:value-type="float">
            <text:p>440.8673597297</text:p>
          </table:table-cell>
          <table:table-cell office:value-type="float" office:value="0" calcext:value-type="float">
            <text:p>0</text:p>
          </table:table-cell>
          <table:table-cell office:value-type="float" office:value="401.466491926477" calcext:value-type="float">
            <text:p>401.46649192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1.79478623896" calcext:value-type="float">
            <text:p>421.794786239</text:p>
          </table:table-cell>
          <table:table-cell office:value-type="float" office:value="449.73370005568" calcext:value-type="float">
            <text:p>449.7337000557</text:p>
          </table:table-cell>
          <table:table-cell office:value-type="float" office:value="419.892347760743" calcext:value-type="float">
            <text:p>419.8923477607</text:p>
          </table:table-cell>
          <table:table-cell office:value-type="float" office:value="0" calcext:value-type="float">
            <text:p>0</text:p>
          </table:table-cell>
          <table:table-cell office:value-type="float" office:value="415.358038416447" calcext:value-type="float">
            <text:p>415.3580384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.52232320068" calcext:value-type="float">
            <text:p>438.522323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175574961399" calcext:value-type="float">
            <text:p>434.1755749614</text:p>
          </table:table-cell>
          <table:table-cell office:value-type="float" office:value="403.099913612387" calcext:value-type="float">
            <text:p>403.0999136124</text:p>
          </table:table-cell>
          <table:table-cell office:value-type="float" office:value="0" calcext:value-type="float">
            <text:p>0</text:p>
          </table:table-cell>
          <table:table-cell office:value-type="float" office:value="446.529423163508" calcext:value-type="float">
            <text:p>446.5294231635</text:p>
          </table:table-cell>
          <table:table-cell office:value-type="float" office:value="445.829082373151" calcext:value-type="float">
            <text:p>445.8290823732</text:p>
          </table:table-cell>
          <table:table-cell office:value-type="float" office:value="503.248886808647" calcext:value-type="float">
            <text:p>503.2488868086</text:p>
          </table:table-cell>
          <table:table-cell office:value-type="float" office:value="421.369589537427" calcext:value-type="float">
            <text:p>421.3695895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.948199166024" calcext:value-type="float">
            <text:p>459.948199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1.487179036008" calcext:value-type="float">
            <text:p>471.487179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.066694591852" calcext:value-type="float">
            <text:p>480.06669459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62.378342734524" calcext:value-type="float">
            <text:p>462.37834273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06.551750699609" calcext:value-type="float">
            <text:p>406.5517506996</text:p>
          </table:table-cell>
          <table:table-cell office:value-type="float" office:value="0" calcext:value-type="float">
            <text:p>0</text:p>
          </table:table-cell>
          <table:table-cell office:value-type="float" office:value="445.653136749328" calcext:value-type="float">
            <text:p>445.6531367493</text:p>
          </table:table-cell>
          <table:table-cell office:value-type="float" office:value="0" calcext:value-type="float">
            <text:p>0</text:p>
          </table:table-cell>
          <table:table-cell office:value-type="float" office:value="413.84669764597" calcext:value-type="float">
            <text:p>413.8466976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36.89699961773" calcext:value-type="float">
            <text:p>436.896999617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45.788815505746" calcext:value-type="float">
            <text:p>445.78881550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38.728229473164" calcext:value-type="float">
            <text:p>438.728229473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47.076408736582" calcext:value-type="float">
            <text:p>447.07640873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44.850921899143" calcext:value-type="float">
            <text:p>444.850921899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55.110924883404" calcext:value-type="float">
            <text:p>455.11092488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45.427715224284" calcext:value-type="float">
            <text:p>445.42771522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62.575493838923" calcext:value-type="float">
            <text:p>462.575493838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46.247911591476" calcext:value-type="float">
            <text:p>446.247911591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66.505188824668" calcext:value-type="float">
            <text:p>466.505188824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45.920823457539" calcext:value-type="float">
            <text:p>445.920823457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70.331476455297" calcext:value-type="float">
            <text:p>470.331476455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47.220013571124" calcext:value-type="float">
            <text:p>447.220013571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72.815979411589" calcext:value-type="float">
            <text:p>472.81597941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70" table:default-cell-style-name="Default"/>
        <table:table-row table:style-name="ro1">
          <table:table-cell table:number-columns-repeated="70"/>
        </table:table-row>
        <table:table-row table:style-name="ro1">
          <table:table-cell office:value-type="float" office:value="1104.90051669014" calcext:value-type="float">
            <text:p>1104.9005166901</text:p>
          </table:table-cell>
          <table:table-cell office:value-type="float" office:value="1122.04037145048" calcext:value-type="float">
            <text:p>1122.0403714505</text:p>
          </table:table-cell>
          <table:table-cell office:value-type="float" office:value="1097.90774203715" calcext:value-type="float">
            <text:p>1097.9077420372</text:p>
          </table:table-cell>
          <table:table-cell office:value-type="float" office:value="1124.21545676466" calcext:value-type="float">
            <text:p>1124.2154567647</text:p>
          </table:table-cell>
          <table:table-cell office:value-type="float" office:value="1118.31359541791" calcext:value-type="float">
            <text:p>1118.3135954179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04.35235390852" calcext:value-type="float">
            <text:p>1104.3523539085</text:p>
          </table:table-cell>
          <table:table-cell office:value-type="float" office:value="1123.77831503187" calcext:value-type="float">
            <text:p>1123.7783150319</text:p>
          </table:table-cell>
          <table:table-cell office:value-type="float" office:value="1063.73901104054" calcext:value-type="float">
            <text:p>1063.7390110405</text:p>
          </table:table-cell>
          <table:table-cell office:value-type="float" office:value="1115.2486189034" calcext:value-type="float">
            <text:p>1115.2486189034</text:p>
          </table:table-cell>
          <table:table-cell office:value-type="float" office:value="1085.54140759456" calcext:value-type="float">
            <text:p>1085.5414075946</text:p>
          </table:table-cell>
          <table:table-cell office:value-type="float" office:value="1116.43220360772" calcext:value-type="float">
            <text:p>1116.4322036077</text:p>
          </table:table-cell>
          <table:table-cell office:value-type="float" office:value="1117.09555178965" calcext:value-type="float">
            <text:p>1117.0955517897</text:p>
          </table:table-cell>
          <table:table-cell office:value-type="float" office:value="1118.01754944986" calcext:value-type="float">
            <text:p>1118.0175494499</text:p>
          </table:table-cell>
          <table:table-cell office:value-type="float" office:value="1123.26315146589" calcext:value-type="float">
            <text:p>1123.2631514659</text:p>
          </table:table-cell>
          <table:table-cell office:value-type="float" office:value="1103.87778173898" calcext:value-type="float">
            <text:p>1103.877781739</text:p>
          </table:table-cell>
          <table:table-cell office:value-type="float" office:value="1119.06395156504" calcext:value-type="float">
            <text:p>1119.063951565</text:p>
          </table:table-cell>
          <table:table-cell office:value-type="float" office:value="1082.80065843805" calcext:value-type="float">
            <text:p>1082.8006584381</text:p>
          </table:table-cell>
          <table:table-cell office:value-type="float" office:value="1120.62227947767" calcext:value-type="float">
            <text:p>1120.6222794777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9.6027686177" calcext:value-type="float">
            <text:p>1119.6027686177</text:p>
          </table:table-cell>
          <table:table-cell office:value-type="float" office:value="1072.76275217476" calcext:value-type="float">
            <text:p>1072.7627521748</text:p>
          </table:table-cell>
          <table:table-cell office:value-type="float" office:value="1114.78823184283" calcext:value-type="float">
            <text:p>1114.7882318428</text:p>
          </table:table-cell>
          <table:table-cell office:value-type="float" office:value="1121.07962614809" calcext:value-type="float">
            <text:p>1121.0796261481</text:p>
          </table:table-cell>
          <table:table-cell office:value-type="float" office:value="1097.89419466981" calcext:value-type="float">
            <text:p>1097.8941946698</text:p>
          </table:table-cell>
          <table:table-cell office:value-type="float" office:value="1113.02751274083" calcext:value-type="float">
            <text:p>1113.0275127408</text:p>
          </table:table-cell>
          <table:table-cell office:value-type="float" office:value="1112.72843594953" calcext:value-type="float">
            <text:p>1112.7284359495</text:p>
          </table:table-cell>
          <table:table-cell office:value-type="float" office:value="1110.13879439203" calcext:value-type="float">
            <text:p>1110.138794392</text:p>
          </table:table-cell>
          <table:table-cell office:value-type="float" office:value="1089.57727791652" calcext:value-type="float">
            <text:p>1089.5772779165</text:p>
          </table:table-cell>
          <table:table-cell office:value-type="float" office:value="1114.09808835442" calcext:value-type="float">
            <text:p>1114.0980883544</text:p>
          </table:table-cell>
          <table:table-cell office:value-type="float" office:value="1120.76301795999" calcext:value-type="float">
            <text:p>1120.76301796</text:p>
          </table:table-cell>
          <table:table-cell office:value-type="float" office:value="1099.44977956075" calcext:value-type="float">
            <text:p>1099.4497795608</text:p>
          </table:table-cell>
          <table:table-cell office:value-type="float" office:value="1115.29822114131" calcext:value-type="float">
            <text:p>1115.2982211413</text:p>
          </table:table-cell>
          <table:table-cell office:value-type="float" office:value="1106.39240219264" calcext:value-type="float">
            <text:p>1106.3924021926</text:p>
          </table:table-cell>
          <table:table-cell office:value-type="float" office:value="1105.31192818622" calcext:value-type="float">
            <text:p>1105.3119281862</text:p>
          </table:table-cell>
          <table:table-cell office:value-type="float" office:value="1086.40725089113" calcext:value-type="float">
            <text:p>1086.4072508911</text:p>
          </table:table-cell>
          <table:table-cell office:value-type="float" office:value="1101.34570900756" calcext:value-type="float">
            <text:p>1101.3457090076</text:p>
          </table:table-cell>
          <table:table-cell office:value-type="float" office:value="1118.29800302608" calcext:value-type="float">
            <text:p>1118.2980030261</text:p>
          </table:table-cell>
          <table:table-cell office:value-type="float" office:value="1092.9378559396" calcext:value-type="float">
            <text:p>1092.9378559396</text:p>
          </table:table-cell>
          <table:table-cell office:value-type="float" office:value="1082.57844676184" calcext:value-type="float">
            <text:p>1082.5784467618</text:p>
          </table:table-cell>
          <table:table-cell office:value-type="float" office:value="1104.26084923171" calcext:value-type="float">
            <text:p>1104.2608492317</text:p>
          </table:table-cell>
          <table:table-cell office:value-type="float" office:value="1110.15075588255" calcext:value-type="float">
            <text:p>1110.1507558826</text:p>
          </table:table-cell>
          <table:table-cell office:value-type="float" office:value="1119.40090538283" calcext:value-type="float">
            <text:p>1119.4009053828</text:p>
          </table:table-cell>
          <table:table-cell office:value-type="float" office:value="1119.57385057705" calcext:value-type="float">
            <text:p>1119.5738505771</text:p>
          </table:table-cell>
          <table:table-cell office:value-type="float" office:value="1095.74179762234" calcext:value-type="float">
            <text:p>1095.7417976223</text:p>
          </table:table-cell>
          <table:table-cell office:value-type="float" office:value="1098.65520927954" calcext:value-type="float">
            <text:p>1098.6552092795</text:p>
          </table:table-cell>
          <table:table-cell office:value-type="float" office:value="1115.09880724055" calcext:value-type="float">
            <text:p>1115.0988072406</text:p>
          </table:table-cell>
          <table:table-cell office:value-type="float" office:value="1109.96715863468" calcext:value-type="float">
            <text:p>1109.9671586347</text:p>
          </table:table-cell>
          <table:table-cell office:value-type="float" office:value="1119.01791203088" calcext:value-type="float">
            <text:p>1119.0179120309</text:p>
          </table:table-cell>
          <table:table-cell office:value-type="float" office:value="1109.57275095108" calcext:value-type="float">
            <text:p>1109.5727509511</text:p>
          </table:table-cell>
          <table:table-cell office:value-type="float" office:value="1111.57784777102" calcext:value-type="float">
            <text:p>1111.577847771</text:p>
          </table:table-cell>
          <table:table-cell office:value-type="float" office:value="1115.37507000369" calcext:value-type="float">
            <text:p>1115.3750700037</text:p>
          </table:table-cell>
          <table:table-cell office:value-type="float" office:value="1120.6790585405" calcext:value-type="float">
            <text:p>1120.6790585405</text:p>
          </table:table-cell>
          <table:table-cell office:value-type="float" office:value="1112.38178306427" calcext:value-type="float">
            <text:p>1112.3817830643</text:p>
          </table:table-cell>
          <table:table-cell office:value-type="float" office:value="1116.49698776814" calcext:value-type="float">
            <text:p>1116.4969877681</text:p>
          </table:table-cell>
          <table:table-cell office:value-type="float" office:value="1109.8140031641" calcext:value-type="float">
            <text:p>1109.8140031641</text:p>
          </table:table-cell>
          <table:table-cell office:value-type="float" office:value="1112.18879569087" calcext:value-type="float">
            <text:p>1112.1887956909</text:p>
          </table:table-cell>
          <table:table-cell office:value-type="float" office:value="1119.93522047255" calcext:value-type="float">
            <text:p>1119.9352204726</text:p>
          </table:table-cell>
          <table:table-cell office:value-type="float" office:value="1113.87655115785" calcext:value-type="float">
            <text:p>1113.8765511579</text:p>
          </table:table-cell>
          <table:table-cell office:value-type="float" office:value="1104.67361709999" calcext:value-type="float">
            <text:p>1104.6736171</text:p>
          </table:table-cell>
          <table:table-cell office:value-type="float" office:value="1121.68898839444" calcext:value-type="float">
            <text:p>1121.6889883944</text:p>
          </table:table-cell>
          <table:table-cell office:value-type="float" office:value="1106.86573153469" calcext:value-type="float">
            <text:p>1106.8657315347</text:p>
          </table:table-cell>
          <table:table-cell office:value-type="float" office:value="1124.1914818275" calcext:value-type="float">
            <text:p>1124.1914818275</text:p>
          </table:table-cell>
          <table:table-cell office:value-type="float" office:value="1122.04878512968" calcext:value-type="float">
            <text:p>1122.0487851297</text:p>
          </table:table-cell>
          <table:table-cell office:value-type="float" office:value="1124.44060301707" calcext:value-type="float">
            <text:p>1124.4406030171</text:p>
          </table:table-cell>
          <table:table-cell office:value-type="float" office:value="1108.08918963445" calcext:value-type="float">
            <text:p>1108.0891896345</text:p>
          </table:table-cell>
          <table:table-cell office:value-type="float" office:value="1089.65337576175" calcext:value-type="float">
            <text:p>1089.6533757618</text:p>
          </table:table-cell>
          <table:table-cell office:value-type="float" office:value="1104.76375730869" calcext:value-type="float">
            <text:p>1104.7637573087</text:p>
          </table:table-cell>
          <table:table-cell office:value-type="float" office:value="1112.0020992547" calcext:value-type="float">
            <text:p>1112.0020992547</text:p>
          </table:table-cell>
          <table:table-cell office:value-type="float" office:value="1118.46549863777" calcext:value-type="float">
            <text:p>1118.4654986378</text:p>
          </table:table-cell>
        </table:table-row>
        <table:table-row table:style-name="ro1">
          <table:table-cell office:value-type="float" office:value="1065.22078573214" calcext:value-type="float">
            <text:p>1065.2207857321</text:p>
          </table:table-cell>
          <table:table-cell office:value-type="float" office:value="1122.04037145048" calcext:value-type="float">
            <text:p>1122.0403714505</text:p>
          </table:table-cell>
          <table:table-cell office:value-type="float" office:value="1101.66423538814" calcext:value-type="float">
            <text:p>1101.6642353881</text:p>
          </table:table-cell>
          <table:table-cell office:value-type="float" office:value="1108.59423378833" calcext:value-type="float">
            <text:p>1108.5942337883</text:p>
          </table:table-cell>
          <table:table-cell office:value-type="float" office:value="1114.23128399064" calcext:value-type="float">
            <text:p>1114.2312839906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088.20359702471" calcext:value-type="float">
            <text:p>1088.2035970247</text:p>
          </table:table-cell>
          <table:table-cell office:value-type="float" office:value="1107.22628392398" calcext:value-type="float">
            <text:p>1107.226283924</text:p>
          </table:table-cell>
          <table:table-cell office:value-type="float" office:value="1053.6060058037" calcext:value-type="float">
            <text:p>1053.6060058037</text:p>
          </table:table-cell>
          <table:table-cell office:value-type="float" office:value="1075.40950733892" calcext:value-type="float">
            <text:p>1075.4095073389</text:p>
          </table:table-cell>
          <table:table-cell office:value-type="float" office:value="1080.40332697328" calcext:value-type="float">
            <text:p>1080.4033269733</text:p>
          </table:table-cell>
          <table:table-cell office:value-type="float" office:value="1115.28289195027" calcext:value-type="float">
            <text:p>1115.2828919503</text:p>
          </table:table-cell>
          <table:table-cell office:value-type="float" office:value="1088.41111244661" calcext:value-type="float">
            <text:p>1088.4111124466</text:p>
          </table:table-cell>
          <table:table-cell office:value-type="float" office:value="1091.48316873085" calcext:value-type="float">
            <text:p>1091.4831687309</text:p>
          </table:table-cell>
          <table:table-cell office:value-type="float" office:value="1111.05702269907" calcext:value-type="float">
            <text:p>1111.0570226991</text:p>
          </table:table-cell>
          <table:table-cell office:value-type="float" office:value="1083.98298497064" calcext:value-type="float">
            <text:p>1083.9829849706</text:p>
          </table:table-cell>
          <table:table-cell office:value-type="float" office:value="1112.29454821783" calcext:value-type="float">
            <text:p>1112.2945482178</text:p>
          </table:table-cell>
          <table:table-cell office:value-type="float" office:value="1086.10013152442" calcext:value-type="float">
            <text:p>1086.1001315244</text:p>
          </table:table-cell>
          <table:table-cell office:value-type="float" office:value="1102.66652597853" calcext:value-type="float">
            <text:p>1102.6665259785</text:p>
          </table:table-cell>
          <table:table-cell office:value-type="float" office:value="1093.15758098781" calcext:value-type="float">
            <text:p>1093.1575809878</text:p>
          </table:table-cell>
          <table:table-cell office:value-type="float" office:value="1108.57158245675" calcext:value-type="float">
            <text:p>1108.5715824568</text:p>
          </table:table-cell>
          <table:table-cell office:value-type="float" office:value="1070.21056630791" calcext:value-type="float">
            <text:p>1070.2105663079</text:p>
          </table:table-cell>
          <table:table-cell office:value-type="float" office:value="1105.10414092766" calcext:value-type="float">
            <text:p>1105.1041409277</text:p>
          </table:table-cell>
          <table:table-cell office:value-type="float" office:value="1108.61759767437" calcext:value-type="float">
            <text:p>1108.6175976744</text:p>
          </table:table-cell>
          <table:table-cell office:value-type="float" office:value="1087.17747511618" calcext:value-type="float">
            <text:p>1087.1774751162</text:p>
          </table:table-cell>
          <table:table-cell office:value-type="float" office:value="1106.81834064533" calcext:value-type="float">
            <text:p>1106.8183406453</text:p>
          </table:table-cell>
          <table:table-cell office:value-type="float" office:value="1103.07143132578" calcext:value-type="float">
            <text:p>1103.0714313258</text:p>
          </table:table-cell>
          <table:table-cell office:value-type="float" office:value="1085.08046155031" calcext:value-type="float">
            <text:p>1085.0804615503</text:p>
          </table:table-cell>
          <table:table-cell office:value-type="float" office:value="1073.89685885672" calcext:value-type="float">
            <text:p>1073.8968588567</text:p>
          </table:table-cell>
          <table:table-cell office:value-type="float" office:value="1104.96716022884" calcext:value-type="float">
            <text:p>1104.9671602288</text:p>
          </table:table-cell>
          <table:table-cell office:value-type="float" office:value="1078.60009211137" calcext:value-type="float">
            <text:p>1078.6000921114</text:p>
          </table:table-cell>
          <table:table-cell office:value-type="float" office:value="1085.42459364646" calcext:value-type="float">
            <text:p>1085.4245936465</text:p>
          </table:table-cell>
          <table:table-cell office:value-type="float" office:value="1112.5930325325" calcext:value-type="float">
            <text:p>1112.5930325325</text:p>
          </table:table-cell>
          <table:table-cell office:value-type="float" office:value="1097.12582672178" calcext:value-type="float">
            <text:p>1097.1258267218</text:p>
          </table:table-cell>
          <table:table-cell office:value-type="float" office:value="1109.39798144511" calcext:value-type="float">
            <text:p>1109.3979814451</text:p>
          </table:table-cell>
          <table:table-cell office:value-type="float" office:value="1079.14639476415" calcext:value-type="float">
            <text:p>1079.1463947642</text:p>
          </table:table-cell>
          <table:table-cell office:value-type="float" office:value="1085.69822495348" calcext:value-type="float">
            <text:p>1085.6982249535</text:p>
          </table:table-cell>
          <table:table-cell office:value-type="float" office:value="1114.59722164043" calcext:value-type="float">
            <text:p>1114.5972216404</text:p>
          </table:table-cell>
          <table:table-cell office:value-type="float" office:value="1089.78382548789" calcext:value-type="float">
            <text:p>1089.7838254879</text:p>
          </table:table-cell>
          <table:table-cell office:value-type="float" office:value="1087.83344088033" calcext:value-type="float">
            <text:p>1087.8334408803</text:p>
          </table:table-cell>
          <table:table-cell office:value-type="float" office:value="1104.69027624281" calcext:value-type="float">
            <text:p>1104.6902762428</text:p>
          </table:table-cell>
          <table:table-cell office:value-type="float" office:value="1097.77120989967" calcext:value-type="float">
            <text:p>1097.7712098997</text:p>
          </table:table-cell>
          <table:table-cell office:value-type="float" office:value="1103.78433885352" calcext:value-type="float">
            <text:p>1103.7843388535</text:p>
          </table:table-cell>
          <table:table-cell office:value-type="float" office:value="1099.21320730967" calcext:value-type="float">
            <text:p>1099.2132073097</text:p>
          </table:table-cell>
          <table:table-cell office:value-type="float" office:value="1078.82357176409" calcext:value-type="float">
            <text:p>1078.8235717641</text:p>
          </table:table-cell>
          <table:table-cell office:value-type="float" office:value="1069.02772927983" calcext:value-type="float">
            <text:p>1069.0277292798</text:p>
          </table:table-cell>
          <table:table-cell office:value-type="float" office:value="1108.99410733461" calcext:value-type="float">
            <text:p>1108.9941073346</text:p>
          </table:table-cell>
          <table:table-cell office:value-type="float" office:value="1095.26723241588" calcext:value-type="float">
            <text:p>1095.2672324159</text:p>
          </table:table-cell>
          <table:table-cell office:value-type="float" office:value="1099.50112441564" calcext:value-type="float">
            <text:p>1099.5011244156</text:p>
          </table:table-cell>
          <table:table-cell office:value-type="float" office:value="1090.59478228323" calcext:value-type="float">
            <text:p>1090.5947822832</text:p>
          </table:table-cell>
          <table:table-cell office:value-type="float" office:value="1091.5634648923" calcext:value-type="float">
            <text:p>1091.5634648923</text:p>
          </table:table-cell>
          <table:table-cell office:value-type="float" office:value="1105.32206752833" calcext:value-type="float">
            <text:p>1105.3220675283</text:p>
          </table:table-cell>
          <table:table-cell office:value-type="float" office:value="1096.2759765857" calcext:value-type="float">
            <text:p>1096.2759765857</text:p>
          </table:table-cell>
          <table:table-cell office:value-type="float" office:value="1122.13588081603" calcext:value-type="float">
            <text:p>1122.135880816</text:p>
          </table:table-cell>
          <table:table-cell office:value-type="float" office:value="1096.04616940912" calcext:value-type="float">
            <text:p>1096.0461694091</text:p>
          </table:table-cell>
          <table:table-cell office:value-type="float" office:value="1085.89666381924" calcext:value-type="float">
            <text:p>1085.8966638192</text:p>
          </table:table-cell>
          <table:table-cell office:value-type="float" office:value="1091.00180797984" calcext:value-type="float">
            <text:p>1091.0018079798</text:p>
          </table:table-cell>
          <table:table-cell office:value-type="float" office:value="1099.73193322904" calcext:value-type="float">
            <text:p>1099.731933229</text:p>
          </table:table-cell>
          <table:table-cell office:value-type="float" office:value="1108.41548730672" calcext:value-type="float">
            <text:p>1108.4154873067</text:p>
          </table:table-cell>
          <table:table-cell office:value-type="float" office:value="1100.9982783257" calcext:value-type="float">
            <text:p>1100.9982783257</text:p>
          </table:table-cell>
          <table:table-cell office:value-type="float" office:value="1108.4193810847" calcext:value-type="float">
            <text:p>1108.4193810847</text:p>
          </table:table-cell>
          <table:table-cell office:value-type="float" office:value="1094.90566859467" calcext:value-type="float">
            <text:p>1094.9056685947</text:p>
          </table:table-cell>
          <table:table-cell office:value-type="float" office:value="1124.01205925125" calcext:value-type="float">
            <text:p>1124.0120592513</text:p>
          </table:table-cell>
          <table:table-cell office:value-type="float" office:value="1120.63840523895" calcext:value-type="float">
            <text:p>1120.638405239</text:p>
          </table:table-cell>
          <table:table-cell office:value-type="float" office:value="1120.17000983134" calcext:value-type="float">
            <text:p>1120.1700098313</text:p>
          </table:table-cell>
          <table:table-cell office:value-type="float" office:value="1089.39366757275" calcext:value-type="float">
            <text:p>1089.3936675728</text:p>
          </table:table-cell>
          <table:table-cell office:value-type="float" office:value="1063.17137232771" calcext:value-type="float">
            <text:p>1063.1713723277</text:p>
          </table:table-cell>
          <table:table-cell office:value-type="float" office:value="1079.11913015159" calcext:value-type="float">
            <text:p>1079.1191301516</text:p>
          </table:table-cell>
          <table:table-cell office:value-type="float" office:value="1105.37664177438" calcext:value-type="float">
            <text:p>1105.3766417744</text:p>
          </table:table-cell>
          <table:table-cell office:value-type="float" office:value="1092.0917881319" calcext:value-type="float">
            <text:p>1092.0917881319</text:p>
          </table:table-cell>
        </table:table-row>
        <table:table-row table:style-name="ro1">
          <table:table-cell office:value-type="float" office:value="1066.57653128975" calcext:value-type="float">
            <text:p>1066.5765312898</text:p>
          </table:table-cell>
          <table:table-cell office:value-type="float" office:value="1113.62609464024" calcext:value-type="float">
            <text:p>1113.6260946402</text:p>
          </table:table-cell>
          <table:table-cell office:value-type="float" office:value="1099.07428275895" calcext:value-type="float">
            <text:p>1099.074282759</text:p>
          </table:table-cell>
          <table:table-cell office:value-type="float" office:value="1108.59423378833" calcext:value-type="float">
            <text:p>1108.5942337883</text:p>
          </table:table-cell>
          <table:table-cell office:value-type="float" office:value="1093.71572526565" calcext:value-type="float">
            <text:p>1093.7157252657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086.06654277074" calcext:value-type="float">
            <text:p>1086.0665427707</text:p>
          </table:table-cell>
          <table:table-cell office:value-type="float" office:value="1107.27893883209" calcext:value-type="float">
            <text:p>1107.2789388321</text:p>
          </table:table-cell>
          <table:table-cell office:value-type="float" office:value="1044.46876054377" calcext:value-type="float">
            <text:p>1044.4687605438</text:p>
          </table:table-cell>
          <table:table-cell office:value-type="float" office:value="1061.57806679679" calcext:value-type="float">
            <text:p>1061.5780667968</text:p>
          </table:table-cell>
          <table:table-cell office:value-type="float" office:value="1072.03380984469" calcext:value-type="float">
            <text:p>1072.0338098447</text:p>
          </table:table-cell>
          <table:table-cell office:value-type="float" office:value="1099.46022694448" calcext:value-type="float">
            <text:p>1099.4602269445</text:p>
          </table:table-cell>
          <table:table-cell office:value-type="float" office:value="1072.74603533214" calcext:value-type="float">
            <text:p>1072.7460353321</text:p>
          </table:table-cell>
          <table:table-cell office:value-type="float" office:value="1080.79060261544" calcext:value-type="float">
            <text:p>1080.7906026154</text:p>
          </table:table-cell>
          <table:table-cell office:value-type="float" office:value="1089.0399433955" calcext:value-type="float">
            <text:p>1089.0399433955</text:p>
          </table:table-cell>
          <table:table-cell office:value-type="float" office:value="1083.98298497064" calcext:value-type="float">
            <text:p>1083.9829849706</text:p>
          </table:table-cell>
          <table:table-cell office:value-type="float" office:value="1107.43281166418" calcext:value-type="float">
            <text:p>1107.4328116642</text:p>
          </table:table-cell>
          <table:table-cell office:value-type="float" office:value="1050.91681369387" calcext:value-type="float">
            <text:p>1050.9168136939</text:p>
          </table:table-cell>
          <table:table-cell office:value-type="float" office:value="1084.67611195235" calcext:value-type="float">
            <text:p>1084.6761119524</text:p>
          </table:table-cell>
          <table:table-cell office:value-type="float" office:value="1074.47166076861" calcext:value-type="float">
            <text:p>1074.4716607686</text:p>
          </table:table-cell>
          <table:table-cell office:value-type="float" office:value="1100.54801173599" calcext:value-type="float">
            <text:p>1100.548011736</text:p>
          </table:table-cell>
          <table:table-cell office:value-type="float" office:value="1054.53378613679" calcext:value-type="float">
            <text:p>1054.5337861368</text:p>
          </table:table-cell>
          <table:table-cell office:value-type="float" office:value="1105.10414092766" calcext:value-type="float">
            <text:p>1105.1041409277</text:p>
          </table:table-cell>
          <table:table-cell office:value-type="float" office:value="1087.68327593932" calcext:value-type="float">
            <text:p>1087.6832759393</text:p>
          </table:table-cell>
          <table:table-cell office:value-type="float" office:value="1081.15185508337" calcext:value-type="float">
            <text:p>1081.1518550834</text:p>
          </table:table-cell>
          <table:table-cell office:value-type="float" office:value="1100.23180200786" calcext:value-type="float">
            <text:p>1100.2318020079</text:p>
          </table:table-cell>
          <table:table-cell office:value-type="float" office:value="1081.16399773198" calcext:value-type="float">
            <text:p>1081.163997732</text:p>
          </table:table-cell>
          <table:table-cell office:value-type="float" office:value="1054.07990020177" calcext:value-type="float">
            <text:p>1054.0799002018</text:p>
          </table:table-cell>
          <table:table-cell office:value-type="float" office:value="1063.96702009767" calcext:value-type="float">
            <text:p>1063.9670200977</text:p>
          </table:table-cell>
          <table:table-cell office:value-type="float" office:value="1064.27310511308" calcext:value-type="float">
            <text:p>1064.2731051131</text:p>
          </table:table-cell>
          <table:table-cell office:value-type="float" office:value="1071.76040566115" calcext:value-type="float">
            <text:p>1071.7604056612</text:p>
          </table:table-cell>
          <table:table-cell office:value-type="float" office:value="1084.23668195052" calcext:value-type="float">
            <text:p>1084.2366819505</text:p>
          </table:table-cell>
          <table:table-cell office:value-type="float" office:value="1109.37697390795" calcext:value-type="float">
            <text:p>1109.376973908</text:p>
          </table:table-cell>
          <table:table-cell office:value-type="float" office:value="1067.63189730592" calcext:value-type="float">
            <text:p>1067.6318973059</text:p>
          </table:table-cell>
          <table:table-cell office:value-type="float" office:value="1101.44126507655" calcext:value-type="float">
            <text:p>1101.4412650766</text:p>
          </table:table-cell>
          <table:table-cell office:value-type="float" office:value="1063.84772953657" calcext:value-type="float">
            <text:p>1063.8477295366</text:p>
          </table:table-cell>
          <table:table-cell office:value-type="float" office:value="1067.21957252928" calcext:value-type="float">
            <text:p>1067.2195725293</text:p>
          </table:table-cell>
          <table:table-cell office:value-type="float" office:value="1110.75315631149" calcext:value-type="float">
            <text:p>1110.7531563115</text:p>
          </table:table-cell>
          <table:table-cell office:value-type="float" office:value="1087.50035696745" calcext:value-type="float">
            <text:p>1087.5003569675</text:p>
          </table:table-cell>
          <table:table-cell office:value-type="float" office:value="1083.2737370279" calcext:value-type="float">
            <text:p>1083.2737370279</text:p>
          </table:table-cell>
          <table:table-cell office:value-type="float" office:value="1092.91850448912" calcext:value-type="float">
            <text:p>1092.9185044891</text:p>
          </table:table-cell>
          <table:table-cell office:value-type="float" office:value="1077.11267591921" calcext:value-type="float">
            <text:p>1077.1126759192</text:p>
          </table:table-cell>
          <table:table-cell office:value-type="float" office:value="1085.50939984719" calcext:value-type="float">
            <text:p>1085.5093998472</text:p>
          </table:table-cell>
          <table:table-cell office:value-type="float" office:value="1084.67143734191" calcext:value-type="float">
            <text:p>1084.6714373419</text:p>
          </table:table-cell>
          <table:table-cell office:value-type="float" office:value="1065.60812713433" calcext:value-type="float">
            <text:p>1065.6081271343</text:p>
          </table:table-cell>
          <table:table-cell office:value-type="float" office:value="1042.07472579865" calcext:value-type="float">
            <text:p>1042.0747257987</text:p>
          </table:table-cell>
          <table:table-cell office:value-type="float" office:value="1104.39113886444" calcext:value-type="float">
            <text:p>1104.3911388644</text:p>
          </table:table-cell>
          <table:table-cell office:value-type="float" office:value="1061.504287554" calcext:value-type="float">
            <text:p>1061.504287554</text:p>
          </table:table-cell>
          <table:table-cell office:value-type="float" office:value="1093.7407187247" calcext:value-type="float">
            <text:p>1093.7407187247</text:p>
          </table:table-cell>
          <table:table-cell office:value-type="float" office:value="1090.64180487181" calcext:value-type="float">
            <text:p>1090.6418048718</text:p>
          </table:table-cell>
          <table:table-cell office:value-type="float" office:value="1073.37902694891" calcext:value-type="float">
            <text:p>1073.3790269489</text:p>
          </table:table-cell>
          <table:table-cell office:value-type="float" office:value="1071.87621129605" calcext:value-type="float">
            <text:p>1071.8762112961</text:p>
          </table:table-cell>
          <table:table-cell office:value-type="float" office:value="1084.87895781729" calcext:value-type="float">
            <text:p>1084.8789578173</text:p>
          </table:table-cell>
          <table:table-cell office:value-type="float" office:value="1107.30004176241" calcext:value-type="float">
            <text:p>1107.3000417624</text:p>
          </table:table-cell>
          <table:table-cell office:value-type="float" office:value="1101.91940255344" calcext:value-type="float">
            <text:p>1101.9194025534</text:p>
          </table:table-cell>
          <table:table-cell office:value-type="float" office:value="1076.4706791997" calcext:value-type="float">
            <text:p>1076.4706791997</text:p>
          </table:table-cell>
          <table:table-cell office:value-type="float" office:value="1066.15042828342" calcext:value-type="float">
            <text:p>1066.1504282834</text:p>
          </table:table-cell>
          <table:table-cell office:value-type="float" office:value="1094.29161679727" calcext:value-type="float">
            <text:p>1094.2916167973</text:p>
          </table:table-cell>
          <table:table-cell office:value-type="float" office:value="1102.78293169964" calcext:value-type="float">
            <text:p>1102.7829316996</text:p>
          </table:table-cell>
          <table:table-cell office:value-type="float" office:value="1103.98130417977" calcext:value-type="float">
            <text:p>1103.9813041798</text:p>
          </table:table-cell>
          <table:table-cell office:value-type="float" office:value="1099.70265962389" calcext:value-type="float">
            <text:p>1099.7026596239</text:p>
          </table:table-cell>
          <table:table-cell office:value-type="float" office:value="1089.92219851806" calcext:value-type="float">
            <text:p>1089.9221985181</text:p>
          </table:table-cell>
          <table:table-cell office:value-type="float" office:value="1113.22500460817" calcext:value-type="float">
            <text:p>1113.2250046082</text:p>
          </table:table-cell>
          <table:table-cell office:value-type="float" office:value="1113.44938112329" calcext:value-type="float">
            <text:p>1113.4493811233</text:p>
          </table:table-cell>
          <table:table-cell office:value-type="float" office:value="1116.01856830784" calcext:value-type="float">
            <text:p>1116.0185683078</text:p>
          </table:table-cell>
          <table:table-cell office:value-type="float" office:value="1078.96949179819" calcext:value-type="float">
            <text:p>1078.9694917982</text:p>
          </table:table-cell>
          <table:table-cell office:value-type="float" office:value="1067.99865062568" calcext:value-type="float">
            <text:p>1067.9986506257</text:p>
          </table:table-cell>
          <table:table-cell office:value-type="float" office:value="1079.72667987951" calcext:value-type="float">
            <text:p>1079.7266798795</text:p>
          </table:table-cell>
          <table:table-cell office:value-type="float" office:value="1100.15178185505" calcext:value-type="float">
            <text:p>1100.1517818551</text:p>
          </table:table-cell>
          <table:table-cell office:value-type="float" office:value="1085.00318227818" calcext:value-type="float">
            <text:p>1085.0031822782</text:p>
          </table:table-cell>
        </table:table-row>
        <table:table-row table:style-name="ro1">
          <table:table-cell office:value-type="float" office:value="1056.89083277972" calcext:value-type="float">
            <text:p>1056.8908327797</text:p>
          </table:table-cell>
          <table:table-cell office:value-type="float" office:value="1092.16136860646" calcext:value-type="float">
            <text:p>1092.1613686065</text:p>
          </table:table-cell>
          <table:table-cell office:value-type="float" office:value="1091.97792731352" calcext:value-type="float">
            <text:p>1091.9779273135</text:p>
          </table:table-cell>
          <table:table-cell office:value-type="float" office:value="1105.10095933233" calcext:value-type="float">
            <text:p>1105.1009593323</text:p>
          </table:table-cell>
          <table:table-cell office:value-type="float" office:value="1067.13551385753" calcext:value-type="float">
            <text:p>1067.1355138575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074.49002032894" calcext:value-type="float">
            <text:p>1074.4900203289</text:p>
          </table:table-cell>
          <table:table-cell office:value-type="float" office:value="1079.6963166571" calcext:value-type="float">
            <text:p>1079.6963166571</text:p>
          </table:table-cell>
          <table:table-cell office:value-type="float" office:value="1028.03100405769" calcext:value-type="float">
            <text:p>1028.0310040577</text:p>
          </table:table-cell>
          <table:table-cell office:value-type="float" office:value="1061.92432992406" calcext:value-type="float">
            <text:p>1061.9243299241</text:p>
          </table:table-cell>
          <table:table-cell office:value-type="float" office:value="1066.46477779111" calcext:value-type="float">
            <text:p>1066.4647777911</text:p>
          </table:table-cell>
          <table:table-cell office:value-type="float" office:value="1080.50701794062" calcext:value-type="float">
            <text:p>1080.5070179406</text:p>
          </table:table-cell>
          <table:table-cell office:value-type="float" office:value="1063.14866761204" calcext:value-type="float">
            <text:p>1063.148667612</text:p>
          </table:table-cell>
          <table:table-cell office:value-type="float" office:value="1062.42560348484" calcext:value-type="float">
            <text:p>1062.4256034848</text:p>
          </table:table-cell>
          <table:table-cell office:value-type="float" office:value="1072.83966033292" calcext:value-type="float">
            <text:p>1072.8396603329</text:p>
          </table:table-cell>
          <table:table-cell office:value-type="float" office:value="1069.31333883382" calcext:value-type="float">
            <text:p>1069.3133388338</text:p>
          </table:table-cell>
          <table:table-cell office:value-type="float" office:value="1071.88537247534" calcext:value-type="float">
            <text:p>1071.8853724753</text:p>
          </table:table-cell>
          <table:table-cell office:value-type="float" office:value="1052.74558049133" calcext:value-type="float">
            <text:p>1052.7455804913</text:p>
          </table:table-cell>
          <table:table-cell office:value-type="float" office:value="1083.85466060535" calcext:value-type="float">
            <text:p>1083.8546606054</text:p>
          </table:table-cell>
          <table:table-cell office:value-type="float" office:value="1057.38146709479" calcext:value-type="float">
            <text:p>1057.3814670948</text:p>
          </table:table-cell>
          <table:table-cell office:value-type="float" office:value="1080.94366239996" calcext:value-type="float">
            <text:p>1080.9436624</text:p>
          </table:table-cell>
          <table:table-cell office:value-type="float" office:value="1052.74148475603" calcext:value-type="float">
            <text:p>1052.741484756</text:p>
          </table:table-cell>
          <table:table-cell office:value-type="float" office:value="1096.1336688204" calcext:value-type="float">
            <text:p>1096.1336688204</text:p>
          </table:table-cell>
          <table:table-cell office:value-type="float" office:value="1075.28349297074" calcext:value-type="float">
            <text:p>1075.2834929707</text:p>
          </table:table-cell>
          <table:table-cell office:value-type="float" office:value="1074.36802259017" calcext:value-type="float">
            <text:p>1074.3680225902</text:p>
          </table:table-cell>
          <table:table-cell office:value-type="float" office:value="1080.7801699535" calcext:value-type="float">
            <text:p>1080.7801699535</text:p>
          </table:table-cell>
          <table:table-cell office:value-type="float" office:value="1064.66087324456" calcext:value-type="float">
            <text:p>1064.6608732446</text:p>
          </table:table-cell>
          <table:table-cell office:value-type="float" office:value="1044.45638128554" calcext:value-type="float">
            <text:p>1044.4563812855</text:p>
          </table:table-cell>
          <table:table-cell office:value-type="float" office:value="1055.57230514881" calcext:value-type="float">
            <text:p>1055.5723051488</text:p>
          </table:table-cell>
          <table:table-cell office:value-type="float" office:value="1063.88602282287" calcext:value-type="float">
            <text:p>1063.8860228229</text:p>
          </table:table-cell>
          <table:table-cell office:value-type="float" office:value="1057.44207918721" calcext:value-type="float">
            <text:p>1057.4420791872</text:p>
          </table:table-cell>
          <table:table-cell office:value-type="float" office:value="1085.51443996504" calcext:value-type="float">
            <text:p>1085.514439965</text:p>
          </table:table-cell>
          <table:table-cell office:value-type="float" office:value="1086.90776635726" calcext:value-type="float">
            <text:p>1086.9077663573</text:p>
          </table:table-cell>
          <table:table-cell office:value-type="float" office:value="1039.72577481752" calcext:value-type="float">
            <text:p>1039.7257748175</text:p>
          </table:table-cell>
          <table:table-cell office:value-type="float" office:value="1085.77452885229" calcext:value-type="float">
            <text:p>1085.7745288523</text:p>
          </table:table-cell>
          <table:table-cell office:value-type="float" office:value="1056.03345266068" calcext:value-type="float">
            <text:p>1056.0334526607</text:p>
          </table:table-cell>
          <table:table-cell office:value-type="float" office:value="1051.48905387129" calcext:value-type="float">
            <text:p>1051.4890538713</text:p>
          </table:table-cell>
          <table:table-cell office:value-type="float" office:value="1101.15546044983" calcext:value-type="float">
            <text:p>1101.1554604498</text:p>
          </table:table-cell>
          <table:table-cell office:value-type="float" office:value="1075.23502907849" calcext:value-type="float">
            <text:p>1075.2350290785</text:p>
          </table:table-cell>
          <table:table-cell office:value-type="float" office:value="1086.97321798671" calcext:value-type="float">
            <text:p>1086.9732179867</text:p>
          </table:table-cell>
          <table:table-cell office:value-type="float" office:value="1094.56500765573" calcext:value-type="float">
            <text:p>1094.5650076557</text:p>
          </table:table-cell>
          <table:table-cell office:value-type="float" office:value="1069.26817862043" calcext:value-type="float">
            <text:p>1069.2681786204</text:p>
          </table:table-cell>
          <table:table-cell office:value-type="float" office:value="1080.04798334723" calcext:value-type="float">
            <text:p>1080.0479833472</text:p>
          </table:table-cell>
          <table:table-cell office:value-type="float" office:value="1068.94554808082" calcext:value-type="float">
            <text:p>1068.9455480808</text:p>
          </table:table-cell>
          <table:table-cell office:value-type="float" office:value="1064.15670412112" calcext:value-type="float">
            <text:p>1064.1567041211</text:p>
          </table:table-cell>
          <table:table-cell office:value-type="float" office:value="1031.71418518753" calcext:value-type="float">
            <text:p>1031.7141851875</text:p>
          </table:table-cell>
          <table:table-cell office:value-type="float" office:value="1084.43691353677" calcext:value-type="float">
            <text:p>1084.4369135368</text:p>
          </table:table-cell>
          <table:table-cell office:value-type="float" office:value="1048.91982435084" calcext:value-type="float">
            <text:p>1048.9198243508</text:p>
          </table:table-cell>
          <table:table-cell office:value-type="float" office:value="1091.81683208916" calcext:value-type="float">
            <text:p>1091.8168320892</text:p>
          </table:table-cell>
          <table:table-cell office:value-type="float" office:value="1081.47057503747" calcext:value-type="float">
            <text:p>1081.4705750375</text:p>
          </table:table-cell>
          <table:table-cell office:value-type="float" office:value="1080.92104609835" calcext:value-type="float">
            <text:p>1080.9210460984</text:p>
          </table:table-cell>
          <table:table-cell office:value-type="float" office:value="1074.20850464139" calcext:value-type="float">
            <text:p>1074.2085046414</text:p>
          </table:table-cell>
          <table:table-cell office:value-type="float" office:value="1087.76524138706" calcext:value-type="float">
            <text:p>1087.7652413871</text:p>
          </table:table-cell>
          <table:table-cell office:value-type="float" office:value="1111.31375751487" calcext:value-type="float">
            <text:p>1111.3137575149</text:p>
          </table:table-cell>
          <table:table-cell office:value-type="float" office:value="1096.22796961593" calcext:value-type="float">
            <text:p>1096.2279696159</text:p>
          </table:table-cell>
          <table:table-cell office:value-type="float" office:value="1073.08488558421" calcext:value-type="float">
            <text:p>1073.0848855842</text:p>
          </table:table-cell>
          <table:table-cell office:value-type="float" office:value="1061.70452796242" calcext:value-type="float">
            <text:p>1061.7045279624</text:p>
          </table:table-cell>
          <table:table-cell office:value-type="float" office:value="1078.35005624825" calcext:value-type="float">
            <text:p>1078.3500562483</text:p>
          </table:table-cell>
          <table:table-cell office:value-type="float" office:value="1097.00767876694" calcext:value-type="float">
            <text:p>1097.0076787669</text:p>
          </table:table-cell>
          <table:table-cell office:value-type="float" office:value="1084.65634685636" calcext:value-type="float">
            <text:p>1084.6563468564</text:p>
          </table:table-cell>
          <table:table-cell office:value-type="float" office:value="1092.87002865299" calcext:value-type="float">
            <text:p>1092.870028653</text:p>
          </table:table-cell>
          <table:table-cell office:value-type="float" office:value="1070.75385707417" calcext:value-type="float">
            <text:p>1070.7538570742</text:p>
          </table:table-cell>
          <table:table-cell office:value-type="float" office:value="1112.02451662158" calcext:value-type="float">
            <text:p>1112.0245166216</text:p>
          </table:table-cell>
          <table:table-cell office:value-type="float" office:value="1100.08790527477" calcext:value-type="float">
            <text:p>1100.0879052748</text:p>
          </table:table-cell>
          <table:table-cell office:value-type="float" office:value="1073.32047892604" calcext:value-type="float">
            <text:p>1073.320478926</text:p>
          </table:table-cell>
          <table:table-cell office:value-type="float" office:value="1076.58731271053" calcext:value-type="float">
            <text:p>1076.5873127105</text:p>
          </table:table-cell>
          <table:table-cell office:value-type="float" office:value="1053.72291599515" calcext:value-type="float">
            <text:p>1053.7229159952</text:p>
          </table:table-cell>
          <table:table-cell office:value-type="float" office:value="1067.97697392526" calcext:value-type="float">
            <text:p>1067.9769739253</text:p>
          </table:table-cell>
          <table:table-cell office:value-type="float" office:value="1081.37328509421" calcext:value-type="float">
            <text:p>1081.3732850942</text:p>
          </table:table-cell>
          <table:table-cell office:value-type="float" office:value="1081.57227644942" calcext:value-type="float">
            <text:p>1081.5722764494</text:p>
          </table:table-cell>
        </table:table-row>
        <table:table-row table:style-name="ro1">
          <table:table-cell office:value-type="float" office:value="1037.84158380742" calcext:value-type="float">
            <text:p>1037.8415838074</text:p>
          </table:table-cell>
          <table:table-cell office:value-type="float" office:value="1074.84907569693" calcext:value-type="float">
            <text:p>1074.8490756969</text:p>
          </table:table-cell>
          <table:table-cell office:value-type="float" office:value="1085.64896613738" calcext:value-type="float">
            <text:p>1085.6489661374</text:p>
          </table:table-cell>
          <table:table-cell office:value-type="float" office:value="1099.67813324471" calcext:value-type="float">
            <text:p>1099.6781332447</text:p>
          </table:table-cell>
          <table:table-cell office:value-type="float" office:value="1063.35374434209" calcext:value-type="float">
            <text:p>1063.3537443421</text:p>
          </table:table-cell>
          <table:table-cell office:value-type="float" office:value="1106.49855464687" calcext:value-type="float">
            <text:p>1106.4985546469</text:p>
          </table:table-cell>
          <table:table-cell office:value-type="float" office:value="1067.17077580661" calcext:value-type="float">
            <text:p>1067.1707758066</text:p>
          </table:table-cell>
          <table:table-cell office:value-type="float" office:value="1069.93649478634" calcext:value-type="float">
            <text:p>1069.9364947863</text:p>
          </table:table-cell>
          <table:table-cell office:value-type="float" office:value="1024.99352843807" calcext:value-type="float">
            <text:p>1024.9935284381</text:p>
          </table:table-cell>
          <table:table-cell office:value-type="float" office:value="1051.46486848362" calcext:value-type="float">
            <text:p>1051.4648684836</text:p>
          </table:table-cell>
          <table:table-cell office:value-type="float" office:value="1058.78755882094" calcext:value-type="float">
            <text:p>1058.7875588209</text:p>
          </table:table-cell>
          <table:table-cell office:value-type="float" office:value="1067.41542736857" calcext:value-type="float">
            <text:p>1067.4154273686</text:p>
          </table:table-cell>
          <table:table-cell office:value-type="float" office:value="1060.45104253672" calcext:value-type="float">
            <text:p>1060.4510425367</text:p>
          </table:table-cell>
          <table:table-cell office:value-type="float" office:value="1048.15351391797" calcext:value-type="float">
            <text:p>1048.153513918</text:p>
          </table:table-cell>
          <table:table-cell office:value-type="float" office:value="1075.93604033919" calcext:value-type="float">
            <text:p>1075.9360403392</text:p>
          </table:table-cell>
          <table:table-cell office:value-type="float" office:value="1061.15501610378" calcext:value-type="float">
            <text:p>1061.1550161038</text:p>
          </table:table-cell>
          <table:table-cell office:value-type="float" office:value="1069.25376207915" calcext:value-type="float">
            <text:p>1069.2537620792</text:p>
          </table:table-cell>
          <table:table-cell office:value-type="float" office:value="1054.23353123746" calcext:value-type="float">
            <text:p>1054.2335312375</text:p>
          </table:table-cell>
          <table:table-cell office:value-type="float" office:value="1081.50118446331" calcext:value-type="float">
            <text:p>1081.5011844633</text:p>
          </table:table-cell>
          <table:table-cell office:value-type="float" office:value="1041.64718237069" calcext:value-type="float">
            <text:p>1041.6471823707</text:p>
          </table:table-cell>
          <table:table-cell office:value-type="float" office:value="1065.3747587603" calcext:value-type="float">
            <text:p>1065.3747587603</text:p>
          </table:table-cell>
          <table:table-cell office:value-type="float" office:value="1052.02995619447" calcext:value-type="float">
            <text:p>1052.0299561945</text:p>
          </table:table-cell>
          <table:table-cell office:value-type="float" office:value="1058.97884914329" calcext:value-type="float">
            <text:p>1058.9788491433</text:p>
          </table:table-cell>
          <table:table-cell office:value-type="float" office:value="1070.64102622405" calcext:value-type="float">
            <text:p>1070.6410262241</text:p>
          </table:table-cell>
          <table:table-cell office:value-type="float" office:value="1068.34691836693" calcext:value-type="float">
            <text:p>1068.3469183669</text:p>
          </table:table-cell>
          <table:table-cell office:value-type="float" office:value="1072.22521627619" calcext:value-type="float">
            <text:p>1072.2252162762</text:p>
          </table:table-cell>
          <table:table-cell office:value-type="float" office:value="1049.43468724568" calcext:value-type="float">
            <text:p>1049.4346872457</text:p>
          </table:table-cell>
          <table:table-cell office:value-type="float" office:value="1031.51057808187" calcext:value-type="float">
            <text:p>1031.5105780819</text:p>
          </table:table-cell>
          <table:table-cell office:value-type="float" office:value="1059.71671666907" calcext:value-type="float">
            <text:p>1059.7167166691</text:p>
          </table:table-cell>
          <table:table-cell office:value-type="float" office:value="1063.67113360282" calcext:value-type="float">
            <text:p>1063.6711336028</text:p>
          </table:table-cell>
          <table:table-cell office:value-type="float" office:value="1050.39127400022" calcext:value-type="float">
            <text:p>1050.3912740002</text:p>
          </table:table-cell>
          <table:table-cell office:value-type="float" office:value="1071.59901180142" calcext:value-type="float">
            <text:p>1071.5990118014</text:p>
          </table:table-cell>
          <table:table-cell office:value-type="float" office:value="1039.19653318367" calcext:value-type="float">
            <text:p>1039.1965331837</text:p>
          </table:table-cell>
          <table:table-cell office:value-type="float" office:value="1037.251089533" calcext:value-type="float">
            <text:p>1037.251089533</text:p>
          </table:table-cell>
          <table:table-cell office:value-type="float" office:value="1085.77452885229" calcext:value-type="float">
            <text:p>1085.7745288523</text:p>
          </table:table-cell>
          <table:table-cell office:value-type="float" office:value="1047.25897361684" calcext:value-type="float">
            <text:p>1047.2589736168</text:p>
          </table:table-cell>
          <table:table-cell office:value-type="float" office:value="1045.71004989896" calcext:value-type="float">
            <text:p>1045.710049899</text:p>
          </table:table-cell>
          <table:table-cell office:value-type="float" office:value="1094.47122661545" calcext:value-type="float">
            <text:p>1094.4712266155</text:p>
          </table:table-cell>
          <table:table-cell office:value-type="float" office:value="1073.24674289141" calcext:value-type="float">
            <text:p>1073.2467428914</text:p>
          </table:table-cell>
          <table:table-cell office:value-type="float" office:value="1086.27126243298" calcext:value-type="float">
            <text:p>1086.271262433</text:p>
          </table:table-cell>
          <table:table-cell office:value-type="float" office:value="1093.49864042169" calcext:value-type="float">
            <text:p>1093.4986404217</text:p>
          </table:table-cell>
          <table:table-cell office:value-type="float" office:value="1054.51756155627" calcext:value-type="float">
            <text:p>1054.5175615563</text:p>
          </table:table-cell>
          <table:table-cell office:value-type="float" office:value="1066.00871285326" calcext:value-type="float">
            <text:p>1066.0087128533</text:p>
          </table:table-cell>
          <table:table-cell office:value-type="float" office:value="1068.94554808082" calcext:value-type="float">
            <text:p>1068.9455480808</text:p>
          </table:table-cell>
          <table:table-cell office:value-type="float" office:value="1058.85854319809" calcext:value-type="float">
            <text:p>1058.8585431981</text:p>
          </table:table-cell>
          <table:table-cell office:value-type="float" office:value="1026.49697821999" calcext:value-type="float">
            <text:p>1026.49697822</text:p>
          </table:table-cell>
          <table:table-cell office:value-type="float" office:value="1076.38980731441" calcext:value-type="float">
            <text:p>1076.3898073144</text:p>
          </table:table-cell>
          <table:table-cell office:value-type="float" office:value="1044.33210886667" calcext:value-type="float">
            <text:p>1044.3321088667</text:p>
          </table:table-cell>
          <table:table-cell office:value-type="float" office:value="1089.55224560027" calcext:value-type="float">
            <text:p>1089.5522456003</text:p>
          </table:table-cell>
          <table:table-cell office:value-type="float" office:value="1066.89559799124" calcext:value-type="float">
            <text:p>1066.8955979912</text:p>
          </table:table-cell>
          <table:table-cell office:value-type="float" office:value="1064.780850581" calcext:value-type="float">
            <text:p>1064.780850581</text:p>
          </table:table-cell>
          <table:table-cell office:value-type="float" office:value="1065.52679901728" calcext:value-type="float">
            <text:p>1065.5267990173</text:p>
          </table:table-cell>
          <table:table-cell office:value-type="float" office:value="1078.08548494657" calcext:value-type="float">
            <text:p>1078.0854849466</text:p>
          </table:table-cell>
          <table:table-cell office:value-type="float" office:value="1107.68687454519" calcext:value-type="float">
            <text:p>1107.6868745452</text:p>
          </table:table-cell>
          <table:table-cell office:value-type="float" office:value="1096.22796961593" calcext:value-type="float">
            <text:p>1096.2279696159</text:p>
          </table:table-cell>
          <table:table-cell office:value-type="float" office:value="1068.87053801061" calcext:value-type="float">
            <text:p>1068.8705380106</text:p>
          </table:table-cell>
          <table:table-cell office:value-type="float" office:value="1061.70452796242" calcext:value-type="float">
            <text:p>1061.7045279624</text:p>
          </table:table-cell>
          <table:table-cell office:value-type="float" office:value="1053.68327805914" calcext:value-type="float">
            <text:p>1053.6832780591</text:p>
          </table:table-cell>
          <table:table-cell office:value-type="float" office:value="1095.78659247649" calcext:value-type="float">
            <text:p>1095.7865924765</text:p>
          </table:table-cell>
          <table:table-cell office:value-type="float" office:value="1066.87909543194" calcext:value-type="float">
            <text:p>1066.8790954319</text:p>
          </table:table-cell>
          <table:table-cell office:value-type="float" office:value="1084.33643648176" calcext:value-type="float">
            <text:p>1084.3364364818</text:p>
          </table:table-cell>
          <table:table-cell office:value-type="float" office:value="1069.65443109447" calcext:value-type="float">
            <text:p>1069.6544310945</text:p>
          </table:table-cell>
          <table:table-cell office:value-type="float" office:value="1111.36474239231" calcext:value-type="float">
            <text:p>1111.3647423923</text:p>
          </table:table-cell>
          <table:table-cell office:value-type="float" office:value="1080.15547589979" calcext:value-type="float">
            <text:p>1080.1554758998</text:p>
          </table:table-cell>
          <table:table-cell office:value-type="float" office:value="1055.39012245489" calcext:value-type="float">
            <text:p>1055.3901224549</text:p>
          </table:table-cell>
          <table:table-cell office:value-type="float" office:value="1057.97559771442" calcext:value-type="float">
            <text:p>1057.9755977144</text:p>
          </table:table-cell>
          <table:table-cell office:value-type="float" office:value="1040.51701367568" calcext:value-type="float">
            <text:p>1040.5170136757</text:p>
          </table:table-cell>
          <table:table-cell office:value-type="float" office:value="1059.21292611206" calcext:value-type="float">
            <text:p>1059.2129261121</text:p>
          </table:table-cell>
          <table:table-cell office:value-type="float" office:value="1045.36996079504" calcext:value-type="float">
            <text:p>1045.369960795</text:p>
          </table:table-cell>
          <table:table-cell office:value-type="float" office:value="1081.57227644942" calcext:value-type="float">
            <text:p>1081.5722764494</text:p>
          </table:table-cell>
        </table:table-row>
        <table:table-row table:style-name="ro1">
          <table:table-cell office:value-type="float" office:value="1043.3979379107" calcext:value-type="float">
            <text:p>1043.3979379107</text:p>
          </table:table-cell>
          <table:table-cell office:value-type="float" office:value="1060.57450123064" calcext:value-type="float">
            <text:p>1060.5745012306</text:p>
          </table:table-cell>
          <table:table-cell office:value-type="float" office:value="1070.07122684428" calcext:value-type="float">
            <text:p>1070.0712268443</text:p>
          </table:table-cell>
          <table:table-cell office:value-type="float" office:value="1076.82519160551" calcext:value-type="float">
            <text:p>1076.8251916055</text:p>
          </table:table-cell>
          <table:table-cell office:value-type="float" office:value="1065.17968685981" calcext:value-type="float">
            <text:p>1065.1796868598</text:p>
          </table:table-cell>
          <table:table-cell office:value-type="float" office:value="1110.42343552256" calcext:value-type="float">
            <text:p>1110.4234355226</text:p>
          </table:table-cell>
          <table:table-cell office:value-type="float" office:value="1062.39053849193" calcext:value-type="float">
            <text:p>1062.3905384919</text:p>
          </table:table-cell>
          <table:table-cell office:value-type="float" office:value="1076.17046961882" calcext:value-type="float">
            <text:p>1076.1704696188</text:p>
          </table:table-cell>
          <table:table-cell office:value-type="float" office:value="1013.73868791981" calcext:value-type="float">
            <text:p>1013.7386879198</text:p>
          </table:table-cell>
          <table:table-cell office:value-type="float" office:value="1052.03717324112" calcext:value-type="float">
            <text:p>1052.0371732411</text:p>
          </table:table-cell>
          <table:table-cell office:value-type="float" office:value="1045.88555883519" calcext:value-type="float">
            <text:p>1045.8855588352</text:p>
          </table:table-cell>
          <table:table-cell office:value-type="float" office:value="1061.35821048275" calcext:value-type="float">
            <text:p>1061.3582104828</text:p>
          </table:table-cell>
          <table:table-cell office:value-type="float" office:value="1059.84070087154" calcext:value-type="float">
            <text:p>1059.8407008715</text:p>
          </table:table-cell>
          <table:table-cell office:value-type="float" office:value="1037.62806466086" calcext:value-type="float">
            <text:p>1037.6280646609</text:p>
          </table:table-cell>
          <table:table-cell office:value-type="float" office:value="1072.11815803819" calcext:value-type="float">
            <text:p>1072.1181580382</text:p>
          </table:table-cell>
          <table:table-cell office:value-type="float" office:value="1056.79039029088" calcext:value-type="float">
            <text:p>1056.7903902909</text:p>
          </table:table-cell>
          <table:table-cell office:value-type="float" office:value="1072.44348002155" calcext:value-type="float">
            <text:p>1072.4434800216</text:p>
          </table:table-cell>
          <table:table-cell office:value-type="float" office:value="1034.25257991038" calcext:value-type="float">
            <text:p>1034.2525799104</text:p>
          </table:table-cell>
          <table:table-cell office:value-type="float" office:value="1083.89651938278" calcext:value-type="float">
            <text:p>1083.8965193828</text:p>
          </table:table-cell>
          <table:table-cell office:value-type="float" office:value="1039.96473012971" calcext:value-type="float">
            <text:p>1039.9647301297</text:p>
          </table:table-cell>
          <table:table-cell office:value-type="float" office:value="1060.89643697936" calcext:value-type="float">
            <text:p>1060.8964369794</text:p>
          </table:table-cell>
          <table:table-cell office:value-type="float" office:value="1042.28948600573" calcext:value-type="float">
            <text:p>1042.2894860057</text:p>
          </table:table-cell>
          <table:table-cell office:value-type="float" office:value="1052.67620835206" calcext:value-type="float">
            <text:p>1052.6762083521</text:p>
          </table:table-cell>
          <table:table-cell office:value-type="float" office:value="1059.37142981545" calcext:value-type="float">
            <text:p>1059.3714298155</text:p>
          </table:table-cell>
          <table:table-cell office:value-type="float" office:value="1061.99723691721" calcext:value-type="float">
            <text:p>1061.9972369172</text:p>
          </table:table-cell>
          <table:table-cell office:value-type="float" office:value="1072.49037936968" calcext:value-type="float">
            <text:p>1072.4903793697</text:p>
          </table:table-cell>
          <table:table-cell office:value-type="float" office:value="1044.0089416168" calcext:value-type="float">
            <text:p>1044.0089416168</text:p>
          </table:table-cell>
          <table:table-cell office:value-type="float" office:value="1017.20167698655" calcext:value-type="float">
            <text:p>1017.2016769866</text:p>
          </table:table-cell>
          <table:table-cell office:value-type="float" office:value="1055.53305725522" calcext:value-type="float">
            <text:p>1055.5330572552</text:p>
          </table:table-cell>
          <table:table-cell office:value-type="float" office:value="1055.04737709305" calcext:value-type="float">
            <text:p>1055.0473770931</text:p>
          </table:table-cell>
          <table:table-cell office:value-type="float" office:value="1044.62110271283" calcext:value-type="float">
            <text:p>1044.6211027128</text:p>
          </table:table-cell>
          <table:table-cell office:value-type="float" office:value="1069.10242851948" calcext:value-type="float">
            <text:p>1069.1024285195</text:p>
          </table:table-cell>
          <table:table-cell office:value-type="float" office:value="1039.29317431069" calcext:value-type="float">
            <text:p>1039.2931743107</text:p>
          </table:table-cell>
          <table:table-cell office:value-type="float" office:value="1037.39340277554" calcext:value-type="float">
            <text:p>1037.3934027755</text:p>
          </table:table-cell>
          <table:table-cell office:value-type="float" office:value="1082.2881368832" calcext:value-type="float">
            <text:p>1082.2881368832</text:p>
          </table:table-cell>
          <table:table-cell office:value-type="float" office:value="1040.98822891407" calcext:value-type="float">
            <text:p>1040.9882289141</text:p>
          </table:table-cell>
          <table:table-cell office:value-type="float" office:value="1036.05322092" calcext:value-type="float">
            <text:p>1036.05322092</text:p>
          </table:table-cell>
          <table:table-cell office:value-type="float" office:value="1075.18676092208" calcext:value-type="float">
            <text:p>1075.1867609221</text:p>
          </table:table-cell>
          <table:table-cell office:value-type="float" office:value="1071.06281409374" calcext:value-type="float">
            <text:p>1071.0628140937</text:p>
          </table:table-cell>
          <table:table-cell office:value-type="float" office:value="1085.6508127978" calcext:value-type="float">
            <text:p>1085.6508127978</text:p>
          </table:table-cell>
          <table:table-cell office:value-type="float" office:value="1077.06062947582" calcext:value-type="float">
            <text:p>1077.0606294758</text:p>
          </table:table-cell>
          <table:table-cell office:value-type="float" office:value="1043.42236846727" calcext:value-type="float">
            <text:p>1043.4223684673</text:p>
          </table:table-cell>
          <table:table-cell office:value-type="float" office:value="1057.70286761167" calcext:value-type="float">
            <text:p>1057.7028676117</text:p>
          </table:table-cell>
          <table:table-cell office:value-type="float" office:value="1054.51029128517" calcext:value-type="float">
            <text:p>1054.5102912852</text:p>
          </table:table-cell>
          <table:table-cell office:value-type="float" office:value="1061.63208207948" calcext:value-type="float">
            <text:p>1061.6320820795</text:p>
          </table:table-cell>
          <table:table-cell office:value-type="float" office:value="1010.99184500662" calcext:value-type="float">
            <text:p>1010.9918450066</text:p>
          </table:table-cell>
          <table:table-cell office:value-type="float" office:value="1060.52638407611" calcext:value-type="float">
            <text:p>1060.5263840761</text:p>
          </table:table-cell>
          <table:table-cell office:value-type="float" office:value="1036.03420308781" calcext:value-type="float">
            <text:p>1036.0342030878</text:p>
          </table:table-cell>
          <table:table-cell office:value-type="float" office:value="1074.12894838047" calcext:value-type="float">
            <text:p>1074.1289483805</text:p>
          </table:table-cell>
          <table:table-cell office:value-type="float" office:value="1067.27688953252" calcext:value-type="float">
            <text:p>1067.2768895325</text:p>
          </table:table-cell>
          <table:table-cell office:value-type="float" office:value="1058.05911854017" calcext:value-type="float">
            <text:p>1058.0591185402</text:p>
          </table:table-cell>
          <table:table-cell office:value-type="float" office:value="1066.42760771414" calcext:value-type="float">
            <text:p>1066.4276077141</text:p>
          </table:table-cell>
          <table:table-cell office:value-type="float" office:value="1062.36212942879" calcext:value-type="float">
            <text:p>1062.3621294288</text:p>
          </table:table-cell>
          <table:table-cell office:value-type="float" office:value="1102.81901356466" calcext:value-type="float">
            <text:p>1102.8190135647</text:p>
          </table:table-cell>
          <table:table-cell office:value-type="float" office:value="1089.75904479487" calcext:value-type="float">
            <text:p>1089.7590447949</text:p>
          </table:table-cell>
          <table:table-cell office:value-type="float" office:value="1063.01414834692" calcext:value-type="float">
            <text:p>1063.0141483469</text:p>
          </table:table-cell>
          <table:table-cell office:value-type="float" office:value="1063.84394448167" calcext:value-type="float">
            <text:p>1063.8439444817</text:p>
          </table:table-cell>
          <table:table-cell office:value-type="float" office:value="1040.25975735233" calcext:value-type="float">
            <text:p>1040.2597573523</text:p>
          </table:table-cell>
          <table:table-cell office:value-type="float" office:value="1088.39968884883" calcext:value-type="float">
            <text:p>1088.3996888488</text:p>
          </table:table-cell>
          <table:table-cell office:value-type="float" office:value="1066.31272463629" calcext:value-type="float">
            <text:p>1066.3127246363</text:p>
          </table:table-cell>
          <table:table-cell office:value-type="float" office:value="1081.5168471907" calcext:value-type="float">
            <text:p>1081.5168471907</text:p>
          </table:table-cell>
          <table:table-cell office:value-type="float" office:value="1072.05429735636" calcext:value-type="float">
            <text:p>1072.0542973564</text:p>
          </table:table-cell>
          <table:table-cell office:value-type="float" office:value="1095.76144579789" calcext:value-type="float">
            <text:p>1095.7614457979</text:p>
          </table:table-cell>
          <table:table-cell office:value-type="float" office:value="1085.81062813432" calcext:value-type="float">
            <text:p>1085.8106281343</text:p>
          </table:table-cell>
          <table:table-cell office:value-type="float" office:value="1048.62251480197" calcext:value-type="float">
            <text:p>1048.622514802</text:p>
          </table:table-cell>
          <table:table-cell office:value-type="float" office:value="1042.89156294017" calcext:value-type="float">
            <text:p>1042.8915629402</text:p>
          </table:table-cell>
          <table:table-cell office:value-type="float" office:value="1039.32214293407" calcext:value-type="float">
            <text:p>1039.3221429341</text:p>
          </table:table-cell>
          <table:table-cell office:value-type="float" office:value="1059.21292611206" calcext:value-type="float">
            <text:p>1059.2129261121</text:p>
          </table:table-cell>
          <table:table-cell office:value-type="float" office:value="1047.89380571939" calcext:value-type="float">
            <text:p>1047.8938057194</text:p>
          </table:table-cell>
          <table:table-cell office:value-type="float" office:value="1062.14746103627" calcext:value-type="float">
            <text:p>1062.1474610363</text:p>
          </table:table-cell>
        </table:table-row>
        <table:table-row table:style-name="ro1">
          <table:table-cell office:value-type="float" office:value="1032.49268445326" calcext:value-type="float">
            <text:p>1032.4926844533</text:p>
          </table:table-cell>
          <table:table-cell office:value-type="float" office:value="1048.12689903212" calcext:value-type="float">
            <text:p>1048.1268990321</text:p>
          </table:table-cell>
          <table:table-cell office:value-type="float" office:value="1060.3272624374" calcext:value-type="float">
            <text:p>1060.3272624374</text:p>
          </table:table-cell>
          <table:table-cell office:value-type="float" office:value="1067.22445417291" calcext:value-type="float">
            <text:p>1067.2244541729</text:p>
          </table:table-cell>
          <table:table-cell office:value-type="float" office:value="1058.52937337494" calcext:value-type="float">
            <text:p>1058.5293733749</text:p>
          </table:table-cell>
          <table:table-cell office:value-type="float" office:value="1095.43223294993" calcext:value-type="float">
            <text:p>1095.4322329499</text:p>
          </table:table-cell>
          <table:table-cell office:value-type="float" office:value="1053.70261986121" calcext:value-type="float">
            <text:p>1053.7026198612</text:p>
          </table:table-cell>
          <table:table-cell office:value-type="float" office:value="1075.74795117564" calcext:value-type="float">
            <text:p>1075.7479511756</text:p>
          </table:table-cell>
          <table:table-cell office:value-type="float" office:value="1005.82363419008" calcext:value-type="float">
            <text:p>1005.8236341901</text:p>
          </table:table-cell>
          <table:table-cell office:value-type="float" office:value="1040.49575089758" calcext:value-type="float">
            <text:p>1040.4957508976</text:p>
          </table:table-cell>
          <table:table-cell office:value-type="float" office:value="1045.88555883519" calcext:value-type="float">
            <text:p>1045.8855588352</text:p>
          </table:table-cell>
          <table:table-cell office:value-type="float" office:value="1065.02738771683" calcext:value-type="float">
            <text:p>1065.0273877168</text:p>
          </table:table-cell>
          <table:table-cell office:value-type="float" office:value="1056.43335957693" calcext:value-type="float">
            <text:p>1056.4333595769</text:p>
          </table:table-cell>
          <table:table-cell office:value-type="float" office:value="1033.49269859659" calcext:value-type="float">
            <text:p>1033.4926985966</text:p>
          </table:table-cell>
          <table:table-cell office:value-type="float" office:value="1059.04102244663" calcext:value-type="float">
            <text:p>1059.0410224466</text:p>
          </table:table-cell>
          <table:table-cell office:value-type="float" office:value="1046.15927051453" calcext:value-type="float">
            <text:p>1046.1592705145</text:p>
          </table:table-cell>
          <table:table-cell office:value-type="float" office:value="1070.07777518541" calcext:value-type="float">
            <text:p>1070.0777751854</text:p>
          </table:table-cell>
          <table:table-cell office:value-type="float" office:value="1029.48321554127" calcext:value-type="float">
            <text:p>1029.4832155413</text:p>
          </table:table-cell>
          <table:table-cell office:value-type="float" office:value="1083.89651938278" calcext:value-type="float">
            <text:p>1083.8965193828</text:p>
          </table:table-cell>
          <table:table-cell office:value-type="float" office:value="1039.41587960066" calcext:value-type="float">
            <text:p>1039.4158796007</text:p>
          </table:table-cell>
          <table:table-cell office:value-type="float" office:value="1052.48302689057" calcext:value-type="float">
            <text:p>1052.4830268906</text:p>
          </table:table-cell>
          <table:table-cell office:value-type="float" office:value="1035.65826416525" calcext:value-type="float">
            <text:p>1035.6582641653</text:p>
          </table:table-cell>
          <table:table-cell office:value-type="float" office:value="1041.84794866242" calcext:value-type="float">
            <text:p>1041.8479486624</text:p>
          </table:table-cell>
          <table:table-cell office:value-type="float" office:value="1049.43453892363" calcext:value-type="float">
            <text:p>1049.4345389236</text:p>
          </table:table-cell>
          <table:table-cell office:value-type="float" office:value="1060.52782691289" calcext:value-type="float">
            <text:p>1060.5278269129</text:p>
          </table:table-cell>
          <table:table-cell office:value-type="float" office:value="1070.90803658672" calcext:value-type="float">
            <text:p>1070.9080365867</text:p>
          </table:table-cell>
          <table:table-cell office:value-type="float" office:value="1040.49837485802" calcext:value-type="float">
            <text:p>1040.498374858</text:p>
          </table:table-cell>
          <table:table-cell office:value-type="float" office:value="1006.2360381386" calcext:value-type="float">
            <text:p>1006.2360381386</text:p>
          </table:table-cell>
          <table:table-cell office:value-type="float" office:value="1043.63988345158" calcext:value-type="float">
            <text:p>1043.6398834516</text:p>
          </table:table-cell>
          <table:table-cell office:value-type="float" office:value="1055.82278106271" calcext:value-type="float">
            <text:p>1055.8227810627</text:p>
          </table:table-cell>
          <table:table-cell office:value-type="float" office:value="1050.88199409398" calcext:value-type="float">
            <text:p>1050.881994094</text:p>
          </table:table-cell>
          <table:table-cell office:value-type="float" office:value="1069.11884215436" calcext:value-type="float">
            <text:p>1069.1188421544</text:p>
          </table:table-cell>
          <table:table-cell office:value-type="float" office:value="1025.9108740494" calcext:value-type="float">
            <text:p>1025.9108740494</text:p>
          </table:table-cell>
          <table:table-cell office:value-type="float" office:value="1035.36278332215" calcext:value-type="float">
            <text:p>1035.3627833222</text:p>
          </table:table-cell>
          <table:table-cell office:value-type="float" office:value="1072.48420827668" calcext:value-type="float">
            <text:p>1072.4842082767</text:p>
          </table:table-cell>
          <table:table-cell office:value-type="float" office:value="1032.18180636413" calcext:value-type="float">
            <text:p>1032.1818063641</text:p>
          </table:table-cell>
          <table:table-cell office:value-type="float" office:value="1020.7427694284" calcext:value-type="float">
            <text:p>1020.7427694284</text:p>
          </table:table-cell>
          <table:table-cell office:value-type="float" office:value="1058.05579051662" calcext:value-type="float">
            <text:p>1058.0557905166</text:p>
          </table:table-cell>
          <table:table-cell office:value-type="float" office:value="1077.63682137362" calcext:value-type="float">
            <text:p>1077.6368213736</text:p>
          </table:table-cell>
          <table:table-cell office:value-type="float" office:value="1063.8926325655" calcext:value-type="float">
            <text:p>1063.8926325655</text:p>
          </table:table-cell>
          <table:table-cell office:value-type="float" office:value="1064.80904928791" calcext:value-type="float">
            <text:p>1064.8090492879</text:p>
          </table:table-cell>
          <table:table-cell office:value-type="float" office:value="1030.45737892727" calcext:value-type="float">
            <text:p>1030.4573789273</text:p>
          </table:table-cell>
          <table:table-cell office:value-type="float" office:value="1042.44688424138" calcext:value-type="float">
            <text:p>1042.4468842414</text:p>
          </table:table-cell>
          <table:table-cell office:value-type="float" office:value="1057.35771004567" calcext:value-type="float">
            <text:p>1057.3577100457</text:p>
          </table:table-cell>
          <table:table-cell office:value-type="float" office:value="1045.45045496807" calcext:value-type="float">
            <text:p>1045.4504549681</text:p>
          </table:table-cell>
          <table:table-cell office:value-type="float" office:value="1000.39460469294" calcext:value-type="float">
            <text:p>1000.3946046929</text:p>
          </table:table-cell>
          <table:table-cell office:value-type="float" office:value="1048.00551186482" calcext:value-type="float">
            <text:p>1048.0055118648</text:p>
          </table:table-cell>
          <table:table-cell office:value-type="float" office:value="1019.76350568443" calcext:value-type="float">
            <text:p>1019.7635056844</text:p>
          </table:table-cell>
          <table:table-cell office:value-type="float" office:value="1056.17608003481" calcext:value-type="float">
            <text:p>1056.1760800348</text:p>
          </table:table-cell>
          <table:table-cell office:value-type="float" office:value="1073.82180161736" calcext:value-type="float">
            <text:p>1073.8218016174</text:p>
          </table:table-cell>
          <table:table-cell office:value-type="float" office:value="1046.5993487181" calcext:value-type="float">
            <text:p>1046.5993487181</text:p>
          </table:table-cell>
          <table:table-cell office:value-type="float" office:value="1066.22111350381" calcext:value-type="float">
            <text:p>1066.2211135038</text:p>
          </table:table-cell>
          <table:table-cell office:value-type="float" office:value="1055.31591166904" calcext:value-type="float">
            <text:p>1055.315911669</text:p>
          </table:table-cell>
          <table:table-cell office:value-type="float" office:value="1104.37785549969" calcext:value-type="float">
            <text:p>1104.3778554997</text:p>
          </table:table-cell>
          <table:table-cell office:value-type="float" office:value="1081.55715659372" calcext:value-type="float">
            <text:p>1081.5571565937</text:p>
          </table:table-cell>
          <table:table-cell office:value-type="float" office:value="1048.85913159657" calcext:value-type="float">
            <text:p>1048.8591315966</text:p>
          </table:table-cell>
          <table:table-cell office:value-type="float" office:value="1063.0395051725" calcext:value-type="float">
            <text:p>1063.0395051725</text:p>
          </table:table-cell>
          <table:table-cell office:value-type="float" office:value="1040.11052867546" calcext:value-type="float">
            <text:p>1040.1105286755</text:p>
          </table:table-cell>
          <table:table-cell office:value-type="float" office:value="1083.41056649778" calcext:value-type="float">
            <text:p>1083.4105664978</text:p>
          </table:table-cell>
          <table:table-cell office:value-type="float" office:value="1058.34184786805" calcext:value-type="float">
            <text:p>1058.3418478681</text:p>
          </table:table-cell>
          <table:table-cell office:value-type="float" office:value="1080.81646049247" calcext:value-type="float">
            <text:p>1080.8164604925</text:p>
          </table:table-cell>
          <table:table-cell office:value-type="float" office:value="1070.46452727556" calcext:value-type="float">
            <text:p>1070.4645272756</text:p>
          </table:table-cell>
          <table:table-cell office:value-type="float" office:value="1082.24844116254" calcext:value-type="float">
            <text:p>1082.2484411625</text:p>
          </table:table-cell>
          <table:table-cell office:value-type="float" office:value="1069.23285467109" calcext:value-type="float">
            <text:p>1069.2328546711</text:p>
          </table:table-cell>
          <table:table-cell office:value-type="float" office:value="1049.03584146927" calcext:value-type="float">
            <text:p>1049.0358414693</text:p>
          </table:table-cell>
          <table:table-cell office:value-type="float" office:value="1038.86767457491" calcext:value-type="float">
            <text:p>1038.8676745749</text:p>
          </table:table-cell>
          <table:table-cell office:value-type="float" office:value="1039.14046282982" calcext:value-type="float">
            <text:p>1039.1404628298</text:p>
          </table:table-cell>
          <table:table-cell office:value-type="float" office:value="1054.73682177333" calcext:value-type="float">
            <text:p>1054.7368217733</text:p>
          </table:table-cell>
          <table:table-cell office:value-type="float" office:value="1030.68818626316" calcext:value-type="float">
            <text:p>1030.6881862632</text:p>
          </table:table-cell>
          <table:table-cell office:value-type="float" office:value="1059.6969432507" calcext:value-type="float">
            <text:p>1059.6969432507</text:p>
          </table:table-cell>
        </table:table-row>
        <table:table-row table:style-name="ro1">
          <table:table-cell office:value-type="float" office:value="1031.82912773424" calcext:value-type="float">
            <text:p>1031.8291277342</text:p>
          </table:table-cell>
          <table:table-cell office:value-type="float" office:value="1036.8309503681" calcext:value-type="float">
            <text:p>1036.8309503681</text:p>
          </table:table-cell>
          <table:table-cell office:value-type="float" office:value="1062.99791388662" calcext:value-type="float">
            <text:p>1062.9979138866</text:p>
          </table:table-cell>
          <table:table-cell office:value-type="float" office:value="1052.94414670491" calcext:value-type="float">
            <text:p>1052.9441467049</text:p>
          </table:table-cell>
          <table:table-cell office:value-type="float" office:value="1034.94159592818" calcext:value-type="float">
            <text:p>1034.9415959282</text:p>
          </table:table-cell>
          <table:table-cell office:value-type="float" office:value="1096.86318016566" calcext:value-type="float">
            <text:p>1096.8631801657</text:p>
          </table:table-cell>
          <table:table-cell office:value-type="float" office:value="1033.0776572772" calcext:value-type="float">
            <text:p>1033.0776572772</text:p>
          </table:table-cell>
          <table:table-cell office:value-type="float" office:value="1069.95646828879" calcext:value-type="float">
            <text:p>1069.9564682888</text:p>
          </table:table-cell>
          <table:table-cell office:value-type="float" office:value="1004.75163782593" calcext:value-type="float">
            <text:p>1004.7516378259</text:p>
          </table:table-cell>
          <table:table-cell office:value-type="float" office:value="1041.22895966782" calcext:value-type="float">
            <text:p>1041.2289596678</text:p>
          </table:table-cell>
          <table:table-cell office:value-type="float" office:value="1036.13682377606" calcext:value-type="float">
            <text:p>1036.1368237761</text:p>
          </table:table-cell>
          <table:table-cell office:value-type="float" office:value="1050.16322803308" calcext:value-type="float">
            <text:p>1050.1632280331</text:p>
          </table:table-cell>
          <table:table-cell office:value-type="float" office:value="1057.08293478712" calcext:value-type="float">
            <text:p>1057.0829347871</text:p>
          </table:table-cell>
          <table:table-cell office:value-type="float" office:value="1030.02554616693" calcext:value-type="float">
            <text:p>1030.0255461669</text:p>
          </table:table-cell>
          <table:table-cell office:value-type="float" office:value="1041.73886695686" calcext:value-type="float">
            <text:p>1041.7388669569</text:p>
          </table:table-cell>
          <table:table-cell office:value-type="float" office:value="1042.45793984926" calcext:value-type="float">
            <text:p>1042.4579398493</text:p>
          </table:table-cell>
          <table:table-cell office:value-type="float" office:value="1063.49101850432" calcext:value-type="float">
            <text:p>1063.4910185043</text:p>
          </table:table-cell>
          <table:table-cell office:value-type="float" office:value="1031.08455354749" calcext:value-type="float">
            <text:p>1031.0845535475</text:p>
          </table:table-cell>
          <table:table-cell office:value-type="float" office:value="1083.89651938278" calcext:value-type="float">
            <text:p>1083.8965193828</text:p>
          </table:table-cell>
          <table:table-cell office:value-type="float" office:value="1039.22030727476" calcext:value-type="float">
            <text:p>1039.2203072748</text:p>
          </table:table-cell>
          <table:table-cell office:value-type="float" office:value="1040.38907754938" calcext:value-type="float">
            <text:p>1040.3890775494</text:p>
          </table:table-cell>
          <table:table-cell office:value-type="float" office:value="1036.54937349517" calcext:value-type="float">
            <text:p>1036.5493734952</text:p>
          </table:table-cell>
          <table:table-cell office:value-type="float" office:value="1047.25425060269" calcext:value-type="float">
            <text:p>1047.2542506027</text:p>
          </table:table-cell>
          <table:table-cell office:value-type="float" office:value="1043.24409841633" calcext:value-type="float">
            <text:p>1043.2440984163</text:p>
          </table:table-cell>
          <table:table-cell office:value-type="float" office:value="1063.19955480741" calcext:value-type="float">
            <text:p>1063.1995548074</text:p>
          </table:table-cell>
          <table:table-cell office:value-type="float" office:value="1052.17901437431" calcext:value-type="float">
            <text:p>1052.1790143743</text:p>
          </table:table-cell>
          <table:table-cell office:value-type="float" office:value="1036.10987636662" calcext:value-type="float">
            <text:p>1036.1098763666</text:p>
          </table:table-cell>
          <table:table-cell office:value-type="float" office:value="1006.4843011738" calcext:value-type="float">
            <text:p>1006.4843011738</text:p>
          </table:table-cell>
          <table:table-cell office:value-type="float" office:value="1033.34410995847" calcext:value-type="float">
            <text:p>1033.3441099585</text:p>
          </table:table-cell>
          <table:table-cell office:value-type="float" office:value="1054.62190105343" calcext:value-type="float">
            <text:p>1054.6219010534</text:p>
          </table:table-cell>
          <table:table-cell office:value-type="float" office:value="1044.99348549955" calcext:value-type="float">
            <text:p>1044.9934854996</text:p>
          </table:table-cell>
          <table:table-cell office:value-type="float" office:value="1066.54608885954" calcext:value-type="float">
            <text:p>1066.5460888595</text:p>
          </table:table-cell>
          <table:table-cell office:value-type="float" office:value="1025.09820909813" calcext:value-type="float">
            <text:p>1025.0982090981</text:p>
          </table:table-cell>
          <table:table-cell office:value-type="float" office:value="1031.43995453141" calcext:value-type="float">
            <text:p>1031.4399545314</text:p>
          </table:table-cell>
          <table:table-cell office:value-type="float" office:value="1072.48420827668" calcext:value-type="float">
            <text:p>1072.4842082767</text:p>
          </table:table-cell>
          <table:table-cell office:value-type="float" office:value="1016.9182476038" calcext:value-type="float">
            <text:p>1016.9182476038</text:p>
          </table:table-cell>
          <table:table-cell office:value-type="float" office:value="1028.00296162497" calcext:value-type="float">
            <text:p>1028.002961625</text:p>
          </table:table-cell>
          <table:table-cell office:value-type="float" office:value="1046.88947354465" calcext:value-type="float">
            <text:p>1046.8894735447</text:p>
          </table:table-cell>
          <table:table-cell office:value-type="float" office:value="1073.16589343896" calcext:value-type="float">
            <text:p>1073.165893439</text:p>
          </table:table-cell>
          <table:table-cell office:value-type="float" office:value="1055.38150903598" calcext:value-type="float">
            <text:p>1055.381509036</text:p>
          </table:table-cell>
          <table:table-cell office:value-type="float" office:value="1055.93359245138" calcext:value-type="float">
            <text:p>1055.9335924514</text:p>
          </table:table-cell>
          <table:table-cell office:value-type="float" office:value="1031.40488178647" calcext:value-type="float">
            <text:p>1031.4048817865</text:p>
          </table:table-cell>
          <table:table-cell office:value-type="float" office:value="1030.35629701608" calcext:value-type="float">
            <text:p>1030.3562970161</text:p>
          </table:table-cell>
          <table:table-cell office:value-type="float" office:value="1051.62493187901" calcext:value-type="float">
            <text:p>1051.624931879</text:p>
          </table:table-cell>
          <table:table-cell office:value-type="float" office:value="1041.63358597312" calcext:value-type="float">
            <text:p>1041.6335859731</text:p>
          </table:table-cell>
          <table:table-cell office:value-type="float" office:value="999.765491711113" calcext:value-type="float">
            <text:p>999.7654917111</text:p>
          </table:table-cell>
          <table:table-cell office:value-type="float" office:value="1046.86554038" calcext:value-type="float">
            <text:p>1046.86554038</text:p>
          </table:table-cell>
          <table:table-cell office:value-type="float" office:value="999.408336410126" calcext:value-type="float">
            <text:p>999.4083364101</text:p>
          </table:table-cell>
          <table:table-cell office:value-type="float" office:value="1051.14525908073" calcext:value-type="float">
            <text:p>1051.1452590807</text:p>
          </table:table-cell>
          <table:table-cell office:value-type="float" office:value="1067.07924931177" calcext:value-type="float">
            <text:p>1067.0792493118</text:p>
          </table:table-cell>
          <table:table-cell office:value-type="float" office:value="1048.05750454062" calcext:value-type="float">
            <text:p>1048.0575045406</text:p>
          </table:table-cell>
          <table:table-cell office:value-type="float" office:value="1066.22111350381" calcext:value-type="float">
            <text:p>1066.2211135038</text:p>
          </table:table-cell>
          <table:table-cell office:value-type="float" office:value="1053.38896596689" calcext:value-type="float">
            <text:p>1053.3889659669</text:p>
          </table:table-cell>
          <table:table-cell office:value-type="float" office:value="1090.90171151402" calcext:value-type="float">
            <text:p>1090.901711514</text:p>
          </table:table-cell>
          <table:table-cell office:value-type="float" office:value="1070.89258437849" calcext:value-type="float">
            <text:p>1070.8925843785</text:p>
          </table:table-cell>
          <table:table-cell office:value-type="float" office:value="1039.81308943019" calcext:value-type="float">
            <text:p>1039.8130894302</text:p>
          </table:table-cell>
          <table:table-cell office:value-type="float" office:value="1057.27873495891" calcext:value-type="float">
            <text:p>1057.2787349589</text:p>
          </table:table-cell>
          <table:table-cell office:value-type="float" office:value="1036.66526667715" calcext:value-type="float">
            <text:p>1036.6652666772</text:p>
          </table:table-cell>
          <table:table-cell office:value-type="float" office:value="1091.48321902851" calcext:value-type="float">
            <text:p>1091.4832190285</text:p>
          </table:table-cell>
          <table:table-cell office:value-type="float" office:value="1049.13644124091" calcext:value-type="float">
            <text:p>1049.1364412409</text:p>
          </table:table-cell>
          <table:table-cell office:value-type="float" office:value="1080.81646049247" calcext:value-type="float">
            <text:p>1080.8164604925</text:p>
          </table:table-cell>
          <table:table-cell office:value-type="float" office:value="1066.67140167705" calcext:value-type="float">
            <text:p>1066.6714016771</text:p>
          </table:table-cell>
          <table:table-cell office:value-type="float" office:value="1077.10910813131" calcext:value-type="float">
            <text:p>1077.1091081313</text:p>
          </table:table-cell>
          <table:table-cell office:value-type="float" office:value="1067.65953428255" calcext:value-type="float">
            <text:p>1067.6595342826</text:p>
          </table:table-cell>
          <table:table-cell office:value-type="float" office:value="1040.65330453739" calcext:value-type="float">
            <text:p>1040.6533045374</text:p>
          </table:table-cell>
          <table:table-cell office:value-type="float" office:value="1046.58007452257" calcext:value-type="float">
            <text:p>1046.5800745226</text:p>
          </table:table-cell>
          <table:table-cell office:value-type="float" office:value="1033.78653819308" calcext:value-type="float">
            <text:p>1033.7865381931</text:p>
          </table:table-cell>
          <table:table-cell office:value-type="float" office:value="1053.61700067594" calcext:value-type="float">
            <text:p>1053.6170006759</text:p>
          </table:table-cell>
          <table:table-cell office:value-type="float" office:value="1023.24186755529" calcext:value-type="float">
            <text:p>1023.2418675553</text:p>
          </table:table-cell>
          <table:table-cell office:value-type="float" office:value="1055.48455483795" calcext:value-type="float">
            <text:p>1055.484554838</text:p>
          </table:table-cell>
        </table:table-row>
        <table:table-row table:style-name="ro1">
          <table:table-cell office:value-type="float" office:value="1036.53175767356" calcext:value-type="float">
            <text:p>1036.5317576736</text:p>
          </table:table-cell>
          <table:table-cell office:value-type="float" office:value="1034.06425518037" calcext:value-type="float">
            <text:p>1034.0642551804</text:p>
          </table:table-cell>
          <table:table-cell office:value-type="float" office:value="1055.09598910932" calcext:value-type="float">
            <text:p>1055.0959891093</text:p>
          </table:table-cell>
          <table:table-cell office:value-type="float" office:value="1060.22228322267" calcext:value-type="float">
            <text:p>1060.2222832227</text:p>
          </table:table-cell>
          <table:table-cell office:value-type="float" office:value="1029.88332694516" calcext:value-type="float">
            <text:p>1029.8833269452</text:p>
          </table:table-cell>
          <table:table-cell office:value-type="float" office:value="1092.47398108687" calcext:value-type="float">
            <text:p>1092.4739810869</text:p>
          </table:table-cell>
          <table:table-cell office:value-type="float" office:value="1018.66503979083" calcext:value-type="float">
            <text:p>1018.6650397908</text:p>
          </table:table-cell>
          <table:table-cell office:value-type="float" office:value="1066.40303503642" calcext:value-type="float">
            <text:p>1066.4030350364</text:p>
          </table:table-cell>
          <table:table-cell office:value-type="float" office:value="1000.48059138975" calcext:value-type="float">
            <text:p>1000.4805913898</text:p>
          </table:table-cell>
          <table:table-cell office:value-type="float" office:value="1024.74097437418" calcext:value-type="float">
            <text:p>1024.7409743742</text:p>
          </table:table-cell>
          <table:table-cell office:value-type="float" office:value="1026.08229174937" calcext:value-type="float">
            <text:p>1026.0822917494</text:p>
          </table:table-cell>
          <table:table-cell office:value-type="float" office:value="1039.36867999414" calcext:value-type="float">
            <text:p>1039.3686799941</text:p>
          </table:table-cell>
          <table:table-cell office:value-type="float" office:value="1052.4405951926" calcext:value-type="float">
            <text:p>1052.4405951926</text:p>
          </table:table-cell>
          <table:table-cell office:value-type="float" office:value="1031.96820985236" calcext:value-type="float">
            <text:p>1031.9682098524</text:p>
          </table:table-cell>
          <table:table-cell office:value-type="float" office:value="1043.71487387108" calcext:value-type="float">
            <text:p>1043.7148738711</text:p>
          </table:table-cell>
          <table:table-cell office:value-type="float" office:value="1040.13015897299" calcext:value-type="float">
            <text:p>1040.130158973</text:p>
          </table:table-cell>
          <table:table-cell office:value-type="float" office:value="1057.55450868864" calcext:value-type="float">
            <text:p>1057.5545086886</text:p>
          </table:table-cell>
          <table:table-cell office:value-type="float" office:value="1016.69888143072" calcext:value-type="float">
            <text:p>1016.6988814307</text:p>
          </table:table-cell>
          <table:table-cell office:value-type="float" office:value="1067.79341414288" calcext:value-type="float">
            <text:p>1067.7934141429</text:p>
          </table:table-cell>
          <table:table-cell office:value-type="float" office:value="1039.46222030942" calcext:value-type="float">
            <text:p>1039.4622203094</text:p>
          </table:table-cell>
          <table:table-cell office:value-type="float" office:value="1038.23244949431" calcext:value-type="float">
            <text:p>1038.2324494943</text:p>
          </table:table-cell>
          <table:table-cell office:value-type="float" office:value="1034.31891926709" calcext:value-type="float">
            <text:p>1034.3189192671</text:p>
          </table:table-cell>
          <table:table-cell office:value-type="float" office:value="1047.569977927" calcext:value-type="float">
            <text:p>1047.569977927</text:p>
          </table:table-cell>
          <table:table-cell office:value-type="float" office:value="1035.86494430481" calcext:value-type="float">
            <text:p>1035.8649443048</text:p>
          </table:table-cell>
          <table:table-cell office:value-type="float" office:value="1061.08522123769" calcext:value-type="float">
            <text:p>1061.0852212377</text:p>
          </table:table-cell>
          <table:table-cell office:value-type="float" office:value="1020.64086165832" calcext:value-type="float">
            <text:p>1020.6408616583</text:p>
          </table:table-cell>
          <table:table-cell office:value-type="float" office:value="1034.62252654794" calcext:value-type="float">
            <text:p>1034.6225265479</text:p>
          </table:table-cell>
          <table:table-cell office:value-type="float" office:value="1003.52267615292" calcext:value-type="float">
            <text:p>1003.5226761529</text:p>
          </table:table-cell>
          <table:table-cell office:value-type="float" office:value="1037.39057957912" calcext:value-type="float">
            <text:p>1037.3905795791</text:p>
          </table:table-cell>
          <table:table-cell office:value-type="float" office:value="1054.75761761081" calcext:value-type="float">
            <text:p>1054.7576176108</text:p>
          </table:table-cell>
          <table:table-cell office:value-type="float" office:value="1039.49593580278" calcext:value-type="float">
            <text:p>1039.4959358028</text:p>
          </table:table-cell>
          <table:table-cell office:value-type="float" office:value="1065.11777389551" calcext:value-type="float">
            <text:p>1065.1177738955</text:p>
          </table:table-cell>
          <table:table-cell office:value-type="float" office:value="1023.99643988201" calcext:value-type="float">
            <text:p>1023.996439882</text:p>
          </table:table-cell>
          <table:table-cell office:value-type="float" office:value="1015.66330801567" calcext:value-type="float">
            <text:p>1015.6633080157</text:p>
          </table:table-cell>
          <table:table-cell office:value-type="float" office:value="1043.03007498127" calcext:value-type="float">
            <text:p>1043.0300749813</text:p>
          </table:table-cell>
          <table:table-cell office:value-type="float" office:value="1012.08890359508" calcext:value-type="float">
            <text:p>1012.0889035951</text:p>
          </table:table-cell>
          <table:table-cell office:value-type="float" office:value="1027.74980580484" calcext:value-type="float">
            <text:p>1027.7498058048</text:p>
          </table:table-cell>
          <table:table-cell office:value-type="float" office:value="1046.59379779202" calcext:value-type="float">
            <text:p>1046.593797792</text:p>
          </table:table-cell>
          <table:table-cell office:value-type="float" office:value="1048.5698543652" calcext:value-type="float">
            <text:p>1048.5698543652</text:p>
          </table:table-cell>
          <table:table-cell office:value-type="float" office:value="1056.65467244517" calcext:value-type="float">
            <text:p>1056.6546724452</text:p>
          </table:table-cell>
          <table:table-cell office:value-type="float" office:value="1045.73728762332" calcext:value-type="float">
            <text:p>1045.7372876233</text:p>
          </table:table-cell>
          <table:table-cell office:value-type="float" office:value="1019.06885660152" calcext:value-type="float">
            <text:p>1019.0688566015</text:p>
          </table:table-cell>
          <table:table-cell office:value-type="float" office:value="1014.73751305798" calcext:value-type="float">
            <text:p>1014.737513058</text:p>
          </table:table-cell>
          <table:table-cell office:value-type="float" office:value="1043.11332430364" calcext:value-type="float">
            <text:p>1043.1133243036</text:p>
          </table:table-cell>
          <table:table-cell office:value-type="float" office:value="1029.95557485386" calcext:value-type="float">
            <text:p>1029.9555748539</text:p>
          </table:table-cell>
          <table:table-cell office:value-type="float" office:value="987.236787269611" calcext:value-type="float">
            <text:p>987.2367872696</text:p>
          </table:table-cell>
          <table:table-cell office:value-type="float" office:value="1030.87858546205" calcext:value-type="float">
            <text:p>1030.8785854621</text:p>
          </table:table-cell>
          <table:table-cell office:value-type="float" office:value="995.494723426749" calcext:value-type="float">
            <text:p>995.4947234267</text:p>
          </table:table-cell>
          <table:table-cell office:value-type="float" office:value="1049.94012881294" calcext:value-type="float">
            <text:p>1049.9401288129</text:p>
          </table:table-cell>
          <table:table-cell office:value-type="float" office:value="1056.61946433342" calcext:value-type="float">
            <text:p>1056.6194643334</text:p>
          </table:table-cell>
          <table:table-cell office:value-type="float" office:value="1040.39085801475" calcext:value-type="float">
            <text:p>1040.3908580148</text:p>
          </table:table-cell>
          <table:table-cell office:value-type="float" office:value="1046.89136582319" calcext:value-type="float">
            <text:p>1046.8913658232</text:p>
          </table:table-cell>
          <table:table-cell office:value-type="float" office:value="1042.47423370153" calcext:value-type="float">
            <text:p>1042.4742337015</text:p>
          </table:table-cell>
          <table:table-cell office:value-type="float" office:value="1089.43787806361" calcext:value-type="float">
            <text:p>1089.4378780636</text:p>
          </table:table-cell>
          <table:table-cell office:value-type="float" office:value="1068.57900142479" calcext:value-type="float">
            <text:p>1068.5790014248</text:p>
          </table:table-cell>
          <table:table-cell office:value-type="float" office:value="1042.27891102351" calcext:value-type="float">
            <text:p>1042.2789110235</text:p>
          </table:table-cell>
          <table:table-cell office:value-type="float" office:value="1035.69350209278" calcext:value-type="float">
            <text:p>1035.6935020928</text:p>
          </table:table-cell>
          <table:table-cell office:value-type="float" office:value="1032.78663326123" calcext:value-type="float">
            <text:p>1032.7866332612</text:p>
          </table:table-cell>
          <table:table-cell office:value-type="float" office:value="1089.97581063295" calcext:value-type="float">
            <text:p>1089.975810633</text:p>
          </table:table-cell>
          <table:table-cell office:value-type="float" office:value="1043.56202906114" calcext:value-type="float">
            <text:p>1043.5620290611</text:p>
          </table:table-cell>
          <table:table-cell office:value-type="float" office:value="1083.24332757818" calcext:value-type="float">
            <text:p>1083.2433275782</text:p>
          </table:table-cell>
          <table:table-cell office:value-type="float" office:value="1061.2572412183" calcext:value-type="float">
            <text:p>1061.2572412183</text:p>
          </table:table-cell>
          <table:table-cell office:value-type="float" office:value="1068.44747299922" calcext:value-type="float">
            <text:p>1068.4474729992</text:p>
          </table:table-cell>
          <table:table-cell office:value-type="float" office:value="1062.85684575375" calcext:value-type="float">
            <text:p>1062.8568457538</text:p>
          </table:table-cell>
          <table:table-cell office:value-type="float" office:value="1028.2483763426" calcext:value-type="float">
            <text:p>1028.2483763426</text:p>
          </table:table-cell>
          <table:table-cell office:value-type="float" office:value="1042.90333904801" calcext:value-type="float">
            <text:p>1042.903339048</text:p>
          </table:table-cell>
          <table:table-cell office:value-type="float" office:value="1030.01639221986" calcext:value-type="float">
            <text:p>1030.0163922199</text:p>
          </table:table-cell>
          <table:table-cell office:value-type="float" office:value="1046.10819331115" calcext:value-type="float">
            <text:p>1046.1081933112</text:p>
          </table:table-cell>
          <table:table-cell office:value-type="float" office:value="1019.31325209167" calcext:value-type="float">
            <text:p>1019.3132520917</text:p>
          </table:table-cell>
          <table:table-cell office:value-type="float" office:value="1037.22856957966" calcext:value-type="float">
            <text:p>1037.2285695797</text:p>
          </table:table-cell>
        </table:table-row>
        <table:table-row table:style-name="ro1">
          <table:table-cell office:value-type="float" office:value="1027.10529481053" calcext:value-type="float">
            <text:p>1027.1052948105</text:p>
          </table:table-cell>
          <table:table-cell office:value-type="float" office:value="1030.92768710064" calcext:value-type="float">
            <text:p>1030.9276871006</text:p>
          </table:table-cell>
          <table:table-cell office:value-type="float" office:value="1019.51777627822" calcext:value-type="float">
            <text:p>1019.5177762782</text:p>
          </table:table-cell>
          <table:table-cell office:value-type="float" office:value="1058.48545424237" calcext:value-type="float">
            <text:p>1058.4854542424</text:p>
          </table:table-cell>
          <table:table-cell office:value-type="float" office:value="1019.34554367082" calcext:value-type="float">
            <text:p>1019.3455436708</text:p>
          </table:table-cell>
          <table:table-cell office:value-type="float" office:value="1091.23172226659" calcext:value-type="float">
            <text:p>1091.2317222666</text:p>
          </table:table-cell>
          <table:table-cell office:value-type="float" office:value="1016.84566027302" calcext:value-type="float">
            <text:p>1016.845660273</text:p>
          </table:table-cell>
          <table:table-cell office:value-type="float" office:value="1066.03574841527" calcext:value-type="float">
            <text:p>1066.0357484153</text:p>
          </table:table-cell>
          <table:table-cell office:value-type="float" office:value="981.192351812476" calcext:value-type="float">
            <text:p>981.1923518125</text:p>
          </table:table-cell>
          <table:table-cell office:value-type="float" office:value="993.836033759292" calcext:value-type="float">
            <text:p>993.8360337593</text:p>
          </table:table-cell>
          <table:table-cell office:value-type="float" office:value="1008.51218213883" calcext:value-type="float">
            <text:p>1008.5121821388</text:p>
          </table:table-cell>
          <table:table-cell office:value-type="float" office:value="1041.34277149441" calcext:value-type="float">
            <text:p>1041.3427714944</text:p>
          </table:table-cell>
          <table:table-cell office:value-type="float" office:value="1025.03262790526" calcext:value-type="float">
            <text:p>1025.0326279053</text:p>
          </table:table-cell>
          <table:table-cell office:value-type="float" office:value="1032.21770792274" calcext:value-type="float">
            <text:p>1032.2177079227</text:p>
          </table:table-cell>
          <table:table-cell office:value-type="float" office:value="1025.72476383173" calcext:value-type="float">
            <text:p>1025.7247638317</text:p>
          </table:table-cell>
          <table:table-cell office:value-type="float" office:value="1040.74207981131" calcext:value-type="float">
            <text:p>1040.7420798113</text:p>
          </table:table-cell>
          <table:table-cell office:value-type="float" office:value="1055.27965164401" calcext:value-type="float">
            <text:p>1055.279651644</text:p>
          </table:table-cell>
          <table:table-cell office:value-type="float" office:value="1011.40294622648" calcext:value-type="float">
            <text:p>1011.4029462265</text:p>
          </table:table-cell>
          <table:table-cell office:value-type="float" office:value="1056.78219418136" calcext:value-type="float">
            <text:p>1056.7821941814</text:p>
          </table:table-cell>
          <table:table-cell office:value-type="float" office:value="1025.32025802952" calcext:value-type="float">
            <text:p>1025.3202580295</text:p>
          </table:table-cell>
          <table:table-cell office:value-type="float" office:value="1023.26288753673" calcext:value-type="float">
            <text:p>1023.2628875367</text:p>
          </table:table-cell>
          <table:table-cell office:value-type="float" office:value="1033.92760148835" calcext:value-type="float">
            <text:p>1033.9276014884</text:p>
          </table:table-cell>
          <table:table-cell office:value-type="float" office:value="1043.05556527038" calcext:value-type="float">
            <text:p>1043.0555652704</text:p>
          </table:table-cell>
          <table:table-cell office:value-type="float" office:value="1021.15676608218" calcext:value-type="float">
            <text:p>1021.1567660822</text:p>
          </table:table-cell>
          <table:table-cell office:value-type="float" office:value="1063.05959002581" calcext:value-type="float">
            <text:p>1063.0595900258</text:p>
          </table:table-cell>
          <table:table-cell office:value-type="float" office:value="1019.28816774215" calcext:value-type="float">
            <text:p>1019.2881677422</text:p>
          </table:table-cell>
          <table:table-cell office:value-type="float" office:value="1034.1612192451" calcext:value-type="float">
            <text:p>1034.1612192451</text:p>
          </table:table-cell>
          <table:table-cell office:value-type="float" office:value="993.145823768291" calcext:value-type="float">
            <text:p>993.1458237683</text:p>
          </table:table-cell>
          <table:table-cell office:value-type="float" office:value="1040.28658593501" calcext:value-type="float">
            <text:p>1040.286585935</text:p>
          </table:table-cell>
          <table:table-cell office:value-type="float" office:value="1054.48943253405" calcext:value-type="float">
            <text:p>1054.4894325341</text:p>
          </table:table-cell>
          <table:table-cell office:value-type="float" office:value="1032.13036250914" calcext:value-type="float">
            <text:p>1032.1303625091</text:p>
          </table:table-cell>
          <table:table-cell office:value-type="float" office:value="1047.24581133457" calcext:value-type="float">
            <text:p>1047.2458113346</text:p>
          </table:table-cell>
          <table:table-cell office:value-type="float" office:value="1022.6482824048" calcext:value-type="float">
            <text:p>1022.6482824048</text:p>
          </table:table-cell>
          <table:table-cell office:value-type="float" office:value="1013.06719133579" calcext:value-type="float">
            <text:p>1013.0671913358</text:p>
          </table:table-cell>
          <table:table-cell office:value-type="float" office:value="1030.4502966124" calcext:value-type="float">
            <text:p>1030.4502966124</text:p>
          </table:table-cell>
          <table:table-cell office:value-type="float" office:value="999.781664392237" calcext:value-type="float">
            <text:p>999.7816643922</text:p>
          </table:table-cell>
          <table:table-cell office:value-type="float" office:value="1023.52211154376" calcext:value-type="float">
            <text:p>1023.5221115438</text:p>
          </table:table-cell>
          <table:table-cell office:value-type="float" office:value="1038.7551748282" calcext:value-type="float">
            <text:p>1038.7551748282</text:p>
          </table:table-cell>
          <table:table-cell office:value-type="float" office:value="1045.10815067411" calcext:value-type="float">
            <text:p>1045.1081506741</text:p>
          </table:table-cell>
          <table:table-cell office:value-type="float" office:value="1047.75551245523" calcext:value-type="float">
            <text:p>1047.7555124552</text:p>
          </table:table-cell>
          <table:table-cell office:value-type="float" office:value="1047.43673285794" calcext:value-type="float">
            <text:p>1047.4367328579</text:p>
          </table:table-cell>
          <table:table-cell office:value-type="float" office:value="1005.0302788197" calcext:value-type="float">
            <text:p>1005.0302788197</text:p>
          </table:table-cell>
          <table:table-cell office:value-type="float" office:value="1010.66818676338" calcext:value-type="float">
            <text:p>1010.6681867634</text:p>
          </table:table-cell>
          <table:table-cell office:value-type="float" office:value="1029.07665430435" calcext:value-type="float">
            <text:p>1029.0766543044</text:p>
          </table:table-cell>
          <table:table-cell office:value-type="float" office:value="1024.83593592565" calcext:value-type="float">
            <text:p>1024.8359359257</text:p>
          </table:table-cell>
          <table:table-cell office:value-type="float" office:value="983.93588754109" calcext:value-type="float">
            <text:p>983.9358875411</text:p>
          </table:table-cell>
          <table:table-cell office:value-type="float" office:value="1032.07858636161" calcext:value-type="float">
            <text:p>1032.0785863616</text:p>
          </table:table-cell>
          <table:table-cell office:value-type="float" office:value="993.892826996803" calcext:value-type="float">
            <text:p>993.8928269968</text:p>
          </table:table-cell>
          <table:table-cell office:value-type="float" office:value="1054.62655071665" calcext:value-type="float">
            <text:p>1054.6265507167</text:p>
          </table:table-cell>
          <table:table-cell office:value-type="float" office:value="1049.20295428493" calcext:value-type="float">
            <text:p>1049.2029542849</text:p>
          </table:table-cell>
          <table:table-cell office:value-type="float" office:value="1029.85915336194" calcext:value-type="float">
            <text:p>1029.8591533619</text:p>
          </table:table-cell>
          <table:table-cell office:value-type="float" office:value="1043.24546918669" calcext:value-type="float">
            <text:p>1043.2454691867</text:p>
          </table:table-cell>
          <table:table-cell office:value-type="float" office:value="1029.65373434462" calcext:value-type="float">
            <text:p>1029.6537343446</text:p>
          </table:table-cell>
          <table:table-cell office:value-type="float" office:value="1077.7321873111" calcext:value-type="float">
            <text:p>1077.7321873111</text:p>
          </table:table-cell>
          <table:table-cell office:value-type="float" office:value="1064.50200952017" calcext:value-type="float">
            <text:p>1064.5020095202</text:p>
          </table:table-cell>
          <table:table-cell office:value-type="float" office:value="1039.29224046484" calcext:value-type="float">
            <text:p>1039.2922404648</text:p>
          </table:table-cell>
          <table:table-cell office:value-type="float" office:value="1017.57612271097" calcext:value-type="float">
            <text:p>1017.576122711</text:p>
          </table:table-cell>
          <table:table-cell office:value-type="float" office:value="1025.39246515284" calcext:value-type="float">
            <text:p>1025.3924651528</text:p>
          </table:table-cell>
          <table:table-cell office:value-type="float" office:value="1082.44021751532" calcext:value-type="float">
            <text:p>1082.4402175153</text:p>
          </table:table-cell>
          <table:table-cell office:value-type="float" office:value="1043.56202906114" calcext:value-type="float">
            <text:p>1043.5620290611</text:p>
          </table:table-cell>
          <table:table-cell office:value-type="float" office:value="1083.24332757818" calcext:value-type="float">
            <text:p>1083.2433275782</text:p>
          </table:table-cell>
          <table:table-cell office:value-type="float" office:value="1051.72039192745" calcext:value-type="float">
            <text:p>1051.7203919275</text:p>
          </table:table-cell>
          <table:table-cell office:value-type="float" office:value="1069.18042027132" calcext:value-type="float">
            <text:p>1069.1804202713</text:p>
          </table:table-cell>
          <table:table-cell office:value-type="float" office:value="1060.49285810384" calcext:value-type="float">
            <text:p>1060.4928581038</text:p>
          </table:table-cell>
          <table:table-cell office:value-type="float" office:value="1028.2483763426" calcext:value-type="float">
            <text:p>1028.2483763426</text:p>
          </table:table-cell>
          <table:table-cell office:value-type="float" office:value="1031.39491218613" calcext:value-type="float">
            <text:p>1031.3949121861</text:p>
          </table:table-cell>
          <table:table-cell office:value-type="float" office:value="1021.56261281348" calcext:value-type="float">
            <text:p>1021.5626128135</text:p>
          </table:table-cell>
          <table:table-cell office:value-type="float" office:value="1044.5703178419" calcext:value-type="float">
            <text:p>1044.5703178419</text:p>
          </table:table-cell>
          <table:table-cell office:value-type="float" office:value="1012.93408330404" calcext:value-type="float">
            <text:p>1012.934083304</text:p>
          </table:table-cell>
          <table:table-cell office:value-type="float" office:value="1037.36213099999" calcext:value-type="float">
            <text:p>1037.362131</text:p>
          </table:table-cell>
        </table:table-row>
        <table:table-row table:style-name="ro1">
          <table:table-cell office:value-type="float" office:value="1016.52113872686" calcext:value-type="float">
            <text:p>1016.5211387269</text:p>
          </table:table-cell>
          <table:table-cell office:value-type="float" office:value="1026.81739147974" calcext:value-type="float">
            <text:p>1026.8173914797</text:p>
          </table:table-cell>
          <table:table-cell office:value-type="float" office:value="1017.38517318778" calcext:value-type="float">
            <text:p>1017.3851731878</text:p>
          </table:table-cell>
          <table:table-cell office:value-type="float" office:value="1055.38723295594" calcext:value-type="float">
            <text:p>1055.3872329559</text:p>
          </table:table-cell>
          <table:table-cell office:value-type="float" office:value="1014.49425779547" calcext:value-type="float">
            <text:p>1014.4942577955</text:p>
          </table:table-cell>
          <table:table-cell office:value-type="float" office:value="1092.57954496982" calcext:value-type="float">
            <text:p>1092.5795449698</text:p>
          </table:table-cell>
          <table:table-cell office:value-type="float" office:value="1013.06600254905" calcext:value-type="float">
            <text:p>1013.0660025491</text:p>
          </table:table-cell>
          <table:table-cell office:value-type="float" office:value="1062.19200339139" calcext:value-type="float">
            <text:p>1062.1920033914</text:p>
          </table:table-cell>
          <table:table-cell office:value-type="float" office:value="984.544005061615" calcext:value-type="float">
            <text:p>984.5440050616</text:p>
          </table:table-cell>
          <table:table-cell office:value-type="float" office:value="981.132077377742" calcext:value-type="float">
            <text:p>981.1320773777</text:p>
          </table:table-cell>
          <table:table-cell office:value-type="float" office:value="999.115747351004" calcext:value-type="float">
            <text:p>999.115747351</text:p>
          </table:table-cell>
          <table:table-cell office:value-type="float" office:value="1036.90733674629" calcext:value-type="float">
            <text:p>1036.9073367463</text:p>
          </table:table-cell>
          <table:table-cell office:value-type="float" office:value="1019.07311258898" calcext:value-type="float">
            <text:p>1019.073112589</text:p>
          </table:table-cell>
          <table:table-cell office:value-type="float" office:value="1007.65539720059" calcext:value-type="float">
            <text:p>1007.6553972006</text:p>
          </table:table-cell>
          <table:table-cell office:value-type="float" office:value="1025.72476383173" calcext:value-type="float">
            <text:p>1025.7247638317</text:p>
          </table:table-cell>
          <table:table-cell office:value-type="float" office:value="1040.95770074694" calcext:value-type="float">
            <text:p>1040.9577007469</text:p>
          </table:table-cell>
          <table:table-cell office:value-type="float" office:value="1049.1426705" calcext:value-type="float">
            <text:p>1049.1426705</text:p>
          </table:table-cell>
          <table:table-cell office:value-type="float" office:value="1006.12279603399" calcext:value-type="float">
            <text:p>1006.122796034</text:p>
          </table:table-cell>
          <table:table-cell office:value-type="float" office:value="1053.79996827718" calcext:value-type="float">
            <text:p>1053.7999682772</text:p>
          </table:table-cell>
          <table:table-cell office:value-type="float" office:value="1018.37003036238" calcext:value-type="float">
            <text:p>1018.3700303624</text:p>
          </table:table-cell>
          <table:table-cell office:value-type="float" office:value="1009.74108244766" calcext:value-type="float">
            <text:p>1009.7410824477</text:p>
          </table:table-cell>
          <table:table-cell office:value-type="float" office:value="1033.92862869447" calcext:value-type="float">
            <text:p>1033.9286286945</text:p>
          </table:table-cell>
          <table:table-cell office:value-type="float" office:value="1038.84867938562" calcext:value-type="float">
            <text:p>1038.8486793856</text:p>
          </table:table-cell>
          <table:table-cell office:value-type="float" office:value="996.802787707589" calcext:value-type="float">
            <text:p>996.8027877076</text:p>
          </table:table-cell>
          <table:table-cell office:value-type="float" office:value="1060.98690429307" calcext:value-type="float">
            <text:p>1060.9869042931</text:p>
          </table:table-cell>
          <table:table-cell office:value-type="float" office:value="1015.89189385762" calcext:value-type="float">
            <text:p>1015.8918938576</text:p>
          </table:table-cell>
          <table:table-cell office:value-type="float" office:value="1033.59532436345" calcext:value-type="float">
            <text:p>1033.5953243635</text:p>
          </table:table-cell>
          <table:table-cell office:value-type="float" office:value="987.31104106287" calcext:value-type="float">
            <text:p>987.3110410629</text:p>
          </table:table-cell>
          <table:table-cell office:value-type="float" office:value="1033.78660761545" calcext:value-type="float">
            <text:p>1033.7866076155</text:p>
          </table:table-cell>
          <table:table-cell office:value-type="float" office:value="1051.87450714073" calcext:value-type="float">
            <text:p>1051.8745071407</text:p>
          </table:table-cell>
          <table:table-cell office:value-type="float" office:value="1021.9794289334" calcext:value-type="float">
            <text:p>1021.9794289334</text:p>
          </table:table-cell>
          <table:table-cell office:value-type="float" office:value="1041.5926600117" calcext:value-type="float">
            <text:p>1041.5926600117</text:p>
          </table:table-cell>
          <table:table-cell office:value-type="float" office:value="1022.6482824048" calcext:value-type="float">
            <text:p>1022.6482824048</text:p>
          </table:table-cell>
          <table:table-cell office:value-type="float" office:value="1003.840117076" calcext:value-type="float">
            <text:p>1003.840117076</text:p>
          </table:table-cell>
          <table:table-cell office:value-type="float" office:value="1019.50510675727" calcext:value-type="float">
            <text:p>1019.5051067573</text:p>
          </table:table-cell>
          <table:table-cell office:value-type="float" office:value="999.028230226959" calcext:value-type="float">
            <text:p>999.028230227</text:p>
          </table:table-cell>
          <table:table-cell office:value-type="float" office:value="1022.65996808239" calcext:value-type="float">
            <text:p>1022.6599680824</text:p>
          </table:table-cell>
          <table:table-cell office:value-type="float" office:value="1026.32464373617" calcext:value-type="float">
            <text:p>1026.3246437362</text:p>
          </table:table-cell>
          <table:table-cell office:value-type="float" office:value="1049.22344312659" calcext:value-type="float">
            <text:p>1049.2234431266</text:p>
          </table:table-cell>
          <table:table-cell office:value-type="float" office:value="1044.01266966763" calcext:value-type="float">
            <text:p>1044.0126696676</text:p>
          </table:table-cell>
          <table:table-cell office:value-type="float" office:value="1041.18180977003" calcext:value-type="float">
            <text:p>1041.18180977</text:p>
          </table:table-cell>
          <table:table-cell office:value-type="float" office:value="994.892003821187" calcext:value-type="float">
            <text:p>994.8920038212</text:p>
          </table:table-cell>
          <table:table-cell office:value-type="float" office:value="1011.82311828827" calcext:value-type="float">
            <text:p>1011.8231182883</text:p>
          </table:table-cell>
          <table:table-cell office:value-type="float" office:value="1014.36234030072" calcext:value-type="float">
            <text:p>1014.3623403007</text:p>
          </table:table-cell>
          <table:table-cell office:value-type="float" office:value="1022.36144385502" calcext:value-type="float">
            <text:p>1022.361443855</text:p>
          </table:table-cell>
          <table:table-cell office:value-type="float" office:value="978.11321927" calcext:value-type="float">
            <text:p>978.11321927</text:p>
          </table:table-cell>
          <table:table-cell office:value-type="float" office:value="1026.65434837722" calcext:value-type="float">
            <text:p>1026.6543483772</text:p>
          </table:table-cell>
          <table:table-cell office:value-type="float" office:value="991.606605530262" calcext:value-type="float">
            <text:p>991.6066055303</text:p>
          </table:table-cell>
          <table:table-cell office:value-type="float" office:value="1037.99568930042" calcext:value-type="float">
            <text:p>1037.9956893004</text:p>
          </table:table-cell>
          <table:table-cell office:value-type="float" office:value="1049.87212984695" calcext:value-type="float">
            <text:p>1049.872129847</text:p>
          </table:table-cell>
          <table:table-cell office:value-type="float" office:value="1015.78694377817" calcext:value-type="float">
            <text:p>1015.7869437782</text:p>
          </table:table-cell>
          <table:table-cell office:value-type="float" office:value="1036.60051102802" calcext:value-type="float">
            <text:p>1036.600511028</text:p>
          </table:table-cell>
          <table:table-cell office:value-type="float" office:value="1030.17842125831" calcext:value-type="float">
            <text:p>1030.1784212583</text:p>
          </table:table-cell>
          <table:table-cell office:value-type="float" office:value="1079.41567444274" calcext:value-type="float">
            <text:p>1079.4156744427</text:p>
          </table:table-cell>
          <table:table-cell office:value-type="float" office:value="1057.72151622756" calcext:value-type="float">
            <text:p>1057.7215162276</text:p>
          </table:table-cell>
          <table:table-cell office:value-type="float" office:value="1039.29224046484" calcext:value-type="float">
            <text:p>1039.2922404648</text:p>
          </table:table-cell>
          <table:table-cell office:value-type="float" office:value="1018.47161208525" calcext:value-type="float">
            <text:p>1018.4716120853</text:p>
          </table:table-cell>
          <table:table-cell office:value-type="float" office:value="1017.78548723136" calcext:value-type="float">
            <text:p>1017.7854872314</text:p>
          </table:table-cell>
          <table:table-cell office:value-type="float" office:value="1076.6352811104" calcext:value-type="float">
            <text:p>1076.6352811104</text:p>
          </table:table-cell>
          <table:table-cell office:value-type="float" office:value="1037.53978831207" calcext:value-type="float">
            <text:p>1037.5397883121</text:p>
          </table:table-cell>
          <table:table-cell office:value-type="float" office:value="1081.87080347598" calcext:value-type="float">
            <text:p>1081.870803476</text:p>
          </table:table-cell>
          <table:table-cell office:value-type="float" office:value="1038.03870303242" calcext:value-type="float">
            <text:p>1038.0387030324</text:p>
          </table:table-cell>
          <table:table-cell office:value-type="float" office:value="1067.97440260719" calcext:value-type="float">
            <text:p>1067.9744026072</text:p>
          </table:table-cell>
          <table:table-cell office:value-type="float" office:value="1060.95998131733" calcext:value-type="float">
            <text:p>1060.9599813173</text:p>
          </table:table-cell>
          <table:table-cell office:value-type="float" office:value="1026.52341386042" calcext:value-type="float">
            <text:p>1026.5234138604</text:p>
          </table:table-cell>
          <table:table-cell office:value-type="float" office:value="1027.35954831039" calcext:value-type="float">
            <text:p>1027.3595483104</text:p>
          </table:table-cell>
          <table:table-cell office:value-type="float" office:value="1009.78147819575" calcext:value-type="float">
            <text:p>1009.7814781958</text:p>
          </table:table-cell>
          <table:table-cell office:value-type="float" office:value="1035.24277167545" calcext:value-type="float">
            <text:p>1035.2427716755</text:p>
          </table:table-cell>
          <table:table-cell office:value-type="float" office:value="1000.13932935997" calcext:value-type="float">
            <text:p>1000.13932936</text:p>
          </table:table-cell>
          <table:table-cell office:value-type="float" office:value="1035.74367278516" calcext:value-type="float">
            <text:p>1035.7436727852</text:p>
          </table:table-cell>
        </table:table-row>
        <table:table-row table:style-name="ro1">
          <table:table-cell office:value-type="float" office:value="1013.00958688204" calcext:value-type="float">
            <text:p>1013.009586882</text:p>
          </table:table-cell>
          <table:table-cell office:value-type="float" office:value="1006.24924833903" calcext:value-type="float">
            <text:p>1006.249248339</text:p>
          </table:table-cell>
          <table:table-cell office:value-type="float" office:value="1010.73454644717" calcext:value-type="float">
            <text:p>1010.7345464472</text:p>
          </table:table-cell>
          <table:table-cell office:value-type="float" office:value="1056.75816986678" calcext:value-type="float">
            <text:p>1056.7581698668</text:p>
          </table:table-cell>
          <table:table-cell office:value-type="float" office:value="1012.82094544876" calcext:value-type="float">
            <text:p>1012.8209454488</text:p>
          </table:table-cell>
          <table:table-cell office:value-type="float" office:value="1087.69750564399" calcext:value-type="float">
            <text:p>1087.697505644</text:p>
          </table:table-cell>
          <table:table-cell office:value-type="float" office:value="1007.82581837002" calcext:value-type="float">
            <text:p>1007.82581837</text:p>
          </table:table-cell>
          <table:table-cell office:value-type="float" office:value="1061.20981529135" calcext:value-type="float">
            <text:p>1061.2098152914</text:p>
          </table:table-cell>
          <table:table-cell office:value-type="float" office:value="986.657233066258" calcext:value-type="float">
            <text:p>986.6572330663</text:p>
          </table:table-cell>
          <table:table-cell office:value-type="float" office:value="971.566740130398" calcext:value-type="float">
            <text:p>971.5667401304</text:p>
          </table:table-cell>
          <table:table-cell office:value-type="float" office:value="1006.78949340643" calcext:value-type="float">
            <text:p>1006.7894934064</text:p>
          </table:table-cell>
          <table:table-cell office:value-type="float" office:value="1033.37005869713" calcext:value-type="float">
            <text:p>1033.3700586971</text:p>
          </table:table-cell>
          <table:table-cell office:value-type="float" office:value="1025.72758580282" calcext:value-type="float">
            <text:p>1025.7275858028</text:p>
          </table:table-cell>
          <table:table-cell office:value-type="float" office:value="1005.11299563038" calcext:value-type="float">
            <text:p>1005.1129956304</text:p>
          </table:table-cell>
          <table:table-cell office:value-type="float" office:value="1019.24300172488" calcext:value-type="float">
            <text:p>1019.2430017249</text:p>
          </table:table-cell>
          <table:table-cell office:value-type="float" office:value="1033.40816047374" calcext:value-type="float">
            <text:p>1033.4081604737</text:p>
          </table:table-cell>
          <table:table-cell office:value-type="float" office:value="1057.67525599869" calcext:value-type="float">
            <text:p>1057.6752559987</text:p>
          </table:table-cell>
          <table:table-cell office:value-type="float" office:value="994.993227398542" calcext:value-type="float">
            <text:p>994.9932273985</text:p>
          </table:table-cell>
          <table:table-cell office:value-type="float" office:value="1040.63740891426" calcext:value-type="float">
            <text:p>1040.6374089143</text:p>
          </table:table-cell>
          <table:table-cell office:value-type="float" office:value="1009.39032405258" calcext:value-type="float">
            <text:p>1009.3903240526</text:p>
          </table:table-cell>
          <table:table-cell office:value-type="float" office:value="1011.97231334193" calcext:value-type="float">
            <text:p>1011.9723133419</text:p>
          </table:table-cell>
          <table:table-cell office:value-type="float" office:value="1033.92862869447" calcext:value-type="float">
            <text:p>1033.9286286945</text:p>
          </table:table-cell>
          <table:table-cell office:value-type="float" office:value="1039.83628900444" calcext:value-type="float">
            <text:p>1039.8362890044</text:p>
          </table:table-cell>
          <table:table-cell office:value-type="float" office:value="989.714632340415" calcext:value-type="float">
            <text:p>989.7146323404</text:p>
          </table:table-cell>
          <table:table-cell office:value-type="float" office:value="1055.76908097739" calcext:value-type="float">
            <text:p>1055.7690809774</text:p>
          </table:table-cell>
          <table:table-cell office:value-type="float" office:value="1013.01396484966" calcext:value-type="float">
            <text:p>1013.0139648497</text:p>
          </table:table-cell>
          <table:table-cell office:value-type="float" office:value="1023.57856520962" calcext:value-type="float">
            <text:p>1023.5785652096</text:p>
          </table:table-cell>
          <table:table-cell office:value-type="float" office:value="980.074762547442" calcext:value-type="float">
            <text:p>980.0747625474</text:p>
          </table:table-cell>
          <table:table-cell office:value-type="float" office:value="1021.12773407902" calcext:value-type="float">
            <text:p>1021.127734079</text:p>
          </table:table-cell>
          <table:table-cell office:value-type="float" office:value="1045.00055715172" calcext:value-type="float">
            <text:p>1045.0005571517</text:p>
          </table:table-cell>
          <table:table-cell office:value-type="float" office:value="1020.98384858811" calcext:value-type="float">
            <text:p>1020.9838485881</text:p>
          </table:table-cell>
          <table:table-cell office:value-type="float" office:value="1032.84319755713" calcext:value-type="float">
            <text:p>1032.8431975571</text:p>
          </table:table-cell>
          <table:table-cell office:value-type="float" office:value="1019.08227138727" calcext:value-type="float">
            <text:p>1019.0822713873</text:p>
          </table:table-cell>
          <table:table-cell office:value-type="float" office:value="989.029923164107" calcext:value-type="float">
            <text:p>989.0299231641</text:p>
          </table:table-cell>
          <table:table-cell office:value-type="float" office:value="1019.46679804938" calcext:value-type="float">
            <text:p>1019.4667980494</text:p>
          </table:table-cell>
          <table:table-cell office:value-type="float" office:value="996.475785317414" calcext:value-type="float">
            <text:p>996.4757853174</text:p>
          </table:table-cell>
          <table:table-cell office:value-type="float" office:value="1021.28398303661" calcext:value-type="float">
            <text:p>1021.2839830366</text:p>
          </table:table-cell>
          <table:table-cell office:value-type="float" office:value="1027.94566456131" calcext:value-type="float">
            <text:p>1027.9456645613</text:p>
          </table:table-cell>
          <table:table-cell office:value-type="float" office:value="1032.45400588479" calcext:value-type="float">
            <text:p>1032.4540058848</text:p>
          </table:table-cell>
          <table:table-cell office:value-type="float" office:value="1048.39315471635" calcext:value-type="float">
            <text:p>1048.3931547164</text:p>
          </table:table-cell>
          <table:table-cell office:value-type="float" office:value="1033.28300025731" calcext:value-type="float">
            <text:p>1033.2830002573</text:p>
          </table:table-cell>
          <table:table-cell office:value-type="float" office:value="992.33110096584" calcext:value-type="float">
            <text:p>992.3311009658</text:p>
          </table:table-cell>
          <table:table-cell office:value-type="float" office:value="999.604575982034" calcext:value-type="float">
            <text:p>999.604575982</text:p>
          </table:table-cell>
          <table:table-cell office:value-type="float" office:value="1008.49986151468" calcext:value-type="float">
            <text:p>1008.4998615147</text:p>
          </table:table-cell>
          <table:table-cell office:value-type="float" office:value="1011.02144222704" calcext:value-type="float">
            <text:p>1011.021442227</text:p>
          </table:table-cell>
          <table:table-cell office:value-type="float" office:value="973.583720182183" calcext:value-type="float">
            <text:p>973.5837201822</text:p>
          </table:table-cell>
          <table:table-cell office:value-type="float" office:value="1028.80160580559" calcext:value-type="float">
            <text:p>1028.8016058056</text:p>
          </table:table-cell>
          <table:table-cell office:value-type="float" office:value="988.544372848482" calcext:value-type="float">
            <text:p>988.5443728485</text:p>
          </table:table-cell>
          <table:table-cell office:value-type="float" office:value="1044.86934196568" calcext:value-type="float">
            <text:p>1044.8693419657</text:p>
          </table:table-cell>
          <table:table-cell office:value-type="float" office:value="1049.17054446342" calcext:value-type="float">
            <text:p>1049.1705444634</text:p>
          </table:table-cell>
          <table:table-cell office:value-type="float" office:value="1007.00977248058" calcext:value-type="float">
            <text:p>1007.0097724806</text:p>
          </table:table-cell>
          <table:table-cell office:value-type="float" office:value="1036.19096304107" calcext:value-type="float">
            <text:p>1036.1909630411</text:p>
          </table:table-cell>
          <table:table-cell office:value-type="float" office:value="1031.7675157573" calcext:value-type="float">
            <text:p>1031.7675157573</text:p>
          </table:table-cell>
          <table:table-cell office:value-type="float" office:value="1074.89557467769" calcext:value-type="float">
            <text:p>1074.8955746777</text:p>
          </table:table-cell>
          <table:table-cell office:value-type="float" office:value="1057.72151622756" calcext:value-type="float">
            <text:p>1057.7215162276</text:p>
          </table:table-cell>
          <table:table-cell office:value-type="float" office:value="1028.07820317094" calcext:value-type="float">
            <text:p>1028.0782031709</text:p>
          </table:table-cell>
          <table:table-cell office:value-type="float" office:value="1019.64060696845" calcext:value-type="float">
            <text:p>1019.6406069685</text:p>
          </table:table-cell>
          <table:table-cell office:value-type="float" office:value="1018.59595136821" calcext:value-type="float">
            <text:p>1018.5959513682</text:p>
          </table:table-cell>
          <table:table-cell office:value-type="float" office:value="1066.49688249841" calcext:value-type="float">
            <text:p>1066.4968824984</text:p>
          </table:table-cell>
          <table:table-cell office:value-type="float" office:value="1035.34669891725" calcext:value-type="float">
            <text:p>1035.3466989173</text:p>
          </table:table-cell>
          <table:table-cell office:value-type="float" office:value="1069.14129091881" calcext:value-type="float">
            <text:p>1069.1412909188</text:p>
          </table:table-cell>
          <table:table-cell office:value-type="float" office:value="1030.6873440266" calcext:value-type="float">
            <text:p>1030.6873440266</text:p>
          </table:table-cell>
          <table:table-cell office:value-type="float" office:value="1070.66905958807" calcext:value-type="float">
            <text:p>1070.6690595881</text:p>
          </table:table-cell>
          <table:table-cell office:value-type="float" office:value="1050.86676138357" calcext:value-type="float">
            <text:p>1050.8667613836</text:p>
          </table:table-cell>
          <table:table-cell office:value-type="float" office:value="1023.22536094297" calcext:value-type="float">
            <text:p>1023.225360943</text:p>
          </table:table-cell>
          <table:table-cell office:value-type="float" office:value="1022.53118559289" calcext:value-type="float">
            <text:p>1022.5311855929</text:p>
          </table:table-cell>
          <table:table-cell office:value-type="float" office:value="1004.69557355887" calcext:value-type="float">
            <text:p>1004.6955735589</text:p>
          </table:table-cell>
          <table:table-cell office:value-type="float" office:value="1035.24277167545" calcext:value-type="float">
            <text:p>1035.2427716755</text:p>
          </table:table-cell>
          <table:table-cell office:value-type="float" office:value="998.193278031567" calcext:value-type="float">
            <text:p>998.1932780316</text:p>
          </table:table-cell>
          <table:table-cell office:value-type="float" office:value="1018.53233342877" calcext:value-type="float">
            <text:p>1018.5323334288</text:p>
          </table:table-cell>
        </table:table-row>
        <table:table-row table:style-name="ro1">
          <table:table-cell office:value-type="float" office:value="1012.68524325287" calcext:value-type="float">
            <text:p>1012.6852432529</text:p>
          </table:table-cell>
          <table:table-cell office:value-type="float" office:value="1004.97628328409" calcext:value-type="float">
            <text:p>1004.9762832841</text:p>
          </table:table-cell>
          <table:table-cell office:value-type="float" office:value="1000.61245380816" calcext:value-type="float">
            <text:p>1000.6124538082</text:p>
          </table:table-cell>
          <table:table-cell office:value-type="float" office:value="1047.87357106611" calcext:value-type="float">
            <text:p>1047.8735710661</text:p>
          </table:table-cell>
          <table:table-cell office:value-type="float" office:value="1005.16734037335" calcext:value-type="float">
            <text:p>1005.1673403734</text:p>
          </table:table-cell>
          <table:table-cell office:value-type="float" office:value="1080.06699982165" calcext:value-type="float">
            <text:p>1080.0669998217</text:p>
          </table:table-cell>
          <table:table-cell office:value-type="float" office:value="999.720622707882" calcext:value-type="float">
            <text:p>999.7206227079</text:p>
          </table:table-cell>
          <table:table-cell office:value-type="float" office:value="1061.20981529135" calcext:value-type="float">
            <text:p>1061.2098152914</text:p>
          </table:table-cell>
          <table:table-cell office:value-type="float" office:value="982.119794290964" calcext:value-type="float">
            <text:p>982.119794291</text:p>
          </table:table-cell>
          <table:table-cell office:value-type="float" office:value="971.581728948109" calcext:value-type="float">
            <text:p>971.5817289481</text:p>
          </table:table-cell>
          <table:table-cell office:value-type="float" office:value="1003.5185583215" calcext:value-type="float">
            <text:p>1003.5185583215</text:p>
          </table:table-cell>
          <table:table-cell office:value-type="float" office:value="1033.37005869713" calcext:value-type="float">
            <text:p>1033.3700586971</text:p>
          </table:table-cell>
          <table:table-cell office:value-type="float" office:value="1007.94842518252" calcext:value-type="float">
            <text:p>1007.9484251825</text:p>
          </table:table-cell>
          <table:table-cell office:value-type="float" office:value="1001.57358390131" calcext:value-type="float">
            <text:p>1001.5735839013</text:p>
          </table:table-cell>
          <table:table-cell office:value-type="float" office:value="1005.03264677723" calcext:value-type="float">
            <text:p>1005.0326467772</text:p>
          </table:table-cell>
          <table:table-cell office:value-type="float" office:value="1023.09172126167" calcext:value-type="float">
            <text:p>1023.0917212617</text:p>
          </table:table-cell>
          <table:table-cell office:value-type="float" office:value="1056.08345007262" calcext:value-type="float">
            <text:p>1056.0834500726</text:p>
          </table:table-cell>
          <table:table-cell office:value-type="float" office:value="992.721711710028" calcext:value-type="float">
            <text:p>992.72171171</text:p>
          </table:table-cell>
          <table:table-cell office:value-type="float" office:value="1041.05129445442" calcext:value-type="float">
            <text:p>1041.0512944544</text:p>
          </table:table-cell>
          <table:table-cell office:value-type="float" office:value="999.554305672671" calcext:value-type="float">
            <text:p>999.5543056727</text:p>
          </table:table-cell>
          <table:table-cell office:value-type="float" office:value="1010.63861207439" calcext:value-type="float">
            <text:p>1010.6386120744</text:p>
          </table:table-cell>
          <table:table-cell office:value-type="float" office:value="1031.94050661616" calcext:value-type="float">
            <text:p>1031.9405066162</text:p>
          </table:table-cell>
          <table:table-cell office:value-type="float" office:value="1043.86991511533" calcext:value-type="float">
            <text:p>1043.8699151153</text:p>
          </table:table-cell>
          <table:table-cell office:value-type="float" office:value="991.962781822356" calcext:value-type="float">
            <text:p>991.9627818224</text:p>
          </table:table-cell>
          <table:table-cell office:value-type="float" office:value="1055.39321756546" calcext:value-type="float">
            <text:p>1055.3932175655</text:p>
          </table:table-cell>
          <table:table-cell office:value-type="float" office:value="1012.10760289259" calcext:value-type="float">
            <text:p>1012.1076028926</text:p>
          </table:table-cell>
          <table:table-cell office:value-type="float" office:value="1017.59225615447" calcext:value-type="float">
            <text:p>1017.5922561545</text:p>
          </table:table-cell>
          <table:table-cell office:value-type="float" office:value="973.539401429768" calcext:value-type="float">
            <text:p>973.5394014298</text:p>
          </table:table-cell>
          <table:table-cell office:value-type="float" office:value="1026.38602281984" calcext:value-type="float">
            <text:p>1026.3860228198</text:p>
          </table:table-cell>
          <table:table-cell office:value-type="float" office:value="1038.00241745816" calcext:value-type="float">
            <text:p>1038.0024174582</text:p>
          </table:table-cell>
          <table:table-cell office:value-type="float" office:value="1017.19082495695" calcext:value-type="float">
            <text:p>1017.190824957</text:p>
          </table:table-cell>
          <table:table-cell office:value-type="float" office:value="1020.32879431032" calcext:value-type="float">
            <text:p>1020.3287943103</text:p>
          </table:table-cell>
          <table:table-cell office:value-type="float" office:value="1016.53997395118" calcext:value-type="float">
            <text:p>1016.5399739512</text:p>
          </table:table-cell>
          <table:table-cell office:value-type="float" office:value="983.028909632242" calcext:value-type="float">
            <text:p>983.0289096322</text:p>
          </table:table-cell>
          <table:table-cell office:value-type="float" office:value="1017.52228660274" calcext:value-type="float">
            <text:p>1017.5222866027</text:p>
          </table:table-cell>
          <table:table-cell office:value-type="float" office:value="987.466930388497" calcext:value-type="float">
            <text:p>987.4669303885</text:p>
          </table:table-cell>
          <table:table-cell office:value-type="float" office:value="991.818130414038" calcext:value-type="float">
            <text:p>991.818130414</text:p>
          </table:table-cell>
          <table:table-cell office:value-type="float" office:value="1022.29830408723" calcext:value-type="float">
            <text:p>1022.2983040872</text:p>
          </table:table-cell>
          <table:table-cell office:value-type="float" office:value="1014.89150534813" calcext:value-type="float">
            <text:p>1014.8915053481</text:p>
          </table:table-cell>
          <table:table-cell office:value-type="float" office:value="1048.18559716146" calcext:value-type="float">
            <text:p>1048.1855971615</text:p>
          </table:table-cell>
          <table:table-cell office:value-type="float" office:value="1030.84221798026" calcext:value-type="float">
            <text:p>1030.8422179803</text:p>
          </table:table-cell>
          <table:table-cell office:value-type="float" office:value="992.143411267828" calcext:value-type="float">
            <text:p>992.1434112678</text:p>
          </table:table-cell>
          <table:table-cell office:value-type="float" office:value="1003.2195919893" calcext:value-type="float">
            <text:p>1003.2195919893</text:p>
          </table:table-cell>
          <table:table-cell office:value-type="float" office:value="1002.00156117556" calcext:value-type="float">
            <text:p>1002.0015611756</text:p>
          </table:table-cell>
          <table:table-cell office:value-type="float" office:value="1006.3638508091" calcext:value-type="float">
            <text:p>1006.3638508091</text:p>
          </table:table-cell>
          <table:table-cell office:value-type="float" office:value="971.845545106541" calcext:value-type="float">
            <text:p>971.8455451065</text:p>
          </table:table-cell>
          <table:table-cell office:value-type="float" office:value="1023.49207639111" calcext:value-type="float">
            <text:p>1023.4920763911</text:p>
          </table:table-cell>
          <table:table-cell office:value-type="float" office:value="983.706444486555" calcext:value-type="float">
            <text:p>983.7064444866</text:p>
          </table:table-cell>
          <table:table-cell office:value-type="float" office:value="1048.48847865657" calcext:value-type="float">
            <text:p>1048.4884786566</text:p>
          </table:table-cell>
          <table:table-cell office:value-type="float" office:value="1047.52589264206" calcext:value-type="float">
            <text:p>1047.5258926421</text:p>
          </table:table-cell>
          <table:table-cell office:value-type="float" office:value="994.146469798616" calcext:value-type="float">
            <text:p>994.1464697986</text:p>
          </table:table-cell>
          <table:table-cell office:value-type="float" office:value="1026.69836398143" calcext:value-type="float">
            <text:p>1026.6983639814</text:p>
          </table:table-cell>
          <table:table-cell office:value-type="float" office:value="1031.77409070839" calcext:value-type="float">
            <text:p>1031.7740907084</text:p>
          </table:table-cell>
          <table:table-cell office:value-type="float" office:value="1058.20458467958" calcext:value-type="float">
            <text:p>1058.2045846796</text:p>
          </table:table-cell>
          <table:table-cell office:value-type="float" office:value="1058.43247656069" calcext:value-type="float">
            <text:p>1058.4324765607</text:p>
          </table:table-cell>
          <table:table-cell office:value-type="float" office:value="1017.51575827284" calcext:value-type="float">
            <text:p>1017.5157582728</text:p>
          </table:table-cell>
          <table:table-cell office:value-type="float" office:value="1006.59374323031" calcext:value-type="float">
            <text:p>1006.5937432303</text:p>
          </table:table-cell>
          <table:table-cell office:value-type="float" office:value="1013.75417570513" calcext:value-type="float">
            <text:p>1013.7541757051</text:p>
          </table:table-cell>
          <table:table-cell office:value-type="float" office:value="1065.12770900979" calcext:value-type="float">
            <text:p>1065.1277090098</text:p>
          </table:table-cell>
          <table:table-cell office:value-type="float" office:value="1030.61661975285" calcext:value-type="float">
            <text:p>1030.6166197529</text:p>
          </table:table-cell>
          <table:table-cell office:value-type="float" office:value="1071.46228578241" calcext:value-type="float">
            <text:p>1071.4622857824</text:p>
          </table:table-cell>
          <table:table-cell office:value-type="float" office:value="1026.72072752205" calcext:value-type="float">
            <text:p>1026.7207275221</text:p>
          </table:table-cell>
          <table:table-cell office:value-type="float" office:value="1069.85682808515" calcext:value-type="float">
            <text:p>1069.8568280852</text:p>
          </table:table-cell>
          <table:table-cell office:value-type="float" office:value="1052.96352954848" calcext:value-type="float">
            <text:p>1052.9635295485</text:p>
          </table:table-cell>
          <table:table-cell office:value-type="float" office:value="1020.23962221379" calcext:value-type="float">
            <text:p>1020.2396222138</text:p>
          </table:table-cell>
          <table:table-cell office:value-type="float" office:value="1022.98943636287" calcext:value-type="float">
            <text:p>1022.9894363629</text:p>
          </table:table-cell>
          <table:table-cell office:value-type="float" office:value="989.975725578071" calcext:value-type="float">
            <text:p>989.9757255781</text:p>
          </table:table-cell>
          <table:table-cell office:value-type="float" office:value="1028.39247254245" calcext:value-type="float">
            <text:p>1028.3924725425</text:p>
          </table:table-cell>
          <table:table-cell office:value-type="float" office:value="997.885497331784" calcext:value-type="float">
            <text:p>997.8854973318</text:p>
          </table:table-cell>
          <table:table-cell office:value-type="float" office:value="1023.08966118327" calcext:value-type="float">
            <text:p>1023.0896611833</text:p>
          </table:table-cell>
        </table:table-row>
        <table:table-row table:style-name="ro1">
          <table:table-cell office:value-type="float" office:value="1008.95533637995" calcext:value-type="float">
            <text:p>1008.95533638</text:p>
          </table:table-cell>
          <table:table-cell office:value-type="float" office:value="1000.36386892405" calcext:value-type="float">
            <text:p>1000.3638689241</text:p>
          </table:table-cell>
          <table:table-cell office:value-type="float" office:value="989.557470505373" calcext:value-type="float">
            <text:p>989.5574705054</text:p>
          </table:table-cell>
          <table:table-cell office:value-type="float" office:value="1038.75383832394" calcext:value-type="float">
            <text:p>1038.7538383239</text:p>
          </table:table-cell>
          <table:table-cell office:value-type="float" office:value="998.049016836053" calcext:value-type="float">
            <text:p>998.0490168361</text:p>
          </table:table-cell>
          <table:table-cell office:value-type="float" office:value="1073.87512785352" calcext:value-type="float">
            <text:p>1073.8751278535</text:p>
          </table:table-cell>
          <table:table-cell office:value-type="float" office:value="989.352835272731" calcext:value-type="float">
            <text:p>989.3528352727</text:p>
          </table:table-cell>
          <table:table-cell office:value-type="float" office:value="1058.4770125391" calcext:value-type="float">
            <text:p>1058.4770125391</text:p>
          </table:table-cell>
          <table:table-cell office:value-type="float" office:value="983.149734490444" calcext:value-type="float">
            <text:p>983.1497344904</text:p>
          </table:table-cell>
          <table:table-cell office:value-type="float" office:value="962.860802505232" calcext:value-type="float">
            <text:p>962.8608025052</text:p>
          </table:table-cell>
          <table:table-cell office:value-type="float" office:value="989.36001856109" calcext:value-type="float">
            <text:p>989.3600185611</text:p>
          </table:table-cell>
          <table:table-cell office:value-type="float" office:value="1033.16994442405" calcext:value-type="float">
            <text:p>1033.1699444241</text:p>
          </table:table-cell>
          <table:table-cell office:value-type="float" office:value="1004.52132822566" calcext:value-type="float">
            <text:p>1004.5213282257</text:p>
          </table:table-cell>
          <table:table-cell office:value-type="float" office:value="1001.57442179328" calcext:value-type="float">
            <text:p>1001.5744217933</text:p>
          </table:table-cell>
          <table:table-cell office:value-type="float" office:value="990.70577008466" calcext:value-type="float">
            <text:p>990.7057700847</text:p>
          </table:table-cell>
          <table:table-cell office:value-type="float" office:value="1019.19947128233" calcext:value-type="float">
            <text:p>1019.1994712823</text:p>
          </table:table-cell>
          <table:table-cell office:value-type="float" office:value="1055.53421815714" calcext:value-type="float">
            <text:p>1055.5342181571</text:p>
          </table:table-cell>
          <table:table-cell office:value-type="float" office:value="987.253265673524" calcext:value-type="float">
            <text:p>987.2532656735</text:p>
          </table:table-cell>
          <table:table-cell office:value-type="float" office:value="1034.50690618075" calcext:value-type="float">
            <text:p>1034.5069061808</text:p>
          </table:table-cell>
          <table:table-cell office:value-type="float" office:value="987.993170844817" calcext:value-type="float">
            <text:p>987.9931708448</text:p>
          </table:table-cell>
          <table:table-cell office:value-type="float" office:value="990.731658111932" calcext:value-type="float">
            <text:p>990.7316581119</text:p>
          </table:table-cell>
          <table:table-cell office:value-type="float" office:value="1018.46675423903" calcext:value-type="float">
            <text:p>1018.466754239</text:p>
          </table:table-cell>
          <table:table-cell office:value-type="float" office:value="1043.40489660957" calcext:value-type="float">
            <text:p>1043.4048966096</text:p>
          </table:table-cell>
          <table:table-cell office:value-type="float" office:value="983.286997331424" calcext:value-type="float">
            <text:p>983.2869973314</text:p>
          </table:table-cell>
          <table:table-cell office:value-type="float" office:value="1053.40508192269" calcext:value-type="float">
            <text:p>1053.4050819227</text:p>
          </table:table-cell>
          <table:table-cell office:value-type="float" office:value="1012.09731730151" calcext:value-type="float">
            <text:p>1012.0973173015</text:p>
          </table:table-cell>
          <table:table-cell office:value-type="float" office:value="1006.8476373582" calcext:value-type="float">
            <text:p>1006.8476373582</text:p>
          </table:table-cell>
          <table:table-cell office:value-type="float" office:value="970.47415997502" calcext:value-type="float">
            <text:p>970.474159975</text:p>
          </table:table-cell>
          <table:table-cell office:value-type="float" office:value="1014.69712865075" calcext:value-type="float">
            <text:p>1014.6971286508</text:p>
          </table:table-cell>
          <table:table-cell office:value-type="float" office:value="1041.5889785573" calcext:value-type="float">
            <text:p>1041.5889785573</text:p>
          </table:table-cell>
          <table:table-cell office:value-type="float" office:value="1019.24247327977" calcext:value-type="float">
            <text:p>1019.2424732798</text:p>
          </table:table-cell>
          <table:table-cell office:value-type="float" office:value="995.544262976789" calcext:value-type="float">
            <text:p>995.5442629768</text:p>
          </table:table-cell>
          <table:table-cell office:value-type="float" office:value="997.695102607494" calcext:value-type="float">
            <text:p>997.6951026075</text:p>
          </table:table-cell>
          <table:table-cell office:value-type="float" office:value="985.911082091669" calcext:value-type="float">
            <text:p>985.9110820917</text:p>
          </table:table-cell>
          <table:table-cell office:value-type="float" office:value="1008.62739306279" calcext:value-type="float">
            <text:p>1008.6273930628</text:p>
          </table:table-cell>
          <table:table-cell office:value-type="float" office:value="988.680588823876" calcext:value-type="float">
            <text:p>988.6805888239</text:p>
          </table:table-cell>
          <table:table-cell office:value-type="float" office:value="987.912815107223" calcext:value-type="float">
            <text:p>987.9128151072</text:p>
          </table:table-cell>
          <table:table-cell office:value-type="float" office:value="1025.51948597197" calcext:value-type="float">
            <text:p>1025.519485972</text:p>
          </table:table-cell>
          <table:table-cell office:value-type="float" office:value="1012.116658054" calcext:value-type="float">
            <text:p>1012.116658054</text:p>
          </table:table-cell>
          <table:table-cell office:value-type="float" office:value="1033.05120809684" calcext:value-type="float">
            <text:p>1033.0512080968</text:p>
          </table:table-cell>
          <table:table-cell office:value-type="float" office:value="1028.10666311305" calcext:value-type="float">
            <text:p>1028.1066631131</text:p>
          </table:table-cell>
          <table:table-cell office:value-type="float" office:value="976.015911279256" calcext:value-type="float">
            <text:p>976.0159112793</text:p>
          </table:table-cell>
          <table:table-cell office:value-type="float" office:value="985.310577084676" calcext:value-type="float">
            <text:p>985.3105770847</text:p>
          </table:table-cell>
          <table:table-cell office:value-type="float" office:value="998.222960291003" calcext:value-type="float">
            <text:p>998.222960291</text:p>
          </table:table-cell>
          <table:table-cell office:value-type="float" office:value="987.077941575512" calcext:value-type="float">
            <text:p>987.0779415755</text:p>
          </table:table-cell>
          <table:table-cell office:value-type="float" office:value="976.138707192378" calcext:value-type="float">
            <text:p>976.1387071924</text:p>
          </table:table-cell>
          <table:table-cell office:value-type="float" office:value="1014.62943738522" calcext:value-type="float">
            <text:p>1014.6294373852</text:p>
          </table:table-cell>
          <table:table-cell office:value-type="float" office:value="980.221859986362" calcext:value-type="float">
            <text:p>980.2218599864</text:p>
          </table:table-cell>
          <table:table-cell office:value-type="float" office:value="1045.41954486721" calcext:value-type="float">
            <text:p>1045.4195448672</text:p>
          </table:table-cell>
          <table:table-cell office:value-type="float" office:value="1039.19965294504" calcext:value-type="float">
            <text:p>1039.199652945</text:p>
          </table:table-cell>
          <table:table-cell office:value-type="float" office:value="991.653748753535" calcext:value-type="float">
            <text:p>991.6537487535</text:p>
          </table:table-cell>
          <table:table-cell office:value-type="float" office:value="1022.52397356842" calcext:value-type="float">
            <text:p>1022.5239735684</text:p>
          </table:table-cell>
          <table:table-cell office:value-type="float" office:value="1025.83161797496" calcext:value-type="float">
            <text:p>1025.831617975</text:p>
          </table:table-cell>
          <table:table-cell office:value-type="float" office:value="1059.97151895025" calcext:value-type="float">
            <text:p>1059.9715189503</text:p>
          </table:table-cell>
          <table:table-cell office:value-type="float" office:value="1050.61519185019" calcext:value-type="float">
            <text:p>1050.6151918502</text:p>
          </table:table-cell>
          <table:table-cell office:value-type="float" office:value="996.106092412675" calcext:value-type="float">
            <text:p>996.1060924127</text:p>
          </table:table-cell>
          <table:table-cell office:value-type="float" office:value="1002.84288123171" calcext:value-type="float">
            <text:p>1002.8428812317</text:p>
          </table:table-cell>
          <table:table-cell office:value-type="float" office:value="1004.9065387467" calcext:value-type="float">
            <text:p>1004.9065387467</text:p>
          </table:table-cell>
          <table:table-cell office:value-type="float" office:value="1057.34614811785" calcext:value-type="float">
            <text:p>1057.3461481179</text:p>
          </table:table-cell>
          <table:table-cell office:value-type="float" office:value="1031.6489205928" calcext:value-type="float">
            <text:p>1031.6489205928</text:p>
          </table:table-cell>
          <table:table-cell office:value-type="float" office:value="1063.22428585705" calcext:value-type="float">
            <text:p>1063.2242858571</text:p>
          </table:table-cell>
          <table:table-cell office:value-type="float" office:value="1021.98315178061" calcext:value-type="float">
            <text:p>1021.9831517806</text:p>
          </table:table-cell>
          <table:table-cell office:value-type="float" office:value="1052.17549419096" calcext:value-type="float">
            <text:p>1052.175494191</text:p>
          </table:table-cell>
          <table:table-cell office:value-type="float" office:value="1049.7548819113" calcext:value-type="float">
            <text:p>1049.7548819113</text:p>
          </table:table-cell>
          <table:table-cell office:value-type="float" office:value="1023.28361259694" calcext:value-type="float">
            <text:p>1023.2836125969</text:p>
          </table:table-cell>
          <table:table-cell office:value-type="float" office:value="1021.40459807447" calcext:value-type="float">
            <text:p>1021.4045980745</text:p>
          </table:table-cell>
          <table:table-cell office:value-type="float" office:value="981.692913628799" calcext:value-type="float">
            <text:p>981.6929136288</text:p>
          </table:table-cell>
          <table:table-cell office:value-type="float" office:value="1021.02638874415" calcext:value-type="float">
            <text:p>1021.0263887442</text:p>
          </table:table-cell>
          <table:table-cell office:value-type="float" office:value="992.18809280618" calcext:value-type="float">
            <text:p>992.1880928062</text:p>
          </table:table-cell>
          <table:table-cell office:value-type="float" office:value="1015.90655587903" calcext:value-type="float">
            <text:p>1015.906555879</text:p>
          </table:table-cell>
        </table:table-row>
        <table:table-row table:style-name="ro1">
          <table:table-cell office:value-type="float" office:value="1002.42080671078" calcext:value-type="float">
            <text:p>1002.4208067108</text:p>
          </table:table-cell>
          <table:table-cell office:value-type="float" office:value="1003.24954670049" calcext:value-type="float">
            <text:p>1003.2495467005</text:p>
          </table:table-cell>
          <table:table-cell office:value-type="float" office:value="972.081270095617" calcext:value-type="float">
            <text:p>972.0812700956</text:p>
          </table:table-cell>
          <table:table-cell office:value-type="float" office:value="1042.78171205567" calcext:value-type="float">
            <text:p>1042.7817120557</text:p>
          </table:table-cell>
          <table:table-cell office:value-type="float" office:value="1000.05527350309" calcext:value-type="float">
            <text:p>1000.0552735031</text:p>
          </table:table-cell>
          <table:table-cell office:value-type="float" office:value="1069.79861037534" calcext:value-type="float">
            <text:p>1069.7986103753</text:p>
          </table:table-cell>
          <table:table-cell office:value-type="float" office:value="982.968799664947" calcext:value-type="float">
            <text:p>982.9687996649</text:p>
          </table:table-cell>
          <table:table-cell office:value-type="float" office:value="1056.35029592223" calcext:value-type="float">
            <text:p>1056.3502959222</text:p>
          </table:table-cell>
          <table:table-cell office:value-type="float" office:value="984.595515394028" calcext:value-type="float">
            <text:p>984.595515394</text:p>
          </table:table-cell>
          <table:table-cell office:value-type="float" office:value="963.43265172172" calcext:value-type="float">
            <text:p>963.4326517217</text:p>
          </table:table-cell>
          <table:table-cell office:value-type="float" office:value="972.51209774733" calcext:value-type="float">
            <text:p>972.5120977473</text:p>
          </table:table-cell>
          <table:table-cell office:value-type="float" office:value="1026.46477172577" calcext:value-type="float">
            <text:p>1026.4647717258</text:p>
          </table:table-cell>
          <table:table-cell office:value-type="float" office:value="1005.99136935618" calcext:value-type="float">
            <text:p>1005.9913693562</text:p>
          </table:table-cell>
          <table:table-cell office:value-type="float" office:value="987.110437548165" calcext:value-type="float">
            <text:p>987.1104375482</text:p>
          </table:table-cell>
          <table:table-cell office:value-type="float" office:value="980.473678911808" calcext:value-type="float">
            <text:p>980.4736789118</text:p>
          </table:table-cell>
          <table:table-cell office:value-type="float" office:value="1013.05956509431" calcext:value-type="float">
            <text:p>1013.0595650943</text:p>
          </table:table-cell>
          <table:table-cell office:value-type="float" office:value="1051.58468316553" calcext:value-type="float">
            <text:p>1051.5846831655</text:p>
          </table:table-cell>
          <table:table-cell office:value-type="float" office:value="973.207951045727" calcext:value-type="float">
            <text:p>973.2079510457</text:p>
          </table:table-cell>
          <table:table-cell office:value-type="float" office:value="1026.73658187642" calcext:value-type="float">
            <text:p>1026.7365818764</text:p>
          </table:table-cell>
          <table:table-cell office:value-type="float" office:value="986.560253329967" calcext:value-type="float">
            <text:p>986.56025333</text:p>
          </table:table-cell>
          <table:table-cell office:value-type="float" office:value="987.7783108752" calcext:value-type="float">
            <text:p>987.7783108752</text:p>
          </table:table-cell>
          <table:table-cell office:value-type="float" office:value="1018.74598733771" calcext:value-type="float">
            <text:p>1018.7459873377</text:p>
          </table:table-cell>
          <table:table-cell office:value-type="float" office:value="1042.23523960836" calcext:value-type="float">
            <text:p>1042.2352396084</text:p>
          </table:table-cell>
          <table:table-cell office:value-type="float" office:value="981.250216457684" calcext:value-type="float">
            <text:p>981.2502164577</text:p>
          </table:table-cell>
          <table:table-cell office:value-type="float" office:value="1053.37027696038" calcext:value-type="float">
            <text:p>1053.3702769604</text:p>
          </table:table-cell>
          <table:table-cell office:value-type="float" office:value="1004.45688231031" calcext:value-type="float">
            <text:p>1004.4568823103</text:p>
          </table:table-cell>
          <table:table-cell office:value-type="float" office:value="995.423352835944" calcext:value-type="float">
            <text:p>995.4233528359</text:p>
          </table:table-cell>
          <table:table-cell office:value-type="float" office:value="959.603415115523" calcext:value-type="float">
            <text:p>959.6034151155</text:p>
          </table:table-cell>
          <table:table-cell office:value-type="float" office:value="1016.01970196187" calcext:value-type="float">
            <text:p>1016.0197019619</text:p>
          </table:table-cell>
          <table:table-cell office:value-type="float" office:value="1041.90865161253" calcext:value-type="float">
            <text:p>1041.9086516125</text:p>
          </table:table-cell>
          <table:table-cell office:value-type="float" office:value="1007.70710020864" calcext:value-type="float">
            <text:p>1007.7071002086</text:p>
          </table:table-cell>
          <table:table-cell office:value-type="float" office:value="984.711053304625" calcext:value-type="float">
            <text:p>984.7110533046</text:p>
          </table:table-cell>
          <table:table-cell office:value-type="float" office:value="967.246616323919" calcext:value-type="float">
            <text:p>967.2466163239</text:p>
          </table:table-cell>
          <table:table-cell office:value-type="float" office:value="972.417417183619" calcext:value-type="float">
            <text:p>972.4174171836</text:p>
          </table:table-cell>
          <table:table-cell office:value-type="float" office:value="1004.27180619379" calcext:value-type="float">
            <text:p>1004.2718061938</text:p>
          </table:table-cell>
          <table:table-cell office:value-type="float" office:value="984.056192577896" calcext:value-type="float">
            <text:p>984.0561925779</text:p>
          </table:table-cell>
          <table:table-cell office:value-type="float" office:value="992.099854117931" calcext:value-type="float">
            <text:p>992.0998541179</text:p>
          </table:table-cell>
          <table:table-cell office:value-type="float" office:value="1018.85775281115" calcext:value-type="float">
            <text:p>1018.8577528112</text:p>
          </table:table-cell>
          <table:table-cell office:value-type="float" office:value="1013.59361152224" calcext:value-type="float">
            <text:p>1013.5936115222</text:p>
          </table:table-cell>
          <table:table-cell office:value-type="float" office:value="1027.50339734885" calcext:value-type="float">
            <text:p>1027.5033973489</text:p>
          </table:table-cell>
          <table:table-cell office:value-type="float" office:value="1012.37199158886" calcext:value-type="float">
            <text:p>1012.3719915889</text:p>
          </table:table-cell>
          <table:table-cell office:value-type="float" office:value="975.499177701612" calcext:value-type="float">
            <text:p>975.4991777016</text:p>
          </table:table-cell>
          <table:table-cell office:value-type="float" office:value="984.458243740995" calcext:value-type="float">
            <text:p>984.458243741</text:p>
          </table:table-cell>
          <table:table-cell office:value-type="float" office:value="997.021244390788" calcext:value-type="float">
            <text:p>997.0212443908</text:p>
          </table:table-cell>
          <table:table-cell office:value-type="float" office:value="985.185685302373" calcext:value-type="float">
            <text:p>985.1856853024</text:p>
          </table:table-cell>
          <table:table-cell office:value-type="float" office:value="978.641509113201" calcext:value-type="float">
            <text:p>978.6415091132</text:p>
          </table:table-cell>
          <table:table-cell office:value-type="float" office:value="996.462927343393" calcext:value-type="float">
            <text:p>996.4629273434</text:p>
          </table:table-cell>
          <table:table-cell office:value-type="float" office:value="976.499669960712" calcext:value-type="float">
            <text:p>976.4996699607</text:p>
          </table:table-cell>
          <table:table-cell office:value-type="float" office:value="1031.99565371865" calcext:value-type="float">
            <text:p>1031.9956537187</text:p>
          </table:table-cell>
          <table:table-cell office:value-type="float" office:value="1044.0508715763" calcext:value-type="float">
            <text:p>1044.0508715763</text:p>
          </table:table-cell>
          <table:table-cell office:value-type="float" office:value="983.660906700127" calcext:value-type="float">
            <text:p>983.6609067001</text:p>
          </table:table-cell>
          <table:table-cell office:value-type="float" office:value="1020.6276026285" calcext:value-type="float">
            <text:p>1020.6276026285</text:p>
          </table:table-cell>
          <table:table-cell office:value-type="float" office:value="1017.59329067227" calcext:value-type="float">
            <text:p>1017.5932906723</text:p>
          </table:table-cell>
          <table:table-cell office:value-type="float" office:value="1045.48482641049" calcext:value-type="float">
            <text:p>1045.4848264105</text:p>
          </table:table-cell>
          <table:table-cell office:value-type="float" office:value="1036.38830853381" calcext:value-type="float">
            <text:p>1036.3883085338</text:p>
          </table:table-cell>
          <table:table-cell office:value-type="float" office:value="984.646810827389" calcext:value-type="float">
            <text:p>984.6468108274</text:p>
          </table:table-cell>
          <table:table-cell office:value-type="float" office:value="995.039116628272" calcext:value-type="float">
            <text:p>995.0391166283</text:p>
          </table:table-cell>
          <table:table-cell office:value-type="float" office:value="992.245992760481" calcext:value-type="float">
            <text:p>992.2459927605</text:p>
          </table:table-cell>
          <table:table-cell office:value-type="float" office:value="1057.97301860266" calcext:value-type="float">
            <text:p>1057.9730186027</text:p>
          </table:table-cell>
          <table:table-cell office:value-type="float" office:value="1018.495247925" calcext:value-type="float">
            <text:p>1018.495247925</text:p>
          </table:table-cell>
          <table:table-cell office:value-type="float" office:value="1039.45951129741" calcext:value-type="float">
            <text:p>1039.4595112974</text:p>
          </table:table-cell>
          <table:table-cell office:value-type="float" office:value="1012.91064018219" calcext:value-type="float">
            <text:p>1012.9106401822</text:p>
          </table:table-cell>
          <table:table-cell office:value-type="float" office:value="1053.17343546825" calcext:value-type="float">
            <text:p>1053.1734354683</text:p>
          </table:table-cell>
          <table:table-cell office:value-type="float" office:value="1050.70595335146" calcext:value-type="float">
            <text:p>1050.7059533515</text:p>
          </table:table-cell>
          <table:table-cell office:value-type="float" office:value="1023.56095216805" calcext:value-type="float">
            <text:p>1023.5609521681</text:p>
          </table:table-cell>
          <table:table-cell office:value-type="float" office:value="1020.19652450169" calcext:value-type="float">
            <text:p>1020.1965245017</text:p>
          </table:table-cell>
          <table:table-cell office:value-type="float" office:value="959.702594390366" calcext:value-type="float">
            <text:p>959.7025943904</text:p>
          </table:table-cell>
          <table:table-cell office:value-type="float" office:value="1010.77546447091" calcext:value-type="float">
            <text:p>1010.7754644709</text:p>
          </table:table-cell>
          <table:table-cell office:value-type="float" office:value="987.147578310255" calcext:value-type="float">
            <text:p>987.1475783103</text:p>
          </table:table-cell>
          <table:table-cell office:value-type="float" office:value="1013.5659184388" calcext:value-type="float">
            <text:p>1013.5659184388</text:p>
          </table:table-cell>
        </table:table-row>
        <table:table-row table:style-name="ro1">
          <table:table-cell office:value-type="float" office:value="998.173805012923" calcext:value-type="float">
            <text:p>998.1738050129</text:p>
          </table:table-cell>
          <table:table-cell office:value-type="float" office:value="1005.97499133837" calcext:value-type="float">
            <text:p>1005.9749913384</text:p>
          </table:table-cell>
          <table:table-cell office:value-type="float" office:value="964.65377125979" calcext:value-type="float">
            <text:p>964.6537712598</text:p>
          </table:table-cell>
          <table:table-cell office:value-type="float" office:value="1045.56137673391" calcext:value-type="float">
            <text:p>1045.5613767339</text:p>
          </table:table-cell>
          <table:table-cell office:value-type="float" office:value="996.120534734774" calcext:value-type="float">
            <text:p>996.1205347348</text:p>
          </table:table-cell>
          <table:table-cell office:value-type="float" office:value="1067.53544871383" calcext:value-type="float">
            <text:p>1067.5354487138</text:p>
          </table:table-cell>
          <table:table-cell office:value-type="float" office:value="969.706997365908" calcext:value-type="float">
            <text:p>969.7069973659</text:p>
          </table:table-cell>
          <table:table-cell office:value-type="float" office:value="1060.93767190546" calcext:value-type="float">
            <text:p>1060.9376719055</text:p>
          </table:table-cell>
          <table:table-cell office:value-type="float" office:value="956.896034561461" calcext:value-type="float">
            <text:p>956.8960345615</text:p>
          </table:table-cell>
          <table:table-cell office:value-type="float" office:value="952.685442785718" calcext:value-type="float">
            <text:p>952.6854427857</text:p>
          </table:table-cell>
          <table:table-cell office:value-type="float" office:value="959.638735336849" calcext:value-type="float">
            <text:p>959.6387353368</text:p>
          </table:table-cell>
          <table:table-cell office:value-type="float" office:value="1028.30123093171" calcext:value-type="float">
            <text:p>1028.3012309317</text:p>
          </table:table-cell>
          <table:table-cell office:value-type="float" office:value="1001.00780510465" calcext:value-type="float">
            <text:p>1001.0078051047</text:p>
          </table:table-cell>
          <table:table-cell office:value-type="float" office:value="983.938208392517" calcext:value-type="float">
            <text:p>983.9382083925</text:p>
          </table:table-cell>
          <table:table-cell office:value-type="float" office:value="976.870773457935" calcext:value-type="float">
            <text:p>976.8707734579</text:p>
          </table:table-cell>
          <table:table-cell office:value-type="float" office:value="1011.96960782457" calcext:value-type="float">
            <text:p>1011.9696078246</text:p>
          </table:table-cell>
          <table:table-cell office:value-type="float" office:value="1040.06148860906" calcext:value-type="float">
            <text:p>1040.0614886091</text:p>
          </table:table-cell>
          <table:table-cell office:value-type="float" office:value="971.142364757435" calcext:value-type="float">
            <text:p>971.1423647574</text:p>
          </table:table-cell>
          <table:table-cell office:value-type="float" office:value="1027.16025882568" calcext:value-type="float">
            <text:p>1027.1602588257</text:p>
          </table:table-cell>
          <table:table-cell office:value-type="float" office:value="987.626184897395" calcext:value-type="float">
            <text:p>987.6261848974</text:p>
          </table:table-cell>
          <table:table-cell office:value-type="float" office:value="984.611997281885" calcext:value-type="float">
            <text:p>984.6119972819</text:p>
          </table:table-cell>
          <table:table-cell office:value-type="float" office:value="1013.87776874385" calcext:value-type="float">
            <text:p>1013.8777687439</text:p>
          </table:table-cell>
          <table:table-cell office:value-type="float" office:value="1043.13774359471" calcext:value-type="float">
            <text:p>1043.1377435947</text:p>
          </table:table-cell>
          <table:table-cell office:value-type="float" office:value="0" calcext:value-type="float">
            <text:p>0</text:p>
          </table:table-cell>
          <table:table-cell office:value-type="float" office:value="1049.23072239829" calcext:value-type="float">
            <text:p>1049.2307223983</text:p>
          </table:table-cell>
          <table:table-cell office:value-type="float" office:value="998.410419555554" calcext:value-type="float">
            <text:p>998.4104195556</text:p>
          </table:table-cell>
          <table:table-cell office:value-type="float" office:value="988.394786287936" calcext:value-type="float">
            <text:p>988.3947862879</text:p>
          </table:table-cell>
          <table:table-cell office:value-type="float" office:value="968.359789624792" calcext:value-type="float">
            <text:p>968.3597896248</text:p>
          </table:table-cell>
          <table:table-cell office:value-type="float" office:value="1008.11023768844" calcext:value-type="float">
            <text:p>1008.1102376884</text:p>
          </table:table-cell>
          <table:table-cell office:value-type="float" office:value="1035.16764435976" calcext:value-type="float">
            <text:p>1035.1676443598</text:p>
          </table:table-cell>
          <table:table-cell office:value-type="float" office:value="1006.3542678258" calcext:value-type="float">
            <text:p>1006.3542678258</text:p>
          </table:table-cell>
          <table:table-cell office:value-type="float" office:value="971.653979938632" calcext:value-type="float">
            <text:p>971.6539799386</text:p>
          </table:table-cell>
          <table:table-cell office:value-type="float" office:value="967.246616323919" calcext:value-type="float">
            <text:p>967.2466163239</text:p>
          </table:table-cell>
          <table:table-cell office:value-type="float" office:value="951.678245442894" calcext:value-type="float">
            <text:p>951.6782454429</text:p>
          </table:table-cell>
          <table:table-cell office:value-type="float" office:value="1004.6876285041" calcext:value-type="float">
            <text:p>1004.6876285041</text:p>
          </table:table-cell>
          <table:table-cell office:value-type="float" office:value="975.846772188336" calcext:value-type="float">
            <text:p>975.8467721883</text:p>
          </table:table-cell>
          <table:table-cell office:value-type="float" office:value="976.695302254659" calcext:value-type="float">
            <text:p>976.6953022547</text:p>
          </table:table-cell>
          <table:table-cell office:value-type="float" office:value="1011.84102765619" calcext:value-type="float">
            <text:p>1011.8410276562</text:p>
          </table:table-cell>
          <table:table-cell office:value-type="float" office:value="1011.16860277101" calcext:value-type="float">
            <text:p>1011.168602771</text:p>
          </table:table-cell>
          <table:table-cell office:value-type="float" office:value="1032.98637683595" calcext:value-type="float">
            <text:p>1032.986376836</text:p>
          </table:table-cell>
          <table:table-cell office:value-type="float" office:value="1005.17024667089" calcext:value-type="float">
            <text:p>1005.1702466709</text:p>
          </table:table-cell>
          <table:table-cell office:value-type="float" office:value="967.432207012112" calcext:value-type="float">
            <text:p>967.4322070121</text:p>
          </table:table-cell>
          <table:table-cell office:value-type="float" office:value="983.828928619663" calcext:value-type="float">
            <text:p>983.8289286197</text:p>
          </table:table-cell>
          <table:table-cell office:value-type="float" office:value="995.671123790502" calcext:value-type="float">
            <text:p>995.6711237905</text:p>
          </table:table-cell>
          <table:table-cell office:value-type="float" office:value="978.058426745412" calcext:value-type="float">
            <text:p>978.0584267454</text:p>
          </table:table-cell>
          <table:table-cell office:value-type="float" office:value="974.615602596152" calcext:value-type="float">
            <text:p>974.6156025962</text:p>
          </table:table-cell>
          <table:table-cell office:value-type="float" office:value="988.754462916087" calcext:value-type="float">
            <text:p>988.7544629161</text:p>
          </table:table-cell>
          <table:table-cell office:value-type="float" office:value="973.119893544239" calcext:value-type="float">
            <text:p>973.1198935442</text:p>
          </table:table-cell>
          <table:table-cell office:value-type="float" office:value="1017.10034171311" calcext:value-type="float">
            <text:p>1017.1003417131</text:p>
          </table:table-cell>
          <table:table-cell office:value-type="float" office:value="1038.74821065053" calcext:value-type="float">
            <text:p>1038.7482106505</text:p>
          </table:table-cell>
          <table:table-cell office:value-type="float" office:value="978.999115817059" calcext:value-type="float">
            <text:p>978.9991158171</text:p>
          </table:table-cell>
          <table:table-cell office:value-type="float" office:value="1019.4560863316" calcext:value-type="float">
            <text:p>1019.4560863316</text:p>
          </table:table-cell>
          <table:table-cell office:value-type="float" office:value="1004.48819909602" calcext:value-type="float">
            <text:p>1004.488199096</text:p>
          </table:table-cell>
          <table:table-cell office:value-type="float" office:value="1029.020558207" calcext:value-type="float">
            <text:p>1029.020558207</text:p>
          </table:table-cell>
          <table:table-cell office:value-type="float" office:value="1034.06673472661" calcext:value-type="float">
            <text:p>1034.0667347266</text:p>
          </table:table-cell>
          <table:table-cell office:value-type="float" office:value="984.646810827389" calcext:value-type="float">
            <text:p>984.6468108274</text:p>
          </table:table-cell>
          <table:table-cell office:value-type="float" office:value="977.039739827129" calcext:value-type="float">
            <text:p>977.0397398271</text:p>
          </table:table-cell>
          <table:table-cell office:value-type="float" office:value="990.423252004046" calcext:value-type="float">
            <text:p>990.423252004</text:p>
          </table:table-cell>
          <table:table-cell office:value-type="float" office:value="1049.70364221134" calcext:value-type="float">
            <text:p>1049.7036422113</text:p>
          </table:table-cell>
          <table:table-cell office:value-type="float" office:value="1001.99357083973" calcext:value-type="float">
            <text:p>1001.9935708397</text:p>
          </table:table-cell>
          <table:table-cell office:value-type="float" office:value="1018.11997230698" calcext:value-type="float">
            <text:p>1018.119972307</text:p>
          </table:table-cell>
          <table:table-cell office:value-type="float" office:value="1008.5717241627" calcext:value-type="float">
            <text:p>1008.5717241627</text:p>
          </table:table-cell>
          <table:table-cell office:value-type="float" office:value="1041.69585733892" calcext:value-type="float">
            <text:p>1041.6958573389</text:p>
          </table:table-cell>
          <table:table-cell office:value-type="float" office:value="1047.04614889511" calcext:value-type="float">
            <text:p>1047.0461488951</text:p>
          </table:table-cell>
          <table:table-cell office:value-type="float" office:value="1012.44004357955" calcext:value-type="float">
            <text:p>1012.4400435796</text:p>
          </table:table-cell>
          <table:table-cell office:value-type="float" office:value="1017.65826405368" calcext:value-type="float">
            <text:p>1017.6582640537</text:p>
          </table:table-cell>
          <table:table-cell office:value-type="float" office:value="952.079847024993" calcext:value-type="float">
            <text:p>952.079847025</text:p>
          </table:table-cell>
          <table:table-cell office:value-type="float" office:value="1003.91873657583" calcext:value-type="float">
            <text:p>1003.9187365758</text:p>
          </table:table-cell>
          <table:table-cell office:value-type="float" office:value="987.428856882182" calcext:value-type="float">
            <text:p>987.4288568822</text:p>
          </table:table-cell>
          <table:table-cell office:value-type="float" office:value="1001.36360353166" calcext:value-type="float">
            <text:p>1001.3636035317</text:p>
          </table:table-cell>
        </table:table-row>
        <table:table-row table:style-name="ro1">
          <table:table-cell office:value-type="float" office:value="981.860119953368" calcext:value-type="float">
            <text:p>981.8601199534</text:p>
          </table:table-cell>
          <table:table-cell office:value-type="float" office:value="1003.2087210826" calcext:value-type="float">
            <text:p>1003.2087210826</text:p>
          </table:table-cell>
          <table:table-cell office:value-type="float" office:value="961.906878408081" calcext:value-type="float">
            <text:p>961.9068784081</text:p>
          </table:table-cell>
          <table:table-cell office:value-type="float" office:value="1045.93364959767" calcext:value-type="float">
            <text:p>1045.9336495977</text:p>
          </table:table-cell>
          <table:table-cell office:value-type="float" office:value="995.812331825836" calcext:value-type="float">
            <text:p>995.8123318258</text:p>
          </table:table-cell>
          <table:table-cell office:value-type="float" office:value="1061.89063652823" calcext:value-type="float">
            <text:p>1061.8906365282</text:p>
          </table:table-cell>
          <table:table-cell office:value-type="float" office:value="974.60285202518" calcext:value-type="float">
            <text:p>974.6028520252</text:p>
          </table:table-cell>
          <table:table-cell office:value-type="float" office:value="1062.90501655375" calcext:value-type="float">
            <text:p>1062.9050165538</text:p>
          </table:table-cell>
          <table:table-cell office:value-type="float" office:value="932.14141548969" calcext:value-type="float">
            <text:p>932.1414154897</text:p>
          </table:table-cell>
          <table:table-cell office:value-type="float" office:value="952.685442785718" calcext:value-type="float">
            <text:p>952.6854427857</text:p>
          </table:table-cell>
          <table:table-cell office:value-type="float" office:value="957.760059311623" calcext:value-type="float">
            <text:p>957.7600593116</text:p>
          </table:table-cell>
          <table:table-cell office:value-type="float" office:value="1021.96726123452" calcext:value-type="float">
            <text:p>1021.9672612345</text:p>
          </table:table-cell>
          <table:table-cell office:value-type="float" office:value="992.358413705517" calcext:value-type="float">
            <text:p>992.3584137055</text:p>
          </table:table-cell>
          <table:table-cell office:value-type="float" office:value="963.021526432711" calcext:value-type="float">
            <text:p>963.0215264327</text:p>
          </table:table-cell>
          <table:table-cell office:value-type="float" office:value="974.917146438962" calcext:value-type="float">
            <text:p>974.917146439</text:p>
          </table:table-cell>
          <table:table-cell office:value-type="float" office:value="1013.87404979155" calcext:value-type="float">
            <text:p>1013.8740497916</text:p>
          </table:table-cell>
          <table:table-cell office:value-type="float" office:value="1039.40649223222" calcext:value-type="float">
            <text:p>1039.4064922322</text:p>
          </table:table-cell>
          <table:table-cell office:value-type="float" office:value="958.815915968314" calcext:value-type="float">
            <text:p>958.8159159683</text:p>
          </table:table-cell>
          <table:table-cell office:value-type="float" office:value="1025.87069035164" calcext:value-type="float">
            <text:p>1025.8706903516</text:p>
          </table:table-cell>
          <table:table-cell office:value-type="float" office:value="978.547055672215" calcext:value-type="float">
            <text:p>978.5470556722</text:p>
          </table:table-cell>
          <table:table-cell office:value-type="float" office:value="977.471864801776" calcext:value-type="float">
            <text:p>977.4718648018</text:p>
          </table:table-cell>
          <table:table-cell office:value-type="float" office:value="997.488931527503" calcext:value-type="float">
            <text:p>997.4889315275</text:p>
          </table:table-cell>
          <table:table-cell office:value-type="float" office:value="1036.65616378922" calcext:value-type="float">
            <text:p>1036.6561637892</text:p>
          </table:table-cell>
          <table:table-cell office:value-type="float" office:value="0" calcext:value-type="float">
            <text:p>0</text:p>
          </table:table-cell>
          <table:table-cell office:value-type="float" office:value="1055.19378512414" calcext:value-type="float">
            <text:p>1055.1937851241</text:p>
          </table:table-cell>
          <table:table-cell office:value-type="float" office:value="996.778451284852" calcext:value-type="float">
            <text:p>996.7784512849</text:p>
          </table:table-cell>
          <table:table-cell office:value-type="float" office:value="988.689595991123" calcext:value-type="float">
            <text:p>988.6895959911</text:p>
          </table:table-cell>
          <table:table-cell office:value-type="float" office:value="959.846276284962" calcext:value-type="float">
            <text:p>959.846276285</text:p>
          </table:table-cell>
          <table:table-cell office:value-type="float" office:value="1003.82756153366" calcext:value-type="float">
            <text:p>1003.8275615337</text:p>
          </table:table-cell>
          <table:table-cell office:value-type="float" office:value="1032.85224815325" calcext:value-type="float">
            <text:p>1032.8522481533</text:p>
          </table:table-cell>
          <table:table-cell office:value-type="float" office:value="1003.63101134173" calcext:value-type="float">
            <text:p>1003.6310113417</text:p>
          </table:table-cell>
          <table:table-cell office:value-type="float" office:value="974.301815604218" calcext:value-type="float">
            <text:p>974.3018156042</text:p>
          </table:table-cell>
          <table:table-cell office:value-type="float" office:value="959.901714926241" calcext:value-type="float">
            <text:p>959.9017149262</text:p>
          </table:table-cell>
          <table:table-cell office:value-type="float" office:value="936.589122352549" calcext:value-type="float">
            <text:p>936.5891223525</text:p>
          </table:table-cell>
          <table:table-cell office:value-type="float" office:value="1001.41022415705" calcext:value-type="float">
            <text:p>1001.4102241571</text:p>
          </table:table-cell>
          <table:table-cell office:value-type="float" office:value="973.305896697041" calcext:value-type="float">
            <text:p>973.305896697</text:p>
          </table:table-cell>
          <table:table-cell office:value-type="float" office:value="945.360936880651" calcext:value-type="float">
            <text:p>945.3609368807</text:p>
          </table:table-cell>
          <table:table-cell office:value-type="float" office:value="1001.79387120278" calcext:value-type="float">
            <text:p>1001.7938712028</text:p>
          </table:table-cell>
          <table:table-cell office:value-type="float" office:value="1010.99321176762" calcext:value-type="float">
            <text:p>1010.9932117676</text:p>
          </table:table-cell>
          <table:table-cell office:value-type="float" office:value="1017.6555282439" calcext:value-type="float">
            <text:p>1017.6555282439</text:p>
          </table:table-cell>
          <table:table-cell office:value-type="float" office:value="1006.9378848001" calcext:value-type="float">
            <text:p>1006.9378848001</text:p>
          </table:table-cell>
          <table:table-cell office:value-type="float" office:value="948.231115149206" calcext:value-type="float">
            <text:p>948.2311151492</text:p>
          </table:table-cell>
          <table:table-cell office:value-type="float" office:value="984.153311958976" calcext:value-type="float">
            <text:p>984.153311959</text:p>
          </table:table-cell>
          <table:table-cell office:value-type="float" office:value="991.185577681308" calcext:value-type="float">
            <text:p>991.1855776813</text:p>
          </table:table-cell>
          <table:table-cell office:value-type="float" office:value="966.521824740014" calcext:value-type="float">
            <text:p>966.52182474</text:p>
          </table:table-cell>
          <table:table-cell office:value-type="float" office:value="974.349854670386" calcext:value-type="float">
            <text:p>974.3498546704</text:p>
          </table:table-cell>
          <table:table-cell office:value-type="float" office:value="987.713568683957" calcext:value-type="float">
            <text:p>987.713568684</text:p>
          </table:table-cell>
          <table:table-cell office:value-type="float" office:value="973.168811930531" calcext:value-type="float">
            <text:p>973.1688119305</text:p>
          </table:table-cell>
          <table:table-cell office:value-type="float" office:value="1010.81714493431" calcext:value-type="float">
            <text:p>1010.8171449343</text:p>
          </table:table-cell>
          <table:table-cell office:value-type="float" office:value="1032.21098513611" calcext:value-type="float">
            <text:p>1032.2109851361</text:p>
          </table:table-cell>
          <table:table-cell office:value-type="float" office:value="977.828180721868" calcext:value-type="float">
            <text:p>977.8281807219</text:p>
          </table:table-cell>
          <table:table-cell office:value-type="float" office:value="1019.51041835303" calcext:value-type="float">
            <text:p>1019.510418353</text:p>
          </table:table-cell>
          <table:table-cell office:value-type="float" office:value="993.458226318796" calcext:value-type="float">
            <text:p>993.4582263188</text:p>
          </table:table-cell>
          <table:table-cell office:value-type="float" office:value="1022.94216276393" calcext:value-type="float">
            <text:p>1022.9421627639</text:p>
          </table:table-cell>
          <table:table-cell office:value-type="float" office:value="1031.05139046025" calcext:value-type="float">
            <text:p>1031.0513904603</text:p>
          </table:table-cell>
          <table:table-cell office:value-type="float" office:value="984.646810827389" calcext:value-type="float">
            <text:p>984.6468108274</text:p>
          </table:table-cell>
          <table:table-cell office:value-type="float" office:value="960.431915944268" calcext:value-type="float">
            <text:p>960.4319159443</text:p>
          </table:table-cell>
          <table:table-cell office:value-type="float" office:value="980.798343986653" calcext:value-type="float">
            <text:p>980.7983439867</text:p>
          </table:table-cell>
          <table:table-cell office:value-type="float" office:value="1033.98321795667" calcext:value-type="float">
            <text:p>1033.9832179567</text:p>
          </table:table-cell>
          <table:table-cell office:value-type="float" office:value="1001.67003409419" calcext:value-type="float">
            <text:p>1001.6700340942</text:p>
          </table:table-cell>
          <table:table-cell office:value-type="float" office:value="1014.59325751784" calcext:value-type="float">
            <text:p>1014.5932575178</text:p>
          </table:table-cell>
          <table:table-cell office:value-type="float" office:value="1004.56941070702" calcext:value-type="float">
            <text:p>1004.569410707</text:p>
          </table:table-cell>
          <table:table-cell office:value-type="float" office:value="1041.2883094228" calcext:value-type="float">
            <text:p>1041.2883094228</text:p>
          </table:table-cell>
          <table:table-cell office:value-type="float" office:value="1044.2118474802" calcext:value-type="float">
            <text:p>1044.2118474802</text:p>
          </table:table-cell>
          <table:table-cell office:value-type="float" office:value="1010.84059094537" calcext:value-type="float">
            <text:p>1010.8405909454</text:p>
          </table:table-cell>
          <table:table-cell office:value-type="float" office:value="1009.14123324265" calcext:value-type="float">
            <text:p>1009.1412332427</text:p>
          </table:table-cell>
          <table:table-cell office:value-type="float" office:value="947.01124747233" calcext:value-type="float">
            <text:p>947.0112474723</text:p>
          </table:table-cell>
          <table:table-cell office:value-type="float" office:value="999.074429985143" calcext:value-type="float">
            <text:p>999.0744299851</text:p>
          </table:table-cell>
          <table:table-cell office:value-type="float" office:value="988.126320771052" calcext:value-type="float">
            <text:p>988.1263207711</text:p>
          </table:table-cell>
          <table:table-cell office:value-type="float" office:value="1005.38059830102" calcext:value-type="float">
            <text:p>1005.380598301</text:p>
          </table:table-cell>
        </table:table-row>
        <table:table-row table:style-name="ro1">
          <table:table-cell office:value-type="float" office:value="981.620556861828" calcext:value-type="float">
            <text:p>981.6205568618</text:p>
          </table:table-cell>
          <table:table-cell office:value-type="float" office:value="982.910615962415" calcext:value-type="float">
            <text:p>982.9106159624</text:p>
          </table:table-cell>
          <table:table-cell office:value-type="float" office:value="965.403723761096" calcext:value-type="float">
            <text:p>965.4037237611</text:p>
          </table:table-cell>
          <table:table-cell office:value-type="float" office:value="1043.41647731669" calcext:value-type="float">
            <text:p>1043.4164773167</text:p>
          </table:table-cell>
          <table:table-cell office:value-type="float" office:value="985.977849960539" calcext:value-type="float">
            <text:p>985.9778499605</text:p>
          </table:table-cell>
          <table:table-cell office:value-type="float" office:value="1056.11054965299" calcext:value-type="float">
            <text:p>1056.110549653</text:p>
          </table:table-cell>
          <table:table-cell office:value-type="float" office:value="968.958520154251" calcext:value-type="float">
            <text:p>968.9585201543</text:p>
          </table:table-cell>
          <table:table-cell office:value-type="float" office:value="1060.33302665203" calcext:value-type="float">
            <text:p>1060.333026652</text:p>
          </table:table-cell>
          <table:table-cell office:value-type="float" office:value="918.865456560526" calcext:value-type="float">
            <text:p>918.8654565605</text:p>
          </table:table-cell>
          <table:table-cell office:value-type="float" office:value="950.873998635717" calcext:value-type="float">
            <text:p>950.8739986357</text:p>
          </table:table-cell>
          <table:table-cell office:value-type="float" office:value="957.495988922115" calcext:value-type="float">
            <text:p>957.4959889221</text:p>
          </table:table-cell>
          <table:table-cell office:value-type="float" office:value="1016.35519628306" calcext:value-type="float">
            <text:p>1016.3551962831</text:p>
          </table:table-cell>
          <table:table-cell office:value-type="float" office:value="992.060060666174" calcext:value-type="float">
            <text:p>992.0600606662</text:p>
          </table:table-cell>
          <table:table-cell office:value-type="float" office:value="961.762741218284" calcext:value-type="float">
            <text:p>961.7627412183</text:p>
          </table:table-cell>
          <table:table-cell office:value-type="float" office:value="982.026868450568" calcext:value-type="float">
            <text:p>982.0268684506</text:p>
          </table:table-cell>
          <table:table-cell office:value-type="float" office:value="1011.04730482681" calcext:value-type="float">
            <text:p>1011.0473048268</text:p>
          </table:table-cell>
          <table:table-cell office:value-type="float" office:value="1039.40649223222" calcext:value-type="float">
            <text:p>1039.4064922322</text:p>
          </table:table-cell>
          <table:table-cell office:value-type="float" office:value="955.538549092632" calcext:value-type="float">
            <text:p>955.5385490926</text:p>
          </table:table-cell>
          <table:table-cell office:value-type="float" office:value="1023.16583854649" calcext:value-type="float">
            <text:p>1023.1658385465</text:p>
          </table:table-cell>
          <table:table-cell office:value-type="float" office:value="968.209059486796" calcext:value-type="float">
            <text:p>968.2090594868</text:p>
          </table:table-cell>
          <table:table-cell office:value-type="float" office:value="952.005090605803" calcext:value-type="float">
            <text:p>952.0050906058</text:p>
          </table:table-cell>
          <table:table-cell office:value-type="float" office:value="984.17042382952" calcext:value-type="float">
            <text:p>984.1704238295</text:p>
          </table:table-cell>
          <table:table-cell office:value-type="float" office:value="1019.08681516663" calcext:value-type="float">
            <text:p>1019.0868151666</text:p>
          </table:table-cell>
          <table:table-cell office:value-type="float" office:value="0" calcext:value-type="float">
            <text:p>0</text:p>
          </table:table-cell>
          <table:table-cell office:value-type="float" office:value="1055.50828248539" calcext:value-type="float">
            <text:p>1055.5082824854</text:p>
          </table:table-cell>
          <table:table-cell office:value-type="float" office:value="990.659559796379" calcext:value-type="float">
            <text:p>990.6595597964</text:p>
          </table:table-cell>
          <table:table-cell office:value-type="float" office:value="974.119745510663" calcext:value-type="float">
            <text:p>974.1197455107</text:p>
          </table:table-cell>
          <table:table-cell office:value-type="float" office:value="953.8754102547" calcext:value-type="float">
            <text:p>953.8754102547</text:p>
          </table:table-cell>
          <table:table-cell office:value-type="float" office:value="983.301342665508" calcext:value-type="float">
            <text:p>983.3013426655</text:p>
          </table:table-cell>
          <table:table-cell office:value-type="float" office:value="1032.96681148265" calcext:value-type="float">
            <text:p>1032.9668114827</text:p>
          </table:table-cell>
          <table:table-cell office:value-type="float" office:value="999.505862017872" calcext:value-type="float">
            <text:p>999.5058620179</text:p>
          </table:table-cell>
          <table:table-cell office:value-type="float" office:value="973.885942788375" calcext:value-type="float">
            <text:p>973.8859427884</text:p>
          </table:table-cell>
          <table:table-cell office:value-type="float" office:value="956.252092085471" calcext:value-type="float">
            <text:p>956.2520920855</text:p>
          </table:table-cell>
          <table:table-cell office:value-type="float" office:value="935.404743944872" calcext:value-type="float">
            <text:p>935.4047439449</text:p>
          </table:table-cell>
          <table:table-cell office:value-type="float" office:value="1000.30500546769" calcext:value-type="float">
            <text:p>1000.3050054677</text:p>
          </table:table-cell>
          <table:table-cell office:value-type="float" office:value="970.66145936893" calcext:value-type="float">
            <text:p>970.6614593689</text:p>
          </table:table-cell>
          <table:table-cell office:value-type="float" office:value="942.131876468399" calcext:value-type="float">
            <text:p>942.1318764684</text:p>
          </table:table-cell>
          <table:table-cell office:value-type="float" office:value="1000.68758907908" calcext:value-type="float">
            <text:p>1000.6875890791</text:p>
          </table:table-cell>
          <table:table-cell office:value-type="float" office:value="1008.04163396768" calcext:value-type="float">
            <text:p>1008.0416339677</text:p>
          </table:table-cell>
          <table:table-cell office:value-type="float" office:value="1011.09657722739" calcext:value-type="float">
            <text:p>1011.0965772274</text:p>
          </table:table-cell>
          <table:table-cell office:value-type="float" office:value="1003.3875563959" calcext:value-type="float">
            <text:p>1003.3875563959</text:p>
          </table:table-cell>
          <table:table-cell office:value-type="float" office:value="941.994559329369" calcext:value-type="float">
            <text:p>941.9945593294</text:p>
          </table:table-cell>
          <table:table-cell office:value-type="float" office:value="984.011356067068" calcext:value-type="float">
            <text:p>984.0113560671</text:p>
          </table:table-cell>
          <table:table-cell office:value-type="float" office:value="987.345705483967" calcext:value-type="float">
            <text:p>987.345705484</text:p>
          </table:table-cell>
          <table:table-cell office:value-type="float" office:value="965.842553011217" calcext:value-type="float">
            <text:p>965.8425530112</text:p>
          </table:table-cell>
          <table:table-cell office:value-type="float" office:value="967.680121100007" calcext:value-type="float">
            <text:p>967.6801211</text:p>
          </table:table-cell>
          <table:table-cell office:value-type="float" office:value="973.302713499142" calcext:value-type="float">
            <text:p>973.3027134991</text:p>
          </table:table-cell>
          <table:table-cell office:value-type="float" office:value="959.991864807822" calcext:value-type="float">
            <text:p>959.9918648078</text:p>
          </table:table-cell>
          <table:table-cell office:value-type="float" office:value="1014.52296296874" calcext:value-type="float">
            <text:p>1014.5229629687</text:p>
          </table:table-cell>
          <table:table-cell office:value-type="float" office:value="1035.0445717883" calcext:value-type="float">
            <text:p>1035.0445717883</text:p>
          </table:table-cell>
          <table:table-cell office:value-type="float" office:value="967.919228886874" calcext:value-type="float">
            <text:p>967.9192288869</text:p>
          </table:table-cell>
          <table:table-cell office:value-type="float" office:value="1017.25519423618" calcext:value-type="float">
            <text:p>1017.2551942362</text:p>
          </table:table-cell>
          <table:table-cell office:value-type="float" office:value="990.206151876644" calcext:value-type="float">
            <text:p>990.2061518766</text:p>
          </table:table-cell>
          <table:table-cell office:value-type="float" office:value="1029.69242266727" calcext:value-type="float">
            <text:p>1029.6924226673</text:p>
          </table:table-cell>
          <table:table-cell office:value-type="float" office:value="1029.1832614229" calcext:value-type="float">
            <text:p>1029.1832614229</text:p>
          </table:table-cell>
          <table:table-cell office:value-type="float" office:value="979.355671932037" calcext:value-type="float">
            <text:p>979.355671932</text:p>
          </table:table-cell>
          <table:table-cell office:value-type="float" office:value="959.144292378946" calcext:value-type="float">
            <text:p>959.1442923789</text:p>
          </table:table-cell>
          <table:table-cell office:value-type="float" office:value="981.332872247359" calcext:value-type="float">
            <text:p>981.3328722474</text:p>
          </table:table-cell>
          <table:table-cell office:value-type="float" office:value="1020.74097879975" calcext:value-type="float">
            <text:p>1020.7409787998</text:p>
          </table:table-cell>
          <table:table-cell office:value-type="float" office:value="996.948292532754" calcext:value-type="float">
            <text:p>996.9482925328</text:p>
          </table:table-cell>
          <table:table-cell office:value-type="float" office:value="1016.24167665715" calcext:value-type="float">
            <text:p>1016.2416766572</text:p>
          </table:table-cell>
          <table:table-cell office:value-type="float" office:value="1004.90502855325" calcext:value-type="float">
            <text:p>1004.9050285533</text:p>
          </table:table-cell>
          <table:table-cell office:value-type="float" office:value="1037.27274918475" calcext:value-type="float">
            <text:p>1037.2727491848</text:p>
          </table:table-cell>
          <table:table-cell office:value-type="float" office:value="1044.2118474802" calcext:value-type="float">
            <text:p>1044.2118474802</text:p>
          </table:table-cell>
          <table:table-cell office:value-type="float" office:value="1003.12185365799" calcext:value-type="float">
            <text:p>1003.121853658</text:p>
          </table:table-cell>
          <table:table-cell office:value-type="float" office:value="993.311261421813" calcext:value-type="float">
            <text:p>993.3112614218</text:p>
          </table:table-cell>
          <table:table-cell office:value-type="float" office:value="950.314460024301" calcext:value-type="float">
            <text:p>950.3144600243</text:p>
          </table:table-cell>
          <table:table-cell office:value-type="float" office:value="990.695057714796" calcext:value-type="float">
            <text:p>990.6950577148</text:p>
          </table:table-cell>
          <table:table-cell office:value-type="float" office:value="989.184581303292" calcext:value-type="float">
            <text:p>989.1845813033</text:p>
          </table:table-cell>
          <table:table-cell office:value-type="float" office:value="1002.6315826088" calcext:value-type="float">
            <text:p>1002.6315826088</text:p>
          </table:table-cell>
        </table:table-row>
        <table:table-row table:style-name="ro1">
          <table:table-cell office:value-type="float" office:value="980.642444175125" calcext:value-type="float">
            <text:p>980.6424441751</text:p>
          </table:table-cell>
          <table:table-cell office:value-type="float" office:value="972.598285499745" calcext:value-type="float">
            <text:p>972.5982854997</text:p>
          </table:table-cell>
          <table:table-cell office:value-type="float" office:value="955.7156113484" calcext:value-type="float">
            <text:p>955.7156113484</text:p>
          </table:table-cell>
          <table:table-cell office:value-type="float" office:value="1035.44278433692" calcext:value-type="float">
            <text:p>1035.4427843369</text:p>
          </table:table-cell>
          <table:table-cell office:value-type="float" office:value="980.73477599106" calcext:value-type="float">
            <text:p>980.7347759911</text:p>
          </table:table-cell>
          <table:table-cell office:value-type="float" office:value="1055.86586631353" calcext:value-type="float">
            <text:p>1055.8658663135</text:p>
          </table:table-cell>
          <table:table-cell office:value-type="float" office:value="964.832240271708" calcext:value-type="float">
            <text:p>964.8322402717</text:p>
          </table:table-cell>
          <table:table-cell office:value-type="float" office:value="1050.85137504037" calcext:value-type="float">
            <text:p>1050.8513750404</text:p>
          </table:table-cell>
          <table:table-cell office:value-type="float" office:value="919.147186244146" calcext:value-type="float">
            <text:p>919.1471862441</text:p>
          </table:table-cell>
          <table:table-cell office:value-type="float" office:value="944.228814588175" calcext:value-type="float">
            <text:p>944.2288145882</text:p>
          </table:table-cell>
          <table:table-cell office:value-type="float" office:value="957.082959221447" calcext:value-type="float">
            <text:p>957.0829592214</text:p>
          </table:table-cell>
          <table:table-cell office:value-type="float" office:value="1014.03316262275" calcext:value-type="float">
            <text:p>1014.0331626228</text:p>
          </table:table-cell>
          <table:table-cell office:value-type="float" office:value="976.684310993271" calcext:value-type="float">
            <text:p>976.6843109933</text:p>
          </table:table-cell>
          <table:table-cell office:value-type="float" office:value="954.772892897932" calcext:value-type="float">
            <text:p>954.7728928979</text:p>
          </table:table-cell>
          <table:table-cell office:value-type="float" office:value="980.857252469267" calcext:value-type="float">
            <text:p>980.8572524693</text:p>
          </table:table-cell>
          <table:table-cell office:value-type="float" office:value="993.735769960007" calcext:value-type="float">
            <text:p>993.73576996</text:p>
          </table:table-cell>
          <table:table-cell office:value-type="float" office:value="1026.71737676413" calcext:value-type="float">
            <text:p>1026.7173767641</text:p>
          </table:table-cell>
          <table:table-cell office:value-type="float" office:value="938.436507815706" calcext:value-type="float">
            <text:p>938.4365078157</text:p>
          </table:table-cell>
          <table:table-cell office:value-type="float" office:value="1020.936275718" calcext:value-type="float">
            <text:p>1020.936275718</text:p>
          </table:table-cell>
          <table:table-cell office:value-type="float" office:value="967.70901494879" calcext:value-type="float">
            <text:p>967.7090149488</text:p>
          </table:table-cell>
          <table:table-cell office:value-type="float" office:value="938.523299217195" calcext:value-type="float">
            <text:p>938.5232992172</text:p>
          </table:table-cell>
          <table:table-cell office:value-type="float" office:value="968.327411382686" calcext:value-type="float">
            <text:p>968.3274113827</text:p>
          </table:table-cell>
          <table:table-cell office:value-type="float" office:value="1016.74105291392" calcext:value-type="float">
            <text:p>1016.7410529139</text:p>
          </table:table-cell>
          <table:table-cell office:value-type="float" office:value="0" calcext:value-type="float">
            <text:p>0</text:p>
          </table:table-cell>
          <table:table-cell office:value-type="float" office:value="1047.25004654281" calcext:value-type="float">
            <text:p>1047.2500465428</text:p>
          </table:table-cell>
          <table:table-cell office:value-type="float" office:value="987.06249033383" calcext:value-type="float">
            <text:p>987.0624903338</text:p>
          </table:table-cell>
          <table:table-cell office:value-type="float" office:value="964.230833250286" calcext:value-type="float">
            <text:p>964.2308332503</text:p>
          </table:table-cell>
          <table:table-cell office:value-type="float" office:value="946.254574010325" calcext:value-type="float">
            <text:p>946.2545740103</text:p>
          </table:table-cell>
          <table:table-cell office:value-type="float" office:value="969.438542981323" calcext:value-type="float">
            <text:p>969.4385429813</text:p>
          </table:table-cell>
          <table:table-cell office:value-type="float" office:value="1032.95241351392" calcext:value-type="float">
            <text:p>1032.9524135139</text:p>
          </table:table-cell>
          <table:table-cell office:value-type="float" office:value="991.857090901859" calcext:value-type="float">
            <text:p>991.8570909019</text:p>
          </table:table-cell>
          <table:table-cell office:value-type="float" office:value="956.842102705074" calcext:value-type="float">
            <text:p>956.8421027051</text:p>
          </table:table-cell>
          <table:table-cell office:value-type="float" office:value="952.214510112633" calcext:value-type="float">
            <text:p>952.2145101126</text:p>
          </table:table-cell>
          <table:table-cell office:value-type="float" office:value="937.613083699728" calcext:value-type="float">
            <text:p>937.6130836997</text:p>
          </table:table-cell>
          <table:table-cell office:value-type="float" office:value="996.744865976083" calcext:value-type="float">
            <text:p>996.7448659761</text:p>
          </table:table-cell>
          <table:table-cell office:value-type="float" office:value="959.302373335439" calcext:value-type="float">
            <text:p>959.3023733354</text:p>
          </table:table-cell>
          <table:table-cell office:value-type="float" office:value="940.454624109223" calcext:value-type="float">
            <text:p>940.4546241092</text:p>
          </table:table-cell>
          <table:table-cell office:value-type="float" office:value="996.925887796693" calcext:value-type="float">
            <text:p>996.9258877967</text:p>
          </table:table-cell>
          <table:table-cell office:value-type="float" office:value="1006.03629316523" calcext:value-type="float">
            <text:p>1006.0362931652</text:p>
          </table:table-cell>
          <table:table-cell office:value-type="float" office:value="1004.13044457902" calcext:value-type="float">
            <text:p>1004.130444579</text:p>
          </table:table-cell>
          <table:table-cell office:value-type="float" office:value="990.772406539363" calcext:value-type="float">
            <text:p>990.7724065394</text:p>
          </table:table-cell>
          <table:table-cell office:value-type="float" office:value="942.787050402758" calcext:value-type="float">
            <text:p>942.7870504028</text:p>
          </table:table-cell>
          <table:table-cell office:value-type="float" office:value="979.795616577306" calcext:value-type="float">
            <text:p>979.7956165773</text:p>
          </table:table-cell>
          <table:table-cell office:value-type="float" office:value="986.930082536022" calcext:value-type="float">
            <text:p>986.930082536</text:p>
          </table:table-cell>
          <table:table-cell office:value-type="float" office:value="966.223539487022" calcext:value-type="float">
            <text:p>966.223539487</text:p>
          </table:table-cell>
          <table:table-cell office:value-type="float" office:value="962.403003362146" calcext:value-type="float">
            <text:p>962.4030033621</text:p>
          </table:table-cell>
          <table:table-cell office:value-type="float" office:value="976.231468937083" calcext:value-type="float">
            <text:p>976.2314689371</text:p>
          </table:table-cell>
          <table:table-cell office:value-type="float" office:value="940.998189985414" calcext:value-type="float">
            <text:p>940.9981899854</text:p>
          </table:table-cell>
          <table:table-cell office:value-type="float" office:value="1015.20240926504" calcext:value-type="float">
            <text:p>1015.202409265</text:p>
          </table:table-cell>
          <table:table-cell office:value-type="float" office:value="1032.84367243601" calcext:value-type="float">
            <text:p>1032.843672436</text:p>
          </table:table-cell>
          <table:table-cell office:value-type="float" office:value="969.127355104825" calcext:value-type="float">
            <text:p>969.1273551048</text:p>
          </table:table-cell>
          <table:table-cell office:value-type="float" office:value="1017.15819599937" calcext:value-type="float">
            <text:p>1017.1581959994</text:p>
          </table:table-cell>
          <table:table-cell office:value-type="float" office:value="985.027770899475" calcext:value-type="float">
            <text:p>985.0277708995</text:p>
          </table:table-cell>
          <table:table-cell office:value-type="float" office:value="1017.69586555763" calcext:value-type="float">
            <text:p>1017.6958655576</text:p>
          </table:table-cell>
          <table:table-cell office:value-type="float" office:value="1027.4603487932" calcext:value-type="float">
            <text:p>1027.4603487932</text:p>
          </table:table-cell>
          <table:table-cell office:value-type="float" office:value="979.355671932037" calcext:value-type="float">
            <text:p>979.355671932</text:p>
          </table:table-cell>
          <table:table-cell office:value-type="float" office:value="957.353342548946" calcext:value-type="float">
            <text:p>957.3533425489</text:p>
          </table:table-cell>
          <table:table-cell office:value-type="float" office:value="980.500801513574" calcext:value-type="float">
            <text:p>980.5008015136</text:p>
          </table:table-cell>
          <table:table-cell office:value-type="float" office:value="1018.31867166895" calcext:value-type="float">
            <text:p>1018.318671669</text:p>
          </table:table-cell>
          <table:table-cell office:value-type="float" office:value="965.466971317083" calcext:value-type="float">
            <text:p>965.4669713171</text:p>
          </table:table-cell>
          <table:table-cell office:value-type="float" office:value="1015.22973223305" calcext:value-type="float">
            <text:p>1015.2297322331</text:p>
          </table:table-cell>
          <table:table-cell office:value-type="float" office:value="999.580682023423" calcext:value-type="float">
            <text:p>999.5806820234</text:p>
          </table:table-cell>
          <table:table-cell office:value-type="float" office:value="1034.35966711406" calcext:value-type="float">
            <text:p>1034.3596671141</text:p>
          </table:table-cell>
          <table:table-cell office:value-type="float" office:value="1029.5410010118" calcext:value-type="float">
            <text:p>1029.5410010118</text:p>
          </table:table-cell>
          <table:table-cell office:value-type="float" office:value="1001.63937001838" calcext:value-type="float">
            <text:p>1001.6393700184</text:p>
          </table:table-cell>
          <table:table-cell office:value-type="float" office:value="993.450519745363" calcext:value-type="float">
            <text:p>993.4505197454</text:p>
          </table:table-cell>
          <table:table-cell office:value-type="float" office:value="944.017462069427" calcext:value-type="float">
            <text:p>944.0174620694</text:p>
          </table:table-cell>
          <table:table-cell office:value-type="float" office:value="977.757933701737" calcext:value-type="float">
            <text:p>977.7579337017</text:p>
          </table:table-cell>
          <table:table-cell office:value-type="float" office:value="982.235505851036" calcext:value-type="float">
            <text:p>982.235505851</text:p>
          </table:table-cell>
          <table:table-cell office:value-type="float" office:value="998.339867948317" calcext:value-type="float">
            <text:p>998.3398679483</text:p>
          </table:table-cell>
        </table:table-row>
        <table:table-row table:style-name="ro1">
          <table:table-cell office:value-type="float" office:value="981.435038379841" calcext:value-type="float">
            <text:p>981.4350383798</text:p>
          </table:table-cell>
          <table:table-cell office:value-type="float" office:value="973.432019620684" calcext:value-type="float">
            <text:p>973.4320196207</text:p>
          </table:table-cell>
          <table:table-cell office:value-type="float" office:value="953.730361910389" calcext:value-type="float">
            <text:p>953.7303619104</text:p>
          </table:table-cell>
          <table:table-cell office:value-type="float" office:value="1021.50630440828" calcext:value-type="float">
            <text:p>1021.5063044083</text:p>
          </table:table-cell>
          <table:table-cell office:value-type="float" office:value="978.70812490086" calcext:value-type="float">
            <text:p>978.7081249009</text:p>
          </table:table-cell>
          <table:table-cell office:value-type="float" office:value="1053.79188468933" calcext:value-type="float">
            <text:p>1053.7918846893</text:p>
          </table:table-cell>
          <table:table-cell office:value-type="float" office:value="961.435777223181" calcext:value-type="float">
            <text:p>961.4357772232</text:p>
          </table:table-cell>
          <table:table-cell office:value-type="float" office:value="1039.26030389408" calcext:value-type="float">
            <text:p>1039.2603038941</text:p>
          </table:table-cell>
          <table:table-cell office:value-type="float" office:value="910.462259068846" calcext:value-type="float">
            <text:p>910.4622590688</text:p>
          </table:table-cell>
          <table:table-cell office:value-type="float" office:value="929.040898686513" calcext:value-type="float">
            <text:p>929.0408986865</text:p>
          </table:table-cell>
          <table:table-cell office:value-type="float" office:value="957.206482158111" calcext:value-type="float">
            <text:p>957.2064821581</text:p>
          </table:table-cell>
          <table:table-cell office:value-type="float" office:value="1013.43784660696" calcext:value-type="float">
            <text:p>1013.437846607</text:p>
          </table:table-cell>
          <table:table-cell office:value-type="float" office:value="962.262895338973" calcext:value-type="float">
            <text:p>962.262895339</text:p>
          </table:table-cell>
          <table:table-cell office:value-type="float" office:value="953.852154191071" calcext:value-type="float">
            <text:p>953.8521541911</text:p>
          </table:table-cell>
          <table:table-cell office:value-type="float" office:value="981.8394441877" calcext:value-type="float">
            <text:p>981.8394441877</text:p>
          </table:table-cell>
          <table:table-cell office:value-type="float" office:value="990.644876022628" calcext:value-type="float">
            <text:p>990.6448760226</text:p>
          </table:table-cell>
          <table:table-cell office:value-type="float" office:value="1026.57106886834" calcext:value-type="float">
            <text:p>1026.5710688683</text:p>
          </table:table-cell>
          <table:table-cell office:value-type="float" office:value="932.922785974625" calcext:value-type="float">
            <text:p>932.9227859746</text:p>
          </table:table-cell>
          <table:table-cell office:value-type="float" office:value="1016.19622550022" calcext:value-type="float">
            <text:p>1016.1962255002</text:p>
          </table:table-cell>
          <table:table-cell office:value-type="float" office:value="967.70901494879" calcext:value-type="float">
            <text:p>967.7090149488</text:p>
          </table:table-cell>
          <table:table-cell office:value-type="float" office:value="937.405101575331" calcext:value-type="float">
            <text:p>937.4051015753</text:p>
          </table:table-cell>
          <table:table-cell office:value-type="float" office:value="968.924981283638" calcext:value-type="float">
            <text:p>968.9249812836</text:p>
          </table:table-cell>
          <table:table-cell office:value-type="float" office:value="1016.74105291392" calcext:value-type="float">
            <text:p>1016.7410529139</text:p>
          </table:table-cell>
          <table:table-cell office:value-type="float" office:value="0" calcext:value-type="float">
            <text:p>0</text:p>
          </table:table-cell>
          <table:table-cell office:value-type="float" office:value="1040.14914575404" calcext:value-type="float">
            <text:p>1040.149145754</text:p>
          </table:table-cell>
          <table:table-cell office:value-type="float" office:value="977.545337841407" calcext:value-type="float">
            <text:p>977.5453378414</text:p>
          </table:table-cell>
          <table:table-cell office:value-type="float" office:value="964.230833250286" calcext:value-type="float">
            <text:p>964.2308332503</text:p>
          </table:table-cell>
          <table:table-cell office:value-type="float" office:value="943.917067129551" calcext:value-type="float">
            <text:p>943.9170671296</text:p>
          </table:table-cell>
          <table:table-cell office:value-type="float" office:value="964.651154886819" calcext:value-type="float">
            <text:p>964.6511548868</text:p>
          </table:table-cell>
          <table:table-cell office:value-type="float" office:value="1030.60006128859" calcext:value-type="float">
            <text:p>1030.6000612886</text:p>
          </table:table-cell>
          <table:table-cell office:value-type="float" office:value="979.180748637692" calcext:value-type="float">
            <text:p>979.1807486377</text:p>
          </table:table-cell>
          <table:table-cell office:value-type="float" office:value="940.783009449929" calcext:value-type="float">
            <text:p>940.7830094499</text:p>
          </table:table-cell>
          <table:table-cell office:value-type="float" office:value="949.111593288782" calcext:value-type="float">
            <text:p>949.1115932888</text:p>
          </table:table-cell>
          <table:table-cell office:value-type="float" office:value="936.914326202416" calcext:value-type="float">
            <text:p>936.9143262024</text:p>
          </table:table-cell>
          <table:table-cell office:value-type="float" office:value="992.228869606504" calcext:value-type="float">
            <text:p>992.2288696065</text:p>
          </table:table-cell>
          <table:table-cell office:value-type="float" office:value="960.002317647193" calcext:value-type="float">
            <text:p>960.0023176472</text:p>
          </table:table-cell>
          <table:table-cell office:value-type="float" office:value="935.138779637563" calcext:value-type="float">
            <text:p>935.1387796376</text:p>
          </table:table-cell>
          <table:table-cell office:value-type="float" office:value="995.247212464975" calcext:value-type="float">
            <text:p>995.247212465</text:p>
          </table:table-cell>
          <table:table-cell office:value-type="float" office:value="996.581175770252" calcext:value-type="float">
            <text:p>996.5811757703</text:p>
          </table:table-cell>
          <table:table-cell office:value-type="float" office:value="986.787652830803" calcext:value-type="float">
            <text:p>986.7876528308</text:p>
          </table:table-cell>
          <table:table-cell office:value-type="float" office:value="992.358044242574" calcext:value-type="float">
            <text:p>992.3580442426</text:p>
          </table:table-cell>
          <table:table-cell office:value-type="float" office:value="939.7988655559" calcext:value-type="float">
            <text:p>939.7988655559</text:p>
          </table:table-cell>
          <table:table-cell office:value-type="float" office:value="973.384072634157" calcext:value-type="float">
            <text:p>973.3840726342</text:p>
          </table:table-cell>
          <table:table-cell office:value-type="float" office:value="980.099498877454" calcext:value-type="float">
            <text:p>980.0994988775</text:p>
          </table:table-cell>
          <table:table-cell office:value-type="float" office:value="966.17385122241" calcext:value-type="float">
            <text:p>966.1738512224</text:p>
          </table:table-cell>
          <table:table-cell office:value-type="float" office:value="957.360478093504" calcext:value-type="float">
            <text:p>957.3604780935</text:p>
          </table:table-cell>
          <table:table-cell office:value-type="float" office:value="964.653883679651" calcext:value-type="float">
            <text:p>964.6538836797</text:p>
          </table:table-cell>
          <table:table-cell office:value-type="float" office:value="933.23709268232" calcext:value-type="float">
            <text:p>933.2370926823</text:p>
          </table:table-cell>
          <table:table-cell office:value-type="float" office:value="985.878504025093" calcext:value-type="float">
            <text:p>985.8785040251</text:p>
          </table:table-cell>
          <table:table-cell office:value-type="float" office:value="1012.45200705827" calcext:value-type="float">
            <text:p>1012.4520070583</text:p>
          </table:table-cell>
          <table:table-cell office:value-type="float" office:value="970.131834292821" calcext:value-type="float">
            <text:p>970.1318342928</text:p>
          </table:table-cell>
          <table:table-cell office:value-type="float" office:value="1017.14900742512" calcext:value-type="float">
            <text:p>1017.1490074251</text:p>
          </table:table-cell>
          <table:table-cell office:value-type="float" office:value="981.827324900231" calcext:value-type="float">
            <text:p>981.8273249002</text:p>
          </table:table-cell>
          <table:table-cell office:value-type="float" office:value="1012.37496012386" calcext:value-type="float">
            <text:p>1012.3749601239</text:p>
          </table:table-cell>
          <table:table-cell office:value-type="float" office:value="1028.41565534522" calcext:value-type="float">
            <text:p>1028.4156553452</text:p>
          </table:table-cell>
          <table:table-cell office:value-type="float" office:value="974.902093937748" calcext:value-type="float">
            <text:p>974.9020939377</text:p>
          </table:table-cell>
          <table:table-cell office:value-type="float" office:value="946.526377643607" calcext:value-type="float">
            <text:p>946.5263776436</text:p>
          </table:table-cell>
          <table:table-cell office:value-type="float" office:value="964.33849915049" calcext:value-type="float">
            <text:p>964.3384991505</text:p>
          </table:table-cell>
          <table:table-cell office:value-type="float" office:value="1017.1619526811" calcext:value-type="float">
            <text:p>1017.1619526811</text:p>
          </table:table-cell>
          <table:table-cell office:value-type="float" office:value="954.948001067893" calcext:value-type="float">
            <text:p>954.9480010679</text:p>
          </table:table-cell>
          <table:table-cell office:value-type="float" office:value="1015.56430468937" calcext:value-type="float">
            <text:p>1015.5643046894</text:p>
          </table:table-cell>
          <table:table-cell office:value-type="float" office:value="982.758755645771" calcext:value-type="float">
            <text:p>982.7587556458</text:p>
          </table:table-cell>
          <table:table-cell office:value-type="float" office:value="1031.63622466987" calcext:value-type="float">
            <text:p>1031.6362246699</text:p>
          </table:table-cell>
          <table:table-cell office:value-type="float" office:value="1018.41677919389" calcext:value-type="float">
            <text:p>1018.4167791939</text:p>
          </table:table-cell>
          <table:table-cell office:value-type="float" office:value="1001.35893388721" calcext:value-type="float">
            <text:p>1001.3589338872</text:p>
          </table:table-cell>
          <table:table-cell office:value-type="float" office:value="983.542055173691" calcext:value-type="float">
            <text:p>983.5420551737</text:p>
          </table:table-cell>
          <table:table-cell office:value-type="float" office:value="940.960474128421" calcext:value-type="float">
            <text:p>940.9604741284</text:p>
          </table:table-cell>
          <table:table-cell office:value-type="float" office:value="969.507526779273" calcext:value-type="float">
            <text:p>969.5075267793</text:p>
          </table:table-cell>
          <table:table-cell office:value-type="float" office:value="977.977311044282" calcext:value-type="float">
            <text:p>977.9773110443</text:p>
          </table:table-cell>
          <table:table-cell office:value-type="float" office:value="996.648106009018" calcext:value-type="float">
            <text:p>996.648106009</text:p>
          </table:table-cell>
        </table:table-row>
        <table:table-row table:style-name="ro1">
          <table:table-cell office:value-type="float" office:value="981.435038379841" calcext:value-type="float">
            <text:p>981.4350383798</text:p>
          </table:table-cell>
          <table:table-cell office:value-type="float" office:value="965.003503080578" calcext:value-type="float">
            <text:p>965.0035030806</text:p>
          </table:table-cell>
          <table:table-cell office:value-type="float" office:value="947.688629321838" calcext:value-type="float">
            <text:p>947.6886293218</text:p>
          </table:table-cell>
          <table:table-cell office:value-type="float" office:value="1025.50631565407" calcext:value-type="float">
            <text:p>1025.5063156541</text:p>
          </table:table-cell>
          <table:table-cell office:value-type="float" office:value="982.580978934668" calcext:value-type="float">
            <text:p>982.5809789347</text:p>
          </table:table-cell>
          <table:table-cell office:value-type="float" office:value="1048.12551317475" calcext:value-type="float">
            <text:p>1048.1255131748</text:p>
          </table:table-cell>
          <table:table-cell office:value-type="float" office:value="957.447326558115" calcext:value-type="float">
            <text:p>957.4473265581</text:p>
          </table:table-cell>
          <table:table-cell office:value-type="float" office:value="1034.60146849237" calcext:value-type="float">
            <text:p>1034.6014684924</text:p>
          </table:table-cell>
          <table:table-cell office:value-type="float" office:value="904.674111657547" calcext:value-type="float">
            <text:p>904.6741116575</text:p>
          </table:table-cell>
          <table:table-cell office:value-type="float" office:value="899.411412770922" calcext:value-type="float">
            <text:p>899.4114127709</text:p>
          </table:table-cell>
          <table:table-cell office:value-type="float" office:value="947.368469976444" calcext:value-type="float">
            <text:p>947.3684699764</text:p>
          </table:table-cell>
          <table:table-cell office:value-type="float" office:value="1001.09248338194" calcext:value-type="float">
            <text:p>1001.0924833819</text:p>
          </table:table-cell>
          <table:table-cell office:value-type="float" office:value="951.178978936661" calcext:value-type="float">
            <text:p>951.1789789367</text:p>
          </table:table-cell>
          <table:table-cell office:value-type="float" office:value="953.87927353882" calcext:value-type="float">
            <text:p>953.8792735388</text:p>
          </table:table-cell>
          <table:table-cell office:value-type="float" office:value="976.619784581007" calcext:value-type="float">
            <text:p>976.619784581</text:p>
          </table:table-cell>
          <table:table-cell office:value-type="float" office:value="984.391522329834" calcext:value-type="float">
            <text:p>984.3915223298</text:p>
          </table:table-cell>
          <table:table-cell office:value-type="float" office:value="1026.578808293" calcext:value-type="float">
            <text:p>1026.578808293</text:p>
          </table:table-cell>
          <table:table-cell office:value-type="float" office:value="930.555223991917" calcext:value-type="float">
            <text:p>930.5552239919</text:p>
          </table:table-cell>
          <table:table-cell office:value-type="float" office:value="1013.05238988207" calcext:value-type="float">
            <text:p>1013.0523898821</text:p>
          </table:table-cell>
          <table:table-cell office:value-type="float" office:value="967.70901494879" calcext:value-type="float">
            <text:p>967.7090149488</text:p>
          </table:table-cell>
          <table:table-cell office:value-type="float" office:value="936.544970496036" calcext:value-type="float">
            <text:p>936.544970496</text:p>
          </table:table-cell>
          <table:table-cell office:value-type="float" office:value="966.967487806633" calcext:value-type="float">
            <text:p>966.9674878066</text:p>
          </table:table-cell>
          <table:table-cell office:value-type="float" office:value="1007.00287024815" calcext:value-type="float">
            <text:p>1007.0028702482</text:p>
          </table:table-cell>
          <table:table-cell office:value-type="float" office:value="0" calcext:value-type="float">
            <text:p>0</text:p>
          </table:table-cell>
          <table:table-cell office:value-type="float" office:value="1037.76512981115" calcext:value-type="float">
            <text:p>1037.7651298112</text:p>
          </table:table-cell>
          <table:table-cell office:value-type="float" office:value="965.8661240808" calcext:value-type="float">
            <text:p>965.8661240808</text:p>
          </table:table-cell>
          <table:table-cell office:value-type="float" office:value="964.342254274837" calcext:value-type="float">
            <text:p>964.3422542748</text:p>
          </table:table-cell>
          <table:table-cell office:value-type="float" office:value="941.162712054574" calcext:value-type="float">
            <text:p>941.1627120546</text:p>
          </table:table-cell>
          <table:table-cell office:value-type="float" office:value="964.91242173481" calcext:value-type="float">
            <text:p>964.9124217348</text:p>
          </table:table-cell>
          <table:table-cell office:value-type="float" office:value="1032.0607511319" calcext:value-type="float">
            <text:p>1032.0607511319</text:p>
          </table:table-cell>
          <table:table-cell office:value-type="float" office:value="981.421837038091" calcext:value-type="float">
            <text:p>981.4218370381</text:p>
          </table:table-cell>
          <table:table-cell office:value-type="float" office:value="932.341110893871" calcext:value-type="float">
            <text:p>932.3411108939</text:p>
          </table:table-cell>
          <table:table-cell office:value-type="float" office:value="950.675298953029" calcext:value-type="float">
            <text:p>950.675298953</text:p>
          </table:table-cell>
          <table:table-cell office:value-type="float" office:value="922.463472769572" calcext:value-type="float">
            <text:p>922.4634727696</text:p>
          </table:table-cell>
          <table:table-cell office:value-type="float" office:value="986.006393233196" calcext:value-type="float">
            <text:p>986.0063932332</text:p>
          </table:table-cell>
          <table:table-cell office:value-type="float" office:value="956.211998526948" calcext:value-type="float">
            <text:p>956.2119985269</text:p>
          </table:table-cell>
          <table:table-cell office:value-type="float" office:value="933.974181567796" calcext:value-type="float">
            <text:p>933.9741815678</text:p>
          </table:table-cell>
          <table:table-cell office:value-type="float" office:value="989.192050752584" calcext:value-type="float">
            <text:p>989.1920507526</text:p>
          </table:table-cell>
          <table:table-cell office:value-type="float" office:value="984.481271482893" calcext:value-type="float">
            <text:p>984.4812714829</text:p>
          </table:table-cell>
          <table:table-cell office:value-type="float" office:value="972.076509693032" calcext:value-type="float">
            <text:p>972.076509693</text:p>
          </table:table-cell>
          <table:table-cell office:value-type="float" office:value="996.242256615165" calcext:value-type="float">
            <text:p>996.2422566152</text:p>
          </table:table-cell>
          <table:table-cell office:value-type="float" office:value="928.765055168079" calcext:value-type="float">
            <text:p>928.7650551681</text:p>
          </table:table-cell>
          <table:table-cell office:value-type="float" office:value="964.468416654329" calcext:value-type="float">
            <text:p>964.4684166543</text:p>
          </table:table-cell>
          <table:table-cell office:value-type="float" office:value="968.151577358638" calcext:value-type="float">
            <text:p>968.1515773586</text:p>
          </table:table-cell>
          <table:table-cell office:value-type="float" office:value="960.899277278289" calcext:value-type="float">
            <text:p>960.8992772783</text:p>
          </table:table-cell>
          <table:table-cell office:value-type="float" office:value="920.294895398619" calcext:value-type="float">
            <text:p>920.2948953986</text:p>
          </table:table-cell>
          <table:table-cell office:value-type="float" office:value="965.51728371763" calcext:value-type="float">
            <text:p>965.5172837176</text:p>
          </table:table-cell>
          <table:table-cell office:value-type="float" office:value="920.538545737764" calcext:value-type="float">
            <text:p>920.5385457378</text:p>
          </table:table-cell>
          <table:table-cell office:value-type="float" office:value="980.177603199482" calcext:value-type="float">
            <text:p>980.1776031995</text:p>
          </table:table-cell>
          <table:table-cell office:value-type="float" office:value="999.06706100576" calcext:value-type="float">
            <text:p>999.0670610058</text:p>
          </table:table-cell>
          <table:table-cell office:value-type="float" office:value="964.169000556848" calcext:value-type="float">
            <text:p>964.1690005568</text:p>
          </table:table-cell>
          <table:table-cell office:value-type="float" office:value="1007.86946063404" calcext:value-type="float">
            <text:p>1007.869460634</text:p>
          </table:table-cell>
          <table:table-cell office:value-type="float" office:value="984.078382138223" calcext:value-type="float">
            <text:p>984.0783821382</text:p>
          </table:table-cell>
          <table:table-cell office:value-type="float" office:value="1012.67573368505" calcext:value-type="float">
            <text:p>1012.6757336851</text:p>
          </table:table-cell>
          <table:table-cell office:value-type="float" office:value="1030.3451624729" calcext:value-type="float">
            <text:p>1030.3451624729</text:p>
          </table:table-cell>
          <table:table-cell office:value-type="float" office:value="963.632392388674" calcext:value-type="float">
            <text:p>963.6323923887</text:p>
          </table:table-cell>
          <table:table-cell office:value-type="float" office:value="944.922700233721" calcext:value-type="float">
            <text:p>944.9227002337</text:p>
          </table:table-cell>
          <table:table-cell office:value-type="float" office:value="958.625584797604" calcext:value-type="float">
            <text:p>958.6255847976</text:p>
          </table:table-cell>
          <table:table-cell office:value-type="float" office:value="1019.94327361216" calcext:value-type="float">
            <text:p>1019.9432736122</text:p>
          </table:table-cell>
          <table:table-cell office:value-type="float" office:value="953.570036501696" calcext:value-type="float">
            <text:p>953.5700365017</text:p>
          </table:table-cell>
          <table:table-cell office:value-type="float" office:value="1002.37535295896" calcext:value-type="float">
            <text:p>1002.375352959</text:p>
          </table:table-cell>
          <table:table-cell office:value-type="float" office:value="967.313203927224" calcext:value-type="float">
            <text:p>967.3132039272</text:p>
          </table:table-cell>
          <table:table-cell office:value-type="float" office:value="1025.64499833329" calcext:value-type="float">
            <text:p>1025.6449983333</text:p>
          </table:table-cell>
          <table:table-cell office:value-type="float" office:value="1002.03473282773" calcext:value-type="float">
            <text:p>1002.0347328277</text:p>
          </table:table-cell>
          <table:table-cell office:value-type="float" office:value="999.653967353981" calcext:value-type="float">
            <text:p>999.653967354</text:p>
          </table:table-cell>
          <table:table-cell office:value-type="float" office:value="982.476795596437" calcext:value-type="float">
            <text:p>982.4767955964</text:p>
          </table:table-cell>
          <table:table-cell office:value-type="float" office:value="937.656168693492" calcext:value-type="float">
            <text:p>937.6561686935</text:p>
          </table:table-cell>
          <table:table-cell office:value-type="float" office:value="967.891123745519" calcext:value-type="float">
            <text:p>967.8911237455</text:p>
          </table:table-cell>
          <table:table-cell office:value-type="float" office:value="979.22230154575" calcext:value-type="float">
            <text:p>979.2223015458</text:p>
          </table:table-cell>
          <table:table-cell office:value-type="float" office:value="991.954943123563" calcext:value-type="float">
            <text:p>991.9549431236</text:p>
          </table:table-cell>
        </table:table-row>
        <table:table-row table:style-name="ro1">
          <table:table-cell office:value-type="float" office:value="980.545646237228" calcext:value-type="float">
            <text:p>980.5456462372</text:p>
          </table:table-cell>
          <table:table-cell office:value-type="float" office:value="963.634620563815" calcext:value-type="float">
            <text:p>963.6346205638</text:p>
          </table:table-cell>
          <table:table-cell office:value-type="float" office:value="935.565379707721" calcext:value-type="float">
            <text:p>935.5653797077</text:p>
          </table:table-cell>
          <table:table-cell office:value-type="float" office:value="1013.97504348534" calcext:value-type="float">
            <text:p>1013.9750434853</text:p>
          </table:table-cell>
          <table:table-cell office:value-type="float" office:value="967.267706721998" calcext:value-type="float">
            <text:p>967.267706722</text:p>
          </table:table-cell>
          <table:table-cell office:value-type="float" office:value="1048.12551317475" calcext:value-type="float">
            <text:p>1048.1255131748</text:p>
          </table:table-cell>
          <table:table-cell office:value-type="float" office:value="958.582315965072" calcext:value-type="float">
            <text:p>958.5823159651</text:p>
          </table:table-cell>
          <table:table-cell office:value-type="float" office:value="1034.58636644555" calcext:value-type="float">
            <text:p>1034.5863664456</text:p>
          </table:table-cell>
          <table:table-cell office:value-type="float" office:value="905.812498814835" calcext:value-type="float">
            <text:p>905.8124988148</text:p>
          </table:table-cell>
          <table:table-cell office:value-type="float" office:value="895.488437437059" calcext:value-type="float">
            <text:p>895.4884374371</text:p>
          </table:table-cell>
          <table:table-cell office:value-type="float" office:value="945.042804776251" calcext:value-type="float">
            <text:p>945.0428047763</text:p>
          </table:table-cell>
          <table:table-cell office:value-type="float" office:value="994.401437297205" calcext:value-type="float">
            <text:p>994.4014372972</text:p>
          </table:table-cell>
          <table:table-cell office:value-type="float" office:value="927.430112415565" calcext:value-type="float">
            <text:p>927.4301124156</text:p>
          </table:table-cell>
          <table:table-cell office:value-type="float" office:value="951.765347037382" calcext:value-type="float">
            <text:p>951.7653470374</text:p>
          </table:table-cell>
          <table:table-cell office:value-type="float" office:value="972.237437362086" calcext:value-type="float">
            <text:p>972.2374373621</text:p>
          </table:table-cell>
          <table:table-cell office:value-type="float" office:value="985.508311837141" calcext:value-type="float">
            <text:p>985.5083118371</text:p>
          </table:table-cell>
          <table:table-cell office:value-type="float" office:value="1027.25931469168" calcext:value-type="float">
            <text:p>1027.2593146917</text:p>
          </table:table-cell>
          <table:table-cell office:value-type="float" office:value="923.209740901646" calcext:value-type="float">
            <text:p>923.2097409016</text:p>
          </table:table-cell>
          <table:table-cell office:value-type="float" office:value="1012.82057468184" calcext:value-type="float">
            <text:p>1012.8205746818</text:p>
          </table:table-cell>
          <table:table-cell office:value-type="float" office:value="967.70901494879" calcext:value-type="float">
            <text:p>967.7090149488</text:p>
          </table:table-cell>
          <table:table-cell office:value-type="float" office:value="930.692825451036" calcext:value-type="float">
            <text:p>930.692825451</text:p>
          </table:table-cell>
          <table:table-cell office:value-type="float" office:value="945.87338756246" calcext:value-type="float">
            <text:p>945.8733875625</text:p>
          </table:table-cell>
          <table:table-cell office:value-type="float" office:value="988.431065694314" calcext:value-type="float">
            <text:p>988.4310656943</text:p>
          </table:table-cell>
          <table:table-cell office:value-type="float" office:value="0" calcext:value-type="float">
            <text:p>0</text:p>
          </table:table-cell>
          <table:table-cell office:value-type="float" office:value="1043.91512045707" calcext:value-type="float">
            <text:p>1043.9151204571</text:p>
          </table:table-cell>
          <table:table-cell office:value-type="float" office:value="967.511809822767" calcext:value-type="float">
            <text:p>967.5118098228</text:p>
          </table:table-cell>
          <table:table-cell office:value-type="float" office:value="959.979219825586" calcext:value-type="float">
            <text:p>959.9792198256</text:p>
          </table:table-cell>
          <table:table-cell office:value-type="float" office:value="940.648495647661" calcext:value-type="float">
            <text:p>940.6484956477</text:p>
          </table:table-cell>
          <table:table-cell office:value-type="float" office:value="964.91242173481" calcext:value-type="float">
            <text:p>964.9124217348</text:p>
          </table:table-cell>
          <table:table-cell office:value-type="float" office:value="1030.36778394893" calcext:value-type="float">
            <text:p>1030.3677839489</text:p>
          </table:table-cell>
          <table:table-cell office:value-type="float" office:value="982.635354829635" calcext:value-type="float">
            <text:p>982.6353548296</text:p>
          </table:table-cell>
          <table:table-cell office:value-type="float" office:value="918.502611602984" calcext:value-type="float">
            <text:p>918.502611603</text:p>
          </table:table-cell>
          <table:table-cell office:value-type="float" office:value="943.568713832592" calcext:value-type="float">
            <text:p>943.5687138326</text:p>
          </table:table-cell>
          <table:table-cell office:value-type="float" office:value="910.198614746436" calcext:value-type="float">
            <text:p>910.1986147464</text:p>
          </table:table-cell>
          <table:table-cell office:value-type="float" office:value="985.638947178772" calcext:value-type="float">
            <text:p>985.6389471788</text:p>
          </table:table-cell>
          <table:table-cell office:value-type="float" office:value="954.505195625216" calcext:value-type="float">
            <text:p>954.5051956252</text:p>
          </table:table-cell>
          <table:table-cell office:value-type="float" office:value="934.369688023825" calcext:value-type="float">
            <text:p>934.3696880238</text:p>
          </table:table-cell>
          <table:table-cell office:value-type="float" office:value="988.153606084954" calcext:value-type="float">
            <text:p>988.153606085</text:p>
          </table:table-cell>
          <table:table-cell office:value-type="float" office:value="971.367365258581" calcext:value-type="float">
            <text:p>971.3673652586</text:p>
          </table:table-cell>
          <table:table-cell office:value-type="float" office:value="966.98414431553" calcext:value-type="float">
            <text:p>966.9841443155</text:p>
          </table:table-cell>
          <table:table-cell office:value-type="float" office:value="991.638785751798" calcext:value-type="float">
            <text:p>991.6387857518</text:p>
          </table:table-cell>
          <table:table-cell office:value-type="float" office:value="912.779847485665" calcext:value-type="float">
            <text:p>912.7798474857</text:p>
          </table:table-cell>
          <table:table-cell office:value-type="float" office:value="955.572632443765" calcext:value-type="float">
            <text:p>955.5726324438</text:p>
          </table:table-cell>
          <table:table-cell office:value-type="float" office:value="968.07857330658" calcext:value-type="float">
            <text:p>968.0785733066</text:p>
          </table:table-cell>
          <table:table-cell office:value-type="float" office:value="961.861843795778" calcext:value-type="float">
            <text:p>961.8618437958</text:p>
          </table:table-cell>
          <table:table-cell office:value-type="float" office:value="919.78322551988" calcext:value-type="float">
            <text:p>919.7832255199</text:p>
          </table:table-cell>
          <table:table-cell office:value-type="float" office:value="953.573804000606" calcext:value-type="float">
            <text:p>953.5738040006</text:p>
          </table:table-cell>
          <table:table-cell office:value-type="float" office:value="905.521746423261" calcext:value-type="float">
            <text:p>905.5217464233</text:p>
          </table:table-cell>
          <table:table-cell office:value-type="float" office:value="965.959212714618" calcext:value-type="float">
            <text:p>965.9592127146</text:p>
          </table:table-cell>
          <table:table-cell office:value-type="float" office:value="986.874431146346" calcext:value-type="float">
            <text:p>986.8744311463</text:p>
          </table:table-cell>
          <table:table-cell office:value-type="float" office:value="955.506432957304" calcext:value-type="float">
            <text:p>955.5064329573</text:p>
          </table:table-cell>
          <table:table-cell office:value-type="float" office:value="998.739859254746" calcext:value-type="float">
            <text:p>998.7398592547</text:p>
          </table:table-cell>
          <table:table-cell office:value-type="float" office:value="975.118418353322" calcext:value-type="float">
            <text:p>975.1184183533</text:p>
          </table:table-cell>
          <table:table-cell office:value-type="float" office:value="1008.25687299055" calcext:value-type="float">
            <text:p>1008.2568729906</text:p>
          </table:table-cell>
          <table:table-cell office:value-type="float" office:value="1028.45718981202" calcext:value-type="float">
            <text:p>1028.457189812</text:p>
          </table:table-cell>
          <table:table-cell office:value-type="float" office:value="956.71246861355" calcext:value-type="float">
            <text:p>956.7124686136</text:p>
          </table:table-cell>
          <table:table-cell office:value-type="float" office:value="943.927822077953" calcext:value-type="float">
            <text:p>943.927822078</text:p>
          </table:table-cell>
          <table:table-cell office:value-type="float" office:value="954.543535178341" calcext:value-type="float">
            <text:p>954.5435351783</text:p>
          </table:table-cell>
          <table:table-cell office:value-type="float" office:value="1014.42188622787" calcext:value-type="float">
            <text:p>1014.4218862279</text:p>
          </table:table-cell>
          <table:table-cell office:value-type="float" office:value="952.792800179933" calcext:value-type="float">
            <text:p>952.7928001799</text:p>
          </table:table-cell>
          <table:table-cell office:value-type="float" office:value="993.787691200232" calcext:value-type="float">
            <text:p>993.7876912002</text:p>
          </table:table-cell>
          <table:table-cell office:value-type="float" office:value="958.654146292742" calcext:value-type="float">
            <text:p>958.6541462927</text:p>
          </table:table-cell>
          <table:table-cell office:value-type="float" office:value="1006.97001027293" calcext:value-type="float">
            <text:p>1006.9700102729</text:p>
          </table:table-cell>
          <table:table-cell office:value-type="float" office:value="991.69150734647" calcext:value-type="float">
            <text:p>991.6915073465</text:p>
          </table:table-cell>
          <table:table-cell office:value-type="float" office:value="987.721545311359" calcext:value-type="float">
            <text:p>987.7215453114</text:p>
          </table:table-cell>
          <table:table-cell office:value-type="float" office:value="980.666047856968" calcext:value-type="float">
            <text:p>980.666047857</text:p>
          </table:table-cell>
          <table:table-cell office:value-type="float" office:value="927.153360922442" calcext:value-type="float">
            <text:p>927.1533609224</text:p>
          </table:table-cell>
          <table:table-cell office:value-type="float" office:value="964.220607424989" calcext:value-type="float">
            <text:p>964.220607425</text:p>
          </table:table-cell>
          <table:table-cell office:value-type="float" office:value="973.804309634286" calcext:value-type="float">
            <text:p>973.8043096343</text:p>
          </table:table-cell>
          <table:table-cell office:value-type="float" office:value="985.51566372737" calcext:value-type="float">
            <text:p>985.5156637274</text:p>
          </table:table-cell>
        </table:table-row>
        <table:table-row table:style-name="ro1">
          <table:table-cell office:value-type="float" office:value="978.779407146503" calcext:value-type="float">
            <text:p>978.779407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.89682227139" calcext:value-type="float">
            <text:p>1014.8968222714</text:p>
          </table:table-cell>
          <table:table-cell office:value-type="float" office:value="967.174334782779" calcext:value-type="float">
            <text:p>967.1743347828</text:p>
          </table:table-cell>
          <table:table-cell office:value-type="float" office:value="1045.08410442911" calcext:value-type="float">
            <text:p>1045.0841044291</text:p>
          </table:table-cell>
          <table:table-cell office:value-type="float" office:value="957.730206879927" calcext:value-type="float">
            <text:p>957.7302068799</text:p>
          </table:table-cell>
          <table:table-cell office:value-type="float" office:value="1034.46850584767" calcext:value-type="float">
            <text:p>1034.4685058477</text:p>
          </table:table-cell>
          <table:table-cell office:value-type="float" office:value="907.245033407485" calcext:value-type="float">
            <text:p>907.2450334075</text:p>
          </table:table-cell>
          <table:table-cell office:value-type="float" office:value="891.570031050954" calcext:value-type="float">
            <text:p>891.570031051</text:p>
          </table:table-cell>
          <table:table-cell office:value-type="float" office:value="0" calcext:value-type="float">
            <text:p>0</text:p>
          </table:table-cell>
          <table:table-cell office:value-type="float" office:value="987.066083496763" calcext:value-type="float">
            <text:p>987.0660834968</text:p>
          </table:table-cell>
          <table:table-cell office:value-type="float" office:value="924.529850747917" calcext:value-type="float">
            <text:p>924.5298507479</text:p>
          </table:table-cell>
          <table:table-cell office:value-type="float" office:value="947.70590811854" calcext:value-type="float">
            <text:p>947.7059081185</text:p>
          </table:table-cell>
          <table:table-cell office:value-type="float" office:value="0" calcext:value-type="float">
            <text:p>0</text:p>
          </table:table-cell>
          <table:table-cell office:value-type="float" office:value="982.219272029805" calcext:value-type="float">
            <text:p>982.2192720298</text:p>
          </table:table-cell>
          <table:table-cell office:value-type="float" office:value="1025.99397174909" calcext:value-type="float">
            <text:p>1025.9939717491</text:p>
          </table:table-cell>
          <table:table-cell office:value-type="float" office:value="920.431940704852" calcext:value-type="float">
            <text:p>920.4319407049</text:p>
          </table:table-cell>
          <table:table-cell office:value-type="float" office:value="1010.57214877174" calcext:value-type="float">
            <text:p>1010.5721487717</text:p>
          </table:table-cell>
          <table:table-cell office:value-type="float" office:value="964.816120385505" calcext:value-type="float">
            <text:p>964.8161203855</text:p>
          </table:table-cell>
          <table:table-cell office:value-type="float" office:value="922.049524811859" calcext:value-type="float">
            <text:p>922.0495248119</text:p>
          </table:table-cell>
          <table:table-cell office:value-type="float" office:value="946.101454764144" calcext:value-type="float">
            <text:p>946.1014547641</text:p>
          </table:table-cell>
          <table:table-cell office:value-type="float" office:value="983.889655412474" calcext:value-type="float">
            <text:p>983.8896554125</text:p>
          </table:table-cell>
          <table:table-cell office:value-type="float" office:value="0" calcext:value-type="float">
            <text:p>0</text:p>
          </table:table-cell>
          <table:table-cell office:value-type="float" office:value="1043.1670170277" calcext:value-type="float">
            <text:p>1043.1670170277</text:p>
          </table:table-cell>
          <table:table-cell office:value-type="float" office:value="969.671258533011" calcext:value-type="float">
            <text:p>969.671258533</text:p>
          </table:table-cell>
          <table:table-cell office:value-type="float" office:value="958.560006240692" calcext:value-type="float">
            <text:p>958.5600062407</text:p>
          </table:table-cell>
          <table:table-cell office:value-type="float" office:value="940.613374710451" calcext:value-type="float">
            <text:p>940.6133747105</text:p>
          </table:table-cell>
          <table:table-cell office:value-type="float" office:value="952.695130325478" calcext:value-type="float">
            <text:p>952.6951303255</text:p>
          </table:table-cell>
          <table:table-cell office:value-type="float" office:value="1031.80292418895" calcext:value-type="float">
            <text:p>1031.802924189</text:p>
          </table:table-cell>
          <table:table-cell office:value-type="float" office:value="966.205099609206" calcext:value-type="float">
            <text:p>966.2050996092</text:p>
          </table:table-cell>
          <table:table-cell office:value-type="float" office:value="912.136528270071" calcext:value-type="float">
            <text:p>912.1365282701</text:p>
          </table:table-cell>
          <table:table-cell office:value-type="float" office:value="940.411369889631" calcext:value-type="float">
            <text:p>940.4113698896</text:p>
          </table:table-cell>
          <table:table-cell office:value-type="float" office:value="906.003541547333" calcext:value-type="float">
            <text:p>906.0035415473</text:p>
          </table:table-cell>
          <table:table-cell office:value-type="float" office:value="979.996962963223" calcext:value-type="float">
            <text:p>979.9969629632</text:p>
          </table:table-cell>
          <table:table-cell office:value-type="float" office:value="0" calcext:value-type="float">
            <text:p>0</text:p>
          </table:table-cell>
          <table:table-cell office:value-type="float" office:value="933.874190724581" calcext:value-type="float">
            <text:p>933.8741907246</text:p>
          </table:table-cell>
          <table:table-cell office:value-type="float" office:value="993.509749842131" calcext:value-type="float">
            <text:p>993.5097498421</text:p>
          </table:table-cell>
          <table:table-cell office:value-type="float" office:value="974.516501851291" calcext:value-type="float">
            <text:p>974.5165018513</text:p>
          </table:table-cell>
          <table:table-cell office:value-type="float" office:value="965.920391660642" calcext:value-type="float">
            <text:p>965.9203916606</text:p>
          </table:table-cell>
          <table:table-cell office:value-type="float" office:value="994.277175093471" calcext:value-type="float">
            <text:p>994.2771750935</text:p>
          </table:table-cell>
          <table:table-cell office:value-type="float" office:value="913.537541366803" calcext:value-type="float">
            <text:p>913.5375413668</text:p>
          </table:table-cell>
          <table:table-cell office:value-type="float" office:value="0" calcext:value-type="float">
            <text:p>0</text:p>
          </table:table-cell>
          <table:table-cell office:value-type="float" office:value="968.21336802478" calcext:value-type="float">
            <text:p>968.2133680248</text:p>
          </table:table-cell>
          <table:table-cell office:value-type="float" office:value="952.508275039233" calcext:value-type="float">
            <text:p>952.5082750392</text:p>
          </table:table-cell>
          <table:table-cell office:value-type="float" office:value="913.399388731884" calcext:value-type="float">
            <text:p>913.3993887319</text:p>
          </table:table-cell>
          <table:table-cell office:value-type="float" office:value="954.940174126761" calcext:value-type="float">
            <text:p>954.9401741268</text:p>
          </table:table-cell>
          <table:table-cell office:value-type="float" office:value="903.448492535086" calcext:value-type="float">
            <text:p>903.4484925351</text:p>
          </table:table-cell>
          <table:table-cell office:value-type="float" office:value="0" calcext:value-type="float">
            <text:p>0</text:p>
          </table:table-cell>
          <table:table-cell office:value-type="float" office:value="988.487429739973" calcext:value-type="float">
            <text:p>988.48742974</text:p>
          </table:table-cell>
          <table:table-cell office:value-type="float" office:value="0" calcext:value-type="float">
            <text:p>0</text:p>
          </table:table-cell>
          <table:table-cell office:value-type="float" office:value="996.968965365596" calcext:value-type="float">
            <text:p>996.9689653656</text:p>
          </table:table-cell>
          <table:table-cell office:value-type="float" office:value="0" calcext:value-type="float">
            <text:p>0</text:p>
          </table:table-cell>
          <table:table-cell office:value-type="float" office:value="1002.20227516566" calcext:value-type="float">
            <text:p>1002.2022751657</text:p>
          </table:table-cell>
          <table:table-cell office:value-type="float" office:value="1016.19106793474" calcext:value-type="float">
            <text:p>1016.1910679347</text:p>
          </table:table-cell>
          <table:table-cell office:value-type="float" office:value="955.761268103841" calcext:value-type="float">
            <text:p>955.7612681038</text:p>
          </table:table-cell>
          <table:table-cell office:value-type="float" office:value="943.795997596655" calcext:value-type="float">
            <text:p>943.7959975967</text:p>
          </table:table-cell>
          <table:table-cell office:value-type="float" office:value="944.389967436413" calcext:value-type="float">
            <text:p>944.3899674364</text:p>
          </table:table-cell>
          <table:table-cell office:value-type="float" office:value="1011.92339950063" calcext:value-type="float">
            <text:p>1011.9233995006</text:p>
          </table:table-cell>
          <table:table-cell office:value-type="float" office:value="0" calcext:value-type="float">
            <text:p>0</text:p>
          </table:table-cell>
          <table:table-cell office:value-type="float" office:value="989.960281371103" calcext:value-type="float">
            <text:p>989.9602813711</text:p>
          </table:table-cell>
          <table:table-cell office:value-type="float" office:value="0" calcext:value-type="float">
            <text:p>0</text:p>
          </table:table-cell>
          <table:table-cell office:value-type="float" office:value="992.683917661234" calcext:value-type="float">
            <text:p>992.6839176612</text:p>
          </table:table-cell>
          <table:table-cell office:value-type="float" office:value="990.995567298276" calcext:value-type="float">
            <text:p>990.9955672983</text:p>
          </table:table-cell>
          <table:table-cell office:value-type="float" office:value="971.718286175325" calcext:value-type="float">
            <text:p>971.7182861753</text:p>
          </table:table-cell>
          <table:table-cell office:value-type="float" office:value="965.828398293008" calcext:value-type="float">
            <text:p>965.828398293</text:p>
          </table:table-cell>
          <table:table-cell office:value-type="float" office:value="930.989546383678" calcext:value-type="float">
            <text:p>930.9895463837</text:p>
          </table:table-cell>
          <table:table-cell office:value-type="float" office:value="962.924528491829" calcext:value-type="float">
            <text:p>962.9245284918</text:p>
          </table:table-cell>
          <table:table-cell office:value-type="float" office:value="969.865493288654" calcext:value-type="float">
            <text:p>969.8654932887</text:p>
          </table:table-cell>
          <table:table-cell office:value-type="float" office:value="983.030467335013" calcext:value-type="float">
            <text:p>983.030467335</text:p>
          </table:table-cell>
        </table:table-row>
        <table:table-row table:style-name="ro1">
          <table:table-cell office:value-type="float" office:value="975.845782614381" calcext:value-type="float">
            <text:p>975.845782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.4796436942" calcext:value-type="float">
            <text:p>1011.4796436942</text:p>
          </table:table-cell>
          <table:table-cell office:value-type="float" office:value="936.368585951509" calcext:value-type="float">
            <text:p>936.3685859515</text:p>
          </table:table-cell>
          <table:table-cell office:value-type="float" office:value="1023.18871424056" calcext:value-type="float">
            <text:p>1023.1887142406</text:p>
          </table:table-cell>
          <table:table-cell office:value-type="float" office:value="948.213343398884" calcext:value-type="float">
            <text:p>948.2133433989</text:p>
          </table:table-cell>
          <table:table-cell office:value-type="float" office:value="1029.13384959365" calcext:value-type="float">
            <text:p>1029.1338495937</text:p>
          </table:table-cell>
          <table:table-cell office:value-type="float" office:value="901.76679869499" calcext:value-type="float">
            <text:p>901.766798695</text:p>
          </table:table-cell>
          <table:table-cell office:value-type="float" office:value="878.469645353471" calcext:value-type="float">
            <text:p>878.4696453535</text:p>
          </table:table-cell>
          <table:table-cell office:value-type="float" office:value="0" calcext:value-type="float">
            <text:p>0</text:p>
          </table:table-cell>
          <table:table-cell office:value-type="float" office:value="967.112661957117" calcext:value-type="float">
            <text:p>967.1126619571</text:p>
          </table:table-cell>
          <table:table-cell office:value-type="float" office:value="921.979960675" calcext:value-type="float">
            <text:p>921.979960675</text:p>
          </table:table-cell>
          <table:table-cell office:value-type="float" office:value="935.555272428834" calcext:value-type="float">
            <text:p>935.5552724288</text:p>
          </table:table-cell>
          <table:table-cell office:value-type="float" office:value="0" calcext:value-type="float">
            <text:p>0</text:p>
          </table:table-cell>
          <table:table-cell office:value-type="float" office:value="980.962665349073" calcext:value-type="float">
            <text:p>980.9626653491</text:p>
          </table:table-cell>
          <table:table-cell office:value-type="float" office:value="1011.85213452185" calcext:value-type="float">
            <text:p>1011.8521345219</text:p>
          </table:table-cell>
          <table:table-cell office:value-type="float" office:value="911.253210996129" calcext:value-type="float">
            <text:p>911.2532109961</text:p>
          </table:table-cell>
          <table:table-cell office:value-type="float" office:value="991.697292399022" calcext:value-type="float">
            <text:p>991.697292399</text:p>
          </table:table-cell>
          <table:table-cell office:value-type="float" office:value="967.565543785603" calcext:value-type="float">
            <text:p>967.5655437856</text:p>
          </table:table-cell>
          <table:table-cell office:value-type="float" office:value="914.792011006322" calcext:value-type="float">
            <text:p>914.7920110063</text:p>
          </table:table-cell>
          <table:table-cell office:value-type="float" office:value="943.504947674191" calcext:value-type="float">
            <text:p>943.5049476742</text:p>
          </table:table-cell>
          <table:table-cell office:value-type="float" office:value="986.612405858053" calcext:value-type="float">
            <text:p>986.6124058581</text:p>
          </table:table-cell>
          <table:table-cell office:value-type="float" office:value="0" calcext:value-type="float">
            <text:p>0</text:p>
          </table:table-cell>
          <table:table-cell office:value-type="float" office:value="1036.85872459644" calcext:value-type="float">
            <text:p>1036.8587245964</text:p>
          </table:table-cell>
          <table:table-cell office:value-type="float" office:value="963.411823795943" calcext:value-type="float">
            <text:p>963.4118237959</text:p>
          </table:table-cell>
          <table:table-cell office:value-type="float" office:value="954.288116919597" calcext:value-type="float">
            <text:p>954.2881169196</text:p>
          </table:table-cell>
          <table:table-cell office:value-type="float" office:value="940.613374710451" calcext:value-type="float">
            <text:p>940.6133747105</text:p>
          </table:table-cell>
          <table:table-cell office:value-type="float" office:value="936.602614379677" calcext:value-type="float">
            <text:p>936.6026143797</text:p>
          </table:table-cell>
          <table:table-cell office:value-type="float" office:value="1020.40581074584" calcext:value-type="float">
            <text:p>1020.4058107458</text:p>
          </table:table-cell>
          <table:table-cell office:value-type="float" office:value="946.176011774523" calcext:value-type="float">
            <text:p>946.1760117745</text:p>
          </table:table-cell>
          <table:table-cell office:value-type="float" office:value="903.824326819214" calcext:value-type="float">
            <text:p>903.8243268192</text:p>
          </table:table-cell>
          <table:table-cell office:value-type="float" office:value="939.868094891193" calcext:value-type="float">
            <text:p>939.8680948912</text:p>
          </table:table-cell>
          <table:table-cell office:value-type="float" office:value="900.43730197061" calcext:value-type="float">
            <text:p>900.4373019706</text:p>
          </table:table-cell>
          <table:table-cell office:value-type="float" office:value="978.967566585916" calcext:value-type="float">
            <text:p>978.9675665859</text:p>
          </table:table-cell>
          <table:table-cell office:value-type="float" office:value="0" calcext:value-type="float">
            <text:p>0</text:p>
          </table:table-cell>
          <table:table-cell office:value-type="float" office:value="933.398071366986" calcext:value-type="float">
            <text:p>933.398071367</text:p>
          </table:table-cell>
          <table:table-cell office:value-type="float" office:value="990.700282719019" calcext:value-type="float">
            <text:p>990.700282719</text:p>
          </table:table-cell>
          <table:table-cell office:value-type="float" office:value="974.862806099128" calcext:value-type="float">
            <text:p>974.8628060991</text:p>
          </table:table-cell>
          <table:table-cell office:value-type="float" office:value="962.03454307344" calcext:value-type="float">
            <text:p>962.0345430734</text:p>
          </table:table-cell>
          <table:table-cell office:value-type="float" office:value="990.722679376151" calcext:value-type="float">
            <text:p>990.7226793762</text:p>
          </table:table-cell>
          <table:table-cell office:value-type="float" office:value="903.383818431247" calcext:value-type="float">
            <text:p>903.3838184312</text:p>
          </table:table-cell>
          <table:table-cell office:value-type="float" office:value="0" calcext:value-type="float">
            <text:p>0</text:p>
          </table:table-cell>
          <table:table-cell office:value-type="float" office:value="968.206036365912" calcext:value-type="float">
            <text:p>968.2060363659</text:p>
          </table:table-cell>
          <table:table-cell office:value-type="float" office:value="931.931614485688" calcext:value-type="float">
            <text:p>931.9316144857</text:p>
          </table:table-cell>
          <table:table-cell office:value-type="float" office:value="910.496001700528" calcext:value-type="float">
            <text:p>910.4960017005</text:p>
          </table:table-cell>
          <table:table-cell office:value-type="float" office:value="948.836249661549" calcext:value-type="float">
            <text:p>948.8362496615</text:p>
          </table:table-cell>
          <table:table-cell office:value-type="float" office:value="885.403811618604" calcext:value-type="float">
            <text:p>885.4038116186</text:p>
          </table:table-cell>
          <table:table-cell office:value-type="float" office:value="0" calcext:value-type="float">
            <text:p>0</text:p>
          </table:table-cell>
          <table:table-cell office:value-type="float" office:value="983.711972098354" calcext:value-type="float">
            <text:p>983.7119720984</text:p>
          </table:table-cell>
          <table:table-cell office:value-type="float" office:value="0" calcext:value-type="float">
            <text:p>0</text:p>
          </table:table-cell>
          <table:table-cell office:value-type="float" office:value="1000.2920977882" calcext:value-type="float">
            <text:p>1000.2920977882</text:p>
          </table:table-cell>
          <table:table-cell office:value-type="float" office:value="0" calcext:value-type="float">
            <text:p>0</text:p>
          </table:table-cell>
          <table:table-cell office:value-type="float" office:value="997.056303739536" calcext:value-type="float">
            <text:p>997.0563037395</text:p>
          </table:table-cell>
          <table:table-cell office:value-type="float" office:value="1016.70123221314" calcext:value-type="float">
            <text:p>1016.7012322131</text:p>
          </table:table-cell>
          <table:table-cell office:value-type="float" office:value="951.308719715711" calcext:value-type="float">
            <text:p>951.3087197157</text:p>
          </table:table-cell>
          <table:table-cell office:value-type="float" office:value="943.937360692516" calcext:value-type="float">
            <text:p>943.9373606925</text:p>
          </table:table-cell>
          <table:table-cell office:value-type="float" office:value="930.628090939661" calcext:value-type="float">
            <text:p>930.6280909397</text:p>
          </table:table-cell>
          <table:table-cell office:value-type="float" office:value="1012.11069681295" calcext:value-type="float">
            <text:p>1012.110696813</text:p>
          </table:table-cell>
          <table:table-cell office:value-type="float" office:value="0" calcext:value-type="float">
            <text:p>0</text:p>
          </table:table-cell>
          <table:table-cell office:value-type="float" office:value="986.387269722927" calcext:value-type="float">
            <text:p>986.3872697229</text:p>
          </table:table-cell>
          <table:table-cell office:value-type="float" office:value="0" calcext:value-type="float">
            <text:p>0</text:p>
          </table:table-cell>
          <table:table-cell office:value-type="float" office:value="992.683917661234" calcext:value-type="float">
            <text:p>992.6839176612</text:p>
          </table:table-cell>
          <table:table-cell office:value-type="float" office:value="990.759530226818" calcext:value-type="float">
            <text:p>990.7595302268</text:p>
          </table:table-cell>
          <table:table-cell office:value-type="float" office:value="980.74475988092" calcext:value-type="float">
            <text:p>980.7447598809</text:p>
          </table:table-cell>
          <table:table-cell office:value-type="float" office:value="952.380610038565" calcext:value-type="float">
            <text:p>952.3806100386</text:p>
          </table:table-cell>
          <table:table-cell office:value-type="float" office:value="920.422625344751" calcext:value-type="float">
            <text:p>920.4226253448</text:p>
          </table:table-cell>
          <table:table-cell office:value-type="float" office:value="964.141507742197" calcext:value-type="float">
            <text:p>964.1415077422</text:p>
          </table:table-cell>
          <table:table-cell office:value-type="float" office:value="951.82254408063" calcext:value-type="float">
            <text:p>951.8225440806</text:p>
          </table:table-cell>
          <table:table-cell office:value-type="float" office:value="970.978653440277" calcext:value-type="float">
            <text:p>970.9786534403</text:p>
          </table:table-cell>
        </table:table-row>
        <table:table-row table:style-name="ro1">
          <table:table-cell office:value-type="float" office:value="975.814160652273" calcext:value-type="float">
            <text:p>975.8141606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544582978207" calcext:value-type="float">
            <text:p>999.5445829782</text:p>
          </table:table-cell>
          <table:table-cell office:value-type="float" office:value="926.88298014582" calcext:value-type="float">
            <text:p>926.8829801458</text:p>
          </table:table-cell>
          <table:table-cell office:value-type="float" office:value="1002.66687824614" calcext:value-type="float">
            <text:p>1002.6668782461</text:p>
          </table:table-cell>
          <table:table-cell office:value-type="float" office:value="953.967211769858" calcext:value-type="float">
            <text:p>953.9672117699</text:p>
          </table:table-cell>
          <table:table-cell office:value-type="float" office:value="1030.12615426612" calcext:value-type="float">
            <text:p>1030.1261542661</text:p>
          </table:table-cell>
          <table:table-cell office:value-type="float" office:value="896.967739203691" calcext:value-type="float">
            <text:p>896.9677392037</text:p>
          </table:table-cell>
          <table:table-cell office:value-type="float" office:value="877.131384293341" calcext:value-type="float">
            <text:p>877.1313842933</text:p>
          </table:table-cell>
          <table:table-cell office:value-type="float" office:value="0" calcext:value-type="float">
            <text:p>0</text:p>
          </table:table-cell>
          <table:table-cell office:value-type="float" office:value="970.189550881132" calcext:value-type="float">
            <text:p>970.1895508811</text:p>
          </table:table-cell>
          <table:table-cell office:value-type="float" office:value="912.642702598597" calcext:value-type="float">
            <text:p>912.6427025986</text:p>
          </table:table-cell>
          <table:table-cell office:value-type="float" office:value="929.73796852265" calcext:value-type="float">
            <text:p>929.7379685227</text:p>
          </table:table-cell>
          <table:table-cell office:value-type="float" office:value="0" calcext:value-type="float">
            <text:p>0</text:p>
          </table:table-cell>
          <table:table-cell office:value-type="float" office:value="980.696709059367" calcext:value-type="float">
            <text:p>980.6967090594</text:p>
          </table:table-cell>
          <table:table-cell office:value-type="float" office:value="1003.38224538643" calcext:value-type="float">
            <text:p>1003.3822453864</text:p>
          </table:table-cell>
          <table:table-cell office:value-type="float" office:value="911.1689283286" calcext:value-type="float">
            <text:p>911.1689283286</text:p>
          </table:table-cell>
          <table:table-cell office:value-type="float" office:value="985.975137506425" calcext:value-type="float">
            <text:p>985.9751375064</text:p>
          </table:table-cell>
          <table:table-cell office:value-type="float" office:value="968.380916110265" calcext:value-type="float">
            <text:p>968.3809161103</text:p>
          </table:table-cell>
          <table:table-cell office:value-type="float" office:value="901.553650401486" calcext:value-type="float">
            <text:p>901.5536504015</text:p>
          </table:table-cell>
          <table:table-cell office:value-type="float" office:value="943.197075550165" calcext:value-type="float">
            <text:p>943.1970755502</text:p>
          </table:table-cell>
          <table:table-cell office:value-type="float" office:value="985.729597110109" calcext:value-type="float">
            <text:p>985.7295971101</text:p>
          </table:table-cell>
          <table:table-cell office:value-type="float" office:value="0" calcext:value-type="float">
            <text:p>0</text:p>
          </table:table-cell>
          <table:table-cell office:value-type="float" office:value="1036.39546525558" calcext:value-type="float">
            <text:p>1036.3954652556</text:p>
          </table:table-cell>
          <table:table-cell office:value-type="float" office:value="951.457644645325" calcext:value-type="float">
            <text:p>951.4576446453</text:p>
          </table:table-cell>
          <table:table-cell office:value-type="float" office:value="954.59173866799" calcext:value-type="float">
            <text:p>954.591738668</text:p>
          </table:table-cell>
          <table:table-cell office:value-type="float" office:value="941.122394377266" calcext:value-type="float">
            <text:p>941.1223943773</text:p>
          </table:table-cell>
          <table:table-cell office:value-type="float" office:value="934.832770146016" calcext:value-type="float">
            <text:p>934.832770146</text:p>
          </table:table-cell>
          <table:table-cell office:value-type="float" office:value="1007.4741809013" calcext:value-type="float">
            <text:p>1007.4741809013</text:p>
          </table:table-cell>
          <table:table-cell office:value-type="float" office:value="940.31560719703" calcext:value-type="float">
            <text:p>940.315607197</text:p>
          </table:table-cell>
          <table:table-cell office:value-type="float" office:value="908.013743463025" calcext:value-type="float">
            <text:p>908.013743463</text:p>
          </table:table-cell>
          <table:table-cell office:value-type="float" office:value="939.80692663274" calcext:value-type="float">
            <text:p>939.8069266327</text:p>
          </table:table-cell>
          <table:table-cell office:value-type="float" office:value="900.334502055648" calcext:value-type="float">
            <text:p>900.3345020556</text:p>
          </table:table-cell>
          <table:table-cell office:value-type="float" office:value="978.887896262714" calcext:value-type="float">
            <text:p>978.8878962627</text:p>
          </table:table-cell>
          <table:table-cell office:value-type="float" office:value="0" calcext:value-type="float">
            <text:p>0</text:p>
          </table:table-cell>
          <table:table-cell office:value-type="float" office:value="931.123916830153" calcext:value-type="float">
            <text:p>931.1239168302</text:p>
          </table:table-cell>
          <table:table-cell office:value-type="float" office:value="990.794742309106" calcext:value-type="float">
            <text:p>990.7947423091</text:p>
          </table:table-cell>
          <table:table-cell office:value-type="float" office:value="965.695673586715" calcext:value-type="float">
            <text:p>965.6956735867</text:p>
          </table:table-cell>
          <table:table-cell office:value-type="float" office:value="963.585934688076" calcext:value-type="float">
            <text:p>963.5859346881</text:p>
          </table:table-cell>
          <table:table-cell office:value-type="float" office:value="969.691988994105" calcext:value-type="float">
            <text:p>969.6919889941</text:p>
          </table:table-cell>
          <table:table-cell office:value-type="float" office:value="906.097464791925" calcext:value-type="float">
            <text:p>906.0974647919</text:p>
          </table:table-cell>
          <table:table-cell office:value-type="float" office:value="0" calcext:value-type="float">
            <text:p>0</text:p>
          </table:table-cell>
          <table:table-cell office:value-type="float" office:value="968.174284876496" calcext:value-type="float">
            <text:p>968.1742848765</text:p>
          </table:table-cell>
          <table:table-cell office:value-type="float" office:value="933.737514168166" calcext:value-type="float">
            <text:p>933.7375141682</text:p>
          </table:table-cell>
          <table:table-cell office:value-type="float" office:value="907.387747201925" calcext:value-type="float">
            <text:p>907.3877472019</text:p>
          </table:table-cell>
          <table:table-cell office:value-type="float" office:value="936.187818976455" calcext:value-type="float">
            <text:p>936.1878189765</text:p>
          </table:table-cell>
          <table:table-cell office:value-type="float" office:value="874.608854034942" calcext:value-type="float">
            <text:p>874.6088540349</text:p>
          </table:table-cell>
          <table:table-cell office:value-type="float" office:value="0" calcext:value-type="float">
            <text:p>0</text:p>
          </table:table-cell>
          <table:table-cell office:value-type="float" office:value="983.710680678512" calcext:value-type="float">
            <text:p>983.7106806785</text:p>
          </table:table-cell>
          <table:table-cell office:value-type="float" office:value="0" calcext:value-type="float">
            <text:p>0</text:p>
          </table:table-cell>
          <table:table-cell office:value-type="float" office:value="995.628249683668" calcext:value-type="float">
            <text:p>995.6282496837</text:p>
          </table:table-cell>
          <table:table-cell office:value-type="float" office:value="0" calcext:value-type="float">
            <text:p>0</text:p>
          </table:table-cell>
          <table:table-cell office:value-type="float" office:value="996.424738128557" calcext:value-type="float">
            <text:p>996.4247381286</text:p>
          </table:table-cell>
          <table:table-cell office:value-type="float" office:value="1010.17837056233" calcext:value-type="float">
            <text:p>1010.1783705623</text:p>
          </table:table-cell>
          <table:table-cell office:value-type="float" office:value="950.420169022254" calcext:value-type="float">
            <text:p>950.4201690223</text:p>
          </table:table-cell>
          <table:table-cell office:value-type="float" office:value="942.78187535908" calcext:value-type="float">
            <text:p>942.7818753591</text:p>
          </table:table-cell>
          <table:table-cell office:value-type="float" office:value="919.037776717153" calcext:value-type="float">
            <text:p>919.0377767172</text:p>
          </table:table-cell>
          <table:table-cell office:value-type="float" office:value="1005.94032350456" calcext:value-type="float">
            <text:p>1005.9403235046</text:p>
          </table:table-cell>
          <table:table-cell office:value-type="float" office:value="0" calcext:value-type="float">
            <text:p>0</text:p>
          </table:table-cell>
          <table:table-cell office:value-type="float" office:value="985.805969915322" calcext:value-type="float">
            <text:p>985.8059699153</text:p>
          </table:table-cell>
          <table:table-cell office:value-type="float" office:value="0" calcext:value-type="float">
            <text:p>0</text:p>
          </table:table-cell>
          <table:table-cell office:value-type="float" office:value="985.642695146877" calcext:value-type="float">
            <text:p>985.6426951469</text:p>
          </table:table-cell>
          <table:table-cell office:value-type="float" office:value="980.947249783654" calcext:value-type="float">
            <text:p>980.9472497837</text:p>
          </table:table-cell>
          <table:table-cell office:value-type="float" office:value="978.675680666601" calcext:value-type="float">
            <text:p>978.6756806666</text:p>
          </table:table-cell>
          <table:table-cell office:value-type="float" office:value="950.148897556746" calcext:value-type="float">
            <text:p>950.1488975567</text:p>
          </table:table-cell>
          <table:table-cell office:value-type="float" office:value="914.797256491311" calcext:value-type="float">
            <text:p>914.7972564913</text:p>
          </table:table-cell>
          <table:table-cell office:value-type="float" office:value="956.750816032095" calcext:value-type="float">
            <text:p>956.7508160321</text:p>
          </table:table-cell>
          <table:table-cell office:value-type="float" office:value="956.567992284654" calcext:value-type="float">
            <text:p>956.5679922847</text:p>
          </table:table-cell>
          <table:table-cell office:value-type="float" office:value="961.177767513321" calcext:value-type="float">
            <text:p>961.1777675133</text:p>
          </table:table-cell>
        </table:table-row>
        <table:table-row table:style-name="ro1">
          <table:table-cell office:value-type="float" office:value="975.37401876343" calcext:value-type="float">
            <text:p>975.374018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.490874069477" calcext:value-type="float">
            <text:p>987.4908740695</text:p>
          </table:table-cell>
          <table:table-cell office:value-type="float" office:value="928.913206562196" calcext:value-type="float">
            <text:p>928.9132065622</text:p>
          </table:table-cell>
          <table:table-cell office:value-type="float" office:value="1003.83860013441" calcext:value-type="float">
            <text:p>1003.8386001344</text:p>
          </table:table-cell>
          <table:table-cell office:value-type="float" office:value="944.116198976926" calcext:value-type="float">
            <text:p>944.1161989769</text:p>
          </table:table-cell>
          <table:table-cell office:value-type="float" office:value="1005.24210481673" calcext:value-type="float">
            <text:p>1005.2421048167</text:p>
          </table:table-cell>
          <table:table-cell office:value-type="float" office:value="897.109748271397" calcext:value-type="float">
            <text:p>897.1097482714</text:p>
          </table:table-cell>
          <table:table-cell office:value-type="float" office:value="858.912979629116" calcext:value-type="float">
            <text:p>858.9129796291</text:p>
          </table:table-cell>
          <table:table-cell office:value-type="float" office:value="0" calcext:value-type="float">
            <text:p>0</text:p>
          </table:table-cell>
          <table:table-cell office:value-type="float" office:value="962.554946477384" calcext:value-type="float">
            <text:p>962.5549464774</text:p>
          </table:table-cell>
          <table:table-cell office:value-type="float" office:value="913.637363952723" calcext:value-type="float">
            <text:p>913.6373639527</text:p>
          </table:table-cell>
          <table:table-cell office:value-type="float" office:value="921.70732832919" calcext:value-type="float">
            <text:p>921.7073283292</text:p>
          </table:table-cell>
          <table:table-cell office:value-type="float" office:value="0" calcext:value-type="float">
            <text:p>0</text:p>
          </table:table-cell>
          <table:table-cell office:value-type="float" office:value="982.3848652191" calcext:value-type="float">
            <text:p>982.3848652191</text:p>
          </table:table-cell>
          <table:table-cell office:value-type="float" office:value="1001.50979919336" calcext:value-type="float">
            <text:p>1001.5097991934</text:p>
          </table:table-cell>
          <table:table-cell office:value-type="float" office:value="904.899507007059" calcext:value-type="float">
            <text:p>904.8995070071</text:p>
          </table:table-cell>
          <table:table-cell office:value-type="float" office:value="987.097797275929" calcext:value-type="float">
            <text:p>987.0977972759</text:p>
          </table:table-cell>
          <table:table-cell office:value-type="float" office:value="967.757953211832" calcext:value-type="float">
            <text:p>967.7579532118</text:p>
          </table:table-cell>
          <table:table-cell office:value-type="float" office:value="899.347695975519" calcext:value-type="float">
            <text:p>899.3476959755</text:p>
          </table:table-cell>
          <table:table-cell office:value-type="float" office:value="943.624022012274" calcext:value-type="float">
            <text:p>943.6240220123</text:p>
          </table:table-cell>
          <table:table-cell office:value-type="float" office:value="979.604557525279" calcext:value-type="float">
            <text:p>979.6045575253</text:p>
          </table:table-cell>
          <table:table-cell office:value-type="float" office:value="0" calcext:value-type="float">
            <text:p>0</text:p>
          </table:table-cell>
          <table:table-cell office:value-type="float" office:value="1038.86745699684" calcext:value-type="float">
            <text:p>1038.8674569968</text:p>
          </table:table-cell>
          <table:table-cell office:value-type="float" office:value="928.67792917073" calcext:value-type="float">
            <text:p>928.6779291707</text:p>
          </table:table-cell>
          <table:table-cell office:value-type="float" office:value="958.575902825994" calcext:value-type="float">
            <text:p>958.575902826</text:p>
          </table:table-cell>
          <table:table-cell office:value-type="float" office:value="941.136053570613" calcext:value-type="float">
            <text:p>941.1360535706</text:p>
          </table:table-cell>
          <table:table-cell office:value-type="float" office:value="932.026915833928" calcext:value-type="float">
            <text:p>932.0269158339</text:p>
          </table:table-cell>
          <table:table-cell office:value-type="float" office:value="1003.13500836459" calcext:value-type="float">
            <text:p>1003.1350083646</text:p>
          </table:table-cell>
          <table:table-cell office:value-type="float" office:value="938.047839254368" calcext:value-type="float">
            <text:p>938.0478392544</text:p>
          </table:table-cell>
          <table:table-cell office:value-type="float" office:value="903.78086328349" calcext:value-type="float">
            <text:p>903.7808632835</text:p>
          </table:table-cell>
          <table:table-cell office:value-type="float" office:value="934.579262147511" calcext:value-type="float">
            <text:p>934.5792621475</text:p>
          </table:table-cell>
          <table:table-cell office:value-type="float" office:value="901.917559350932" calcext:value-type="float">
            <text:p>901.9175593509</text:p>
          </table:table-cell>
          <table:table-cell office:value-type="float" office:value="980.617661086274" calcext:value-type="float">
            <text:p>980.6176610863</text:p>
          </table:table-cell>
          <table:table-cell office:value-type="float" office:value="0" calcext:value-type="float">
            <text:p>0</text:p>
          </table:table-cell>
          <table:table-cell office:value-type="float" office:value="930.079410068143" calcext:value-type="float">
            <text:p>930.0794100681</text:p>
          </table:table-cell>
          <table:table-cell office:value-type="float" office:value="948.723039063117" calcext:value-type="float">
            <text:p>948.7230390631</text:p>
          </table:table-cell>
          <table:table-cell office:value-type="float" office:value="964.347298904512" calcext:value-type="float">
            <text:p>964.3472989045</text:p>
          </table:table-cell>
          <table:table-cell office:value-type="float" office:value="959.793800922802" calcext:value-type="float">
            <text:p>959.7938009228</text:p>
          </table:table-cell>
          <table:table-cell office:value-type="float" office:value="964.278331345125" calcext:value-type="float">
            <text:p>964.2783313451</text:p>
          </table:table-cell>
          <table:table-cell office:value-type="float" office:value="900.402446974521" calcext:value-type="float">
            <text:p>900.4024469745</text:p>
          </table:table-cell>
          <table:table-cell office:value-type="float" office:value="0" calcext:value-type="float">
            <text:p>0</text:p>
          </table:table-cell>
          <table:table-cell office:value-type="float" office:value="957.420589860457" calcext:value-type="float">
            <text:p>957.4205898605</text:p>
          </table:table-cell>
          <table:table-cell office:value-type="float" office:value="922.386758484079" calcext:value-type="float">
            <text:p>922.3867584841</text:p>
          </table:table-cell>
          <table:table-cell office:value-type="float" office:value="903.807083084198" calcext:value-type="float">
            <text:p>903.8070830842</text:p>
          </table:table-cell>
          <table:table-cell office:value-type="float" office:value="927.397759893368" calcext:value-type="float">
            <text:p>927.3977598934</text:p>
          </table:table-cell>
          <table:table-cell office:value-type="float" office:value="870.727464792447" calcext:value-type="float">
            <text:p>870.7274647924</text:p>
          </table:table-cell>
          <table:table-cell office:value-type="float" office:value="0" calcext:value-type="float">
            <text:p>0</text:p>
          </table:table-cell>
          <table:table-cell office:value-type="float" office:value="978.644458335448" calcext:value-type="float">
            <text:p>978.6444583354</text:p>
          </table:table-cell>
          <table:table-cell office:value-type="float" office:value="0" calcext:value-type="float">
            <text:p>0</text:p>
          </table:table-cell>
          <table:table-cell office:value-type="float" office:value="995.325022684815" calcext:value-type="float">
            <text:p>995.3250226848</text:p>
          </table:table-cell>
          <table:table-cell office:value-type="float" office:value="0" calcext:value-type="float">
            <text:p>0</text:p>
          </table:table-cell>
          <table:table-cell office:value-type="float" office:value="995.282910531132" calcext:value-type="float">
            <text:p>995.2829105311</text:p>
          </table:table-cell>
          <table:table-cell office:value-type="float" office:value="1008.11183759946" calcext:value-type="float">
            <text:p>1008.1118375995</text:p>
          </table:table-cell>
          <table:table-cell office:value-type="float" office:value="949.945935252405" calcext:value-type="float">
            <text:p>949.9459352524</text:p>
          </table:table-cell>
          <table:table-cell office:value-type="float" office:value="943.916440536717" calcext:value-type="float">
            <text:p>943.9164405367</text:p>
          </table:table-cell>
          <table:table-cell office:value-type="float" office:value="909.766521071211" calcext:value-type="float">
            <text:p>909.7665210712</text:p>
          </table:table-cell>
          <table:table-cell office:value-type="float" office:value="1003.15161039493" calcext:value-type="float">
            <text:p>1003.1516103949</text:p>
          </table:table-cell>
          <table:table-cell office:value-type="float" office:value="0" calcext:value-type="float">
            <text:p>0</text:p>
          </table:table-cell>
          <table:table-cell office:value-type="float" office:value="988.411668330566" calcext:value-type="float">
            <text:p>988.4116683306</text:p>
          </table:table-cell>
          <table:table-cell office:value-type="float" office:value="0" calcext:value-type="float">
            <text:p>0</text:p>
          </table:table-cell>
          <table:table-cell office:value-type="float" office:value="980.151478816554" calcext:value-type="float">
            <text:p>980.1514788166</text:p>
          </table:table-cell>
          <table:table-cell office:value-type="float" office:value="976.566680103589" calcext:value-type="float">
            <text:p>976.5666801036</text:p>
          </table:table-cell>
          <table:table-cell office:value-type="float" office:value="945.537448757723" calcext:value-type="float">
            <text:p>945.5374487577</text:p>
          </table:table-cell>
          <table:table-cell office:value-type="float" office:value="945.521370567173" calcext:value-type="float">
            <text:p>945.5213705672</text:p>
          </table:table-cell>
          <table:table-cell office:value-type="float" office:value="914.970518846155" calcext:value-type="float">
            <text:p>914.9705188462</text:p>
          </table:table-cell>
          <table:table-cell office:value-type="float" office:value="955.781776251434" calcext:value-type="float">
            <text:p>955.7817762514</text:p>
          </table:table-cell>
          <table:table-cell office:value-type="float" office:value="954.537757964502" calcext:value-type="float">
            <text:p>954.5377579645</text:p>
          </table:table-cell>
          <table:table-cell office:value-type="float" office:value="957.984240701938" calcext:value-type="float">
            <text:p>957.9842407019</text:p>
          </table:table-cell>
        </table:table-row>
        <table:table-row table:style-name="ro1">
          <table:table-cell office:value-type="float" office:value="975.647222299974" calcext:value-type="float">
            <text:p>975.6472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.903729026467" calcext:value-type="float">
            <text:p>985.9037290265</text:p>
          </table:table-cell>
          <table:table-cell office:value-type="float" office:value="925.47784515755" calcext:value-type="float">
            <text:p>925.4778451576</text:p>
          </table:table-cell>
          <table:table-cell office:value-type="float" office:value="995.89313735619" calcext:value-type="float">
            <text:p>995.8931373562</text:p>
          </table:table-cell>
          <table:table-cell office:value-type="float" office:value="917.215574839977" calcext:value-type="float">
            <text:p>917.21557484</text:p>
          </table:table-cell>
          <table:table-cell office:value-type="float" office:value="1009.34109535321" calcext:value-type="float">
            <text:p>1009.3410953532</text:p>
          </table:table-cell>
          <table:table-cell office:value-type="float" office:value="891.909570825222" calcext:value-type="float">
            <text:p>891.9095708252</text:p>
          </table:table-cell>
          <table:table-cell office:value-type="float" office:value="856.916073492061" calcext:value-type="float">
            <text:p>856.9160734921</text:p>
          </table:table-cell>
          <table:table-cell office:value-type="float" office:value="0" calcext:value-type="float">
            <text:p>0</text:p>
          </table:table-cell>
          <table:table-cell office:value-type="float" office:value="959.901586326452" calcext:value-type="float">
            <text:p>959.9015863265</text:p>
          </table:table-cell>
          <table:table-cell office:value-type="float" office:value="913.143869150006" calcext:value-type="float">
            <text:p>913.14386915</text:p>
          </table:table-cell>
          <table:table-cell office:value-type="float" office:value="915.629413954663" calcext:value-type="float">
            <text:p>915.6294139547</text:p>
          </table:table-cell>
          <table:table-cell office:value-type="float" office:value="0" calcext:value-type="float">
            <text:p>0</text:p>
          </table:table-cell>
          <table:table-cell office:value-type="float" office:value="982.362050503969" calcext:value-type="float">
            <text:p>982.362050504</text:p>
          </table:table-cell>
          <table:table-cell office:value-type="float" office:value="1001.23882972648" calcext:value-type="float">
            <text:p>1001.2388297265</text:p>
          </table:table-cell>
          <table:table-cell office:value-type="float" office:value="904.899507007059" calcext:value-type="float">
            <text:p>904.8995070071</text:p>
          </table:table-cell>
          <table:table-cell office:value-type="float" office:value="976.564630728692" calcext:value-type="float">
            <text:p>976.5646307287</text:p>
          </table:table-cell>
          <table:table-cell office:value-type="float" office:value="967.757953211832" calcext:value-type="float">
            <text:p>967.7579532118</text:p>
          </table:table-cell>
          <table:table-cell office:value-type="float" office:value="897.577304718701" calcext:value-type="float">
            <text:p>897.5773047187</text:p>
          </table:table-cell>
          <table:table-cell office:value-type="float" office:value="943.681087522126" calcext:value-type="float">
            <text:p>943.6810875221</text:p>
          </table:table-cell>
          <table:table-cell office:value-type="float" office:value="963.314030074141" calcext:value-type="float">
            <text:p>963.3140300741</text:p>
          </table:table-cell>
          <table:table-cell office:value-type="float" office:value="0" calcext:value-type="float">
            <text:p>0</text:p>
          </table:table-cell>
          <table:table-cell office:value-type="float" office:value="1021.65477563824" calcext:value-type="float">
            <text:p>1021.6547756382</text:p>
          </table:table-cell>
          <table:table-cell office:value-type="float" office:value="928.554150108757" calcext:value-type="float">
            <text:p>928.5541501088</text:p>
          </table:table-cell>
          <table:table-cell office:value-type="float" office:value="956.732913925686" calcext:value-type="float">
            <text:p>956.7329139257</text:p>
          </table:table-cell>
          <table:table-cell office:value-type="float" office:value="941.136056195561" calcext:value-type="float">
            <text:p>941.1360561956</text:p>
          </table:table-cell>
          <table:table-cell office:value-type="float" office:value="907.607997310673" calcext:value-type="float">
            <text:p>907.6079973107</text:p>
          </table:table-cell>
          <table:table-cell office:value-type="float" office:value="1003.48269870507" calcext:value-type="float">
            <text:p>1003.4826987051</text:p>
          </table:table-cell>
          <table:table-cell office:value-type="float" office:value="929.722251722996" calcext:value-type="float">
            <text:p>929.722251723</text:p>
          </table:table-cell>
          <table:table-cell office:value-type="float" office:value="899.44671529433" calcext:value-type="float">
            <text:p>899.4467152943</text:p>
          </table:table-cell>
          <table:table-cell office:value-type="float" office:value="910.139474729574" calcext:value-type="float">
            <text:p>910.1394747296</text:p>
          </table:table-cell>
          <table:table-cell office:value-type="float" office:value="901.910457649597" calcext:value-type="float">
            <text:p>901.9104576496</text:p>
          </table:table-cell>
          <table:table-cell office:value-type="float" office:value="980.616060105347" calcext:value-type="float">
            <text:p>980.6160601053</text:p>
          </table:table-cell>
          <table:table-cell office:value-type="float" office:value="0" calcext:value-type="float">
            <text:p>0</text:p>
          </table:table-cell>
          <table:table-cell office:value-type="float" office:value="906.856904435099" calcext:value-type="float">
            <text:p>906.8569044351</text:p>
          </table:table-cell>
          <table:table-cell office:value-type="float" office:value="947.328677770571" calcext:value-type="float">
            <text:p>947.3286777706</text:p>
          </table:table-cell>
          <table:table-cell office:value-type="float" office:value="958.949893797084" calcext:value-type="float">
            <text:p>958.9498937971</text:p>
          </table:table-cell>
          <table:table-cell office:value-type="float" office:value="940.137496713799" calcext:value-type="float">
            <text:p>940.1374967138</text:p>
          </table:table-cell>
          <table:table-cell office:value-type="float" office:value="950.020045733457" calcext:value-type="float">
            <text:p>950.0200457335</text:p>
          </table:table-cell>
          <table:table-cell office:value-type="float" office:value="900.947954839419" calcext:value-type="float">
            <text:p>900.9479548394</text:p>
          </table:table-cell>
          <table:table-cell office:value-type="float" office:value="0" calcext:value-type="float">
            <text:p>0</text:p>
          </table:table-cell>
          <table:table-cell office:value-type="float" office:value="957.040226260211" calcext:value-type="float">
            <text:p>957.0402262602</text:p>
          </table:table-cell>
          <table:table-cell office:value-type="float" office:value="902.16203218353" calcext:value-type="float">
            <text:p>902.1620321835</text:p>
          </table:table-cell>
          <table:table-cell office:value-type="float" office:value="894.128183238262" calcext:value-type="float">
            <text:p>894.1281832383</text:p>
          </table:table-cell>
          <table:table-cell office:value-type="float" office:value="925.347702574103" calcext:value-type="float">
            <text:p>925.3477025741</text:p>
          </table:table-cell>
          <table:table-cell office:value-type="float" office:value="859.043866704448" calcext:value-type="float">
            <text:p>859.0438667044</text:p>
          </table:table-cell>
          <table:table-cell office:value-type="float" office:value="0" calcext:value-type="float">
            <text:p>0</text:p>
          </table:table-cell>
          <table:table-cell office:value-type="float" office:value="982.437571274668" calcext:value-type="float">
            <text:p>982.4375712747</text:p>
          </table:table-cell>
          <table:table-cell office:value-type="float" office:value="0" calcext:value-type="float">
            <text:p>0</text:p>
          </table:table-cell>
          <table:table-cell office:value-type="float" office:value="982.802795840322" calcext:value-type="float">
            <text:p>982.8027958403</text:p>
          </table:table-cell>
          <table:table-cell office:value-type="float" office:value="0" calcext:value-type="float">
            <text:p>0</text:p>
          </table:table-cell>
          <table:table-cell office:value-type="float" office:value="991.292384720189" calcext:value-type="float">
            <text:p>991.2923847202</text:p>
          </table:table-cell>
          <table:table-cell office:value-type="float" office:value="1004.25097585187" calcext:value-type="float">
            <text:p>1004.2509758519</text:p>
          </table:table-cell>
          <table:table-cell office:value-type="float" office:value="946.843154899441" calcext:value-type="float">
            <text:p>946.8431548994</text:p>
          </table:table-cell>
          <table:table-cell office:value-type="float" office:value="933.063731382233" calcext:value-type="float">
            <text:p>933.0637313822</text:p>
          </table:table-cell>
          <table:table-cell office:value-type="float" office:value="905.362288314828" calcext:value-type="float">
            <text:p>905.3622883148</text:p>
          </table:table-cell>
          <table:table-cell office:value-type="float" office:value="1003.44585909635" calcext:value-type="float">
            <text:p>1003.4458590964</text:p>
          </table:table-cell>
          <table:table-cell office:value-type="float" office:value="0" calcext:value-type="float">
            <text:p>0</text:p>
          </table:table-cell>
          <table:table-cell office:value-type="float" office:value="968.33341648271" calcext:value-type="float">
            <text:p>968.3334164827</text:p>
          </table:table-cell>
          <table:table-cell office:value-type="float" office:value="0" calcext:value-type="float">
            <text:p>0</text:p>
          </table:table-cell>
          <table:table-cell office:value-type="float" office:value="975.685208794467" calcext:value-type="float">
            <text:p>975.6852087945</text:p>
          </table:table-cell>
          <table:table-cell office:value-type="float" office:value="968.381920353871" calcext:value-type="float">
            <text:p>968.3819203539</text:p>
          </table:table-cell>
          <table:table-cell office:value-type="float" office:value="945.821530328809" calcext:value-type="float">
            <text:p>945.8215303288</text:p>
          </table:table-cell>
          <table:table-cell office:value-type="float" office:value="945.552791367673" calcext:value-type="float">
            <text:p>945.5527913677</text:p>
          </table:table-cell>
          <table:table-cell office:value-type="float" office:value="917.417403140032" calcext:value-type="float">
            <text:p>917.41740314</text:p>
          </table:table-cell>
          <table:table-cell office:value-type="float" office:value="952.187868469651" calcext:value-type="float">
            <text:p>952.1878684697</text:p>
          </table:table-cell>
          <table:table-cell office:value-type="float" office:value="951.716860693131" calcext:value-type="float">
            <text:p>951.7168606931</text:p>
          </table:table-cell>
          <table:table-cell office:value-type="float" office:value="943.216220777877" calcext:value-type="float">
            <text:p>943.2162207779</text:p>
          </table:table-cell>
        </table:table-row>
        <table:table-row table:style-name="ro1">
          <table:table-cell office:value-type="float" office:value="975.62836995729" calcext:value-type="float">
            <text:p>975.6283699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.213979975037" calcext:value-type="float">
            <text:p>972.213979975</text:p>
          </table:table-cell>
          <table:table-cell office:value-type="float" office:value="926.122504489546" calcext:value-type="float">
            <text:p>926.1225044895</text:p>
          </table:table-cell>
          <table:table-cell office:value-type="float" office:value="990.554030038835" calcext:value-type="float">
            <text:p>990.5540300388</text:p>
          </table:table-cell>
          <table:table-cell office:value-type="float" office:value="919.240335853686" calcext:value-type="float">
            <text:p>919.2403358537</text:p>
          </table:table-cell>
          <table:table-cell office:value-type="float" office:value="1009.98003126008" calcext:value-type="float">
            <text:p>1009.9800312601</text:p>
          </table:table-cell>
          <table:table-cell office:value-type="float" office:value="880.566780726297" calcext:value-type="float">
            <text:p>880.5667807263</text:p>
          </table:table-cell>
          <table:table-cell office:value-type="float" office:value="860.253910858993" calcext:value-type="float">
            <text:p>860.253910859</text:p>
          </table:table-cell>
          <table:table-cell office:value-type="float" office:value="0" calcext:value-type="float">
            <text:p>0</text:p>
          </table:table-cell>
          <table:table-cell office:value-type="float" office:value="940.802450199958" calcext:value-type="float">
            <text:p>940.8024502</text:p>
          </table:table-cell>
          <table:table-cell office:value-type="float" office:value="912.715149929505" calcext:value-type="float">
            <text:p>912.7151499295</text:p>
          </table:table-cell>
          <table:table-cell office:value-type="float" office:value="914.216509920457" calcext:value-type="float">
            <text:p>914.2165099205</text:p>
          </table:table-cell>
          <table:table-cell office:value-type="float" office:value="0" calcext:value-type="float">
            <text:p>0</text:p>
          </table:table-cell>
          <table:table-cell office:value-type="float" office:value="979.787128154674" calcext:value-type="float">
            <text:p>979.7871281547</text:p>
          </table:table-cell>
          <table:table-cell office:value-type="float" office:value="995.729396222327" calcext:value-type="float">
            <text:p>995.7293962223</text:p>
          </table:table-cell>
          <table:table-cell office:value-type="float" office:value="904.09844107223" calcext:value-type="float">
            <text:p>904.0984410722</text:p>
          </table:table-cell>
          <table:table-cell office:value-type="float" office:value="975.285936936033" calcext:value-type="float">
            <text:p>975.285936936</text:p>
          </table:table-cell>
          <table:table-cell office:value-type="float" office:value="956.641348405705" calcext:value-type="float">
            <text:p>956.6413484057</text:p>
          </table:table-cell>
          <table:table-cell office:value-type="float" office:value="895.239551150485" calcext:value-type="float">
            <text:p>895.2395511505</text:p>
          </table:table-cell>
          <table:table-cell office:value-type="float" office:value="942.085345923126" calcext:value-type="float">
            <text:p>942.0853459231</text:p>
          </table:table-cell>
          <table:table-cell office:value-type="float" office:value="951.611420142296" calcext:value-type="float">
            <text:p>951.6114201423</text:p>
          </table:table-cell>
          <table:table-cell office:value-type="float" office:value="0" calcext:value-type="float">
            <text:p>0</text:p>
          </table:table-cell>
          <table:table-cell office:value-type="float" office:value="1012.31507789804" calcext:value-type="float">
            <text:p>1012.315077898</text:p>
          </table:table-cell>
          <table:table-cell office:value-type="float" office:value="928.554150108757" calcext:value-type="float">
            <text:p>928.5541501088</text:p>
          </table:table-cell>
          <table:table-cell office:value-type="float" office:value="958.550932218628" calcext:value-type="float">
            <text:p>958.5509322186</text:p>
          </table:table-cell>
          <table:table-cell office:value-type="float" office:value="940.253761808113" calcext:value-type="float">
            <text:p>940.2537618081</text:p>
          </table:table-cell>
          <table:table-cell office:value-type="float" office:value="906.196730673523" calcext:value-type="float">
            <text:p>906.1967306735</text:p>
          </table:table-cell>
          <table:table-cell office:value-type="float" office:value="1000.68825102755" calcext:value-type="float">
            <text:p>1000.6882510276</text:p>
          </table:table-cell>
          <table:table-cell office:value-type="float" office:value="918.738970042781" calcext:value-type="float">
            <text:p>918.7389700428</text:p>
          </table:table-cell>
          <table:table-cell office:value-type="float" office:value="892.24051719789" calcext:value-type="float">
            <text:p>892.2405171979</text:p>
          </table:table-cell>
          <table:table-cell office:value-type="float" office:value="905.586920607913" calcext:value-type="float">
            <text:p>905.5869206079</text:p>
          </table:table-cell>
          <table:table-cell office:value-type="float" office:value="902.515033539023" calcext:value-type="float">
            <text:p>902.515033539</text:p>
          </table:table-cell>
          <table:table-cell office:value-type="float" office:value="974.172940760541" calcext:value-type="float">
            <text:p>974.1729407605</text:p>
          </table:table-cell>
          <table:table-cell office:value-type="float" office:value="0" calcext:value-type="float">
            <text:p>0</text:p>
          </table:table-cell>
          <table:table-cell office:value-type="float" office:value="903.699117035646" calcext:value-type="float">
            <text:p>903.6991170356</text:p>
          </table:table-cell>
          <table:table-cell office:value-type="float" office:value="948.374693000772" calcext:value-type="float">
            <text:p>948.3746930008</text:p>
          </table:table-cell>
          <table:table-cell office:value-type="float" office:value="960.320181512517" calcext:value-type="float">
            <text:p>960.3201815125</text:p>
          </table:table-cell>
          <table:table-cell office:value-type="float" office:value="919.658823685948" calcext:value-type="float">
            <text:p>919.6588236859</text:p>
          </table:table-cell>
          <table:table-cell office:value-type="float" office:value="951.572316451889" calcext:value-type="float">
            <text:p>951.5723164519</text:p>
          </table:table-cell>
          <table:table-cell office:value-type="float" office:value="901.650860847692" calcext:value-type="float">
            <text:p>901.6508608477</text:p>
          </table:table-cell>
          <table:table-cell office:value-type="float" office:value="0" calcext:value-type="float">
            <text:p>0</text:p>
          </table:table-cell>
          <table:table-cell office:value-type="float" office:value="953.018228270178" calcext:value-type="float">
            <text:p>953.0182282702</text:p>
          </table:table-cell>
          <table:table-cell office:value-type="float" office:value="886.660886018597" calcext:value-type="float">
            <text:p>886.6608860186</text:p>
          </table:table-cell>
          <table:table-cell office:value-type="float" office:value="887.118078116374" calcext:value-type="float">
            <text:p>887.1180781164</text:p>
          </table:table-cell>
          <table:table-cell office:value-type="float" office:value="917.079791009862" calcext:value-type="float">
            <text:p>917.0797910099</text:p>
          </table:table-cell>
          <table:table-cell office:value-type="float" office:value="843.873167546816" calcext:value-type="float">
            <text:p>843.8731675468</text:p>
          </table:table-cell>
          <table:table-cell office:value-type="float" office:value="0" calcext:value-type="float">
            <text:p>0</text:p>
          </table:table-cell>
          <table:table-cell office:value-type="float" office:value="970.954558001031" calcext:value-type="float">
            <text:p>970.954558001</text:p>
          </table:table-cell>
          <table:table-cell office:value-type="float" office:value="0" calcext:value-type="float">
            <text:p>0</text:p>
          </table:table-cell>
          <table:table-cell office:value-type="float" office:value="971.40136437057" calcext:value-type="float">
            <text:p>971.4013643706</text:p>
          </table:table-cell>
          <table:table-cell office:value-type="float" office:value="0" calcext:value-type="float">
            <text:p>0</text:p>
          </table:table-cell>
          <table:table-cell office:value-type="float" office:value="990.778741809998" calcext:value-type="float">
            <text:p>990.77874181</text:p>
          </table:table-cell>
          <table:table-cell office:value-type="float" office:value="997.255595271241" calcext:value-type="float">
            <text:p>997.2555952712</text:p>
          </table:table-cell>
          <table:table-cell office:value-type="float" office:value="937.687734178383" calcext:value-type="float">
            <text:p>937.6877341784</text:p>
          </table:table-cell>
          <table:table-cell office:value-type="float" office:value="929.194059173495" calcext:value-type="float">
            <text:p>929.1940591735</text:p>
          </table:table-cell>
          <table:table-cell office:value-type="float" office:value="907.740749695751" calcext:value-type="float">
            <text:p>907.7407496958</text:p>
          </table:table-cell>
          <table:table-cell office:value-type="float" office:value="1003.46018593497" calcext:value-type="float">
            <text:p>1003.460185935</text:p>
          </table:table-cell>
          <table:table-cell office:value-type="float" office:value="0" calcext:value-type="float">
            <text:p>0</text:p>
          </table:table-cell>
          <table:table-cell office:value-type="float" office:value="969.337684805294" calcext:value-type="float">
            <text:p>969.3376848053</text:p>
          </table:table-cell>
          <table:table-cell office:value-type="float" office:value="0" calcext:value-type="float">
            <text:p>0</text:p>
          </table:table-cell>
          <table:table-cell office:value-type="float" office:value="983.392693735509" calcext:value-type="float">
            <text:p>983.3926937355</text:p>
          </table:table-cell>
          <table:table-cell office:value-type="float" office:value="967.545618037359" calcext:value-type="float">
            <text:p>967.5456180374</text:p>
          </table:table-cell>
          <table:table-cell office:value-type="float" office:value="945.386158377756" calcext:value-type="float">
            <text:p>945.3861583778</text:p>
          </table:table-cell>
          <table:table-cell office:value-type="float" office:value="937.77702182664" calcext:value-type="float">
            <text:p>937.7770218266</text:p>
          </table:table-cell>
          <table:table-cell office:value-type="float" office:value="917.417403140032" calcext:value-type="float">
            <text:p>917.41740314</text:p>
          </table:table-cell>
          <table:table-cell office:value-type="float" office:value="942.099616268636" calcext:value-type="float">
            <text:p>942.0996162686</text:p>
          </table:table-cell>
          <table:table-cell office:value-type="float" office:value="946.859202387675" calcext:value-type="float">
            <text:p>946.8592023877</text:p>
          </table:table-cell>
          <table:table-cell office:value-type="float" office:value="929.913295508254" calcext:value-type="float">
            <text:p>929.9132955083</text:p>
          </table:table-cell>
        </table:table-row>
        <table:table-row table:style-name="ro1">
          <table:table-cell office:value-type="float" office:value="975.62836995729" calcext:value-type="float">
            <text:p>975.6283699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.988430421644" calcext:value-type="float">
            <text:p>966.9884304216</text:p>
          </table:table-cell>
          <table:table-cell office:value-type="float" office:value="928.312170794724" calcext:value-type="float">
            <text:p>928.3121707947</text:p>
          </table:table-cell>
          <table:table-cell office:value-type="float" office:value="981.947155046986" calcext:value-type="float">
            <text:p>981.947155047</text:p>
          </table:table-cell>
          <table:table-cell office:value-type="float" office:value="916.284169039791" calcext:value-type="float">
            <text:p>916.2841690398</text:p>
          </table:table-cell>
          <table:table-cell office:value-type="float" office:value="996.313669032115" calcext:value-type="float">
            <text:p>996.3136690321</text:p>
          </table:table-cell>
          <table:table-cell office:value-type="float" office:value="875.160406489299" calcext:value-type="float">
            <text:p>875.1604064893</text:p>
          </table:table-cell>
          <table:table-cell office:value-type="float" office:value="858.595409624502" calcext:value-type="float">
            <text:p>858.5954096245</text:p>
          </table:table-cell>
          <table:table-cell office:value-type="float" office:value="0" calcext:value-type="float">
            <text:p>0</text:p>
          </table:table-cell>
          <table:table-cell office:value-type="float" office:value="926.269317918048" calcext:value-type="float">
            <text:p>926.269317918</text:p>
          </table:table-cell>
          <table:table-cell office:value-type="float" office:value="912.715149929505" calcext:value-type="float">
            <text:p>912.7151499295</text:p>
          </table:table-cell>
          <table:table-cell office:value-type="float" office:value="905.694368691405" calcext:value-type="float">
            <text:p>905.6943686914</text:p>
          </table:table-cell>
          <table:table-cell office:value-type="float" office:value="0" calcext:value-type="float">
            <text:p>0</text:p>
          </table:table-cell>
          <table:table-cell office:value-type="float" office:value="976.272266156238" calcext:value-type="float">
            <text:p>976.2722661562</text:p>
          </table:table-cell>
          <table:table-cell office:value-type="float" office:value="980.139292132679" calcext:value-type="float">
            <text:p>980.1392921327</text:p>
          </table:table-cell>
          <table:table-cell office:value-type="float" office:value="898.405240453384" calcext:value-type="float">
            <text:p>898.4052404534</text:p>
          </table:table-cell>
          <table:table-cell office:value-type="float" office:value="973.373674432504" calcext:value-type="float">
            <text:p>973.3736744325</text:p>
          </table:table-cell>
          <table:table-cell office:value-type="float" office:value="943.820316308236" calcext:value-type="float">
            <text:p>943.8203163082</text:p>
          </table:table-cell>
          <table:table-cell office:value-type="float" office:value="880.256172586159" calcext:value-type="float">
            <text:p>880.2561725862</text:p>
          </table:table-cell>
          <table:table-cell office:value-type="float" office:value="942.070404914286" calcext:value-type="float">
            <text:p>942.0704049143</text:p>
          </table:table-cell>
          <table:table-cell office:value-type="float" office:value="932.361272454047" calcext:value-type="float">
            <text:p>932.361272454</text:p>
          </table:table-cell>
          <table:table-cell office:value-type="float" office:value="0" calcext:value-type="float">
            <text:p>0</text:p>
          </table:table-cell>
          <table:table-cell office:value-type="float" office:value="993.897326545973" calcext:value-type="float">
            <text:p>993.897326546</text:p>
          </table:table-cell>
          <table:table-cell office:value-type="float" office:value="921.868063681842" calcext:value-type="float">
            <text:p>921.8680636818</text:p>
          </table:table-cell>
          <table:table-cell office:value-type="float" office:value="955.053703272804" calcext:value-type="float">
            <text:p>955.0537032728</text:p>
          </table:table-cell>
          <table:table-cell office:value-type="float" office:value="931.717025841201" calcext:value-type="float">
            <text:p>931.7170258412</text:p>
          </table:table-cell>
          <table:table-cell office:value-type="float" office:value="905.44696969769" calcext:value-type="float">
            <text:p>905.4469696977</text:p>
          </table:table-cell>
          <table:table-cell office:value-type="float" office:value="994.474107817737" calcext:value-type="float">
            <text:p>994.4741078177</text:p>
          </table:table-cell>
          <table:table-cell office:value-type="float" office:value="895.316139648723" calcext:value-type="float">
            <text:p>895.3161396487</text:p>
          </table:table-cell>
          <table:table-cell office:value-type="float" office:value="897.177753748007" calcext:value-type="float">
            <text:p>897.177753748</text:p>
          </table:table-cell>
          <table:table-cell office:value-type="float" office:value="897.801071862348" calcext:value-type="float">
            <text:p>897.8010718623</text:p>
          </table:table-cell>
          <table:table-cell office:value-type="float" office:value="901.311494955522" calcext:value-type="float">
            <text:p>901.3114949555</text:p>
          </table:table-cell>
          <table:table-cell office:value-type="float" office:value="958.79168256664" calcext:value-type="float">
            <text:p>958.7916825666</text:p>
          </table:table-cell>
          <table:table-cell office:value-type="float" office:value="0" calcext:value-type="float">
            <text:p>0</text:p>
          </table:table-cell>
          <table:table-cell office:value-type="float" office:value="902.366583823363" calcext:value-type="float">
            <text:p>902.3665838234</text:p>
          </table:table-cell>
          <table:table-cell office:value-type="float" office:value="943.478397603619" calcext:value-type="float">
            <text:p>943.4783976036</text:p>
          </table:table-cell>
          <table:table-cell office:value-type="float" office:value="958.267024761783" calcext:value-type="float">
            <text:p>958.2670247618</text:p>
          </table:table-cell>
          <table:table-cell office:value-type="float" office:value="917.290827332929" calcext:value-type="float">
            <text:p>917.2908273329</text:p>
          </table:table-cell>
          <table:table-cell office:value-type="float" office:value="951.328731233447" calcext:value-type="float">
            <text:p>951.3287312334</text:p>
          </table:table-cell>
          <table:table-cell office:value-type="float" office:value="902.704557002798" calcext:value-type="float">
            <text:p>902.7045570028</text:p>
          </table:table-cell>
          <table:table-cell office:value-type="float" office:value="0" calcext:value-type="float">
            <text:p>0</text:p>
          </table:table-cell>
          <table:table-cell office:value-type="float" office:value="953.779852815432" calcext:value-type="float">
            <text:p>953.7798528154</text:p>
          </table:table-cell>
          <table:table-cell office:value-type="float" office:value="874.641766695644" calcext:value-type="float">
            <text:p>874.6417666956</text:p>
          </table:table-cell>
          <table:table-cell office:value-type="float" office:value="888.462062722997" calcext:value-type="float">
            <text:p>888.462062723</text:p>
          </table:table-cell>
          <table:table-cell office:value-type="float" office:value="910.591364249487" calcext:value-type="float">
            <text:p>910.5913642495</text:p>
          </table:table-cell>
          <table:table-cell office:value-type="float" office:value="826.546157902224" calcext:value-type="float">
            <text:p>826.5461579022</text:p>
          </table:table-cell>
          <table:table-cell office:value-type="float" office:value="0" calcext:value-type="float">
            <text:p>0</text:p>
          </table:table-cell>
          <table:table-cell office:value-type="float" office:value="941.115358091637" calcext:value-type="float">
            <text:p>941.1153580916</text:p>
          </table:table-cell>
          <table:table-cell office:value-type="float" office:value="0" calcext:value-type="float">
            <text:p>0</text:p>
          </table:table-cell>
          <table:table-cell office:value-type="float" office:value="971.539408056083" calcext:value-type="float">
            <text:p>971.5394080561</text:p>
          </table:table-cell>
          <table:table-cell office:value-type="float" office:value="0" calcext:value-type="float">
            <text:p>0</text:p>
          </table:table-cell>
          <table:table-cell office:value-type="float" office:value="969.563668307693" calcext:value-type="float">
            <text:p>969.5636683077</text:p>
          </table:table-cell>
          <table:table-cell office:value-type="float" office:value="996.447534480026" calcext:value-type="float">
            <text:p>996.44753448</text:p>
          </table:table-cell>
          <table:table-cell office:value-type="float" office:value="937.842433658782" calcext:value-type="float">
            <text:p>937.8424336588</text:p>
          </table:table-cell>
          <table:table-cell office:value-type="float" office:value="902.774767192659" calcext:value-type="float">
            <text:p>902.7747671927</text:p>
          </table:table-cell>
          <table:table-cell office:value-type="float" office:value="907.740749695751" calcext:value-type="float">
            <text:p>907.7407496958</text:p>
          </table:table-cell>
          <table:table-cell office:value-type="float" office:value="1003.24555608452" calcext:value-type="float">
            <text:p>1003.2455560845</text:p>
          </table:table-cell>
          <table:table-cell office:value-type="float" office:value="0" calcext:value-type="float">
            <text:p>0</text:p>
          </table:table-cell>
          <table:table-cell office:value-type="float" office:value="969.078090076543" calcext:value-type="float">
            <text:p>969.0780900765</text:p>
          </table:table-cell>
          <table:table-cell office:value-type="float" office:value="0" calcext:value-type="float">
            <text:p>0</text:p>
          </table:table-cell>
          <table:table-cell office:value-type="float" office:value="982.653233800611" calcext:value-type="float">
            <text:p>982.6532338006</text:p>
          </table:table-cell>
          <table:table-cell office:value-type="float" office:value="964.055026672324" calcext:value-type="float">
            <text:p>964.0550266723</text:p>
          </table:table-cell>
          <table:table-cell office:value-type="float" office:value="934.235571358529" calcext:value-type="float">
            <text:p>934.2355713585</text:p>
          </table:table-cell>
          <table:table-cell office:value-type="float" office:value="935.685613845103" calcext:value-type="float">
            <text:p>935.6856138451</text:p>
          </table:table-cell>
          <table:table-cell office:value-type="float" office:value="915.465761975021" calcext:value-type="float">
            <text:p>915.465761975</text:p>
          </table:table-cell>
          <table:table-cell office:value-type="float" office:value="930.31976660871" calcext:value-type="float">
            <text:p>930.3197666087</text:p>
          </table:table-cell>
          <table:table-cell office:value-type="float" office:value="946.054122882132" calcext:value-type="float">
            <text:p>946.0541228821</text:p>
          </table:table-cell>
          <table:table-cell office:value-type="float" office:value="928.23199939922" calcext:value-type="float">
            <text:p>928.23199939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63.182842236303" calcext:value-type="float">
            <text:p>963.1828422363</text:p>
          </table:table-cell>
          <table:table-cell office:value-type="float" office:value="919.302460227677" calcext:value-type="float">
            <text:p>919.3024602277</text:p>
          </table:table-cell>
          <table:table-cell office:value-type="float" office:value="977.285997117258" calcext:value-type="float">
            <text:p>977.2859971173</text:p>
          </table:table-cell>
          <table:table-cell office:value-type="float" office:value="0" calcext:value-type="float">
            <text:p>0</text:p>
          </table:table-cell>
          <table:table-cell office:value-type="float" office:value="988.884028413185" calcext:value-type="float">
            <text:p>988.8840284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.230120158532" calcext:value-type="float">
            <text:p>912.2301201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.457445888525" calcext:value-type="float">
            <text:p>956.4574458885</text:p>
          </table:table-cell>
          <table:table-cell office:value-type="float" office:value="980.159485566082" calcext:value-type="float">
            <text:p>980.1594855661</text:p>
          </table:table-cell>
          <table:table-cell office:value-type="float" office:value="0" calcext:value-type="float">
            <text:p>0</text:p>
          </table:table-cell>
          <table:table-cell office:value-type="float" office:value="965.467369196121" calcext:value-type="float">
            <text:p>965.4673691961</text:p>
          </table:table-cell>
          <table:table-cell office:value-type="float" office:value="943.820316308236" calcext:value-type="float">
            <text:p>943.8203163082</text:p>
          </table:table-cell>
          <table:table-cell office:value-type="float" office:value="883.415185557398" calcext:value-type="float">
            <text:p>883.4151855574</text:p>
          </table:table-cell>
          <table:table-cell office:value-type="float" office:value="938.153324873629" calcext:value-type="float">
            <text:p>938.153324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4.847575461137" calcext:value-type="float">
            <text:p>984.8475754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.601071364576" calcext:value-type="float">
            <text:p>903.6010713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3.610633764032" calcext:value-type="float">
            <text:p>893.6106337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5.017814477664" calcext:value-type="float">
            <text:p>885.01781447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3.24026116155" calcext:value-type="float">
            <text:p>1003.2402611616</text:p>
          </table:table-cell>
          <table:table-cell office:value-type="float" office:value="0" calcext:value-type="float">
            <text:p>0</text:p>
          </table:table-cell>
          <table:table-cell office:value-type="float" office:value="964.505450816245" calcext:value-type="float">
            <text:p>964.5054508162</text:p>
          </table:table-cell>
          <table:table-cell office:value-type="float" office:value="0" calcext:value-type="float">
            <text:p>0</text:p>
          </table:table-cell>
          <table:table-cell office:value-type="float" office:value="986.3256351545" calcext:value-type="float">
            <text:p>986.3256351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60.189236337298" calcext:value-type="float">
            <text:p>960.1892363373</text:p>
          </table:table-cell>
          <table:table-cell office:value-type="float" office:value="920.506634189085" calcext:value-type="float">
            <text:p>920.5066341891</text:p>
          </table:table-cell>
          <table:table-cell office:value-type="float" office:value="973.982967348754" calcext:value-type="float">
            <text:p>973.9829673488</text:p>
          </table:table-cell>
          <table:table-cell office:value-type="float" office:value="0" calcext:value-type="float">
            <text:p>0</text:p>
          </table:table-cell>
          <table:table-cell office:value-type="float" office:value="987.553351660554" calcext:value-type="float">
            <text:p>987.5533516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.566410441554" calcext:value-type="float">
            <text:p>906.566410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.536200573291" calcext:value-type="float">
            <text:p>949.5362005733</text:p>
          </table:table-cell>
          <table:table-cell office:value-type="float" office:value="978.5101227925" calcext:value-type="float">
            <text:p>978.5101227925</text:p>
          </table:table-cell>
          <table:table-cell office:value-type="float" office:value="0" calcext:value-type="float">
            <text:p>0</text:p>
          </table:table-cell>
          <table:table-cell office:value-type="float" office:value="963.740618046742" calcext:value-type="float">
            <text:p>963.7406180467</text:p>
          </table:table-cell>
          <table:table-cell office:value-type="float" office:value="943.820316308236" calcext:value-type="float">
            <text:p>943.8203163082</text:p>
          </table:table-cell>
          <table:table-cell office:value-type="float" office:value="856.501741271799" calcext:value-type="float">
            <text:p>856.5017412718</text:p>
          </table:table-cell>
          <table:table-cell office:value-type="float" office:value="938.153324873629" calcext:value-type="float">
            <text:p>938.153324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4.239213824666" calcext:value-type="float">
            <text:p>984.2392138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3.979792554949" calcext:value-type="float">
            <text:p>893.9797925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1.200698405876" calcext:value-type="float">
            <text:p>881.20069840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5.8565115459" calcext:value-type="float">
            <text:p>885.85651154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2.65625457262" calcext:value-type="float">
            <text:p>1002.6562545726</text:p>
          </table:table-cell>
          <table:table-cell office:value-type="float" office:value="0" calcext:value-type="float">
            <text:p>0</text:p>
          </table:table-cell>
          <table:table-cell office:value-type="float" office:value="962.71769937931" calcext:value-type="float">
            <text:p>962.7176993793</text:p>
          </table:table-cell>
          <table:table-cell office:value-type="float" office:value="0" calcext:value-type="float">
            <text:p>0</text:p>
          </table:table-cell>
          <table:table-cell office:value-type="float" office:value="984.105547906596" calcext:value-type="float">
            <text:p>984.10554790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47.471765282165" calcext:value-type="float">
            <text:p>947.4717652822</text:p>
          </table:table-cell>
          <table:table-cell office:value-type="float" office:value="919.176564581611" calcext:value-type="float">
            <text:p>919.1765645816</text:p>
          </table:table-cell>
          <table:table-cell office:value-type="float" office:value="969.241421309955" calcext:value-type="float">
            <text:p>969.24142131</text:p>
          </table:table-cell>
          <table:table-cell office:value-type="float" office:value="0" calcext:value-type="float">
            <text:p>0</text:p>
          </table:table-cell>
          <table:table-cell office:value-type="float" office:value="984.418747000571" calcext:value-type="float">
            <text:p>984.4187470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.455360703248" calcext:value-type="float">
            <text:p>899.455360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.568403535178" calcext:value-type="float">
            <text:p>937.5684035352</text:p>
          </table:table-cell>
          <table:table-cell office:value-type="float" office:value="978.724632676947" calcext:value-type="float">
            <text:p>978.7246326769</text:p>
          </table:table-cell>
          <table:table-cell office:value-type="float" office:value="0" calcext:value-type="float">
            <text:p>0</text:p>
          </table:table-cell>
          <table:table-cell office:value-type="float" office:value="961.729741316103" calcext:value-type="float">
            <text:p>961.7297413161</text:p>
          </table:table-cell>
          <table:table-cell office:value-type="float" office:value="940.593596052835" calcext:value-type="float">
            <text:p>940.5935960528</text:p>
          </table:table-cell>
          <table:table-cell office:value-type="float" office:value="857.089954217488" calcext:value-type="float">
            <text:p>857.0899542175</text:p>
          </table:table-cell>
          <table:table-cell office:value-type="float" office:value="939.580004786816" calcext:value-type="float">
            <text:p>939.580004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547707988308" calcext:value-type="float">
            <text:p>968.5477079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3.845420188489" calcext:value-type="float">
            <text:p>893.8454201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.700929978472" calcext:value-type="float">
            <text:p>880.70092997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2.185851837003" calcext:value-type="float">
            <text:p>882.1858518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1.95606858641" calcext:value-type="float">
            <text:p>1001.9560685864</text:p>
          </table:table-cell>
          <table:table-cell office:value-type="float" office:value="0" calcext:value-type="float">
            <text:p>0</text:p>
          </table:table-cell>
          <table:table-cell office:value-type="float" office:value="954.817018137899" calcext:value-type="float">
            <text:p>954.8170181379</text:p>
          </table:table-cell>
          <table:table-cell office:value-type="float" office:value="0" calcext:value-type="float">
            <text:p>0</text:p>
          </table:table-cell>
          <table:table-cell office:value-type="float" office:value="979.754202649039" calcext:value-type="float">
            <text:p>979.75420264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22.194953732756" calcext:value-type="float">
            <text:p>922.1949537328</text:p>
          </table:table-cell>
          <table:table-cell office:value-type="float" office:value="919.071633333274" calcext:value-type="float">
            <text:p>919.0716333333</text:p>
          </table:table-cell>
          <table:table-cell office:value-type="float" office:value="970.841918318921" calcext:value-type="float">
            <text:p>970.8419183189</text:p>
          </table:table-cell>
          <table:table-cell office:value-type="float" office:value="0" calcext:value-type="float">
            <text:p>0</text:p>
          </table:table-cell>
          <table:table-cell office:value-type="float" office:value="982.136161227327" calcext:value-type="float">
            <text:p>982.1361612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.455360703248" calcext:value-type="float">
            <text:p>899.455360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.525825841578" calcext:value-type="float">
            <text:p>937.5258258416</text:p>
          </table:table-cell>
          <table:table-cell office:value-type="float" office:value="969.673028165911" calcext:value-type="float">
            <text:p>969.6730281659</text:p>
          </table:table-cell>
          <table:table-cell office:value-type="float" office:value="0" calcext:value-type="float">
            <text:p>0</text:p>
          </table:table-cell>
          <table:table-cell office:value-type="float" office:value="957.24847774592" calcext:value-type="float">
            <text:p>957.2484777459</text:p>
          </table:table-cell>
          <table:table-cell office:value-type="float" office:value="940.593596052835" calcext:value-type="float">
            <text:p>940.5935960528</text:p>
          </table:table-cell>
          <table:table-cell office:value-type="float" office:value="855.530336805032" calcext:value-type="float">
            <text:p>855.530336805</text:p>
          </table:table-cell>
          <table:table-cell office:value-type="float" office:value="938.952513984399" calcext:value-type="float">
            <text:p>938.952513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.580214382353" calcext:value-type="float">
            <text:p>957.580214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.251824077221" calcext:value-type="float">
            <text:p>887.251824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8.17877472321" calcext:value-type="float">
            <text:p>868.17877472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3.100860463835" calcext:value-type="float">
            <text:p>883.10086046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0.38952522667" calcext:value-type="float">
            <text:p>1000.3895252267</text:p>
          </table:table-cell>
          <table:table-cell office:value-type="float" office:value="0" calcext:value-type="float">
            <text:p>0</text:p>
          </table:table-cell>
          <table:table-cell office:value-type="float" office:value="947.93429084849" calcext:value-type="float">
            <text:p>947.9342908485</text:p>
          </table:table-cell>
          <table:table-cell office:value-type="float" office:value="0" calcext:value-type="float">
            <text:p>0</text:p>
          </table:table-cell>
          <table:table-cell office:value-type="float" office:value="979.766411030164" calcext:value-type="float">
            <text:p>979.76641103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12.662631238442" calcext:value-type="float">
            <text:p>912.6626312384</text:p>
          </table:table-cell>
          <table:table-cell office:value-type="float" office:value="921.895263424979" calcext:value-type="float">
            <text:p>921.895263425</text:p>
          </table:table-cell>
          <table:table-cell office:value-type="float" office:value="964.116752859728" calcext:value-type="float">
            <text:p>964.1167528597</text:p>
          </table:table-cell>
          <table:table-cell office:value-type="float" office:value="0" calcext:value-type="float">
            <text:p>0</text:p>
          </table:table-cell>
          <table:table-cell office:value-type="float" office:value="983.568197193005" calcext:value-type="float">
            <text:p>983.568197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.3857813533" calcext:value-type="float">
            <text:p>890.385781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918076245723" calcext:value-type="float">
            <text:p>920.9180762457</text:p>
          </table:table-cell>
          <table:table-cell office:value-type="float" office:value="970.489767930621" calcext:value-type="float">
            <text:p>970.4897679306</text:p>
          </table:table-cell>
          <table:table-cell office:value-type="float" office:value="0" calcext:value-type="float">
            <text:p>0</text:p>
          </table:table-cell>
          <table:table-cell office:value-type="float" office:value="944.922917657587" calcext:value-type="float">
            <text:p>944.9229176576</text:p>
          </table:table-cell>
          <table:table-cell office:value-type="float" office:value="940.593596052835" calcext:value-type="float">
            <text:p>940.5935960528</text:p>
          </table:table-cell>
          <table:table-cell office:value-type="float" office:value="856.362160039946" calcext:value-type="float">
            <text:p>856.3621600399</text:p>
          </table:table-cell>
          <table:table-cell office:value-type="float" office:value="938.846469142639" calcext:value-type="float">
            <text:p>938.8464691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.532971421779" calcext:value-type="float">
            <text:p>958.5329714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7.614136986553" calcext:value-type="float">
            <text:p>867.6141369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.068660225343" calcext:value-type="float">
            <text:p>865.06866022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0.166484624777" calcext:value-type="float">
            <text:p>880.16648462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0.38951271118" calcext:value-type="float">
            <text:p>1000.3895127112</text:p>
          </table:table-cell>
          <table:table-cell office:value-type="float" office:value="0" calcext:value-type="float">
            <text:p>0</text:p>
          </table:table-cell>
          <table:table-cell office:value-type="float" office:value="956.352867946025" calcext:value-type="float">
            <text:p>956.352867946</text:p>
          </table:table-cell>
          <table:table-cell office:value-type="float" office:value="0" calcext:value-type="float">
            <text:p>0</text:p>
          </table:table-cell>
          <table:table-cell office:value-type="float" office:value="979.527893165237" calcext:value-type="float">
            <text:p>979.52789316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12.284555347168" calcext:value-type="float">
            <text:p>912.2845553472</text:p>
          </table:table-cell>
          <table:table-cell office:value-type="float" office:value="921.594131275395" calcext:value-type="float">
            <text:p>921.5941312754</text:p>
          </table:table-cell>
          <table:table-cell office:value-type="float" office:value="963.253619205573" calcext:value-type="float">
            <text:p>963.2536192056</text:p>
          </table:table-cell>
          <table:table-cell office:value-type="float" office:value="0" calcext:value-type="float">
            <text:p>0</text:p>
          </table:table-cell>
          <table:table-cell office:value-type="float" office:value="983.703031252408" calcext:value-type="float">
            <text:p>983.7030312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.3857813533" calcext:value-type="float">
            <text:p>890.385781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.189919575964" calcext:value-type="float">
            <text:p>905.189919576</text:p>
          </table:table-cell>
          <table:table-cell office:value-type="float" office:value="970.387039383881" calcext:value-type="float">
            <text:p>970.3870393839</text:p>
          </table:table-cell>
          <table:table-cell office:value-type="float" office:value="0" calcext:value-type="float">
            <text:p>0</text:p>
          </table:table-cell>
          <table:table-cell office:value-type="float" office:value="944.861267573231" calcext:value-type="float">
            <text:p>944.8612675732</text:p>
          </table:table-cell>
          <table:table-cell office:value-type="float" office:value="933.554452960581" calcext:value-type="float">
            <text:p>933.5544529606</text:p>
          </table:table-cell>
          <table:table-cell office:value-type="float" office:value="853.354619039682" calcext:value-type="float">
            <text:p>853.3546190397</text:p>
          </table:table-cell>
          <table:table-cell office:value-type="float" office:value="939.320756487354" calcext:value-type="float">
            <text:p>939.3207564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.561067211868" calcext:value-type="float">
            <text:p>950.5610672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5.402475083501" calcext:value-type="float">
            <text:p>875.4024750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9.623023738611" calcext:value-type="float">
            <text:p>859.62302373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1.457252568644" calcext:value-type="float">
            <text:p>881.45725256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0.587598033" calcext:value-type="float">
            <text:p>1000.587598033</text:p>
          </table:table-cell>
          <table:table-cell office:value-type="float" office:value="0" calcext:value-type="float">
            <text:p>0</text:p>
          </table:table-cell>
          <table:table-cell office:value-type="float" office:value="945.410264474983" calcext:value-type="float">
            <text:p>945.410264475</text:p>
          </table:table-cell>
          <table:table-cell office:value-type="float" office:value="0" calcext:value-type="float">
            <text:p>0</text:p>
          </table:table-cell>
          <table:table-cell office:value-type="float" office:value="972.367966068507" calcext:value-type="float">
            <text:p>972.367966068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09.201733903047" calcext:value-type="float">
            <text:p>909.201733903</text:p>
          </table:table-cell>
          <table:table-cell office:value-type="float" office:value="912.702871856832" calcext:value-type="float">
            <text:p>912.7028718568</text:p>
          </table:table-cell>
          <table:table-cell office:value-type="float" office:value="960.859609010984" calcext:value-type="float">
            <text:p>960.859609011</text:p>
          </table:table-cell>
          <table:table-cell office:value-type="float" office:value="0" calcext:value-type="float">
            <text:p>0</text:p>
          </table:table-cell>
          <table:table-cell office:value-type="float" office:value="972.423774600203" calcext:value-type="float">
            <text:p>972.4237746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9.050663209056" calcext:value-type="float">
            <text:p>889.0506632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.019698027566" calcext:value-type="float">
            <text:p>896.0196980276</text:p>
          </table:table-cell>
          <table:table-cell office:value-type="float" office:value="967.671521905081" calcext:value-type="float">
            <text:p>967.6715219051</text:p>
          </table:table-cell>
          <table:table-cell office:value-type="float" office:value="0" calcext:value-type="float">
            <text:p>0</text:p>
          </table:table-cell>
          <table:table-cell office:value-type="float" office:value="944.857590366124" calcext:value-type="float">
            <text:p>944.8575903661</text:p>
          </table:table-cell>
          <table:table-cell office:value-type="float" office:value="926.035577444344" calcext:value-type="float">
            <text:p>926.0355774443</text:p>
          </table:table-cell>
          <table:table-cell office:value-type="float" office:value="834.074709730097" calcext:value-type="float">
            <text:p>834.0747097301</text:p>
          </table:table-cell>
          <table:table-cell office:value-type="float" office:value="937.481009475907" calcext:value-type="float">
            <text:p>937.481009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.73658994022" calcext:value-type="float">
            <text:p>908.7365899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.813841203599" calcext:value-type="float">
            <text:p>871.813841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7.60284592153" calcext:value-type="float">
            <text:p>857.60284592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81.553301709335" calcext:value-type="float">
            <text:p>881.55330170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0.1694672237" calcext:value-type="float">
            <text:p>1000.1694672237</text:p>
          </table:table-cell>
          <table:table-cell office:value-type="float" office:value="0" calcext:value-type="float">
            <text:p>0</text:p>
          </table:table-cell>
          <table:table-cell office:value-type="float" office:value="941.217369643282" calcext:value-type="float">
            <text:p>941.2173696433</text:p>
          </table:table-cell>
          <table:table-cell office:value-type="float" office:value="0" calcext:value-type="float">
            <text:p>0</text:p>
          </table:table-cell>
          <table:table-cell office:value-type="float" office:value="953.194548741811" calcext:value-type="float">
            <text:p>953.19454874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88.29825560679" calcext:value-type="float">
            <text:p>888.298255606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941.157540273601" calcext:value-type="float">
            <text:p>941.157540273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83.032994602346" calcext:value-type="float">
            <text:p>883.032994602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941.182327460365" calcext:value-type="float">
            <text:p>941.18232746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74.249824713474" calcext:value-type="float">
            <text:p>874.249824713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934.040096992279" calcext:value-type="float">
            <text:p>934.04009699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57.970778223379" calcext:value-type="float">
            <text:p>857.970778223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919.880629101" calcext:value-type="float">
            <text:p>919.88062910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57.959989494993" calcext:value-type="float">
            <text:p>857.95998949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913.39226284085" calcext:value-type="float">
            <text:p>913.392262840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61.156628428185" calcext:value-type="float">
            <text:p>861.156628428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903.714106772887" calcext:value-type="float">
            <text:p>903.714106772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47.221522774262" calcext:value-type="float">
            <text:p>847.22152277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895.732849631627" calcext:value-type="float">
            <text:p>895.73284963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4:43:23.753702384</meta:creation-date>
    <dc:date>2017-01-27T17:13:26.671807107</dc:date>
    <meta:editing-duration>P1DT2H27M39S</meta:editing-duration>
    <meta:editing-cycles>2</meta:editing-cycles>
    <meta:generator>LibreOffice/4.2.8.2$Linux_X86_64 LibreOffice_project/420m0$Build-2</meta:generator>
    <meta:document-statistic meta:table-count="6" meta:cell-count="36003" meta:object-count="0"/>
  </office:meta>
</office:document-meta>
</file>